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2.134cm"/>
    </style:style>
    <style:style style:name="co3" style:family="table-column">
      <style:table-column-properties fo:break-before="auto" style:column-width="5.325cm"/>
    </style:style>
    <style:style style:name="co4" style:family="table-column">
      <style:table-column-properties fo:break-before="auto" style:column-width="0.344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5.212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1.826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508cm"/>
    </style:style>
    <style:style style:name="co13" style:family="table-column">
      <style:table-column-properties fo:break-before="auto" style:column-width="1.829cm"/>
    </style:style>
    <style:style style:name="co14" style:family="table-column">
      <style:table-column-properties fo:break-before="auto" style:column-width="1.528cm"/>
    </style:style>
    <style:style style:name="co15" style:family="table-column">
      <style:table-column-properties fo:break-before="auto" style:column-width="0.381cm"/>
    </style:style>
    <style:style style:name="co16" style:family="table-column">
      <style:table-column-properties fo:break-before="auto" style:column-width="2.644cm"/>
    </style:style>
    <style:style style:name="co17" style:family="table-column">
      <style:table-column-properties fo:break-before="auto" style:column-width="3.842cm"/>
    </style:style>
    <style:style style:name="co18" style:family="table-column">
      <style:table-column-properties fo:break-before="auto" style:column-width="0.45cm"/>
    </style:style>
    <style:style style:name="co19" style:family="table-column">
      <style:table-column-properties fo:break-before="auto" style:column-width="4.556cm"/>
    </style:style>
    <style:style style:name="co20" style:family="table-column">
      <style:table-column-properties fo:break-before="auto" style:column-width="1.452cm"/>
    </style:style>
    <style:style style:name="co21" style:family="table-column">
      <style:table-column-properties fo:break-before="auto" style:column-width="1.018cm"/>
    </style:style>
    <style:style style:name="co22" style:family="table-column">
      <style:table-column-properties fo:break-before="auto" style:column-width="0.504cm"/>
    </style:style>
    <style:style style:name="co23" style:family="table-column">
      <style:table-column-properties fo:break-before="auto" style:column-width="0.58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0.512cm"/>
    </style:style>
    <style:style style:name="co39" style:family="table-column">
      <style:table-column-properties fo:break-before="auto" style:column-width="3.565cm"/>
    </style:style>
    <style:style style:name="co40" style:family="table-column">
      <style:table-column-properties fo:break-before="auto" style:column-width="4.149cm"/>
    </style:style>
    <style:style style:name="co41" style:family="table-column">
      <style:table-column-properties fo:break-before="auto" style:column-width="0.46cm"/>
    </style:style>
    <style:style style:name="co42" style:family="table-column">
      <style:table-column-properties fo:break-before="auto" style:column-width="2.769cm"/>
    </style:style>
    <style:style style:name="co43" style:family="table-column">
      <style:table-column-properties fo:break-before="auto" style:column-width="0.538cm"/>
    </style:style>
    <style:style style:name="co31" style:family="table-column">
      <style:table-column-properties fo:break-before="auto" style:column-width="1.944cm"/>
    </style:style>
    <style:style style:name="co32" style:family="table-column">
      <style:table-column-properties fo:break-before="auto" style:column-width="1.84cm"/>
    </style:style>
    <style:style style:name="co33" style:family="table-column">
      <style:table-column-properties fo:break-before="auto" style:column-width="1.764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1.667cm"/>
    </style:style>
    <style:style style:name="co36" style:family="table-column">
      <style:table-column-properties fo:break-before="auto" style:column-width="1.713cm"/>
    </style:style>
    <style:style style:name="co44" style:family="table-column">
      <style:table-column-properties fo:break-before="auto" style:column-width="1.692cm"/>
    </style:style>
    <style:style style:name="co45" style:family="table-column">
      <style:table-column-properties fo:break-before="auto" style:column-width="0.409cm"/>
    </style:style>
    <style:style style:name="co46" style:family="table-column">
      <style:table-column-properties fo:break-before="auto" style:column-width="1.718cm"/>
    </style:style>
    <style:style style:name="co47" style:family="table-column">
      <style:table-column-properties fo:break-before="auto" style:column-width="1.353cm"/>
    </style:style>
    <style:style style:name="co48" style:family="table-column">
      <style:table-column-properties fo:break-before="auto" style:column-width="1.744cm"/>
    </style:style>
    <style:style style:name="co49" style:family="table-column">
      <style:table-column-properties fo:break-before="auto" style:column-width="2.584cm"/>
    </style:style>
    <style:style style:name="co50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24" style:family="table-cell" style:parent-style-name="Default" style:data-style-name="N104">
      <style:table-cell-properties fo:border-bottom="none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104">
      <style:table-cell-properties fo:border-bottom="none" fo:wrap-option="wrap" fo:border-left="none" fo:border-right="0.74pt solid #000000" fo:border-top="none"/>
      <style:text-properties style:text-outline="false" style:text-line-through-style="none" style:text-line-through-typ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4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30" style:family="table-cell" style:parent-style-name="Default" style:data-style-name="N104">
      <style:table-cell-properties fo:border-bottom="0.06pt solid #000000" fo:background-color="#b2b2b2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104">
      <style:text-properties fo:font-size="9pt" style:font-size-asian="9pt" style:font-size-complex="9pt"/>
    </style:style>
    <style:style style:name="ce32" style:family="table-cell" style:parent-style-name="Default" style:data-style-name="N104">
      <style:table-cell-properties fo:border="none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0">
      <style:table-cell-properties fo:border-bottom="none" fo:background-color="#b2b2b2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0" style:family="table-cell" style:parent-style-name="Default" style:data-style-name="N0">
      <style:text-properties fo:font-size="9pt" style:font-size-asian="9pt" style:font-size-complex="9pt"/>
    </style:style>
    <style:style style:name="ce351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53" style:family="table-cell" style:parent-style-name="Default" style:data-style-name="N49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font-size="9pt" style:font-size-asian="9pt" style:font-size-complex="9pt"/>
    </style:style>
    <style:style style:name="ce354" style:family="table-cell" style:parent-style-name="Default" style:data-style-name="N49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start" fo:margin-left="0cm"/>
      <style:text-properties fo:font-size="9pt" style:font-size-asian="9pt" style:font-size-complex="9pt"/>
    </style:style>
    <style:style style:name="ce355" style:family="table-cell" style:parent-style-name="Default" style:data-style-name="N0">
      <style:table-cell-properties fo:border-bottom="0.06pt solid #000000" fo:background-color="#b2b2b2" fo:border-left="0.06pt solid #000000" fo:border-right="none" fo:border-top="none"/>
      <style:text-properties fo:font-size="9pt" style:font-size-asian="9pt" style:font-size-complex="9pt"/>
    </style:style>
    <style:style style:name="ce356" style:family="table-cell" style:parent-style-name="Default" style:data-style-name="N49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357" style:family="table-cell" style:parent-style-name="Default" style:data-style-name="N49">
      <style:table-cell-properties style:text-align-source="fix" style:repeat-content="false" fo:border="none" style:vertical-align="automatic"/>
      <style:paragraph-properties fo:text-align="start" fo:margin-left="0cm"/>
      <style:text-properties fo:font-size="9pt" style:font-size-asian="9pt" style:font-size-complex="9pt"/>
    </style:style>
    <style:style style:name="ce358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359" style:family="table-cell" style:parent-style-name="Default" style:data-style-name="N0">
      <style:table-cell-properties fo:border-bottom="none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61" style:family="table-cell" style:parent-style-name="Default">
      <style:text-properties fo:color="#000000" style:text-outline="false" style:text-line-through-style="none" style:text-line-through-type="none" style:font-name="Liberation Sans1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 style:data-style-name="N0">
      <style:table-cell-properties fo:border-bottom="0.06pt solid #000000" fo:background-color="#b2b2b2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63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364" style:family="table-cell" style:parent-style-name="Default" style:data-style-name="N0">
      <style:table-cell-properties fo:border-bottom="none" fo:background-color="#b2b2b2" fo:border-left="none" fo:border-right="none" fo:border-top="0.06pt solid #000000"/>
      <style:text-properties fo:font-size="9pt" style:font-size-asian="9pt" style:font-size-complex="9pt"/>
    </style:style>
    <style:style style:name="ce365" style:family="table-cell" style:parent-style-name="Default" style:data-style-name="N0">
      <style:table-cell-properties fo:border-bottom="0.06pt solid #000000" fo:background-color="#b2b2b2" fo:border-left="none" fo:border-right="none" fo:border-top="none"/>
      <style:text-properties fo:font-size="9pt" style:font-size-asian="9pt" style:font-size-complex="9pt"/>
    </style:style>
    <style:style style:name="ce368" style:family="table-cell" style:parent-style-name="Default" style:data-style-name="N20129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371" style:family="table-cell" style:parent-style-name="Default" style:data-style-name="N10104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377" style:family="table-cell" style:parent-style-name="Default" style:data-style-name="N0">
      <style:table-cell-properties fo:background-color="#b2b2b2"/>
      <style:text-properties fo:font-size="9pt" style:font-size-asian="9pt" style:font-size-complex="9pt"/>
    </style:style>
    <style:style style:name="ce378" style:family="table-cell" style:parent-style-name="Default">
      <style:table-cell-properties fo:border-bottom="none" fo:border-left="0.74pt solid #000000" fo:border-right="none" fo:border-top="none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start" fo:margin-left="0cm"/>
      <style:text-properties fo:font-size="9pt" style:font-size-asian="9pt" style:font-size-complex="9pt"/>
    </style:style>
    <style:style style:name="ce391" style:family="table-cell" style:parent-style-name="Default" style:data-style-name="N49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size="9pt" style:font-size-asian="9pt" style:font-size-complex="9pt"/>
    </style:style>
    <style:style style:name="ce39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 style:data-style-name="N10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9pt" style:font-size-asian="9pt" style:font-size-complex="9pt"/>
    </style:style>
    <style:style style:name="ce42" style:family="table-cell" style:parent-style-name="Default" style:data-style-name="N104">
      <style:table-cell-properties fo:border-bottom="none" fo:background-color="#b2b2b2" style:text-align-source="fix" style:repeat-content="false" fo:border-left="none" fo:border-right="0.06pt solid #000000" fo:border-top="0.06pt solid #000000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4" style:family="table-cell" style:parent-style-name="Default" style:data-style-name="N104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45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size="9pt" style:font-size-asian="9pt" style:font-size-complex="9pt"/>
    </style:style>
    <style:style style:name="ce46" style:family="table-cell" style:parent-style-name="Default" style:data-style-name="N104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46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66" style:family="table-cell" style:parent-style-name="Default" style:data-style-name="N10104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367" style:family="table-cell" style:parent-style-name="Default" style:data-style-name="N10104">
      <style:table-cell-properties fo:border-bottom="none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9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 style:data-style-name="N10104">
      <style:table-cell-properties fo:border-bottom="0.06pt solid #000000" fo:background-color="#b2b2b2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74" style:family="table-cell" style:parent-style-name="Default" style:data-style-name="N20129">
      <style:text-properties fo:font-size="9pt" style:font-size-asian="9pt" style:font-size-complex="9pt"/>
    </style:style>
    <style:style style:name="ce375" style:family="table-cell" style:parent-style-name="Default" style:data-style-name="N10104">
      <style:text-properties fo:font-size="9pt" style:font-size-asian="9pt" style:font-size-complex="9pt"/>
    </style:style>
    <style:style style:name="ce379" style:family="table-cell" style:parent-style-name="Default" style:data-style-name="N10104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380" style:family="table-cell" style:parent-style-name="Default" style:data-style-name="N10104">
      <style:table-cell-properties fo:border-bottom="none" fo:background-color="#b2b2b2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81" style:family="table-cell" style:parent-style-name="Default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390" style:family="table-cell" style:parent-style-name="Default" style:data-style-name="N10104">
      <style:table-cell-properties fo:border-bottom="0.06pt solid #000000" fo:background-color="#b2b2b2" fo:border-left="none" fo:border-right="0.06pt solid #000000" fo:border-top="none"/>
      <style:text-properties fo:font-size="9pt" fo:font-weight="bold" style:font-size-asian="9pt" style:font-weight-asian="bold" style:font-size-complex="9pt" style:font-weight-complex="bold"/>
    </style:style>
    <style:style style:name="ce393" style:family="table-cell" style:parent-style-name="Default" style:data-style-name="N104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39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5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6" style:family="table-cell" style:parent-style-name="Default" style:data-style-name="N49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font-size="9pt" style:font-size-asian="9pt" style:font-size-complex="9pt"/>
    </style:style>
    <style:style style:name="ce397" style:family="table-cell" style:parent-style-name="Default" style:data-style-name="N49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font-size="9pt" style:font-size-asian="9pt" style:font-size-complex="9pt"/>
    </style:style>
    <style:style style:name="ce398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font-size="9pt" style:font-size-asian="9pt" style:font-size-complex="9pt"/>
    </style:style>
    <style:style style:name="ce399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font-size="9pt" style:font-size-asian="9pt" style:font-size-complex="9pt"/>
    </style:style>
    <style:style style:name="ce40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401" style:family="table-cell" style:parent-style-name="Default" style:data-style-name="N4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402" style:family="table-cell" style:parent-style-name="Default" style:data-style-name="N4">
      <style:table-cell-properties fo:border-bottom="0.06pt solid #000000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3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404" style:family="table-cell" style:parent-style-name="Default" style:data-style-name="N4">
      <style:text-properties fo:font-size="9pt" style:font-size-asian="9pt" style:font-size-complex="9pt"/>
    </style:style>
    <style:style style:name="ce405" style:family="table-cell" style:parent-style-name="Default" style:data-style-name="N4">
      <style:table-cell-properties fo:border="none"/>
      <style:text-properties fo:font-size="9pt" style:font-size-asian="9pt" style:font-size-complex="9pt"/>
    </style:style>
    <style:style style:name="ce406" style:family="table-cell" style:parent-style-name="Default" style:data-style-name="N4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407" style:family="table-cell" style:parent-style-name="Default" style:data-style-name="N4">
      <style:table-cell-properties fo:border-bottom="none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8" style:family="table-cell" style:parent-style-name="Default" style:data-style-name="N4">
      <style:table-cell-properties fo:border-bottom="0.06pt solid #000000" fo:background-color="#b2b2b2" fo:border-left="none" fo:border-right="none" fo:border-top="none"/>
      <style:text-properties fo:font-size="9pt" style:font-size-asian="9pt" style:font-size-complex="9pt"/>
    </style:style>
    <style:style style:name="ce409" style:family="table-cell" style:parent-style-name="Default" style:data-style-name="N2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410" style:family="table-cell" style:parent-style-name="Default" style:data-style-name="N2">
      <style:table-cell-properties fo:border-bottom="0.06pt solid #000000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11" style:family="table-cell" style:parent-style-name="Default" style:data-style-name="N2">
      <style:text-properties fo:font-size="9pt" style:font-size-asian="9pt" style:font-size-complex="9pt"/>
    </style:style>
    <style:style style:name="ce412" style:family="table-cell" style:parent-style-name="Default" style:data-style-name="N2">
      <style:table-cell-properties fo:border="none"/>
      <style:text-properties fo:font-size="9pt" style:font-size-asian="9pt" style:font-size-complex="9pt"/>
    </style:style>
    <style:style style:name="ce413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414" style:family="table-cell" style:parent-style-name="Default" style:data-style-name="N2">
      <style:table-cell-properties fo:border-bottom="none" fo:background-color="#b2b2b2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415" style:family="table-cell" style:parent-style-name="Default" style:data-style-name="N2">
      <style:table-cell-properties fo:border-bottom="0.06pt solid #000000" fo:background-color="#b2b2b2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417" style:family="table-cell" style:parent-style-name="Default" style:data-style-name="N104">
      <style:table-cell-properties fo:border-bottom="0.06pt solid #000000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18" style:family="table-cell" style:parent-style-name="Default" style:data-style-name="N104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419" style:family="table-cell" style:parent-style-name="Default" style:data-style-name="N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422" style:family="table-cell" style:parent-style-name="Default" style:data-style-name="N104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423" style:family="table-cell" style:parent-style-name="Default" style:data-style-name="N104">
      <style:table-cell-properties fo:border-bottom="none" fo:background-color="#b2b2b2" fo:border-left="none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425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6" style:family="table-cell" style:parent-style-name="Default" style:data-style-name="N2">
      <style:text-properties fo:font-size="9pt" fo:font-weight="bold" style:font-size-asian="9pt" style:font-weight-asian="bold" style:font-size-complex="9pt" style:font-weight-complex="bold"/>
    </style:style>
    <style:style style:name="ce427" style:family="table-cell" style:parent-style-name="Default" style:data-style-name="N2">
      <style:table-cell-properties fo:border-bottom="none" fo:background-color="#b2b2b2" fo:border-left="none" fo:border-right="none" fo:border-top="0.06pt solid #000000"/>
      <style:text-properties fo:font-size="9pt" style:font-size-asian="9pt" style:font-size-complex="9pt"/>
    </style:style>
    <style:style style:name="ce429" style:family="table-cell" style:parent-style-name="Default" style:data-style-name="N2">
      <style:table-cell-properties fo:border-bottom="0.06pt solid #000000" fo:background-color="#b2b2b2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4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cm"/>
      <style:text-properties fo:font-size="9pt" style:font-size-asian="9pt" style:font-size-complex="9pt"/>
    </style:style>
    <style:style style:name="ce431" style:family="table-cell" style:parent-style-name="Default" style:data-style-name="N2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32" style:family="table-cell" style:parent-style-name="Default" style:data-style-name="N2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433" style:family="table-cell" style:parent-style-name="Default" style:data-style-name="N2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434" style:family="table-cell" style:parent-style-name="Default" style:data-style-name="N2">
      <style:table-cell-properties fo:border-bottom="none" fo:border-left="none" fo:border-right="0.06pt solid #000000" fo:border-top="none"/>
      <style:text-properties fo:font-size="9pt" fo:font-weight="bold" style:font-size-asian="9pt" style:font-weight-asian="bold" style:font-size-complex="9pt" style:font-weight-complex="bold"/>
    </style:style>
    <style:style style:name="ce435" style:family="table-cell" style:parent-style-name="Default" style:data-style-name="N0">
      <style:table-cell-properties fo:border-bottom="none" fo:background-color="#b2b2b2" fo:border-left="none" fo:border-right="0.06pt solid #000000" fo:border-top="0.06pt solid #000000"/>
      <style:text-properties fo:font-size="9pt" style:font-size-asian="9pt" style:font-size-complex="9pt"/>
    </style:style>
    <style:style style:name="ce436" style:family="table-cell" style:parent-style-name="Default" style:data-style-name="N2">
      <style:table-cell-properties fo:border-bottom="0.06pt solid #000000" fo:background-color="#b2b2b2" fo:border-left="none" fo:border-right="0.06pt solid #000000" fo:border-top="none"/>
      <style:text-properties fo:font-size="9pt" style:font-size-asian="9pt" style:font-size-complex="9pt"/>
    </style:style>
    <style:style style:name="ce437" style:family="table-cell" style:parent-style-name="Default" style:data-style-name="N2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9" style:family="table-cell" style:parent-style-name="Default" style:data-style-name="N0">
      <style:table-cell-properties fo:border-bottom="none" fo:background-color="#b2b2b2" fo:border-left="0.06pt solid #000000" fo:border-right="none" fo:border-top="0.06pt solid #000000"/>
      <style:text-properties fo:font-size="9pt" style:font-size-asian="9pt" style:font-size-complex="9pt"/>
    </style:style>
    <style:style style:name="ce440" style:family="table-cell" style:parent-style-name="Default" style:data-style-name="N0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441" style:family="table-cell" style:parent-style-name="Default" style:data-style-name="N2">
      <style:table-cell-properties fo:border-bottom="0.06pt solid #000000" fo:background-color="transparent" fo:border-left="none" fo:border-right="0.06pt solid #000000" fo:border-top="0.06pt solid #000000"/>
      <style:text-properties fo:font-size="9pt" style:font-size-asian="9pt" style:font-size-complex="9pt"/>
    </style:style>
    <style:style style:name="ce442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9pt" style:font-size-asian="9pt" style:font-size-complex="9pt"/>
    </style:style>
    <style:style style:name="ce443" style:family="table-cell" style:parent-style-name="Default" style:data-style-name="N49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444" style:family="table-cell" style:parent-style-name="Default" style:data-style-name="N49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9pt" style:font-size-asian="9pt" style:font-size-complex="9pt"/>
    </style:style>
    <style:style style:name="ce445" style:family="table-cell" style:parent-style-name="Default" style:data-style-name="N49">
      <style:table-cell-properties fo:border-bottom="none" style:text-align-source="fix" style:repeat-content="false" fo:border-left="none" fo:border-right="0.74pt solid #000000" fo:border-top="none" style:vertical-align="automatic"/>
      <style:paragraph-properties fo:text-align="end" fo:margin-left="0cm"/>
      <style:text-properties fo:font-size="9pt" style:font-size-asian="9pt" style:font-size-complex="9pt"/>
    </style:style>
    <style:style style:name="ce44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size="9pt" style:font-size-asian="9pt" style:font-size-complex="9pt"/>
    </style:style>
    <style:style style:name="ce4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449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9pt" style:font-size-asian="9pt" style:font-size-complex="9pt"/>
    </style:style>
    <style:style style:name="ce450" style:family="table-cell" style:parent-style-name="Default" style:data-style-name="N49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452" style:family="table-cell" style:parent-style-name="Default" style:data-style-name="N49">
      <style:table-cell-properties fo:border-bottom="0.74pt solid #000000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font-size="9pt" style:font-size-asian="9pt" style:font-size-complex="9pt"/>
    </style:style>
    <style:style style:name="ce370" style:family="table-cell" style:parent-style-name="Default" style:data-style-name="N10104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360" style:family="table-cell" style:parent-style-name="Default">
      <style:text-properties fo:font-size="9pt" style:font-size-asian="9pt" style:font-size-complex="9pt"/>
    </style:style>
    <style:style style:name="ce376" style:family="table-cell" style:parent-style-name="Default" style:data-style-name="N20129">
      <style:table-cell-properties fo:border="none"/>
      <style:text-properties fo:font-size="9pt" style:font-size-asian="9pt" style:font-size-complex="9pt"/>
    </style:style>
    <style:style style:name="ce453" style:family="table-cell" style:parent-style-name="Default" style:data-style-name="N2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454" style:family="table-cell" style:parent-style-name="Default" style:data-style-name="N2">
      <style:table-cell-properties fo:border-bottom="none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5" style:family="table-cell" style:parent-style-name="Default" style:data-style-name="N2">
      <style:table-cell-properties fo:border-bottom="0.06pt solid #000000" fo:background-color="#b2b2b2" fo:border-left="none" fo:border-right="none" fo:border-top="none"/>
      <style:text-properties fo:font-size="9pt" style:font-size-asian="9pt" style:font-size-complex="9pt"/>
    </style:style>
    <style:style style:name="ce456" style:family="table-cell" style:parent-style-name="Default" style:data-style-name="N4">
      <style:table-cell-properties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57" style:family="table-cell" style:parent-style-name="Default" style:data-style-name="N4">
      <style:text-properties fo:font-size="9pt" fo:font-weight="bold" style:font-size-asian="9pt" style:font-weight-asian="bold" style:font-size-complex="9pt" style:font-weight-complex="bold"/>
    </style:style>
    <style:style style:name="ce458" style:family="table-cell" style:parent-style-name="Default" style:data-style-name="N4">
      <style:table-cell-properties fo:border-bottom="none" fo:background-color="#b2b2b2" fo:border-left="none" fo:border-right="none" fo:border-top="0.06pt solid #000000"/>
      <style:text-properties fo:font-size="9pt" style:font-size-asian="9pt" style:font-size-complex="9pt"/>
    </style:style>
    <style:style style:name="ce459" style:family="table-cell" style:parent-style-name="Default" style:data-style-name="N4">
      <style:table-cell-properties fo:border-bottom="0.06pt solid #000000" fo:background-color="#b2b2b2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460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font-size="9pt" style:font-size-asian="9pt" style:font-size-complex="9pt"/>
    </style:style>
    <style:style style:name="ce461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size="9pt" style:font-size-asian="9pt" style:font-size-complex="9pt"/>
    </style:style>
    <style:style style:name="ce462" style:family="table-cell" style:parent-style-name="Default" style:data-style-name="N0">
      <style:table-cell-properties fo:border-bottom="0.74pt solid #000000" fo:background-color="#b2b2b2" style:text-align-source="fix" style:repeat-content="false" fo:border-left="0.74pt solid #000000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63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cm"/>
      <style:text-properties fo:font-size="9pt" style:font-size-asian="9pt" style:font-size-complex="9pt"/>
    </style:style>
    <style:style style:name="ce464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size="9pt" style:font-size-asian="9pt" style:font-size-complex="9pt"/>
    </style:style>
    <style:style style:name="ce465" style:family="table-cell" style:parent-style-name="Default">
      <style:table-cell-properties fo:border-bottom="none" fo:wrap-option="wrap" fo:border-left="0.74pt solid #000000" fo:border-right="none" fo:border-top="none"/>
      <style:text-properties style:text-outline="false" style:text-line-through-style="none" style:text-line-through-typ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  <style:text-properties fo:font-size="9pt" style:font-size-asian="9pt" style:font-size-complex="9pt"/>
    </style:style>
    <style:style style:name="ce468" style:family="table-cell" style:parent-style-name="Default" style:data-style-name="N0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469" style:family="table-cell" style:parent-style-name="Default" style:data-style-name="N0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70" style:family="table-cell" style:parent-style-name="Default" style:data-style-name="N0">
      <style:table-cell-properties fo:border-bottom="none" fo:border-left="none" fo:border-right="none" fo:border-top="0.74pt solid #000000"/>
      <style:text-properties fo:font-size="9pt" style:font-size-asian="9pt" style:font-size-complex="9pt"/>
    </style:style>
    <style:style style:name="ce471" style:family="table-cell" style:parent-style-name="Default" style:data-style-name="N0">
      <style:table-cell-properties fo:border="none"/>
      <style:text-properties fo:font-size="9pt" style:font-size-asian="9pt" style:font-size-complex="9pt"/>
    </style:style>
    <style:style style:name="ce472" style:family="table-cell" style:parent-style-name="Default" style:data-style-name="N0">
      <style:table-cell-properties fo:border-bottom="0.74pt solid #000000" fo:border-left="none" fo:border-right="none" fo:border-top="none"/>
      <style:text-properties fo:font-size="9pt" style:font-size-asian="9pt" style:font-size-complex="9pt"/>
    </style:style>
    <style:style style:name="ce473" style:family="table-cell" style:parent-style-name="Default" style:data-style-name="N0">
      <style:table-cell-properties fo:border-bottom="none" fo:background-color="#b2b2b2" fo:border-left="none" fo:border-right="none" fo:border-top="0.74pt solid #000000"/>
      <style:text-properties fo:font-size="9pt" style:font-size-asian="9pt" style:font-size-complex="9pt"/>
    </style:style>
    <style:style style:name="ce474" style:family="table-cell" style:parent-style-name="Default" style:data-style-name="N0">
      <style:table-cell-properties fo:border-bottom="0.74pt solid #000000" fo:background-color="#b2b2b2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475" style:family="table-cell" style:parent-style-name="Default" style:data-style-name="N0">
      <style:table-cell-properties fo:border-bottom="none" fo:background-color="#b2b2b2" fo:border-left="none" fo:border-right="0.74pt solid #000000" fo:border-top="0.74pt solid #000000"/>
      <style:text-properties fo:font-size="9pt" style:font-size-asian="9pt" style:font-size-complex="9pt"/>
    </style:style>
    <style:style style:name="ce476" style:family="table-cell" style:parent-style-name="Default" style:data-style-name="N0">
      <style:table-cell-properties fo:border-bottom="0.74pt solid #000000" fo:background-color="#b2b2b2" fo:border-left="none" fo:border-right="0.74pt solid #000000" fo:border-top="none"/>
      <style:text-properties fo:font-size="9pt" fo:font-weight="bold" style:font-size-asian="9pt" style:font-weight-asian="bold" style:font-size-complex="9pt" style:font-weight-complex="bold"/>
    </style:style>
    <style:style style:name="ce477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font-size="9pt" style:font-size-asian="9pt" style:font-size-complex="9pt"/>
    </style:style>
    <style:style style:name="ce478" style:family="table-cell" style:parent-style-name="Default" style:data-style-name="N0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479" style:family="table-cell" style:parent-style-name="Default" style:data-style-name="N0">
      <style:table-cell-properties fo:border-bottom="0.74pt solid #000000" fo:border-left="none" fo:border-right="0.74pt solid #000000" fo:border-top="none"/>
      <style:text-properties fo:font-size="9pt" style:font-size-asian="9pt" style:font-size-complex="9pt"/>
    </style:style>
    <style:style style:name="ce128" style:family="table-cell" style:parent-style-name="Default" style:data-style-name="N49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 fo:margin-left="0cm"/>
      <style:text-properties fo:font-size="9pt" style:font-size-asian="9pt" style:font-size-complex="9pt"/>
    </style:style>
    <style:style style:name="ce129" style:family="table-cell" style:parent-style-name="Default" style:data-style-name="N4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130" style:family="table-cell" style:parent-style-name="Default" style:data-style-name="N49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size="9pt" style:font-size-asian="9pt" style:font-size-complex="9pt"/>
    </style:style>
    <style:style style:name="ce131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 fo:margin-left="0cm"/>
      <style:text-properties fo:font-size="9pt" style:font-size-asian="9pt" style:font-size-complex="9pt"/>
    </style:style>
    <style:style style:name="ce481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 fo:margin-left="0cm"/>
      <style:text-properties fo:font-size="9pt" style:font-size-asian="9pt" style:font-size-complex="9pt"/>
    </style:style>
    <style:style style:name="ce121" style:family="table-cell" style:parent-style-name="Default" style:data-style-name="N2">
      <style:table-cell-properties fo:border-bottom="0.74pt solid #000000" fo:border-left="none" fo:border-right="none" fo:border-top="none"/>
      <style:text-properties fo:font-size="9pt" style:font-size-asian="9pt" style:font-size-complex="9pt"/>
    </style:style>
    <style:style style:name="ce493" style:family="table-cell" style:parent-style-name="Default" style:data-style-name="N10104">
      <style:table-cell-properties fo:border="none"/>
      <style:text-properties fo:font-size="9pt" style:font-size-asian="9pt" style:font-size-complex="9pt"/>
    </style:style>
    <style:style style:name="ce507" style:family="table-cell" style:parent-style-name="Default" style:data-style-name="N0"/>
    <style:style style:name="ce149" style:family="table-cell" style:parent-style-name="Default">
      <style:table-cell-properties fo:background-color="#bbe33d"/>
      <style:text-properties style:use-window-font-color="true" fo:font-weight="normal" style:font-weight-asian="normal" style:font-weight-complex="normal"/>
    </style:style>
    <style:style style:name="ce152" style:family="table-cell" style:parent-style-name="Default">
      <style:table-cell-properties fo:background-color="#acb20c"/>
      <style:text-properties style:use-window-font-color="true" fo:font-weight="normal" style:font-weight-asian="normal" style:font-weight-complex="normal"/>
    </style:style>
    <style:style style:name="ce155" style:family="table-cell" style:parent-style-name="Default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56" style:family="table-cell" style:parent-style-name="Default" style:data-style-name="N100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59" style:family="table-cell" style:parent-style-name="Default">
      <style:table-cell-properties fo:background-color="#acb20c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62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64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66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70" style:family="table-cell" style:parent-style-name="Default" style:data-style-name="N49">
      <style:table-cell-properties fo:background-color="#acb20c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73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75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76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77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80" style:family="table-cell" style:parent-style-name="Default" style:data-style-name="N49">
      <style:table-cell-properties fo:background-color="#acb20c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83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85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86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87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90" style:family="table-cell" style:parent-style-name="Default" style:data-style-name="N49">
      <style:table-cell-properties fo:background-color="#acb20c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93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95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96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97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200" style:family="table-cell" style:parent-style-name="Default" style:data-style-name="N49">
      <style:table-cell-properties fo:background-color="#acb20c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201" style:family="table-cell" style:parent-style-name="Default">
      <style:table-cell-properties fo:background-color="#bbe33d"/>
    </style:style>
    <style:style style:name="ce203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0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273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9" style:family="table-cell" style:parent-style-name="Default">
      <style:table-cell-properties fo:background-color="#e8f2a1"/>
    </style:style>
    <style:style style:name="ce510" style:family="table-cell" style:parent-style-name="Default">
      <style:table-cell-properties fo:background-color="transparent"/>
    </style:style>
    <style:style style:name="ce511" style:family="table-cell" style:parent-style-name="Default">
      <style:table-cell-properties fo:background-color="#e8f2a1"/>
      <style:text-properties style:use-window-font-color="true" fo:font-weight="normal" style:font-weight-asian="normal" style:font-weight-complex="normal"/>
    </style:style>
    <style:style style:name="ce51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16" style:family="table-cell" style:parent-style-name="Default">
      <style:table-cell-properties fo:background-color="#e8f2a1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1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3" style:family="table-cell" style:parent-style-name="Default" style:data-style-name="N49">
      <style:table-cell-properties fo:background-color="#e8f2a1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24" style:family="table-cell" style:parent-style-name="Default" style:data-style-name="N49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26" style:family="table-cell" style:parent-style-name="Default"/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8" style:family="table-cell" style:parent-style-name="Default" style:data-style-name="N49">
      <style:table-cell-properties fo:background-color="#e8f2a1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29" style:family="table-cell" style:parent-style-name="Default" style:data-style-name="N49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31" style:family="table-cell" style:parent-style-name="Default"/>
    <style:style style:name="ce5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3" style:family="table-cell" style:parent-style-name="Default" style:data-style-name="N49">
      <style:table-cell-properties fo:background-color="#e8f2a1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34" style:family="table-cell" style:parent-style-name="Default" style:data-style-name="N49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36" style:family="table-cell" style:parent-style-name="Default"/>
    <style:style style:name="ce5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8" style:family="table-cell" style:parent-style-name="Default" style:data-style-name="N49">
      <style:table-cell-properties fo:background-color="#e8f2a1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39" style:family="table-cell" style:parent-style-name="Default" style:data-style-name="N49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252" style:family="table-cell" style:parent-style-name="Default" style:data-style-name="N0">
      <style:text-properties fo:font-size="9pt" style:font-size-asian="9pt" style:font-size-complex="9pt"/>
    </style:style>
    <style:style style:name="ce25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5" style:family="table-cell" style:parent-style-name="Default" style:data-style-name="N49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start" fo:margin-left="0cm"/>
      <style:text-properties fo:font-size="9pt" style:font-size-asian="9pt" style:font-size-complex="9pt"/>
    </style:style>
    <style:style style:name="ce256" style:family="table-cell" style:parent-style-name="Default">
      <style:table-cell-properties fo:border-bottom="none" fo:border-left="0.74pt solid #000000" fo:border-right="none" fo:border-top="none"/>
      <style:text-properties fo:font-size="9pt" style:font-size-asian="9pt" style:font-size-complex="9pt"/>
    </style:style>
    <style:style style:name="ce257" style:family="table-cell" style:parent-style-name="Default" style:data-style-name="N49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font-size="9pt" style:font-size-asian="9pt" style:font-size-complex="9pt"/>
    </style:style>
    <style:style style:name="ce258" style:family="table-cell" style:parent-style-name="Default" style:data-style-name="N49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size="9pt" style:font-size-asian="9pt" style:font-size-complex="9pt"/>
    </style:style>
    <style:style style:name="ce259" style:family="table-cell" style:parent-style-name="Default" style:data-style-name="N0">
      <style:table-cell-properties fo:border-bottom="0.06pt solid #000000" fo:background-color="#b2b2b2" fo:border-left="0.06pt solid #000000" fo:border-right="none" fo:border-top="none"/>
      <style:text-properties fo:font-size="9pt" style:font-size-asian="9pt" style:font-size-complex="9pt"/>
    </style:style>
    <style:style style:name="ce260" style:family="table-cell" style:parent-style-name="Default" style:data-style-name="N49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61" style:family="table-cell" style:parent-style-name="Default" style:data-style-name="N49">
      <style:table-cell-properties style:text-align-source="fix" style:repeat-content="false" fo:border="none" style:vertical-align="automatic"/>
      <style:paragraph-properties fo:text-align="start" fo:margin-left="0cm"/>
      <style:text-properties fo:font-size="9pt" style:font-size-asian="9pt" style:font-size-complex="9pt"/>
    </style:style>
    <style:style style:name="ce262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 style:data-style-name="N0">
      <style:table-cell-properties fo:border-bottom="none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65" style:family="table-cell" style:parent-style-name="Default">
      <style:text-properties fo:font-size="9pt" style:font-size-asian="9pt" style:font-size-complex="9pt"/>
    </style:style>
    <style:style style:name="ce266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267" style:family="table-cell" style:parent-style-name="Default">
      <style:text-properties fo:color="#000000" style:text-outline="false" style:text-line-through-style="none" style:text-line-through-type="none" style:font-name="Liberation Sans1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order-bottom="0.06pt solid #000000" fo:background-color="#b2b2b2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69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271" style:family="table-cell" style:parent-style-name="Default" style:data-style-name="N0">
      <style:table-cell-properties fo:border-bottom="none" fo:background-color="#b2b2b2" fo:border-left="none" fo:border-right="none" fo:border-top="0.06pt solid #000000"/>
      <style:text-properties fo:font-size="9pt" style:font-size-asian="9pt" style:font-size-complex="9pt"/>
    </style:style>
    <style:style style:name="ce272" style:family="table-cell" style:parent-style-name="Default" style:data-style-name="N0">
      <style:table-cell-properties fo:border-bottom="0.06pt solid #000000" fo:background-color="#b2b2b2" fo:border-left="none" fo:border-right="none" fo:border-top="none"/>
      <style:text-properties fo:font-size="9pt" style:font-size-asian="9pt" style:font-size-complex="9pt"/>
    </style:style>
    <style:style style:name="ce274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275" style:family="table-cell" style:parent-style-name="Default" style:data-style-name="N104">
      <style:table-cell-properties fo:border-bottom="none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6" style:family="table-cell" style:parent-style-name="Default" style:data-style-name="N104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277" style:family="table-cell" style:parent-style-name="Default" style:data-style-name="N104">
      <style:table-cell-properties fo:border-bottom="none" fo:wrap-option="wrap" fo:border-left="none" fo:border-right="0.74pt solid #000000" fo:border-top="none"/>
      <style:text-properties style:text-outline="false" style:text-line-through-style="none" style:text-line-through-typ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 style:data-style-name="N10104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279" style:family="table-cell" style:parent-style-name="Default" style:data-style-name="N104">
      <style:table-cell-properties fo:border-bottom="0.06pt solid #000000" fo:background-color="#b2b2b2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280" style:family="table-cell" style:parent-style-name="Default" style:data-style-name="N104">
      <style:text-properties fo:font-size="9pt" style:font-size-asian="9pt" style:font-size-complex="9pt"/>
    </style:style>
    <style:style style:name="ce281" style:family="table-cell" style:parent-style-name="Default" style:data-style-name="N104">
      <style:table-cell-properties fo:border="none"/>
      <style:text-properties fo:font-size="9pt" style:font-size-asian="9pt" style:font-size-complex="9pt"/>
    </style:style>
    <style:style style:name="ce282" style:family="table-cell" style:parent-style-name="Default" style:data-style-name="N0">
      <style:table-cell-properties fo:background-color="#b2b2b2"/>
      <style:text-properties fo:font-size="9pt" style:font-size-asian="9pt" style:font-size-complex="9pt"/>
    </style:style>
    <style:style style:name="ce28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0">
      <style:table-cell-properties fo:border-bottom="none" fo:background-color="#b2b2b2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8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size="9pt" style:font-size-asian="9pt" style:font-size-complex="9pt"/>
    </style:style>
    <style:style style:name="ce287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start" fo:margin-left="0cm"/>
      <style:text-properties fo:font-size="9pt" style:font-size-asian="9pt" style:font-size-complex="9pt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89" style:family="table-cell" style:parent-style-name="Default" style:data-style-name="N10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9pt" style:font-size-asian="9pt" style:font-size-complex="9pt"/>
    </style:style>
    <style:style style:name="ce290" style:family="table-cell" style:parent-style-name="Default" style:data-style-name="N104">
      <style:table-cell-properties fo:border-bottom="none" fo:background-color="#b2b2b2" style:text-align-source="fix" style:repeat-content="false" fo:border-left="none" fo:border-right="0.06pt solid #000000" fo:border-top="0.06pt solid #000000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1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92" style:family="table-cell" style:parent-style-name="Default" style:data-style-name="N104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293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size="9pt" style:font-size-asian="9pt" style:font-size-complex="9pt"/>
    </style:style>
    <style:style style:name="ce294" style:family="table-cell" style:parent-style-name="Default" style:data-style-name="N20129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295" style:family="table-cell" style:parent-style-name="Default" style:data-style-name="N104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10104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297" style:family="table-cell" style:parent-style-name="Default" style:data-style-name="N10104">
      <style:table-cell-properties fo:border-bottom="none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8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300" style:family="table-cell" style:parent-style-name="Default" style:data-style-name="N10104">
      <style:table-cell-properties fo:border-bottom="0.06pt solid #000000" fo:background-color="#b2b2b2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20129">
      <style:text-properties fo:font-size="9pt" style:font-size-asian="9pt" style:font-size-complex="9pt"/>
    </style:style>
    <style:style style:name="ce302" style:family="table-cell" style:parent-style-name="Default" style:data-style-name="N10104">
      <style:text-properties fo:font-size="9pt" style:font-size-asian="9pt" style:font-size-complex="9pt"/>
    </style:style>
    <style:style style:name="ce303" style:family="table-cell" style:parent-style-name="Default" style:data-style-name="N10104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304" style:family="table-cell" style:parent-style-name="Default" style:data-style-name="N10104">
      <style:table-cell-properties fo:border-bottom="none" fo:background-color="#b2b2b2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104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306" style:family="table-cell" style:parent-style-name="Default" style:data-style-name="N10104">
      <style:table-cell-properties fo:border-bottom="0.06pt solid #000000" fo:background-color="#b2b2b2" fo:border-left="none" fo:border-right="0.06pt solid #000000" fo:border-top="none"/>
      <style:text-properties fo:font-size="9pt" fo:font-weight="bold" style:font-size-asian="9pt" style:font-weight-asian="bold" style:font-size-complex="9pt" style:font-weight-complex="bold"/>
    </style:style>
    <style:style style:name="ce30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8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49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font-size="9pt" style:font-size-asian="9pt" style:font-size-complex="9pt"/>
    </style:style>
    <style:style style:name="ce310" style:family="table-cell" style:parent-style-name="Default" style:data-style-name="N49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font-size="9pt" style:font-size-asian="9pt" style:font-size-complex="9pt"/>
    </style:style>
    <style:style style:name="ce311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font-size="9pt" style:font-size-asian="9pt" style:font-size-complex="9pt"/>
    </style:style>
    <style:style style:name="ce3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314" style:family="table-cell" style:parent-style-name="Default" style:data-style-name="N4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15" style:family="table-cell" style:parent-style-name="Default" style:data-style-name="N4">
      <style:table-cell-properties fo:border-bottom="0.06pt solid #000000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6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317" style:family="table-cell" style:parent-style-name="Default" style:data-style-name="N4">
      <style:text-properties fo:font-size="9pt" style:font-size-asian="9pt" style:font-size-complex="9pt"/>
    </style:style>
    <style:style style:name="ce318" style:family="table-cell" style:parent-style-name="Default" style:data-style-name="N4">
      <style:table-cell-properties fo:border="none"/>
      <style:text-properties fo:font-size="9pt" style:font-size-asian="9pt" style:font-size-complex="9pt"/>
    </style:style>
    <style:style style:name="ce319" style:family="table-cell" style:parent-style-name="Default" style:data-style-name="N4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320" style:family="table-cell" style:parent-style-name="Default" style:data-style-name="N4">
      <style:table-cell-properties fo:border-bottom="none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1" style:family="table-cell" style:parent-style-name="Default" style:data-style-name="N4">
      <style:table-cell-properties fo:border-bottom="0.06pt solid #000000" fo:background-color="#b2b2b2" fo:border-left="none" fo:border-right="none" fo:border-top="none"/>
      <style:text-properties fo:font-size="9pt" style:font-size-asian="9pt" style:font-size-complex="9pt"/>
    </style:style>
    <style:style style:name="ce322" style:family="table-cell" style:parent-style-name="Default" style:data-style-name="N2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323" style:family="table-cell" style:parent-style-name="Default" style:data-style-name="N2">
      <style:table-cell-properties fo:border-bottom="0.06pt solid #000000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2">
      <style:text-properties fo:font-size="9pt" style:font-size-asian="9pt" style:font-size-complex="9pt"/>
    </style:style>
    <style:style style:name="ce325" style:family="table-cell" style:parent-style-name="Default" style:data-style-name="N2">
      <style:table-cell-properties fo:border="none"/>
      <style:text-properties fo:font-size="9pt" style:font-size-asian="9pt" style:font-size-complex="9pt"/>
    </style:style>
    <style:style style:name="ce326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327" style:family="table-cell" style:parent-style-name="Default" style:data-style-name="N2">
      <style:table-cell-properties fo:border-bottom="none" fo:background-color="#b2b2b2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2">
      <style:table-cell-properties fo:border-bottom="0.06pt solid #000000" fo:background-color="#b2b2b2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104">
      <style:table-cell-properties fo:border-bottom="0.06pt solid #000000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104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331" style:family="table-cell" style:parent-style-name="Default" style:data-style-name="N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332" style:family="table-cell" style:parent-style-name="Default" style:data-style-name="N104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333" style:family="table-cell" style:parent-style-name="Default" style:data-style-name="N104">
      <style:table-cell-properties fo:border-bottom="none" fo:background-color="#b2b2b2" fo:border-left="none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334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2">
      <style:text-properties fo:font-size="9pt" fo:font-weight="bold" style:font-size-asian="9pt" style:font-weight-asian="bold" style:font-size-complex="9pt" style:font-weight-complex="bold"/>
    </style:style>
    <style:style style:name="ce336" style:family="table-cell" style:parent-style-name="Default" style:data-style-name="N2">
      <style:table-cell-properties fo:border-bottom="none" fo:background-color="#b2b2b2" fo:border-left="none" fo:border-right="none" fo:border-top="0.06pt solid #000000"/>
      <style:text-properties fo:font-size="9pt" style:font-size-asian="9pt" style:font-size-complex="9pt"/>
    </style:style>
    <style:style style:name="ce337" style:family="table-cell" style:parent-style-name="Default" style:data-style-name="N2">
      <style:table-cell-properties fo:border-bottom="0.06pt solid #000000" fo:background-color="#b2b2b2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cm"/>
      <style:text-properties fo:font-size="9pt" style:font-size-asian="9pt" style:font-size-complex="9pt"/>
    </style:style>
    <style:style style:name="ce339" style:family="table-cell" style:parent-style-name="Default" style:data-style-name="N2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2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341" style:family="table-cell" style:parent-style-name="Default" style:data-style-name="N2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342" style:family="table-cell" style:parent-style-name="Default" style:data-style-name="N2">
      <style:table-cell-properties fo:border-bottom="none" fo:border-left="none" fo:border-right="0.06pt solid #000000" fo:border-top="none"/>
      <style:text-properties fo:font-size="9pt" fo:font-weight="bold" style:font-size-asian="9pt" style:font-weight-asian="bold" style:font-size-complex="9pt" style:font-weight-complex="bold"/>
    </style:style>
    <style:style style:name="ce343" style:family="table-cell" style:parent-style-name="Default" style:data-style-name="N0">
      <style:table-cell-properties fo:border-bottom="none" fo:background-color="#b2b2b2" fo:border-left="none" fo:border-right="0.06pt solid #000000" fo:border-top="0.06pt solid #000000"/>
      <style:text-properties fo:font-size="9pt" style:font-size-asian="9pt" style:font-size-complex="9pt"/>
    </style:style>
    <style:style style:name="ce344" style:family="table-cell" style:parent-style-name="Default" style:data-style-name="N2">
      <style:table-cell-properties fo:border-bottom="0.06pt solid #000000" fo:background-color="#b2b2b2" fo:border-left="none" fo:border-right="0.06pt solid #000000" fo:border-top="none"/>
      <style:text-properties fo:font-size="9pt" style:font-size-asian="9pt" style:font-size-complex="9pt"/>
    </style:style>
    <style:style style:name="ce345" style:family="table-cell" style:parent-style-name="Default" style:data-style-name="N2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7" style:family="table-cell" style:parent-style-name="Default" style:data-style-name="N0">
      <style:table-cell-properties fo:border-bottom="none" fo:background-color="#b2b2b2" fo:border-left="0.06pt solid #000000" fo:border-right="none" fo:border-top="0.06pt solid #000000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349" style:family="table-cell" style:parent-style-name="Default" style:data-style-name="N2">
      <style:table-cell-properties fo:border-bottom="0.06pt solid #000000" fo:background-color="transparent" fo:border-left="none" fo:border-right="0.06pt solid #000000" fo:border-top="0.06pt solid #000000"/>
      <style:text-properties fo:font-size="9pt" style:font-size-asian="9pt" style:font-size-complex="9pt"/>
    </style:style>
    <style:style style:name="ce372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9pt" style:font-size-asian="9pt" style:font-size-complex="9pt"/>
    </style:style>
    <style:style style:name="ce382" style:family="table-cell" style:parent-style-name="Default" style:data-style-name="N49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383" style:family="table-cell" style:parent-style-name="Default" style:data-style-name="N49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9pt" style:font-size-asian="9pt" style:font-size-complex="9pt"/>
    </style:style>
    <style:style style:name="ce384" style:family="table-cell" style:parent-style-name="Default" style:data-style-name="N49">
      <style:table-cell-properties fo:border-bottom="none" style:text-align-source="fix" style:repeat-content="false" fo:border-left="none" fo:border-right="0.74pt solid #000000" fo:border-top="none" style:vertical-align="automatic"/>
      <style:paragraph-properties fo:text-align="end" fo:margin-left="0cm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size="9pt" style:font-size-asian="9pt" style:font-size-complex="9pt"/>
    </style:style>
    <style:style style:name="ce38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387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9pt" style:font-size-asian="9pt" style:font-size-complex="9pt"/>
    </style:style>
    <style:style style:name="ce388" style:family="table-cell" style:parent-style-name="Default" style:data-style-name="N49">
      <style:table-cell-properties fo:border-bottom="0.74pt solid #000000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font-size="9pt" style:font-size-asian="9pt" style:font-size-complex="9pt"/>
    </style:style>
    <style:style style:name="ce389" style:family="table-cell" style:parent-style-name="Default" style:data-style-name="N49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416" style:family="table-cell" style:parent-style-name="Default" style:data-style-name="N10104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420" style:family="table-cell" style:parent-style-name="Default" style:data-style-name="N20129">
      <style:table-cell-properties fo:border="none"/>
      <style:text-properties fo:font-size="9pt" style:font-size-asian="9pt" style:font-size-complex="9pt"/>
    </style:style>
    <style:style style:name="ce421" style:family="table-cell" style:parent-style-name="Default" style:data-style-name="N2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424" style:family="table-cell" style:parent-style-name="Default" style:data-style-name="N2">
      <style:table-cell-properties fo:border-bottom="none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28" style:family="table-cell" style:parent-style-name="Default" style:data-style-name="N2">
      <style:table-cell-properties fo:border-bottom="0.06pt solid #000000" fo:background-color="#b2b2b2" fo:border-left="none" fo:border-right="none" fo:border-top="none"/>
      <style:text-properties fo:font-size="9pt" style:font-size-asian="9pt" style:font-size-complex="9pt"/>
    </style:style>
    <style:style style:name="ce448" style:family="table-cell" style:parent-style-name="Default" style:data-style-name="N4">
      <style:table-cell-properties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 style:data-style-name="N4">
      <style:text-properties fo:font-size="9pt" fo:font-weight="bold" style:font-size-asian="9pt" style:font-weight-asian="bold" style:font-size-complex="9pt" style:font-weight-complex="bold"/>
    </style:style>
    <style:style style:name="ce480" style:family="table-cell" style:parent-style-name="Default" style:data-style-name="N4">
      <style:table-cell-properties fo:border-bottom="none" fo:background-color="#b2b2b2" fo:border-left="none" fo:border-right="none" fo:border-top="0.06pt solid #000000"/>
      <style:text-properties fo:font-size="9pt" style:font-size-asian="9pt" style:font-size-complex="9pt"/>
    </style:style>
    <style:style style:name="ce498" style:family="table-cell" style:parent-style-name="Default" style:data-style-name="N4">
      <style:table-cell-properties fo:border-bottom="0.06pt solid #000000" fo:background-color="#b2b2b2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506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font-size="9pt" style:font-size-asian="9pt" style:font-size-complex="9pt"/>
    </style:style>
    <style:style style:name="ce513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size="9pt" style:font-size-asian="9pt" style:font-size-complex="9pt"/>
    </style:style>
    <style:style style:name="ce518" style:family="table-cell" style:parent-style-name="Default" style:data-style-name="N0">
      <style:table-cell-properties fo:border-bottom="0.74pt solid #000000" fo:background-color="#b2b2b2" style:text-align-source="fix" style:repeat-content="false" fo:border-left="0.74pt solid #000000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20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cm"/>
      <style:text-properties fo:font-size="9pt" style:font-size-asian="9pt" style:font-size-complex="9pt"/>
    </style:style>
    <style:style style:name="ce525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size="9pt" style:font-size-asian="9pt" style:font-size-complex="9pt"/>
    </style:style>
    <style:style style:name="ce530" style:family="table-cell" style:parent-style-name="Default">
      <style:table-cell-properties fo:border-bottom="none" fo:wrap-option="wrap" fo:border-left="0.74pt solid #000000" fo:border-right="none" fo:border-top="none"/>
      <style:text-properties style:text-outline="false" style:text-line-through-style="none" style:text-line-through-typ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  <style:text-properties fo:font-size="9pt" style:font-size-asian="9pt" style:font-size-complex="9pt"/>
    </style:style>
    <style:style style:name="ce540" style:family="table-cell" style:parent-style-name="Default" style:data-style-name="N0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541" style:family="table-cell" style:parent-style-name="Default" style:data-style-name="N0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42" style:family="table-cell" style:parent-style-name="Default" style:data-style-name="N0">
      <style:table-cell-properties fo:border-bottom="none" fo:border-left="none" fo:border-right="none" fo:border-top="0.74pt solid #000000"/>
      <style:text-properties fo:font-size="9pt" style:font-size-asian="9pt" style:font-size-complex="9pt"/>
    </style:style>
    <style:style style:name="ce543" style:family="table-cell" style:parent-style-name="Default" style:data-style-name="N0">
      <style:table-cell-properties fo:border="none"/>
      <style:text-properties fo:font-size="9pt" style:font-size-asian="9pt" style:font-size-complex="9pt"/>
    </style:style>
    <style:style style:name="ce544" style:family="table-cell" style:parent-style-name="Default" style:data-style-name="N0">
      <style:table-cell-properties fo:border-bottom="0.74pt solid #000000" fo:border-left="none" fo:border-right="none" fo:border-top="none"/>
      <style:text-properties fo:font-size="9pt" style:font-size-asian="9pt" style:font-size-complex="9pt"/>
    </style:style>
    <style:style style:name="ce545" style:family="table-cell" style:parent-style-name="Default" style:data-style-name="N0">
      <style:table-cell-properties fo:border-bottom="none" fo:background-color="#b2b2b2" fo:border-left="none" fo:border-right="none" fo:border-top="0.74pt solid #000000"/>
      <style:text-properties fo:font-size="9pt" style:font-size-asian="9pt" style:font-size-complex="9pt"/>
    </style:style>
    <style:style style:name="ce546" style:family="table-cell" style:parent-style-name="Default" style:data-style-name="N0">
      <style:table-cell-properties fo:border-bottom="0.74pt solid #000000" fo:background-color="#b2b2b2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547" style:family="table-cell" style:parent-style-name="Default" style:data-style-name="N0">
      <style:table-cell-properties fo:border-bottom="none" fo:background-color="#b2b2b2" fo:border-left="none" fo:border-right="0.74pt solid #000000" fo:border-top="0.74pt solid #000000"/>
      <style:text-properties fo:font-size="9pt" style:font-size-asian="9pt" style:font-size-complex="9pt"/>
    </style:style>
    <style:style style:name="ce548" style:family="table-cell" style:parent-style-name="Default" style:data-style-name="N0">
      <style:table-cell-properties fo:border-bottom="0.74pt solid #000000" fo:background-color="#b2b2b2" fo:border-left="none" fo:border-right="0.74pt solid #000000" fo:border-top="none"/>
      <style:text-properties fo:font-size="9pt" fo:font-weight="bold" style:font-size-asian="9pt" style:font-weight-asian="bold" style:font-size-complex="9pt" style:font-weight-complex="bold"/>
    </style:style>
    <style:style style:name="ce549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font-size="9pt" style:font-size-asian="9pt" style:font-size-complex="9pt"/>
    </style:style>
    <style:style style:name="ce550" style:family="table-cell" style:parent-style-name="Default" style:data-style-name="N0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551" style:family="table-cell" style:parent-style-name="Default" style:data-style-name="N0">
      <style:table-cell-properties fo:border-bottom="0.74pt solid #000000" fo:border-left="none" fo:border-right="0.74pt solid #000000" fo:border-top="none"/>
      <style:text-properties fo:font-size="9pt" style:font-size-asian="9pt" style:font-size-complex="9pt"/>
    </style:style>
    <style:style style:name="ce552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 fo:margin-left="0cm"/>
      <style:text-properties fo:font-size="9pt" style:font-size-asian="9pt" style:font-size-complex="9pt"/>
    </style:style>
    <style:style style:name="ce553" style:family="table-cell" style:parent-style-name="Default" style:data-style-name="N49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 fo:margin-left="0cm"/>
      <style:text-properties fo:font-size="9pt" style:font-size-asian="9pt" style:font-size-complex="9pt"/>
    </style:style>
    <style:style style:name="ce554" style:family="table-cell" style:parent-style-name="Default" style:data-style-name="N4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555" style:family="table-cell" style:parent-style-name="Default" style:data-style-name="N49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size="9pt" style:font-size-asian="9pt" style:font-size-complex="9pt"/>
    </style:style>
    <style:style style:name="ce556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 fo:margin-left="0cm"/>
      <style:text-properties fo:font-size="9pt" style:font-size-asian="9pt" style:font-size-complex="9pt"/>
    </style:style>
    <style:style style:name="ce557" style:family="table-cell" style:parent-style-name="Default" style:data-style-name="N2">
      <style:table-cell-properties fo:border-bottom="0.74pt solid #000000" fo:border-left="none" fo:border-right="none" fo:border-top="none"/>
      <style:text-properties fo:font-size="9pt" style:font-size-asian="9pt" style:font-size-complex="9pt"/>
    </style:style>
    <style:style style:name="ce558" style:family="table-cell" style:parent-style-name="Default" style:data-style-name="N10104">
      <style:table-cell-properties fo:border="none"/>
      <style:text-properties fo:font-size="9pt" style:font-size-asian="9pt" style:font-size-complex="9pt"/>
    </style:style>
    <style:style style:name="ce482" style:family="table-cell" style:parent-style-name="Default" style:data-style-name="N0">
      <style:table-cell-properties fo:border-bottom="0.74pt solid #000000" fo:background-color="#b2b2b2" style:text-align-source="fix" style:repeat-content="false" fo:border-left="0.74pt solid #000000" fo:border-right="none" fo:border-top="none" style:vertical-align="automatic"/>
      <style:paragraph-properties fo:text-align="start" fo:margin-left="0cm"/>
      <style:text-properties fo:font-size="9pt" style:font-size-asian="9pt" style:font-size-complex="9pt"/>
    </style:style>
    <style:style style:name="ce483" style:family="table-cell" style:parent-style-name="Default" style:data-style-name="N3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484" style:family="table-cell" style:parent-style-name="Default" style:data-style-name="N3">
      <style:table-cell-properties fo:border-bottom="0.06pt solid #000000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5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486" style:family="table-cell" style:parent-style-name="Default" style:data-style-name="N3">
      <style:text-properties fo:font-size="9pt" style:font-size-asian="9pt" style:font-size-complex="9pt"/>
    </style:style>
    <style:style style:name="ce487" style:family="table-cell" style:parent-style-name="Default" style:data-style-name="N3">
      <style:table-cell-properties fo:border="none"/>
      <style:text-properties fo:font-size="9pt" style:font-size-asian="9pt" style:font-size-complex="9pt"/>
    </style:style>
    <style:style style:name="ce488" style:family="table-cell" style:parent-style-name="Default" style:data-style-name="N3">
      <style:table-cell-properties fo:border-bottom="0.74pt solid #000000" fo:background-color="#b2b2b2" fo:border-left="none" fo:border-right="none" fo:border-top="none"/>
      <style:text-properties fo:font-size="9pt" style:font-size-asian="9pt" style:font-size-complex="9pt"/>
    </style:style>
    <style:style style:name="ce489" style:family="table-cell" style:parent-style-name="Default" style:data-style-name="N2">
      <style:table-cell-properties fo:border-bottom="0.74pt solid #000000" fo:background-color="#b2b2b2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490" style:family="table-cell" style:parent-style-name="Default" style:data-style-name="N10104">
      <style:table-cell-properties fo:border-bottom="0.06pt solid #000000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1" style:family="table-cell" style:parent-style-name="Default" style:data-style-name="N2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492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494" style:family="table-cell" style:parent-style-name="Default" style:data-style-name="N104">
      <style:table-cell-properties style:text-align-source="fix" style:repeat-content="false" fo:border="non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495" style:family="table-cell" style:parent-style-name="Default" style:data-style-name="N3">
      <style:table-cell-properties fo:border-bottom="0.74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6" style:family="table-cell" style:parent-style-name="Default" style:data-style-name="N2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497" style:family="table-cell" style:parent-style-name="Default" style:data-style-name="N10104">
      <style:table-cell-properties fo:border-bottom="0.74pt solid #000000" fo:background-color="#b2b2b2" fo:border-left="none" fo:border-right="0.74pt solid #000000" fo:border-top="none"/>
      <style:text-properties fo:font-size="9pt" fo:font-weight="bold" style:font-size-asian="9pt" style:font-weight-asian="bold" style:font-size-complex="9pt" style:font-weight-complex="bold"/>
    </style:style>
    <style:style style:name="ce501" style:family="table-cell" style:parent-style-name="Default" style:data-style-name="N2">
      <style:table-cell-properties style:text-align-source="fix" style:repeat-content="false" fo:border="none" style:vertical-align="automatic"/>
      <style:paragraph-properties fo:text-align="start" fo:margin-left="0cm"/>
      <style:text-properties fo:font-size="9pt" style:font-size-asian="9pt" style:font-size-complex="9pt"/>
    </style:style>
    <style:style style:name="ce502" style:family="table-cell" style:parent-style-name="Default" style:data-style-name="N2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 style:data-style-name="N2">
      <style:table-cell-properties fo:border="none"/>
      <style:text-properties fo:font-size="9pt" fo:font-weight="bold" style:font-size-asian="9pt" style:font-weight-asian="bold" style:font-size-complex="9pt" style:font-weight-complex="bold"/>
    </style:style>
    <style:style style:name="ce504" style:family="table-cell" style:parent-style-name="Default" style:data-style-name="N0">
      <style:table-cell-properties fo:background-color="transparent" fo:border="none"/>
      <style:text-properties fo:font-size="9pt" style:font-size-asian="9pt" style:font-size-complex="9pt"/>
    </style:style>
    <style:style style:name="ce505" style:family="table-cell" style:parent-style-name="Default" style:data-style-name="N2">
      <style:table-cell-properties fo:background-color="transparent" fo:border="none"/>
      <style:text-properties fo:font-size="9pt" style:font-size-asian="9pt" style:font-size-complex="9pt"/>
    </style:style>
    <style:style style:name="ce499" style:family="table-cell" style:parent-style-name="Default" style:data-style-name="N3">
      <style:table-cell-properties fo:border-bottom="none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0" style:family="table-cell" style:parent-style-name="Default" style:data-style-name="N3">
      <style:table-cell-properties fo:border-bottom="0.06pt solid #000000" fo:background-color="#b2b2b2" fo:border-left="none" fo:border-right="none" fo:border-top="none"/>
      <style:text-properties fo:font-size="9pt" style:font-size-asian="9pt" style:font-size-complex="9pt"/>
    </style:style>
    <style:style style:name="ce581" style:family="table-cell" style:parent-style-name="Default" style:data-style-name="N0"/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3" style:family="table-cell" style:parent-style-name="Default">
      <style:table-cell-properties fo:background-color="transparent"/>
    </style:style>
    <style:style style:name="ce584" style:family="table-cell" style:parent-style-name="Default">
      <style:table-cell-properties fo:background-color="#bbe33d"/>
      <style:text-properties style:use-window-font-color="true" fo:font-weight="normal" style:font-weight-asian="normal" style:font-weight-complex="normal"/>
    </style:style>
    <style:style style:name="ce585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86" style:family="table-cell" style:parent-style-name="Default">
      <style:table-cell-properties fo:background-color="#e8f2a1"/>
      <style:text-properties style:use-window-font-color="true" fo:font-weight="normal" style:font-weight-asian="normal" style:font-weight-complex="normal"/>
    </style:style>
    <style:style style:name="ce587" style:family="table-cell" style:parent-style-name="Default">
      <style:table-cell-properties fo:background-color="#acb20c"/>
      <style:text-properties style:use-window-font-color="true" fo:font-weight="normal" style:font-weight-asian="normal" style:font-weight-complex="normal"/>
    </style:style>
    <style:style style:name="ce58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90" style:family="table-cell" style:parent-style-name="Default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91" style:family="table-cell" style:parent-style-name="Default" style:data-style-name="N100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9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93" style:family="table-cell" style:parent-style-name="Default">
      <style:table-cell-properties fo:background-color="#e8f2a1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94" style:family="table-cell" style:parent-style-name="Default">
      <style:table-cell-properties fo:background-color="#acb20c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7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98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599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00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01" style:family="table-cell" style:parent-style-name="Default" style:data-style-name="N49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02" style:family="table-cell" style:parent-style-name="Default" style:data-style-name="N49">
      <style:table-cell-properties fo:background-color="#e8f2a1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0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04" style:family="table-cell" style:parent-style-name="Default" style:data-style-name="N49">
      <style:table-cell-properties fo:background-color="#acb20c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05" style:family="table-cell" style:parent-style-name="Default"/>
    <style:style style:name="ce6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7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08" style:family="table-cell" style:parent-style-name="Default" style:data-style-name="N49">
      <style:table-cell-properties fo:background-color="#acb20c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09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10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11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12" style:family="table-cell" style:parent-style-name="Default" style:data-style-name="N49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13" style:family="table-cell" style:parent-style-name="Default" style:data-style-name="N49">
      <style:table-cell-properties fo:background-color="#e8f2a1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14" style:family="table-cell" style:parent-style-name="Default"/>
    <style:style style:name="ce6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6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17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18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19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20" style:family="table-cell" style:parent-style-name="Default" style:data-style-name="N49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21" style:family="table-cell" style:parent-style-name="Default" style:data-style-name="N49">
      <style:table-cell-properties fo:background-color="#e8f2a1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22" style:family="table-cell" style:parent-style-name="Default" style:data-style-name="N49">
      <style:table-cell-properties fo:background-color="#acb20c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23" style:family="table-cell" style:parent-style-name="Default"/>
    <style:style style:name="ce6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5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26" style:family="table-cell" style:parent-style-name="Default" style:data-style-name="N49">
      <style:table-cell-properties fo:background-color="#acb20c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27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28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29" style:family="table-cell" style:parent-style-name="Default" style:data-style-name="N49">
      <style:table-cell-properties fo:background-color="#bbe33d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30" style:family="table-cell" style:parent-style-name="Default" style:data-style-name="N49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31" style:family="table-cell" style:parent-style-name="Default" style:data-style-name="N49">
      <style:table-cell-properties fo:background-color="#e8f2a1"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632" style:family="table-cell" style:parent-style-name="Default">
      <style:table-cell-properties fo:background-color="#bbe33d"/>
    </style:style>
    <style:style style:name="ce633" style:family="table-cell" style:parent-style-name="Default">
      <style:table-cell-properties fo:background-color="#e8f2a1"/>
    </style:style>
    <style:style style:name="ce634" style:family="table-cell" style:parent-style-name="Default">
      <style:text-properties fo:font-weight="bold" style:font-weight-asian="bold" style:font-weight-complex="bold"/>
    </style:style>
    <style:style style:name="ce635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636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6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8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Motorcycle Spares" table:style-name="ta1">
        <office:forms form:automatic-focus="false" form:apply-design-mode="false"/>
        <table:table-column table:style-name="co1" table:default-cell-style-name="ce252"/>
        <table:table-column table:style-name="co2" table:default-cell-style-name="ce252"/>
        <table:table-column table:style-name="co3" table:default-cell-style-name="ce252"/>
        <table:table-column table:style-name="co4" table:default-cell-style-name="ce252"/>
        <table:table-column table:style-name="co5" table:default-cell-style-name="ce280"/>
        <table:table-column table:style-name="co1" table:default-cell-style-name="ce252"/>
        <table:table-column table:style-name="co2" table:default-cell-style-name="ce288"/>
        <table:table-column table:style-name="co6" table:default-cell-style-name="ce252"/>
        <table:table-column table:style-name="co1" table:default-cell-style-name="ce252"/>
        <table:table-column table:style-name="co5" table:default-cell-style-name="ce291"/>
        <table:table-column table:style-name="co1" table:default-cell-style-name="ce252"/>
        <table:table-column table:style-name="co7" table:number-columns-repeated="998" table:default-cell-style-name="ce252"/>
        <table:table-column table:style-name="co8" table:number-columns-repeated="15375" table:default-cell-style-name="ce265"/>
        <table:table-row table:style-name="ro1">
          <table:table-cell/>
          <table:table-cell table:style-name="ce253"/>
          <table:table-cell table:style-name="ce262" office:value-type="float" office:value="550" calcext:value-type="float">
            <text:p>550</text:p>
          </table:table-cell>
          <table:table-cell table:style-name="ce269"/>
          <table:table-cell table:style-name="ce274"/>
          <table:table-cell table:style-name="ce269"/>
          <table:table-cell table:style-name="ce283"/>
          <table:table-cell table:style-name="ce269" table:number-columns-repeated="2"/>
          <table:table-cell table:style-name="ce289"/>
          <table:table-cell table:number-columns-repeated="16374"/>
        </table:table-row>
        <table:table-row table:style-name="ro1">
          <table:table-cell/>
          <table:table-cell table:style-name="ce25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75" office:value-type="string" calcext:value-type="string">
            <text:p>Cost</text:p>
          </table:table-cell>
          <table:table-cell table:style-name="ce271"/>
          <table:table-cell table:style-name="ce28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90" office:value-type="string" calcext:value-type="string">
            <text:p>Cost</text:p>
          </table:table-cell>
          <table:table-cell table:number-columns-repeated="16374"/>
        </table:table-row>
        <table:table-row table:style-name="ro1">
          <table:table-cell/>
          <table:table-cell table:style-name="ce255"/>
          <table:table-cell table:style-name="ce264" office:value-type="string" calcext:value-type="string">
            <text:p>Kawasaki GTR1000</text:p>
          </table:table-cell>
          <table:table-cell/>
          <table:table-cell table:style-name="ce276"/>
          <table:table-cell table:style-name="ce282"/>
          <table:table-cell table:style-name="ce285"/>
          <table:table-cell table:style-name="ce264" office:value-type="string" calcext:value-type="string">
            <text:p>Kawasaki ZX9R B</text:p>
          </table:table-cell>
          <table:table-cell table:style-name="ce265"/>
          <table:table-cell table:number-columns-repeated="2"/>
          <table:table-cell table:style-name="ce265"/>
          <table:table-cell table:number-columns-repeated="16372"/>
        </table:table-row>
        <table:table-row table:style-name="ro1">
          <table:table-cell/>
          <table:table-cell table:style-name="ce255" office:value-type="date" office:date-value="2024-08-03" calcext:value-type="date">
            <text:p>2024-08-03</text:p>
          </table:table-cell>
          <table:table-cell office:value-type="string" calcext:value-type="string">
            <text:p>GTR1000 A2 Keyrings</text:p>
          </table:table-cell>
          <table:table-cell/>
          <table:table-cell table:style-name="ce276" office:value-type="currency" office:currency="GBP" office:value="5.98" calcext:value-type="currency">
            <text:p>£5.98</text:p>
          </table:table-cell>
          <table:table-cell table:style-name="ce282"/>
          <table:table-cell table:style-name="ce255" office:value-type="date" office:date-value="2023-09-03" calcext:value-type="date">
            <text:p>2023-09-03</text:p>
          </table:table-cell>
          <table:table-cell table:style-name="ce265" office:value-type="string" calcext:value-type="string">
            <text:p>Rearsets</text:p>
          </table:table-cell>
          <table:table-cell/>
          <table:table-cell table:style-name="ce292" office:value-type="currency" office:currency="GBP" office:value="115.99" calcext:value-type="currency">
            <text:p>£115.99</text:p>
          </table:table-cell>
          <table:table-cell table:number-columns-repeated="16374"/>
        </table:table-row>
        <table:table-row table:style-name="ro1">
          <table:table-cell/>
          <table:table-cell table:style-name="ce255" office:value-type="date" office:date-value="2024-11-10" calcext:value-type="date">
            <text:p>2024-11-10</text:p>
          </table:table-cell>
          <table:table-cell table:style-name="ce265" office:value-type="string" calcext:value-type="string">
            <text:p>Ram Mount Extension</text:p>
          </table:table-cell>
          <table:table-cell/>
          <table:table-cell table:style-name="ce276" office:value-type="currency" office:currency="GBP" office:value="9.9" calcext:value-type="currency">
            <text:p>£9.90</text:p>
          </table:table-cell>
          <table:table-cell table:style-name="ce282"/>
          <table:table-cell table:style-name="ce255" office:value-type="date" office:date-value="2023-10-12" calcext:value-type="date">
            <text:p>2023-10-12</text:p>
          </table:table-cell>
          <table:table-cell table:style-name="ce265" office:value-type="string" calcext:value-type="string">
            <text:p>Ohlins Rear Shock</text:p>
          </table:table-cell>
          <table:table-cell/>
          <table:table-cell table:style-name="ce293" office:value-type="currency" office:currency="GBP" office:value="400" calcext:value-type="currency">
            <text:p>£400.00</text:p>
          </table:table-cell>
          <table:table-cell table:number-columns-repeated="16374"/>
        </table:table-row>
        <table:table-row table:style-name="ro1">
          <table:table-cell/>
          <table:table-cell table:style-name="ce255" office:value-type="date" office:date-value="2024-11-10" calcext:value-type="date">
            <text:p>2024-11-10</text:p>
          </table:table-cell>
          <table:table-cell office:value-type="string" calcext:value-type="string">
            <text:p>SP Connect Phone Holder (Ram)</text:p>
          </table:table-cell>
          <table:table-cell/>
          <table:table-cell table:style-name="ce276" office:value-type="currency" office:currency="GBP" office:value="19.95" calcext:value-type="currency">
            <text:p>£19.95</text:p>
          </table:table-cell>
          <table:table-cell table:style-name="ce282"/>
          <table:table-cell table:style-name="ce255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Stainless Sprocket Nuts</text:p>
          </table:table-cell>
          <table:table-cell/>
          <table:table-cell table:style-name="ce293" table:formula="of:=16.7*2" office:value-type="currency" office:currency="GBP" office:value="33.4" calcext:value-type="currency">
            <text:p>£33.40</text:p>
          </table:table-cell>
          <table:table-cell table:number-columns-repeated="16374"/>
        </table:table-row>
        <table:table-row table:style-name="ro1">
          <table:table-cell/>
          <table:table-cell table:style-name="ce255" office:value-type="date" office:date-value="2025-01-24" calcext:value-type="date">
            <text:p>2025-01-24</text:p>
          </table:table-cell>
          <table:table-cell table:style-name="ce265" office:value-type="string" calcext:value-type="string">
            <text:p>Bagster Tank Cover</text:p>
          </table:table-cell>
          <table:table-cell/>
          <table:table-cell table:style-name="ce276" office:value-type="currency" office:currency="GBP" office:value="177.06" calcext:value-type="currency">
            <text:p>£177.06</text:p>
          </table:table-cell>
          <table:table-cell table:style-name="ce282"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ZX9R Stainless Front Caliper Hardware</text:p>
          </table:table-cell>
          <table:table-cell table:style-name="ce265"/>
          <table:table-cell table:style-name="ce293" table:formula="of:=22.34/2" office:value-type="currency" office:currency="GBP" office:value="11.17" calcext:value-type="currency">
            <text:p>£11.17</text:p>
          </table:table-cell>
          <table:table-cell table:number-columns-repeated="16374"/>
        </table:table-row>
        <table:table-row table:style-name="ro2">
          <table:table-cell/>
          <table:table-cell table:style-name="ce255" office:value-type="date" office:date-value="2025-02-18" calcext:value-type="date">
            <text:p>2025-02-18</text:p>
          </table:table-cell>
          <table:table-cell office:value-type="string" calcext:value-type="string">
            <text:p>Levers</text:p>
          </table:table-cell>
          <table:table-cell/>
          <table:table-cell table:style-name="ce276" office:value-type="currency" office:currency="GBP" office:value="55.99" calcext:value-type="currency">
            <text:p>£55.99</text:p>
          </table:table-cell>
          <table:table-cell table:style-name="ce282"/>
          <table:table-cell table:style-name="ce257" office:value-type="date" office:date-value="2024-04-06" calcext:value-type="date">
            <text:p>2024-04-06</text:p>
          </table:table-cell>
          <table:table-cell table:style-name="ce265" office:value-type="string" calcext:value-type="string">
            <text:p>ZX9R Stainless Exhaust Manifold Nuts</text:p>
          </table:table-cell>
          <table:table-cell/>
          <table:table-cell table:style-name="ce292" office:value-type="currency" office:currency="GBP" office:value="7.99" calcext:value-type="currency">
            <text:p>£7.99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5-02-18" calcext:value-type="date">
            <text:p>2025-02-18</text:p>
          </table:table-cell>
          <table:table-cell office:value-type="string" calcext:value-type="string">
            <text:p>+4 Ignition Advancer</text:p>
          </table:table-cell>
          <table:table-cell/>
          <table:table-cell table:style-name="ce276" office:value-type="currency" office:currency="GBP" office:value="22.99" calcext:value-type="currency">
            <text:p>£22.99</text:p>
          </table:table-cell>
          <table:table-cell table:style-name="ce282"/>
          <table:table-cell table:style-name="ce255" office:value-type="date" office:date-value="2024-04-21" calcext:value-type="date">
            <text:p>2024-04-21</text:p>
          </table:table-cell>
          <table:table-cell table:style-name="ce265" office:value-type="string" calcext:value-type="string">
            <text:p>ZX9R Tank Mounting Rubbers</text:p>
          </table:table-cell>
          <table:table-cell/>
          <table:table-cell table:style-name="ce293" table:formula="of:=(23.82/5)*1+4.8" office:value-type="currency" office:currency="GBP" office:value="9.564" calcext:value-type="currency">
            <text:p>£9.56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5-02-18" calcext:value-type="date">
            <text:p>2025-02-18</text:p>
          </table:table-cell>
          <table:table-cell office:value-type="string" calcext:value-type="string">
            <text:p>Stainless Fairing Bolt Kit</text:p>
          </table:table-cell>
          <table:table-cell/>
          <table:table-cell table:style-name="ce276" office:value-type="currency" office:currency="GBP" office:value="23.99" calcext:value-type="currency">
            <text:p>£23.99</text:p>
          </table:table-cell>
          <table:table-cell table:style-name="ce282"/>
          <table:table-cell table:style-name="ce255" office:value-type="date" office:date-value="2024-05-08" calcext:value-type="date">
            <text:p>2024-05-08</text:p>
          </table:table-cell>
          <table:table-cell office:value-type="string" calcext:value-type="string">
            <text:p>ZX636 Quick Action Throttle &amp; Grips</text:p>
          </table:table-cell>
          <table:table-cell/>
          <table:table-cell table:style-name="ce293" office:value-type="currency" office:currency="GBP" office:value="24.95" calcext:value-type="currency">
            <text:p>£24.95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5-02-18" calcext:value-type="date">
            <text:p>2025-02-18</text:p>
          </table:table-cell>
          <table:table-cell office:value-type="string" calcext:value-type="string">
            <text:p>Service Kit</text:p>
          </table:table-cell>
          <table:table-cell/>
          <table:table-cell table:style-name="ce276" office:value-type="currency" office:currency="GBP" office:value="55.97" calcext:value-type="currency">
            <text:p>£55.97</text:p>
          </table:table-cell>
          <table:table-cell table:style-name="ce282"/>
          <table:table-cell table:style-name="ce255" office:value-type="date" office:date-value="2024-07-01" calcext:value-type="date">
            <text:p>2024-07-01</text:p>
          </table:table-cell>
          <table:table-cell office:value-type="string" calcext:value-type="string">
            <text:p>Seat Bracket</text:p>
          </table:table-cell>
          <table:table-cell/>
          <table:table-cell table:style-name="ce293" office:value-type="currency" office:currency="GBP" office:value="10" calcext:value-type="currency">
            <text:p>£10.00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5-02-18" calcext:value-type="date">
            <text:p>2025-02-18</text:p>
          </table:table-cell>
          <table:table-cell office:value-type="string" calcext:value-type="string">
            <text:p>Stainless Fork Pinch Bolts</text:p>
          </table:table-cell>
          <table:table-cell/>
          <table:table-cell table:style-name="ce276" office:value-type="currency" office:currency="GBP" office:value="9.99" calcext:value-type="currency">
            <text:p>£9.99</text:p>
          </table:table-cell>
          <table:table-cell table:style-name="ce282"/>
          <table:table-cell table:style-name="ce255" office:value-type="date" office:date-value="2024-07-24" calcext:value-type="date">
            <text:p>2024-07-24</text:p>
          </table:table-cell>
          <table:table-cell office:value-type="string" calcext:value-type="string">
            <text:p>Carb Heater Pipes</text:p>
          </table:table-cell>
          <table:table-cell/>
          <table:table-cell table:style-name="ce293" office:value-type="currency" office:currency="GBP" office:value="20" calcext:value-type="currency">
            <text:p>£20.00</text:p>
          </table:table-cell>
          <table:table-cell/>
          <table:table-cell table:style-name="ce265"/>
          <table:table-cell table:number-columns-repeated="5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Sump Bolt</text:p>
          </table:table-cell>
          <table:table-cell/>
          <table:table-cell table:style-name="ce276" office:value-type="currency" office:currency="GBP" office:value="7.59" calcext:value-type="currency">
            <text:p>£7.59</text:p>
          </table:table-cell>
          <table:table-cell table:style-name="ce282"/>
          <table:table-cell table:style-name="ce255" office:value-type="date" office:date-value="2024-09-05" calcext:value-type="date">
            <text:p>2024-09-05</text:p>
          </table:table-cell>
          <table:table-cell office:value-type="string" calcext:value-type="string">
            <text:p>ZX9R Carb Rebuild Kit</text:p>
          </table:table-cell>
          <table:table-cell/>
          <table:table-cell table:style-name="ce292" office:value-type="currency" office:currency="GBP" office:value="20" calcext:value-type="currency">
            <text:p>£20.00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Stainless Front Disc Bolts</text:p>
          </table:table-cell>
          <table:table-cell/>
          <table:table-cell table:style-name="ce276" office:value-type="currency" office:currency="GBP" office:value="35.14" calcext:value-type="currency">
            <text:p>£35.14</text:p>
          </table:table-cell>
          <table:table-cell table:style-name="ce282"/>
          <table:table-cell table:style-name="ce255" office:value-type="date" office:date-value="2024-10-09" calcext:value-type="date">
            <text:p>2024-10-09</text:p>
          </table:table-cell>
          <table:table-cell table:style-name="ce265" office:value-type="string" calcext:value-type="string">
            <text:p>ZX9R Coils</text:p>
          </table:table-cell>
          <table:table-cell/>
          <table:table-cell table:style-name="ce292" office:value-type="currency" office:currency="GBP" office:value="40" calcext:value-type="currency">
            <text:p>£40.00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5-02-18" calcext:value-type="date">
            <text:p>2025-02-18</text:p>
          </table:table-cell>
          <table:table-cell office:value-type="string" calcext:value-type="string">
            <text:p>LED Headlight bulb</text:p>
          </table:table-cell>
          <table:table-cell/>
          <table:table-cell table:style-name="ce276" table:formula="of:=45.99/2" office:value-type="currency" office:currency="GBP" office:value="22.995" calcext:value-type="currency">
            <text:p>£23.00</text:p>
          </table:table-cell>
          <table:table-cell table:style-name="ce282"/>
          <table:table-cell table:style-name="ce255" office:value-type="date" office:date-value="2024-10-22" calcext:value-type="date">
            <text:p>2024-10-22</text:p>
          </table:table-cell>
          <table:table-cell office:value-type="string" calcext:value-type="string">
            <text:p>Bagster Tank Cover</text:p>
          </table:table-cell>
          <table:table-cell/>
          <table:table-cell table:style-name="ce292" table:formula="of:=93.43+2.76" office:value-type="currency" office:currency="GBP" office:value="96.19" calcext:value-type="currency">
            <text:p>£96.19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6"/>
          <table:table-cell table:style-name="ce265" table:number-columns-repeated="2"/>
          <table:table-cell table:style-name="ce276"/>
          <table:table-cell table:style-name="ce282"/>
          <table:table-cell table:style-name="ce255" office:value-type="date" office:date-value="2024-10-31" calcext:value-type="date">
            <text:p>2024-10-31</text:p>
          </table:table-cell>
          <table:table-cell table:style-name="ce265" office:value-type="string" calcext:value-type="string">
            <text:p>Uncut Wiring Loom</text:p>
          </table:table-cell>
          <table:table-cell/>
          <table:table-cell table:style-name="ce292" office:value-type="currency" office:currency="GBP" office:value="50" calcext:value-type="currency">
            <text:p>£50.00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/>
          <table:table-cell table:style-name="ce266" office:value-type="string" calcext:value-type="string">
            <text:p>Honda ST1100</text:p>
          </table:table-cell>
          <table:table-cell/>
          <table:table-cell table:style-name="ce276"/>
          <table:table-cell table:style-name="ce282"/>
          <table:table-cell table:style-name="ce257" office:value-type="date" office:date-value="2024-11-02" calcext:value-type="date">
            <text:p>2024-11-02</text:p>
          </table:table-cell>
          <table:table-cell office:value-type="string" calcext:value-type="string">
            <text:p>Keyrings (B1)</text:p>
          </table:table-cell>
          <table:table-cell/>
          <table:table-cell table:style-name="ce293" office:value-type="currency" office:currency="GBP" office:value="5.98" calcext:value-type="currency">
            <text:p>£5.98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4-10-18" calcext:value-type="date">
            <text:p>2024-10-18</text:p>
          </table:table-cell>
          <table:table-cell office:value-type="string" calcext:value-type="string">
            <text:p>Keyrings</text:p>
          </table:table-cell>
          <table:table-cell/>
          <table:table-cell table:style-name="ce276" office:value-type="currency" office:currency="GBP" office:value="5.98" calcext:value-type="currency">
            <text:p>£5.98</text:p>
          </table:table-cell>
          <table:table-cell table:style-name="ce282"/>
          <table:table-cell table:style-name="ce257" office:value-type="date" office:date-value="2024-11-07" calcext:value-type="date">
            <text:p>2024-11-07</text:p>
          </table:table-cell>
          <table:table-cell table:style-name="ce265" office:value-type="string" calcext:value-type="string">
            <text:p>Fuel Tap Repair Kit</text:p>
          </table:table-cell>
          <table:table-cell/>
          <table:table-cell table:style-name="ce293" office:value-type="currency" office:currency="GBP" office:value="15.95" calcext:value-type="currency">
            <text:p>£15.95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4-10-18" calcext:value-type="date">
            <text:p>2024-10-18</text:p>
          </table:table-cell>
          <table:table-cell office:value-type="string" calcext:value-type="string">
            <text:p>Fuel Filter</text:p>
          </table:table-cell>
          <table:table-cell/>
          <table:table-cell table:style-name="ce276" office:value-type="currency" office:currency="GBP" office:value="8.7" calcext:value-type="currency">
            <text:p>£8.70</text:p>
          </table:table-cell>
          <table:table-cell table:style-name="ce282"/>
          <table:table-cell table:style-name="ce255" office:value-type="date" office:date-value="2024-11-07" calcext:value-type="date">
            <text:p>2024-11-07</text:p>
          </table:table-cell>
          <table:table-cell office:value-type="string" calcext:value-type="string">
            <text:p>ZX9R Spark Plugs</text:p>
          </table:table-cell>
          <table:table-cell/>
          <table:table-cell table:style-name="ce292" office:value-type="currency" office:currency="GBP" office:value="36.95" calcext:value-type="currency">
            <text:p>£36.95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4-10-18" calcext:value-type="date">
            <text:p>2024-10-18</text:p>
          </table:table-cell>
          <table:table-cell table:style-name="ce265" office:value-type="string" calcext:value-type="string">
            <text:p>Exhaust Gaskets</text:p>
          </table:table-cell>
          <table:table-cell/>
          <table:table-cell table:style-name="ce276" office:value-type="currency" office:currency="GBP" office:value="7" calcext:value-type="currency">
            <text:p>£7.00</text:p>
          </table:table-cell>
          <table:table-cell table:style-name="ce282"/>
          <table:table-cell table:style-name="ce257" office:value-type="date" office:date-value="2025-01-15" calcext:value-type="date">
            <text:p>2025-01-15</text:p>
          </table:table-cell>
          <table:table-cell table:style-name="ce265" office:value-type="string" calcext:value-type="string">
            <text:p>Nissin 6 Pot Calipers</text:p>
          </table:table-cell>
          <table:table-cell table:style-name="ce265"/>
          <table:table-cell table:style-name="ce293" office:value-type="currency" office:currency="GBP" office:value="275" calcext:value-type="currency">
            <text:p>£275.00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4-10-21" calcext:value-type="date">
            <text:p>2024-10-21</text:p>
          </table:table-cell>
          <table:table-cell office:value-type="string" calcext:value-type="string">
            <text:p>Footrest Rubbers</text:p>
          </table:table-cell>
          <table:table-cell/>
          <table:table-cell table:style-name="ce276" office:value-type="currency" office:currency="GBP" office:value="19.18" calcext:value-type="currency">
            <text:p>£19.18</text:p>
          </table:table-cell>
          <table:table-cell table:style-name="ce282"/>
          <table:table-cell table:style-name="ce255" office:value-type="date" office:date-value="2025-01-19" calcext:value-type="date">
            <text:p>2025-01-19</text:p>
          </table:table-cell>
          <table:table-cell office:value-type="string" calcext:value-type="string">
            <text:p>ZX9R Uncut Wiring Loom</text:p>
          </table:table-cell>
          <table:table-cell/>
          <table:table-cell table:style-name="ce292" office:value-type="currency" office:currency="GBP" office:value="50" calcext:value-type="currency">
            <text:p>£50.00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4-10-31" calcext:value-type="date">
            <text:p>2024-10-31</text:p>
          </table:table-cell>
          <table:table-cell office:value-type="string" calcext:value-type="string">
            <text:p>Levers</text:p>
          </table:table-cell>
          <table:table-cell/>
          <table:table-cell table:style-name="ce276" office:value-type="currency" office:currency="GBP" office:value="33.39" calcext:value-type="currency">
            <text:p>£33.39</text:p>
          </table:table-cell>
          <table:table-cell table:style-name="ce282"/>
          <table:table-cell table:style-name="ce257" office:value-type="date" office:date-value="2025-02-23" calcext:value-type="date">
            <text:p>2025-02-23</text:p>
          </table:table-cell>
          <table:table-cell table:style-name="ce267" office:value-type="string" calcext:value-type="string">
            <text:p>ZX9R Rear Wheel &amp; Tyre etc.</text:p>
          </table:table-cell>
          <table:table-cell/>
          <table:table-cell table:style-name="ce293" office:value-type="currency" office:currency="GBP" office:value="20" calcext:value-type="currency">
            <text:p>£20.00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4-11-19" calcext:value-type="date">
            <text:p>2024-11-19</text:p>
          </table:table-cell>
          <table:table-cell table:style-name="ce265" office:value-type="string" calcext:value-type="string">
            <text:p>Bagster Tank Cover</text:p>
          </table:table-cell>
          <table:table-cell/>
          <table:table-cell table:style-name="ce276" office:value-type="currency" office:currency="GBP" office:value="115" calcext:value-type="currency">
            <text:p>£115.00</text:p>
          </table:table-cell>
          <table:table-cell table:style-name="ce282"/>
          <table:table-cell table:style-name="ce255" office:value-type="date" office:date-value="2025-04-10" calcext:value-type="date">
            <text:p>2025-04-10</text:p>
          </table:table-cell>
          <table:table-cell table:style-name="ce265" office:value-type="string" calcext:value-type="string">
            <text:p>ZX9R Fork Seals &amp; Rebuild Kit</text:p>
          </table:table-cell>
          <table:table-cell/>
          <table:table-cell table:style-name="ce292" office:value-type="currency" office:currency="GBP" office:value="45.99" calcext:value-type="currency">
            <text:p>£45.99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5-01-26" calcext:value-type="date">
            <text:p>2025-01-26</text:p>
          </table:table-cell>
          <table:table-cell table:style-name="ce267" office:value-type="string" calcext:value-type="string">
            <text:p>Rear Brake Pads</text:p>
          </table:table-cell>
          <table:table-cell/>
          <table:table-cell table:style-name="ce276" office:value-type="currency" office:currency="GBP" office:value="8.95" calcext:value-type="currency">
            <text:p>£8.95</text:p>
          </table:table-cell>
          <table:table-cell table:style-name="ce282"/>
          <table:table-cell table:style-name="ce255" office:value-type="date" office:date-value="2025-04-11" calcext:value-type="date">
            <text:p>2025-04-11</text:p>
          </table:table-cell>
          <table:table-cell table:style-name="ce265" office:value-type="string" calcext:value-type="string">
            <text:p>ZX9R Replacement Forks</text:p>
          </table:table-cell>
          <table:table-cell/>
          <table:table-cell table:style-name="ce292" office:value-type="currency" office:currency="GBP" office:value="113" calcext:value-type="currency">
            <text:p>£113.00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6"/>
          <table:table-cell table:style-name="ce265" table:number-columns-repeated="2"/>
          <table:table-cell table:style-name="ce276"/>
          <table:table-cell table:style-name="ce282"/>
          <table:table-cell table:style-name="ce257" office:value-type="date" office:date-value="2025-10-08" calcext:value-type="date">
            <text:p>2025-10-08</text:p>
          </table:table-cell>
          <table:table-cell office:value-type="string" calcext:value-type="string">
            <text:p>Replacement Front Calipers</text:p>
          </table:table-cell>
          <table:table-cell/>
          <table:table-cell table:style-name="ce293" office:value-type="currency" office:currency="GBP" office:value="123" calcext:value-type="currency">
            <text:p>£123.00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6"/>
          <table:table-cell table:style-name="ce264" office:value-type="string" calcext:value-type="string">
            <text:p>Kawasaki GT550</text:p>
          </table:table-cell>
          <table:table-cell table:style-name="ce265"/>
          <table:table-cell table:style-name="ce276"/>
          <table:table-cell table:style-name="ce282"/>
          <table:table-cell table:style-name="ce257" office:value-type="date" office:date-value="2025-10-08" calcext:value-type="date">
            <text:p>2025-10-08</text:p>
          </table:table-cell>
          <table:table-cell table:style-name="ce265" office:value-type="string" calcext:value-type="string">
            <text:p>Front Brake Pads</text:p>
          </table:table-cell>
          <table:table-cell/>
          <table:table-cell table:style-name="ce293" office:value-type="currency" office:currency="GBP" office:value="43.79" calcext:value-type="currency">
            <text:p>£43.79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4-06-19" calcext:value-type="date">
            <text:p>2024-06-19</text:p>
          </table:table-cell>
          <table:table-cell table:style-name="ce265" office:value-type="string" calcext:value-type="string">
            <text:p>Bar Risers</text:p>
          </table:table-cell>
          <table:table-cell/>
          <table:table-cell table:style-name="ce276" office:value-type="currency" office:currency="GBP" office:value="8.29" calcext:value-type="currency">
            <text:p>£8.29</text:p>
          </table:table-cell>
          <table:table-cell table:style-name="ce282"/>
          <table:table-cell table:style-name="ce257" office:value-type="date" office:date-value="2025-10-27" calcext:value-type="date">
            <text:p>2025-10-27</text:p>
          </table:table-cell>
          <table:table-cell office:value-type="string" calcext:value-type="string">
            <text:p>Seat Latch/Rentec Mount</text:p>
          </table:table-cell>
          <table:table-cell/>
          <table:table-cell table:style-name="ce293" office:value-type="currency" office:currency="GBP" office:value="10" calcext:value-type="currency">
            <text:p>£10.00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5" office:value-type="date" office:date-value="2024-06-20" calcext:value-type="date">
            <text:p>2024-06-20</text:p>
          </table:table-cell>
          <table:table-cell office:value-type="string" calcext:value-type="string">
            <text:p>Handlebars</text:p>
          </table:table-cell>
          <table:table-cell/>
          <table:table-cell table:style-name="ce276" office:value-type="currency" office:currency="GBP" office:value="16.95" calcext:value-type="currency">
            <text:p>£16.95</text:p>
          </table:table-cell>
          <table:table-cell table:style-name="ce282"/>
          <table:table-cell table:style-name="ce255" office:value-type="date" office:date-value="2025-10-27" calcext:value-type="date">
            <text:p>2025-10-27</text:p>
          </table:table-cell>
          <table:table-cell table:style-name="ce265" office:value-type="string" calcext:value-type="string">
            <text:p>Fairing H Frame</text:p>
          </table:table-cell>
          <table:table-cell/>
          <table:table-cell table:style-name="ce292" office:value-type="currency" office:currency="GBP" office:value="19.95" calcext:value-type="currency">
            <text:p>£19.95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7" office:value-type="date" office:date-value="2024-08-03" calcext:value-type="date">
            <text:p>2024-08-03</text:p>
          </table:table-cell>
          <table:table-cell table:style-name="ce265" office:value-type="string" calcext:value-type="string">
            <text:p>GT550 HEL Brake Lines</text:p>
          </table:table-cell>
          <table:table-cell/>
          <table:table-cell table:style-name="ce276" office:value-type="currency" office:currency="GBP" office:value="64.95" calcext:value-type="currency">
            <text:p>£64.95</text:p>
          </table:table-cell>
          <table:table-cell table:style-name="ce282"/>
          <table:table-cell table:style-name="ce257" office:value-type="date" office:date-value="2025-10-29" calcext:value-type="date">
            <text:p>2025-10-29</text:p>
          </table:table-cell>
          <table:table-cell office:value-type="string" calcext:value-type="string">
            <text:p>Rentec Rack</text:p>
          </table:table-cell>
          <table:table-cell/>
          <table:table-cell table:style-name="ce292" office:value-type="currency" office:currency="GBP" office:value="45.91" calcext:value-type="currency">
            <text:p>£45.91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7" office:value-type="date" office:date-value="2024-08-03" calcext:value-type="date">
            <text:p>2024-08-03</text:p>
          </table:table-cell>
          <table:table-cell table:style-name="ce265" office:value-type="string" calcext:value-type="string">
            <text:p>Tool Roll</text:p>
          </table:table-cell>
          <table:table-cell/>
          <table:table-cell table:style-name="ce276" table:formula="of:=13.32/2" office:value-type="currency" office:currency="GBP" office:value="6.66" calcext:value-type="currency">
            <text:p>£6.66</text:p>
          </table:table-cell>
          <table:table-cell table:style-name="ce282"/>
          <table:table-cell table:style-name="ce257" office:value-type="date" office:date-value="2025-11-13" calcext:value-type="date">
            <text:p>2025-11-13</text:p>
          </table:table-cell>
          <table:table-cell table:style-name="ce265" office:value-type="string" calcext:value-type="string">
            <text:p>Tokico 6 Pot Calipers</text:p>
          </table:table-cell>
          <table:table-cell table:style-name="ce265"/>
          <table:table-cell table:style-name="ce293" office:value-type="currency" office:currency="GBP" office:value="83" calcext:value-type="currency">
            <text:p>£83.00</text:p>
          </table:table-cell>
          <table:table-cell table:number-columns-repeated="6"/>
          <table:table-cell table:style-name="ce265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7" office:value-type="date" office:date-value="2024-08-03" calcext:value-type="date">
            <text:p>2024-08-03</text:p>
          </table:table-cell>
          <table:table-cell office:value-type="string" calcext:value-type="string">
            <text:p>GT550 Spare Key</text:p>
          </table:table-cell>
          <table:table-cell/>
          <table:table-cell table:style-name="ce276" office:value-type="currency" office:currency="GBP" office:value="13.5" calcext:value-type="currency">
            <text:p>£13.50</text:p>
          </table:table-cell>
          <table:table-cell table:style-name="ce282"/>
          <table:table-cell table:style-name="ce258" office:value-type="date" office:date-value="2025-12-07" calcext:value-type="date">
            <text:p>2025-12-07</text:p>
          </table:table-cell>
          <table:table-cell table:style-name="ce265" office:value-type="string" calcext:value-type="string">
            <text:p>Radiator</text:p>
          </table:table-cell>
          <table:table-cell table:style-name="ce265"/>
          <table:table-cell table:style-name="ce293" office:value-type="currency" office:currency="GBP" office:value="48.5" calcext:value-type="currency">
            <text:p>£48.50</text:p>
          </table:table-cell>
          <table:table-cell table:number-columns-repeated="6"/>
          <table:table-cell table:style-name="ce265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7" office:value-type="date" office:date-value="2024-09-05" calcext:value-type="date">
            <text:p>2024-09-05</text:p>
          </table:table-cell>
          <table:table-cell table:style-name="ce265" office:value-type="string" calcext:value-type="string">
            <text:p>GT550 Brake Caliper Rubber Boot</text:p>
          </table:table-cell>
          <table:table-cell/>
          <table:table-cell table:style-name="ce276" office:value-type="currency" office:currency="GBP" office:value="15.02" calcext:value-type="currency">
            <text:p>£15.02</text:p>
          </table:table-cell>
          <table:table-cell table:style-name="ce282"/>
          <table:table-cell table:style-name="ce257" office:value-type="date" office:date-value="2026-01-05" calcext:value-type="date">
            <text:p>2026-01-05</text:p>
          </table:table-cell>
          <table:table-cell table:style-name="ce265" office:value-type="string" calcext:value-type="string">
            <text:p>Stainless Steel Fuel Cap Bolts</text:p>
          </table:table-cell>
          <table:table-cell/>
          <table:table-cell table:style-name="ce276" table:formula="of:=8.6+(4.5/2)" office:value-type="currency" office:currency="GBP" office:value="10.85" calcext:value-type="currency">
            <text:p>£10.85</text:p>
          </table:table-cell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6"/>
          <table:table-cell table:style-name="ce265" table:number-columns-repeated="2"/>
          <table:table-cell table:style-name="ce276"/>
          <table:table-cell table:style-name="ce282"/>
          <table:table-cell table:style-name="ce286"/>
          <table:table-cell table:style-name="ce264"/>
          <table:table-cell table:style-name="ce265"/>
          <table:table-cell table:style-name="ce293"/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2">
          <table:table-cell/>
          <table:table-cell table:style-name="ce256"/>
          <table:table-cell table:style-name="ce264" office:value-type="string" calcext:value-type="string">
            <text:p>Universal</text:p>
          </table:table-cell>
          <table:table-cell table:style-name="ce265"/>
          <table:table-cell table:style-name="ce276"/>
          <table:table-cell table:style-name="ce282"/>
          <table:table-cell table:style-name="ce286"/>
          <table:table-cell table:style-name="ce264" office:value-type="string" calcext:value-type="string">
            <text:p>Harley FLHTK</text:p>
          </table:table-cell>
          <table:table-cell table:style-name="ce265"/>
          <table:table-cell table:style-name="ce293"/>
          <table:table-cell table:number-columns-repeated="7"/>
          <table:table-cell table:style-name="Default" table:number-columns-repeated="4"/>
          <table:table-cell table:number-columns-repeated="16363"/>
        </table:table-row>
        <table:table-row table:style-name="ro1">
          <table:table-cell/>
          <table:table-cell table:style-name="ce257" office:value-type="date" office:date-value="2025-09-06" calcext:value-type="date">
            <text:p>2025-09-06</text:p>
          </table:table-cell>
          <table:table-cell office:value-type="string" calcext:value-type="string">
            <text:p>Bar Ends</text:p>
          </table:table-cell>
          <table:table-cell/>
          <table:table-cell table:style-name="ce276" office:value-type="currency" office:currency="GBP" office:value="8.99" calcext:value-type="currency">
            <text:p>£8.99</text:p>
          </table:table-cell>
          <table:table-cell table:style-name="ce282"/>
          <table:table-cell table:style-name="ce257" office:value-type="date" office:date-value="2023-03-03" calcext:value-type="date">
            <text:p>2023-03-03</text:p>
          </table:table-cell>
          <table:table-cell office:value-type="string" calcext:value-type="string">
            <text:p>Tourpak Inner Bag</text:p>
          </table:table-cell>
          <table:table-cell/>
          <table:table-cell table:style-name="ce294" office:value-type="currency" office:currency="£" office:value="25.98" calcext:value-type="currency">
            <text:p>£25.98</text:p>
          </table:table-cell>
          <table:table-cell table:number-columns-repeated="16374"/>
        </table:table-row>
        <table:table-row table:style-name="ro3">
          <table:table-cell/>
          <table:table-cell table:style-name="ce255" office:value-type="date" office:date-value="2023-08-03" calcext:value-type="date">
            <text:p>2023-08-03</text:p>
          </table:table-cell>
          <table:table-cell office:value-type="string" calcext:value-type="string">
            <text:p>SAE Connector</text:p>
          </table:table-cell>
          <table:table-cell/>
          <table:table-cell table:style-name="ce277" table:formula="of:=16.41/3" office:value-type="currency" office:currency="GBP" office:value="5.47" calcext:value-type="currency">
            <text:p>£5.47</text:p>
          </table:table-cell>
          <table:table-cell table:style-name="ce282"/>
          <table:table-cell table:style-name="ce257" office:value-type="date" office:date-value="2023-03-03" calcext:value-type="date">
            <text:p>2023-03-03</text:p>
          </table:table-cell>
          <table:table-cell office:value-type="string" calcext:value-type="string">
            <text:p>Pannier Inner Bags</text:p>
          </table:table-cell>
          <table:table-cell/>
          <table:table-cell table:style-name="ce294" office:value-type="currency" office:currency="£" office:value="32.48" calcext:value-type="currency">
            <text:p>£32.48</text:p>
          </table:table-cell>
          <table:table-cell table:number-columns-repeated="16374"/>
        </table:table-row>
        <table:table-row table:style-name="ro1">
          <table:table-cell/>
          <table:table-cell table:style-name="ce257" office:value-type="date" office:date-value="2025-01-06" calcext:value-type="date">
            <text:p>2025-01-06</text:p>
          </table:table-cell>
          <table:table-cell table:style-name="ce265" office:value-type="string" calcext:value-type="string">
            <text:p>SAE Connector + USB</text:p>
          </table:table-cell>
          <table:table-cell/>
          <table:table-cell table:style-name="ce276" table:formula="of:=22.97-5.99+(7.49/2)" office:value-type="currency" office:currency="GBP" office:value="20.725" calcext:value-type="currency">
            <text:p>£20.73</text:p>
          </table:table-cell>
          <table:table-cell table:style-name="ce282"/>
          <table:table-cell table:style-name="ce257" office:value-type="date" office:date-value="2023-04-30" calcext:value-type="date">
            <text:p>2023-04-30</text:p>
          </table:table-cell>
          <table:table-cell office:value-type="string" calcext:value-type="string">
            <text:p>Fairing Cover</text:p>
          </table:table-cell>
          <table:table-cell/>
          <table:table-cell table:style-name="ce294" office:value-type="currency" office:currency="£" office:value="78.475" calcext:value-type="currency">
            <text:p>£78.48</text:p>
          </table:table-cell>
          <table:table-cell table:number-columns-repeated="16374"/>
        </table:table-row>
        <table:table-row table:style-name="ro1">
          <table:table-cell/>
          <table:table-cell table:style-name="ce257" office:value-type="date" office:date-value="2024-11-27" calcext:value-type="date">
            <text:p>2024-11-27</text:p>
          </table:table-cell>
          <table:table-cell office:value-type="string" calcext:value-type="string">
            <text:p>SAE Adaptor</text:p>
          </table:table-cell>
          <table:table-cell/>
          <table:table-cell table:style-name="ce276" table:formula="of:=7.87/2" office:value-type="currency" office:currency="GBP" office:value="3.935" calcext:value-type="currency">
            <text:p>£3.94</text:p>
          </table:table-cell>
          <table:table-cell table:style-name="ce282"/>
          <table:table-cell table:style-name="ce257" office:value-type="date" office:date-value="2023-05-23" calcext:value-type="date">
            <text:p>2023-05-23</text:p>
          </table:table-cell>
          <table:table-cell office:value-type="string" calcext:value-type="string">
            <text:p>Rear Footboard Covers</text:p>
          </table:table-cell>
          <table:table-cell/>
          <table:table-cell table:style-name="ce294" office:value-type="currency" office:currency="£" office:value="77" calcext:value-type="currency">
            <text:p>£77.00</text:p>
          </table:table-cell>
          <table:table-cell table:number-columns-repeated="16374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R&amp;G Barends</text:p>
          </table:table-cell>
          <table:table-cell/>
          <table:table-cell table:style-name="ce278" table:formula="of:=32.29+4.99" office:value-type="currency" office:currency="GBP" office:value="37.28" calcext:value-type="currency">
            <text:p>£37.28</text:p>
          </table:table-cell>
          <table:table-cell table:style-name="ce282"/>
          <table:table-cell table:style-name="ce286"/>
          <table:table-cell table:style-name="ce265" table:number-columns-repeated="2"/>
          <table:table-cell table:style-name="ce293"/>
          <table:table-cell table:number-columns-repeated="16374"/>
        </table:table-row>
        <table:table-row table:style-name="ro1">
          <table:table-cell/>
          <table:table-cell table:style-name="ce256"/>
          <table:table-cell table:style-name="ce264"/>
          <table:table-cell table:style-name="ce265"/>
          <table:table-cell table:style-name="ce276"/>
          <table:table-cell table:style-name="ce282"/>
          <table:table-cell table:style-name="ce286"/>
          <table:table-cell table:style-name="ce265" table:number-columns-repeated="2"/>
          <table:table-cell table:style-name="ce293"/>
          <table:table-cell table:number-columns-repeated="16374"/>
        </table:table-row>
        <table:table-row table:style-name="ro1">
          <table:table-cell/>
          <table:table-cell table:style-name="ce256"/>
          <table:table-cell table:style-name="ce264" office:value-type="string" calcext:value-type="string">
            <text:p>Kawasaki ZZR1100 D</text:p>
          </table:table-cell>
          <table:table-cell table:style-name="ce265"/>
          <table:table-cell table:style-name="ce276"/>
          <table:table-cell table:style-name="ce282"/>
          <table:table-cell table:style-name="ce286"/>
          <table:table-cell table:style-name="ce265" table:number-columns-repeated="2"/>
          <table:table-cell table:style-name="ce293"/>
          <table:table-cell table:number-columns-repeated="16374"/>
        </table:table-row>
        <table:table-row table:style-name="ro1">
          <table:table-cell/>
          <table:table-cell table:style-name="ce258" office:value-type="date" office:date-value="2026-01-07" calcext:value-type="date">
            <text:p>2026-01-07</text:p>
          </table:table-cell>
          <table:table-cell table:style-name="ce265" office:value-type="string" calcext:value-type="string">
            <text:p>Bagster Tank Cover &amp; New Clips</text:p>
          </table:table-cell>
          <table:table-cell table:style-name="ce265"/>
          <table:table-cell table:number-columns-repeated="2" table:style-name="ce276" office:value-type="currency" office:currency="GBP" office:value="100" calcext:value-type="currency">
            <text:p>£100.00</text:p>
          </table:table-cell>
          <table:table-cell table:style-name="ce286"/>
          <table:table-cell table:style-name="ce265" table:number-columns-repeated="2"/>
          <table:table-cell table:style-name="ce293"/>
          <table:table-cell table:number-columns-repeated="16374"/>
        </table:table-row>
        <table:table-row table:style-name="ro1">
          <table:table-cell/>
          <table:table-cell table:style-name="ce259"/>
          <table:table-cell table:style-name="ce268" office:value-type="string" calcext:value-type="string">
            <text:p>Sub-Total</text:p>
          </table:table-cell>
          <table:table-cell table:style-name="ce272"/>
          <table:table-cell table:style-name="ce279" table:formula="of:=SUM([.E3:.E42])" office:value-type="currency" office:currency="GBP" office:value="947.515" calcext:value-type="currency">
            <text:p>£947.52</text:p>
          </table:table-cell>
          <table:table-cell table:style-name="ce272"/>
          <table:table-cell table:style-name="ce287"/>
          <table:table-cell table:style-name="ce268" office:value-type="string" calcext:value-type="string">
            <text:p>Total To Date</text:p>
          </table:table-cell>
          <table:table-cell table:style-name="ce272"/>
          <table:table-cell table:style-name="ce295" table:formula="of:=[.E43]+SUM([.J3:.J42])" office:value-type="currency" office:currency="GBP" office:value="2948.574" calcext:value-type="currency">
            <text:p>£2,948.57</text:p>
          </table:table-cell>
          <table:table-cell table:number-columns-repeated="16374"/>
        </table:table-row>
        <table:table-row table:style-name="ro1">
          <table:table-cell/>
          <table:table-cell table:style-name="ce260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/>
          <table:table-cell table:style-name="ce261"/>
          <table:table-cell table:number-columns-repeated="2"/>
          <table:table-cell table:style-name="ce281"/>
          <table:table-cell table:number-columns-repeated="16379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rley_Davidson_FXLR_Low_Rider" table:style-name="ta1">
        <table:table-column table:style-name="co1" table:default-cell-style-name="ce252"/>
        <table:table-column table:style-name="co2" table:default-cell-style-name="ce252"/>
        <table:table-column table:style-name="co6" table:default-cell-style-name="ce252"/>
        <table:table-column table:style-name="co4" table:default-cell-style-name="ce252"/>
        <table:table-column table:style-name="co2" table:default-cell-style-name="ce302"/>
        <table:table-column table:style-name="co1" table:default-cell-style-name="ce252"/>
        <table:table-column table:style-name="co5" table:default-cell-style-name="ce252"/>
        <table:table-column table:style-name="co6" table:default-cell-style-name="ce252"/>
        <table:table-column table:style-name="co1" table:default-cell-style-name="ce252"/>
        <table:table-column table:style-name="co2" table:default-cell-style-name="ce302"/>
        <table:table-column table:style-name="co1" table:default-cell-style-name="ce252"/>
        <table:table-column table:style-name="co2" table:default-cell-style-name="ce313"/>
        <table:table-column table:style-name="co9" table:default-cell-style-name="ce317"/>
        <table:table-column table:style-name="co10" table:default-cell-style-name="ce324"/>
        <table:table-column table:style-name="co5" table:default-cell-style-name="ce280"/>
        <table:table-column table:style-name="co11" table:default-cell-style-name="ce324"/>
        <table:table-column table:style-name="co12" table:default-cell-style-name="ce324"/>
        <table:table-column table:style-name="co13" table:default-cell-style-name="ce324"/>
        <table:table-column table:style-name="co14" table:default-cell-style-name="ce324"/>
        <table:table-column table:style-name="co15" table:default-cell-style-name="ce252"/>
        <table:table-column table:style-name="co16" table:default-cell-style-name="ce252"/>
        <table:table-column table:style-name="co17" table:default-cell-style-name="ce252"/>
        <table:table-column table:style-name="co7" table:number-columns-repeated="1002" table:default-cell-style-name="ce252"/>
        <table:table-column table:style-name="co8" table:number-columns-repeated="15360" table:default-cell-style-name="ce265"/>
        <table:table-row table:style-name="ro1">
          <table:table-cell/>
          <table:table-cell table:style-name="ce253"/>
          <table:table-cell table:style-name="ce262" office:value-type="string" calcext:value-type="string">
            <text:p>Motorcycle Costs</text:p>
          </table:table-cell>
          <table:table-cell table:style-name="ce269"/>
          <table:table-cell table:style-name="ce296"/>
          <table:table-cell table:style-name="ce269"/>
          <table:table-cell table:style-name="ce262"/>
          <table:table-cell table:style-name="ce269" table:number-columns-repeated="2"/>
          <table:table-cell table:style-name="ce303"/>
          <table:table-cell/>
          <table:table-cell table:style-name="ce307"/>
          <table:table-cell table:style-name="ce314" office:value-type="string" calcext:value-type="string">
            <text:p>Fuel Costs</text:p>
          </table:table-cell>
          <table:table-cell table:style-name="ce322"/>
          <table:table-cell/>
          <table:table-cell table:style-name="ce334" office:value-type="string" calcext:value-type="string">
            <text:p>Fuel Economy</text:p>
          </table:table-cell>
          <table:table-cell table:style-name="ce338" table:number-columns-repeated="3"/>
          <table:table-cell/>
          <table:table-cell table:style-name="ce346" office:value-type="string" calcext:value-type="string">
            <text:p>Vehicle Details</text:p>
          </table:table-cell>
          <table:table-cell table:style-name="ce349"/>
          <table:table-cell table:number-columns-repeated="16362"/>
        </table:table-row>
        <table:table-row table:style-name="ro4">
          <table:table-cell/>
          <table:table-cell table:style-name="ce25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97" office:value-type="string" calcext:value-type="string">
            <text:p>Cost</text:p>
          </table:table-cell>
          <table:table-cell table:style-name="ce271"/>
          <table:table-cell table:style-name="ce263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304" office:value-type="string" calcext:value-type="string">
            <text:p>Cost</text:p>
          </table:table-cell>
          <table:table-cell/>
          <table:table-cell table:style-name="ce308" office:value-type="string" calcext:value-type="string">
            <text:p>Date</text:p>
          </table:table-cell>
          <table:table-cell table:style-name="ce315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329" office:value-type="string" calcext:value-type="string">
            <text:p>Cost</text:p>
          </table:table-cell>
          <table:table-cell table:style-name="ce323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 table:style-name="ce345" office:value-type="string" calcext:value-type="string">
            <text:p>No. Litres</text:p>
            <text:p>Left</text:p>
          </table:table-cell>
          <table:table-cell table:style-name="ce345" office:value-type="string" calcext:value-type="string">
            <text:p>No. Miles</text:p>
            <text:p>Left</text:p>
          </table:table-cell>
          <table:table-cell/>
          <table:table-cell table:style-name="ce347"/>
          <table:table-cell table:style-name="ce343"/>
          <table:table-cell table:number-columns-repeated="16362"/>
        </table:table-row>
        <table:table-row table:style-name="ro1">
          <table:table-cell/>
          <table:table-cell table:style-name="ce257" office:value-type="date" office:date-value="2023-12-28" calcext:value-type="date">
            <text:p>2023-12-28</text:p>
          </table:table-cell>
          <table:table-cell office:value-type="string" calcext:value-type="string">
            <text:p>Purchase Cost (7472 Miles)</text:p>
          </table:table-cell>
          <table:table-cell/>
          <table:table-cell table:style-name="ce294" office:value-type="currency" office:currency="£" office:value="10884" calcext:value-type="currency">
            <text:p>£10,884.00</text:p>
          </table:table-cell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309" office:value-type="date" office:date-value="2023-12-28" calcext:value-type="date">
            <text:p>2023-12-28</text:p>
          </table:table-cell>
          <table:table-cell table:style-name="ce316" office:value-type="float" office:value="7472" calcext:value-type="float">
            <text:p>7,472.00</text:p>
          </table:table-cell>
          <table:table-cell table:style-name="ce269" office:value-type="float" office:value="0" calcext:value-type="float">
            <text:p>0</text:p>
          </table:table-cell>
          <table:table-cell table:style-name="ce330" office:value-type="currency" office:currency="GBP" office:value="0" calcext:value-type="currency">
            <text:p>£0.00</text:p>
          </table:table-cell>
          <table:table-cell table:style-name="ce326" office:value-type="float" office:value="0" calcext:value-type="float">
            <text:p>0.00</text:p>
          </table:table-cell>
          <table:table-cell table:style-name="ce340" office:value-type="float" office:value="0" calcext:value-type="float">
            <text:p>0.00</text:p>
          </table:table-cell>
          <table:table-cell table:style-name="ce340" table:number-columns-repeated="2"/>
          <table:table-cell/>
          <table:table-cell table:style-name="ce348" office:value-type="string" calcext:value-type="string">
            <text:p>Registration</text:p>
          </table:table-cell>
          <table:table-cell table:style-name="ce372" office:value-type="string" calcext:value-type="string">
            <text:p>WP18 GSO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1-06" calcext:value-type="date">
            <text:p>2024-01-06</text:p>
          </table:table-cell>
          <table:table-cell office:value-type="string" calcext:value-type="string">
            <text:p>HD Forward Controls</text:p>
          </table:table-cell>
          <table:table-cell/>
          <table:table-cell table:style-name="ce294" office:value-type="currency" office:currency="£" office:value="565.97" calcext:value-type="currency">
            <text:p>£565.97</text:p>
          </table:table-cell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 office:value-type="date" office:date-value="2024-03-24" calcext:value-type="date">
            <text:p>2024-03-24</text:p>
          </table:table-cell>
          <table:table-cell office:value-type="float" office:value="7555" calcext:value-type="float">
            <text:p>7,555.00</text:p>
          </table:table-cell>
          <table:table-cell office:value-type="float" office:value="13.52" calcext:value-type="float">
            <text:p>13.52</text:p>
          </table:table-cell>
          <table:table-cell table:style-name="ce331" office:value-type="currency" office:currency="GBP" office:value="20" calcext:value-type="currency">
            <text:p>£20.00</text:p>
          </table:table-cell>
          <table:table-cell table:formula="of:=IF([.M4]&lt;&gt;&quot;&quot;;[.M4]-[.M3];0)" office:value-type="float" office:value="83" calcext:value-type="float">
            <text:p>83.00</text:p>
          </table:table-cell>
          <table:table-cell table:style-name="ce341" table:formula="of:=IF([.N4]&lt;&gt;&quot;&quot;;[.P4]/([.N4]/4.55);0)" office:value-type="float" office:value="27.9326923076923" calcext:value-type="float">
            <text:p>27.93</text:p>
          </table:table-cell>
          <table:table-cell table:style-name="ce341" table:formula="of:=IF([.N4]&lt;&gt;&quot;&quot;;[.V19]-[.N4];0)" office:value-type="float" office:value="9.19" calcext:value-type="float">
            <text:p>9.19</text:p>
          </table:table-cell>
          <table:table-cell table:style-name="ce341" table:formula="of:=([.R4]/4.55)*[.Q4]" office:value-type="float" office:value="56.417899408284" calcext:value-type="float">
            <text:p>56.42</text:p>
          </table:table-cell>
          <table:table-cell/>
          <table:table-cell table:style-name="ce256" office:value-type="string" calcext:value-type="string">
            <text:p>V5C Reference</text:p>
          </table:table-cell>
          <table:table-cell table:style-name="ce299" office:value-type="float" office:value="40026782366" calcext:value-type="float">
            <text:p>40026782366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1-07" calcext:value-type="date">
            <text:p>2024-01-07</text:p>
          </table:table-cell>
          <table:table-cell office:value-type="string" calcext:value-type="string">
            <text:p>SP Connect Phone Mount</text:p>
          </table:table-cell>
          <table:table-cell/>
          <table:table-cell table:style-name="ce294" office:value-type="currency" office:currency="£" office:value="144.42" calcext:value-type="currency">
            <text:p>£144.42</text:p>
          </table:table-cell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 office:value-type="date" office:date-value="2024-04-21" calcext:value-type="date">
            <text:p>2024-04-21</text:p>
          </table:table-cell>
          <table:table-cell office:value-type="float" office:value="7699" calcext:value-type="float">
            <text:p>7,699.00</text:p>
          </table:table-cell>
          <table:table-cell office:value-type="float" office:value="13.26" calcext:value-type="float">
            <text:p>13.26</text:p>
          </table:table-cell>
          <table:table-cell office:value-type="currency" office:currency="GBP" office:value="22.54" calcext:value-type="currency">
            <text:p>£22.54</text:p>
          </table:table-cell>
          <table:table-cell table:formula="of:=IF([.M5]&lt;&gt;&quot;&quot;;[.M5]-[.M4];0)" office:value-type="float" office:value="144" calcext:value-type="float">
            <text:p>144.00</text:p>
          </table:table-cell>
          <table:table-cell table:style-name="ce341" table:formula="of:=IF([.N5]&lt;&gt;&quot;&quot;;[.P5]/([.N5]/4.55);0)" office:value-type="float" office:value="49.4117647058824" calcext:value-type="float">
            <text:p>49.41</text:p>
          </table:table-cell>
          <table:table-cell table:style-name="ce341" table:formula="of:=IF([.N5]&lt;&gt;&quot;&quot;;[.V19]-[.N5];0)" office:value-type="float" office:value="9.45" calcext:value-type="float">
            <text:p>9.45</text:p>
          </table:table-cell>
          <table:table-cell table:style-name="ce341" table:formula="of:=([.R5]/4.55)*[.Q5]" office:value-type="float" office:value="102.62443438914" calcext:value-type="float">
            <text:p>102.62</text:p>
          </table:table-cell>
          <table:table-cell/>
          <table:table-cell table:style-name="ce348" office:value-type="string" calcext:value-type="string">
            <text:p>Insurance Due</text:p>
          </table:table-cell>
          <table:table-cell table:style-name="ce382" office:value-type="date" office:date-value="2027-01-04" calcext:value-type="date">
            <text:p>2027-01-04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2-07" calcext:value-type="date">
            <text:p>2024-02-07</text:p>
          </table:table-cell>
          <table:table-cell office:value-type="string" calcext:value-type="string">
            <text:p>Chin Spoiler</text:p>
          </table:table-cell>
          <table:table-cell/>
          <table:table-cell table:style-name="ce294" office:value-type="currency" office:currency="£" office:value="37.29" calcext:value-type="currency">
            <text:p>£37.29</text:p>
          </table:table-cell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 office:value-type="date" office:date-value="2024-05-04" calcext:value-type="date">
            <text:p>2024-05-04</text:p>
          </table:table-cell>
          <table:table-cell office:value-type="float" office:value="7790" calcext:value-type="float">
            <text:p>7,790.00</text:p>
          </table:table-cell>
          <table:table-cell office:value-type="float" office:value="7.56" calcext:value-type="float">
            <text:p>7.56</text:p>
          </table:table-cell>
          <table:table-cell office:value-type="currency" office:currency="GBP" office:value="11.86" calcext:value-type="currency">
            <text:p>£11.86</text:p>
          </table:table-cell>
          <table:table-cell table:formula="of:=IF([.M6]&lt;&gt;&quot;&quot;;[.M6]-[.M5];0)" office:value-type="float" office:value="91" calcext:value-type="float">
            <text:p>91.00</text:p>
          </table:table-cell>
          <table:table-cell table:style-name="ce341" table:formula="of:=IF([.N6]&lt;&gt;&quot;&quot;;[.P6]/([.N6]/4.55);0)" office:value-type="float" office:value="54.7685185185185" calcext:value-type="float">
            <text:p>54.77</text:p>
          </table:table-cell>
          <table:table-cell table:style-name="ce341" table:formula="of:=IF([.N6]&lt;&gt;&quot;&quot;;[.V19]-[.N6];0)" office:value-type="float" office:value="15.15" calcext:value-type="float">
            <text:p>15.15</text:p>
          </table:table-cell>
          <table:table-cell table:style-name="ce341" table:formula="of:=([.R6]/4.55)*[.Q6]" office:value-type="float" office:value="182.361111111111" calcext:value-type="float">
            <text:p>182.36</text:p>
          </table:table-cell>
          <table:table-cell/>
          <table:table-cell table:style-name="ce348" office:value-type="string" calcext:value-type="string">
            <text:p>M.O.T due</text:p>
          </table:table-cell>
          <table:table-cell table:style-name="ce383" office:value-type="date" office:date-value="2026-07-22" calcext:value-type="date">
            <text:p>2026-07-22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3-09" calcext:value-type="date">
            <text:p>2024-03-09</text:p>
          </table:table-cell>
          <table:table-cell office:value-type="string" calcext:value-type="string">
            <text:p>Heated Grips</text:p>
          </table:table-cell>
          <table:table-cell/>
          <table:table-cell table:style-name="ce294" office:value-type="currency" office:currency="£" office:value="215" calcext:value-type="currency">
            <text:p>£215.00</text:p>
          </table:table-cell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 office:value-type="date" office:date-value="2024-05-17" calcext:value-type="date">
            <text:p>2024-05-17</text:p>
          </table:table-cell>
          <table:table-cell office:value-type="float" office:value="7918" calcext:value-type="float">
            <text:p>7,918.00</text:p>
          </table:table-cell>
          <table:table-cell table:formula="of:=[.O7]/1.569" office:value-type="float" office:value="15.2963671128107" calcext:value-type="float">
            <text:p>15.30</text:p>
          </table:table-cell>
          <table:table-cell office:value-type="currency" office:currency="GBP" office:value="24" calcext:value-type="currency">
            <text:p>£24.00</text:p>
          </table:table-cell>
          <table:table-cell table:formula="of:=IF([.M7]&lt;&gt;&quot;&quot;;[.M7]-[.M6];0)" office:value-type="float" office:value="128" calcext:value-type="float">
            <text:p>128.00</text:p>
          </table:table-cell>
          <table:table-cell table:style-name="ce341" table:formula="of:=IF([.N7]&lt;&gt;&quot;&quot;;[.P7]/([.N7]/4.55);0)" office:value-type="float" office:value="38.0744" calcext:value-type="float">
            <text:p>38.07</text:p>
          </table:table-cell>
          <table:table-cell table:style-name="ce341" table:formula="of:=IF([.N7]&lt;&gt;&quot;&quot;;[.V19]-[.N7];0)" office:value-type="float" office:value="7.41363288718929" calcext:value-type="float">
            <text:p>7.41</text:p>
          </table:table-cell>
          <table:table-cell table:style-name="ce341" table:formula="of:=([.R7]/4.55)*[.Q7]" office:value-type="float" office:value="62.03728" calcext:value-type="float">
            <text:p>62.04</text:p>
          </table:table-cell>
          <table:table-cell/>
          <table:table-cell table:style-name="ce348" office:value-type="string" calcext:value-type="string">
            <text:p>Road tax due</text:p>
          </table:table-cell>
          <table:table-cell table:style-name="ce382" office:value-type="date" office:date-value="2027-01-01" calcext:value-type="date">
            <text:p>2027-01-01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3-26" calcext:value-type="date">
            <text:p>2024-03-26</text:p>
          </table:table-cell>
          <table:table-cell office:value-type="string" calcext:value-type="string">
            <text:p>Full service</text:p>
          </table:table-cell>
          <table:table-cell/>
          <table:table-cell table:style-name="ce294" office:value-type="currency" office:currency="£" office:value="220" calcext:value-type="currency">
            <text:p>£220.00</text:p>
          </table:table-cell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 office:value-type="date" office:date-value="2024-05-19" calcext:value-type="date">
            <text:p>2024-05-19</text:p>
          </table:table-cell>
          <table:table-cell office:value-type="float" office:value="8041" calcext:value-type="float">
            <text:p>8,041.00</text:p>
          </table:table-cell>
          <table:table-cell office:value-type="float" office:value="9.6" calcext:value-type="float">
            <text:p>9.60</text:p>
          </table:table-cell>
          <table:table-cell office:value-type="currency" office:currency="GBP" office:value="15.06" calcext:value-type="currency">
            <text:p>£15.06</text:p>
          </table:table-cell>
          <table:table-cell table:formula="of:=IF([.M8]&lt;&gt;&quot;&quot;;[.M8]-[.M7];0)" office:value-type="float" office:value="123" calcext:value-type="float">
            <text:p>123.00</text:p>
          </table:table-cell>
          <table:table-cell table:style-name="ce341" table:formula="of:=IF([.N8]&lt;&gt;&quot;&quot;;[.P8]/([.N8]/4.55);0)" office:value-type="float" office:value="58.296875" calcext:value-type="float">
            <text:p>58.30</text:p>
          </table:table-cell>
          <table:table-cell table:style-name="ce341" table:formula="of:=IF([.N8]&lt;&gt;&quot;&quot;;[.V19]-[.N8];0)" office:value-type="float" office:value="13.11" calcext:value-type="float">
            <text:p>13.11</text:p>
          </table:table-cell>
          <table:table-cell table:style-name="ce341" table:formula="of:=([.R8]/4.55)*[.Q8]" office:value-type="float" office:value="167.971875" calcext:value-type="float">
            <text:p>167.97</text:p>
          </table:table-cell>
          <table:table-cell/>
          <table:table-cell table:style-name="ce256" office:value-type="string" calcext:value-type="string">
            <text:p>Last Service</text:p>
          </table:table-cell>
          <table:table-cell table:style-name="ce384" office:value-type="date" office:date-value="2025-07-22" calcext:value-type="date">
            <text:p>2025-07-22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3-30" calcext:value-type="date">
            <text:p>2024-03-30</text:p>
          </table:table-cell>
          <table:table-cell office:value-type="string" calcext:value-type="string">
            <text:p>Numberplate</text:p>
          </table:table-cell>
          <table:table-cell/>
          <table:table-cell table:style-name="ce294" office:value-type="currency" office:currency="£" office:value="10.9" calcext:value-type="currency">
            <text:p>£10.90</text:p>
          </table:table-cell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 office:value-type="date" office:date-value="2024-05-31" calcext:value-type="date">
            <text:p>2024-05-31</text:p>
          </table:table-cell>
          <table:table-cell office:value-type="float" office:value="8110" calcext:value-type="float">
            <text:p>8,110.00</text:p>
          </table:table-cell>
          <table:table-cell office:value-type="float" office:value="6.2" calcext:value-type="float">
            <text:p>6.20</text:p>
          </table:table-cell>
          <table:table-cell office:value-type="currency" office:currency="GBP" office:value="9.67" calcext:value-type="currency">
            <text:p>£9.67</text:p>
          </table:table-cell>
          <table:table-cell table:formula="of:=IF([.M9]&lt;&gt;&quot;&quot;;[.M9]-[.M8];0)" office:value-type="float" office:value="69" calcext:value-type="float">
            <text:p>69.00</text:p>
          </table:table-cell>
          <table:table-cell table:style-name="ce341" table:formula="of:=IF([.N9]&lt;&gt;&quot;&quot;;[.P9]/([.N9]/4.55);0)" office:value-type="float" office:value="50.6370967741935" calcext:value-type="float">
            <text:p>50.64</text:p>
          </table:table-cell>
          <table:table-cell table:style-name="ce341" table:formula="of:=IF([.N9]&lt;&gt;&quot;&quot;;[.V19]-[.N9];0)" office:value-type="float" office:value="16.51" calcext:value-type="float">
            <text:p>16.51</text:p>
          </table:table-cell>
          <table:table-cell table:style-name="ce341" table:formula="of:=([.R9]/4.55)*[.Q9]" office:value-type="float" office:value="183.740322580645" calcext:value-type="float">
            <text:p>183.74</text:p>
          </table:table-cell>
          <table:table-cell/>
          <table:table-cell table:style-name="ce256" office:value-type="string" calcext:value-type="string">
            <text:p>Engine No.</text:p>
          </table:table-cell>
          <table:table-cell table:style-name="ce385" office:value-type="string" calcext:value-type="string">
            <text:p>YNJJ059869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4-03" calcext:value-type="date">
            <text:p>2024-04-03</text:p>
          </table:table-cell>
          <table:table-cell office:value-type="string" calcext:value-type="string">
            <text:p>Avon Grips</text:p>
          </table:table-cell>
          <table:table-cell/>
          <table:table-cell table:style-name="ce294" office:value-type="currency" office:currency="£" office:value="67.61" calcext:value-type="currency">
            <text:p>£67.61</text:p>
          </table:table-cell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 office:value-type="date" office:date-value="2024-06-12" calcext:value-type="date">
            <text:p>2024-06-12</text:p>
          </table:table-cell>
          <table:table-cell office:value-type="float" office:value="8227" calcext:value-type="float">
            <text:p>8,227.00</text:p>
          </table:table-cell>
          <table:table-cell office:value-type="float" office:value="10.03" calcext:value-type="float">
            <text:p>10.03</text:p>
          </table:table-cell>
          <table:table-cell office:value-type="currency" office:currency="GBP" office:value="16.04" calcext:value-type="currency">
            <text:p>£16.04</text:p>
          </table:table-cell>
          <table:table-cell table:formula="of:=IF([.M10]&lt;&gt;&quot;&quot;;[.M10]-[.M9];0)" office:value-type="float" office:value="117" calcext:value-type="float">
            <text:p>117.00</text:p>
          </table:table-cell>
          <table:table-cell table:style-name="ce341" table:formula="of:=IF([.N10]&lt;&gt;&quot;&quot;;[.P10]/([.N10]/4.55);0)" office:value-type="float" office:value="53.0757726819541" calcext:value-type="float">
            <text:p>53.08</text:p>
          </table:table-cell>
          <table:table-cell table:style-name="ce341" table:formula="of:=IF([.N10]&lt;&gt;&quot;&quot;;[.V19]-[.N10];0)" office:value-type="float" office:value="12.68" calcext:value-type="float">
            <text:p>12.68</text:p>
          </table:table-cell>
          <table:table-cell table:style-name="ce341" table:formula="of:=([.R10]/4.55)*[.Q10]" office:value-type="float" office:value="147.912263210369" calcext:value-type="float">
            <text:p>147.91</text:p>
          </table:table-cell>
          <table:table-cell/>
          <table:table-cell table:style-name="ce348" office:value-type="string" calcext:value-type="string">
            <text:p>Frame No.</text:p>
          </table:table-cell>
          <table:table-cell table:style-name="ce372" office:value-type="string" calcext:value-type="string">
            <text:p>5HD1YNJC6JC059869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4-27" calcext:value-type="date">
            <text:p>2024-04-27</text:p>
          </table:table-cell>
          <table:table-cell office:value-type="string" calcext:value-type="string">
            <text:p>Swingarm Bag</text:p>
          </table:table-cell>
          <table:table-cell/>
          <table:table-cell table:style-name="ce294" office:value-type="currency" office:currency="£" office:value="58.99" calcext:value-type="currency">
            <text:p>£58.99</text:p>
          </table:table-cell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 office:value-type="date" office:date-value="2024-07-30" calcext:value-type="date">
            <text:p>2024-07-30</text:p>
          </table:table-cell>
          <table:table-cell office:value-type="float" office:value="8376" calcext:value-type="float">
            <text:p>8,376.00</text:p>
          </table:table-cell>
          <table:table-cell office:value-type="float" office:value="13.66" calcext:value-type="float">
            <text:p>13.66</text:p>
          </table:table-cell>
          <table:table-cell office:value-type="currency" office:currency="GBP" office:value="22.66" calcext:value-type="currency">
            <text:p>£22.66</text:p>
          </table:table-cell>
          <table:table-cell table:formula="of:=IF([.M11]&lt;&gt;&quot;&quot;;[.M11]-[.M10];0)" office:value-type="float" office:value="149" calcext:value-type="float">
            <text:p>149.00</text:p>
          </table:table-cell>
          <table:table-cell table:style-name="ce341" table:formula="of:=IF([.N11]&lt;&gt;&quot;&quot;;[.P11]/([.N11]/4.55);0)" office:value-type="float" office:value="49.6303074670571" calcext:value-type="float">
            <text:p>49.63</text:p>
          </table:table-cell>
          <table:table-cell table:style-name="ce341" table:formula="of:=IF([.N11]&lt;&gt;&quot;&quot;;[.V19]-[.N11];0)" office:value-type="float" office:value="9.05" calcext:value-type="float">
            <text:p>9.05</text:p>
          </table:table-cell>
          <table:table-cell table:style-name="ce341" table:formula="of:=([.R11]/4.55)*[.Q11]" office:value-type="float" office:value="98.7152269399707" calcext:value-type="float">
            <text:p>98.72</text:p>
          </table:table-cell>
          <table:table-cell/>
          <table:table-cell table:style-name="ce348" office:value-type="string" calcext:value-type="string">
            <text:p>Front tyre size</text:p>
          </table:table-cell>
          <table:table-cell table:style-name="ce372" office:value-type="string" calcext:value-type="string">
            <text:p>110/90-19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5-27" calcext:value-type="date">
            <text:p>2024-05-27</text:p>
          </table:table-cell>
          <table:table-cell office:value-type="string" calcext:value-type="string">
            <text:p>Throw-over Panniers</text:p>
          </table:table-cell>
          <table:table-cell/>
          <table:table-cell table:style-name="ce294" office:value-type="currency" office:currency="£" office:value="61.74" calcext:value-type="currency">
            <text:p>£61.74</text:p>
          </table:table-cell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 office:value-type="date" office:date-value="2024-08-26" calcext:value-type="date">
            <text:p>2024-08-26</text:p>
          </table:table-cell>
          <table:table-cell office:value-type="float" office:value="8519" calcext:value-type="float">
            <text:p>8,519.00</text:p>
          </table:table-cell>
          <table:table-cell office:value-type="float" office:value="11.48" calcext:value-type="float">
            <text:p>11.48</text:p>
          </table:table-cell>
          <table:table-cell office:value-type="currency" office:currency="GBP" office:value="18.36" calcext:value-type="currency">
            <text:p>£18.36</text:p>
          </table:table-cell>
          <table:table-cell table:formula="of:=IF([.M12]&lt;&gt;&quot;&quot;;[.M12]-[.M11];0)" office:value-type="float" office:value="143" calcext:value-type="float">
            <text:p>143.00</text:p>
          </table:table-cell>
          <table:table-cell table:style-name="ce341" table:formula="of:=IF([.N12]&lt;&gt;&quot;&quot;;[.P12]/([.N12]/4.55);0)" office:value-type="float" office:value="56.6768292682927" calcext:value-type="float">
            <text:p>56.68</text:p>
          </table:table-cell>
          <table:table-cell table:style-name="ce341" table:formula="of:=IF([.N12]&lt;&gt;&quot;&quot;;[.V19]-[.N12];0)" office:value-type="float" office:value="11.23" calcext:value-type="float">
            <text:p>11.23</text:p>
          </table:table-cell>
          <table:table-cell table:style-name="ce341" table:formula="of:=([.R12]/4.55)*[.Q12]" office:value-type="float" office:value="139.885888501742" calcext:value-type="float">
            <text:p>139.89</text:p>
          </table:table-cell>
          <table:table-cell/>
          <table:table-cell table:style-name="ce348" office:value-type="string" calcext:value-type="string">
            <text:p>Front pressure</text:p>
          </table:table-cell>
          <table:table-cell table:style-name="ce372" office:value-type="string" calcext:value-type="string">
            <text:p>36 psi</text:p>
          </table:table-cell>
          <table:table-cell table:number-columns-repeated="16362"/>
        </table:table-row>
        <table:table-row table:style-name="ro3">
          <table:table-cell/>
          <table:table-cell table:style-name="ce257" office:value-type="date" office:date-value="2024-07-23" calcext:value-type="date">
            <text:p>2024-07-23</text:p>
          </table:table-cell>
          <table:table-cell office:value-type="string" calcext:value-type="string">
            <text:p>M.O.T.</text:p>
          </table:table-cell>
          <table:table-cell/>
          <table:table-cell table:style-name="ce298" office:value-type="currency" office:currency="GBP" office:value="30" calcext:value-type="currency">
            <text:p>£30.00</text:p>
          </table:table-cell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 office:value-type="date" office:date-value="2024-09-28" calcext:value-type="date">
            <text:p>2024-09-28</text:p>
          </table:table-cell>
          <table:table-cell office:value-type="float" office:value="8619" calcext:value-type="float">
            <text:p>8,619.00</text:p>
          </table:table-cell>
          <table:table-cell office:value-type="float" office:value="9.79" calcext:value-type="float">
            <text:p>9.79</text:p>
          </table:table-cell>
          <table:table-cell office:value-type="currency" office:currency="GBP" office:value="14.09" calcext:value-type="currency">
            <text:p>£14.09</text:p>
          </table:table-cell>
          <table:table-cell table:formula="of:=IF([.M13]&lt;&gt;&quot;&quot;;[.M13]-[.M12];0)" office:value-type="float" office:value="100" calcext:value-type="float">
            <text:p>100.00</text:p>
          </table:table-cell>
          <table:table-cell table:style-name="ce341" table:formula="of:=IF([.N13]&lt;&gt;&quot;&quot;;[.P13]/([.N13]/4.55);0)" office:value-type="float" office:value="46.4759959141982" calcext:value-type="float">
            <text:p>46.48</text:p>
          </table:table-cell>
          <table:table-cell table:style-name="ce341" table:formula="of:=IF([.N13]&lt;&gt;&quot;&quot;;[.V19]-[.N13];0)" office:value-type="float" office:value="12.92" calcext:value-type="float">
            <text:p>12.92</text:p>
          </table:table-cell>
          <table:table-cell table:style-name="ce341" table:formula="of:=([.R13]/4.55)*[.Q13]" office:value-type="float" office:value="131.97139938713" calcext:value-type="float">
            <text:p>131.97</text:p>
          </table:table-cell>
          <table:table-cell/>
          <table:table-cell table:style-name="ce348" office:value-type="string" calcext:value-type="string">
            <text:p>Rear tyre size</text:p>
          </table:table-cell>
          <table:table-cell table:style-name="ce372" office:value-type="string" calcext:value-type="string">
            <text:p>180/70-16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29" calcext:value-type="date">
            <text:p>2024-08-29</text:p>
          </table:table-cell>
          <table:table-cell office:value-type="string" calcext:value-type="string">
            <text:p>Fuel Bottle</text:p>
          </table:table-cell>
          <table:table-cell/>
          <table:table-cell table:style-name="ce294" office:value-type="currency" office:currency="£" office:value="17.95" calcext:value-type="currency">
            <text:p>£17.95</text:p>
          </table:table-cell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 office:value-type="date" office:date-value="2025-05-16" calcext:value-type="date">
            <text:p>2025-05-16</text:p>
          </table:table-cell>
          <table:table-cell table:formula="of:=[.M13]+140" office:value-type="float" office:value="8759" calcext:value-type="float">
            <text:p>8,759.00</text:p>
          </table:table-cell>
          <table:table-cell office:value-type="float" office:value="13.5" calcext:value-type="float">
            <text:p>13.50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IF([.M14]&lt;&gt;&quot;&quot;;[.M14]-[.M13];0)" office:value-type="float" office:value="140" calcext:value-type="float">
            <text:p>140.00</text:p>
          </table:table-cell>
          <table:table-cell table:style-name="ce341" table:formula="of:=IF([.N14]&lt;&gt;&quot;&quot;;[.P14]/([.N14]/4.55);0)" office:value-type="float" office:value="47.1851851851852" calcext:value-type="float">
            <text:p>47.19</text:p>
          </table:table-cell>
          <table:table-cell table:style-name="ce341" table:formula="of:=IF([.N15]&lt;&gt;&quot;&quot;;[.V19]-[.N15];0)" office:value-type="float" office:value="8.81" calcext:value-type="float">
            <text:p>8.81</text:p>
          </table:table-cell>
          <table:table-cell table:style-name="ce341" table:formula="of:=([.R14]/4.55)*[.Q14]" office:value-type="float" office:value="91.362962962963" calcext:value-type="float">
            <text:p>91.36</text:p>
          </table:table-cell>
          <table:table-cell/>
          <table:table-cell table:style-name="ce348" office:value-type="string" calcext:value-type="string">
            <text:p>Rear pressure</text:p>
          </table:table-cell>
          <table:table-cell table:style-name="ce372" office:value-type="string" calcext:value-type="string">
            <text:p>40 psi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9-05" calcext:value-type="date">
            <text:p>2024-09-05</text:p>
          </table:table-cell>
          <table:table-cell office:value-type="string" calcext:value-type="string">
            <text:p>Screaming Eagle HT Leads</text:p>
          </table:table-cell>
          <table:table-cell/>
          <table:table-cell table:style-name="ce294" office:value-type="currency" office:currency="£" office:value="67.98" calcext:value-type="currency">
            <text:p>£67.98</text:p>
          </table:table-cell>
          <table:table-cell table:style-name="ce282"/>
          <table:table-cell table:style-name="ce258"/>
          <table:table-cell table:number-columns-repeated="2"/>
          <table:table-cell table:style-name="ce305"/>
          <table:table-cell/>
          <table:table-cell table:style-name="ce257" office:value-type="date" office:date-value="2025-06-01" calcext:value-type="date">
            <text:p>2025-06-01</text:p>
          </table:table-cell>
          <table:table-cell office:value-type="float" office:value="8904" calcext:value-type="float">
            <text:p>8,904.00</text:p>
          </table:table-cell>
          <table:table-cell office:value-type="float" office:value="13.9" calcext:value-type="float">
            <text:p>13.90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M15]&lt;&gt;&quot;&quot;;[.M15]-[.M14];0)" office:value-type="float" office:value="145" calcext:value-type="float">
            <text:p>145.00</text:p>
          </table:table-cell>
          <table:table-cell table:style-name="ce341" table:formula="of:=IF([.N15]&lt;&gt;&quot;&quot;;[.P15]/([.N15]/4.55);0)" office:value-type="float" office:value="47.4640287769784" calcext:value-type="float">
            <text:p>47.46</text:p>
          </table:table-cell>
          <table:table-cell table:style-name="ce341" table:formula="of:=IF([.N16]&lt;&gt;&quot;&quot;;[.V20]-[.N16];0)" office:value-type="float" office:value="-13.92" calcext:value-type="float">
            <text:p>-13.92</text:p>
          </table:table-cell>
          <table:table-cell table:style-name="ce341" table:formula="of:=([.R15]/4.55)*[.Q15]" office:value-type="float" office:value="-145.208633093525" calcext:value-type="float">
            <text:p>-145.21</text:p>
          </table:table-cell>
          <table:table-cell/>
          <table:table-cell table:style-name="ce348" office:value-type="string" calcext:value-type="string">
            <text:p>Oil capacity</text:p>
          </table:table-cell>
          <table:table-cell table:style-name="ce386" office:value-type="string" calcext:value-type="string">
            <text:p>4.7 litres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9-05" calcext:value-type="date">
            <text:p>2024-09-05</text:p>
          </table:table-cell>
          <table:table-cell office:value-type="string" calcext:value-type="string">
            <text:p>Layback Numberplate Mount</text:p>
          </table:table-cell>
          <table:table-cell/>
          <table:table-cell table:style-name="ce294" office:value-type="currency" office:currency="£" office:value="41.38" calcext:value-type="currency">
            <text:p>£41.38</text:p>
          </table:table-cell>
          <table:table-cell table:style-name="ce282"/>
          <table:table-cell table:style-name="ce258"/>
          <table:table-cell table:style-name="ce265" table:number-columns-repeated="2"/>
          <table:table-cell table:style-name="ce305"/>
          <table:table-cell/>
          <table:table-cell table:style-name="ce257" office:value-type="date" office:date-value="2025-07-22" calcext:value-type="date">
            <text:p>2025-07-22</text:p>
          </table:table-cell>
          <table:table-cell office:value-type="float" office:value="9059" calcext:value-type="float">
            <text:p>9,059.00</text:p>
          </table:table-cell>
          <table:table-cell office:value-type="float" office:value="13.92" calcext:value-type="float">
            <text:p>13.92</text:p>
          </table:table-cell>
          <table:table-cell office:value-type="currency" office:currency="GBP" office:value="20.59" calcext:value-type="currency">
            <text:p>£20.59</text:p>
          </table:table-cell>
          <table:table-cell table:formula="of:=IF([.M16]&lt;&gt;&quot;&quot;;[.M16]-[.M15];0)" office:value-type="float" office:value="155" calcext:value-type="float">
            <text:p>155.00</text:p>
          </table:table-cell>
          <table:table-cell table:style-name="ce341" table:formula="of:=IF([.N16]&lt;&gt;&quot;&quot;;[.P16]/([.N16]/4.55);0)" office:value-type="float" office:value="50.6645114942529" calcext:value-type="float">
            <text:p>50.66</text:p>
          </table:table-cell>
          <table:table-cell table:style-name="ce341" table:formula="of:=IF([.N16]&lt;&gt;&quot;&quot;;[.V19]-[.N16];0)" office:value-type="float" office:value="8.79" calcext:value-type="float">
            <text:p>8.79</text:p>
          </table:table-cell>
          <table:table-cell table:style-name="ce341" table:formula="of:=([.R16]/4.55)*[.Q16]" office:value-type="float" office:value="97.8771551724138" calcext:value-type="float">
            <text:p>97.88</text:p>
          </table:table-cell>
          <table:table-cell/>
          <table:table-cell table:style-name="ce348" office:value-type="string" calcext:value-type="string">
            <text:p>Oil type</text:p>
          </table:table-cell>
          <table:table-cell table:style-name="ce372" office:value-type="string" calcext:value-type="string">
            <text:p>20w50 Synthetic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5-19" calcext:value-type="date">
            <text:p>2025-05-19</text:p>
          </table:table-cell>
          <table:table-cell table:style-name="ce265" office:value-type="string" calcext:value-type="string">
            <text:p>Chrome Mirror Nuts</text:p>
          </table:table-cell>
          <table:table-cell/>
          <table:table-cell table:style-name="ce294" office:value-type="currency" office:currency="£" office:value="10.9" calcext:value-type="currency">
            <text:p>£10.90</text:p>
          </table:table-cell>
          <table:table-cell table:style-name="ce282"/>
          <table:table-cell table:style-name="ce258"/>
          <table:table-cell table:style-name="ce265" table:number-columns-repeated="2"/>
          <table:table-cell table:style-name="ce305"/>
          <table:table-cell/>
          <table:table-cell table:style-name="ce257" office:value-type="date" office:date-value="2025-09-27" calcext:value-type="date">
            <text:p>2025-09-27</text:p>
          </table:table-cell>
          <table:table-cell office:value-type="float" office:value="9215" calcext:value-type="float">
            <text:p>9,215.00</text:p>
          </table:table-cell>
          <table:table-cell office:value-type="float" office:value="13.08" calcext:value-type="float">
            <text:p>13.08</text:p>
          </table:table-cell>
          <table:table-cell office:value-type="currency" office:currency="GBP" office:value="17.38" calcext:value-type="currency">
            <text:p>£17.38</text:p>
          </table:table-cell>
          <table:table-cell table:formula="of:=IF([.M17]&lt;&gt;&quot;&quot;;[.M17]-[.M16];0)" office:value-type="float" office:value="156" calcext:value-type="float">
            <text:p>156.00</text:p>
          </table:table-cell>
          <table:table-cell table:style-name="ce341" table:formula="of:=IF([.N17]&lt;&gt;&quot;&quot;;[.P17]/([.N17]/4.55);0)" office:value-type="float" office:value="54.2660550458716" calcext:value-type="float">
            <text:p>54.27</text:p>
          </table:table-cell>
          <table:table-cell table:style-name="ce341" table:formula="of:=IF([.N17]&lt;&gt;&quot;&quot;;[.V19]-[.N17];0)" office:value-type="float" office:value="9.63" calcext:value-type="float">
            <text:p>9.63</text:p>
          </table:table-cell>
          <table:table-cell table:style-name="ce341" table:formula="of:=([.R17]/4.55)*[.Q17]" office:value-type="float" office:value="114.853211009174" calcext:value-type="float">
            <text:p>114.85</text:p>
          </table:table-cell>
          <table:table-cell/>
          <table:table-cell table:style-name="ce256" office:value-type="string" calcext:value-type="string">
            <text:p>Final Drive Oil</text:p>
          </table:table-cell>
          <table:table-cell table:style-name="ce372" office:value-type="string" calcext:value-type="string">
            <text:p>20w50 Synthetic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26" calcext:value-type="date">
            <text:p>2025-06-26</text:p>
          </table:table-cell>
          <table:table-cell office:value-type="string" calcext:value-type="string">
            <text:p>Rear seat Bolt Kit</text:p>
          </table:table-cell>
          <table:table-cell/>
          <table:table-cell table:style-name="ce294" office:value-type="currency" office:currency="£" office:value="6.49" calcext:value-type="currency">
            <text:p>£6.49</text:p>
          </table:table-cell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number-columns-repeated="3"/>
          <table:table-cell table:formula="of:=IF([.M18]&lt;&gt;&quot;&quot;;[.M18]-[.M17];0)" office:value-type="float" office:value="0" calcext:value-type="float">
            <text:p>0.00</text:p>
          </table:table-cell>
          <table:table-cell table:style-name="ce341" table:formula="of:=IF([.N18]&lt;&gt;&quot;&quot;;[.P18]/([.N18]/4.55);0)" office:value-type="float" office:value="0" calcext:value-type="float">
            <text:p>0.00</text:p>
          </table:table-cell>
          <table:table-cell table:style-name="ce341" table:formula="of:=IF([.N18]&lt;&gt;&quot;&quot;;[.V19]-[.N18];0)" office:value-type="float" office:value="0" calcext:value-type="float">
            <text:p>0.00</text:p>
          </table:table-cell>
          <table:table-cell table:style-name="ce341" table:formula="of:=([.R18]/4.55)*[.Q18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Capacity</text:p>
          </table:table-cell>
          <table:table-cell table:style-name="ce385" office:value-type="string" calcext:value-type="string">
            <text:p>0.95 litres &amp; 1.1 litres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7-22" calcext:value-type="date">
            <text:p>2025-07-22</text:p>
          </table:table-cell>
          <table:table-cell office:value-type="string" calcext:value-type="string">
            <text:p>Service &amp; M.O.T.</text:p>
          </table:table-cell>
          <table:table-cell/>
          <table:table-cell table:style-name="ce294" office:value-type="currency" office:currency="£" office:value="260" calcext:value-type="currency">
            <text:p>£260.00</text:p>
          </table:table-cell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number-columns-repeated="3"/>
          <table:table-cell table:formula="of:=IF([.M19]&lt;&gt;&quot;&quot;;[.M19]-[.M18];0)" office:value-type="float" office:value="0" calcext:value-type="float">
            <text:p>0.00</text:p>
          </table:table-cell>
          <table:table-cell table:style-name="ce341" table:formula="of:=IF([.N19]&lt;&gt;&quot;&quot;;[.P19]/([.N19]/4.55);0)" office:value-type="float" office:value="0" calcext:value-type="float">
            <text:p>0.00</text:p>
          </table:table-cell>
          <table:table-cell table:style-name="ce341" table:formula="of:=IF([.N19]&lt;&gt;&quot;&quot;;[.V19]-[.N19];0)" office:value-type="float" office:value="0" calcext:value-type="float">
            <text:p>0.00</text:p>
          </table:table-cell>
          <table:table-cell table:style-name="ce341" table:formula="of:=([.R19]/4.55)*[.Q19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uel capacity</text:p>
          </table:table-cell>
          <table:table-cell table:style-name="ce387" office:value-type="float" office:value="22.71" calcext:value-type="float">
            <text:p>22.71</text:p>
          </table:table-cell>
          <table:table-cell table:number-columns-repeated="1636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8"/>
          <table:table-cell/>
          <table:table-cell table:style-name="ce265"/>
          <table:table-cell table:style-name="ce305"/>
          <table:table-cell/>
          <table:table-cell table:style-name="ce257"/>
          <table:table-cell table:number-columns-repeated="3"/>
          <table:table-cell table:formula="of:=IF([.M20]&lt;&gt;&quot;&quot;;[.M20]-[.M19];0)" office:value-type="float" office:value="0" calcext:value-type="float">
            <text:p>0.00</text:p>
          </table:table-cell>
          <table:table-cell table:style-name="ce341" table:formula="of:=IF([.N20]&lt;&gt;&quot;&quot;;[.P20]/([.N20]/4.55);0)" office:value-type="float" office:value="0" calcext:value-type="float">
            <text:p>0.00</text:p>
          </table:table-cell>
          <table:table-cell table:style-name="ce341" table:formula="of:=IF([.N20]&lt;&gt;&quot;&quot;;[.V19]-[.N20];0)" office:value-type="float" office:value="0" calcext:value-type="float">
            <text:p>0.00</text:p>
          </table:table-cell>
          <table:table-cell table:style-name="ce341" table:formula="of:=([.R20]/4.55)*[.Q20]" office:value-type="float" office:value="0" calcext:value-type="float">
            <text:p>0.00</text:p>
          </table:table-cell>
          <table:table-cell/>
          <table:table-cell table:style-name="ce259"/>
          <table:table-cell table:style-name="ce344"/>
          <table:table-cell table:number-columns-repeated="1636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86"/>
          <table:table-cell table:style-name="ce265" table:number-columns-repeated="2"/>
          <table:table-cell table:style-name="ce305"/>
          <table:table-cell/>
          <table:table-cell table:style-name="ce257"/>
          <table:table-cell table:number-columns-repeated="3"/>
          <table:table-cell table:formula="of:=IF([.M21]&lt;&gt;&quot;&quot;;[.M21]-[.M20];0)" office:value-type="float" office:value="0" calcext:value-type="float">
            <text:p>0.00</text:p>
          </table:table-cell>
          <table:table-cell table:style-name="ce341" table:formula="of:=IF([.N21]&lt;&gt;&quot;&quot;;[.P21]/([.N21]/4.55);0)" office:value-type="float" office:value="0" calcext:value-type="float">
            <text:p>0.00</text:p>
          </table:table-cell>
          <table:table-cell table:style-name="ce341" table:formula="of:=IF([.N21]&lt;&gt;&quot;&quot;;[.V19]-[.N21];0)" office:value-type="float" office:value="0" calcext:value-type="float">
            <text:p>0.00</text:p>
          </table:table-cell>
          <table:table-cell table:style-name="ce341" table:formula="of:=([.R21]/4.55)*[.Q2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86"/>
          <table:table-cell table:style-name="ce265" table:number-columns-repeated="2"/>
          <table:table-cell table:style-name="ce305"/>
          <table:table-cell/>
          <table:table-cell table:style-name="ce257"/>
          <table:table-cell table:number-columns-repeated="3"/>
          <table:table-cell table:formula="of:=IF([.M22]&lt;&gt;&quot;&quot;;[.M22]-[.M21];0)" office:value-type="float" office:value="0" calcext:value-type="float">
            <text:p>0.00</text:p>
          </table:table-cell>
          <table:table-cell table:style-name="ce341" table:formula="of:=IF([.N22]&lt;&gt;&quot;&quot;;[.P22]/([.N22]/4.55);0)" office:value-type="float" office:value="0" calcext:value-type="float">
            <text:p>0.00</text:p>
          </table:table-cell>
          <table:table-cell table:style-name="ce341" table:formula="of:=IF([.N22]&lt;&gt;&quot;&quot;;[.V19]-[.N22];0)" office:value-type="float" office:value="0" calcext:value-type="float">
            <text:p>0.00</text:p>
          </table:table-cell>
          <table:table-cell table:style-name="ce341" table:formula="of:=([.R22]/4.55)*[.Q2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86"/>
          <table:table-cell table:style-name="ce265" table:number-columns-repeated="2"/>
          <table:table-cell table:style-name="ce305"/>
          <table:table-cell/>
          <table:table-cell table:style-name="ce257"/>
          <table:table-cell table:number-columns-repeated="3"/>
          <table:table-cell table:formula="of:=IF([.M23]&lt;&gt;&quot;&quot;;[.M23]-[.M22];0)" office:value-type="float" office:value="0" calcext:value-type="float">
            <text:p>0.00</text:p>
          </table:table-cell>
          <table:table-cell table:style-name="ce341" table:formula="of:=IF([.N23]&lt;&gt;&quot;&quot;;[.P23]/([.N23]/4.55);0)" office:value-type="float" office:value="0" calcext:value-type="float">
            <text:p>0.00</text:p>
          </table:table-cell>
          <table:table-cell table:style-name="ce341" table:formula="of:=IF([.N23]&lt;&gt;&quot;&quot;;[.V19]-[.N23];0)" office:value-type="float" office:value="0" calcext:value-type="float">
            <text:p>0.00</text:p>
          </table:table-cell>
          <table:table-cell table:style-name="ce341" table:formula="of:=([.R23]/4.55)*[.Q23]" office:value-type="float" office:value="0" calcext:value-type="float">
            <text:p>0.00</text:p>
          </table:table-cell>
          <table:table-cell/>
          <table:table-cell table:style-name="ce265" table:number-columns-repeated="2"/>
          <table:table-cell table:number-columns-repeated="1636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number-columns-repeated="3"/>
          <table:table-cell table:formula="of:=IF([.M24]&lt;&gt;&quot;&quot;;[.M24]-[.M23];0)" office:value-type="float" office:value="0" calcext:value-type="float">
            <text:p>0.00</text:p>
          </table:table-cell>
          <table:table-cell table:style-name="ce341" table:formula="of:=IF([.N24]&lt;&gt;&quot;&quot;;[.P24]/([.N24]/4.55);0)" office:value-type="float" office:value="0" calcext:value-type="float">
            <text:p>0.00</text:p>
          </table:table-cell>
          <table:table-cell table:style-name="ce341" table:formula="of:=IF([.N24]&lt;&gt;&quot;&quot;;[.V19]-[.N24];0)" office:value-type="float" office:value="0" calcext:value-type="float">
            <text:p>0.00</text:p>
          </table:table-cell>
          <table:table-cell table:style-name="ce341" table:formula="of:=([.R24]/4.55)*[.Q2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number-columns-repeated="3"/>
          <table:table-cell table:formula="of:=IF([.M25]&lt;&gt;&quot;&quot;;[.M25]-[.M24];0)" office:value-type="float" office:value="0" calcext:value-type="float">
            <text:p>0.00</text:p>
          </table:table-cell>
          <table:table-cell table:style-name="ce341" table:formula="of:=IF([.N25]&lt;&gt;&quot;&quot;;[.P25]/([.N25]/4.55);0)" office:value-type="float" office:value="0" calcext:value-type="float">
            <text:p>0.00</text:p>
          </table:table-cell>
          <table:table-cell table:style-name="ce341" table:formula="of:=IF([.N25]&lt;&gt;&quot;&quot;;[.V19]-[.N25];0)" office:value-type="float" office:value="0" calcext:value-type="float">
            <text:p>0.00</text:p>
          </table:table-cell>
          <table:table-cell table:style-name="ce341" table:formula="of:=([.R25]/4.55)*[.Q2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number-columns-repeated="3"/>
          <table:table-cell table:formula="of:=IF([.M26]&lt;&gt;&quot;&quot;;[.M26]-[.M25];0)" office:value-type="float" office:value="0" calcext:value-type="float">
            <text:p>0.00</text:p>
          </table:table-cell>
          <table:table-cell table:style-name="ce341" table:formula="of:=IF([.N26]&lt;&gt;&quot;&quot;;[.P26]/([.N26]/4.55);0)" office:value-type="float" office:value="0" calcext:value-type="float">
            <text:p>0.00</text:p>
          </table:table-cell>
          <table:table-cell table:style-name="ce341" table:formula="of:=IF([.N26]&lt;&gt;&quot;&quot;;[.V19]-[.N26];0)" office:value-type="float" office:value="0" calcext:value-type="float">
            <text:p>0.00</text:p>
          </table:table-cell>
          <table:table-cell table:style-name="ce341" table:formula="of:=([.R26]/4.55)*[.Q2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number-columns-repeated="3"/>
          <table:table-cell table:formula="of:=IF([.M27]&lt;&gt;&quot;&quot;;[.M27]-[.M26];0)" office:value-type="float" office:value="0" calcext:value-type="float">
            <text:p>0.00</text:p>
          </table:table-cell>
          <table:table-cell table:style-name="ce341" table:formula="of:=IF([.N27]&lt;&gt;&quot;&quot;;[.P27]/([.N27]/4.55);0)" office:value-type="float" office:value="0" calcext:value-type="float">
            <text:p>0.00</text:p>
          </table:table-cell>
          <table:table-cell table:style-name="ce341" table:formula="of:=IF([.N27]&lt;&gt;&quot;&quot;;[.V19]-[.N27];0)" office:value-type="float" office:value="0" calcext:value-type="float">
            <text:p>0.00</text:p>
          </table:table-cell>
          <table:table-cell table:style-name="ce341" table:formula="of:=([.R27]/4.55)*[.Q2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number-columns-repeated="3"/>
          <table:table-cell table:formula="of:=IF([.M28]&lt;&gt;&quot;&quot;;[.M28]-[.M27];0)" office:value-type="float" office:value="0" calcext:value-type="float">
            <text:p>0.00</text:p>
          </table:table-cell>
          <table:table-cell table:style-name="ce341" table:formula="of:=IF([.N28]&lt;&gt;&quot;&quot;;[.P28]/([.N28]/4.55);0)" office:value-type="float" office:value="0" calcext:value-type="float">
            <text:p>0.00</text:p>
          </table:table-cell>
          <table:table-cell table:style-name="ce341" table:formula="of:=IF([.N28]&lt;&gt;&quot;&quot;;[.V19]-[.N28];0)" office:value-type="float" office:value="0" calcext:value-type="float">
            <text:p>0.00</text:p>
          </table:table-cell>
          <table:table-cell table:style-name="ce341" table:formula="of:=([.R28]/4.55)*[.Q2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number-columns-repeated="3"/>
          <table:table-cell table:formula="of:=IF([.M29]&lt;&gt;&quot;&quot;;[.M29]-[.M28];0)" office:value-type="float" office:value="0" calcext:value-type="float">
            <text:p>0.00</text:p>
          </table:table-cell>
          <table:table-cell table:style-name="ce341" table:formula="of:=IF([.N29]&lt;&gt;&quot;&quot;;[.P29]/([.N29]/4.55);0)" office:value-type="float" office:value="0" calcext:value-type="float">
            <text:p>0.00</text:p>
          </table:table-cell>
          <table:table-cell table:style-name="ce341" table:formula="of:=IF([.N29]&lt;&gt;&quot;&quot;;[.V19]-[.N29];0)" office:value-type="float" office:value="0" calcext:value-type="float">
            <text:p>0.00</text:p>
          </table:table-cell>
          <table:table-cell table:style-name="ce341" table:formula="of:=([.R29]/4.55)*[.Q2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number-columns-repeated="3"/>
          <table:table-cell table:formula="of:=IF([.M30]&lt;&gt;&quot;&quot;;[.M30]-[.M29];0)" office:value-type="float" office:value="0" calcext:value-type="float">
            <text:p>0.00</text:p>
          </table:table-cell>
          <table:table-cell table:style-name="ce341" table:formula="of:=IF([.N30]&lt;&gt;&quot;&quot;;[.P30]/([.N30]/4.55);0)" office:value-type="float" office:value="0" calcext:value-type="float">
            <text:p>0.00</text:p>
          </table:table-cell>
          <table:table-cell table:style-name="ce341" table:formula="of:=IF([.N30]&lt;&gt;&quot;&quot;;[.V19]-[.N30];0)" office:value-type="float" office:value="0" calcext:value-type="float">
            <text:p>0.00</text:p>
          </table:table-cell>
          <table:table-cell table:style-name="ce341" table:formula="of:=([.R30]/4.55)*[.Q3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1]&lt;&gt;&quot;&quot;;[.M31]-[.M30];0)" office:value-type="float" office:value="0" calcext:value-type="float">
            <text:p>0.00</text:p>
          </table:table-cell>
          <table:table-cell table:style-name="ce341" table:formula="of:=IF([.N31]&lt;&gt;&quot;&quot;;[.P31]/([.N31]/4.55);0)" office:value-type="float" office:value="0" calcext:value-type="float">
            <text:p>0.00</text:p>
          </table:table-cell>
          <table:table-cell table:style-name="ce341" table:formula="of:=IF([.N31]&lt;&gt;&quot;&quot;;[.V19]-[.N31];0)" office:value-type="float" office:value="0" calcext:value-type="float">
            <text:p>0.00</text:p>
          </table:table-cell>
          <table:table-cell table:style-name="ce341" table:formula="of:=([.R31]/4.55)*[.Q3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2]&lt;&gt;&quot;&quot;;[.M32]-[.M31];0)" office:value-type="float" office:value="0" calcext:value-type="float">
            <text:p>0.00</text:p>
          </table:table-cell>
          <table:table-cell table:style-name="ce341" table:formula="of:=IF([.N32]&lt;&gt;&quot;&quot;;[.P32]/([.N32]/4.55);0)" office:value-type="float" office:value="0" calcext:value-type="float">
            <text:p>0.00</text:p>
          </table:table-cell>
          <table:table-cell table:style-name="ce341" table:formula="of:=IF([.N32]&lt;&gt;&quot;&quot;;[.V19]-[.N32];0)" office:value-type="float" office:value="0" calcext:value-type="float">
            <text:p>0.00</text:p>
          </table:table-cell>
          <table:table-cell table:style-name="ce341" table:formula="of:=([.R32]/4.55)*[.Q3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office:value-type="string" calcext:value-type="string">
            <text:p>Tank Paint Touchup</text:p>
          </table:table-cell>
          <table:table-cell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3]&lt;&gt;&quot;&quot;;[.M33]-[.M32];0)" office:value-type="float" office:value="0" calcext:value-type="float">
            <text:p>0.00</text:p>
          </table:table-cell>
          <table:table-cell table:style-name="ce341" table:formula="of:=IF([.N33]&lt;&gt;&quot;&quot;;[.P33]/([.N33]/4.55);0)" office:value-type="float" office:value="0" calcext:value-type="float">
            <text:p>0.00</text:p>
          </table:table-cell>
          <table:table-cell table:style-name="ce341" table:formula="of:=IF([.N33]&lt;&gt;&quot;&quot;;[.V19]-[.N33];0)" office:value-type="float" office:value="0" calcext:value-type="float">
            <text:p>0.00</text:p>
          </table:table-cell>
          <table:table-cell table:style-name="ce341" table:formula="of:=([.R33]/4.55)*[.Q3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4]&lt;&gt;&quot;&quot;;[.M34]-[.M33];0)" office:value-type="float" office:value="0" calcext:value-type="float">
            <text:p>0.00</text:p>
          </table:table-cell>
          <table:table-cell table:style-name="ce341" table:formula="of:=IF([.N34]&lt;&gt;&quot;&quot;;[.P34]/([.N34]/4.55);0)" office:value-type="float" office:value="0" calcext:value-type="float">
            <text:p>0.00</text:p>
          </table:table-cell>
          <table:table-cell table:style-name="ce341" table:formula="of:=IF([.N34]&lt;&gt;&quot;&quot;;[.V19]-[.N34];0)" office:value-type="float" office:value="0" calcext:value-type="float">
            <text:p>0.00</text:p>
          </table:table-cell>
          <table:table-cell table:style-name="ce341" table:formula="of:=([.R34]/4.55)*[.Q3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5]&lt;&gt;&quot;&quot;;[.M35]-[.M34];0)" office:value-type="float" office:value="0" calcext:value-type="float">
            <text:p>0.00</text:p>
          </table:table-cell>
          <table:table-cell table:style-name="ce341" table:formula="of:=IF([.N35]&lt;&gt;&quot;&quot;;[.P35]/([.N35]/4.55);0)" office:value-type="float" office:value="0" calcext:value-type="float">
            <text:p>0.00</text:p>
          </table:table-cell>
          <table:table-cell table:style-name="ce341" table:formula="of:=IF([.N35]&lt;&gt;&quot;&quot;;[.V19]-[.N35];0)" office:value-type="float" office:value="0" calcext:value-type="float">
            <text:p>0.00</text:p>
          </table:table-cell>
          <table:table-cell table:style-name="ce341" table:formula="of:=([.R35]/4.55)*[.Q3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6]&lt;&gt;&quot;&quot;;[.M36]-[.M35];0)" office:value-type="float" office:value="0" calcext:value-type="float">
            <text:p>0.00</text:p>
          </table:table-cell>
          <table:table-cell table:style-name="ce341" table:formula="of:=IF([.N36]&lt;&gt;&quot;&quot;;[.P36]/([.N36]/4.55);0)" office:value-type="float" office:value="0" calcext:value-type="float">
            <text:p>0.00</text:p>
          </table:table-cell>
          <table:table-cell table:style-name="ce341" table:formula="of:=IF([.N36]&lt;&gt;&quot;&quot;;[.V19]-[.N36];0)" office:value-type="float" office:value="0" calcext:value-type="float">
            <text:p>0.00</text:p>
          </table:table-cell>
          <table:table-cell table:style-name="ce341" table:formula="of:=([.R36]/4.55)*[.Q3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7]&lt;&gt;&quot;&quot;;[.M37]-[.M36];0)" office:value-type="float" office:value="0" calcext:value-type="float">
            <text:p>0.00</text:p>
          </table:table-cell>
          <table:table-cell table:style-name="ce341" table:formula="of:=IF([.N37]&lt;&gt;&quot;&quot;;[.P37]/([.N37]/4.55);0)" office:value-type="float" office:value="0" calcext:value-type="float">
            <text:p>0.00</text:p>
          </table:table-cell>
          <table:table-cell table:style-name="ce341" table:formula="of:=IF([.N37]&lt;&gt;&quot;&quot;;[.V19]-[.N37];0)" office:value-type="float" office:value="0" calcext:value-type="float">
            <text:p>0.00</text:p>
          </table:table-cell>
          <table:table-cell table:style-name="ce341" table:formula="of:=([.R37]/4.55)*[.Q3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8]&lt;&gt;&quot;&quot;;[.M38]-[.M37];0)" office:value-type="float" office:value="0" calcext:value-type="float">
            <text:p>0.00</text:p>
          </table:table-cell>
          <table:table-cell table:style-name="ce341" table:formula="of:=IF([.N38]&lt;&gt;&quot;&quot;;[.P38]/([.N38]/4.55);0)" office:value-type="float" office:value="0" calcext:value-type="float">
            <text:p>0.00</text:p>
          </table:table-cell>
          <table:table-cell table:style-name="ce341" table:formula="of:=IF([.N38]&lt;&gt;&quot;&quot;;[.V19]-[.N38];0)" office:value-type="float" office:value="0" calcext:value-type="float">
            <text:p>0.00</text:p>
          </table:table-cell>
          <table:table-cell table:style-name="ce341" table:formula="of:=([.R38]/4.55)*[.Q3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9]&lt;&gt;&quot;&quot;;[.M39]-[.M38];0)" office:value-type="float" office:value="0" calcext:value-type="float">
            <text:p>0.00</text:p>
          </table:table-cell>
          <table:table-cell table:style-name="ce341" table:formula="of:=IF([.N39]&lt;&gt;&quot;&quot;;[.P39]/([.N39]/4.55);0)" office:value-type="float" office:value="0" calcext:value-type="float">
            <text:p>0.00</text:p>
          </table:table-cell>
          <table:table-cell table:style-name="ce341" table:formula="of:=IF([.N39]&lt;&gt;&quot;&quot;;[.V19]-[.N39];0)" office:value-type="float" office:value="0" calcext:value-type="float">
            <text:p>0.00</text:p>
          </table:table-cell>
          <table:table-cell table:style-name="ce341" table:formula="of:=([.R39]/4.55)*[.Q3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5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40]&lt;&gt;&quot;&quot;;[.M40]-[.M39];0)" office:value-type="float" office:value="0" calcext:value-type="float">
            <text:p>0.00</text:p>
          </table:table-cell>
          <table:table-cell table:style-name="ce341" table:formula="of:=IF([.N40]&lt;&gt;&quot;&quot;;[.P40]/([.N40]/4.55);0)" office:value-type="float" office:value="0" calcext:value-type="float">
            <text:p>0.00</text:p>
          </table:table-cell>
          <table:table-cell table:style-name="ce341" table:formula="of:=IF([.N40]&lt;&gt;&quot;&quot;;[.V19]-[.N40];0)" office:value-type="float" office:value="0" calcext:value-type="float">
            <text:p>0.00</text:p>
          </table:table-cell>
          <table:table-cell table:style-name="ce341" table:formula="of:=([.R40]/4.55)*[.Q4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5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305"/>
          <table:table-cell/>
          <table:table-cell table:style-name="ce310"/>
          <table:table-cell table:style-name="ce319"/>
          <table:table-cell table:style-name="ce326"/>
          <table:table-cell table:style-name="ce332"/>
          <table:table-cell table:style-name="ce335" table:formula="of:=SUM([.P3:.P40])" office:value-type="float" office:value="1743" calcext:value-type="float">
            <text:p>1743.00</text:p>
          </table:table-cell>
          <table:table-cell table:style-name="ce342" table:formula="of:=SUM([.Q4:.Q40])/36" office:value-type="float" office:value="19.0155564761132" calcext:value-type="float">
            <text:p>19.02</text:p>
          </table:table-cell>
          <table:table-cell table:style-name="ce341" table:number-columns-repeated="2"/>
          <table:table-cell table:number-columns-repeated="16365"/>
        </table:table-row>
        <table:table-row table:style-name="ro1">
          <table:table-cell/>
          <table:table-cell table:style-name="ce256"/>
          <table:table-cell table:style-name="ce265" table:number-columns-repeated="2"/>
          <table:table-cell table:style-name="ce299"/>
          <table:table-cell table:style-name="ce282"/>
          <table:table-cell table:style-name="ce256"/>
          <table:table-cell table:style-name="ce265" table:number-columns-repeated="2"/>
          <table:table-cell table:style-name="ce299"/>
          <table:table-cell/>
          <table:table-cell table:style-name="ce311"/>
          <table:table-cell table:style-name="ce320"/>
          <table:table-cell table:style-name="ce327" office:value-type="string" calcext:value-type="string">
            <text:p>Fuel Costs To Date</text:p>
          </table:table-cell>
          <table:table-cell table:style-name="ce333" table:formula="of:=SUM([.O3:.O40])" office:value-type="currency" office:currency="GBP" office:value="232.25" calcext:value-type="currency">
            <text:p>£232.25</text:p>
          </table:table-cell>
          <table:table-cell table:style-name="ce336"/>
          <table:table-cell table:style-name="ce343" table:number-columns-repeated="3"/>
          <table:table-cell table:number-columns-repeated="16365"/>
        </table:table-row>
        <table:table-row table:style-name="ro1">
          <table:table-cell/>
          <table:table-cell table:style-name="ce259"/>
          <table:table-cell table:style-name="ce268" office:value-type="string" calcext:value-type="string">
            <text:p>Sub-Total</text:p>
          </table:table-cell>
          <table:table-cell table:style-name="ce272"/>
          <table:table-cell table:style-name="ce300" table:formula="of:=SUM([.E3:.E42])" office:value-type="currency" office:currency="GBP" office:value="12700.62" calcext:value-type="currency">
            <text:p>£12,700.62</text:p>
          </table:table-cell>
          <table:table-cell table:style-name="ce272" table:number-columns-repeated="2"/>
          <table:table-cell table:style-name="ce268" office:value-type="string" calcext:value-type="string">
            <text:p>Total To Date</text:p>
          </table:table-cell>
          <table:table-cell table:style-name="ce272"/>
          <table:table-cell table:style-name="ce306" table:formula="of:=[.E43]+SUM([.J3:.J42])" office:value-type="currency" office:currency="GBP" office:value="12700.62" calcext:value-type="currency">
            <text:p>£12,700.62</text:p>
          </table:table-cell>
          <table:table-cell/>
          <table:table-cell table:style-name="ce312"/>
          <table:table-cell table:style-name="ce321"/>
          <table:table-cell table:style-name="ce328" office:value-type="string" calcext:value-type="string">
            <text:p>Overall Running Costs To Date</text:p>
          </table:table-cell>
          <table:table-cell table:style-name="ce279" table:formula="of:=IF(([.P3]+[.P4])&gt;0;([.J43]+[.O42])/(SUM([.P3:.P40]));0)" office:value-type="currency" office:currency="GBP" office:value="7.4198909925416" calcext:value-type="currency">
            <text:p>£7.42</text:p>
          </table:table-cell>
          <table:table-cell table:style-name="ce337" office:value-type="string" calcext:value-type="string">
            <text:p>Per Mile</text:p>
          </table:table-cell>
          <table:table-cell table:style-name="ce344" table:number-columns-repeated="3"/>
          <table:table-cell table:number-columns-repeated="16365"/>
        </table:table-row>
        <table:table-row table:style-name="ro1">
          <table:table-cell/>
          <table:table-cell table:style-name="ce260"/>
          <table:table-cell table:number-columns-repeated="2"/>
          <table:table-cell table:style-name="ce301"/>
          <table:table-cell table:number-columns-repeated="16379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wasaki_ZRX1100_C1" table:style-name="ta1">
        <table:table-column table:style-name="co1" table:default-cell-style-name="ce252"/>
        <table:table-column table:style-name="co2" table:default-cell-style-name="ce252"/>
        <table:table-column table:style-name="co6" table:default-cell-style-name="ce252"/>
        <table:table-column table:style-name="co4" table:default-cell-style-name="ce252"/>
        <table:table-column table:style-name="co2" table:default-cell-style-name="ce280"/>
        <table:table-column table:style-name="co1" table:default-cell-style-name="ce252"/>
        <table:table-column table:style-name="co5" table:default-cell-style-name="ce252"/>
        <table:table-column table:style-name="co6" table:default-cell-style-name="ce252"/>
        <table:table-column table:style-name="co1" table:default-cell-style-name="ce252"/>
        <table:table-column table:style-name="co2" table:default-cell-style-name="ce302"/>
        <table:table-column table:style-name="co1" table:default-cell-style-name="ce252"/>
        <table:table-column table:style-name="co2" table:default-cell-style-name="ce313"/>
        <table:table-column table:style-name="co9" table:default-cell-style-name="ce317"/>
        <table:table-column table:style-name="co10" table:default-cell-style-name="ce324"/>
        <table:table-column table:style-name="co5" table:default-cell-style-name="ce280"/>
        <table:table-column table:style-name="co11" table:default-cell-style-name="ce324"/>
        <table:table-column table:style-name="co12" table:default-cell-style-name="ce324"/>
        <table:table-column table:style-name="co13" table:default-cell-style-name="ce324"/>
        <table:table-column table:style-name="co14" table:default-cell-style-name="ce324"/>
        <table:table-column table:style-name="co15" table:default-cell-style-name="ce252"/>
        <table:table-column table:style-name="co16" table:default-cell-style-name="ce252"/>
        <table:table-column table:style-name="co17" table:default-cell-style-name="ce252"/>
        <table:table-column table:style-name="co7" table:number-columns-repeated="1002" table:default-cell-style-name="ce252"/>
        <table:table-column table:style-name="co8" table:number-columns-repeated="15360" table:default-cell-style-name="ce265"/>
        <table:table-row table:style-name="ro1">
          <table:table-cell/>
          <table:table-cell table:style-name="ce253"/>
          <table:table-cell table:style-name="ce262" office:value-type="string" calcext:value-type="string">
            <text:p>Motorcycle Costs</text:p>
          </table:table-cell>
          <table:table-cell table:style-name="ce269"/>
          <table:table-cell table:style-name="ce274"/>
          <table:table-cell table:style-name="ce269"/>
          <table:table-cell table:style-name="ce262"/>
          <table:table-cell table:style-name="ce269" table:number-columns-repeated="2"/>
          <table:table-cell table:style-name="ce303"/>
          <table:table-cell/>
          <table:table-cell table:style-name="ce307"/>
          <table:table-cell table:style-name="ce314" office:value-type="string" calcext:value-type="string">
            <text:p>Fuel Costs</text:p>
          </table:table-cell>
          <table:table-cell table:style-name="ce322"/>
          <table:table-cell/>
          <table:table-cell table:style-name="ce334" office:value-type="string" calcext:value-type="string">
            <text:p>Fuel Economy</text:p>
          </table:table-cell>
          <table:table-cell table:style-name="ce338" table:number-columns-repeated="3"/>
          <table:table-cell/>
          <table:table-cell table:style-name="ce346" office:value-type="string" calcext:value-type="string">
            <text:p>Vehicle Details</text:p>
          </table:table-cell>
          <table:table-cell table:style-name="ce349"/>
          <table:table-cell table:number-columns-repeated="16362"/>
        </table:table-row>
        <table:table-row table:style-name="ro4">
          <table:table-cell/>
          <table:table-cell table:style-name="ce25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75" office:value-type="string" calcext:value-type="string">
            <text:p>Cost</text:p>
          </table:table-cell>
          <table:table-cell table:style-name="ce271"/>
          <table:table-cell table:style-name="ce263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304" office:value-type="string" calcext:value-type="string">
            <text:p>Cost</text:p>
          </table:table-cell>
          <table:table-cell/>
          <table:table-cell table:style-name="ce308" office:value-type="string" calcext:value-type="string">
            <text:p>Date</text:p>
          </table:table-cell>
          <table:table-cell table:style-name="ce315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329" office:value-type="string" calcext:value-type="string">
            <text:p>Cost</text:p>
          </table:table-cell>
          <table:table-cell table:style-name="ce323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 table:style-name="ce345" office:value-type="string" calcext:value-type="string">
            <text:p>No. Litres</text:p>
            <text:p>Left</text:p>
          </table:table-cell>
          <table:table-cell table:style-name="ce345" office:value-type="string" calcext:value-type="string">
            <text:p>No. Miles</text:p>
            <text:p>Left</text:p>
          </table:table-cell>
          <table:table-cell/>
          <table:table-cell table:style-name="ce347"/>
          <table:table-cell table:style-name="ce343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5" calcext:value-type="date">
            <text:p>2025-02-15</text:p>
          </table:table-cell>
          <table:table-cell office:value-type="string" calcext:value-type="string">
            <text:p>Purchase Cost (22000 Miles)</text:p>
          </table:table-cell>
          <table:table-cell/>
          <table:table-cell table:style-name="ce276" office:value-type="currency" office:currency="GBP" office:value="3250" calcext:value-type="currency">
            <text:p>£3,250.00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388" office:value-type="date" office:date-value="2025-02-16" calcext:value-type="date">
            <text:p>2025-02-16</text:p>
          </table:table-cell>
          <table:table-cell table:style-name="ce316" office:value-type="float" office:value="33000" calcext:value-type="float">
            <text:p>33,000.00</text:p>
          </table:table-cell>
          <table:table-cell table:style-name="ce269" office:value-type="float" office:value="0" calcext:value-type="float">
            <text:p>0</text:p>
          </table:table-cell>
          <table:table-cell table:style-name="ce330" office:value-type="currency" office:currency="GBP" office:value="0" calcext:value-type="currency">
            <text:p>£0.00</text:p>
          </table:table-cell>
          <table:table-cell table:style-name="ce326" office:value-type="float" office:value="0" calcext:value-type="float">
            <text:p>0.00</text:p>
          </table:table-cell>
          <table:table-cell table:style-name="ce340" office:value-type="float" office:value="0" calcext:value-type="float">
            <text:p>0.00</text:p>
          </table:table-cell>
          <table:table-cell table:style-name="ce340" table:number-columns-repeated="2"/>
          <table:table-cell/>
          <table:table-cell table:style-name="ce348" office:value-type="string" calcext:value-type="string">
            <text:p>Registration</text:p>
          </table:table-cell>
          <table:table-cell table:style-name="ce372" office:value-type="string" calcext:value-type="string">
            <text:p>P707 EBB</text:p>
          </table:table-cell>
          <table:table-cell table:number-columns-repeated="16362"/>
        </table:table-row>
        <table:table-row table:style-name="ro1">
          <table:table-cell/>
          <table:table-cell table:style-name="ce255" office:value-type="date" office:date-value="2025-02-16" calcext:value-type="date">
            <text:p>2025-02-16</text:p>
          </table:table-cell>
          <table:table-cell office:value-type="string" calcext:value-type="string">
            <text:p>Delivery</text:p>
          </table:table-cell>
          <table:table-cell/>
          <table:table-cell table:style-name="ce276" office:value-type="currency" office:currency="GBP" office:value="130" calcext:value-type="currency">
            <text:p>£130.0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 office:value-type="date" office:date-value="2025-03-16" calcext:value-type="date">
            <text:p>2025-03-16</text:p>
          </table:table-cell>
          <table:table-cell office:value-type="float" office:value="33494" calcext:value-type="float">
            <text:p>33,494.00</text:p>
          </table:table-cell>
          <table:table-cell office:value-type="float" office:value="6.74" calcext:value-type="float">
            <text:p>6.74</text:p>
          </table:table-cell>
          <table:table-cell table:style-name="ce331" office:value-type="currency" office:currency="GBP" office:value="10.04" calcext:value-type="currency">
            <text:p>£10.04</text:p>
          </table:table-cell>
          <table:table-cell table:formula="of:=IF([.M4]&lt;&gt;&quot;&quot;;[.M4]-[.M3];0)" office:value-type="float" office:value="494" calcext:value-type="float">
            <text:p>494.00</text:p>
          </table:table-cell>
          <table:table-cell table:style-name="ce341" table:formula="of:=IF([.N4]&lt;&gt;&quot;&quot;;[.P4]/([.N4]/4.55);0)" office:value-type="float" office:value="333.486646884273" calcext:value-type="float">
            <text:p>333.49</text:p>
          </table:table-cell>
          <table:table-cell table:style-name="ce341" table:formula="of:=IF([.N4]&lt;&gt;&quot;&quot;;[.V17]-[.N4];0)" office:value-type="float" office:value="13.26" calcext:value-type="float">
            <text:p>13.26</text:p>
          </table:table-cell>
          <table:table-cell table:style-name="ce341" table:formula="of:=([.R4]/4.55)*[.Q4]" office:value-type="float" office:value="971.875370919881" calcext:value-type="float">
            <text:p>971.88</text:p>
          </table:table-cell>
          <table:table-cell/>
          <table:table-cell table:style-name="ce256" office:value-type="string" calcext:value-type="string">
            <text:p>V5C Reference</text:p>
          </table:table-cell>
          <table:table-cell table:style-name="ce385" office:value-type="string" calcext:value-type="string">
            <text:p>5044 678 173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04" calcext:value-type="date">
            <text:p>2024-08-04</text:p>
          </table:table-cell>
          <table:table-cell office:value-type="string" calcext:value-type="string">
            <text:p>Keyrings</text:p>
          </table:table-cell>
          <table:table-cell/>
          <table:table-cell table:style-name="ce276" office:value-type="currency" office:currency="GBP" office:value="5.98" calcext:value-type="currency">
            <text:p>£5.98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 office:value-type="date" office:date-value="2025-04-06" calcext:value-type="date">
            <text:p>2025-04-06</text:p>
          </table:table-cell>
          <table:table-cell office:value-type="float" office:value="33609" calcext:value-type="float">
            <text:p>33,609.00</text:p>
          </table:table-cell>
          <table:table-cell office:value-type="float" office:value="12.72" calcext:value-type="float">
            <text:p>12.72</text:p>
          </table:table-cell>
          <table:table-cell office:value-type="currency" office:currency="GBP" office:value="18.43" calcext:value-type="currency">
            <text:p>£18.43</text:p>
          </table:table-cell>
          <table:table-cell table:formula="of:=IF([.M5]&lt;&gt;&quot;&quot;;[.M5]-[.M4];0)" office:value-type="float" office:value="115" calcext:value-type="float">
            <text:p>115.00</text:p>
          </table:table-cell>
          <table:table-cell table:style-name="ce341" table:formula="of:=IF([.N5]&lt;&gt;&quot;&quot;;[.P5]/([.N5]/4.55);0)" office:value-type="float" office:value="41.1360062893082" calcext:value-type="float">
            <text:p>41.14</text:p>
          </table:table-cell>
          <table:table-cell table:style-name="ce341" table:formula="of:=IF([.N5]&lt;&gt;&quot;&quot;;[.V17]-[.N5];0)" office:value-type="float" office:value="7.28" calcext:value-type="float">
            <text:p>7.28</text:p>
          </table:table-cell>
          <table:table-cell table:style-name="ce341" table:formula="of:=([.R5]/4.55)*[.Q5]" office:value-type="float" office:value="65.8176100628931" calcext:value-type="float">
            <text:p>65.82</text:p>
          </table:table-cell>
          <table:table-cell/>
          <table:table-cell table:style-name="ce348" office:value-type="string" calcext:value-type="string">
            <text:p>Insurance Due</text:p>
          </table:table-cell>
          <table:table-cell table:style-name="ce382" office:value-type="date" office:date-value="2027-01-04" calcext:value-type="date">
            <text:p>2027-01-04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11" calcext:value-type="date">
            <text:p>2024-08-11</text:p>
          </table:table-cell>
          <table:table-cell office:value-type="string" calcext:value-type="string">
            <text:p>Bagster Tank Cover</text:p>
          </table:table-cell>
          <table:table-cell/>
          <table:table-cell table:style-name="ce276" office:value-type="currency" office:currency="GBP" office:value="169.87" calcext:value-type="currency">
            <text:p>£169.87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 office:value-type="date" office:date-value="2025-04-12" calcext:value-type="date">
            <text:p>2025-04-12</text:p>
          </table:table-cell>
          <table:table-cell office:value-type="float" office:value="33721.1" calcext:value-type="float">
            <text:p>33,721.10</text:p>
          </table:table-cell>
          <table:table-cell office:value-type="float" office:value="12.89" calcext:value-type="float">
            <text:p>12.89</text:p>
          </table:table-cell>
          <table:table-cell office:value-type="currency" office:currency="GBP" office:value="18.81" calcext:value-type="currency">
            <text:p>£18.81</text:p>
          </table:table-cell>
          <table:table-cell table:formula="of:=IF([.M6]&lt;&gt;&quot;&quot;;[.M6]-[.M5];0)" office:value-type="float" office:value="112.099999999999" calcext:value-type="float">
            <text:p>112.10</text:p>
          </table:table-cell>
          <table:table-cell table:style-name="ce341" table:formula="of:=IF([.N6]&lt;&gt;&quot;&quot;;[.P6]/([.N6]/4.55);0)" office:value-type="float" office:value="39.5698215671058" calcext:value-type="float">
            <text:p>39.57</text:p>
          </table:table-cell>
          <table:table-cell table:style-name="ce341" table:formula="of:=IF([.N6]&lt;&gt;&quot;&quot;;[.V17]-[.N6];0)" office:value-type="float" office:value="7.11" calcext:value-type="float">
            <text:p>7.11</text:p>
          </table:table-cell>
          <table:table-cell table:style-name="ce341" table:formula="of:=([.R6]/4.55)*[.Q6]" office:value-type="float" office:value="61.8332816136532" calcext:value-type="float">
            <text:p>61.83</text:p>
          </table:table-cell>
          <table:table-cell/>
          <table:table-cell table:style-name="ce348" office:value-type="string" calcext:value-type="string">
            <text:p>M.O.T due</text:p>
          </table:table-cell>
          <table:table-cell table:style-name="ce383" office:value-type="date" office:date-value="2026-09-28" calcext:value-type="date">
            <text:p>2026-09-28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11" calcext:value-type="date">
            <text:p>2024-08-11</text:p>
          </table:table-cell>
          <table:table-cell office:value-type="string" calcext:value-type="string">
            <text:p>Mirrors</text:p>
          </table:table-cell>
          <table:table-cell/>
          <table:table-cell table:style-name="ce276" office:value-type="currency" office:currency="GBP" office:value="24.95" calcext:value-type="currency">
            <text:p>£24.95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 office:value-type="date" office:date-value="2025-10-18" calcext:value-type="date">
            <text:p>2025-10-18</text:p>
          </table:table-cell>
          <table:table-cell office:value-type="float" office:value="33857" calcext:value-type="float">
            <text:p>33,857.00</text:p>
          </table:table-cell>
          <table:table-cell office:value-type="float" office:value="11.6" calcext:value-type="float">
            <text:p>11.60</text:p>
          </table:table-cell>
          <table:table-cell office:value-type="currency" office:currency="GBP" office:value="18.55" calcext:value-type="currency">
            <text:p>£18.55</text:p>
          </table:table-cell>
          <table:table-cell table:formula="of:=IF([.M7]&lt;&gt;&quot;&quot;;[.M7]-[.M6];0)" office:value-type="float" office:value="135.900000000001" calcext:value-type="float">
            <text:p>135.90</text:p>
          </table:table-cell>
          <table:table-cell table:style-name="ce341" table:formula="of:=IF([.N7]&lt;&gt;&quot;&quot;;[.P7]/([.N7]/4.55);0)" office:value-type="float" office:value="53.3056034482764" calcext:value-type="float">
            <text:p>53.31</text:p>
          </table:table-cell>
          <table:table-cell table:style-name="ce341" table:formula="of:=IF([.N7]&lt;&gt;&quot;&quot;;[.V17]-[.N7];0)" office:value-type="float" office:value="8.4" calcext:value-type="float">
            <text:p>8.40</text:p>
          </table:table-cell>
          <table:table-cell table:style-name="ce341" table:formula="of:=([.R7]/4.55)*[.Q7]" office:value-type="float" office:value="98.4103448275873" calcext:value-type="float">
            <text:p>98.41</text:p>
          </table:table-cell>
          <table:table-cell/>
          <table:table-cell table:style-name="ce348" office:value-type="string" calcext:value-type="string">
            <text:p>Road tax due</text:p>
          </table:table-cell>
          <table:table-cell table:style-name="ce382" office:value-type="date" office:date-value="2026-02-01" calcext:value-type="date">
            <text:p>2026-02-01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14" calcext:value-type="date">
            <text:p>2024-08-14</text:p>
          </table:table-cell>
          <table:table-cell table:style-name="ce265" office:value-type="string" calcext:value-type="string">
            <text:p>Carbon Heal Plates</text:p>
          </table:table-cell>
          <table:table-cell/>
          <table:table-cell table:style-name="ce276" office:value-type="currency" office:currency="GBP" office:value="52.26" calcext:value-type="currency">
            <text:p>£52.26</text:p>
          </table:table-cell>
          <table:table-cell table:style-name="ce282"/>
          <table:table-cell table:style-name="ce257"/>
          <table:table-cell table:style-name="ce265" office:value-type="string" calcext:value-type="string">
            <text:p>Metal Water Pipes</text:p>
          </table:table-cell>
          <table:table-cell/>
          <table:table-cell table:style-name="ce294"/>
          <table:table-cell/>
          <table:table-cell table:style-name="ce257" office:value-type="date" office:date-value="2025-12-26" calcext:value-type="date">
            <text:p>2025-12-26</text:p>
          </table:table-cell>
          <table:table-cell office:value-type="float" office:value="33935" calcext:value-type="float">
            <text:p>33,935.00</text:p>
          </table:table-cell>
          <table:table-cell office:value-type="float" office:value="11.34" calcext:value-type="float">
            <text:p>11.34</text:p>
          </table:table-cell>
          <table:table-cell office:value-type="currency" office:currency="GBP" office:value="17.68" calcext:value-type="currency">
            <text:p>£17.68</text:p>
          </table:table-cell>
          <table:table-cell table:formula="of:=IF([.M8]&lt;&gt;&quot;&quot;;[.M8]-[.M7];0)" office:value-type="float" office:value="78" calcext:value-type="float">
            <text:p>78.00</text:p>
          </table:table-cell>
          <table:table-cell table:style-name="ce341" table:formula="of:=IF([.N8]&lt;&gt;&quot;&quot;;[.P8]/([.N8]/4.55);0)" office:value-type="float" office:value="31.2962962962963" calcext:value-type="float">
            <text:p>31.30</text:p>
          </table:table-cell>
          <table:table-cell table:style-name="ce341" table:formula="of:=IF([.N8]&lt;&gt;&quot;&quot;;[.V17]-[.N8];0)" office:value-type="float" office:value="8.66" calcext:value-type="float">
            <text:p>8.66</text:p>
          </table:table-cell>
          <table:table-cell table:style-name="ce341" table:formula="of:=([.R8]/4.55)*[.Q8]" office:value-type="float" office:value="59.5661375661376" calcext:value-type="float">
            <text:p>59.57</text:p>
          </table:table-cell>
          <table:table-cell/>
          <table:table-cell table:style-name="ce256" office:value-type="string" calcext:value-type="string">
            <text:p>Last Service</text:p>
          </table:table-cell>
          <table:table-cell table:style-name="ce389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office:value-type="string" calcext:value-type="string">
            <text:p>Coolant Hose Kit</text:p>
          </table:table-cell>
          <table:table-cell/>
          <table:table-cell table:style-name="ce276" office:value-type="currency" office:currency="GBP" office:value="49.99" calcext:value-type="currency">
            <text:p>£49.99</text:p>
          </table:table-cell>
          <table:table-cell table:style-name="ce282"/>
          <table:table-cell table:style-name="ce257"/>
          <table:table-cell table:style-name="ce265" office:value-type="string" calcext:value-type="string">
            <text:p>Stainless Yoke Pinch Bolts</text:p>
          </table:table-cell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9]&lt;&gt;&quot;&quot;;[.M9]-[.M8];0)" office:value-type="float" office:value="0" calcext:value-type="float">
            <text:p>0.00</text:p>
          </table:table-cell>
          <table:table-cell table:style-name="ce341" table:formula="of:=IF([.N9]&lt;&gt;&quot;&quot;;[.P9]/([.N9]/4.55);0)" office:value-type="float" office:value="0" calcext:value-type="float">
            <text:p>0.00</text:p>
          </table:table-cell>
          <table:table-cell table:style-name="ce341" table:formula="of:=IF([.N9]&lt;&gt;&quot;&quot;;[.V17]-[.N9];0)" office:value-type="float" office:value="0" calcext:value-type="float">
            <text:p>0.00</text:p>
          </table:table-cell>
          <table:table-cell table:style-name="ce341" table:formula="of:=([.R9]/4.55)*[.Q9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Engine No.</text:p>
          </table:table-cell>
          <table:table-cell table:style-name="ce385" office:value-type="string" calcext:value-type="string">
            <text:p>ZXT10CE082185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Akrapovic Exhaust Sticker</text:p>
          </table:table-cell>
          <table:table-cell/>
          <table:table-cell table:style-name="ce276" table:formula="of:=11.38/2" office:value-type="currency" office:currency="GBP" office:value="5.69" calcext:value-type="currency">
            <text:p>£5.69</text:p>
          </table:table-cell>
          <table:table-cell table:style-name="ce282"/>
          <table:table-cell table:style-name="ce257"/>
          <table:table-cell table:style-name="ce265" office:value-type="string" calcext:value-type="string">
            <text:p>Stainless Engine Bolt Kit</text:p>
          </table:table-cell>
          <table:table-cell table:style-name="ce265"/>
          <table:table-cell table:style-name="ce299"/>
          <table:table-cell/>
          <table:table-cell table:style-name="ce257"/>
          <table:table-cell table:number-columns-repeated="3"/>
          <table:table-cell table:formula="of:=IF([.M10]&lt;&gt;&quot;&quot;;[.M10]-[.M9];0)" office:value-type="float" office:value="0" calcext:value-type="float">
            <text:p>0.00</text:p>
          </table:table-cell>
          <table:table-cell table:style-name="ce341" table:formula="of:=IF([.N10]&lt;&gt;&quot;&quot;;[.P10]/([.N10]/4.55);0)" office:value-type="float" office:value="0" calcext:value-type="float">
            <text:p>0.00</text:p>
          </table:table-cell>
          <table:table-cell table:style-name="ce341" table:formula="of:=IF([.N10]&lt;&gt;&quot;&quot;;[.V17]-[.N10];0)" office:value-type="float" office:value="0" calcext:value-type="float">
            <text:p>0.00</text:p>
          </table:table-cell>
          <table:table-cell table:style-name="ce341" table:formula="of:=([.R10]/4.55)*[.Q10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ame No.</text:p>
          </table:table-cell>
          <table:table-cell table:style-name="ce372" office:value-type="string" calcext:value-type="string">
            <text:p>ZRT10C00005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office:value-type="string" calcext:value-type="string">
            <text:p>7x5 Numberplate Surround</text:p>
          </table:table-cell>
          <table:table-cell/>
          <table:table-cell table:style-name="ce276" office:value-type="currency" office:currency="GBP" office:value="19.99" calcext:value-type="currency">
            <text:p>£19.99</text:p>
          </table:table-cell>
          <table:table-cell table:style-name="ce282"/>
          <table:table-cell table:style-name="ce257"/>
          <table:table-cell office:value-type="string" calcext:value-type="string">
            <text:p>Front Discs</text:p>
          </table:table-cell>
          <table:table-cell table:style-name="ce265"/>
          <table:table-cell table:style-name="ce299"/>
          <table:table-cell/>
          <table:table-cell table:style-name="ce257"/>
          <table:table-cell table:number-columns-repeated="3"/>
          <table:table-cell table:formula="of:=IF([.M11]&lt;&gt;&quot;&quot;;[.M11]-[.M10];0)" office:value-type="float" office:value="0" calcext:value-type="float">
            <text:p>0.00</text:p>
          </table:table-cell>
          <table:table-cell table:style-name="ce341" table:formula="of:=IF([.N11]&lt;&gt;&quot;&quot;;[.P11]/([.N11]/4.55);0)" office:value-type="float" office:value="0" calcext:value-type="float">
            <text:p>0.00</text:p>
          </table:table-cell>
          <table:table-cell table:style-name="ce341" table:formula="of:=IF([.N11]&lt;&gt;&quot;&quot;;[.V17]-[.N11];0)" office:value-type="float" office:value="0" calcext:value-type="float">
            <text:p>0.00</text:p>
          </table:table-cell>
          <table:table-cell table:style-name="ce341" table:formula="of:=([.R11]/4.55)*[.Q11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tyre size</text:p>
          </table:table-cell>
          <table:table-cell table:style-name="ce372" office:value-type="string" calcext:value-type="string">
            <text:p>120/70/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9x7 Numberplate</text:p>
          </table:table-cell>
          <table:table-cell/>
          <table:table-cell table:style-name="ce276" office:value-type="currency" office:currency="GBP" office:value="11.95" calcext:value-type="currency">
            <text:p>£11.95</text:p>
          </table:table-cell>
          <table:table-cell table:style-name="ce282"/>
          <table:table-cell table:style-name="ce257"/>
          <table:table-cell office:value-type="string" calcext:value-type="string">
            <text:p>Fork Brace</text:p>
          </table:table-cell>
          <table:table-cell table:style-name="ce265"/>
          <table:table-cell table:style-name="ce299"/>
          <table:table-cell/>
          <table:table-cell table:style-name="ce257"/>
          <table:table-cell table:number-columns-repeated="3"/>
          <table:table-cell table:formula="of:=IF([.M12]&lt;&gt;&quot;&quot;;[.M12]-[.M11];0)" office:value-type="float" office:value="0" calcext:value-type="float">
            <text:p>0.00</text:p>
          </table:table-cell>
          <table:table-cell table:style-name="ce341" table:formula="of:=IF([.N12]&lt;&gt;&quot;&quot;;[.P12]/([.N12]/4.55);0)" office:value-type="float" office:value="0" calcext:value-type="float">
            <text:p>0.00</text:p>
          </table:table-cell>
          <table:table-cell table:style-name="ce341" table:formula="of:=IF([.N12]&lt;&gt;&quot;&quot;;[.V17]-[.N12];0)" office:value-type="float" office:value="0" calcext:value-type="float">
            <text:p>0.00</text:p>
          </table:table-cell>
          <table:table-cell table:style-name="ce341" table:formula="of:=([.R12]/4.55)*[.Q12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pressure</text:p>
          </table:table-cell>
          <table:table-cell table:style-name="ce372" office:value-type="float" office:value="36" calcext:value-type="float">
            <text:p>36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R&amp;G Paddock Stand Bobbins</text:p>
          </table:table-cell>
          <table:table-cell/>
          <table:table-cell table:style-name="ce276" office:value-type="currency" office:currency="GBP" office:value="24.89" calcext:value-type="currency">
            <text:p>£24.89</text:p>
          </table:table-cell>
          <table:table-cell table:style-name="ce282"/>
          <table:table-cell table:style-name="ce257"/>
          <table:table-cell table:style-name="ce265" office:value-type="string" calcext:value-type="string">
            <text:p>Crash Bars</text:p>
          </table:table-cell>
          <table:table-cell table:style-name="ce265"/>
          <table:table-cell table:style-name="ce299"/>
          <table:table-cell/>
          <table:table-cell table:style-name="ce257"/>
          <table:table-cell table:number-columns-repeated="3"/>
          <table:table-cell table:formula="of:=IF([.M13]&lt;&gt;&quot;&quot;;[.M13]-[.M12];0)" office:value-type="float" office:value="0" calcext:value-type="float">
            <text:p>0.00</text:p>
          </table:table-cell>
          <table:table-cell table:style-name="ce341" table:formula="of:=IF([.N13]&lt;&gt;&quot;&quot;;[.P13]/([.N13]/4.55);0)" office:value-type="float" office:value="0" calcext:value-type="float">
            <text:p>0.00</text:p>
          </table:table-cell>
          <table:table-cell table:style-name="ce341" table:formula="of:=IF([.N13]&lt;&gt;&quot;&quot;;[.V17]-[.N13];0)" office:value-type="float" office:value="0" calcext:value-type="float">
            <text:p>0.00</text:p>
          </table:table-cell>
          <table:table-cell table:style-name="ce341" table:formula="of:=([.R13]/4.55)*[.Q13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tyre size</text:p>
          </table:table-cell>
          <table:table-cell table:style-name="ce372" office:value-type="string" calcext:value-type="string">
            <text:p>170/60/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Stainless Sprocket Nuts</text:p>
          </table:table-cell>
          <table:table-cell/>
          <table:table-cell table:style-name="ce276" office:value-type="currency" office:currency="GBP" office:value="8.99" calcext:value-type="currency">
            <text:p>£8.99</text:p>
          </table:table-cell>
          <table:table-cell table:style-name="ce282"/>
          <table:table-cell table:style-name="ce257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formula="of:=IF([.M14]&lt;&gt;&quot;&quot;;[.M14]-[.M13];0)" office:value-type="float" office:value="0" calcext:value-type="float">
            <text:p>0.00</text:p>
          </table:table-cell>
          <table:table-cell table:style-name="ce341" table:formula="of:=IF([.N14]&lt;&gt;&quot;&quot;;[.P14]/([.N14]/4.55);0)" office:value-type="float" office:value="0" calcext:value-type="float">
            <text:p>0.00</text:p>
          </table:table-cell>
          <table:table-cell table:style-name="ce341" table:formula="of:=IF([.N14]&lt;&gt;&quot;&quot;;[.V17]-[.N14];0)" office:value-type="float" office:value="0" calcext:value-type="float">
            <text:p>0.00</text:p>
          </table:table-cell>
          <table:table-cell table:style-name="ce341" table:formula="of:=([.R14]/4.55)*[.Q14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pressure</text:p>
          </table:table-cell>
          <table:table-cell table:style-name="ce372" office:value-type="float" office:value="42" calcext:value-type="float">
            <text:p>42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office:value-type="string" calcext:value-type="string">
            <text:p>Sump Bolt</text:p>
          </table:table-cell>
          <table:table-cell/>
          <table:table-cell table:style-name="ce276" office:value-type="currency" office:currency="GBP" office:value="7.99" calcext:value-type="currency">
            <text:p>£7.99</text:p>
          </table:table-cell>
          <table:table-cell table:style-name="ce282"/>
          <table:table-cell table:style-name="ce257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formula="of:=IF([.M15]&lt;&gt;&quot;&quot;;[.M15]-[.M14];0)" office:value-type="float" office:value="0" calcext:value-type="float">
            <text:p>0.00</text:p>
          </table:table-cell>
          <table:table-cell table:style-name="ce341" table:formula="of:=IF([.N15]&lt;&gt;&quot;&quot;;[.P15]/([.N15]/4.55);0)" office:value-type="float" office:value="0" calcext:value-type="float">
            <text:p>0.00</text:p>
          </table:table-cell>
          <table:table-cell table:style-name="ce341" table:formula="of:=IF([.N15]&lt;&gt;&quot;&quot;;[.V17]-[.N15];0)" office:value-type="float" office:value="0" calcext:value-type="float">
            <text:p>0.00</text:p>
          </table:table-cell>
          <table:table-cell table:style-name="ce341" table:formula="of:=([.R15]/4.55)*[.Q1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capacity</text:p>
          </table:table-cell>
          <table:table-cell table:style-name="ce386" office:value-type="string" calcext:value-type="string">
            <text:p>3 Litres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Levers</text:p>
          </table:table-cell>
          <table:table-cell/>
          <table:table-cell table:style-name="ce276" office:value-type="currency" office:currency="GBP" office:value="67.99" calcext:value-type="currency">
            <text:p>£67.99</text:p>
          </table:table-cell>
          <table:table-cell table:style-name="ce282"/>
          <table:table-cell table:style-name="ce257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formula="of:=IF([.M16]&lt;&gt;&quot;&quot;;[.M16]-[.M15];0)" office:value-type="float" office:value="0" calcext:value-type="float">
            <text:p>0.00</text:p>
          </table:table-cell>
          <table:table-cell table:style-name="ce341" table:formula="of:=IF([.N16]&lt;&gt;&quot;&quot;;[.P16]/([.N16]/4.55);0)" office:value-type="float" office:value="0" calcext:value-type="float">
            <text:p>0.00</text:p>
          </table:table-cell>
          <table:table-cell table:style-name="ce341" table:formula="of:=IF([.N16]&lt;&gt;&quot;&quot;;[.V17]-[.N16];0)" office:value-type="float" office:value="0" calcext:value-type="float">
            <text:p>0.00</text:p>
          </table:table-cell>
          <table:table-cell table:style-name="ce341" table:formula="of:=([.R16]/4.55)*[.Q1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type</text:p>
          </table:table-cell>
          <table:table-cell table:style-name="ce372" office:value-type="string" calcext:value-type="string">
            <text:p>10w4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Triboseat Cover</text:p>
          </table:table-cell>
          <table:table-cell/>
          <table:table-cell table:style-name="ce276" table:formula="of:=17.49+3.49" office:value-type="currency" office:currency="GBP" office:value="20.98" calcext:value-type="currency">
            <text:p>£20.98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17]&lt;&gt;&quot;&quot;;[.M17]-[.M16];0)" office:value-type="float" office:value="0" calcext:value-type="float">
            <text:p>0.00</text:p>
          </table:table-cell>
          <table:table-cell table:style-name="ce341" table:formula="of:=IF([.N17]&lt;&gt;&quot;&quot;;[.P17]/([.N17]/4.55);0)" office:value-type="float" office:value="0" calcext:value-type="float">
            <text:p>0.00</text:p>
          </table:table-cell>
          <table:table-cell table:style-name="ce341" table:formula="of:=IF([.N17]&lt;&gt;&quot;&quot;;[.V17]-[.N17];0)" office:value-type="float" office:value="0" calcext:value-type="float">
            <text:p>0.00</text:p>
          </table:table-cell>
          <table:table-cell table:style-name="ce341" table:formula="of:=([.R17]/4.55)*[.Q1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uel capacity</text:p>
          </table:table-cell>
          <table:table-cell table:style-name="ce372" office:value-type="float" office:value="20" calcext:value-type="float">
            <text:p>20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office:value-type="string" calcext:value-type="string">
            <text:p>+4 Ignition Advancer</text:p>
          </table:table-cell>
          <table:table-cell/>
          <table:table-cell table:style-name="ce276" office:value-type="currency" office:currency="GBP" office:value="22.99" calcext:value-type="currency">
            <text:p>£22.99</text:p>
          </table:table-cell>
          <table:table-cell table:style-name="ce282"/>
          <table:table-cell table:style-name="ce257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formula="of:=IF([.M18]&lt;&gt;&quot;&quot;;[.M18]-[.M17];0)" office:value-type="float" office:value="0" calcext:value-type="float">
            <text:p>0.00</text:p>
          </table:table-cell>
          <table:table-cell table:style-name="ce341" table:formula="of:=IF([.N18]&lt;&gt;&quot;&quot;;[.P18]/([.N18]/4.55);0)" office:value-type="float" office:value="0" calcext:value-type="float">
            <text:p>0.00</text:p>
          </table:table-cell>
          <table:table-cell table:style-name="ce341" table:formula="of:=IF([.N18]&lt;&gt;&quot;&quot;;[.V17]-[.N18];0)" office:value-type="float" office:value="0" calcext:value-type="float">
            <text:p>0.00</text:p>
          </table:table-cell>
          <table:table-cell table:style-name="ce341" table:formula="of:=([.R18]/4.55)*[.Q18]" office:value-type="float" office:value="0" calcext:value-type="float">
            <text:p>0.00</text:p>
          </table:table-cell>
          <table:table-cell/>
          <table:table-cell table:style-name="ce259"/>
          <table:table-cell table:style-name="ce344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Radiator Guard</text:p>
          </table:table-cell>
          <table:table-cell/>
          <table:table-cell table:style-name="ce276" office:value-type="currency" office:currency="GBP" office:value="39.19" calcext:value-type="currency">
            <text:p>£39.19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19]&lt;&gt;&quot;&quot;;[.M19]-[.M18];0)" office:value-type="float" office:value="0" calcext:value-type="float">
            <text:p>0.00</text:p>
          </table:table-cell>
          <table:table-cell table:style-name="ce341" table:formula="of:=IF([.N19]&lt;&gt;&quot;&quot;;[.P19]/([.N19]/4.55);0)" office:value-type="float" office:value="0" calcext:value-type="float">
            <text:p>0.00</text:p>
          </table:table-cell>
          <table:table-cell table:style-name="ce341" table:formula="of:=IF([.N19]&lt;&gt;&quot;&quot;;[.V17]-[.N19];0)" office:value-type="float" office:value="0" calcext:value-type="float">
            <text:p>0.00</text:p>
          </table:table-cell>
          <table:table-cell table:style-name="ce341" table:formula="of:=([.R19]/4.55)*[.Q19]" office:value-type="float" office:value="0" calcext:value-type="float">
            <text:p>0.00</text:p>
          </table:table-cell>
          <table:table-cell/>
          <table:table-cell table:style-name="ce265" table:number-columns-repeated="2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Service Kit</text:p>
          </table:table-cell>
          <table:table-cell/>
          <table:table-cell table:style-name="ce276" office:value-type="currency" office:currency="GBP" office:value="77.88" calcext:value-type="currency">
            <text:p>£77.88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20]&lt;&gt;&quot;&quot;;[.M20]-[.M19];0)" office:value-type="float" office:value="0" calcext:value-type="float">
            <text:p>0.00</text:p>
          </table:table-cell>
          <table:table-cell table:style-name="ce341" table:formula="of:=IF([.N20]&lt;&gt;&quot;&quot;;[.P20]/([.N20]/4.55);0)" office:value-type="float" office:value="0" calcext:value-type="float">
            <text:p>0.00</text:p>
          </table:table-cell>
          <table:table-cell table:style-name="ce341" table:formula="of:=IF([.N20]&lt;&gt;&quot;&quot;;[.V17]-[.N20];0)" office:value-type="float" office:value="0" calcext:value-type="float">
            <text:p>0.00</text:p>
          </table:table-cell>
          <table:table-cell table:style-name="ce341" table:formula="of:=([.R20]/4.55)*[.Q20]" office:value-type="float" office:value="0" calcext:value-type="float">
            <text:p>0.00</text:p>
          </table:table-cell>
          <table:table-cell/>
          <table:table-cell table:style-name="ce265" table:number-columns-repeated="2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7x5 Show Plate</text:p>
          </table:table-cell>
          <table:table-cell/>
          <table:table-cell table:style-name="ce276" office:value-type="currency" office:currency="GBP" office:value="10.9" calcext:value-type="currency">
            <text:p>£10.9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21]&lt;&gt;&quot;&quot;;[.M21]-[.M20];0)" office:value-type="float" office:value="0" calcext:value-type="float">
            <text:p>0.00</text:p>
          </table:table-cell>
          <table:table-cell table:style-name="ce341" table:formula="of:=IF([.N21]&lt;&gt;&quot;&quot;;[.P21]/([.N21]/4.55);0)" office:value-type="float" office:value="0" calcext:value-type="float">
            <text:p>0.00</text:p>
          </table:table-cell>
          <table:table-cell table:style-name="ce341" table:formula="of:=IF([.N21]&lt;&gt;&quot;&quot;;[.V17]-[.N21];0)" office:value-type="float" office:value="0" calcext:value-type="float">
            <text:p>0.00</text:p>
          </table:table-cell>
          <table:table-cell table:style-name="ce341" table:formula="of:=([.R21]/4.55)*[.Q2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office:value-type="string" calcext:value-type="string">
            <text:p>LED Headlight bulb</text:p>
          </table:table-cell>
          <table:table-cell/>
          <table:table-cell table:style-name="ce276" table:formula="of:=45.99/2" office:value-type="currency" office:currency="GBP" office:value="22.995" calcext:value-type="currency">
            <text:p>£23.00</text:p>
          </table:table-cell>
          <table:table-cell table:style-name="ce282"/>
          <table:table-cell table:style-name="ce257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formula="of:=IF([.M22]&lt;&gt;&quot;&quot;;[.M22]-[.M21];0)" office:value-type="float" office:value="0" calcext:value-type="float">
            <text:p>0.00</text:p>
          </table:table-cell>
          <table:table-cell table:style-name="ce341" table:formula="of:=IF([.N22]&lt;&gt;&quot;&quot;;[.P22]/([.N22]/4.55);0)" office:value-type="float" office:value="0" calcext:value-type="float">
            <text:p>0.00</text:p>
          </table:table-cell>
          <table:table-cell table:style-name="ce341" table:formula="of:=IF([.N22]&lt;&gt;&quot;&quot;;[.V17]-[.N22];0)" office:value-type="float" office:value="0" calcext:value-type="float">
            <text:p>0.00</text:p>
          </table:table-cell>
          <table:table-cell table:style-name="ce341" table:formula="of:=([.R22]/4.55)*[.Q22]" office:value-type="float" office:value="0" calcext:value-type="float">
            <text:p>0.00</text:p>
          </table:table-cell>
          <table:table-cell/>
          <table:table-cell table:style-name="ce265" table:number-columns-repeated="2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office:value-type="string" calcext:value-type="string">
            <text:p>SAE USB Connector</text:p>
          </table:table-cell>
          <table:table-cell/>
          <table:table-cell table:style-name="ce276" table:formula="of:=13.99" office:value-type="currency" office:currency="GBP" office:value="13.99" calcext:value-type="currency">
            <text:p>£13.9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23]&lt;&gt;&quot;&quot;;[.M23]-[.M22];0)" office:value-type="float" office:value="0" calcext:value-type="float">
            <text:p>0.00</text:p>
          </table:table-cell>
          <table:table-cell table:style-name="ce341" table:formula="of:=IF([.N23]&lt;&gt;&quot;&quot;;[.P23]/([.N23]/4.55);0)" office:value-type="float" office:value="0" calcext:value-type="float">
            <text:p>0.00</text:p>
          </table:table-cell>
          <table:table-cell table:style-name="ce341" table:formula="of:=IF([.N23]&lt;&gt;&quot;&quot;;[.V17]-[.N23];0)" office:value-type="float" office:value="0" calcext:value-type="float">
            <text:p>0.00</text:p>
          </table:table-cell>
          <table:table-cell table:style-name="ce341" table:formula="of:=([.R23]/4.55)*[.Q2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2-21" calcext:value-type="date">
            <text:p>2025-02-21</text:p>
          </table:table-cell>
          <table:table-cell office:value-type="string" calcext:value-type="string">
            <text:p>Fork Gaiters</text:p>
          </table:table-cell>
          <table:table-cell/>
          <table:table-cell table:style-name="ce276" office:value-type="currency" office:currency="GBP" office:value="24.98" calcext:value-type="currency">
            <text:p>£24.98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formula="of:=IF([.M24]&lt;&gt;&quot;&quot;;[.M24]-[.M23];0)" office:value-type="float" office:value="0" calcext:value-type="float">
            <text:p>0.00</text:p>
          </table:table-cell>
          <table:table-cell table:style-name="ce341" table:formula="of:=IF([.N24]&lt;&gt;&quot;&quot;;[.P24]/([.N24]/4.55);0)" office:value-type="float" office:value="0" calcext:value-type="float">
            <text:p>0.00</text:p>
          </table:table-cell>
          <table:table-cell table:style-name="ce341" table:formula="of:=IF([.N24]&lt;&gt;&quot;&quot;;[.V17]-[.N24];0)" office:value-type="float" office:value="0" calcext:value-type="float">
            <text:p>0.00</text:p>
          </table:table-cell>
          <table:table-cell table:style-name="ce341" table:formula="of:=([.R24]/4.55)*[.Q2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3-13" calcext:value-type="date">
            <text:p>2025-03-13</text:p>
          </table:table-cell>
          <table:table-cell table:style-name="ce265" office:value-type="string" calcext:value-type="string">
            <text:p>Akrapovic Exhaust Sticker</text:p>
          </table:table-cell>
          <table:table-cell/>
          <table:table-cell table:style-name="ce276" table:formula="of:=10+(3.6/2)" office:value-type="currency" office:currency="GBP" office:value="11.8" calcext:value-type="currency">
            <text:p>£11.8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25]&lt;&gt;&quot;&quot;;[.M25]-[.M24];0)" office:value-type="float" office:value="0" calcext:value-type="float">
            <text:p>0.00</text:p>
          </table:table-cell>
          <table:table-cell table:style-name="ce341" table:formula="of:=IF([.N25]&lt;&gt;&quot;&quot;;[.P25]/([.N25]/4.55);0)" office:value-type="float" office:value="0" calcext:value-type="float">
            <text:p>0.00</text:p>
          </table:table-cell>
          <table:table-cell table:style-name="ce341" table:formula="of:=IF([.N25]&lt;&gt;&quot;&quot;;[.V17]-[.N25];0)" office:value-type="float" office:value="0" calcext:value-type="float">
            <text:p>0.00</text:p>
          </table:table-cell>
          <table:table-cell table:style-name="ce341" table:formula="of:=([.R25]/4.55)*[.Q2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3-22" calcext:value-type="date">
            <text:p>2025-03-22</text:p>
          </table:table-cell>
          <table:table-cell office:value-type="string" calcext:value-type="string">
            <text:p>Mirrors</text:p>
          </table:table-cell>
          <table:table-cell/>
          <table:table-cell table:style-name="ce276" office:value-type="currency" office:currency="GBP" office:value="31.99" calcext:value-type="currency">
            <text:p>£31.9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formula="of:=IF([.M26]&lt;&gt;&quot;&quot;;[.M26]-[.M25];0)" office:value-type="float" office:value="0" calcext:value-type="float">
            <text:p>0.00</text:p>
          </table:table-cell>
          <table:table-cell table:style-name="ce341" table:formula="of:=IF([.N26]&lt;&gt;&quot;&quot;;[.P26]/([.N26]/4.55);0)" office:value-type="float" office:value="0" calcext:value-type="float">
            <text:p>0.00</text:p>
          </table:table-cell>
          <table:table-cell table:style-name="ce341" table:formula="of:=IF([.N26]&lt;&gt;&quot;&quot;;[.V17]-[.N26];0)" office:value-type="float" office:value="0" calcext:value-type="float">
            <text:p>0.00</text:p>
          </table:table-cell>
          <table:table-cell table:style-name="ce341" table:formula="of:=([.R26]/4.55)*[.Q2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3-22" calcext:value-type="date">
            <text:p>2025-03-22</text:p>
          </table:table-cell>
          <table:table-cell table:style-name="ce265" office:value-type="string" calcext:value-type="string">
            <text:p>SAE Connector</text:p>
          </table:table-cell>
          <table:table-cell/>
          <table:table-cell table:style-name="ce276" office:value-type="currency" office:currency="GBP" office:value="9.99" calcext:value-type="currency">
            <text:p>£9.9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formula="of:=IF([.M27]&lt;&gt;&quot;&quot;;[.M27]-[.M26];0)" office:value-type="float" office:value="0" calcext:value-type="float">
            <text:p>0.00</text:p>
          </table:table-cell>
          <table:table-cell table:style-name="ce341" table:formula="of:=IF([.N27]&lt;&gt;&quot;&quot;;[.P27]/([.N27]/4.55);0)" office:value-type="float" office:value="0" calcext:value-type="float">
            <text:p>0.00</text:p>
          </table:table-cell>
          <table:table-cell table:style-name="ce341" table:formula="of:=IF([.N27]&lt;&gt;&quot;&quot;;[.V17]-[.N27];0)" office:value-type="float" office:value="0" calcext:value-type="float">
            <text:p>0.00</text:p>
          </table:table-cell>
          <table:table-cell table:style-name="ce341" table:formula="of:=([.R27]/4.55)*[.Q2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5" office:value-type="date" office:date-value="2025-04-10" calcext:value-type="date">
            <text:p>2025-04-10</text:p>
          </table:table-cell>
          <table:table-cell table:style-name="ce265" office:value-type="string" calcext:value-type="string">
            <text:p>4-Way Relay</text:p>
          </table:table-cell>
          <table:table-cell/>
          <table:table-cell table:style-name="ce305" office:value-type="currency" office:currency="GBP" office:value="14.59" calcext:value-type="currency">
            <text:p>£14.5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formula="of:=IF([.M28]&lt;&gt;&quot;&quot;;[.M28]-[.M27];0)" office:value-type="float" office:value="0" calcext:value-type="float">
            <text:p>0.00</text:p>
          </table:table-cell>
          <table:table-cell table:style-name="ce341" table:formula="of:=IF([.N28]&lt;&gt;&quot;&quot;;[.P28]/([.N28]/4.55);0)" office:value-type="float" office:value="0" calcext:value-type="float">
            <text:p>0.00</text:p>
          </table:table-cell>
          <table:table-cell table:style-name="ce341" table:formula="of:=IF([.N28]&lt;&gt;&quot;&quot;;[.V17]-[.N28];0)" office:value-type="float" office:value="0" calcext:value-type="float">
            <text:p>0.00</text:p>
          </table:table-cell>
          <table:table-cell table:style-name="ce341" table:formula="of:=([.R28]/4.55)*[.Q2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4-11" calcext:value-type="date">
            <text:p>2025-04-11</text:p>
          </table:table-cell>
          <table:table-cell office:value-type="string" calcext:value-type="string">
            <text:p>Tyres &amp; Fitting</text:p>
          </table:table-cell>
          <table:table-cell/>
          <table:table-cell table:style-name="ce276" office:value-type="currency" office:currency="GBP" office:value="343.02" calcext:value-type="currency">
            <text:p>£343.02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formula="of:=IF([.M29]&lt;&gt;&quot;&quot;;[.M29]-[.M28];0)" office:value-type="float" office:value="0" calcext:value-type="float">
            <text:p>0.00</text:p>
          </table:table-cell>
          <table:table-cell table:style-name="ce341" table:formula="of:=IF([.N29]&lt;&gt;&quot;&quot;;[.P29]/([.N29]/4.55);0)" office:value-type="float" office:value="0" calcext:value-type="float">
            <text:p>0.00</text:p>
          </table:table-cell>
          <table:table-cell table:style-name="ce341" table:formula="of:=IF([.N29]&lt;&gt;&quot;&quot;;[.V17]-[.N29];0)" office:value-type="float" office:value="0" calcext:value-type="float">
            <text:p>0.00</text:p>
          </table:table-cell>
          <table:table-cell table:style-name="ce341" table:formula="of:=([.R29]/4.55)*[.Q2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4-25" calcext:value-type="date">
            <text:p>2025-04-25</text:p>
          </table:table-cell>
          <table:table-cell office:value-type="string" calcext:value-type="string">
            <text:p>Spare Key</text:p>
          </table:table-cell>
          <table:table-cell/>
          <table:table-cell table:style-name="ce276" office:value-type="currency" office:currency="GBP" office:value="15.99" calcext:value-type="currency">
            <text:p>£15.99</text:p>
          </table:table-cell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formula="of:=IF([.M30]&lt;&gt;&quot;&quot;;[.M30]-[.M29];0)" office:value-type="float" office:value="0" calcext:value-type="float">
            <text:p>0.00</text:p>
          </table:table-cell>
          <table:table-cell table:style-name="ce341" table:formula="of:=IF([.N30]&lt;&gt;&quot;&quot;;[.P30]/([.N30]/4.55);0)" office:value-type="float" office:value="0" calcext:value-type="float">
            <text:p>0.00</text:p>
          </table:table-cell>
          <table:table-cell table:style-name="ce341" table:formula="of:=IF([.N30]&lt;&gt;&quot;&quot;;[.V17]-[.N30];0)" office:value-type="float" office:value="0" calcext:value-type="float">
            <text:p>0.00</text:p>
          </table:table-cell>
          <table:table-cell table:style-name="ce341" table:formula="of:=([.R30]/4.55)*[.Q3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4-26" calcext:value-type="date">
            <text:p>2025-04-26</text:p>
          </table:table-cell>
          <table:table-cell office:value-type="string" calcext:value-type="string">
            <text:p>Carbon Clock Surround</text:p>
          </table:table-cell>
          <table:table-cell/>
          <table:table-cell table:style-name="ce276" office:value-type="currency" office:currency="GBP" office:value="36.95" calcext:value-type="currency">
            <text:p>£36.95</text:p>
          </table:table-cell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1]&lt;&gt;&quot;&quot;;[.M31]-[.M30];0)" office:value-type="float" office:value="0" calcext:value-type="float">
            <text:p>0.00</text:p>
          </table:table-cell>
          <table:table-cell table:style-name="ce341" table:formula="of:=IF([.N31]&lt;&gt;&quot;&quot;;[.P31]/([.N31]/4.55);0)" office:value-type="float" office:value="0" calcext:value-type="float">
            <text:p>0.00</text:p>
          </table:table-cell>
          <table:table-cell table:style-name="ce341" table:formula="of:=IF([.N31]&lt;&gt;&quot;&quot;;[.V17]-[.N31];0)" office:value-type="float" office:value="0" calcext:value-type="float">
            <text:p>0.00</text:p>
          </table:table-cell>
          <table:table-cell table:style-name="ce341" table:formula="of:=([.R31]/4.55)*[.Q3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4-26" calcext:value-type="date">
            <text:p>2025-04-26</text:p>
          </table:table-cell>
          <table:table-cell office:value-type="string" calcext:value-type="string">
            <text:p>Carbon Yoke Protector</text:p>
          </table:table-cell>
          <table:table-cell/>
          <table:table-cell table:style-name="ce276" office:value-type="currency" office:currency="GBP" office:value="29.95" calcext:value-type="currency">
            <text:p>£29.95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2]&lt;&gt;&quot;&quot;;[.M32]-[.M31];0)" office:value-type="float" office:value="0" calcext:value-type="float">
            <text:p>0.00</text:p>
          </table:table-cell>
          <table:table-cell table:style-name="ce341" table:formula="of:=IF([.N32]&lt;&gt;&quot;&quot;;[.P32]/([.N32]/4.55);0)" office:value-type="float" office:value="0" calcext:value-type="float">
            <text:p>0.00</text:p>
          </table:table-cell>
          <table:table-cell table:style-name="ce341" table:formula="of:=IF([.N32]&lt;&gt;&quot;&quot;;[.V17]-[.N32];0)" office:value-type="float" office:value="0" calcext:value-type="float">
            <text:p>0.00</text:p>
          </table:table-cell>
          <table:table-cell table:style-name="ce341" table:formula="of:=([.R32]/4.55)*[.Q3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9-04" calcext:value-type="date">
            <text:p>2025-09-04</text:p>
          </table:table-cell>
          <table:table-cell table:style-name="ce265" office:value-type="string" calcext:value-type="string">
            <text:p>7x5 Show Plate</text:p>
          </table:table-cell>
          <table:table-cell/>
          <table:table-cell table:style-name="ce276" office:value-type="currency" office:currency="GBP" office:value="9.49" calcext:value-type="currency">
            <text:p>£9.4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3]&lt;&gt;&quot;&quot;;[.M33]-[.M32];0)" office:value-type="float" office:value="0" calcext:value-type="float">
            <text:p>0.00</text:p>
          </table:table-cell>
          <table:table-cell table:style-name="ce341" table:formula="of:=IF([.N33]&lt;&gt;&quot;&quot;;[.P33]/([.N33]/4.55);0)" office:value-type="float" office:value="0" calcext:value-type="float">
            <text:p>0.00</text:p>
          </table:table-cell>
          <table:table-cell table:style-name="ce341" table:formula="of:=IF([.N33]&lt;&gt;&quot;&quot;;[.V17]-[.N33];0)" office:value-type="float" office:value="0" calcext:value-type="float">
            <text:p>0.00</text:p>
          </table:table-cell>
          <table:table-cell table:style-name="ce341" table:formula="of:=([.R33]/4.55)*[.Q3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9-04" calcext:value-type="date">
            <text:p>2025-09-04</text:p>
          </table:table-cell>
          <table:table-cell table:style-name="ce265" office:value-type="string" calcext:value-type="string">
            <text:p>Numberplate Surround</text:p>
          </table:table-cell>
          <table:table-cell/>
          <table:table-cell table:style-name="ce276" office:value-type="currency" office:currency="GBP" office:value="9.99" calcext:value-type="currency">
            <text:p>£9.9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4]&lt;&gt;&quot;&quot;;[.M34]-[.M33];0)" office:value-type="float" office:value="0" calcext:value-type="float">
            <text:p>0.00</text:p>
          </table:table-cell>
          <table:table-cell table:style-name="ce341" table:formula="of:=IF([.N34]&lt;&gt;&quot;&quot;;[.P34]/([.N34]/4.55);0)" office:value-type="float" office:value="0" calcext:value-type="float">
            <text:p>0.00</text:p>
          </table:table-cell>
          <table:table-cell table:style-name="ce341" table:formula="of:=IF([.N34]&lt;&gt;&quot;&quot;;[.V17]-[.N34];0)" office:value-type="float" office:value="0" calcext:value-type="float">
            <text:p>0.00</text:p>
          </table:table-cell>
          <table:table-cell table:style-name="ce341" table:formula="of:=([.R34]/4.55)*[.Q3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9-29" calcext:value-type="date">
            <text:p>2025-09-29</text:p>
          </table:table-cell>
          <table:table-cell table:style-name="ce265" office:value-type="string" calcext:value-type="string">
            <text:p>M.O.T.</text:p>
          </table:table-cell>
          <table:table-cell table:style-name="ce265"/>
          <table:table-cell table:style-name="ce276" office:value-type="currency" office:currency="GBP" office:value="29.5" calcext:value-type="currency">
            <text:p>£29.5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5]&lt;&gt;&quot;&quot;;[.M35]-[.M34];0)" office:value-type="float" office:value="0" calcext:value-type="float">
            <text:p>0.00</text:p>
          </table:table-cell>
          <table:table-cell table:style-name="ce341" table:formula="of:=IF([.N35]&lt;&gt;&quot;&quot;;[.P35]/([.N35]/4.55);0)" office:value-type="float" office:value="0" calcext:value-type="float">
            <text:p>0.00</text:p>
          </table:table-cell>
          <table:table-cell table:style-name="ce341" table:formula="of:=IF([.N35]&lt;&gt;&quot;&quot;;[.V17]-[.N35];0)" office:value-type="float" office:value="0" calcext:value-type="float">
            <text:p>0.00</text:p>
          </table:table-cell>
          <table:table-cell table:style-name="ce341" table:formula="of:=([.R35]/4.55)*[.Q3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0-13" calcext:value-type="date">
            <text:p>2025-10-13</text:p>
          </table:table-cell>
          <table:table-cell office:value-type="string" calcext:value-type="string">
            <text:p>Ohlins Service/Rebuild</text:p>
          </table:table-cell>
          <table:table-cell table:style-name="ce265"/>
          <table:table-cell table:style-name="ce276" office:value-type="currency" office:currency="GBP" office:value="201.46" calcext:value-type="currency">
            <text:p>£201.46</text:p>
          </table:table-cell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6]&lt;&gt;&quot;&quot;;[.M36]-[.M35];0)" office:value-type="float" office:value="0" calcext:value-type="float">
            <text:p>0.00</text:p>
          </table:table-cell>
          <table:table-cell table:style-name="ce341" table:formula="of:=IF([.N36]&lt;&gt;&quot;&quot;;[.P36]/([.N36]/4.55);0)" office:value-type="float" office:value="0" calcext:value-type="float">
            <text:p>0.00</text:p>
          </table:table-cell>
          <table:table-cell table:style-name="ce341" table:formula="of:=IF([.N36]&lt;&gt;&quot;&quot;;[.V17]-[.N36];0)" office:value-type="float" office:value="0" calcext:value-type="float">
            <text:p>0.00</text:p>
          </table:table-cell>
          <table:table-cell table:style-name="ce341" table:formula="of:=([.R36]/4.55)*[.Q3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0-20" calcext:value-type="date">
            <text:p>2025-10-20</text:p>
          </table:table-cell>
          <table:table-cell table:style-name="ce265" office:value-type="string" calcext:value-type="string">
            <text:p>Stainless Steel Control Set</text:p>
          </table:table-cell>
          <table:table-cell/>
          <table:table-cell table:style-name="ce276" office:value-type="currency" office:currency="GBP" office:value="11.39" calcext:value-type="currency">
            <text:p>£11.39</text:p>
          </table:table-cell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7]&lt;&gt;&quot;&quot;;[.M37]-[.M36];0)" office:value-type="float" office:value="0" calcext:value-type="float">
            <text:p>0.00</text:p>
          </table:table-cell>
          <table:table-cell table:style-name="ce341" table:formula="of:=IF([.N37]&lt;&gt;&quot;&quot;;[.P37]/([.N37]/4.55);0)" office:value-type="float" office:value="0" calcext:value-type="float">
            <text:p>0.00</text:p>
          </table:table-cell>
          <table:table-cell table:style-name="ce341" table:formula="of:=IF([.N37]&lt;&gt;&quot;&quot;;[.V17]-[.N37];0)" office:value-type="float" office:value="0" calcext:value-type="float">
            <text:p>0.00</text:p>
          </table:table-cell>
          <table:table-cell table:style-name="ce341" table:formula="of:=([.R37]/4.55)*[.Q3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11" calcext:value-type="date">
            <text:p>2025-11-11</text:p>
          </table:table-cell>
          <table:table-cell office:value-type="string" calcext:value-type="string">
            <text:p>Carbon Fibre Yoke Protector</text:p>
          </table:table-cell>
          <table:table-cell/>
          <table:table-cell table:style-name="ce276" table:formula="of:=29.95+(18/6)" office:value-type="currency" office:currency="GBP" office:value="32.95" calcext:value-type="currency">
            <text:p>£32.95</text:p>
          </table:table-cell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8]&lt;&gt;&quot;&quot;;[.M38]-[.M37];0)" office:value-type="float" office:value="0" calcext:value-type="float">
            <text:p>0.00</text:p>
          </table:table-cell>
          <table:table-cell table:style-name="ce341" table:formula="of:=IF([.N38]&lt;&gt;&quot;&quot;;[.P38]/([.N38]/4.55);0)" office:value-type="float" office:value="0" calcext:value-type="float">
            <text:p>0.00</text:p>
          </table:table-cell>
          <table:table-cell table:style-name="ce341" table:formula="of:=IF([.N38]&lt;&gt;&quot;&quot;;[.V17]-[.N38];0)" office:value-type="float" office:value="0" calcext:value-type="float">
            <text:p>0.00</text:p>
          </table:table-cell>
          <table:table-cell table:style-name="ce341" table:formula="of:=([.R38]/4.55)*[.Q3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11" calcext:value-type="date">
            <text:p>2025-11-11</text:p>
          </table:table-cell>
          <table:table-cell table:style-name="ce265" office:value-type="string" calcext:value-type="string">
            <text:p>Carbon Fibre Clock Surround</text:p>
          </table:table-cell>
          <table:table-cell/>
          <table:table-cell table:style-name="ce276" table:formula="of:=36.95+(18/6)" office:value-type="currency" office:currency="GBP" office:value="39.95" calcext:value-type="currency">
            <text:p>£39.95</text:p>
          </table:table-cell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9]&lt;&gt;&quot;&quot;;[.M39]-[.M38];0)" office:value-type="float" office:value="0" calcext:value-type="float">
            <text:p>0.00</text:p>
          </table:table-cell>
          <table:table-cell table:style-name="ce341" table:formula="of:=IF([.N39]&lt;&gt;&quot;&quot;;[.P39]/([.N39]/4.55);0)" office:value-type="float" office:value="0" calcext:value-type="float">
            <text:p>0.00</text:p>
          </table:table-cell>
          <table:table-cell table:style-name="ce341" table:formula="of:=IF([.N39]&lt;&gt;&quot;&quot;;[.V17]-[.N39];0)" office:value-type="float" office:value="0" calcext:value-type="float">
            <text:p>0.00</text:p>
          </table:table-cell>
          <table:table-cell table:style-name="ce341" table:formula="of:=([.R39]/4.55)*[.Q3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5" office:value-type="date" office:date-value="2025-11-20" calcext:value-type="date">
            <text:p>2025-11-20</text:p>
          </table:table-cell>
          <table:table-cell office:value-type="string" calcext:value-type="string">
            <text:p>Metal Water Pipe (Head)</text:p>
          </table:table-cell>
          <table:table-cell/>
          <table:table-cell table:style-name="ce276" office:value-type="currency" office:currency="GBP" office:value="50" calcext:value-type="currency">
            <text:p>£50.00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40]&lt;&gt;&quot;&quot;;[.M40]-[.M39];0)" office:value-type="float" office:value="0" calcext:value-type="float">
            <text:p>0.00</text:p>
          </table:table-cell>
          <table:table-cell table:style-name="ce341" table:formula="of:=IF([.N40]&lt;&gt;&quot;&quot;;[.P40]/([.N40]/4.55);0)" office:value-type="float" office:value="0" calcext:value-type="float">
            <text:p>0.00</text:p>
          </table:table-cell>
          <table:table-cell table:style-name="ce341" table:formula="of:=IF([.N40]&lt;&gt;&quot;&quot;;[.V17]-[.N40];0)" office:value-type="float" office:value="0" calcext:value-type="float">
            <text:p>0.00</text:p>
          </table:table-cell>
          <table:table-cell table:style-name="ce341" table:formula="of:=([.R40]/4.55)*[.Q4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5" office:value-type="date" office:date-value="2025-11-28" calcext:value-type="date">
            <text:p>2025-11-28</text:p>
          </table:table-cell>
          <table:table-cell office:value-type="string" calcext:value-type="string">
            <text:p>Lock Set</text:p>
          </table:table-cell>
          <table:table-cell/>
          <table:table-cell table:style-name="ce276" office:value-type="currency" office:currency="GBP" office:value="90.75" calcext:value-type="currency">
            <text:p>£90.75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310"/>
          <table:table-cell table:style-name="ce319"/>
          <table:table-cell table:style-name="ce326"/>
          <table:table-cell table:style-name="ce332"/>
          <table:table-cell table:style-name="ce335" table:formula="of:=SUM([.P3:.P40])" office:value-type="float" office:value="935" calcext:value-type="float">
            <text:p>935.00</text:p>
          </table:table-cell>
          <table:table-cell table:style-name="ce342" table:formula="of:=SUM([.Q4:.Q40])/36" office:value-type="float" office:value="13.8553992912572" calcext:value-type="float">
            <text:p>13.86</text:p>
          </table:table-cell>
          <table:table-cell table:style-name="ce341" table:number-columns-repeated="2"/>
          <table:table-cell table:number-columns-repeated="16365"/>
        </table:table-row>
        <table:table-row table:style-name="ro1">
          <table:table-cell/>
          <table:table-cell table:style-name="ce256"/>
          <table:table-cell table:style-name="ce265" table:number-columns-repeated="2"/>
          <table:table-cell table:style-name="ce276"/>
          <table:table-cell table:style-name="ce282"/>
          <table:table-cell table:style-name="ce256"/>
          <table:table-cell table:style-name="ce265" table:number-columns-repeated="2"/>
          <table:table-cell table:style-name="ce299"/>
          <table:table-cell/>
          <table:table-cell table:style-name="ce311"/>
          <table:table-cell table:style-name="ce320"/>
          <table:table-cell table:style-name="ce327" office:value-type="string" calcext:value-type="string">
            <text:p>Fuel Costs To Date</text:p>
          </table:table-cell>
          <table:table-cell table:style-name="ce333" table:formula="of:=SUM([.O3:.O40])" office:value-type="currency" office:currency="GBP" office:value="83.51" calcext:value-type="currency">
            <text:p>£83.51</text:p>
          </table:table-cell>
          <table:table-cell table:style-name="ce336"/>
          <table:table-cell table:style-name="ce343" table:number-columns-repeated="3"/>
          <table:table-cell table:number-columns-repeated="16365"/>
        </table:table-row>
        <table:table-row table:style-name="ro1">
          <table:table-cell/>
          <table:table-cell table:style-name="ce259"/>
          <table:table-cell table:style-name="ce268" office:value-type="string" calcext:value-type="string">
            <text:p>Sub-Total</text:p>
          </table:table-cell>
          <table:table-cell table:style-name="ce272"/>
          <table:table-cell table:style-name="ce279" table:formula="of:=SUM([.E3:.E42])" office:value-type="currency" office:currency="GBP" office:value="5034.205" calcext:value-type="currency">
            <text:p>£5,034.21</text:p>
          </table:table-cell>
          <table:table-cell table:style-name="ce272" table:number-columns-repeated="2"/>
          <table:table-cell table:style-name="ce268" office:value-type="string" calcext:value-type="string">
            <text:p>Total To Date</text:p>
          </table:table-cell>
          <table:table-cell table:style-name="ce272"/>
          <table:table-cell table:style-name="ce306" table:formula="of:=[.E43]+SUM([.J3:.J42])" office:value-type="currency" office:currency="GBP" office:value="5034.205" calcext:value-type="currency">
            <text:p>£5,034.21</text:p>
          </table:table-cell>
          <table:table-cell/>
          <table:table-cell table:style-name="ce312"/>
          <table:table-cell table:style-name="ce321"/>
          <table:table-cell table:style-name="ce328" office:value-type="string" calcext:value-type="string">
            <text:p>Overall Running Costs To Date</text:p>
          </table:table-cell>
          <table:table-cell table:style-name="ce279" table:formula="of:=IF(([.P3]+[.P4])&gt;0;([.J43]+[.O42])/(SUM([.P3:.P40]));0)" office:value-type="currency" office:currency="GBP" office:value="5.47349197860963" calcext:value-type="currency">
            <text:p>£5.47</text:p>
          </table:table-cell>
          <table:table-cell table:style-name="ce337" office:value-type="string" calcext:value-type="string">
            <text:p>Per Mile</text:p>
          </table:table-cell>
          <table:table-cell table:style-name="ce344" table:number-columns-repeated="3"/>
          <table:table-cell table:number-columns-repeated="16365"/>
        </table:table-row>
        <table:table-row table:style-name="ro1">
          <table:table-cell/>
          <table:table-cell table:style-name="ce260"/>
          <table:table-cell table:number-columns-repeated="16382"/>
        </table:table-row>
        <table:table-row table:style-name="ro1">
          <table:table-cell/>
          <table:table-cell table:style-name="ce261"/>
          <table:table-cell table:style-name="ce265"/>
          <table:table-cell/>
          <table:table-cell table:style-name="ce281"/>
          <table:table-cell table:number-columns-repeated="16379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wasaki_ZRX1100_C2" table:style-name="ta2">
        <table:table-column table:style-name="co1" table:default-cell-style-name="ce252"/>
        <table:table-column table:style-name="co2" table:default-cell-style-name="ce252"/>
        <table:table-column table:style-name="co6" table:default-cell-style-name="ce252"/>
        <table:table-column table:style-name="co4" table:default-cell-style-name="ce252"/>
        <table:table-column table:style-name="co2" table:default-cell-style-name="ce302"/>
        <table:table-column table:style-name="co1" table:default-cell-style-name="ce252"/>
        <table:table-column table:style-name="co5" table:default-cell-style-name="ce252"/>
        <table:table-column table:style-name="co6" table:default-cell-style-name="ce252"/>
        <table:table-column table:style-name="co1" table:default-cell-style-name="ce252"/>
        <table:table-column table:style-name="co2" table:default-cell-style-name="ce302"/>
        <table:table-column table:style-name="co1" table:default-cell-style-name="ce252"/>
        <table:table-column table:style-name="co2" table:default-cell-style-name="ce313"/>
        <table:table-column table:style-name="co9" table:default-cell-style-name="ce317"/>
        <table:table-column table:style-name="co10" table:default-cell-style-name="ce324"/>
        <table:table-column table:style-name="co5" table:default-cell-style-name="ce280"/>
        <table:table-column table:style-name="co11" table:default-cell-style-name="ce324"/>
        <table:table-column table:style-name="co12" table:default-cell-style-name="ce324"/>
        <table:table-column table:style-name="co13" table:default-cell-style-name="ce324"/>
        <table:table-column table:style-name="co14" table:default-cell-style-name="ce324"/>
        <table:table-column table:style-name="co15" table:default-cell-style-name="ce252"/>
        <table:table-column table:style-name="co16" table:default-cell-style-name="ce252"/>
        <table:table-column table:style-name="co17" table:default-cell-style-name="ce252"/>
        <table:table-column table:style-name="co7" table:number-columns-repeated="1002" table:default-cell-style-name="ce252"/>
        <table:table-column table:style-name="co8" table:number-columns-repeated="15360" table:default-cell-style-name="ce265"/>
        <table:table-row table:style-name="ro1">
          <table:table-cell/>
          <table:table-cell table:style-name="ce253"/>
          <table:table-cell table:style-name="ce262" office:value-type="string" calcext:value-type="string">
            <text:p>Motorcycle Costs</text:p>
          </table:table-cell>
          <table:table-cell table:style-name="ce269"/>
          <table:table-cell table:style-name="ce296"/>
          <table:table-cell table:style-name="ce269"/>
          <table:table-cell table:style-name="ce262"/>
          <table:table-cell table:style-name="ce269" table:number-columns-repeated="2"/>
          <table:table-cell table:style-name="ce303"/>
          <table:table-cell/>
          <table:table-cell table:style-name="ce307"/>
          <table:table-cell table:style-name="ce314" office:value-type="string" calcext:value-type="string">
            <text:p>Fuel Costs</text:p>
          </table:table-cell>
          <table:table-cell table:style-name="ce322"/>
          <table:table-cell/>
          <table:table-cell table:style-name="ce334" office:value-type="string" calcext:value-type="string">
            <text:p>Fuel Economy</text:p>
          </table:table-cell>
          <table:table-cell table:style-name="ce338" table:number-columns-repeated="3"/>
          <table:table-cell/>
          <table:table-cell table:style-name="ce346" office:value-type="string" calcext:value-type="string">
            <text:p>Vehicle Details</text:p>
          </table:table-cell>
          <table:table-cell table:style-name="ce349"/>
          <table:table-cell table:number-columns-repeated="16362"/>
        </table:table-row>
        <table:table-row table:style-name="ro4">
          <table:table-cell/>
          <table:table-cell table:style-name="ce25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97" office:value-type="string" calcext:value-type="string">
            <text:p>Cost</text:p>
          </table:table-cell>
          <table:table-cell table:style-name="ce271"/>
          <table:table-cell table:style-name="ce263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304" office:value-type="string" calcext:value-type="string">
            <text:p>Cost</text:p>
          </table:table-cell>
          <table:table-cell/>
          <table:table-cell table:style-name="ce308" office:value-type="string" calcext:value-type="string">
            <text:p>Date</text:p>
          </table:table-cell>
          <table:table-cell table:style-name="ce315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329" office:value-type="string" calcext:value-type="string">
            <text:p>Cost</text:p>
          </table:table-cell>
          <table:table-cell table:style-name="ce323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 table:style-name="ce345" office:value-type="string" calcext:value-type="string">
            <text:p>No. Litres</text:p>
            <text:p>Left</text:p>
          </table:table-cell>
          <table:table-cell table:style-name="ce345" office:value-type="string" calcext:value-type="string">
            <text:p>No. Miles</text:p>
            <text:p>Left</text:p>
          </table:table-cell>
          <table:table-cell/>
          <table:table-cell table:style-name="ce347"/>
          <table:table-cell table:style-name="ce343"/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01" calcext:value-type="date">
            <text:p>2024-08-01</text:p>
          </table:table-cell>
          <table:table-cell office:value-type="string" calcext:value-type="string">
            <text:p>Purchase Cost (29000 Miles)</text:p>
          </table:table-cell>
          <table:table-cell/>
          <table:table-cell table:style-name="ce294" office:value-type="currency" office:currency="£" office:value="2600" calcext:value-type="currency">
            <text:p>£2,600.00</text:p>
          </table:table-cell>
          <table:table-cell table:style-name="ce282"/>
          <table:table-cell table:style-name="ce257" office:value-type="date" office:date-value="2025-11-27" calcext:value-type="date">
            <text:p>2025-11-27</text:p>
          </table:table-cell>
          <table:table-cell office:value-type="string" calcext:value-type="string">
            <text:p>Exhaust Gaskets</text:p>
          </table:table-cell>
          <table:table-cell/>
          <table:table-cell table:style-name="ce294" office:value-type="currency" office:currency="£" office:value="8.79" calcext:value-type="currency">
            <text:p>£8.79</text:p>
          </table:table-cell>
          <table:table-cell/>
          <table:table-cell table:style-name="ce388" office:value-type="date" office:date-value="2024-08-01" calcext:value-type="date">
            <text:p>2024-08-01</text:p>
          </table:table-cell>
          <table:table-cell table:style-name="ce316" office:value-type="float" office:value="29000" calcext:value-type="float">
            <text:p>29,000.00</text:p>
          </table:table-cell>
          <table:table-cell table:style-name="ce269" office:value-type="float" office:value="0" calcext:value-type="float">
            <text:p>0</text:p>
          </table:table-cell>
          <table:table-cell table:style-name="ce330" office:value-type="currency" office:currency="GBP" office:value="0" calcext:value-type="currency">
            <text:p>£0.00</text:p>
          </table:table-cell>
          <table:table-cell table:style-name="ce326" office:value-type="float" office:value="0" calcext:value-type="float">
            <text:p>0.00</text:p>
          </table:table-cell>
          <table:table-cell table:style-name="ce340" office:value-type="float" office:value="0" calcext:value-type="float">
            <text:p>0.00</text:p>
          </table:table-cell>
          <table:table-cell table:style-name="ce340" table:number-columns-repeated="2"/>
          <table:table-cell/>
          <table:table-cell table:style-name="ce348" office:value-type="string" calcext:value-type="string">
            <text:p>Registration</text:p>
          </table:table-cell>
          <table:table-cell table:style-name="ce372" office:value-type="string" calcext:value-type="string">
            <text:p>R934 CDV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07" calcext:value-type="date">
            <text:p>2024-08-07</text:p>
          </table:table-cell>
          <table:table-cell office:value-type="string" calcext:value-type="string">
            <text:p>Levers</text:p>
          </table:table-cell>
          <table:table-cell/>
          <table:table-cell table:style-name="ce294" office:value-type="currency" office:currency="£" office:value="35.99" calcext:value-type="currency">
            <text:p>£35.99</text:p>
          </table:table-cell>
          <table:table-cell table:style-name="ce282"/>
          <table:table-cell table:style-name="ce257" office:value-type="date" office:date-value="2025-12-09" calcext:value-type="date">
            <text:p>2025-12-09</text:p>
          </table:table-cell>
          <table:table-cell table:style-name="ce265" office:value-type="string" calcext:value-type="string">
            <text:p>Fuel Tap Repair Kit</text:p>
          </table:table-cell>
          <table:table-cell/>
          <table:table-cell table:style-name="ce294" office:value-type="currency" office:currency="£" office:value="14.99" calcext:value-type="currency">
            <text:p>£14.99</text:p>
          </table:table-cell>
          <table:table-cell/>
          <table:table-cell table:style-name="ce257" office:value-type="date" office:date-value="2025-11-26" calcext:value-type="date">
            <text:p>2025-11-26</text:p>
          </table:table-cell>
          <table:table-cell office:value-type="float" office:value="30015" calcext:value-type="float">
            <text:p>30,015.00</text:p>
          </table:table-cell>
          <table:table-cell office:value-type="float" office:value="10.9" calcext:value-type="float">
            <text:p>10.90</text:p>
          </table:table-cell>
          <table:table-cell table:style-name="ce331" office:value-type="currency" office:currency="GBP" office:value="16.41" calcext:value-type="currency">
            <text:p>£16.41</text:p>
          </table:table-cell>
          <table:table-cell table:formula="of:=IF([.M4]&lt;&gt;&quot;&quot;;[.M4]-[.M3];0)" office:value-type="float" office:value="1015" calcext:value-type="float">
            <text:p>1015.00</text:p>
          </table:table-cell>
          <table:table-cell table:style-name="ce341" table:formula="of:=IF([.N4]&lt;&gt;&quot;&quot;;[.P4]/([.N4]/4.55);0)" office:value-type="float" office:value="423.692660550459" calcext:value-type="float">
            <text:p>423.69</text:p>
          </table:table-cell>
          <table:table-cell table:style-name="ce341" table:formula="of:=IF([.N4]&lt;&gt;&quot;&quot;;[.V17]-[.N4];0)" office:value-type="float" office:value="9.1" calcext:value-type="float">
            <text:p>9.10</text:p>
          </table:table-cell>
          <table:table-cell table:style-name="ce341" table:formula="of:=([.R4]/4.55)*[.Q4]" office:value-type="float" office:value="847.385321100917" calcext:value-type="float">
            <text:p>847.39</text:p>
          </table:table-cell>
          <table:table-cell/>
          <table:table-cell table:style-name="ce256" office:value-type="string" calcext:value-type="string">
            <text:p>V5C Reference</text:p>
          </table:table-cell>
          <table:table-cell table:style-name="ce299" office:value-type="float" office:value="53156750878" calcext:value-type="float">
            <text:p>53156750878</text:p>
          </table:table-cell>
          <table:table-cell table:number-columns-repeated="16362"/>
        </table:table-row>
        <table:table-row table:style-name="ro1">
          <table:table-cell/>
          <table:table-cell table:style-name="ce255" office:value-type="date" office:date-value="2024-04-08" calcext:value-type="date">
            <text:p>2024-04-08</text:p>
          </table:table-cell>
          <table:table-cell table:style-name="ce265" office:value-type="string" calcext:value-type="string">
            <text:p>SP Connect Mount</text:p>
          </table:table-cell>
          <table:table-cell/>
          <table:table-cell table:style-name="ce416" office:value-type="currency" office:currency="GBP" office:value="127.41" calcext:value-type="currency">
            <text:p>£127.41</text:p>
          </table:table-cell>
          <table:table-cell table:style-name="ce282"/>
          <table:table-cell table:style-name="ce257" office:value-type="date" office:date-value="2025-12-09" calcext:value-type="date">
            <text:p>2025-12-09</text:p>
          </table:table-cell>
          <table:table-cell office:value-type="string" calcext:value-type="string">
            <text:p>Fuel Tap Bypass Valve</text:p>
          </table:table-cell>
          <table:table-cell/>
          <table:table-cell table:style-name="ce294" office:value-type="currency" office:currency="£" office:value="4.99" calcext:value-type="currency">
            <text:p>£4.99</text:p>
          </table:table-cell>
          <table:table-cell/>
          <table:table-cell table:style-name="ce257"/>
          <table:table-cell table:number-columns-repeated="3"/>
          <table:table-cell table:formula="of:=IF([.M5]&lt;&gt;&quot;&quot;;[.M5]-[.M4];0)" office:value-type="float" office:value="0" calcext:value-type="float">
            <text:p>0.00</text:p>
          </table:table-cell>
          <table:table-cell table:style-name="ce341" table:formula="of:=IF([.N5]&lt;&gt;&quot;&quot;;[.P5]/([.N5]/4.55);0)" office:value-type="float" office:value="0" calcext:value-type="float">
            <text:p>0.00</text:p>
          </table:table-cell>
          <table:table-cell table:style-name="ce341" table:formula="of:=IF([.N5]&lt;&gt;&quot;&quot;;[.V17]-[.N5];0)" office:value-type="float" office:value="0" calcext:value-type="float">
            <text:p>0.00</text:p>
          </table:table-cell>
          <table:table-cell table:style-name="ce341" table:formula="of:=([.R5]/4.55)*[.Q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Insurance Due</text:p>
          </table:table-cell>
          <table:table-cell table:style-name="ce382" office:value-type="date" office:date-value="2027-01-04" calcext:value-type="date">
            <text:p>2027-01-04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11" calcext:value-type="date">
            <text:p>2024-08-11</text:p>
          </table:table-cell>
          <table:table-cell office:value-type="string" calcext:value-type="string">
            <text:p>Service Kit</text:p>
          </table:table-cell>
          <table:table-cell/>
          <table:table-cell table:style-name="ce294" table:formula="of:=26.99+7.85+11.95" office:value-type="currency" office:currency="£" office:value="46.79" calcext:value-type="currency">
            <text:p>£46.79</text:p>
          </table:table-cell>
          <table:table-cell table:style-name="ce282"/>
          <table:table-cell table:style-name="ce257" office:value-type="date" office:date-value="2026-01-05" calcext:value-type="date">
            <text:p>2026-01-05</text:p>
          </table:table-cell>
          <table:table-cell table:style-name="ce265" office:value-type="string" calcext:value-type="string">
            <text:p>Stainless Steel Radiator Guard</text:p>
          </table:table-cell>
          <table:table-cell/>
          <table:table-cell table:style-name="ce294" office:value-type="currency" office:currency="£" office:value="45" calcext:value-type="currency">
            <text:p>£45.00</text:p>
          </table:table-cell>
          <table:table-cell/>
          <table:table-cell table:style-name="ce257"/>
          <table:table-cell table:number-columns-repeated="3"/>
          <table:table-cell table:formula="of:=IF([.M6]&lt;&gt;&quot;&quot;;[.M6]-[.M5];0)" office:value-type="float" office:value="0" calcext:value-type="float">
            <text:p>0.00</text:p>
          </table:table-cell>
          <table:table-cell table:style-name="ce341" table:formula="of:=IF([.N6]&lt;&gt;&quot;&quot;;[.P6]/([.N6]/4.55);0)" office:value-type="float" office:value="0" calcext:value-type="float">
            <text:p>0.00</text:p>
          </table:table-cell>
          <table:table-cell table:style-name="ce341" table:formula="of:=IF([.N6]&lt;&gt;&quot;&quot;;[.V17]-[.N6];0)" office:value-type="float" office:value="0" calcext:value-type="float">
            <text:p>0.00</text:p>
          </table:table-cell>
          <table:table-cell table:style-name="ce341" table:formula="of:=([.R6]/4.55)*[.Q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M.O.T due</text:p>
          </table:table-cell>
          <table:table-cell table:style-name="ce383" office:value-type="date" office:date-value="2025-03-26" calcext:value-type="date">
            <text:p>2025-03-26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11" calcext:value-type="date">
            <text:p>2024-08-11</text:p>
          </table:table-cell>
          <table:table-cell office:value-type="string" calcext:value-type="string">
            <text:p>LED Rear light bulb</text:p>
          </table:table-cell>
          <table:table-cell/>
          <table:table-cell table:style-name="ce294" table:formula="of:=14.82/3" office:value-type="currency" office:currency="£" office:value="4.94" calcext:value-type="currency">
            <text:p>£4.94</text:p>
          </table:table-cell>
          <table:table-cell table:style-name="ce282"/>
          <table:table-cell table:style-name="ce257"/>
          <table:table-cell table:style-name="ce265" office:value-type="string" calcext:value-type="string">
            <text:p>M.O.T.</text:p>
          </table:table-cell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7]&lt;&gt;&quot;&quot;;[.M7]-[.M6];0)" office:value-type="float" office:value="0" calcext:value-type="float">
            <text:p>0.00</text:p>
          </table:table-cell>
          <table:table-cell table:style-name="ce341" table:formula="of:=IF([.N7]&lt;&gt;&quot;&quot;;[.P7]/([.N7]/4.55);0)" office:value-type="float" office:value="0" calcext:value-type="float">
            <text:p>0.00</text:p>
          </table:table-cell>
          <table:table-cell table:style-name="ce341" table:formula="of:=IF([.N7]&lt;&gt;&quot;&quot;;[.V17]-[.N7];0)" office:value-type="float" office:value="0" calcext:value-type="float">
            <text:p>0.00</text:p>
          </table:table-cell>
          <table:table-cell table:style-name="ce341" table:formula="of:=([.R7]/4.55)*[.Q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oad tax due</text:p>
          </table:table-cell>
          <table:table-cell table:style-name="ce382"/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11" calcext:value-type="date">
            <text:p>2024-08-11</text:p>
          </table:table-cell>
          <table:table-cell office:value-type="string" calcext:value-type="string">
            <text:p>Mirrors</text:p>
          </table:table-cell>
          <table:table-cell/>
          <table:table-cell table:style-name="ce294" office:value-type="currency" office:currency="£" office:value="24.95" calcext:value-type="currency">
            <text:p>£24.95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8]&lt;&gt;&quot;&quot;;[.M8]-[.M7];0)" office:value-type="float" office:value="0" calcext:value-type="float">
            <text:p>0.00</text:p>
          </table:table-cell>
          <table:table-cell table:style-name="ce341" table:formula="of:=IF([.N8]&lt;&gt;&quot;&quot;;[.P8]/([.N8]/4.55);0)" office:value-type="float" office:value="0" calcext:value-type="float">
            <text:p>0.00</text:p>
          </table:table-cell>
          <table:table-cell table:style-name="ce341" table:formula="of:=IF([.N8]&lt;&gt;&quot;&quot;;[.V17]-[.N8];0)" office:value-type="float" office:value="0" calcext:value-type="float">
            <text:p>0.00</text:p>
          </table:table-cell>
          <table:table-cell table:style-name="ce341" table:formula="of:=([.R8]/4.55)*[.Q8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Last Service</text:p>
          </table:table-cell>
          <table:table-cell table:style-name="ce389" office:value-type="date" office:date-value="2025-12-13" calcext:value-type="date">
            <text:p>2025-12-13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11" calcext:value-type="date">
            <text:p>2024-08-11</text:p>
          </table:table-cell>
          <table:table-cell office:value-type="string" calcext:value-type="string">
            <text:p>Show Numberplate</text:p>
          </table:table-cell>
          <table:table-cell/>
          <table:table-cell table:style-name="ce294" office:value-type="currency" office:currency="£" office:value="9.95" calcext:value-type="currency">
            <text:p>£9.95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9]&lt;&gt;&quot;&quot;;[.M9]-[.M8];0)" office:value-type="float" office:value="0" calcext:value-type="float">
            <text:p>0.00</text:p>
          </table:table-cell>
          <table:table-cell table:style-name="ce341" table:formula="of:=IF([.N9]&lt;&gt;&quot;&quot;;[.P9]/([.N9]/4.55);0)" office:value-type="float" office:value="0" calcext:value-type="float">
            <text:p>0.00</text:p>
          </table:table-cell>
          <table:table-cell table:style-name="ce341" table:formula="of:=IF([.N9]&lt;&gt;&quot;&quot;;[.V17]-[.N9];0)" office:value-type="float" office:value="0" calcext:value-type="float">
            <text:p>0.00</text:p>
          </table:table-cell>
          <table:table-cell table:style-name="ce341" table:formula="of:=([.R9]/4.55)*[.Q9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Engine No.</text:p>
          </table:table-cell>
          <table:table-cell table:style-name="ce385" office:value-type="string" calcext:value-type="string">
            <text:p>ZXT10CE093242</text:p>
          </table:table-cell>
          <table:table-cell table:number-columns-repeated="16362"/>
        </table:table-row>
        <table:table-row table:style-name="ro3">
          <table:table-cell/>
          <table:table-cell table:style-name="ce257" office:value-type="date" office:date-value="2024-08-11" calcext:value-type="date">
            <text:p>2024-08-11</text:p>
          </table:table-cell>
          <table:table-cell office:value-type="string" calcext:value-type="string">
            <text:p>Numberplate Surround</text:p>
          </table:table-cell>
          <table:table-cell/>
          <table:table-cell table:style-name="ce298" office:value-type="currency" office:currency="GBP" office:value="19.99" calcext:value-type="currency">
            <text:p>£19.9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10]&lt;&gt;&quot;&quot;;[.M10]-[.M9];0)" office:value-type="float" office:value="0" calcext:value-type="float">
            <text:p>0.00</text:p>
          </table:table-cell>
          <table:table-cell table:style-name="ce341" table:formula="of:=IF([.N10]&lt;&gt;&quot;&quot;;[.P10]/([.N10]/4.55);0)" office:value-type="float" office:value="0" calcext:value-type="float">
            <text:p>0.00</text:p>
          </table:table-cell>
          <table:table-cell table:style-name="ce341" table:formula="of:=IF([.N10]&lt;&gt;&quot;&quot;;[.V17]-[.N10];0)" office:value-type="float" office:value="0" calcext:value-type="float">
            <text:p>0.00</text:p>
          </table:table-cell>
          <table:table-cell table:style-name="ce341" table:formula="of:=([.R10]/4.55)*[.Q10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ame No.</text:p>
          </table:table-cell>
          <table:table-cell table:style-name="ce372" office:value-type="string" calcext:value-type="string">
            <text:p>JKAZRT10CCA010315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11" calcext:value-type="date">
            <text:p>2024-08-11</text:p>
          </table:table-cell>
          <table:table-cell office:value-type="string" calcext:value-type="string">
            <text:p>LED Headlight Bulb</text:p>
          </table:table-cell>
          <table:table-cell/>
          <table:table-cell table:style-name="ce294" table:formula="of:=38.17/2" office:value-type="currency" office:currency="£" office:value="19.085" calcext:value-type="currency">
            <text:p>£19.09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11]&lt;&gt;&quot;&quot;;[.M11]-[.M10];0)" office:value-type="float" office:value="0" calcext:value-type="float">
            <text:p>0.00</text:p>
          </table:table-cell>
          <table:table-cell table:style-name="ce341" table:formula="of:=IF([.N11]&lt;&gt;&quot;&quot;;[.P11]/([.N11]/4.55);0)" office:value-type="float" office:value="0" calcext:value-type="float">
            <text:p>0.00</text:p>
          </table:table-cell>
          <table:table-cell table:style-name="ce341" table:formula="of:=IF([.N11]&lt;&gt;&quot;&quot;;[.V17]-[.N11];0)" office:value-type="float" office:value="0" calcext:value-type="float">
            <text:p>0.00</text:p>
          </table:table-cell>
          <table:table-cell table:style-name="ce341" table:formula="of:=([.R11]/4.55)*[.Q11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tyre size</text:p>
          </table:table-cell>
          <table:table-cell table:style-name="ce372" office:value-type="string" calcext:value-type="string">
            <text:p>120/70/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14" calcext:value-type="date">
            <text:p>2024-08-14</text:p>
          </table:table-cell>
          <table:table-cell office:value-type="string" calcext:value-type="string">
            <text:p>Tool Tray</text:p>
          </table:table-cell>
          <table:table-cell/>
          <table:table-cell table:style-name="ce294" office:value-type="currency" office:currency="£" office:value="30.22" calcext:value-type="currency">
            <text:p>£30.22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12]&lt;&gt;&quot;&quot;;[.M12]-[.M11];0)" office:value-type="float" office:value="0" calcext:value-type="float">
            <text:p>0.00</text:p>
          </table:table-cell>
          <table:table-cell table:style-name="ce341" table:formula="of:=IF([.N12]&lt;&gt;&quot;&quot;;[.P12]/([.N12]/4.55);0)" office:value-type="float" office:value="0" calcext:value-type="float">
            <text:p>0.00</text:p>
          </table:table-cell>
          <table:table-cell table:style-name="ce341" table:formula="of:=IF([.N12]&lt;&gt;&quot;&quot;;[.V17]-[.N12];0)" office:value-type="float" office:value="0" calcext:value-type="float">
            <text:p>0.00</text:p>
          </table:table-cell>
          <table:table-cell table:style-name="ce341" table:formula="of:=([.R12]/4.55)*[.Q12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pressure</text:p>
          </table:table-cell>
          <table:table-cell table:style-name="ce372" office:value-type="float" office:value="36" calcext:value-type="float">
            <text:p>36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14" calcext:value-type="date">
            <text:p>2024-08-14</text:p>
          </table:table-cell>
          <table:table-cell table:style-name="ce265" office:value-type="string" calcext:value-type="string">
            <text:p>Carbon Heal Plates</text:p>
          </table:table-cell>
          <table:table-cell/>
          <table:table-cell table:style-name="ce294" office:value-type="currency" office:currency="£" office:value="52.26" calcext:value-type="currency">
            <text:p>£52.26</text:p>
          </table:table-cell>
          <table:table-cell table:style-name="ce282"/>
          <table:table-cell table:style-name="ce257"/>
          <table:table-cell table:number-columns-repeated="2"/>
          <table:table-cell table:style-name="ce277"/>
          <table:table-cell/>
          <table:table-cell table:style-name="ce257"/>
          <table:table-cell table:number-columns-repeated="3"/>
          <table:table-cell table:formula="of:=IF([.M13]&lt;&gt;&quot;&quot;;[.M13]-[.M12];0)" office:value-type="float" office:value="0" calcext:value-type="float">
            <text:p>0.00</text:p>
          </table:table-cell>
          <table:table-cell table:style-name="ce341" table:formula="of:=IF([.N13]&lt;&gt;&quot;&quot;;[.P13]/([.N13]/4.55);0)" office:value-type="float" office:value="0" calcext:value-type="float">
            <text:p>0.00</text:p>
          </table:table-cell>
          <table:table-cell table:style-name="ce341" table:formula="of:=IF([.N13]&lt;&gt;&quot;&quot;;[.V17]-[.N13];0)" office:value-type="float" office:value="0" calcext:value-type="float">
            <text:p>0.00</text:p>
          </table:table-cell>
          <table:table-cell table:style-name="ce341" table:formula="of:=([.R13]/4.55)*[.Q13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tyre size</text:p>
          </table:table-cell>
          <table:table-cell table:style-name="ce372" office:value-type="string" calcext:value-type="string">
            <text:p>170/60/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17" calcext:value-type="date">
            <text:p>2024-08-17</text:p>
          </table:table-cell>
          <table:table-cell office:value-type="string" calcext:value-type="string">
            <text:p>Fork Seal Replacement Kit</text:p>
          </table:table-cell>
          <table:table-cell/>
          <table:table-cell table:style-name="ce294" office:value-type="currency" office:currency="£" office:value="47.95" calcext:value-type="currency">
            <text:p>£47.95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14]&lt;&gt;&quot;&quot;;[.M14]-[.M13];0)" office:value-type="float" office:value="0" calcext:value-type="float">
            <text:p>0.00</text:p>
          </table:table-cell>
          <table:table-cell table:style-name="ce341" table:formula="of:=IF([.N14]&lt;&gt;&quot;&quot;;[.P14]/([.N14]/4.55);0)" office:value-type="float" office:value="0" calcext:value-type="float">
            <text:p>0.00</text:p>
          </table:table-cell>
          <table:table-cell table:style-name="ce341" table:formula="of:=IF([.N14]&lt;&gt;&quot;&quot;;[.V17]-[.N14];0)" office:value-type="float" office:value="0" calcext:value-type="float">
            <text:p>0.00</text:p>
          </table:table-cell>
          <table:table-cell table:style-name="ce341" table:formula="of:=([.R14]/4.55)*[.Q14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pressure</text:p>
          </table:table-cell>
          <table:table-cell table:style-name="ce372" office:value-type="float" office:value="42" calcext:value-type="float">
            <text:p>42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9-05" calcext:value-type="date">
            <text:p>2024-09-05</text:p>
          </table:table-cell>
          <table:table-cell office:value-type="string" calcext:value-type="string">
            <text:p>Fork Dust Seal Protectors</text:p>
          </table:table-cell>
          <table:table-cell/>
          <table:table-cell table:style-name="ce294" office:value-type="currency" office:currency="£" office:value="9.95" calcext:value-type="currency">
            <text:p>£9.95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15]&lt;&gt;&quot;&quot;;[.M15]-[.M14];0)" office:value-type="float" office:value="0" calcext:value-type="float">
            <text:p>0.00</text:p>
          </table:table-cell>
          <table:table-cell table:style-name="ce341" table:formula="of:=IF([.N15]&lt;&gt;&quot;&quot;;[.P15]/([.N15]/4.55);0)" office:value-type="float" office:value="0" calcext:value-type="float">
            <text:p>0.00</text:p>
          </table:table-cell>
          <table:table-cell table:style-name="ce341" table:formula="of:=IF([.N15]&lt;&gt;&quot;&quot;;[.V17]-[.N15];0)" office:value-type="float" office:value="0" calcext:value-type="float">
            <text:p>0.00</text:p>
          </table:table-cell>
          <table:table-cell table:style-name="ce341" table:formula="of:=([.R15]/4.55)*[.Q1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capacity</text:p>
          </table:table-cell>
          <table:table-cell table:style-name="ce386" office:value-type="string" calcext:value-type="string">
            <text:p>3 Litres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9-05" calcext:value-type="date">
            <text:p>2024-09-05</text:p>
          </table:table-cell>
          <table:table-cell table:style-name="ce265" office:value-type="string" calcext:value-type="string">
            <text:p>Throttle Cables</text:p>
          </table:table-cell>
          <table:table-cell/>
          <table:table-cell table:style-name="ce294" office:value-type="currency" office:currency="£" office:value="16.66" calcext:value-type="currency">
            <text:p>£16.66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16]&lt;&gt;&quot;&quot;;[.M16]-[.M15];0)" office:value-type="float" office:value="0" calcext:value-type="float">
            <text:p>0.00</text:p>
          </table:table-cell>
          <table:table-cell table:style-name="ce341" table:formula="of:=IF([.N16]&lt;&gt;&quot;&quot;;[.P16]/([.N16]/4.55);0)" office:value-type="float" office:value="0" calcext:value-type="float">
            <text:p>0.00</text:p>
          </table:table-cell>
          <table:table-cell table:style-name="ce341" table:formula="of:=IF([.N16]&lt;&gt;&quot;&quot;;[.V17]-[.N16];0)" office:value-type="float" office:value="0" calcext:value-type="float">
            <text:p>0.00</text:p>
          </table:table-cell>
          <table:table-cell table:style-name="ce341" table:formula="of:=([.R16]/4.55)*[.Q1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type</text:p>
          </table:table-cell>
          <table:table-cell table:style-name="ce372" office:value-type="string" calcext:value-type="string">
            <text:p>10w4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9-05" calcext:value-type="date">
            <text:p>2024-09-05</text:p>
          </table:table-cell>
          <table:table-cell table:style-name="ce265" office:value-type="string" calcext:value-type="string">
            <text:p>Oil</text:p>
          </table:table-cell>
          <table:table-cell/>
          <table:table-cell table:style-name="ce294" office:value-type="currency" office:currency="£" office:value="49.99" calcext:value-type="currency">
            <text:p>£49.99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17]&lt;&gt;&quot;&quot;;[.M17]-[.M16];0)" office:value-type="float" office:value="0" calcext:value-type="float">
            <text:p>0.00</text:p>
          </table:table-cell>
          <table:table-cell table:style-name="ce341" table:formula="of:=IF([.N17]&lt;&gt;&quot;&quot;;[.P17]/([.N17]/4.55);0)" office:value-type="float" office:value="0" calcext:value-type="float">
            <text:p>0.00</text:p>
          </table:table-cell>
          <table:table-cell table:style-name="ce341" table:formula="of:=IF([.N17]&lt;&gt;&quot;&quot;;[.V17]-[.N17];0)" office:value-type="float" office:value="0" calcext:value-type="float">
            <text:p>0.00</text:p>
          </table:table-cell>
          <table:table-cell table:style-name="ce341" table:formula="of:=([.R17]/4.55)*[.Q1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uel capacity</text:p>
          </table:table-cell>
          <table:table-cell table:style-name="ce387" office:value-type="float" office:value="20" calcext:value-type="float">
            <text:p>2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12-05" calcext:value-type="date">
            <text:p>2024-12-05</text:p>
          </table:table-cell>
          <table:table-cell office:value-type="string" calcext:value-type="string">
            <text:p>Service, Forks Etc.</text:p>
          </table:table-cell>
          <table:table-cell/>
          <table:table-cell table:style-name="ce294" office:value-type="currency" office:currency="£" office:value="758" calcext:value-type="currency">
            <text:p>£758.00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18]&lt;&gt;&quot;&quot;;[.M18]-[.M17];0)" office:value-type="float" office:value="0" calcext:value-type="float">
            <text:p>0.00</text:p>
          </table:table-cell>
          <table:table-cell table:style-name="ce341" table:formula="of:=IF([.N18]&lt;&gt;&quot;&quot;;[.P18]/([.N18]/4.55);0)" office:value-type="float" office:value="0" calcext:value-type="float">
            <text:p>0.00</text:p>
          </table:table-cell>
          <table:table-cell table:style-name="ce341" table:formula="of:=IF([.N18]&lt;&gt;&quot;&quot;;[.V17]-[.N18];0)" office:value-type="float" office:value="0" calcext:value-type="float">
            <text:p>0.00</text:p>
          </table:table-cell>
          <table:table-cell table:style-name="ce341" table:formula="of:=([.R18]/4.55)*[.Q18]" office:value-type="float" office:value="0" calcext:value-type="float">
            <text:p>0.00</text:p>
          </table:table-cell>
          <table:table-cell/>
          <table:table-cell table:style-name="ce259"/>
          <table:table-cell table:style-name="ce344"/>
          <table:table-cell table:number-columns-repeated="16362"/>
        </table:table-row>
        <table:table-row table:style-name="ro1">
          <table:table-cell/>
          <table:table-cell table:style-name="ce257" office:value-type="date" office:date-value="2024-12-15" calcext:value-type="date">
            <text:p>2024-12-15</text:p>
          </table:table-cell>
          <table:table-cell office:value-type="string" calcext:value-type="string">
            <text:p>SAE Connector</text:p>
          </table:table-cell>
          <table:table-cell/>
          <table:table-cell table:style-name="ce294" table:formula="of:=7.99/2" office:value-type="currency" office:currency="£" office:value="3.995" calcext:value-type="currency">
            <text:p>£4.00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19]&lt;&gt;&quot;&quot;;[.M19]-[.M18];0)" office:value-type="float" office:value="0" calcext:value-type="float">
            <text:p>0.00</text:p>
          </table:table-cell>
          <table:table-cell table:style-name="ce341" table:formula="of:=IF([.N19]&lt;&gt;&quot;&quot;;[.P19]/([.N19]/4.55);0)" office:value-type="float" office:value="0" calcext:value-type="float">
            <text:p>0.00</text:p>
          </table:table-cell>
          <table:table-cell table:style-name="ce341" table:formula="of:=IF([.N19]&lt;&gt;&quot;&quot;;[.V17]-[.N19];0)" office:value-type="float" office:value="0" calcext:value-type="float">
            <text:p>0.00</text:p>
          </table:table-cell>
          <table:table-cell table:style-name="ce341" table:formula="of:=([.R19]/4.55)*[.Q19]" office:value-type="float" office:value="0" calcext:value-type="float">
            <text:p>0.00</text:p>
          </table:table-cell>
          <table:table-cell/>
          <table:table-cell table:style-name="ce265" table:number-columns-repeated="2"/>
          <table:table-cell table:number-columns-repeated="16362"/>
        </table:table-row>
        <table:table-row table:style-name="ro1">
          <table:table-cell/>
          <table:table-cell table:style-name="ce257" office:value-type="date" office:date-value="2024-12-16" calcext:value-type="date">
            <text:p>2024-12-16</text:p>
          </table:table-cell>
          <table:table-cell table:style-name="ce265" office:value-type="string" calcext:value-type="string">
            <text:p>Exhaust Gaskets</text:p>
          </table:table-cell>
          <table:table-cell/>
          <table:table-cell table:style-name="ce294" office:value-type="currency" office:currency="£" office:value="8.5" calcext:value-type="currency">
            <text:p>£8.5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20]&lt;&gt;&quot;&quot;;[.M20]-[.M19];0)" office:value-type="float" office:value="0" calcext:value-type="float">
            <text:p>0.00</text:p>
          </table:table-cell>
          <table:table-cell table:style-name="ce341" table:formula="of:=IF([.N20]&lt;&gt;&quot;&quot;;[.P20]/([.N20]/4.55);0)" office:value-type="float" office:value="0" calcext:value-type="float">
            <text:p>0.00</text:p>
          </table:table-cell>
          <table:table-cell table:style-name="ce341" table:formula="of:=IF([.N20]&lt;&gt;&quot;&quot;;[.V17]-[.N20];0)" office:value-type="float" office:value="0" calcext:value-type="float">
            <text:p>0.00</text:p>
          </table:table-cell>
          <table:table-cell table:style-name="ce341" table:formula="of:=([.R20]/4.55)*[.Q20]" office:value-type="float" office:value="0" calcext:value-type="float">
            <text:p>0.00</text:p>
          </table:table-cell>
          <table:table-cell/>
          <table:table-cell table:style-name="ce265" table:number-columns-repeated="2"/>
          <table:table-cell table:number-columns-repeated="16362"/>
        </table:table-row>
        <table:table-row table:style-name="ro1">
          <table:table-cell/>
          <table:table-cell table:style-name="ce257" office:value-type="date" office:date-value="2024-12-16" calcext:value-type="date">
            <text:p>2024-12-16</text:p>
          </table:table-cell>
          <table:table-cell table:style-name="ce265" office:value-type="string" calcext:value-type="string">
            <text:p>Stainless Exhaust Studs</text:p>
          </table:table-cell>
          <table:table-cell/>
          <table:table-cell table:style-name="ce294" office:value-type="currency" office:currency="£" office:value="10.6" calcext:value-type="currency">
            <text:p>£10.6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21]&lt;&gt;&quot;&quot;;[.M21]-[.M20];0)" office:value-type="float" office:value="0" calcext:value-type="float">
            <text:p>0.00</text:p>
          </table:table-cell>
          <table:table-cell table:style-name="ce341" table:formula="of:=IF([.N21]&lt;&gt;&quot;&quot;;[.P21]/([.N21]/4.55);0)" office:value-type="float" office:value="0" calcext:value-type="float">
            <text:p>0.00</text:p>
          </table:table-cell>
          <table:table-cell table:style-name="ce341" table:formula="of:=IF([.N21]&lt;&gt;&quot;&quot;;[.V17]-[.N21];0)" office:value-type="float" office:value="0" calcext:value-type="float">
            <text:p>0.00</text:p>
          </table:table-cell>
          <table:table-cell table:style-name="ce341" table:formula="of:=([.R21]/4.55)*[.Q2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4-12-16" calcext:value-type="date">
            <text:p>2024-12-16</text:p>
          </table:table-cell>
          <table:table-cell table:style-name="ce265" office:value-type="string" calcext:value-type="string">
            <text:p>Exhaust Clamps</text:p>
          </table:table-cell>
          <table:table-cell/>
          <table:table-cell table:style-name="ce294" table:formula="of:=39.95+3.95" office:value-type="currency" office:currency="£" office:value="43.9" calcext:value-type="currency">
            <text:p>£43.90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22]&lt;&gt;&quot;&quot;;[.M22]-[.M21];0)" office:value-type="float" office:value="0" calcext:value-type="float">
            <text:p>0.00</text:p>
          </table:table-cell>
          <table:table-cell table:style-name="ce341" table:formula="of:=IF([.N22]&lt;&gt;&quot;&quot;;[.P22]/([.N22]/4.55);0)" office:value-type="float" office:value="0" calcext:value-type="float">
            <text:p>0.00</text:p>
          </table:table-cell>
          <table:table-cell table:style-name="ce341" table:formula="of:=IF([.N22]&lt;&gt;&quot;&quot;;[.V17]-[.N22];0)" office:value-type="float" office:value="0" calcext:value-type="float">
            <text:p>0.00</text:p>
          </table:table-cell>
          <table:table-cell table:style-name="ce341" table:formula="of:=([.R22]/4.55)*[.Q22]" office:value-type="float" office:value="0" calcext:value-type="float">
            <text:p>0.00</text:p>
          </table:table-cell>
          <table:table-cell/>
          <table:table-cell table:style-name="ce265" table:number-columns-repeated="2"/>
          <table:table-cell table:number-columns-repeated="16362"/>
        </table:table-row>
        <table:table-row table:style-name="ro1">
          <table:table-cell/>
          <table:table-cell table:style-name="ce257" office:value-type="date" office:date-value="2024-12-16" calcext:value-type="date">
            <text:p>2024-12-16</text:p>
          </table:table-cell>
          <table:table-cell table:style-name="ce265" office:value-type="string" calcext:value-type="string">
            <text:p>Engine Water Pipe</text:p>
          </table:table-cell>
          <table:table-cell/>
          <table:table-cell table:style-name="ce294" office:value-type="currency" office:currency="£" office:value="97.47" calcext:value-type="currency">
            <text:p>£97.47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23]&lt;&gt;&quot;&quot;;[.M23]-[.M22];0)" office:value-type="float" office:value="0" calcext:value-type="float">
            <text:p>0.00</text:p>
          </table:table-cell>
          <table:table-cell table:style-name="ce341" table:formula="of:=IF([.N23]&lt;&gt;&quot;&quot;;[.P23]/([.N23]/4.55);0)" office:value-type="float" office:value="0" calcext:value-type="float">
            <text:p>0.00</text:p>
          </table:table-cell>
          <table:table-cell table:style-name="ce341" table:formula="of:=IF([.N23]&lt;&gt;&quot;&quot;;[.V17]-[.N23];0)" office:value-type="float" office:value="0" calcext:value-type="float">
            <text:p>0.00</text:p>
          </table:table-cell>
          <table:table-cell table:style-name="ce341" table:formula="of:=([.R23]/4.55)*[.Q2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4-12-16" calcext:value-type="date">
            <text:p>2024-12-16</text:p>
          </table:table-cell>
          <table:table-cell table:style-name="ce265" office:value-type="string" calcext:value-type="string">
            <text:p>AS3 Silicone Coolant Hoses</text:p>
          </table:table-cell>
          <table:table-cell/>
          <table:table-cell table:style-name="ce278" office:value-type="currency" office:currency="GBP" office:value="49.99" calcext:value-type="currency">
            <text:p>£49.9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24]&lt;&gt;&quot;&quot;;[.M24]-[.M23];0)" office:value-type="float" office:value="0" calcext:value-type="float">
            <text:p>0.00</text:p>
          </table:table-cell>
          <table:table-cell table:style-name="ce341" table:formula="of:=IF([.N24]&lt;&gt;&quot;&quot;;[.P24]/([.N24]/4.55);0)" office:value-type="float" office:value="0" calcext:value-type="float">
            <text:p>0.00</text:p>
          </table:table-cell>
          <table:table-cell table:style-name="ce341" table:formula="of:=IF([.N24]&lt;&gt;&quot;&quot;;[.V17]-[.N24];0)" office:value-type="float" office:value="0" calcext:value-type="float">
            <text:p>0.00</text:p>
          </table:table-cell>
          <table:table-cell table:style-name="ce341" table:formula="of:=([.R24]/4.55)*[.Q2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4-12-21" calcext:value-type="date">
            <text:p>2024-12-21</text:p>
          </table:table-cell>
          <table:table-cell office:value-type="string" calcext:value-type="string">
            <text:p>Front Brake Calipers</text:p>
          </table:table-cell>
          <table:table-cell/>
          <table:table-cell table:style-name="ce278" office:value-type="currency" office:currency="GBP" office:value="114" calcext:value-type="currency">
            <text:p>£114.00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25]&lt;&gt;&quot;&quot;;[.M25]-[.M24];0)" office:value-type="float" office:value="0" calcext:value-type="float">
            <text:p>0.00</text:p>
          </table:table-cell>
          <table:table-cell table:style-name="ce341" table:formula="of:=IF([.N25]&lt;&gt;&quot;&quot;;[.P25]/([.N25]/4.55);0)" office:value-type="float" office:value="0" calcext:value-type="float">
            <text:p>0.00</text:p>
          </table:table-cell>
          <table:table-cell table:style-name="ce341" table:formula="of:=IF([.N25]&lt;&gt;&quot;&quot;;[.V17]-[.N25];0)" office:value-type="float" office:value="0" calcext:value-type="float">
            <text:p>0.00</text:p>
          </table:table-cell>
          <table:table-cell table:style-name="ce341" table:formula="of:=([.R25]/4.55)*[.Q25]" office:value-type="float" office:value="0" calcext:value-type="float">
            <text:p>0.00</text:p>
          </table:table-cell>
          <table:table-cell/>
          <table:table-cell table:style-name="ce265" table:number-columns-repeated="4"/>
          <table:table-cell table:number-columns-repeated="16360"/>
        </table:table-row>
        <table:table-row table:style-name="ro1">
          <table:table-cell/>
          <table:table-cell table:style-name="ce257" office:value-type="date" office:date-value="2024-12-22" calcext:value-type="date">
            <text:p>2024-12-22</text:p>
          </table:table-cell>
          <table:table-cell office:value-type="string" calcext:value-type="string">
            <text:p>Rear Brake Caliper</text:p>
          </table:table-cell>
          <table:table-cell/>
          <table:table-cell table:style-name="ce278" office:value-type="currency" office:currency="GBP" office:value="110" calcext:value-type="currency">
            <text:p>£110.0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26]&lt;&gt;&quot;&quot;;[.M26]-[.M25];0)" office:value-type="float" office:value="0" calcext:value-type="float">
            <text:p>0.00</text:p>
          </table:table-cell>
          <table:table-cell table:style-name="ce341" table:formula="of:=IF([.N26]&lt;&gt;&quot;&quot;;[.P26]/([.N26]/4.55);0)" office:value-type="float" office:value="0" calcext:value-type="float">
            <text:p>0.00</text:p>
          </table:table-cell>
          <table:table-cell table:style-name="ce341" table:formula="of:=IF([.N26]&lt;&gt;&quot;&quot;;[.V17]-[.N26];0)" office:value-type="float" office:value="0" calcext:value-type="float">
            <text:p>0.00</text:p>
          </table:table-cell>
          <table:table-cell table:style-name="ce341" table:formula="of:=([.R26]/4.55)*[.Q2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4-12-22" calcext:value-type="date">
            <text:p>2024-12-22</text:p>
          </table:table-cell>
          <table:table-cell table:style-name="ce265" office:value-type="string" calcext:value-type="string">
            <text:p>Brake Pads (Front &amp; Rear)</text:p>
          </table:table-cell>
          <table:table-cell/>
          <table:table-cell table:style-name="ce278" office:value-type="currency" office:currency="GBP" office:value="42.99" calcext:value-type="currency">
            <text:p>£42.9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formula="of:=IF([.M27]&lt;&gt;&quot;&quot;;[.M27]-[.M26];0)" office:value-type="float" office:value="0" calcext:value-type="float">
            <text:p>0.00</text:p>
          </table:table-cell>
          <table:table-cell table:style-name="ce341" table:formula="of:=IF([.N27]&lt;&gt;&quot;&quot;;[.P27]/([.N27]/4.55);0)" office:value-type="float" office:value="0" calcext:value-type="float">
            <text:p>0.00</text:p>
          </table:table-cell>
          <table:table-cell table:style-name="ce341" table:formula="of:=IF([.N27]&lt;&gt;&quot;&quot;;[.V17]-[.N27];0)" office:value-type="float" office:value="0" calcext:value-type="float">
            <text:p>0.00</text:p>
          </table:table-cell>
          <table:table-cell table:style-name="ce341" table:formula="of:=([.R27]/4.55)*[.Q2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1-20" calcext:value-type="date">
            <text:p>2025-01-20</text:p>
          </table:table-cell>
          <table:table-cell office:value-type="string" calcext:value-type="string">
            <text:p>Transport of Bike to Ash’s Autos</text:p>
          </table:table-cell>
          <table:table-cell/>
          <table:table-cell table:style-name="ce278" table:formula="of:=75/2" office:value-type="currency" office:currency="GBP" office:value="37.5" calcext:value-type="currency">
            <text:p>£37.5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formula="of:=IF([.M28]&lt;&gt;&quot;&quot;;[.M28]-[.M27];0)" office:value-type="float" office:value="0" calcext:value-type="float">
            <text:p>0.00</text:p>
          </table:table-cell>
          <table:table-cell table:style-name="ce341" table:formula="of:=IF([.N28]&lt;&gt;&quot;&quot;;[.P28]/([.N28]/4.55);0)" office:value-type="float" office:value="0" calcext:value-type="float">
            <text:p>0.00</text:p>
          </table:table-cell>
          <table:table-cell table:style-name="ce341" table:formula="of:=IF([.N28]&lt;&gt;&quot;&quot;;[.V17]-[.N28];0)" office:value-type="float" office:value="0" calcext:value-type="float">
            <text:p>0.00</text:p>
          </table:table-cell>
          <table:table-cell table:style-name="ce341" table:formula="of:=([.R28]/4.55)*[.Q2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2-13" calcext:value-type="date">
            <text:p>2025-02-13</text:p>
          </table:table-cell>
          <table:table-cell table:style-name="ce265" office:value-type="string" calcext:value-type="string">
            <text:p>Service, water pipe, exhaust etc.</text:p>
          </table:table-cell>
          <table:table-cell/>
          <table:table-cell table:style-name="ce278" office:value-type="currency" office:currency="GBP" office:value="390.99" calcext:value-type="currency">
            <text:p>£390.99</text:p>
          </table:table-cell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formula="of:=IF([.M29]&lt;&gt;&quot;&quot;;[.M29]-[.M28];0)" office:value-type="float" office:value="0" calcext:value-type="float">
            <text:p>0.00</text:p>
          </table:table-cell>
          <table:table-cell table:style-name="ce341" table:formula="of:=IF([.N29]&lt;&gt;&quot;&quot;;[.P29]/([.N29]/4.55);0)" office:value-type="float" office:value="0" calcext:value-type="float">
            <text:p>0.00</text:p>
          </table:table-cell>
          <table:table-cell table:style-name="ce341" table:formula="of:=IF([.N29]&lt;&gt;&quot;&quot;;[.V17]-[.N29];0)" office:value-type="float" office:value="0" calcext:value-type="float">
            <text:p>0.00</text:p>
          </table:table-cell>
          <table:table-cell table:style-name="ce341" table:formula="of:=([.R29]/4.55)*[.Q2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2-13" calcext:value-type="date">
            <text:p>2025-02-13</text:p>
          </table:table-cell>
          <table:table-cell table:style-name="ce265" office:value-type="string" calcext:value-type="string">
            <text:p>Delivery From Ash’s Autos</text:p>
          </table:table-cell>
          <table:table-cell/>
          <table:table-cell table:style-name="ce278" office:value-type="currency" office:currency="GBP" office:value="50" calcext:value-type="currency">
            <text:p>£50.00</text:p>
          </table:table-cell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formula="of:=IF([.M30]&lt;&gt;&quot;&quot;;[.M30]-[.M29];0)" office:value-type="float" office:value="0" calcext:value-type="float">
            <text:p>0.00</text:p>
          </table:table-cell>
          <table:table-cell table:style-name="ce341" table:formula="of:=IF([.N30]&lt;&gt;&quot;&quot;;[.P30]/([.N30]/4.55);0)" office:value-type="float" office:value="0" calcext:value-type="float">
            <text:p>0.00</text:p>
          </table:table-cell>
          <table:table-cell table:style-name="ce341" table:formula="of:=IF([.N30]&lt;&gt;&quot;&quot;;[.V17]-[.N30];0)" office:value-type="float" office:value="0" calcext:value-type="float">
            <text:p>0.00</text:p>
          </table:table-cell>
          <table:table-cell table:style-name="ce341" table:formula="of:=([.R30]/4.55)*[.Q3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2-24" calcext:value-type="date">
            <text:p>2025-02-24</text:p>
          </table:table-cell>
          <table:table-cell table:style-name="ce265" office:value-type="string" calcext:value-type="string">
            <text:p>Starter Motor Repair</text:p>
          </table:table-cell>
          <table:table-cell/>
          <table:table-cell table:style-name="ce278" office:value-type="currency" office:currency="GBP" office:value="226.11" calcext:value-type="currency">
            <text:p>£226.11</text:p>
          </table:table-cell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1]&lt;&gt;&quot;&quot;;[.M31]-[.M30];0)" office:value-type="float" office:value="0" calcext:value-type="float">
            <text:p>0.00</text:p>
          </table:table-cell>
          <table:table-cell table:style-name="ce341" table:formula="of:=IF([.N31]&lt;&gt;&quot;&quot;;[.P31]/([.N31]/4.55);0)" office:value-type="float" office:value="0" calcext:value-type="float">
            <text:p>0.00</text:p>
          </table:table-cell>
          <table:table-cell table:style-name="ce341" table:formula="of:=IF([.N31]&lt;&gt;&quot;&quot;;[.V17]-[.N31];0)" office:value-type="float" office:value="0" calcext:value-type="float">
            <text:p>0.00</text:p>
          </table:table-cell>
          <table:table-cell table:style-name="ce341" table:formula="of:=([.R31]/4.55)*[.Q3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07" calcext:value-type="date">
            <text:p>2025-11-07</text:p>
          </table:table-cell>
          <table:table-cell table:style-name="ce265" office:value-type="string" calcext:value-type="string">
            <text:p>Clutch Slave Cylinder</text:p>
          </table:table-cell>
          <table:table-cell/>
          <table:table-cell table:style-name="ce278" office:value-type="currency" office:currency="GBP" office:value="61.26" calcext:value-type="currency">
            <text:p>£61.26</text:p>
          </table:table-cell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2]&lt;&gt;&quot;&quot;;[.M32]-[.M31];0)" office:value-type="float" office:value="0" calcext:value-type="float">
            <text:p>0.00</text:p>
          </table:table-cell>
          <table:table-cell table:style-name="ce341" table:formula="of:=IF([.N32]&lt;&gt;&quot;&quot;;[.P32]/([.N32]/4.55);0)" office:value-type="float" office:value="0" calcext:value-type="float">
            <text:p>0.00</text:p>
          </table:table-cell>
          <table:table-cell table:style-name="ce341" table:formula="of:=IF([.N32]&lt;&gt;&quot;&quot;;[.V17]-[.N32];0)" office:value-type="float" office:value="0" calcext:value-type="float">
            <text:p>0.00</text:p>
          </table:table-cell>
          <table:table-cell table:style-name="ce341" table:formula="of:=([.R32]/4.55)*[.Q3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07" calcext:value-type="date">
            <text:p>2025-11-07</text:p>
          </table:table-cell>
          <table:table-cell table:style-name="ce265" office:value-type="string" calcext:value-type="string">
            <text:p>Front Indicators</text:p>
          </table:table-cell>
          <table:table-cell/>
          <table:table-cell table:style-name="ce278" office:value-type="currency" office:currency="GBP" office:value="8.75" calcext:value-type="currency">
            <text:p>£8.75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3]&lt;&gt;&quot;&quot;;[.M33]-[.M32];0)" office:value-type="float" office:value="0" calcext:value-type="float">
            <text:p>0.00</text:p>
          </table:table-cell>
          <table:table-cell table:style-name="ce341" table:formula="of:=IF([.N33]&lt;&gt;&quot;&quot;;[.P33]/([.N33]/4.55);0)" office:value-type="float" office:value="0" calcext:value-type="float">
            <text:p>0.00</text:p>
          </table:table-cell>
          <table:table-cell table:style-name="ce341" table:formula="of:=IF([.N33]&lt;&gt;&quot;&quot;;[.V17]-[.N33];0)" office:value-type="float" office:value="0" calcext:value-type="float">
            <text:p>0.00</text:p>
          </table:table-cell>
          <table:table-cell table:style-name="ce341" table:formula="of:=([.R33]/4.55)*[.Q3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07" calcext:value-type="date">
            <text:p>2025-11-07</text:p>
          </table:table-cell>
          <table:table-cell office:value-type="string" calcext:value-type="string">
            <text:p>Clutch Master Cylinder</text:p>
          </table:table-cell>
          <table:table-cell/>
          <table:table-cell table:style-name="ce278" office:value-type="currency" office:currency="GBP" office:value="40" calcext:value-type="currency">
            <text:p>£40.0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4]&lt;&gt;&quot;&quot;;[.M34]-[.M33];0)" office:value-type="float" office:value="0" calcext:value-type="float">
            <text:p>0.00</text:p>
          </table:table-cell>
          <table:table-cell table:style-name="ce341" table:formula="of:=IF([.N34]&lt;&gt;&quot;&quot;;[.P34]/([.N34]/4.55);0)" office:value-type="float" office:value="0" calcext:value-type="float">
            <text:p>0.00</text:p>
          </table:table-cell>
          <table:table-cell table:style-name="ce341" table:formula="of:=IF([.N34]&lt;&gt;&quot;&quot;;[.V17]-[.N34];0)" office:value-type="float" office:value="0" calcext:value-type="float">
            <text:p>0.00</text:p>
          </table:table-cell>
          <table:table-cell table:style-name="ce341" table:formula="of:=([.R34]/4.55)*[.Q3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07" calcext:value-type="date">
            <text:p>2025-11-07</text:p>
          </table:table-cell>
          <table:table-cell office:value-type="string" calcext:value-type="string">
            <text:p>SRAD 600 Calipers</text:p>
          </table:table-cell>
          <table:table-cell/>
          <table:table-cell table:style-name="ce278" office:value-type="currency" office:currency="GBP" office:value="60" calcext:value-type="currency">
            <text:p>£60.0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5]&lt;&gt;&quot;&quot;;[.M35]-[.M34];0)" office:value-type="float" office:value="0" calcext:value-type="float">
            <text:p>0.00</text:p>
          </table:table-cell>
          <table:table-cell table:style-name="ce341" table:formula="of:=IF([.N35]&lt;&gt;&quot;&quot;;[.P35]/([.N35]/4.55);0)" office:value-type="float" office:value="0" calcext:value-type="float">
            <text:p>0.00</text:p>
          </table:table-cell>
          <table:table-cell table:style-name="ce341" table:formula="of:=IF([.N35]&lt;&gt;&quot;&quot;;[.V17]-[.N35];0)" office:value-type="float" office:value="0" calcext:value-type="float">
            <text:p>0.00</text:p>
          </table:table-cell>
          <table:table-cell table:style-name="ce341" table:formula="of:=([.R35]/4.55)*[.Q3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11" calcext:value-type="date">
            <text:p>2025-11-11</text:p>
          </table:table-cell>
          <table:table-cell office:value-type="string" calcext:value-type="string">
            <text:p>Triboseat Cover</text:p>
          </table:table-cell>
          <table:table-cell/>
          <table:table-cell table:style-name="ce278" office:value-type="currency" office:currency="GBP" office:value="18.49" calcext:value-type="currency">
            <text:p>£18.49</text:p>
          </table:table-cell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6]&lt;&gt;&quot;&quot;;[.M36]-[.M35];0)" office:value-type="float" office:value="0" calcext:value-type="float">
            <text:p>0.00</text:p>
          </table:table-cell>
          <table:table-cell table:style-name="ce341" table:formula="of:=IF([.N36]&lt;&gt;&quot;&quot;;[.P36]/([.N36]/4.55);0)" office:value-type="float" office:value="0" calcext:value-type="float">
            <text:p>0.00</text:p>
          </table:table-cell>
          <table:table-cell table:style-name="ce341" table:formula="of:=IF([.N36]&lt;&gt;&quot;&quot;;[.V17]-[.N36];0)" office:value-type="float" office:value="0" calcext:value-type="float">
            <text:p>0.00</text:p>
          </table:table-cell>
          <table:table-cell table:style-name="ce341" table:formula="of:=([.R36]/4.55)*[.Q3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11" calcext:value-type="date">
            <text:p>2025-11-11</text:p>
          </table:table-cell>
          <table:table-cell office:value-type="string" calcext:value-type="string">
            <text:p>Keyrings</text:p>
          </table:table-cell>
          <table:table-cell/>
          <table:table-cell table:style-name="ce278" office:value-type="currency" office:currency="GBP" office:value="5.5" calcext:value-type="currency">
            <text:p>£5.50</text:p>
          </table:table-cell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7]&lt;&gt;&quot;&quot;;[.M37]-[.M36];0)" office:value-type="float" office:value="0" calcext:value-type="float">
            <text:p>0.00</text:p>
          </table:table-cell>
          <table:table-cell table:style-name="ce341" table:formula="of:=IF([.N37]&lt;&gt;&quot;&quot;;[.P37]/([.N37]/4.55);0)" office:value-type="float" office:value="0" calcext:value-type="float">
            <text:p>0.00</text:p>
          </table:table-cell>
          <table:table-cell table:style-name="ce341" table:formula="of:=IF([.N37]&lt;&gt;&quot;&quot;;[.V17]-[.N37];0)" office:value-type="float" office:value="0" calcext:value-type="float">
            <text:p>0.00</text:p>
          </table:table-cell>
          <table:table-cell table:style-name="ce341" table:formula="of:=([.R37]/4.55)*[.Q3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11" calcext:value-type="date">
            <text:p>2025-11-11</text:p>
          </table:table-cell>
          <table:table-cell office:value-type="string" calcext:value-type="string">
            <text:p>SP Connect Wireless Charger</text:p>
          </table:table-cell>
          <table:table-cell/>
          <table:table-cell table:style-name="ce278" office:value-type="currency" office:currency="GBP" office:value="69.97" calcext:value-type="currency">
            <text:p>£69.97</text:p>
          </table:table-cell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8]&lt;&gt;&quot;&quot;;[.M38]-[.M37];0)" office:value-type="float" office:value="0" calcext:value-type="float">
            <text:p>0.00</text:p>
          </table:table-cell>
          <table:table-cell table:style-name="ce341" table:formula="of:=IF([.N38]&lt;&gt;&quot;&quot;;[.P38]/([.N38]/4.55);0)" office:value-type="float" office:value="0" calcext:value-type="float">
            <text:p>0.00</text:p>
          </table:table-cell>
          <table:table-cell table:style-name="ce341" table:formula="of:=IF([.N38]&lt;&gt;&quot;&quot;;[.V17]-[.N38];0)" office:value-type="float" office:value="0" calcext:value-type="float">
            <text:p>0.00</text:p>
          </table:table-cell>
          <table:table-cell table:style-name="ce341" table:formula="of:=([.R38]/4.55)*[.Q3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13" calcext:value-type="date">
            <text:p>2025-11-13</text:p>
          </table:table-cell>
          <table:table-cell office:value-type="string" calcext:value-type="string">
            <text:p>R&amp;G Bar Ends</text:p>
          </table:table-cell>
          <table:table-cell/>
          <table:table-cell table:style-name="ce278" office:value-type="currency" office:currency="GBP" office:value="15" calcext:value-type="currency">
            <text:p>£15.00</text:p>
          </table:table-cell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9]&lt;&gt;&quot;&quot;;[.M39]-[.M38];0)" office:value-type="float" office:value="0" calcext:value-type="float">
            <text:p>0.00</text:p>
          </table:table-cell>
          <table:table-cell table:style-name="ce341" table:formula="of:=IF([.N39]&lt;&gt;&quot;&quot;;[.P39]/([.N39]/4.55);0)" office:value-type="float" office:value="0" calcext:value-type="float">
            <text:p>0.00</text:p>
          </table:table-cell>
          <table:table-cell table:style-name="ce341" table:formula="of:=IF([.N39]&lt;&gt;&quot;&quot;;[.V17]-[.N39];0)" office:value-type="float" office:value="0" calcext:value-type="float">
            <text:p>0.00</text:p>
          </table:table-cell>
          <table:table-cell table:style-name="ce341" table:formula="of:=([.R39]/4.55)*[.Q3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5" office:value-type="date" office:date-value="2025-11-16" calcext:value-type="date">
            <text:p>2025-11-16</text:p>
          </table:table-cell>
          <table:table-cell office:value-type="string" calcext:value-type="string">
            <text:p>Rear Shocks</text:p>
          </table:table-cell>
          <table:table-cell/>
          <table:table-cell table:style-name="ce278" office:value-type="currency" office:currency="GBP" office:value="250.8" calcext:value-type="currency">
            <text:p>£250.80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40]&lt;&gt;&quot;&quot;;[.M40]-[.M39];0)" office:value-type="float" office:value="0" calcext:value-type="float">
            <text:p>0.00</text:p>
          </table:table-cell>
          <table:table-cell table:style-name="ce341" table:formula="of:=IF([.N40]&lt;&gt;&quot;&quot;;[.P40]/([.N40]/4.55);0)" office:value-type="float" office:value="0" calcext:value-type="float">
            <text:p>0.00</text:p>
          </table:table-cell>
          <table:table-cell table:style-name="ce341" table:formula="of:=IF([.N40]&lt;&gt;&quot;&quot;;[.V17]-[.N40];0)" office:value-type="float" office:value="0" calcext:value-type="float">
            <text:p>0.00</text:p>
          </table:table-cell>
          <table:table-cell table:style-name="ce341" table:formula="of:=([.R40]/4.55)*[.Q4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5" office:value-type="date" office:date-value="2025-11-16" calcext:value-type="date">
            <text:p>2025-11-16</text:p>
          </table:table-cell>
          <table:table-cell office:value-type="string" calcext:value-type="string">
            <text:p>Stainless Clutch Hose</text:p>
          </table:table-cell>
          <table:table-cell/>
          <table:table-cell table:style-name="ce278" office:value-type="currency" office:currency="GBP" office:value="26.95" calcext:value-type="currency">
            <text:p>£26.95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310"/>
          <table:table-cell table:style-name="ce319"/>
          <table:table-cell table:style-name="ce326"/>
          <table:table-cell table:style-name="ce332"/>
          <table:table-cell table:style-name="ce335" table:formula="of:=SUM([.P3:.P40])" office:value-type="float" office:value="1015" calcext:value-type="float">
            <text:p>1015.00</text:p>
          </table:table-cell>
          <table:table-cell table:style-name="ce342" table:formula="of:=SUM([.Q4:.Q40])/36" office:value-type="float" office:value="11.7692405708461" calcext:value-type="float">
            <text:p>11.77</text:p>
          </table:table-cell>
          <table:table-cell table:style-name="ce341" table:number-columns-repeated="2"/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27" calcext:value-type="date">
            <text:p>2025-11-27</text:p>
          </table:table-cell>
          <table:table-cell table:style-name="ce265" office:value-type="string" calcext:value-type="string">
            <text:p>Replacement Radiator</text:p>
          </table:table-cell>
          <table:table-cell table:style-name="ce265"/>
          <table:table-cell table:style-name="ce276" office:value-type="currency" office:currency="GBP" office:value="83.99" calcext:value-type="currency">
            <text:p>£83.99</text:p>
          </table:table-cell>
          <table:table-cell table:style-name="ce282"/>
          <table:table-cell table:style-name="ce256"/>
          <table:table-cell table:style-name="ce265" table:number-columns-repeated="2"/>
          <table:table-cell table:style-name="ce299"/>
          <table:table-cell/>
          <table:table-cell table:style-name="ce311"/>
          <table:table-cell table:style-name="ce320"/>
          <table:table-cell table:style-name="ce327" office:value-type="string" calcext:value-type="string">
            <text:p>Fuel Costs To Date</text:p>
          </table:table-cell>
          <table:table-cell table:style-name="ce333" table:formula="of:=SUM([.O3:.O40])" office:value-type="currency" office:currency="GBP" office:value="16.41" calcext:value-type="currency">
            <text:p>£16.41</text:p>
          </table:table-cell>
          <table:table-cell table:style-name="ce336"/>
          <table:table-cell table:style-name="ce343" table:number-columns-repeated="3"/>
          <table:table-cell table:number-columns-repeated="16365"/>
        </table:table-row>
        <table:table-row table:style-name="ro1">
          <table:table-cell/>
          <table:table-cell table:style-name="ce259"/>
          <table:table-cell table:style-name="ce268" office:value-type="string" calcext:value-type="string">
            <text:p>Sub-Total</text:p>
          </table:table-cell>
          <table:table-cell table:style-name="ce272"/>
          <table:table-cell table:style-name="ce300" table:formula="of:=SUM([.E3:.E42])" office:value-type="currency" office:currency="GBP" office:value="5680.89" calcext:value-type="currency">
            <text:p>£5,680.89</text:p>
          </table:table-cell>
          <table:table-cell table:style-name="ce272" table:number-columns-repeated="2"/>
          <table:table-cell table:style-name="ce268" office:value-type="string" calcext:value-type="string">
            <text:p>Total To Date</text:p>
          </table:table-cell>
          <table:table-cell table:style-name="ce272"/>
          <table:table-cell table:style-name="ce306" table:formula="of:=[.E43]+SUM([.J3:.J42])" office:value-type="currency" office:currency="GBP" office:value="5754.66" calcext:value-type="currency">
            <text:p>£5,754.66</text:p>
          </table:table-cell>
          <table:table-cell/>
          <table:table-cell table:style-name="ce312"/>
          <table:table-cell table:style-name="ce321"/>
          <table:table-cell table:style-name="ce328" office:value-type="string" calcext:value-type="string">
            <text:p>Overall Running Costs To Date</text:p>
          </table:table-cell>
          <table:table-cell table:style-name="ce279" table:formula="of:=IF(([.P3]+[.P4])&gt;0;([.J43]+[.O42])/(SUM([.P3:.P40]));0)" office:value-type="currency" office:currency="GBP" office:value="5.68578325123153" calcext:value-type="currency">
            <text:p>£5.69</text:p>
          </table:table-cell>
          <table:table-cell table:style-name="ce337" office:value-type="string" calcext:value-type="string">
            <text:p>Per Mile</text:p>
          </table:table-cell>
          <table:table-cell table:style-name="ce344" table:number-columns-repeated="3"/>
          <table:table-cell table:number-columns-repeated="16365"/>
        </table:table-row>
        <table:table-row table:style-name="ro1">
          <table:table-cell/>
          <table:table-cell table:style-name="ce260"/>
          <table:table-cell table:number-columns-repeated="2"/>
          <table:table-cell table:style-name="ce301"/>
          <table:table-cell table:number-columns-repeated="16379"/>
        </table:table-row>
        <table:table-row table:style-name="ro1">
          <table:table-cell/>
          <table:table-cell table:style-name="ce265" table:number-columns-repeated="4"/>
          <table:table-cell table:number-columns-repeated="16379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wasaki_Z1000R" table:style-name="ta2">
        <office:forms form:automatic-focus="false" form:apply-design-mode="false"/>
        <table:table-column table:style-name="co1" table:default-cell-style-name="ce252"/>
        <table:table-column table:style-name="co2" table:default-cell-style-name="ce252"/>
        <table:table-column table:style-name="co6" table:default-cell-style-name="ce252"/>
        <table:table-column table:style-name="co4" table:default-cell-style-name="ce252"/>
        <table:table-column table:style-name="co2" table:default-cell-style-name="ce302"/>
        <table:table-column table:style-name="co1" table:default-cell-style-name="ce252"/>
        <table:table-column table:style-name="co5" table:default-cell-style-name="ce252"/>
        <table:table-column table:style-name="co6" table:default-cell-style-name="ce252"/>
        <table:table-column table:style-name="co1" table:default-cell-style-name="ce252"/>
        <table:table-column table:style-name="co2" table:default-cell-style-name="ce302"/>
        <table:table-column table:style-name="co1" table:default-cell-style-name="ce252"/>
        <table:table-column table:style-name="co2" table:default-cell-style-name="ce313"/>
        <table:table-column table:style-name="co9" table:default-cell-style-name="ce317"/>
        <table:table-column table:style-name="co10" table:default-cell-style-name="ce324"/>
        <table:table-column table:style-name="co5" table:default-cell-style-name="ce280"/>
        <table:table-column table:style-name="co11" table:default-cell-style-name="ce324"/>
        <table:table-column table:style-name="co12" table:default-cell-style-name="ce324"/>
        <table:table-column table:style-name="co13" table:default-cell-style-name="ce324"/>
        <table:table-column table:style-name="co14" table:default-cell-style-name="ce324"/>
        <table:table-column table:style-name="co15" table:default-cell-style-name="ce252"/>
        <table:table-column table:style-name="co16" table:default-cell-style-name="ce252"/>
        <table:table-column table:style-name="co17" table:default-cell-style-name="ce252"/>
        <table:table-column table:style-name="co7" table:number-columns-repeated="1002" table:default-cell-style-name="ce252"/>
        <table:table-row table:style-name="ro1">
          <table:table-cell/>
          <table:table-cell table:style-name="ce253"/>
          <table:table-cell table:style-name="ce262" office:value-type="string" calcext:value-type="string">
            <text:p>Motorcycle Costs</text:p>
          </table:table-cell>
          <table:table-cell table:style-name="ce269"/>
          <table:table-cell table:style-name="ce296"/>
          <table:table-cell table:style-name="ce269"/>
          <table:table-cell table:style-name="ce262"/>
          <table:table-cell table:style-name="ce269" table:number-columns-repeated="2"/>
          <table:table-cell table:style-name="ce303"/>
          <table:table-cell/>
          <table:table-cell table:style-name="ce307"/>
          <table:table-cell table:style-name="ce314" office:value-type="string" calcext:value-type="string">
            <text:p>Fuel Costs</text:p>
          </table:table-cell>
          <table:table-cell table:style-name="ce322"/>
          <table:table-cell/>
          <table:table-cell table:style-name="ce334" office:value-type="string" calcext:value-type="string">
            <text:p>Fuel Economy</text:p>
          </table:table-cell>
          <table:table-cell table:style-name="ce338" table:number-columns-repeated="3"/>
          <table:table-cell/>
          <table:table-cell table:style-name="ce346" office:value-type="string" calcext:value-type="string">
            <text:p>Vehicle Details</text:p>
          </table:table-cell>
          <table:table-cell table:style-name="ce349"/>
          <table:table-cell table:number-columns-repeated="1002"/>
        </table:table-row>
        <table:table-row table:style-name="ro4">
          <table:table-cell/>
          <table:table-cell table:style-name="ce25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97" office:value-type="string" calcext:value-type="string">
            <text:p>Cost</text:p>
          </table:table-cell>
          <table:table-cell table:style-name="ce271"/>
          <table:table-cell table:style-name="ce263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304" office:value-type="string" calcext:value-type="string">
            <text:p>Cost</text:p>
          </table:table-cell>
          <table:table-cell/>
          <table:table-cell table:style-name="ce308" office:value-type="string" calcext:value-type="string">
            <text:p>Date</text:p>
          </table:table-cell>
          <table:table-cell table:style-name="ce315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329" office:value-type="string" calcext:value-type="string">
            <text:p>Cost</text:p>
          </table:table-cell>
          <table:table-cell table:style-name="ce323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 table:style-name="ce345" office:value-type="string" calcext:value-type="string">
            <text:p>No. Litres</text:p>
            <text:p>Left</text:p>
          </table:table-cell>
          <table:table-cell table:style-name="ce345" office:value-type="string" calcext:value-type="string">
            <text:p>No. Miles</text:p>
            <text:p>Left</text:p>
          </table:table-cell>
          <table:table-cell/>
          <table:table-cell table:style-name="ce347"/>
          <table:table-cell table:style-name="ce343"/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Purchase Cost (13555 Miles)</text:p>
          </table:table-cell>
          <table:table-cell/>
          <table:table-cell table:style-name="ce294" table:formula="of:=6790-99" office:value-type="currency" office:currency="£" office:value="6691" calcext:value-type="currency">
            <text:p>£6,691.00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388" office:value-type="date" office:date-value="2026-01-05" calcext:value-type="date">
            <text:p>2026-01-05</text:p>
          </table:table-cell>
          <table:table-cell table:style-name="ce316" office:value-type="float" office:value="13555" calcext:value-type="float">
            <text:p>13,555.00</text:p>
          </table:table-cell>
          <table:table-cell table:style-name="ce269" office:value-type="float" office:value="0" calcext:value-type="float">
            <text:p>0</text:p>
          </table:table-cell>
          <table:table-cell table:style-name="ce330" office:value-type="currency" office:currency="GBP" office:value="0" calcext:value-type="currency">
            <text:p>£0.00</text:p>
          </table:table-cell>
          <table:table-cell table:style-name="ce326" office:value-type="float" office:value="0" calcext:value-type="float">
            <text:p>0.00</text:p>
          </table:table-cell>
          <table:table-cell table:style-name="ce340" office:value-type="float" office:value="0" calcext:value-type="float">
            <text:p>0.00</text:p>
          </table:table-cell>
          <table:table-cell table:style-name="ce340" table:number-columns-repeated="2"/>
          <table:table-cell/>
          <table:table-cell table:style-name="ce348" office:value-type="string" calcext:value-type="string">
            <text:p>Registration</text:p>
          </table:table-cell>
          <table:table-cell table:style-name="ce372" office:value-type="string" calcext:value-type="string">
            <text:p>AU67 VMC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Document Fee</text:p>
          </table:table-cell>
          <table:table-cell/>
          <table:table-cell table:style-name="ce294" office:value-type="currency" office:currency="£" office:value="179" calcext:value-type="currency">
            <text:p>£179.0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2"/>
          <table:table-cell table:style-name="ce331"/>
          <table:table-cell table:formula="of:=IF([.M4]&lt;&gt;&quot;&quot;;[.M4]-[.M3];0)" office:value-type="float" office:value="0" calcext:value-type="float">
            <text:p>0.00</text:p>
          </table:table-cell>
          <table:table-cell table:style-name="ce341" table:formula="of:=IF([.N4]&lt;&gt;&quot;&quot;;[.P4]/([.N4]/4.55);0)" office:value-type="float" office:value="0" calcext:value-type="float">
            <text:p>0.00</text:p>
          </table:table-cell>
          <table:table-cell table:style-name="ce341" table:formula="of:=IF([.N4]&lt;&gt;&quot;&quot;;[.V17]-[.N4];0)" office:value-type="float" office:value="0" calcext:value-type="float">
            <text:p>0.00</text:p>
          </table:table-cell>
          <table:table-cell table:style-name="ce341" table:formula="of:=([.R4]/4.55)*[.Q4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V5C Reference</text:p>
          </table:table-cell>
          <table:table-cell table:style-name="ce299"/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table:style-name="ce265" office:value-type="string" calcext:value-type="string">
            <text:p>Delivery</text:p>
          </table:table-cell>
          <table:table-cell/>
          <table:table-cell table:style-name="ce416" office:value-type="currency" office:currency="GBP" office:value="199" calcext:value-type="currency">
            <text:p>£199.00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5]&lt;&gt;&quot;&quot;;[.M5]-[.M4];0)" office:value-type="float" office:value="0" calcext:value-type="float">
            <text:p>0.00</text:p>
          </table:table-cell>
          <table:table-cell table:style-name="ce341" table:formula="of:=IF([.N5]&lt;&gt;&quot;&quot;;[.P5]/([.N5]/4.55);0)" office:value-type="float" office:value="0" calcext:value-type="float">
            <text:p>0.00</text:p>
          </table:table-cell>
          <table:table-cell table:style-name="ce341" table:formula="of:=IF([.N5]&lt;&gt;&quot;&quot;;[.V17]-[.N5];0)" office:value-type="float" office:value="0" calcext:value-type="float">
            <text:p>0.00</text:p>
          </table:table-cell>
          <table:table-cell table:style-name="ce341" table:formula="of:=([.R5]/4.55)*[.Q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Insurance Due</text:p>
          </table:table-cell>
          <table:table-cell table:style-name="ce382" office:value-type="date" office:date-value="2027-01-04" calcext:value-type="date">
            <text:p>2027-01-04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Service</text:p>
          </table:table-cell>
          <table:table-cell/>
          <table:table-cell table:style-name="ce294" office:value-type="currency" office:currency="£" office:value="150" calcext:value-type="currency">
            <text:p>£150.0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6]&lt;&gt;&quot;&quot;;[.M6]-[.M5];0)" office:value-type="float" office:value="0" calcext:value-type="float">
            <text:p>0.00</text:p>
          </table:table-cell>
          <table:table-cell table:style-name="ce341" table:formula="of:=IF([.N6]&lt;&gt;&quot;&quot;;[.P6]/([.N6]/4.55);0)" office:value-type="float" office:value="0" calcext:value-type="float">
            <text:p>0.00</text:p>
          </table:table-cell>
          <table:table-cell table:style-name="ce341" table:formula="of:=IF([.N6]&lt;&gt;&quot;&quot;;[.V17]-[.N6];0)" office:value-type="float" office:value="0" calcext:value-type="float">
            <text:p>0.00</text:p>
          </table:table-cell>
          <table:table-cell table:style-name="ce341" table:formula="of:=([.R6]/4.55)*[.Q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M.O.T due</text:p>
          </table:table-cell>
          <table:table-cell table:style-name="ce383" office:value-type="date" office:date-value="2027-01-06" calcext:value-type="date">
            <text:p>2027-01-06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Frame Hole Cover Caps</text:p>
          </table:table-cell>
          <table:table-cell/>
          <table:table-cell table:style-name="ce294" office:value-type="currency" office:currency="£" office:value="8.19" calcext:value-type="currency">
            <text:p>£8.19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7]&lt;&gt;&quot;&quot;;[.M7]-[.M6];0)" office:value-type="float" office:value="0" calcext:value-type="float">
            <text:p>0.00</text:p>
          </table:table-cell>
          <table:table-cell table:style-name="ce341" table:formula="of:=IF([.N7]&lt;&gt;&quot;&quot;;[.P7]/([.N7]/4.55);0)" office:value-type="float" office:value="0" calcext:value-type="float">
            <text:p>0.00</text:p>
          </table:table-cell>
          <table:table-cell table:style-name="ce341" table:formula="of:=IF([.N7]&lt;&gt;&quot;&quot;;[.V17]-[.N7];0)" office:value-type="float" office:value="0" calcext:value-type="float">
            <text:p>0.00</text:p>
          </table:table-cell>
          <table:table-cell table:style-name="ce341" table:formula="of:=([.R7]/4.55)*[.Q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oad tax due</text:p>
          </table:table-cell>
          <table:table-cell table:style-name="ce382"/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Alloy Levers</text:p>
          </table:table-cell>
          <table:table-cell/>
          <table:table-cell table:style-name="ce294" office:value-type="currency" office:currency="£" office:value="58.49" calcext:value-type="currency">
            <text:p>£58.4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8]&lt;&gt;&quot;&quot;;[.M8]-[.M7];0)" office:value-type="float" office:value="0" calcext:value-type="float">
            <text:p>0.00</text:p>
          </table:table-cell>
          <table:table-cell table:style-name="ce341" table:formula="of:=IF([.N8]&lt;&gt;&quot;&quot;;[.P8]/([.N8]/4.55);0)" office:value-type="float" office:value="0" calcext:value-type="float">
            <text:p>0.00</text:p>
          </table:table-cell>
          <table:table-cell table:style-name="ce341" table:formula="of:=IF([.N8]&lt;&gt;&quot;&quot;;[.V17]-[.N8];0)" office:value-type="float" office:value="0" calcext:value-type="float">
            <text:p>0.00</text:p>
          </table:table-cell>
          <table:table-cell table:style-name="ce341" table:formula="of:=([.R8]/4.55)*[.Q8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Last Service</text:p>
          </table:table-cell>
          <table:table-cell table:style-name="ce384" office:value-type="date" office:date-value="2026-01-05" calcext:value-type="date">
            <text:p>2026-01-05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R&amp;G Barends</text:p>
          </table:table-cell>
          <table:table-cell/>
          <table:table-cell table:style-name="ce294" table:formula="of:=38.91" office:value-type="currency" office:currency="£" office:value="38.91" calcext:value-type="currency">
            <text:p>£38.91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9]&lt;&gt;&quot;&quot;;[.M9]-[.M8];0)" office:value-type="float" office:value="0" calcext:value-type="float">
            <text:p>0.00</text:p>
          </table:table-cell>
          <table:table-cell table:style-name="ce341" table:formula="of:=IF([.N9]&lt;&gt;&quot;&quot;;[.P9]/([.N9]/4.55);0)" office:value-type="float" office:value="0" calcext:value-type="float">
            <text:p>0.00</text:p>
          </table:table-cell>
          <table:table-cell table:style-name="ce341" table:formula="of:=IF([.N9]&lt;&gt;&quot;&quot;;[.V17]-[.N9];0)" office:value-type="float" office:value="0" calcext:value-type="float">
            <text:p>0.00</text:p>
          </table:table-cell>
          <table:table-cell table:style-name="ce341" table:formula="of:=([.R9]/4.55)*[.Q9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Engine No.</text:p>
          </table:table-cell>
          <table:table-cell table:style-name="ce385"/>
          <table:table-cell table:number-columns-repeated="1002"/>
        </table:table-row>
        <table:table-row table:style-name="ro3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7x5 Numberplate</text:p>
          </table:table-cell>
          <table:table-cell/>
          <table:table-cell table:style-name="ce298" office:value-type="currency" office:currency="GBP" office:value="9.49" calcext:value-type="currency">
            <text:p>£9.4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10]&lt;&gt;&quot;&quot;;[.M10]-[.M9];0)" office:value-type="float" office:value="0" calcext:value-type="float">
            <text:p>0.00</text:p>
          </table:table-cell>
          <table:table-cell table:style-name="ce341" table:formula="of:=IF([.N10]&lt;&gt;&quot;&quot;;[.P10]/([.N10]/4.55);0)" office:value-type="float" office:value="0" calcext:value-type="float">
            <text:p>0.00</text:p>
          </table:table-cell>
          <table:table-cell table:style-name="ce341" table:formula="of:=IF([.N10]&lt;&gt;&quot;&quot;;[.V17]-[.N10];0)" office:value-type="float" office:value="0" calcext:value-type="float">
            <text:p>0.00</text:p>
          </table:table-cell>
          <table:table-cell table:style-name="ce341" table:formula="of:=([.R10]/4.55)*[.Q10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ame No.</text:p>
          </table:table-cell>
          <table:table-cell table:style-name="ce372"/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R&amp;G Barend Fork Bobbins</text:p>
          </table:table-cell>
          <table:table-cell/>
          <table:table-cell table:style-name="ce294" office:value-type="currency" office:currency="£" office:value="45.9" calcext:value-type="currency">
            <text:p>£45.90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11]&lt;&gt;&quot;&quot;;[.M11]-[.M10];0)" office:value-type="float" office:value="0" calcext:value-type="float">
            <text:p>0.00</text:p>
          </table:table-cell>
          <table:table-cell table:style-name="ce341" table:formula="of:=IF([.N11]&lt;&gt;&quot;&quot;;[.P11]/([.N11]/4.55);0)" office:value-type="float" office:value="0" calcext:value-type="float">
            <text:p>0.00</text:p>
          </table:table-cell>
          <table:table-cell table:style-name="ce341" table:formula="of:=IF([.N11]&lt;&gt;&quot;&quot;;[.V17]-[.N11];0)" office:value-type="float" office:value="0" calcext:value-type="float">
            <text:p>0.00</text:p>
          </table:table-cell>
          <table:table-cell table:style-name="ce341" table:formula="of:=([.R11]/4.55)*[.Q11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tyre size</text:p>
          </table:table-cell>
          <table:table-cell table:style-name="ce372" office:value-type="string" calcext:value-type="string">
            <text:p>120/70/17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R&amp;G Mirror Adjusters</text:p>
          </table:table-cell>
          <table:table-cell/>
          <table:table-cell table:style-name="ce294" office:value-type="currency" office:currency="£" office:value="31" calcext:value-type="currency">
            <text:p>£31.0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12]&lt;&gt;&quot;&quot;;[.M12]-[.M11];0)" office:value-type="float" office:value="0" calcext:value-type="float">
            <text:p>0.00</text:p>
          </table:table-cell>
          <table:table-cell table:style-name="ce341" table:formula="of:=IF([.N12]&lt;&gt;&quot;&quot;;[.P12]/([.N12]/4.55);0)" office:value-type="float" office:value="0" calcext:value-type="float">
            <text:p>0.00</text:p>
          </table:table-cell>
          <table:table-cell table:style-name="ce341" table:formula="of:=IF([.N12]&lt;&gt;&quot;&quot;;[.V17]-[.N12];0)" office:value-type="float" office:value="0" calcext:value-type="float">
            <text:p>0.00</text:p>
          </table:table-cell>
          <table:table-cell table:style-name="ce341" table:formula="of:=([.R12]/4.55)*[.Q12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pressure</text:p>
          </table:table-cell>
          <table:table-cell table:style-name="ce372" office:value-type="float" office:value="36" calcext:value-type="float">
            <text:p>36.00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table:style-name="ce265" office:value-type="string" calcext:value-type="string">
            <text:p>R&amp;G Barends</text:p>
          </table:table-cell>
          <table:table-cell/>
          <table:table-cell table:style-name="ce294" office:value-type="currency" office:currency="£" office:value="38.91" calcext:value-type="currency">
            <text:p>£38.91</text:p>
          </table:table-cell>
          <table:table-cell table:style-name="ce282"/>
          <table:table-cell table:style-name="ce257"/>
          <table:table-cell table:number-columns-repeated="2"/>
          <table:table-cell table:style-name="ce277"/>
          <table:table-cell/>
          <table:table-cell table:style-name="ce257"/>
          <table:table-cell table:number-columns-repeated="3"/>
          <table:table-cell table:formula="of:=IF([.M13]&lt;&gt;&quot;&quot;;[.M13]-[.M12];0)" office:value-type="float" office:value="0" calcext:value-type="float">
            <text:p>0.00</text:p>
          </table:table-cell>
          <table:table-cell table:style-name="ce341" table:formula="of:=IF([.N13]&lt;&gt;&quot;&quot;;[.P13]/([.N13]/4.55);0)" office:value-type="float" office:value="0" calcext:value-type="float">
            <text:p>0.00</text:p>
          </table:table-cell>
          <table:table-cell table:style-name="ce341" table:formula="of:=IF([.N13]&lt;&gt;&quot;&quot;;[.V17]-[.N13];0)" office:value-type="float" office:value="0" calcext:value-type="float">
            <text:p>0.00</text:p>
          </table:table-cell>
          <table:table-cell table:style-name="ce341" table:formula="of:=([.R13]/4.55)*[.Q13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tyre size</text:p>
          </table:table-cell>
          <table:table-cell table:style-name="ce372" office:value-type="string" calcext:value-type="string">
            <text:p>190/50/17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OE Mirrors</text:p>
          </table:table-cell>
          <table:table-cell/>
          <table:table-cell table:style-name="ce294" table:formula="of:=59.99+6.29" office:value-type="currency" office:currency="£" office:value="66.28" calcext:value-type="currency">
            <text:p>£66.28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14]&lt;&gt;&quot;&quot;;[.M14]-[.M13];0)" office:value-type="float" office:value="0" calcext:value-type="float">
            <text:p>0.00</text:p>
          </table:table-cell>
          <table:table-cell table:style-name="ce341" table:formula="of:=IF([.N14]&lt;&gt;&quot;&quot;;[.P14]/([.N14]/4.55);0)" office:value-type="float" office:value="0" calcext:value-type="float">
            <text:p>0.00</text:p>
          </table:table-cell>
          <table:table-cell table:style-name="ce341" table:formula="of:=IF([.N14]&lt;&gt;&quot;&quot;;[.V17]-[.N14];0)" office:value-type="float" office:value="0" calcext:value-type="float">
            <text:p>0.00</text:p>
          </table:table-cell>
          <table:table-cell table:style-name="ce341" table:formula="of:=([.R14]/4.55)*[.Q14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pressure</text:p>
          </table:table-cell>
          <table:table-cell table:style-name="ce372" office:value-type="float" office:value="42" calcext:value-type="float">
            <text:p>42.00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7x5 Numberplate Surround</text:p>
          </table:table-cell>
          <table:table-cell/>
          <table:table-cell table:style-name="ce294" office:value-type="currency" office:currency="£" office:value="9.99" calcext:value-type="currency">
            <text:p>£9.99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15]&lt;&gt;&quot;&quot;;[.M15]-[.M14];0)" office:value-type="float" office:value="0" calcext:value-type="float">
            <text:p>0.00</text:p>
          </table:table-cell>
          <table:table-cell table:style-name="ce341" table:formula="of:=IF([.N15]&lt;&gt;&quot;&quot;;[.P15]/([.N15]/4.55);0)" office:value-type="float" office:value="0" calcext:value-type="float">
            <text:p>0.00</text:p>
          </table:table-cell>
          <table:table-cell table:style-name="ce341" table:formula="of:=IF([.N15]&lt;&gt;&quot;&quot;;[.V17]-[.N15];0)" office:value-type="float" office:value="0" calcext:value-type="float">
            <text:p>0.00</text:p>
          </table:table-cell>
          <table:table-cell table:style-name="ce341" table:formula="of:=([.R15]/4.55)*[.Q1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capacity</text:p>
          </table:table-cell>
          <table:table-cell table:style-name="ce386" office:value-type="string" calcext:value-type="string">
            <text:p>3.8 Litres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table:style-name="ce265" office:value-type="string" calcext:value-type="string">
            <text:p>Akrapovic Exhaust Springs</text:p>
          </table:table-cell>
          <table:table-cell/>
          <table:table-cell table:style-name="ce294" office:value-type="currency" office:currency="£" office:value="19.98" calcext:value-type="currency">
            <text:p>£19.98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16]&lt;&gt;&quot;&quot;;[.M16]-[.M15];0)" office:value-type="float" office:value="0" calcext:value-type="float">
            <text:p>0.00</text:p>
          </table:table-cell>
          <table:table-cell table:style-name="ce341" table:formula="of:=IF([.N16]&lt;&gt;&quot;&quot;;[.P16]/([.N16]/4.55);0)" office:value-type="float" office:value="0" calcext:value-type="float">
            <text:p>0.00</text:p>
          </table:table-cell>
          <table:table-cell table:style-name="ce341" table:formula="of:=IF([.N16]&lt;&gt;&quot;&quot;;[.V17]-[.N16];0)" office:value-type="float" office:value="0" calcext:value-type="float">
            <text:p>0.00</text:p>
          </table:table-cell>
          <table:table-cell table:style-name="ce341" table:formula="of:=([.R16]/4.55)*[.Q1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type</text:p>
          </table:table-cell>
          <table:table-cell table:style-name="ce372" office:value-type="string" calcext:value-type="string">
            <text:p>10w40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table:style-name="ce265" office:value-type="string" calcext:value-type="string">
            <text:p>Puig Sport Screen, Dark Smoke</text:p>
          </table:table-cell>
          <table:table-cell/>
          <table:table-cell table:style-name="ce294" table:formula="of:=83.99+4.99" office:value-type="currency" office:currency="£" office:value="88.98" calcext:value-type="currency">
            <text:p>£88.98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17]&lt;&gt;&quot;&quot;;[.M17]-[.M16];0)" office:value-type="float" office:value="0" calcext:value-type="float">
            <text:p>0.00</text:p>
          </table:table-cell>
          <table:table-cell table:style-name="ce341" table:formula="of:=IF([.N17]&lt;&gt;&quot;&quot;;[.P17]/([.N17]/4.55);0)" office:value-type="float" office:value="0" calcext:value-type="float">
            <text:p>0.00</text:p>
          </table:table-cell>
          <table:table-cell table:style-name="ce341" table:formula="of:=IF([.N17]&lt;&gt;&quot;&quot;;[.V17]-[.N17];0)" office:value-type="float" office:value="0" calcext:value-type="float">
            <text:p>0.00</text:p>
          </table:table-cell>
          <table:table-cell table:style-name="ce341" table:formula="of:=([.R17]/4.55)*[.Q1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uel capacity</text:p>
          </table:table-cell>
          <table:table-cell table:style-name="ce387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Paddock Stand Bobbins</text:p>
          </table:table-cell>
          <table:table-cell/>
          <table:table-cell table:style-name="ce294" office:value-type="currency" office:currency="£" office:value="37.99" calcext:value-type="currency">
            <text:p>£37.99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18]&lt;&gt;&quot;&quot;;[.M18]-[.M17];0)" office:value-type="float" office:value="0" calcext:value-type="float">
            <text:p>0.00</text:p>
          </table:table-cell>
          <table:table-cell table:style-name="ce341" table:formula="of:=IF([.N18]&lt;&gt;&quot;&quot;;[.P18]/([.N18]/4.55);0)" office:value-type="float" office:value="0" calcext:value-type="float">
            <text:p>0.00</text:p>
          </table:table-cell>
          <table:table-cell table:style-name="ce341" table:formula="of:=IF([.N18]&lt;&gt;&quot;&quot;;[.V17]-[.N18];0)" office:value-type="float" office:value="0" calcext:value-type="float">
            <text:p>0.00</text:p>
          </table:table-cell>
          <table:table-cell table:style-name="ce341" table:formula="of:=([.R18]/4.55)*[.Q18]" office:value-type="float" office:value="0" calcext:value-type="float">
            <text:p>0.00</text:p>
          </table:table-cell>
          <table:table-cell/>
          <table:table-cell table:style-name="ce259"/>
          <table:table-cell table:style-name="ce344"/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Triboseat Cover</text:p>
          </table:table-cell>
          <table:table-cell/>
          <table:table-cell table:style-name="ce294" table:formula="of:=17.49+3.49" office:value-type="currency" office:currency="£" office:value="20.98" calcext:value-type="currency">
            <text:p>£20.98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19]&lt;&gt;&quot;&quot;;[.M19]-[.M18];0)" office:value-type="float" office:value="0" calcext:value-type="float">
            <text:p>0.00</text:p>
          </table:table-cell>
          <table:table-cell table:style-name="ce341" table:formula="of:=IF([.N19]&lt;&gt;&quot;&quot;;[.P19]/([.N19]/4.55);0)" office:value-type="float" office:value="0" calcext:value-type="float">
            <text:p>0.00</text:p>
          </table:table-cell>
          <table:table-cell table:style-name="ce341" table:formula="of:=IF([.N19]&lt;&gt;&quot;&quot;;[.V17]-[.N19];0)" office:value-type="float" office:value="0" calcext:value-type="float">
            <text:p>0.00</text:p>
          </table:table-cell>
          <table:table-cell table:style-name="ce341" table:formula="of:=([.R19]/4.55)*[.Q19]" office:value-type="float" office:value="0" calcext:value-type="float">
            <text:p>0.00</text:p>
          </table:table-cell>
          <table:table-cell/>
          <table:table-cell table:style-name="ce265" table:number-columns-repeated="2"/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7" calcext:value-type="date">
            <text:p>2026-01-07</text:p>
          </table:table-cell>
          <table:table-cell table:style-name="ce265" office:value-type="string" calcext:value-type="string">
            <text:p>SAE Cable</text:p>
          </table:table-cell>
          <table:table-cell/>
          <table:table-cell table:style-name="ce294" office:value-type="currency" office:currency="£" office:value="9.89" calcext:value-type="currency">
            <text:p>£9.8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20]&lt;&gt;&quot;&quot;;[.M20]-[.M19];0)" office:value-type="float" office:value="0" calcext:value-type="float">
            <text:p>0.00</text:p>
          </table:table-cell>
          <table:table-cell table:style-name="ce341" table:formula="of:=IF([.N20]&lt;&gt;&quot;&quot;;[.P20]/([.N20]/4.55);0)" office:value-type="float" office:value="0" calcext:value-type="float">
            <text:p>0.00</text:p>
          </table:table-cell>
          <table:table-cell table:style-name="ce341" table:formula="of:=IF([.N20]&lt;&gt;&quot;&quot;;[.V17]-[.N20];0)" office:value-type="float" office:value="0" calcext:value-type="float">
            <text:p>0.00</text:p>
          </table:table-cell>
          <table:table-cell table:style-name="ce341" table:formula="of:=([.R20]/4.55)*[.Q20]" office:value-type="float" office:value="0" calcext:value-type="float">
            <text:p>0.00</text:p>
          </table:table-cell>
          <table:table-cell/>
          <table:table-cell table:style-name="ce265" table:number-columns-repeated="2"/>
          <table:table-cell table:number-columns-repeated="1002"/>
        </table:table-row>
        <table:table-row table:style-name="ro1">
          <table:table-cell/>
          <table:table-cell table:style-name="ce257" office:value-type="date" office:date-value="2026-01-07" calcext:value-type="date">
            <text:p>2026-01-07</text:p>
          </table:table-cell>
          <table:table-cell table:style-name="ce265" office:value-type="string" calcext:value-type="string">
            <text:p>4 Way Fuse Box</text:p>
          </table:table-cell>
          <table:table-cell/>
          <table:table-cell table:style-name="ce294" office:value-type="currency" office:currency="£" office:value="16.59" calcext:value-type="currency">
            <text:p>£16.5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21]&lt;&gt;&quot;&quot;;[.M21]-[.M20];0)" office:value-type="float" office:value="0" calcext:value-type="float">
            <text:p>0.00</text:p>
          </table:table-cell>
          <table:table-cell table:style-name="ce341" table:formula="of:=IF([.N21]&lt;&gt;&quot;&quot;;[.P21]/([.N21]/4.55);0)" office:value-type="float" office:value="0" calcext:value-type="float">
            <text:p>0.00</text:p>
          </table:table-cell>
          <table:table-cell table:style-name="ce341" table:formula="of:=IF([.N21]&lt;&gt;&quot;&quot;;[.V17]-[.N21];0)" office:value-type="float" office:value="0" calcext:value-type="float">
            <text:p>0.00</text:p>
          </table:table-cell>
          <table:table-cell table:style-name="ce341" table:formula="of:=([.R21]/4.55)*[.Q21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 office:value-type="date" office:date-value="2026-01-14" calcext:value-type="date">
            <text:p>2026-01-14</text:p>
          </table:table-cell>
          <table:table-cell table:style-name="ce265" office:value-type="string" calcext:value-type="string">
            <text:p>Keyrings</text:p>
          </table:table-cell>
          <table:table-cell/>
          <table:table-cell table:style-name="ce294" office:value-type="currency" office:currency="£" office:value="5.5" calcext:value-type="currency">
            <text:p>£5.50</text:p>
          </table:table-cell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22]&lt;&gt;&quot;&quot;;[.M22]-[.M21];0)" office:value-type="float" office:value="0" calcext:value-type="float">
            <text:p>0.00</text:p>
          </table:table-cell>
          <table:table-cell table:style-name="ce341" table:formula="of:=IF([.N22]&lt;&gt;&quot;&quot;;[.P22]/([.N22]/4.55);0)" office:value-type="float" office:value="0" calcext:value-type="float">
            <text:p>0.00</text:p>
          </table:table-cell>
          <table:table-cell table:style-name="ce341" table:formula="of:=IF([.N22]&lt;&gt;&quot;&quot;;[.V17]-[.N22];0)" office:value-type="float" office:value="0" calcext:value-type="float">
            <text:p>0.00</text:p>
          </table:table-cell>
          <table:table-cell table:style-name="ce341" table:formula="of:=([.R22]/4.55)*[.Q22]" office:value-type="float" office:value="0" calcext:value-type="float">
            <text:p>0.00</text:p>
          </table:table-cell>
          <table:table-cell/>
          <table:table-cell table:style-name="ce265" table:number-columns-repeated="2"/>
          <table:table-cell table:number-columns-repeated="1002"/>
        </table:table-row>
        <table:table-row table:style-name="ro1">
          <table:table-cell/>
          <table:table-cell table:style-name="ce257"/>
          <table:table-cell table:style-name="ce265" office:value-type="string" calcext:value-type="string">
            <text:p>Bagster Tank Cover</text:p>
          </table:table-cell>
          <table:table-cell/>
          <table:table-cell table:style-name="ce294" office:value-type="currency" office:currency="£" office:value="208.98" calcext:value-type="currency">
            <text:p>£208.98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23]&lt;&gt;&quot;&quot;;[.M23]-[.M22];0)" office:value-type="float" office:value="0" calcext:value-type="float">
            <text:p>0.00</text:p>
          </table:table-cell>
          <table:table-cell table:style-name="ce341" table:formula="of:=IF([.N23]&lt;&gt;&quot;&quot;;[.P23]/([.N23]/4.55);0)" office:value-type="float" office:value="0" calcext:value-type="float">
            <text:p>0.00</text:p>
          </table:table-cell>
          <table:table-cell table:style-name="ce341" table:formula="of:=IF([.N23]&lt;&gt;&quot;&quot;;[.V17]-[.N23];0)" office:value-type="float" office:value="0" calcext:value-type="float">
            <text:p>0.00</text:p>
          </table:table-cell>
          <table:table-cell table:style-name="ce341" table:formula="of:=([.R23]/4.55)*[.Q23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24]&lt;&gt;&quot;&quot;;[.M24]-[.M23];0)" office:value-type="float" office:value="0" calcext:value-type="float">
            <text:p>0.00</text:p>
          </table:table-cell>
          <table:table-cell table:style-name="ce341" table:formula="of:=IF([.N24]&lt;&gt;&quot;&quot;;[.P24]/([.N24]/4.55);0)" office:value-type="float" office:value="0" calcext:value-type="float">
            <text:p>0.00</text:p>
          </table:table-cell>
          <table:table-cell table:style-name="ce341" table:formula="of:=IF([.N24]&lt;&gt;&quot;&quot;;[.V17]-[.N24];0)" office:value-type="float" office:value="0" calcext:value-type="float">
            <text:p>0.00</text:p>
          </table:table-cell>
          <table:table-cell table:style-name="ce341" table:formula="of:=([.R24]/4.55)*[.Q24]" office:value-type="float" office:value="0" calcext:value-type="float">
            <text:p>0.00</text:p>
          </table:table-cell>
          <table:table-cell table:number-columns-repeated="1005"/>
        </table:table-row>
        <table:table-row table:style-name="ro2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7"/>
          <table:table-cell table:number-columns-repeated="2"/>
          <table:table-cell table:style-name="ce294"/>
          <table:table-cell/>
          <table:table-cell table:style-name="ce257"/>
          <table:table-cell table:number-columns-repeated="3"/>
          <table:table-cell table:formula="of:=IF([.M25]&lt;&gt;&quot;&quot;;[.M25]-[.M24];0)" office:value-type="float" office:value="0" calcext:value-type="float">
            <text:p>0.00</text:p>
          </table:table-cell>
          <table:table-cell table:style-name="ce341" table:formula="of:=IF([.N25]&lt;&gt;&quot;&quot;;[.P25]/([.N25]/4.55);0)" office:value-type="float" office:value="0" calcext:value-type="float">
            <text:p>0.00</text:p>
          </table:table-cell>
          <table:table-cell table:style-name="ce341" table:formula="of:=IF([.N25]&lt;&gt;&quot;&quot;;[.V17]-[.N25];0)" office:value-type="float" office:value="0" calcext:value-type="float">
            <text:p>0.00</text:p>
          </table:table-cell>
          <table:table-cell table:style-name="ce341" table:formula="of:=([.R25]/4.55)*[.Q25]" office:value-type="float" office:value="0" calcext:value-type="float">
            <text:p>0.00</text:p>
          </table:table-cell>
          <table:table-cell/>
          <table:table-cell table:style-name="Default" table:number-columns-repeated="4"/>
          <table:table-cell table:number-columns-repeated="1000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formula="of:=IF([.M26]&lt;&gt;&quot;&quot;;[.M26]-[.M25];0)" office:value-type="float" office:value="0" calcext:value-type="float">
            <text:p>0.00</text:p>
          </table:table-cell>
          <table:table-cell table:style-name="ce341" table:formula="of:=IF([.N26]&lt;&gt;&quot;&quot;;[.P26]/([.N26]/4.55);0)" office:value-type="float" office:value="0" calcext:value-type="float">
            <text:p>0.00</text:p>
          </table:table-cell>
          <table:table-cell table:style-name="ce341" table:formula="of:=IF([.N26]&lt;&gt;&quot;&quot;;[.V17]-[.N26];0)" office:value-type="float" office:value="0" calcext:value-type="float">
            <text:p>0.00</text:p>
          </table:table-cell>
          <table:table-cell table:style-name="ce341" table:formula="of:=([.R26]/4.55)*[.Q26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formula="of:=IF([.M27]&lt;&gt;&quot;&quot;;[.M27]-[.M26];0)" office:value-type="float" office:value="0" calcext:value-type="float">
            <text:p>0.00</text:p>
          </table:table-cell>
          <table:table-cell table:style-name="ce341" table:formula="of:=IF([.N27]&lt;&gt;&quot;&quot;;[.P27]/([.N27]/4.55);0)" office:value-type="float" office:value="0" calcext:value-type="float">
            <text:p>0.00</text:p>
          </table:table-cell>
          <table:table-cell table:style-name="ce341" table:formula="of:=IF([.N27]&lt;&gt;&quot;&quot;;[.V17]-[.N27];0)" office:value-type="float" office:value="0" calcext:value-type="float">
            <text:p>0.00</text:p>
          </table:table-cell>
          <table:table-cell table:style-name="ce341" table:formula="of:=([.R27]/4.55)*[.Q27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formula="of:=IF([.M28]&lt;&gt;&quot;&quot;;[.M28]-[.M27];0)" office:value-type="float" office:value="0" calcext:value-type="float">
            <text:p>0.00</text:p>
          </table:table-cell>
          <table:table-cell table:style-name="ce341" table:formula="of:=IF([.N28]&lt;&gt;&quot;&quot;;[.P28]/([.N28]/4.55);0)" office:value-type="float" office:value="0" calcext:value-type="float">
            <text:p>0.00</text:p>
          </table:table-cell>
          <table:table-cell table:style-name="ce341" table:formula="of:=IF([.N28]&lt;&gt;&quot;&quot;;[.V17]-[.N28];0)" office:value-type="float" office:value="0" calcext:value-type="float">
            <text:p>0.00</text:p>
          </table:table-cell>
          <table:table-cell table:style-name="ce341" table:formula="of:=([.R28]/4.55)*[.Q28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formula="of:=IF([.M29]&lt;&gt;&quot;&quot;;[.M29]-[.M28];0)" office:value-type="float" office:value="0" calcext:value-type="float">
            <text:p>0.00</text:p>
          </table:table-cell>
          <table:table-cell table:style-name="ce341" table:formula="of:=IF([.N29]&lt;&gt;&quot;&quot;;[.P29]/([.N29]/4.55);0)" office:value-type="float" office:value="0" calcext:value-type="float">
            <text:p>0.00</text:p>
          </table:table-cell>
          <table:table-cell table:style-name="ce341" table:formula="of:=IF([.N29]&lt;&gt;&quot;&quot;;[.V17]-[.N29];0)" office:value-type="float" office:value="0" calcext:value-type="float">
            <text:p>0.00</text:p>
          </table:table-cell>
          <table:table-cell table:style-name="ce341" table:formula="of:=([.R29]/4.55)*[.Q29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formula="of:=IF([.M30]&lt;&gt;&quot;&quot;;[.M30]-[.M29];0)" office:value-type="float" office:value="0" calcext:value-type="float">
            <text:p>0.00</text:p>
          </table:table-cell>
          <table:table-cell table:style-name="ce341" table:formula="of:=IF([.N30]&lt;&gt;&quot;&quot;;[.P30]/([.N30]/4.55);0)" office:value-type="float" office:value="0" calcext:value-type="float">
            <text:p>0.00</text:p>
          </table:table-cell>
          <table:table-cell table:style-name="ce341" table:formula="of:=IF([.N30]&lt;&gt;&quot;&quot;;[.V17]-[.N30];0)" office:value-type="float" office:value="0" calcext:value-type="float">
            <text:p>0.00</text:p>
          </table:table-cell>
          <table:table-cell table:style-name="ce341" table:formula="of:=([.R30]/4.55)*[.Q30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1]&lt;&gt;&quot;&quot;;[.M31]-[.M30];0)" office:value-type="float" office:value="0" calcext:value-type="float">
            <text:p>0.00</text:p>
          </table:table-cell>
          <table:table-cell table:style-name="ce341" table:formula="of:=IF([.N31]&lt;&gt;&quot;&quot;;[.P31]/([.N31]/4.55);0)" office:value-type="float" office:value="0" calcext:value-type="float">
            <text:p>0.00</text:p>
          </table:table-cell>
          <table:table-cell table:style-name="ce341" table:formula="of:=IF([.N31]&lt;&gt;&quot;&quot;;[.V17]-[.N31];0)" office:value-type="float" office:value="0" calcext:value-type="float">
            <text:p>0.00</text:p>
          </table:table-cell>
          <table:table-cell table:style-name="ce341" table:formula="of:=([.R31]/4.55)*[.Q31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2]&lt;&gt;&quot;&quot;;[.M32]-[.M31];0)" office:value-type="float" office:value="0" calcext:value-type="float">
            <text:p>0.00</text:p>
          </table:table-cell>
          <table:table-cell table:style-name="ce341" table:formula="of:=IF([.N32]&lt;&gt;&quot;&quot;;[.P32]/([.N32]/4.55);0)" office:value-type="float" office:value="0" calcext:value-type="float">
            <text:p>0.00</text:p>
          </table:table-cell>
          <table:table-cell table:style-name="ce341" table:formula="of:=IF([.N32]&lt;&gt;&quot;&quot;;[.V17]-[.N32];0)" office:value-type="float" office:value="0" calcext:value-type="float">
            <text:p>0.00</text:p>
          </table:table-cell>
          <table:table-cell table:style-name="ce341" table:formula="of:=([.R32]/4.55)*[.Q32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3]&lt;&gt;&quot;&quot;;[.M33]-[.M32];0)" office:value-type="float" office:value="0" calcext:value-type="float">
            <text:p>0.00</text:p>
          </table:table-cell>
          <table:table-cell table:style-name="ce341" table:formula="of:=IF([.N33]&lt;&gt;&quot;&quot;;[.P33]/([.N33]/4.55);0)" office:value-type="float" office:value="0" calcext:value-type="float">
            <text:p>0.00</text:p>
          </table:table-cell>
          <table:table-cell table:style-name="ce341" table:formula="of:=IF([.N33]&lt;&gt;&quot;&quot;;[.V17]-[.N33];0)" office:value-type="float" office:value="0" calcext:value-type="float">
            <text:p>0.00</text:p>
          </table:table-cell>
          <table:table-cell table:style-name="ce341" table:formula="of:=([.R33]/4.55)*[.Q33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4]&lt;&gt;&quot;&quot;;[.M34]-[.M33];0)" office:value-type="float" office:value="0" calcext:value-type="float">
            <text:p>0.00</text:p>
          </table:table-cell>
          <table:table-cell table:style-name="ce341" table:formula="of:=IF([.N34]&lt;&gt;&quot;&quot;;[.P34]/([.N34]/4.55);0)" office:value-type="float" office:value="0" calcext:value-type="float">
            <text:p>0.00</text:p>
          </table:table-cell>
          <table:table-cell table:style-name="ce341" table:formula="of:=IF([.N34]&lt;&gt;&quot;&quot;;[.V17]-[.N34];0)" office:value-type="float" office:value="0" calcext:value-type="float">
            <text:p>0.00</text:p>
          </table:table-cell>
          <table:table-cell table:style-name="ce341" table:formula="of:=([.R34]/4.55)*[.Q34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5]&lt;&gt;&quot;&quot;;[.M35]-[.M34];0)" office:value-type="float" office:value="0" calcext:value-type="float">
            <text:p>0.00</text:p>
          </table:table-cell>
          <table:table-cell table:style-name="ce341" table:formula="of:=IF([.N35]&lt;&gt;&quot;&quot;;[.P35]/([.N35]/4.55);0)" office:value-type="float" office:value="0" calcext:value-type="float">
            <text:p>0.00</text:p>
          </table:table-cell>
          <table:table-cell table:style-name="ce341" table:formula="of:=IF([.N35]&lt;&gt;&quot;&quot;;[.V17]-[.N35];0)" office:value-type="float" office:value="0" calcext:value-type="float">
            <text:p>0.00</text:p>
          </table:table-cell>
          <table:table-cell table:style-name="ce341" table:formula="of:=([.R35]/4.55)*[.Q35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6]&lt;&gt;&quot;&quot;;[.M36]-[.M35];0)" office:value-type="float" office:value="0" calcext:value-type="float">
            <text:p>0.00</text:p>
          </table:table-cell>
          <table:table-cell table:style-name="ce341" table:formula="of:=IF([.N36]&lt;&gt;&quot;&quot;;[.P36]/([.N36]/4.55);0)" office:value-type="float" office:value="0" calcext:value-type="float">
            <text:p>0.00</text:p>
          </table:table-cell>
          <table:table-cell table:style-name="ce341" table:formula="of:=IF([.N36]&lt;&gt;&quot;&quot;;[.V17]-[.N36];0)" office:value-type="float" office:value="0" calcext:value-type="float">
            <text:p>0.00</text:p>
          </table:table-cell>
          <table:table-cell table:style-name="ce341" table:formula="of:=([.R36]/4.55)*[.Q36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7]&lt;&gt;&quot;&quot;;[.M37]-[.M36];0)" office:value-type="float" office:value="0" calcext:value-type="float">
            <text:p>0.00</text:p>
          </table:table-cell>
          <table:table-cell table:style-name="ce341" table:formula="of:=IF([.N37]&lt;&gt;&quot;&quot;;[.P37]/([.N37]/4.55);0)" office:value-type="float" office:value="0" calcext:value-type="float">
            <text:p>0.00</text:p>
          </table:table-cell>
          <table:table-cell table:style-name="ce341" table:formula="of:=IF([.N37]&lt;&gt;&quot;&quot;;[.V17]-[.N37];0)" office:value-type="float" office:value="0" calcext:value-type="float">
            <text:p>0.00</text:p>
          </table:table-cell>
          <table:table-cell table:style-name="ce341" table:formula="of:=([.R37]/4.55)*[.Q37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8]&lt;&gt;&quot;&quot;;[.M38]-[.M37];0)" office:value-type="float" office:value="0" calcext:value-type="float">
            <text:p>0.00</text:p>
          </table:table-cell>
          <table:table-cell table:style-name="ce341" table:formula="of:=IF([.N38]&lt;&gt;&quot;&quot;;[.P38]/([.N38]/4.55);0)" office:value-type="float" office:value="0" calcext:value-type="float">
            <text:p>0.00</text:p>
          </table:table-cell>
          <table:table-cell table:style-name="ce341" table:formula="of:=IF([.N38]&lt;&gt;&quot;&quot;;[.V17]-[.N38];0)" office:value-type="float" office:value="0" calcext:value-type="float">
            <text:p>0.00</text:p>
          </table:table-cell>
          <table:table-cell table:style-name="ce341" table:formula="of:=([.R38]/4.55)*[.Q38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7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39]&lt;&gt;&quot;&quot;;[.M39]-[.M38];0)" office:value-type="float" office:value="0" calcext:value-type="float">
            <text:p>0.00</text:p>
          </table:table-cell>
          <table:table-cell table:style-name="ce341" table:formula="of:=IF([.N39]&lt;&gt;&quot;&quot;;[.P39]/([.N39]/4.55);0)" office:value-type="float" office:value="0" calcext:value-type="float">
            <text:p>0.00</text:p>
          </table:table-cell>
          <table:table-cell table:style-name="ce341" table:formula="of:=IF([.N39]&lt;&gt;&quot;&quot;;[.V17]-[.N39];0)" office:value-type="float" office:value="0" calcext:value-type="float">
            <text:p>0.00</text:p>
          </table:table-cell>
          <table:table-cell table:style-name="ce341" table:formula="of:=([.R39]/4.55)*[.Q39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5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style-name="ce318"/>
          <table:table-cell table:style-name="ce325"/>
          <table:table-cell table:style-name="ce281"/>
          <table:table-cell table:formula="of:=IF([.M40]&lt;&gt;&quot;&quot;;[.M40]-[.M39];0)" office:value-type="float" office:value="0" calcext:value-type="float">
            <text:p>0.00</text:p>
          </table:table-cell>
          <table:table-cell table:style-name="ce341" table:formula="of:=IF([.N40]&lt;&gt;&quot;&quot;;[.P40]/([.N40]/4.55);0)" office:value-type="float" office:value="0" calcext:value-type="float">
            <text:p>0.00</text:p>
          </table:table-cell>
          <table:table-cell table:style-name="ce341" table:formula="of:=IF([.N40]&lt;&gt;&quot;&quot;;[.V17]-[.N40];0)" office:value-type="float" office:value="0" calcext:value-type="float">
            <text:p>0.00</text:p>
          </table:table-cell>
          <table:table-cell table:style-name="ce341" table:formula="of:=([.R40]/4.55)*[.Q40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5"/>
          <table:table-cell table:number-columns-repeated="2"/>
          <table:table-cell table:style-name="ce278"/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310"/>
          <table:table-cell table:style-name="ce319"/>
          <table:table-cell table:style-name="ce326"/>
          <table:table-cell table:style-name="ce332"/>
          <table:table-cell table:style-name="ce335" table:formula="of:=SUM([.P3:.P40])" office:value-type="float" office:value="0" calcext:value-type="float">
            <text:p>0.00</text:p>
          </table:table-cell>
          <table:table-cell table:style-name="ce342" table:formula="of:=SUM([.Q4:.Q40])/36" office:value-type="float" office:value="0" calcext:value-type="float">
            <text:p>0.00</text:p>
          </table:table-cell>
          <table:table-cell table:style-name="ce341" table:number-columns-repeated="2"/>
          <table:table-cell table:number-columns-repeated="1005"/>
        </table:table-row>
        <table:table-row table:style-name="ro1">
          <table:table-cell/>
          <table:table-cell table:style-name="ce257"/>
          <table:table-cell table:style-name="ce265" table:number-columns-repeated="2"/>
          <table:table-cell table:style-name="ce276"/>
          <table:table-cell table:style-name="ce282"/>
          <table:table-cell table:style-name="ce256"/>
          <table:table-cell table:style-name="ce265" table:number-columns-repeated="2"/>
          <table:table-cell table:style-name="ce299"/>
          <table:table-cell/>
          <table:table-cell table:style-name="ce311"/>
          <table:table-cell table:style-name="ce320"/>
          <table:table-cell table:style-name="ce327" office:value-type="string" calcext:value-type="string">
            <text:p>Fuel Costs To Date</text:p>
          </table:table-cell>
          <table:table-cell table:style-name="ce333" table:formula="of:=SUM([.O3:.O40])" office:value-type="currency" office:currency="GBP" office:value="0" calcext:value-type="currency">
            <text:p>£0.00</text:p>
          </table:table-cell>
          <table:table-cell table:style-name="ce336"/>
          <table:table-cell table:style-name="ce343" table:number-columns-repeated="3"/>
          <table:table-cell table:number-columns-repeated="1005"/>
        </table:table-row>
        <table:table-row table:style-name="ro1">
          <table:table-cell/>
          <table:table-cell table:style-name="ce259"/>
          <table:table-cell table:style-name="ce268" office:value-type="string" calcext:value-type="string">
            <text:p>Sub-Total</text:p>
          </table:table-cell>
          <table:table-cell table:style-name="ce272"/>
          <table:table-cell table:style-name="ce300" table:formula="of:=SUM([.E3:.E42])" office:value-type="currency" office:currency="GBP" office:value="7935.05" calcext:value-type="currency">
            <text:p>£7,935.05</text:p>
          </table:table-cell>
          <table:table-cell table:style-name="ce272" table:number-columns-repeated="2"/>
          <table:table-cell table:style-name="ce268" office:value-type="string" calcext:value-type="string">
            <text:p>Total To Date</text:p>
          </table:table-cell>
          <table:table-cell table:style-name="ce272"/>
          <table:table-cell table:style-name="ce306" table:formula="of:=[.E43]+SUM([.J3:.J42])" office:value-type="currency" office:currency="GBP" office:value="7935.05" calcext:value-type="currency">
            <text:p>£7,935.05</text:p>
          </table:table-cell>
          <table:table-cell/>
          <table:table-cell table:style-name="ce312"/>
          <table:table-cell table:style-name="ce321"/>
          <table:table-cell table:style-name="ce328" office:value-type="string" calcext:value-type="string">
            <text:p>Overall Running Costs To Date</text:p>
          </table:table-cell>
          <table:table-cell table:style-name="ce279" table:formula="of:=IF(([.P3]+[.P4])&gt;0;([.J43]+[.O42])/(SUM([.P3:.P40]));0)" office:value-type="currency" office:currency="GBP" office:value="0" calcext:value-type="currency">
            <text:p>£0.00</text:p>
          </table:table-cell>
          <table:table-cell table:style-name="ce337" office:value-type="string" calcext:value-type="string">
            <text:p>Per Mile</text:p>
          </table:table-cell>
          <table:table-cell table:style-name="ce344" table:number-columns-repeated="3"/>
          <table:table-cell table:number-columns-repeated="1005"/>
        </table:table-row>
        <table:table-row table:style-name="ro1">
          <table:table-cell/>
          <table:table-cell table:style-name="ce260"/>
          <table:table-cell table:number-columns-repeated="2"/>
          <table:table-cell table:style-name="ce301"/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wasaki_ZX9R_B1" table:style-name="ta2">
        <table:table-column table:style-name="co1" table:default-cell-style-name="ce252"/>
        <table:table-column table:style-name="co2" table:default-cell-style-name="ce252"/>
        <table:table-column table:style-name="co3" table:default-cell-style-name="ce252"/>
        <table:table-column table:style-name="co4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252"/>
        <table:table-column table:style-name="co6" table:default-cell-style-name="ce252"/>
        <table:table-column table:style-name="co1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313"/>
        <table:table-column table:style-name="co9" table:default-cell-style-name="ce324"/>
        <table:table-column table:style-name="co10" table:default-cell-style-name="ce324"/>
        <table:table-column table:style-name="co5" table:default-cell-style-name="ce280"/>
        <table:table-column table:style-name="co11" table:default-cell-style-name="ce317"/>
        <table:table-column table:style-name="co12" table:default-cell-style-name="ce324"/>
        <table:table-column table:style-name="co13" table:default-cell-style-name="ce324"/>
        <table:table-column table:style-name="co14" table:default-cell-style-name="ce324"/>
        <table:table-column table:style-name="co18" table:default-cell-style-name="ce252"/>
        <table:table-column table:style-name="co16" table:default-cell-style-name="ce252"/>
        <table:table-column table:style-name="co19" table:default-cell-style-name="ce252"/>
        <table:table-column table:style-name="co20" table:default-cell-style-name="ce252"/>
        <table:table-column table:style-name="co21" table:default-cell-style-name="ce252"/>
        <table:table-column table:style-name="co22" table:default-cell-style-name="ce252"/>
        <table:table-column table:style-name="co23" table:default-cell-style-name="ce252"/>
        <table:table-column table:style-name="co7" table:number-columns-repeated="998" table:default-cell-style-name="ce252"/>
        <table:table-row table:style-name="ro1">
          <table:table-cell/>
          <table:table-cell table:style-name="ce253"/>
          <table:table-cell table:style-name="ce262" office:value-type="string" calcext:value-type="string">
            <text:p>Motorcycle Costs</text:p>
          </table:table-cell>
          <table:table-cell table:style-name="ce269"/>
          <table:table-cell table:style-name="ce296"/>
          <table:table-cell table:style-name="ce269"/>
          <table:table-cell table:style-name="ce262"/>
          <table:table-cell table:style-name="ce269" table:number-columns-repeated="2"/>
          <table:table-cell table:style-name="ce303"/>
          <table:table-cell/>
          <table:table-cell table:style-name="ce307"/>
          <table:table-cell table:style-name="ce421" office:value-type="string" calcext:value-type="string">
            <text:p>Fuel Costs</text:p>
          </table:table-cell>
          <table:table-cell table:style-name="ce322"/>
          <table:table-cell/>
          <table:table-cell table:style-name="ce448" office:value-type="string" calcext:value-type="string">
            <text:p>Fuel Economy</text:p>
          </table:table-cell>
          <table:table-cell table:style-name="ce338" table:number-columns-repeated="3"/>
          <table:table-cell/>
          <table:table-cell table:style-name="ce346" office:value-type="string" calcext:value-type="string">
            <text:p>Vehicle Details</text:p>
          </table:table-cell>
          <table:table-cell table:style-name="ce349"/>
          <table:table-cell table:number-columns-repeated="1002"/>
        </table:table-row>
        <table:table-row table:style-name="ro4">
          <table:table-cell/>
          <table:table-cell table:style-name="ce25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97" office:value-type="string" calcext:value-type="string">
            <text:p>Cost</text:p>
          </table:table-cell>
          <table:table-cell table:style-name="ce271"/>
          <table:table-cell table:style-name="ce263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304" office:value-type="string" calcext:value-type="string">
            <text:p>Cost</text:p>
          </table:table-cell>
          <table:table-cell/>
          <table:table-cell table:style-name="ce308" office:value-type="string" calcext:value-type="string">
            <text:p>Date</text:p>
          </table:table-cell>
          <table:table-cell table:style-name="ce323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329" office:value-type="string" calcext:value-type="string">
            <text:p>Cost</text:p>
          </table:table-cell>
          <table:table-cell table:style-name="ce315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 table:style-name="ce345" office:value-type="string" calcext:value-type="string">
            <text:p>No. Litres</text:p>
            <text:p>Left</text:p>
          </table:table-cell>
          <table:table-cell table:style-name="ce345" office:value-type="string" calcext:value-type="string">
            <text:p>No. Miles</text:p>
            <text:p>Left</text:p>
          </table:table-cell>
          <table:table-cell/>
          <table:table-cell table:style-name="ce347"/>
          <table:table-cell table:style-name="ce343"/>
          <table:table-cell table:number-columns-repeated="1002"/>
        </table:table-row>
        <table:table-row table:style-name="ro1">
          <table:table-cell/>
          <table:table-cell table:style-name="ce257" office:value-type="date" office:date-value="2023-11-15" calcext:value-type="date">
            <text:p>2023-11-15</text:p>
          </table:table-cell>
          <table:table-cell office:value-type="string" calcext:value-type="string">
            <text:p>Purchase Cost (21500 Miles)</text:p>
          </table:table-cell>
          <table:table-cell/>
          <table:table-cell table:style-name="ce294" office:value-type="currency" office:currency="£" office:value="1000" calcext:value-type="currency">
            <text:p>£1,000.00</text:p>
          </table:table-cell>
          <table:table-cell table:style-name="ce282"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Activ8 Engine Treatment</text:p>
          </table:table-cell>
          <table:table-cell/>
          <table:table-cell table:style-name="ce416" table:formula="of:=69.9/2" office:value-type="currency" office:currency="GBP" office:value="34.95" calcext:value-type="currency">
            <text:p>£34.95</text:p>
          </table:table-cell>
          <table:table-cell/>
          <table:table-cell table:style-name="ce309" office:value-type="date" office:date-value="2023-11-23" calcext:value-type="date">
            <text:p>2023-11-23</text:p>
          </table:table-cell>
          <table:table-cell table:style-name="ce322" office:value-type="float" office:value="21500" calcext:value-type="float">
            <text:p>21500.00</text:p>
          </table:table-cell>
          <table:table-cell table:style-name="ce322"/>
          <table:table-cell table:style-name="ce330"/>
          <table:table-cell table:style-name="ce319" office:value-type="float" office:value="0" calcext:value-type="float">
            <text:p>0.00</text:p>
          </table:table-cell>
          <table:table-cell table:style-name="ce340" office:value-type="float" office:value="0" calcext:value-type="float">
            <text:p>0.00</text:p>
          </table:table-cell>
          <table:table-cell table:style-name="ce340" table:number-columns-repeated="2"/>
          <table:table-cell/>
          <table:table-cell table:style-name="ce348" office:value-type="string" calcext:value-type="string">
            <text:p>Registration</text:p>
          </table:table-cell>
          <table:table-cell table:style-name="ce372" office:value-type="string" calcext:value-type="string">
            <text:p>L620 HNF</text:p>
          </table:table-cell>
          <table:table-cell table:style-name="ce265" table:number-columns-repeated="5"/>
          <table:table-cell table:number-columns-repeated="997"/>
        </table:table-row>
        <table:table-row table:style-name="ro1">
          <table:table-cell/>
          <table:table-cell table:style-name="ce257" office:value-type="date" office:date-value="2023-11-23" calcext:value-type="date">
            <text:p>2023-11-23</text:p>
          </table:table-cell>
          <table:table-cell office:value-type="string" calcext:value-type="string">
            <text:p>Collection <text:s/>Delivery</text:p>
          </table:table-cell>
          <table:table-cell/>
          <table:table-cell table:style-name="ce294" office:value-type="currency" office:currency="£" office:value="130" calcext:value-type="currency">
            <text:p>£130.00</text:p>
          </table:table-cell>
          <table:table-cell table:style-name="ce282"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M10 Exhaust Nuts</text:p>
          </table:table-cell>
          <table:table-cell/>
          <table:table-cell table:style-name="ce416" office:value-type="currency" office:currency="GBP" office:value="3.79" calcext:value-type="currency">
            <text:p>£3.79</text:p>
          </table:table-cell>
          <table:table-cell/>
          <table:table-cell table:style-name="ce257" office:value-type="date" office:date-value="2025-10-12" calcext:value-type="date">
            <text:p>2025-10-12</text:p>
          </table:table-cell>
          <table:table-cell office:value-type="float" office:value="21676" calcext:value-type="float">
            <text:p>21676.00</text:p>
          </table:table-cell>
          <table:table-cell office:value-type="float" office:value="11.69" calcext:value-type="float">
            <text:p>11.69</text:p>
          </table:table-cell>
          <table:table-cell table:style-name="ce331" office:value-type="currency" office:currency="GBP" office:value="18.22" calcext:value-type="currency">
            <text:p>£18.22</text:p>
          </table:table-cell>
          <table:table-cell table:style-name="ce324" table:formula="of:=IF([.M4]&lt;&gt;&quot;&quot;;[.M4]-[.M3];0)" office:value-type="float" office:value="176" calcext:value-type="float">
            <text:p>176.00</text:p>
          </table:table-cell>
          <table:table-cell table:style-name="ce341" table:formula="of:=IF([.N4]&lt;&gt;&quot;&quot;;[.P4]/([.N4]/4.55);0)" office:value-type="float" office:value="68.502994011976" calcext:value-type="float">
            <text:p>68.50</text:p>
          </table:table-cell>
          <table:table-cell table:style-name="ce341" table:formula="of:=IF([.N4]&lt;&gt;&quot;&quot;;[.V17]-[.N4];0)" office:value-type="float" office:value="8.31" calcext:value-type="float">
            <text:p>8.31</text:p>
          </table:table-cell>
          <table:table-cell table:style-name="ce341" table:formula="of:=([.R4]/4.55)*[.Q4]" office:value-type="float" office:value="125.112061591104" calcext:value-type="float">
            <text:p>125.11</text:p>
          </table:table-cell>
          <table:table-cell/>
          <table:table-cell table:style-name="ce256" office:value-type="string" calcext:value-type="string">
            <text:p>V5C Reference</text:p>
          </table:table-cell>
          <table:table-cell table:style-name="ce299" office:value-type="float" office:value="33206783619" calcext:value-type="float">
            <text:p>33206783619</text:p>
          </table:table-cell>
          <table:table-cell table:number-columns-repeated="4"/>
          <table:table-cell table:style-name="ce265" table:number-columns-repeated="2"/>
          <table:table-cell table:number-columns-repeated="996"/>
        </table:table-row>
        <table:table-row table:style-name="ro1">
          <table:table-cell/>
          <table:table-cell table:style-name="ce257" office:value-type="date" office:date-value="2023-10-05" calcext:value-type="date">
            <text:p>2023-10-05</text:p>
          </table:table-cell>
          <table:table-cell table:style-name="ce265" office:value-type="string" calcext:value-type="string">
            <text:p>CF Rear Hugger</text:p>
          </table:table-cell>
          <table:table-cell/>
          <table:table-cell table:style-name="ce278" table:formula="of:=((189.95/100)*90)+(18/4)" office:value-type="currency" office:currency="GBP" office:value="175.455" calcext:value-type="currency">
            <text:p>£175.46</text:p>
          </table:table-cell>
          <table:table-cell table:style-name="ce282"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Triboseat Cover</text:p>
          </table:table-cell>
          <table:table-cell/>
          <table:table-cell table:style-name="ce416" office:value-type="currency" office:currency="GBP" office:value="20.98" calcext:value-type="currency">
            <text:p>£20.98</text:p>
          </table:table-cell>
          <table:table-cell/>
          <table:table-cell table:style-name="ce257" office:value-type="date" office:date-value="2025-11-21" calcext:value-type="date">
            <text:p>2025-11-21</text:p>
          </table:table-cell>
          <table:table-cell office:value-type="float" office:value="21692" calcext:value-type="float">
            <text:p>21692.00</text:p>
          </table:table-cell>
          <table:table-cell office:value-type="float" office:value="15.07" calcext:value-type="float">
            <text:p>15.07</text:p>
          </table:table-cell>
          <table:table-cell office:value-type="currency" office:currency="GBP" office:value="24.1" calcext:value-type="currency">
            <text:p>£24.10</text:p>
          </table:table-cell>
          <table:table-cell table:style-name="ce324" table:formula="of:=IF([.M5]&lt;&gt;&quot;&quot;;[.M5]-[.M4];0)" office:value-type="float" office:value="16" calcext:value-type="float">
            <text:p>16.00</text:p>
          </table:table-cell>
          <table:table-cell table:style-name="ce341" table:formula="of:=IF([.N5]&lt;&gt;&quot;&quot;;[.P5]/([.N5]/4.55);0)" office:value-type="float" office:value="4.8307896483079" calcext:value-type="float">
            <text:p>4.83</text:p>
          </table:table-cell>
          <table:table-cell table:style-name="ce341" table:formula="of:=IF([.N5]&lt;&gt;&quot;&quot;;[.V17]-[.N5];0)" office:value-type="float" office:value="4.93" calcext:value-type="float">
            <text:p>4.93</text:p>
          </table:table-cell>
          <table:table-cell table:style-name="ce341" table:formula="of:=([.R5]/4.55)*[.Q5]" office:value-type="float" office:value="5.2342402123424" calcext:value-type="float">
            <text:p>5.23</text:p>
          </table:table-cell>
          <table:table-cell/>
          <table:table-cell table:style-name="ce348" office:value-type="string" calcext:value-type="string">
            <text:p>Insurance Due</text:p>
          </table:table-cell>
          <table:table-cell table:style-name="ce382" office:value-type="date" office:date-value="2027-01-04" calcext:value-type="date">
            <text:p>2027-01-04</text:p>
          </table:table-cell>
          <table:table-cell table:number-columns-repeated="1002"/>
        </table:table-row>
        <table:table-row table:style-name="ro1">
          <table:table-cell/>
          <table:table-cell table:style-name="ce255" office:value-type="date" office:date-value="2023-10-07" calcext:value-type="date">
            <text:p>2023-10-07</text:p>
          </table:table-cell>
          <table:table-cell table:style-name="ce265" office:value-type="string" calcext:value-type="string">
            <text:p>Renntec Rack</text:p>
          </table:table-cell>
          <table:table-cell/>
          <table:table-cell table:style-name="ce416" office:value-type="currency" office:currency="GBP" office:value="55" calcext:value-type="currency">
            <text:p>£55.00</text:p>
          </table:table-cell>
          <table:table-cell table:style-name="ce282"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Fuel Filter</text:p>
          </table:table-cell>
          <table:table-cell/>
          <table:table-cell table:style-name="ce416" table:formula="of:=19.9/2" office:value-type="currency" office:currency="GBP" office:value="9.95" calcext:value-type="currency">
            <text:p>£9.95</text:p>
          </table:table-cell>
          <table:table-cell/>
          <table:table-cell table:style-name="ce257" office:value-type="date" office:date-value="2025-12-08" calcext:value-type="date">
            <text:p>2025-12-08</text:p>
          </table:table-cell>
          <table:table-cell office:value-type="float" office:value="21749" calcext:value-type="float">
            <text:p>21749.00</text:p>
          </table:table-cell>
          <table:table-cell office:value-type="float" office:value="7.46" calcext:value-type="float">
            <text:p>7.46</text:p>
          </table:table-cell>
          <table:table-cell office:value-type="currency" office:currency="GBP" office:value="11.7" calcext:value-type="currency">
            <text:p>£11.70</text:p>
          </table:table-cell>
          <table:table-cell table:style-name="ce324" table:formula="of:=IF([.M6]&lt;&gt;&quot;&quot;;[.M6]-[.M5];0)" office:value-type="float" office:value="57" calcext:value-type="float">
            <text:p>57.00</text:p>
          </table:table-cell>
          <table:table-cell table:style-name="ce341" table:formula="of:=IF([.N6]&lt;&gt;&quot;&quot;;[.P6]/([.N6]/4.55);0)" office:value-type="float" office:value="34.7654155495979" calcext:value-type="float">
            <text:p>34.77</text:p>
          </table:table-cell>
          <table:table-cell table:style-name="ce341" table:formula="of:=IF([.N6]&lt;&gt;&quot;&quot;;[.V17]-[.N6];0)" office:value-type="float" office:value="12.54" calcext:value-type="float">
            <text:p>12.54</text:p>
          </table:table-cell>
          <table:table-cell table:style-name="ce341" table:formula="of:=([.R6]/4.55)*[.Q6]" office:value-type="float" office:value="95.8150134048257" calcext:value-type="float">
            <text:p>95.82</text:p>
          </table:table-cell>
          <table:table-cell/>
          <table:table-cell table:style-name="ce348" office:value-type="string" calcext:value-type="string">
            <text:p>M.O.T due</text:p>
          </table:table-cell>
          <table:table-cell table:style-name="ce383" office:value-type="date" office:date-value="2026-04-01" calcext:value-type="date">
            <text:p>2026-04-01</text:p>
          </table:table-cell>
          <table:table-cell table:number-columns-repeated="1002"/>
        </table:table-row>
        <table:table-row table:style-name="ro1">
          <table:table-cell/>
          <table:table-cell table:style-name="ce255" office:value-type="date" office:date-value="2023-12-23" calcext:value-type="date">
            <text:p>2023-12-23</text:p>
          </table:table-cell>
          <table:table-cell office:value-type="string" calcext:value-type="string">
            <text:p>Fuel Tap Knob</text:p>
          </table:table-cell>
          <table:table-cell/>
          <table:table-cell table:style-name="ce416" table:formula="of:=12.35+(6.95/4)" office:value-type="currency" office:currency="GBP" office:value="14.0875" calcext:value-type="currency">
            <text:p>£14.09</text:p>
          </table:table-cell>
          <table:table-cell table:style-name="ce282"/>
          <table:table-cell table:style-name="ce257" office:value-type="date" office:date-value="2024-04-06" calcext:value-type="date">
            <text:p>2024-04-06</text:p>
          </table:table-cell>
          <table:table-cell table:style-name="ce265" office:value-type="string" calcext:value-type="string">
            <text:p>Stainless Master Cylinder Screws</text:p>
          </table:table-cell>
          <table:table-cell/>
          <table:table-cell table:style-name="ce416" table:formula="of:=7.22/2" office:value-type="currency" office:currency="GBP" office:value="3.61" calcext:value-type="currency">
            <text:p>£3.61</text:p>
          </table:table-cell>
          <table:table-cell/>
          <table:table-cell table:style-name="ce257"/>
          <table:table-cell table:number-columns-repeated="3"/>
          <table:table-cell table:style-name="ce324" table:formula="of:=IF([.M7]&lt;&gt;&quot;&quot;;[.M7]-[.M6];0)" office:value-type="float" office:value="0" calcext:value-type="float">
            <text:p>0.00</text:p>
          </table:table-cell>
          <table:table-cell table:style-name="ce341" table:formula="of:=IF([.N7]&lt;&gt;&quot;&quot;;[.P7]/([.N7]/4.55);0)" office:value-type="float" office:value="0" calcext:value-type="float">
            <text:p>0.00</text:p>
          </table:table-cell>
          <table:table-cell table:style-name="ce341" table:formula="of:=IF([.N7]&lt;&gt;&quot;&quot;;[.V17]-[.N7];0)" office:value-type="float" office:value="0" calcext:value-type="float">
            <text:p>0.00</text:p>
          </table:table-cell>
          <table:table-cell table:style-name="ce341" table:formula="of:=([.R7]/4.55)*[.Q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oad tax due</text:p>
          </table:table-cell>
          <table:table-cell table:style-name="ce382" office:value-type="date" office:date-value="2026-10-01" calcext:value-type="date">
            <text:p>2026-10-01</text:p>
          </table:table-cell>
          <table:table-cell table:number-columns-repeated="1002"/>
        </table:table-row>
        <table:table-row table:style-name="ro1">
          <table:table-cell/>
          <table:table-cell table:style-name="ce255" office:value-type="date" office:date-value="2023-12-23" calcext:value-type="date">
            <text:p>2023-12-23</text:p>
          </table:table-cell>
          <table:table-cell table:style-name="ce265" office:value-type="string" calcext:value-type="string">
            <text:p>Fuel Tap Knob Screw</text:p>
          </table:table-cell>
          <table:table-cell/>
          <table:table-cell table:style-name="ce416" table:formula="of:=1.02+(6.95/4)" office:value-type="currency" office:currency="GBP" office:value="2.7575" calcext:value-type="currency">
            <text:p>£2.76</text:p>
          </table:table-cell>
          <table:table-cell table:style-name="ce282"/>
          <table:table-cell table:style-name="ce257" office:value-type="date" office:date-value="2024-04-06" calcext:value-type="date">
            <text:p>2024-04-06</text:p>
          </table:table-cell>
          <table:table-cell office:value-type="string" calcext:value-type="string">
            <text:p>Baglux Tank Cover</text:p>
          </table:table-cell>
          <table:table-cell/>
          <table:table-cell table:style-name="ce416" office:value-type="currency" office:currency="GBP" office:value="199.99" calcext:value-type="currency">
            <text:p>£199.99</text:p>
          </table:table-cell>
          <table:table-cell/>
          <table:table-cell table:style-name="ce257"/>
          <table:table-cell table:number-columns-repeated="3"/>
          <table:table-cell table:style-name="ce324" table:formula="of:=IF([.M8]&lt;&gt;&quot;&quot;;[.M8]-[.M7];0)" office:value-type="float" office:value="0" calcext:value-type="float">
            <text:p>0.00</text:p>
          </table:table-cell>
          <table:table-cell table:style-name="ce341" table:formula="of:=IF([.N8]&lt;&gt;&quot;&quot;;[.P8]/([.N8]/4.55);0)" office:value-type="float" office:value="0" calcext:value-type="float">
            <text:p>0.00</text:p>
          </table:table-cell>
          <table:table-cell table:style-name="ce341" table:formula="of:=IF([.N8]&lt;&gt;&quot;&quot;;[.V17]-[.N8];0)" office:value-type="float" office:value="0" calcext:value-type="float">
            <text:p>0.00</text:p>
          </table:table-cell>
          <table:table-cell table:style-name="ce341" table:formula="of:=([.R8]/4.55)*[.Q8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Last Service</text:p>
          </table:table-cell>
          <table:table-cell table:style-name="ce389" office:value-type="date" office:date-value="2025-11-21" calcext:value-type="date">
            <text:p>2025-11-21</text:p>
          </table:table-cell>
          <table:table-cell table:style-name="ce265" table:number-columns-repeated="4"/>
          <table:table-cell table:number-columns-repeated="998"/>
        </table:table-row>
        <table:table-row table:style-name="ro1">
          <table:table-cell/>
          <table:table-cell table:style-name="ce257" office:value-type="date" office:date-value="2023-12-24" calcext:value-type="date">
            <text:p>2023-12-24</text:p>
          </table:table-cell>
          <table:table-cell table:style-name="ce265" office:value-type="string" calcext:value-type="string">
            <text:p>Clutch Master Cylinder</text:p>
          </table:table-cell>
          <table:table-cell/>
          <table:table-cell table:style-name="ce294" office:value-type="currency" office:currency="£" office:value="19.99" calcext:value-type="currency">
            <text:p>£19.99</text:p>
          </table:table-cell>
          <table:table-cell table:style-name="ce282"/>
          <table:table-cell table:style-name="ce255" office:value-type="date" office:date-value="2024-04-08" calcext:value-type="date">
            <text:p>2024-04-08</text:p>
          </table:table-cell>
          <table:table-cell table:style-name="ce265" office:value-type="string" calcext:value-type="string">
            <text:p>Horn &amp; Bracket</text:p>
          </table:table-cell>
          <table:table-cell/>
          <table:table-cell table:style-name="ce416" office:value-type="currency" office:currency="GBP" office:value="9.45" calcext:value-type="currency">
            <text:p>£9.45</text:p>
          </table:table-cell>
          <table:table-cell/>
          <table:table-cell table:style-name="ce257"/>
          <table:table-cell table:number-columns-repeated="3"/>
          <table:table-cell table:style-name="ce324" table:formula="of:=IF([.M9]&lt;&gt;&quot;&quot;;[.M9]-[.M8];0)" office:value-type="float" office:value="0" calcext:value-type="float">
            <text:p>0.00</text:p>
          </table:table-cell>
          <table:table-cell table:style-name="ce341" table:formula="of:=IF([.N9]&lt;&gt;&quot;&quot;;[.P9]/([.N9]/4.55);0)" office:value-type="float" office:value="0" calcext:value-type="float">
            <text:p>0.00</text:p>
          </table:table-cell>
          <table:table-cell table:style-name="ce341" table:formula="of:=IF([.N9]&lt;&gt;&quot;&quot;;[.V17]-[.N9];0)" office:value-type="float" office:value="0" calcext:value-type="float">
            <text:p>0.00</text:p>
          </table:table-cell>
          <table:table-cell table:style-name="ce341" table:formula="of:=([.R9]/4.55)*[.Q9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Engine No.</text:p>
          </table:table-cell>
          <table:table-cell table:style-name="ce372" office:value-type="string" calcext:value-type="string">
            <text:p>ZX900BE002232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3-12-24" calcext:value-type="date">
            <text:p>2023-12-24</text:p>
          </table:table-cell>
          <table:table-cell office:value-type="string" calcext:value-type="string">
            <text:p>Grips</text:p>
          </table:table-cell>
          <table:table-cell/>
          <table:table-cell table:style-name="ce294" office:value-type="currency" office:currency="£" office:value="17.99" calcext:value-type="currency">
            <text:p>£17.99</text:p>
          </table:table-cell>
          <table:table-cell table:style-name="ce282"/>
          <table:table-cell table:style-name="ce255" office:value-type="date" office:date-value="2024-04-09" calcext:value-type="date">
            <text:p>2024-04-09</text:p>
          </table:table-cell>
          <table:table-cell table:style-name="ce265" office:value-type="string" calcext:value-type="string">
            <text:p>Key Cut</text:p>
          </table:table-cell>
          <table:table-cell/>
          <table:table-cell table:style-name="ce416" office:value-type="currency" office:currency="GBP" office:value="10" calcext:value-type="currency">
            <text:p>£10.00</text:p>
          </table:table-cell>
          <table:table-cell/>
          <table:table-cell table:style-name="ce257"/>
          <table:table-cell table:number-columns-repeated="3"/>
          <table:table-cell table:style-name="ce324" table:formula="of:=IF([.M10]&lt;&gt;&quot;&quot;;[.M10]-[.M9];0)" office:value-type="float" office:value="0" calcext:value-type="float">
            <text:p>0.00</text:p>
          </table:table-cell>
          <table:table-cell table:style-name="ce341" table:formula="of:=IF([.N10]&lt;&gt;&quot;&quot;;[.P10]/([.N10]/4.55);0)" office:value-type="float" office:value="0" calcext:value-type="float">
            <text:p>0.00</text:p>
          </table:table-cell>
          <table:table-cell table:style-name="ce341" table:formula="of:=IF([.N10]&lt;&gt;&quot;&quot;;[.V17]-[.N10];0)" office:value-type="float" office:value="0" calcext:value-type="float">
            <text:p>0.00</text:p>
          </table:table-cell>
          <table:table-cell table:style-name="ce341" table:formula="of:=([.R10]/4.55)*[.Q10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ame No.</text:p>
          </table:table-cell>
          <table:table-cell table:style-name="ce372" office:value-type="string" calcext:value-type="string">
            <text:p>ZX900B-002178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3-12-24" calcext:value-type="date">
            <text:p>2023-12-24</text:p>
          </table:table-cell>
          <table:table-cell table:style-name="ce265" office:value-type="string" calcext:value-type="string">
            <text:p>LH Intake Cover</text:p>
          </table:table-cell>
          <table:table-cell/>
          <table:table-cell table:style-name="ce294" office:value-type="currency" office:currency="£" office:value="36" calcext:value-type="currency">
            <text:p>£36.00</text:p>
          </table:table-cell>
          <table:table-cell table:style-name="ce282"/>
          <table:table-cell table:style-name="ce255" office:value-type="date" office:date-value="2024-04-13" calcext:value-type="date">
            <text:p>2024-04-13</text:p>
          </table:table-cell>
          <table:table-cell table:style-name="ce265" office:value-type="string" calcext:value-type="string">
            <text:p>Exhaust Hanger</text:p>
          </table:table-cell>
          <table:table-cell/>
          <table:table-cell table:style-name="ce416" office:value-type="currency" office:currency="GBP" office:value="17.95" calcext:value-type="currency">
            <text:p>£17.95</text:p>
          </table:table-cell>
          <table:table-cell/>
          <table:table-cell table:style-name="ce257"/>
          <table:table-cell table:number-columns-repeated="3"/>
          <table:table-cell table:style-name="ce324" table:formula="of:=IF([.M11]&lt;&gt;&quot;&quot;;[.M11]-[.M10];0)" office:value-type="float" office:value="0" calcext:value-type="float">
            <text:p>0.00</text:p>
          </table:table-cell>
          <table:table-cell table:style-name="ce341" table:formula="of:=IF([.N11]&lt;&gt;&quot;&quot;;[.P11]/([.N11]/4.55);0)" office:value-type="float" office:value="0" calcext:value-type="float">
            <text:p>0.00</text:p>
          </table:table-cell>
          <table:table-cell table:style-name="ce341" table:formula="of:=IF([.N11]&lt;&gt;&quot;&quot;;[.V17]-[.N11];0)" office:value-type="float" office:value="0" calcext:value-type="float">
            <text:p>0.00</text:p>
          </table:table-cell>
          <table:table-cell table:style-name="ce341" table:formula="of:=([.R11]/4.55)*[.Q11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tyre size</text:p>
          </table:table-cell>
          <table:table-cell table:style-name="ce372" office:value-type="string" calcext:value-type="string">
            <text:p>120x70 ZR17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3-12-24" calcext:value-type="date">
            <text:p>2023-12-24</text:p>
          </table:table-cell>
          <table:table-cell table:style-name="ce265" office:value-type="string" calcext:value-type="string">
            <text:p>Carb vacuum adaptors</text:p>
          </table:table-cell>
          <table:table-cell/>
          <table:table-cell table:style-name="ce294" office:value-type="currency" office:currency="£" office:value="14.89" calcext:value-type="currency">
            <text:p>£14.89</text:p>
          </table:table-cell>
          <table:table-cell table:style-name="ce282"/>
          <table:table-cell table:style-name="ce255" office:value-type="date" office:date-value="2024-04-13" calcext:value-type="date">
            <text:p>2024-04-13</text:p>
          </table:table-cell>
          <table:table-cell office:value-type="string" calcext:value-type="string">
            <text:p>SAE Connector</text:p>
          </table:table-cell>
          <table:table-cell/>
          <table:table-cell table:style-name="ce416" table:formula="of:=11.6/2" office:value-type="currency" office:currency="GBP" office:value="5.8" calcext:value-type="currency">
            <text:p>£5.80</text:p>
          </table:table-cell>
          <table:table-cell/>
          <table:table-cell table:style-name="ce257"/>
          <table:table-cell table:number-columns-repeated="3"/>
          <table:table-cell table:style-name="ce324" table:formula="of:=IF([.M12]&lt;&gt;&quot;&quot;;[.M12]-[.M11];0)" office:value-type="float" office:value="0" calcext:value-type="float">
            <text:p>0.00</text:p>
          </table:table-cell>
          <table:table-cell table:style-name="ce341" table:formula="of:=IF([.N12]&lt;&gt;&quot;&quot;;[.P12]/([.N12]/4.55);0)" office:value-type="float" office:value="0" calcext:value-type="float">
            <text:p>0.00</text:p>
          </table:table-cell>
          <table:table-cell table:style-name="ce341" table:formula="of:=IF([.N12]&lt;&gt;&quot;&quot;;[.V17]-[.N12];0)" office:value-type="float" office:value="0" calcext:value-type="float">
            <text:p>0.00</text:p>
          </table:table-cell>
          <table:table-cell table:style-name="ce341" table:formula="of:=([.R12]/4.55)*[.Q12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pressure</text:p>
          </table:table-cell>
          <table:table-cell table:style-name="ce372" office:value-type="float" office:value="36" calcext:value-type="float">
            <text:p>36.00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3-12-24" calcext:value-type="date">
            <text:p>2023-12-24</text:p>
          </table:table-cell>
          <table:table-cell table:style-name="ce265" office:value-type="string" calcext:value-type="string">
            <text:p>LED Rear Bulbs</text:p>
          </table:table-cell>
          <table:table-cell/>
          <table:table-cell table:style-name="ce294" office:value-type="currency" office:currency="£" office:value="4.94" calcext:value-type="currency">
            <text:p>£4.94</text:p>
          </table:table-cell>
          <table:table-cell table:style-name="ce282"/>
          <table:table-cell table:style-name="ce255" office:value-type="date" office:date-value="2024-04-17" calcext:value-type="date">
            <text:p>2024-04-17</text:p>
          </table:table-cell>
          <table:table-cell office:value-type="string" calcext:value-type="string">
            <text:p>Front Indicators</text:p>
          </table:table-cell>
          <table:table-cell/>
          <table:table-cell table:style-name="ce416" office:value-type="currency" office:currency="GBP" office:value="35.98" calcext:value-type="currency">
            <text:p>£35.98</text:p>
          </table:table-cell>
          <table:table-cell/>
          <table:table-cell table:style-name="ce257"/>
          <table:table-cell table:number-columns-repeated="3"/>
          <table:table-cell table:style-name="ce324" table:formula="of:=IF([.M13]&lt;&gt;&quot;&quot;;[.M13]-[.M12];0)" office:value-type="float" office:value="0" calcext:value-type="float">
            <text:p>0.00</text:p>
          </table:table-cell>
          <table:table-cell table:style-name="ce341" table:formula="of:=IF([.N13]&lt;&gt;&quot;&quot;;[.P13]/([.N13]/4.55);0)" office:value-type="float" office:value="0" calcext:value-type="float">
            <text:p>0.00</text:p>
          </table:table-cell>
          <table:table-cell table:style-name="ce341" table:formula="of:=IF([.N13]&lt;&gt;&quot;&quot;;[.V17]-[.N13];0)" office:value-type="float" office:value="0" calcext:value-type="float">
            <text:p>0.00</text:p>
          </table:table-cell>
          <table:table-cell table:style-name="ce341" table:formula="of:=([.R13]/4.55)*[.Q13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tyre size</text:p>
          </table:table-cell>
          <table:table-cell table:style-name="ce372" office:value-type="string" calcext:value-type="string">
            <text:p>180x55 ZR17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3-12-24" calcext:value-type="date">
            <text:p>2023-12-24</text:p>
          </table:table-cell>
          <table:table-cell table:style-name="ce265" office:value-type="string" calcext:value-type="string">
            <text:p>LED Sidelight</text:p>
          </table:table-cell>
          <table:table-cell/>
          <table:table-cell table:style-name="ce294" office:value-type="currency" office:currency="£" office:value="3.64" calcext:value-type="currency">
            <text:p>£3.64</text:p>
          </table:table-cell>
          <table:table-cell table:style-name="ce282"/>
          <table:table-cell table:style-name="ce255" office:value-type="date" office:date-value="2024-04-21" calcext:value-type="date">
            <text:p>2024-04-21</text:p>
          </table:table-cell>
          <table:table-cell table:style-name="ce265" office:value-type="string" calcext:value-type="string">
            <text:p>Tank Mounting Rubbers</text:p>
          </table:table-cell>
          <table:table-cell/>
          <table:table-cell table:style-name="ce416" table:formula="of:=(23.82/5)*2" office:value-type="currency" office:currency="GBP" office:value="9.528" calcext:value-type="currency">
            <text:p>£9.53</text:p>
          </table:table-cell>
          <table:table-cell/>
          <table:table-cell table:style-name="ce257"/>
          <table:table-cell table:number-columns-repeated="3"/>
          <table:table-cell table:style-name="ce324" table:formula="of:=IF([.M14]&lt;&gt;&quot;&quot;;[.M14]-[.M13];0)" office:value-type="float" office:value="0" calcext:value-type="float">
            <text:p>0.00</text:p>
          </table:table-cell>
          <table:table-cell table:style-name="ce341" table:formula="of:=IF([.N14]&lt;&gt;&quot;&quot;;[.P14]/([.N14]/4.55);0)" office:value-type="float" office:value="0" calcext:value-type="float">
            <text:p>0.00</text:p>
          </table:table-cell>
          <table:table-cell table:style-name="ce341" table:formula="of:=IF([.N14]&lt;&gt;&quot;&quot;;[.V17]-[.N14];0)" office:value-type="float" office:value="0" calcext:value-type="float">
            <text:p>0.00</text:p>
          </table:table-cell>
          <table:table-cell table:style-name="ce341" table:formula="of:=([.R14]/4.55)*[.Q14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pressure</text:p>
          </table:table-cell>
          <table:table-cell table:style-name="ce372" office:value-type="float" office:value="42" calcext:value-type="float">
            <text:p>42.00</text:p>
          </table:table-cell>
          <table:table-cell table:number-columns-repeated="1002"/>
        </table:table-row>
        <table:table-row table:style-name="ro1">
          <table:table-cell/>
          <table:table-cell table:style-name="ce255" office:value-type="date" office:date-value="2024-01-05" calcext:value-type="date">
            <text:p>2024-01-05</text:p>
          </table:table-cell>
          <table:table-cell office:value-type="string" calcext:value-type="string">
            <text:p>Keyrings</text:p>
          </table:table-cell>
          <table:table-cell/>
          <table:table-cell table:style-name="ce416" office:value-type="currency" office:currency="GBP" office:value="5.5" calcext:value-type="currency">
            <text:p>£5.50</text:p>
          </table:table-cell>
          <table:table-cell table:style-name="ce282"/>
          <table:table-cell table:style-name="ce257" office:value-type="date" office:date-value="2024-05-04" calcext:value-type="date">
            <text:p>2024-05-04</text:p>
          </table:table-cell>
          <table:table-cell table:style-name="ce265" office:value-type="string" calcext:value-type="string">
            <text:p>Carbon Wrap Intake Covers</text:p>
          </table:table-cell>
          <table:table-cell/>
          <table:table-cell table:style-name="ce278" office:value-type="currency" office:currency="GBP" office:value="70" calcext:value-type="currency">
            <text:p>£70.00</text:p>
          </table:table-cell>
          <table:table-cell/>
          <table:table-cell table:style-name="ce257"/>
          <table:table-cell table:number-columns-repeated="3"/>
          <table:table-cell table:style-name="ce324" table:formula="of:=IF([.M15]&lt;&gt;&quot;&quot;;[.M15]-[.M14];0)" office:value-type="float" office:value="0" calcext:value-type="float">
            <text:p>0.00</text:p>
          </table:table-cell>
          <table:table-cell table:style-name="ce341" table:formula="of:=IF([.N15]&lt;&gt;&quot;&quot;;[.P15]/([.N15]/4.55);0)" office:value-type="float" office:value="0" calcext:value-type="float">
            <text:p>0.00</text:p>
          </table:table-cell>
          <table:table-cell table:style-name="ce341" table:formula="of:=IF([.N15]&lt;&gt;&quot;&quot;;[.V17]-[.N15];0)" office:value-type="float" office:value="0" calcext:value-type="float">
            <text:p>0.00</text:p>
          </table:table-cell>
          <table:table-cell table:style-name="ce341" table:formula="of:=([.R15]/4.55)*[.Q1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capacity</text:p>
          </table:table-cell>
          <table:table-cell table:style-name="ce372" office:value-type="string" calcext:value-type="string">
            <text:p>3.5 Litres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4-02-13" calcext:value-type="date">
            <text:p>2024-02-13</text:p>
          </table:table-cell>
          <table:table-cell office:value-type="string" calcext:value-type="string">
            <text:p>R&amp;G Swingarm Bobbins</text:p>
          </table:table-cell>
          <table:table-cell/>
          <table:table-cell table:style-name="ce294" office:value-type="currency" office:currency="£" office:value="32.59" calcext:value-type="currency">
            <text:p>£32.59</text:p>
          </table:table-cell>
          <table:table-cell table:style-name="ce282"/>
          <table:table-cell table:style-name="ce255" office:value-type="date" office:date-value="2024-05-09" calcext:value-type="date">
            <text:p>2024-05-09</text:p>
          </table:table-cell>
          <table:table-cell office:value-type="string" calcext:value-type="string">
            <text:p>9x7 Road Legal Numberplate</text:p>
          </table:table-cell>
          <table:table-cell/>
          <table:table-cell table:style-name="ce416" office:value-type="currency" office:currency="GBP" office:value="10.95" calcext:value-type="currency">
            <text:p>£10.95</text:p>
          </table:table-cell>
          <table:table-cell/>
          <table:table-cell table:style-name="ce257"/>
          <table:table-cell table:number-columns-repeated="3"/>
          <table:table-cell table:style-name="ce324" table:formula="of:=IF([.M16]&lt;&gt;&quot;&quot;;[.M16]-[.M15];0)" office:value-type="float" office:value="0" calcext:value-type="float">
            <text:p>0.00</text:p>
          </table:table-cell>
          <table:table-cell table:style-name="ce341" table:formula="of:=IF([.N16]&lt;&gt;&quot;&quot;;[.P16]/([.N16]/4.55);0)" office:value-type="float" office:value="0" calcext:value-type="float">
            <text:p>0.00</text:p>
          </table:table-cell>
          <table:table-cell table:style-name="ce341" table:formula="of:=IF([.N16]&lt;&gt;&quot;&quot;;[.V17]-[.N16];0)" office:value-type="float" office:value="0" calcext:value-type="float">
            <text:p>0.00</text:p>
          </table:table-cell>
          <table:table-cell table:style-name="ce341" table:formula="of:=([.R16]/4.55)*[.Q1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type</text:p>
          </table:table-cell>
          <table:table-cell table:style-name="ce387" office:value-type="string" calcext:value-type="string">
            <text:p>10w40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4-02-13" calcext:value-type="date">
            <text:p>2024-02-13</text:p>
          </table:table-cell>
          <table:table-cell table:style-name="ce265" office:value-type="string" calcext:value-type="string">
            <text:p>Spare Key</text:p>
          </table:table-cell>
          <table:table-cell/>
          <table:table-cell table:style-name="ce294" office:value-type="currency" office:currency="£" office:value="5.55" calcext:value-type="currency">
            <text:p>£5.55</text:p>
          </table:table-cell>
          <table:table-cell table:style-name="ce282"/>
          <table:table-cell table:style-name="ce255" office:value-type="date" office:date-value="2024-06-26" calcext:value-type="date">
            <text:p>2024-06-26</text:p>
          </table:table-cell>
          <table:table-cell table:style-name="ce265" office:value-type="string" calcext:value-type="string">
            <text:p>RH Fork Leg</text:p>
          </table:table-cell>
          <table:table-cell/>
          <table:table-cell table:style-name="ce416" office:value-type="currency" office:currency="GBP" office:value="84.99" calcext:value-type="currency">
            <text:p>£84.99</text:p>
          </table:table-cell>
          <table:table-cell/>
          <table:table-cell table:style-name="ce257"/>
          <table:table-cell table:number-columns-repeated="3"/>
          <table:table-cell table:style-name="ce324" table:formula="of:=IF([.M17]&lt;&gt;&quot;&quot;;[.M17]-[.M16];0)" office:value-type="float" office:value="0" calcext:value-type="float">
            <text:p>0.00</text:p>
          </table:table-cell>
          <table:table-cell table:style-name="ce341" table:formula="of:=IF([.N17]&lt;&gt;&quot;&quot;;[.P17]/([.N17]/4.55);0)" office:value-type="float" office:value="0" calcext:value-type="float">
            <text:p>0.00</text:p>
          </table:table-cell>
          <table:table-cell table:style-name="ce341" table:formula="of:=IF([.N17]&lt;&gt;&quot;&quot;;[.V17]-[.N17];0)" office:value-type="float" office:value="0" calcext:value-type="float">
            <text:p>0.00</text:p>
          </table:table-cell>
          <table:table-cell table:style-name="ce341" table:formula="of:=([.R17]/4.55)*[.Q1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uel capacity</text:p>
          </table:table-cell>
          <table:table-cell table:style-name="ce372" office:value-type="float" office:value="20" calcext:value-type="float">
            <text:p>20.00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4-02-13" calcext:value-type="date">
            <text:p>2024-02-13</text:p>
          </table:table-cell>
          <table:table-cell office:value-type="string" calcext:value-type="string">
            <text:p>Exhaust Gasket and Clamp</text:p>
          </table:table-cell>
          <table:table-cell/>
          <table:table-cell table:style-name="ce294" office:value-type="currency" office:currency="£" office:value="11.95" calcext:value-type="currency">
            <text:p>£11.95</text:p>
          </table:table-cell>
          <table:table-cell table:style-name="ce282"/>
          <table:table-cell table:style-name="ce255" office:value-type="date" office:date-value="2024-04-04" calcext:value-type="date">
            <text:p>2024-04-04</text:p>
          </table:table-cell>
          <table:table-cell office:value-type="string" calcext:value-type="string">
            <text:p>Carb Rebuild &amp; Battery</text:p>
          </table:table-cell>
          <table:table-cell/>
          <table:table-cell table:style-name="ce416" office:value-type="currency" office:currency="GBP" office:value="499.08" calcext:value-type="currency">
            <text:p>£499.08</text:p>
          </table:table-cell>
          <table:table-cell/>
          <table:table-cell table:style-name="ce257"/>
          <table:table-cell table:number-columns-repeated="3"/>
          <table:table-cell table:style-name="ce324" table:formula="of:=IF([.M18]&lt;&gt;&quot;&quot;;[.M18]-[.M17];0)" office:value-type="float" office:value="0" calcext:value-type="float">
            <text:p>0.00</text:p>
          </table:table-cell>
          <table:table-cell table:style-name="ce341" table:formula="of:=IF([.N18]&lt;&gt;&quot;&quot;;[.P18]/([.N18]/4.55);0)" office:value-type="float" office:value="0" calcext:value-type="float">
            <text:p>0.00</text:p>
          </table:table-cell>
          <table:table-cell table:style-name="ce341" table:formula="of:=IF([.N18]&lt;&gt;&quot;&quot;;[.V17]-[.N18];0)" office:value-type="float" office:value="0" calcext:value-type="float">
            <text:p>0.00</text:p>
          </table:table-cell>
          <table:table-cell table:style-name="ce341" table:formula="of:=([.R18]/4.55)*[.Q18]" office:value-type="float" office:value="0" calcext:value-type="float">
            <text:p>0.00</text:p>
          </table:table-cell>
          <table:table-cell/>
          <table:table-cell table:style-name="ce259"/>
          <table:table-cell table:style-name="ce344"/>
          <table:table-cell table:number-columns-repeated="1002"/>
        </table:table-row>
        <table:table-row table:style-name="ro1">
          <table:table-cell/>
          <table:table-cell table:style-name="ce257" office:value-type="date" office:date-value="2024-02-16" calcext:value-type="date">
            <text:p>2024-02-16</text:p>
          </table:table-cell>
          <table:table-cell office:value-type="string" calcext:value-type="string">
            <text:p>Levers</text:p>
          </table:table-cell>
          <table:table-cell/>
          <table:table-cell table:style-name="ce294" office:value-type="currency" office:currency="£" office:value="40.82" calcext:value-type="currency">
            <text:p>£40.82</text:p>
          </table:table-cell>
          <table:table-cell table:style-name="ce282"/>
          <table:table-cell table:style-name="ce255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M.O.T.</text:p>
          </table:table-cell>
          <table:table-cell/>
          <table:table-cell table:style-name="ce416" office:value-type="currency" office:currency="GBP" office:value="29.5" calcext:value-type="currency">
            <text:p>£29.50</text:p>
          </table:table-cell>
          <table:table-cell/>
          <table:table-cell table:style-name="ce257"/>
          <table:table-cell table:number-columns-repeated="3"/>
          <table:table-cell table:style-name="ce324" table:formula="of:=IF([.M19]&lt;&gt;&quot;&quot;;[.M19]-[.M18];0)" office:value-type="float" office:value="0" calcext:value-type="float">
            <text:p>0.00</text:p>
          </table:table-cell>
          <table:table-cell table:style-name="ce341" table:formula="of:=IF([.N19]&lt;&gt;&quot;&quot;;[.P19]/([.N19]/4.55);0)" office:value-type="float" office:value="0" calcext:value-type="float">
            <text:p>0.00</text:p>
          </table:table-cell>
          <table:table-cell table:style-name="ce341" table:formula="of:=IF([.N19]&lt;&gt;&quot;&quot;;[.V17]-[.N19];0)" office:value-type="float" office:value="0" calcext:value-type="float">
            <text:p>0.00</text:p>
          </table:table-cell>
          <table:table-cell table:style-name="ce341" table:formula="of:=([.R19]/4.55)*[.Q19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 office:value-type="date" office:date-value="2024-02-16" calcext:value-type="date">
            <text:p>2024-02-16</text:p>
          </table:table-cell>
          <table:table-cell table:style-name="ce265" office:value-type="string" calcext:value-type="string">
            <text:p>Front Forks</text:p>
          </table:table-cell>
          <table:table-cell/>
          <table:table-cell table:style-name="ce294" office:value-type="currency" office:currency="£" office:value="200" calcext:value-type="currency">
            <text:p>£200.00</text:p>
          </table:table-cell>
          <table:table-cell table:style-name="ce282"/>
          <table:table-cell table:style-name="ce255" office:value-type="date" office:date-value="2025-04-10" calcext:value-type="date">
            <text:p>2025-04-10</text:p>
          </table:table-cell>
          <table:table-cell table:style-name="ce265" office:value-type="string" calcext:value-type="string">
            <text:p>Fork Seals &amp; Rebuild Kit</text:p>
          </table:table-cell>
          <table:table-cell/>
          <table:table-cell table:style-name="ce416" office:value-type="currency" office:currency="GBP" office:value="45.99" calcext:value-type="currency">
            <text:p>£45.99</text:p>
          </table:table-cell>
          <table:table-cell/>
          <table:table-cell table:style-name="ce257"/>
          <table:table-cell table:number-columns-repeated="3"/>
          <table:table-cell table:style-name="ce324" table:formula="of:=IF([.M20]&lt;&gt;&quot;&quot;;[.M20]-[.M19];0)" office:value-type="float" office:value="0" calcext:value-type="float">
            <text:p>0.00</text:p>
          </table:table-cell>
          <table:table-cell table:style-name="ce341" table:formula="of:=IF([.N20]&lt;&gt;&quot;&quot;;[.P20]/([.N20]/4.55);0)" office:value-type="float" office:value="0" calcext:value-type="float">
            <text:p>0.00</text:p>
          </table:table-cell>
          <table:table-cell table:style-name="ce341" table:formula="of:=IF([.N20]&lt;&gt;&quot;&quot;;[.V17]-[.N20];0)" office:value-type="float" office:value="0" calcext:value-type="float">
            <text:p>0.00</text:p>
          </table:table-cell>
          <table:table-cell table:style-name="ce341" table:formula="of:=([.R20]/4.55)*[.Q20]" office:value-type="float" office:value="0" calcext:value-type="float">
            <text:p>0.00</text:p>
          </table:table-cell>
          <table:table-cell/>
          <table:table-cell table:style-name="ce513"/>
          <table:table-cell table:style-name="ce540" office:value-type="string" calcext:value-type="string">
            <text:p>Bolt sizes</text:p>
          </table:table-cell>
          <table:table-cell table:style-name="ce545" table:number-columns-repeated="3"/>
          <table:table-cell table:style-name="ce547"/>
          <table:table-cell table:number-columns-repeated="998"/>
        </table:table-row>
        <table:table-row table:style-name="ro1">
          <table:table-cell/>
          <table:table-cell table:style-name="ce257" office:value-type="date" office:date-value="2024-03-27" calcext:value-type="date">
            <text:p>2024-03-27</text:p>
          </table:table-cell>
          <table:table-cell office:value-type="string" calcext:value-type="string">
            <text:p>R&amp;G Bar Ends</text:p>
          </table:table-cell>
          <table:table-cell/>
          <table:table-cell table:style-name="ce294" office:value-type="currency" office:currency="£" office:value="38.74" calcext:value-type="currency">
            <text:p>£38.74</text:p>
          </table:table-cell>
          <table:table-cell table:style-name="ce282"/>
          <table:table-cell table:style-name="ce255" office:value-type="date" office:date-value="2025-04-11" calcext:value-type="date">
            <text:p>2025-04-11</text:p>
          </table:table-cell>
          <table:table-cell table:style-name="ce265" office:value-type="string" calcext:value-type="string">
            <text:p>Replacement Forks</text:p>
          </table:table-cell>
          <table:table-cell/>
          <table:table-cell table:style-name="ce416" office:value-type="currency" office:currency="GBP" office:value="113" calcext:value-type="currency">
            <text:p>£113.00</text:p>
          </table:table-cell>
          <table:table-cell/>
          <table:table-cell table:style-name="ce257"/>
          <table:table-cell table:number-columns-repeated="3"/>
          <table:table-cell table:style-name="ce324" table:formula="of:=IF([.M21]&lt;&gt;&quot;&quot;;[.M21]-[.M20];0)" office:value-type="float" office:value="0" calcext:value-type="float">
            <text:p>0.00</text:p>
          </table:table-cell>
          <table:table-cell table:style-name="ce341" table:formula="of:=IF([.N21]&lt;&gt;&quot;&quot;;[.P21]/([.N21]/4.55);0)" office:value-type="float" office:value="0" calcext:value-type="float">
            <text:p>0.00</text:p>
          </table:table-cell>
          <table:table-cell table:style-name="ce341" table:formula="of:=IF([.N21]&lt;&gt;&quot;&quot;;[.V17]-[.N21];0)" office:value-type="float" office:value="0" calcext:value-type="float">
            <text:p>0.00</text:p>
          </table:table-cell>
          <table:table-cell table:style-name="ce341" table:formula="of:=([.R21]/4.55)*[.Q21]" office:value-type="float" office:value="0" calcext:value-type="float">
            <text:p>0.00</text:p>
          </table:table-cell>
          <table:table-cell/>
          <table:table-cell table:style-name="ce518" office:value-type="string" calcext:value-type="string">
            <text:p>Part Number</text:p>
          </table:table-cell>
          <table:table-cell table:style-name="ce541" office:value-type="string" calcext:value-type="string">
            <text:p>Description</text:p>
          </table:table-cell>
          <table:table-cell table:style-name="ce541" office:value-type="string" calcext:value-type="string">
            <text:p>Size</text:p>
          </table:table-cell>
          <table:table-cell table:style-name="ce541" office:value-type="string" calcext:value-type="string">
            <text:p>Qty.</text:p>
          </table:table-cell>
          <table:table-cell table:style-name="ce546" office:value-type="string" calcext:value-type="string">
            <text:p>N</text:p>
          </table:table-cell>
          <table:table-cell table:style-name="ce548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3-30" calcext:value-type="date">
            <text:p>2024-03-30</text:p>
          </table:table-cell>
          <table:table-cell office:value-type="string" calcext:value-type="string">
            <text:p>Crash Protection</text:p>
          </table:table-cell>
          <table:table-cell/>
          <table:table-cell table:style-name="ce294" office:value-type="currency" office:currency="£" office:value="57.99" calcext:value-type="currency">
            <text:p>£57.99</text:p>
          </table:table-cell>
          <table:table-cell table:style-name="ce282"/>
          <table:table-cell table:style-name="ce255" office:value-type="date" office:date-value="2025-04-27" calcext:value-type="date">
            <text:p>2025-04-27</text:p>
          </table:table-cell>
          <table:table-cell table:style-name="ce265" office:value-type="string" calcext:value-type="string">
            <text:p>4 Way Relay</text:p>
          </table:table-cell>
          <table:table-cell/>
          <table:table-cell table:style-name="ce416" office:value-type="currency" office:currency="GBP" office:value="15.59" calcext:value-type="currency">
            <text:p>£15.59</text:p>
          </table:table-cell>
          <table:table-cell/>
          <table:table-cell table:style-name="ce257"/>
          <table:table-cell table:number-columns-repeated="3"/>
          <table:table-cell table:style-name="ce324" table:formula="of:=IF([.M22]&lt;&gt;&quot;&quot;;[.M22]-[.M21];0)" office:value-type="float" office:value="0" calcext:value-type="float">
            <text:p>0.00</text:p>
          </table:table-cell>
          <table:table-cell table:style-name="ce341" table:formula="of:=IF([.N22]&lt;&gt;&quot;&quot;;[.P22]/([.N22]/4.55);0)" office:value-type="float" office:value="0" calcext:value-type="float">
            <text:p>0.00</text:p>
          </table:table-cell>
          <table:table-cell table:style-name="ce341" table:formula="of:=IF([.N22]&lt;&gt;&quot;&quot;;[.V17]-[.N22];0)" office:value-type="float" office:value="0" calcext:value-type="float">
            <text:p>0.00</text:p>
          </table:table-cell>
          <table:table-cell table:style-name="ce341" table:formula="of:=([.R22]/4.55)*[.Q22]" office:value-type="float" office:value="0" calcext:value-type="float">
            <text:p>0.00</text:p>
          </table:table-cell>
          <table:table-cell/>
          <table:table-cell table:style-name="ce520" office:value-type="string" calcext:value-type="string">
            <text:p>92150-1353</text:p>
          </table:table-cell>
          <table:table-cell table:style-name="ce542" office:value-type="string" calcext:value-type="string">
            <text:p>Sidestand mounting</text:p>
          </table:table-cell>
          <table:table-cell table:style-name="ce542" office:value-type="string" calcext:value-type="string">
            <text:p>M10x35</text:p>
          </table:table-cell>
          <table:table-cell table:style-name="ce542" office:value-type="float" office:value="2" calcext:value-type="float">
            <text:p>2</text:p>
          </table:table-cell>
          <table:table-cell table:style-name="ce542"/>
          <table:table-cell table:style-name="ce549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3-31" calcext:value-type="date">
            <text:p>2024-03-31</text:p>
          </table:table-cell>
          <table:table-cell office:value-type="string" calcext:value-type="string">
            <text:p>Carbon Top Yoke Cover</text:p>
          </table:table-cell>
          <table:table-cell/>
          <table:table-cell table:style-name="ce294" table:formula="of:=29.95+(9.95-6.69)/2" office:value-type="currency" office:currency="£" office:value="31.58" calcext:value-type="currency">
            <text:p>£31.58</text:p>
          </table:table-cell>
          <table:table-cell table:style-name="ce282"/>
          <table:table-cell table:style-name="ce255" office:value-type="date" office:date-value="2025-06-10" calcext:value-type="date">
            <text:p>2025-06-10</text:p>
          </table:table-cell>
          <table:table-cell table:style-name="ce265" office:value-type="string" calcext:value-type="string">
            <text:p>Bagster Seats</text:p>
          </table:table-cell>
          <table:table-cell/>
          <table:table-cell table:style-name="ce416" office:value-type="currency" office:currency="GBP" office:value="60" calcext:value-type="currency">
            <text:p>£60.00</text:p>
          </table:table-cell>
          <table:table-cell/>
          <table:table-cell table:style-name="ce257"/>
          <table:table-cell table:number-columns-repeated="3"/>
          <table:table-cell table:style-name="ce324" table:formula="of:=IF([.M23]&lt;&gt;&quot;&quot;;[.M23]-[.M22];0)" office:value-type="float" office:value="0" calcext:value-type="float">
            <text:p>0.00</text:p>
          </table:table-cell>
          <table:table-cell table:style-name="ce341" table:formula="of:=IF([.N23]&lt;&gt;&quot;&quot;;[.P23]/([.N23]/4.55);0)" office:value-type="float" office:value="0" calcext:value-type="float">
            <text:p>0.00</text:p>
          </table:table-cell>
          <table:table-cell table:style-name="ce341" table:formula="of:=IF([.N23]&lt;&gt;&quot;&quot;;[.V17]-[.N23];0)" office:value-type="float" office:value="0" calcext:value-type="float">
            <text:p>0.00</text:p>
          </table:table-cell>
          <table:table-cell table:style-name="ce341" table:formula="of:=([.R23]/4.55)*[.Q23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2-1127</text:p>
          </table:table-cell>
          <table:table-cell office:value-type="string" calcext:value-type="string">
            <text:p>Exhaust mounting</text:p>
          </table:table-cell>
          <table:table-cell office:value-type="string" calcext:value-type="string">
            <text:p>M10x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5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3-31" calcext:value-type="date">
            <text:p>2024-03-31</text:p>
          </table:table-cell>
          <table:table-cell office:value-type="string" calcext:value-type="string">
            <text:p>Carbon Clock Surround</text:p>
          </table:table-cell>
          <table:table-cell/>
          <table:table-cell table:style-name="ce294" table:formula="of:=36.95+(9.95-6.69)/2" office:value-type="currency" office:currency="£" office:value="38.58" calcext:value-type="currency">
            <text:p>£38.58</text:p>
          </table:table-cell>
          <table:table-cell table:style-name="ce282"/>
          <table:table-cell table:style-name="ce255" office:value-type="date" office:date-value="2025-11-21" calcext:value-type="date">
            <text:p>2025-11-21</text:p>
          </table:table-cell>
          <table:table-cell table:style-name="ce265" office:value-type="string" calcext:value-type="string">
            <text:p>Carb Clean</text:p>
          </table:table-cell>
          <table:table-cell/>
          <table:table-cell table:style-name="ce416" office:value-type="currency" office:currency="GBP" office:value="399.92" calcext:value-type="currency">
            <text:p>£399.92</text:p>
          </table:table-cell>
          <table:table-cell/>
          <table:table-cell table:style-name="ce257"/>
          <table:table-cell table:number-columns-repeated="3"/>
          <table:table-cell table:style-name="ce324" table:formula="of:=IF([.M24]&lt;&gt;&quot;&quot;;[.M24]-[.M23];0)" office:value-type="float" office:value="0" calcext:value-type="float">
            <text:p>0.00</text:p>
          </table:table-cell>
          <table:table-cell table:style-name="ce341" table:formula="of:=IF([.N24]&lt;&gt;&quot;&quot;;[.P24]/([.N24]/4.55);0)" office:value-type="float" office:value="0" calcext:value-type="float">
            <text:p>0.00</text:p>
          </table:table-cell>
          <table:table-cell table:style-name="ce341" table:formula="of:=IF([.N24]&lt;&gt;&quot;&quot;;[.V17]-[.N24];0)" office:value-type="float" office:value="0" calcext:value-type="float">
            <text:p>0.00</text:p>
          </table:table-cell>
          <table:table-cell table:style-name="ce341" table:formula="of:=([.R24]/4.55)*[.Q24]" office:value-type="float" office:value="0" calcext:value-type="float">
            <text:p>0.00</text:p>
          </table:table-cell>
          <table:table-cell/>
          <table:table-cell table:style-name="ce286" office:value-type="string" calcext:value-type="string">
            <text:p>130J0610</text:p>
          </table:table-cell>
          <table:table-cell table:style-name="ce265" office:value-type="string" calcext:value-type="string">
            <text:p>Fuel tap rubber mount</text:p>
          </table:table-cell>
          <table:table-cell table:style-name="ce265" office:value-type="string" calcext:value-type="string">
            <text:p>M6x10</text:p>
          </table:table-cell>
          <table:table-cell table:style-name="ce265"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3-31" calcext:value-type="date">
            <text:p>2024-03-31</text:p>
          </table:table-cell>
          <table:table-cell office:value-type="string" calcext:value-type="string">
            <text:p>Clutch Line</text:p>
          </table:table-cell>
          <table:table-cell/>
          <table:table-cell table:style-name="ce278" office:value-type="currency" office:currency="GBP" office:value="34.99" calcext:value-type="currency">
            <text:p>£34.99</text:p>
          </table:table-cell>
          <table:table-cell table:style-name="ce282"/>
          <table:table-cell table:style-name="ce255" office:value-type="date" office:date-value="2025-12-11" calcext:value-type="date">
            <text:p>2025-12-11</text:p>
          </table:table-cell>
          <table:table-cell table:style-name="ce265" office:value-type="string" calcext:value-type="string">
            <text:p>Front Brake Discs</text:p>
          </table:table-cell>
          <table:table-cell/>
          <table:table-cell table:style-name="ce416" office:value-type="currency" office:currency="GBP" office:value="98.35" calcext:value-type="currency">
            <text:p>£98.35</text:p>
          </table:table-cell>
          <table:table-cell/>
          <table:table-cell table:style-name="ce257"/>
          <table:table-cell table:number-columns-repeated="3"/>
          <table:table-cell table:style-name="ce324" table:formula="of:=IF([.M25]&lt;&gt;&quot;&quot;;[.M25]-[.M24];0)" office:value-type="float" office:value="0" calcext:value-type="float">
            <text:p>0.00</text:p>
          </table:table-cell>
          <table:table-cell table:style-name="ce341" table:formula="of:=IF([.N25]&lt;&gt;&quot;&quot;;[.P25]/([.N25]/4.55);0)" office:value-type="float" office:value="0" calcext:value-type="float">
            <text:p>0.00</text:p>
          </table:table-cell>
          <table:table-cell table:style-name="ce341" table:formula="of:=IF([.N25]&lt;&gt;&quot;&quot;;[.V17]-[.N25];0)" office:value-type="float" office:value="0" calcext:value-type="float">
            <text:p>0.00</text:p>
          </table:table-cell>
          <table:table-cell table:style-name="ce341" table:formula="of:=([.R25]/4.55)*[.Q25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0</text:p>
          </table:table-cell>
          <table:table-cell office:value-type="string" calcext:value-type="string">
            <text:p>Seat catch mounting</text:p>
          </table:table-cell>
          <table:table-cell office:value-type="string" calcext:value-type="string">
            <text:p>M6x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3-10-05" calcext:value-type="date">
            <text:p>2023-10-05</text:p>
          </table:table-cell>
          <table:table-cell table:style-name="ce265" office:value-type="string" calcext:value-type="string">
            <text:p>CF Front Mudguard</text:p>
          </table:table-cell>
          <table:table-cell/>
          <table:table-cell table:style-name="ce278" table:formula="of:=((169.95/100)*90)+(18/4)" office:value-type="currency" office:currency="GBP" office:value="157.455" calcext:value-type="currency">
            <text:p>£157.46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6]&lt;&gt;&quot;&quot;;[.M26]-[.M25];0)" office:value-type="float" office:value="0" calcext:value-type="float">
            <text:p>0.00</text:p>
          </table:table-cell>
          <table:table-cell table:style-name="ce341" table:formula="of:=IF([.N26]&lt;&gt;&quot;&quot;;[.P26]/([.N26]/4.55);0)" office:value-type="float" office:value="0" calcext:value-type="float">
            <text:p>0.00</text:p>
          </table:table-cell>
          <table:table-cell table:style-name="ce341" table:formula="of:=IF([.N26]&lt;&gt;&quot;&quot;;[.V17]-[.N26];0)" office:value-type="float" office:value="0" calcext:value-type="float">
            <text:p>0.00</text:p>
          </table:table-cell>
          <table:table-cell table:style-name="ce341" table:formula="of:=([.R26]/4.55)*[.Q26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150-1186</text:p>
          </table:table-cell>
          <table:table-cell office:value-type="string" calcext:value-type="string">
            <text:p>Rad fan mounting</text:p>
          </table:table-cell>
          <table:table-cell office:value-type="string" calcext:value-type="string">
            <text:p>M6x12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M10 Exhaust EndCan Bolts</text:p>
          </table:table-cell>
          <table:table-cell/>
          <table:table-cell table:style-name="ce278" office:value-type="currency" office:currency="GBP" office:value="5" calcext:value-type="currency">
            <text:p>£5.0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7]&lt;&gt;&quot;&quot;;[.M27]-[.M26];0)" office:value-type="float" office:value="0" calcext:value-type="float">
            <text:p>0.00</text:p>
          </table:table-cell>
          <table:table-cell table:style-name="ce341" table:formula="of:=IF([.N27]&lt;&gt;&quot;&quot;;[.P27]/([.N27]/4.55);0)" office:value-type="float" office:value="0" calcext:value-type="float">
            <text:p>0.00</text:p>
          </table:table-cell>
          <table:table-cell table:style-name="ce341" table:formula="of:=IF([.N27]&lt;&gt;&quot;&quot;;[.V17]-[.N27];0)" office:value-type="float" office:value="0" calcext:value-type="float">
            <text:p>0.00</text:p>
          </table:table-cell>
          <table:table-cell table:style-name="ce341" table:formula="of:=([.R27]/4.55)*[.Q27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Coil bracket mounting</text:p>
          </table:table-cell>
          <table:table-cell office:value-type="string" calcext:value-type="string">
            <text:p>M6x16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Red Silcone Hoses</text:p>
          </table:table-cell>
          <table:table-cell/>
          <table:table-cell table:style-name="ce278" office:value-type="currency" office:currency="GBP" office:value="69.99" calcext:value-type="currency">
            <text:p>£69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8]&lt;&gt;&quot;&quot;;[.M28]-[.M27];0)" office:value-type="float" office:value="0" calcext:value-type="float">
            <text:p>0.00</text:p>
          </table:table-cell>
          <table:table-cell table:style-name="ce341" table:formula="of:=IF([.N28]&lt;&gt;&quot;&quot;;[.P28]/([.N28]/4.55);0)" office:value-type="float" office:value="0" calcext:value-type="float">
            <text:p>0.00</text:p>
          </table:table-cell>
          <table:table-cell table:style-name="ce341" table:formula="of:=IF([.N28]&lt;&gt;&quot;&quot;;[.V17]-[.N28];0)" office:value-type="float" office:value="0" calcext:value-type="float">
            <text:p>0.00</text:p>
          </table:table-cell>
          <table:table-cell table:style-name="ce341" table:formula="of:=([.R28]/4.55)*[.Q28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Rad bracket mounting</text:p>
          </table:table-cell>
          <table:table-cell office:value-type="string" calcext:value-type="string">
            <text:p>M6x16</text:p>
          </table:table-cell>
          <table:table-cell office:value-type="float" office:value="8" calcext:value-type="float">
            <text:p>8</text:p>
          </table:table-cell>
          <table:table-cell/>
          <table:table-cell table:style-name="ce550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Exhaust Springs</text:p>
          </table:table-cell>
          <table:table-cell/>
          <table:table-cell table:style-name="ce278" office:value-type="currency" office:currency="GBP" office:value="22.36" calcext:value-type="currency">
            <text:p>£22.36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9]&lt;&gt;&quot;&quot;;[.M29]-[.M28];0)" office:value-type="float" office:value="0" calcext:value-type="float">
            <text:p>0.00</text:p>
          </table:table-cell>
          <table:table-cell table:style-name="ce341" table:formula="of:=IF([.N29]&lt;&gt;&quot;&quot;;[.P29]/([.N29]/4.55);0)" office:value-type="float" office:value="0" calcext:value-type="float">
            <text:p>0.00</text:p>
          </table:table-cell>
          <table:table-cell table:style-name="ce341" table:formula="of:=IF([.N29]&lt;&gt;&quot;&quot;;[.V17]-[.N29];0)" office:value-type="float" office:value="0" calcext:value-type="float">
            <text:p>0.00</text:p>
          </table:table-cell>
          <table:table-cell table:style-name="ce341" table:formula="of:=([.R29]/4.55)*[.Q29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Fuel pump bracket</text:p>
          </table:table-cell>
          <table:table-cell office:value-type="string" calcext:value-type="string">
            <text:p>M6x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Front HEL Brake Lines</text:p>
          </table:table-cell>
          <table:table-cell/>
          <table:table-cell table:style-name="ce278" office:value-type="currency" office:currency="GBP" office:value="64" calcext:value-type="currency">
            <text:p>£64.0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0]&lt;&gt;&quot;&quot;;[.M30]-[.M29];0)" office:value-type="float" office:value="0" calcext:value-type="float">
            <text:p>0.00</text:p>
          </table:table-cell>
          <table:table-cell table:style-name="ce341" table:formula="of:=IF([.N30]&lt;&gt;&quot;&quot;;[.P30]/([.N30]/4.55);0)" office:value-type="float" office:value="0" calcext:value-type="float">
            <text:p>0.00</text:p>
          </table:table-cell>
          <table:table-cell table:style-name="ce341" table:formula="of:=IF([.N30]&lt;&gt;&quot;&quot;;[.V17]-[.N30];0)" office:value-type="float" office:value="0" calcext:value-type="float">
            <text:p>0.00</text:p>
          </table:table-cell>
          <table:table-cell table:style-name="ce341" table:formula="of:=([.R30]/4.55)*[.Q30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436</text:p>
          </table:table-cell>
          <table:table-cell office:value-type="string" calcext:value-type="string">
            <text:p>Expansion tank mount top</text:p>
          </table:table-cell>
          <table:table-cell office:value-type="string" calcext:value-type="string">
            <text:p>M6x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Service Kit</text:p>
          </table:table-cell>
          <table:table-cell/>
          <table:table-cell table:style-name="ce278" office:value-type="currency" office:currency="GBP" office:value="83.74" calcext:value-type="currency">
            <text:p>£83.74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1]&lt;&gt;&quot;&quot;;[.M31]-[.M30];0)" office:value-type="float" office:value="0" calcext:value-type="float">
            <text:p>0.00</text:p>
          </table:table-cell>
          <table:table-cell table:style-name="ce341" table:formula="of:=IF([.N31]&lt;&gt;&quot;&quot;;[.P31]/([.N31]/4.55);0)" office:value-type="float" office:value="0" calcext:value-type="float">
            <text:p>0.00</text:p>
          </table:table-cell>
          <table:table-cell table:style-name="ce341" table:formula="of:=IF([.N31]&lt;&gt;&quot;&quot;;[.V17]-[.N31];0)" office:value-type="float" office:value="0" calcext:value-type="float">
            <text:p>0.00</text:p>
          </table:table-cell>
          <table:table-cell table:style-name="ce341" table:formula="of:=([.R31]/4.55)*[.Q31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663</text:p>
          </table:table-cell>
          <table:table-cell office:value-type="string" calcext:value-type="string">
            <text:p>Chain slipper mount SCREW</text:p>
          </table:table-cell>
          <table:table-cell office:value-type="string" calcext:value-type="string">
            <text:p>M6x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+4 Ignition Advancer</text:p>
          </table:table-cell>
          <table:table-cell/>
          <table:table-cell table:style-name="ce278" office:value-type="currency" office:currency="GBP" office:value="39.99" calcext:value-type="currency">
            <text:p>£39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2]&lt;&gt;&quot;&quot;;[.M32]-[.M31];0)" office:value-type="float" office:value="0" calcext:value-type="float">
            <text:p>0.00</text:p>
          </table:table-cell>
          <table:table-cell table:style-name="ce341" table:formula="of:=IF([.N32]&lt;&gt;&quot;&quot;;[.P32]/([.N32]/4.55);0)" office:value-type="float" office:value="0" calcext:value-type="float">
            <text:p>0.00</text:p>
          </table:table-cell>
          <table:table-cell table:style-name="ce341" table:formula="of:=IF([.N32]&lt;&gt;&quot;&quot;;[.V17]-[.N32];0)" office:value-type="float" office:value="0" calcext:value-type="float">
            <text:p>0.00</text:p>
          </table:table-cell>
          <table:table-cell table:style-name="ce341" table:formula="of:=([.R32]/4.55)*[.Q32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130J0620</text:p>
          </table:table-cell>
          <table:table-cell office:value-type="string" calcext:value-type="string">
            <text:p>Fuel tank front mount</text:p>
          </table:table-cell>
          <table:table-cell office:value-type="string" calcext:value-type="string">
            <text:p>M6x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50"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Rear Caliper Rebuild Kit</text:p>
          </table:table-cell>
          <table:table-cell/>
          <table:table-cell table:style-name="ce278" office:value-type="currency" office:currency="GBP" office:value="36.04" calcext:value-type="currency">
            <text:p>£36.04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3]&lt;&gt;&quot;&quot;;[.M33]-[.M32];0)" office:value-type="float" office:value="0" calcext:value-type="float">
            <text:p>0.00</text:p>
          </table:table-cell>
          <table:table-cell table:style-name="ce341" table:formula="of:=IF([.N33]&lt;&gt;&quot;&quot;;[.P33]/([.N33]/4.55);0)" office:value-type="float" office:value="0" calcext:value-type="float">
            <text:p>0.00</text:p>
          </table:table-cell>
          <table:table-cell table:style-name="ce341" table:formula="of:=IF([.N33]&lt;&gt;&quot;&quot;;[.V17]-[.N33];0)" office:value-type="float" office:value="0" calcext:value-type="float">
            <text:p>0.00</text:p>
          </table:table-cell>
          <table:table-cell table:style-name="ce341" table:formula="of:=([.R33]/4.55)*[.Q33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25</text:p>
          </table:table-cell>
          <table:table-cell office:value-type="string" calcext:value-type="string">
            <text:p>CDI bracket mounting</text:p>
          </table:table-cell>
          <table:table-cell office:value-type="string" calcext:value-type="string">
            <text:p>M6x25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Fuel Cap Mounting Bolts</text:p>
          </table:table-cell>
          <table:table-cell/>
          <table:table-cell table:style-name="ce278" table:formula="of:=12.53/2" office:value-type="currency" office:currency="GBP" office:value="6.265" calcext:value-type="currency">
            <text:p>£6.27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4]&lt;&gt;&quot;&quot;;[.M34]-[.M33];0)" office:value-type="float" office:value="0" calcext:value-type="float">
            <text:p>0.00</text:p>
          </table:table-cell>
          <table:table-cell table:style-name="ce341" table:formula="of:=IF([.N34]&lt;&gt;&quot;&quot;;[.P34]/([.N34]/4.55);0)" office:value-type="float" office:value="0" calcext:value-type="float">
            <text:p>0.00</text:p>
          </table:table-cell>
          <table:table-cell table:style-name="ce341" table:formula="of:=IF([.N34]&lt;&gt;&quot;&quot;;[.V17]-[.N34];0)" office:value-type="float" office:value="0" calcext:value-type="float">
            <text:p>0.00</text:p>
          </table:table-cell>
          <table:table-cell table:style-name="ce341" table:formula="of:=([.R34]/4.55)*[.Q34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130J0625</text:p>
          </table:table-cell>
          <table:table-cell table:style-name="ce265" office:value-type="string" calcext:value-type="string">
            <text:p>CDI mounting</text:p>
          </table:table-cell>
          <table:table-cell office:value-type="string" calcext:value-type="string">
            <text:p>M6x25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Stainless Brake Disc Bolts</text:p>
          </table:table-cell>
          <table:table-cell/>
          <table:table-cell table:style-name="ce278" table:formula="of:=76.5/2" office:value-type="currency" office:currency="GBP" office:value="38.25" calcext:value-type="currency">
            <text:p>£38.25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5]&lt;&gt;&quot;&quot;;[.M35]-[.M34];0)" office:value-type="float" office:value="0" calcext:value-type="float">
            <text:p>0.00</text:p>
          </table:table-cell>
          <table:table-cell table:style-name="ce341" table:formula="of:=IF([.N35]&lt;&gt;&quot;&quot;;[.P35]/([.N35]/4.55);0)" office:value-type="float" office:value="0" calcext:value-type="float">
            <text:p>0.00</text:p>
          </table:table-cell>
          <table:table-cell table:style-name="ce341" table:formula="of:=IF([.N35]&lt;&gt;&quot;&quot;;[.V17]-[.N35];0)" office:value-type="float" office:value="0" calcext:value-type="float">
            <text:p>0.00</text:p>
          </table:table-cell>
          <table:table-cell table:style-name="ce341" table:formula="of:=([.R35]/4.55)*[.Q35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25</text:p>
          </table:table-cell>
          <table:table-cell office:value-type="string" calcext:value-type="string">
            <text:p>Radiator mounting</text:p>
          </table:table-cell>
          <table:table-cell office:value-type="string" calcext:value-type="string">
            <text:p>M6x25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M10 Exhaust Washers</text:p>
          </table:table-cell>
          <table:table-cell/>
          <table:table-cell table:style-name="ce278" office:value-type="currency" office:currency="GBP" office:value="1.89" calcext:value-type="currency">
            <text:p>£1.8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6]&lt;&gt;&quot;&quot;;[.M36]-[.M35];0)" office:value-type="float" office:value="0" calcext:value-type="float">
            <text:p>0.00</text:p>
          </table:table-cell>
          <table:table-cell table:style-name="ce341" table:formula="of:=IF([.N36]&lt;&gt;&quot;&quot;;[.P36]/([.N36]/4.55);0)" office:value-type="float" office:value="0" calcext:value-type="float">
            <text:p>0.00</text:p>
          </table:table-cell>
          <table:table-cell table:style-name="ce341" table:formula="of:=IF([.N36]&lt;&gt;&quot;&quot;;[.V17]-[.N36];0)" office:value-type="float" office:value="0" calcext:value-type="float">
            <text:p>0.00</text:p>
          </table:table-cell>
          <table:table-cell table:style-name="ce341" table:formula="of:=([.R36]/4.55)*[.Q36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H0625</text:p>
          </table:table-cell>
          <table:table-cell office:value-type="string" calcext:value-type="string">
            <text:p>Rear light mounting</text:p>
          </table:table-cell>
          <table:table-cell office:value-type="string" calcext:value-type="string">
            <text:p>M6x25</text:p>
          </table:table-cell>
          <table:table-cell office:value-type="float" office:value="3" calcext:value-type="float">
            <text:p>3</text:p>
          </table:table-cell>
          <table:table-cell/>
          <table:table-cell table:style-name="ce550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Front and Rear Wheel Bobbins</text:p>
          </table:table-cell>
          <table:table-cell/>
          <table:table-cell table:style-name="ce278" office:value-type="currency" office:currency="GBP" office:value="60.99" calcext:value-type="currency">
            <text:p>£60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7]&lt;&gt;&quot;&quot;;[.M37]-[.M36];0)" office:value-type="float" office:value="0" calcext:value-type="float">
            <text:p>0.00</text:p>
          </table:table-cell>
          <table:table-cell table:style-name="ce341" table:formula="of:=IF([.N37]&lt;&gt;&quot;&quot;;[.P37]/([.N37]/4.55);0)" office:value-type="float" office:value="0" calcext:value-type="float">
            <text:p>0.00</text:p>
          </table:table-cell>
          <table:table-cell table:style-name="ce341" table:formula="of:=IF([.N37]&lt;&gt;&quot;&quot;;[.V17]-[.N37];0)" office:value-type="float" office:value="0" calcext:value-type="float">
            <text:p>0.00</text:p>
          </table:table-cell>
          <table:table-cell table:style-name="ce341" table:formula="of:=([.R37]/4.55)*[.Q37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G0640</text:p>
          </table:table-cell>
          <table:table-cell office:value-type="string" calcext:value-type="string">
            <text:p>Engine baffle mounting</text:p>
          </table:table-cell>
          <table:table-cell office:value-type="string" calcext:value-type="string">
            <text:p>M6x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Numberplate</text:p>
          </table:table-cell>
          <table:table-cell/>
          <table:table-cell table:style-name="ce278" office:value-type="currency" office:currency="GBP" office:value="10.9" calcext:value-type="currency">
            <text:p>£10.9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8]&lt;&gt;&quot;&quot;;[.M38]-[.M37];0)" office:value-type="float" office:value="0" calcext:value-type="float">
            <text:p>0.00</text:p>
          </table:table-cell>
          <table:table-cell table:style-name="ce341" table:formula="of:=IF([.N38]&lt;&gt;&quot;&quot;;[.P38]/([.N38]/4.55);0)" office:value-type="float" office:value="0" calcext:value-type="float">
            <text:p>0.00</text:p>
          </table:table-cell>
          <table:table-cell table:style-name="ce341" table:formula="of:=IF([.N38]&lt;&gt;&quot;&quot;;[.V17]-[.N38];0)" office:value-type="float" office:value="0" calcext:value-type="float">
            <text:p>0.00</text:p>
          </table:table-cell>
          <table:table-cell table:style-name="ce341" table:formula="of:=([.R38]/4.55)*[.Q38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736</text:p>
          </table:table-cell>
          <table:table-cell office:value-type="string" calcext:value-type="string">
            <text:p>Expansion tank mount bottom</text:p>
          </table:table-cell>
          <table:table-cell office:value-type="string" calcext:value-type="string">
            <text:p>M6x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Stainless Fairing Kit</text:p>
          </table:table-cell>
          <table:table-cell/>
          <table:table-cell table:style-name="ce278" office:value-type="currency" office:currency="GBP" office:value="25.99" calcext:value-type="currency">
            <text:p>£25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9]&lt;&gt;&quot;&quot;;[.M39]-[.M38];0)" office:value-type="float" office:value="0" calcext:value-type="float">
            <text:p>0.00</text:p>
          </table:table-cell>
          <table:table-cell table:style-name="ce341" table:formula="of:=IF([.N39]&lt;&gt;&quot;&quot;;[.P39]/([.N39]/4.55);0)" office:value-type="float" office:value="0" calcext:value-type="float">
            <text:p>0.00</text:p>
          </table:table-cell>
          <table:table-cell table:style-name="ce341" table:formula="of:=IF([.N39]&lt;&gt;&quot;&quot;;[.V17]-[.N39];0)" office:value-type="float" office:value="0" calcext:value-type="float">
            <text:p>0.00</text:p>
          </table:table-cell>
          <table:table-cell table:style-name="ce341" table:formula="of:=([.R39]/4.55)*[.Q39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G0645</text:p>
          </table:table-cell>
          <table:table-cell office:value-type="string" calcext:value-type="string">
            <text:p>Coil mounting</text:p>
          </table:table-cell>
          <table:table-cell office:value-type="string" calcext:value-type="string">
            <text:p>M6x45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Stainless Fork Pinch Bolts</text:p>
          </table:table-cell>
          <table:table-cell/>
          <table:table-cell table:style-name="ce278" office:value-type="currency" office:currency="GBP" office:value="8.84" calcext:value-type="currency">
            <text:p>£8.84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40]&lt;&gt;&quot;&quot;;[.M40]-[.M39];0)" office:value-type="float" office:value="0" calcext:value-type="float">
            <text:p>0.00</text:p>
          </table:table-cell>
          <table:table-cell table:style-name="ce341" table:formula="of:=IF([.N40]&lt;&gt;&quot;&quot;;[.P40]/([.N40]/4.55);0)" office:value-type="float" office:value="0" calcext:value-type="float">
            <text:p>0.00</text:p>
          </table:table-cell>
          <table:table-cell table:style-name="ce341" table:formula="of:=IF([.N40]&lt;&gt;&quot;&quot;;[.V17]-[.N40];0)" office:value-type="float" office:value="0" calcext:value-type="float">
            <text:p>0.00</text:p>
          </table:table-cell>
          <table:table-cell table:style-name="ce341" table:formula="of:=([.R40]/4.55)*[.Q40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735</text:p>
          </table:table-cell>
          <table:table-cell office:value-type="string" calcext:value-type="string">
            <text:p>Expansion tank mount middle</text:p>
          </table:table-cell>
          <table:table-cell office:value-type="string" calcext:value-type="string">
            <text:p>M6x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office:value-type="string" calcext:value-type="string">
            <text:p>Black Standard Screen</text:p>
          </table:table-cell>
          <table:table-cell table:style-name="ce265"/>
          <table:table-cell table:style-name="ce276" office:value-type="currency" office:currency="GBP" office:value="53.42" calcext:value-type="currency">
            <text:p>£53.42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310"/>
          <table:table-cell table:style-name="ce326" table:number-columns-repeated="2"/>
          <table:table-cell table:style-name="ce332"/>
          <table:table-cell table:style-name="ce451" table:formula="of:=SUM([.P4:.P30])" office:value-type="float" office:value="249" calcext:value-type="float">
            <text:p>249.00</text:p>
          </table:table-cell>
          <table:table-cell table:style-name="ce342" table:formula="of:=SUM([.Q3:.Q30])/27" office:value-type="float" office:value="4.00367404481044" calcext:value-type="float">
            <text:p>4.00</text:p>
          </table:table-cell>
          <table:table-cell table:style-name="ce341" table:number-columns-repeated="2"/>
          <table:table-cell table:style-name="ce506"/>
          <table:table-cell table:style-name="ce525" office:value-type="string" calcext:value-type="string">
            <text:p>130J0812</text:p>
          </table:table-cell>
          <table:table-cell office:value-type="string" calcext:value-type="string">
            <text:p>Fuel tank front mount</text:p>
          </table:table-cell>
          <table:table-cell office:value-type="string" calcext:value-type="string">
            <text:p>M8x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Numberplate Surround</text:p>
          </table:table-cell>
          <table:table-cell/>
          <table:table-cell table:style-name="ce416" office:value-type="currency" office:currency="GBP" office:value="9.99" calcext:value-type="currency">
            <text:p>£9.99</text:p>
          </table:table-cell>
          <table:table-cell table:style-name="ce282"/>
          <table:table-cell table:style-name="ce256"/>
          <table:table-cell table:style-name="ce265" table:number-columns-repeated="2"/>
          <table:table-cell table:style-name="ce299"/>
          <table:table-cell/>
          <table:table-cell table:style-name="ce311"/>
          <table:table-cell table:style-name="ce424"/>
          <table:table-cell table:style-name="ce327" office:value-type="string" calcext:value-type="string">
            <text:p>Fuel Costs To Date</text:p>
          </table:table-cell>
          <table:table-cell table:style-name="ce333" table:formula="of:=SUM([.O3:.O40])" office:value-type="currency" office:currency="GBP" office:value="54.02" calcext:value-type="currency">
            <text:p>£54.02</text:p>
          </table:table-cell>
          <table:table-cell table:style-name="ce480"/>
          <table:table-cell table:style-name="ce343" table:number-columns-repeated="3"/>
          <table:table-cell/>
          <table:table-cell table:style-name="ce525" office:value-type="string" calcext:value-type="string">
            <text:p>92002-1178</text:p>
          </table:table-cell>
          <table:table-cell office:value-type="string" calcext:value-type="string">
            <text:p>Rear caliper mounting</text:p>
          </table:table-cell>
          <table:table-cell office:value-type="string" calcext:value-type="string">
            <text:p>M8x2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style-name="ce265"/>
          <table:table-cell table:number-columns-repeated="997"/>
        </table:table-row>
        <table:table-row table:style-name="ro3">
          <table:table-cell/>
          <table:table-cell table:style-name="ce259"/>
          <table:table-cell table:style-name="ce268" office:value-type="string" calcext:value-type="string">
            <text:p>Sub-Total</text:p>
          </table:table-cell>
          <table:table-cell table:style-name="ce272"/>
          <table:table-cell table:style-name="ce300" table:formula="of:=SUM([.E3:.E42])" office:value-type="currency" office:currency="GBP" office:value="2668.15" calcext:value-type="currency">
            <text:p>£2,668.15</text:p>
          </table:table-cell>
          <table:table-cell table:style-name="ce272" table:number-columns-repeated="2"/>
          <table:table-cell table:style-name="ce268" office:value-type="string" calcext:value-type="string">
            <text:p>Total To Date</text:p>
          </table:table-cell>
          <table:table-cell table:style-name="ce272"/>
          <table:table-cell table:style-name="ce306" table:formula="of:=[.E43]+SUM([.J3:.J42])" office:value-type="currency" office:currency="GBP" office:value="4457.498" calcext:value-type="currency">
            <text:p>£4,457.50</text:p>
          </table:table-cell>
          <table:table-cell/>
          <table:table-cell table:style-name="ce312"/>
          <table:table-cell table:style-name="ce428"/>
          <table:table-cell table:style-name="ce328" office:value-type="string" calcext:value-type="string">
            <text:p>Overall Running Costs To Date</text:p>
          </table:table-cell>
          <table:table-cell table:style-name="ce279" table:formula="of:=IF(([.P3]+[.P4])&gt;0;([.J43]+[.O42])/(SUM([.P3:.P40]));0)" office:value-type="currency" office:currency="GBP" office:value="18.118546184739" calcext:value-type="currency">
            <text:p>£18.12</text:p>
          </table:table-cell>
          <table:table-cell table:style-name="ce498" office:value-type="string" calcext:value-type="string">
            <text:p>Per Mile</text:p>
          </table:table-cell>
          <table:table-cell table:style-name="ce344" table:number-columns-repeated="3"/>
          <table:table-cell/>
          <table:table-cell table:style-name="ce530" office:value-type="string" calcext:value-type="string">
            <text:p>220AB0425</text:p>
          </table:table-cell>
          <table:table-cell table:style-name="ce543" office:value-type="string" calcext:value-type="string">
            <text:p>Fuel Tap Screw</text:p>
          </table:table-cell>
          <table:table-cell table:style-name="ce543" office:value-type="string" calcext:value-type="string">
            <text:p>M4x25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50"/>
          <table:table-cell table:number-columns-repeated="998"/>
        </table:table-row>
        <table:table-row table:style-name="ro1">
          <table:table-cell/>
          <table:table-cell table:style-name="ce260"/>
          <table:table-cell table:number-columns-repeated="2"/>
          <table:table-cell table:style-name="ce301"/>
          <table:table-cell table:number-columns-repeated="15"/>
          <table:table-cell table:style-name="ce256"/>
          <table:table-cell table:number-columns-repeated="4"/>
          <table:table-cell table:style-name="ce550"/>
          <table:table-cell table:number-columns-repeated="998"/>
        </table:table-row>
        <table:table-row table:style-name="ro1">
          <table:table-cell table:number-columns-repeated="20"/>
          <table:table-cell table:style-name="ce535" office:value-type="string" calcext:value-type="string">
            <text:p>+M6 Rubber Captive Nuts</text:p>
          </table:table-cell>
          <table:table-cell table:style-name="ce544" table:number-columns-repeated="4"/>
          <table:table-cell table:style-name="ce551"/>
          <table:table-cell table:number-columns-repeated="998"/>
        </table:table-row>
        <table:table-row table:style-name="ro2">
          <table:table-cell/>
          <table:table-cell table:style-name="ce261"/>
          <table:table-cell table:number-columns-repeated="2"/>
          <table:table-cell table:style-name="ce420"/>
          <table:table-cell/>
          <table:table-cell table:style-name="Default" table:number-columns-repeated="4"/>
          <table:table-cell table:number-columns-repeated="10"/>
          <table:table-cell table:style-name="ce288"/>
          <table:table-cell table:number-columns-repeated="1003"/>
        </table:table-row>
        <table:table-row table:style-name="ro2">
          <table:table-cell/>
          <table:table-cell table:style-name="ce261"/>
          <table:table-cell table:style-name="ce280"/>
          <table:table-cell/>
          <table:table-cell table:style-name="ce420"/>
          <table:table-cell/>
          <table:table-cell table:style-name="Default" table:number-columns-repeated="4"/>
          <table:table-cell table:number-columns-repeated="10"/>
          <table:table-cell table:style-name="ce265" office:value-type="string" calcext:value-type="string">
            <text:p>Front caliper Banjo Bolts M10x1.2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ar caliper Bano Bolts M10z1.2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hain 530x110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15t Front Sprocket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46T Rear Sprocket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sxr600k1 Front Calipers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ZX01R ‘07 Rear Caliper</text:p>
          </table:table-cell>
          <table:table-cell table:number-columns-repeated="100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wasaki_ZX9R_B1_2" table:style-name="ta1">
        <table:table-column table:style-name="co1" table:default-cell-style-name="ce252"/>
        <table:table-column table:style-name="co2" table:default-cell-style-name="ce252"/>
        <table:table-column table:style-name="co3" table:default-cell-style-name="ce252"/>
        <table:table-column table:style-name="co4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252"/>
        <table:table-column table:style-name="co6" table:default-cell-style-name="ce252"/>
        <table:table-column table:style-name="co1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313"/>
        <table:table-column table:style-name="co9" table:default-cell-style-name="ce324"/>
        <table:table-column table:style-name="co10" table:default-cell-style-name="ce324"/>
        <table:table-column table:style-name="co5" table:default-cell-style-name="ce280"/>
        <table:table-column table:style-name="co11" table:default-cell-style-name="ce317"/>
        <table:table-column table:style-name="co12" table:default-cell-style-name="ce324"/>
        <table:table-column table:style-name="co13" table:default-cell-style-name="ce324"/>
        <table:table-column table:style-name="co14" table:default-cell-style-name="ce324"/>
        <table:table-column table:style-name="co18" table:default-cell-style-name="ce252"/>
        <table:table-column table:style-name="co16" table:default-cell-style-name="ce252"/>
        <table:table-column table:style-name="co19" table:default-cell-style-name="ce252"/>
        <table:table-column table:style-name="co20" table:default-cell-style-name="ce252"/>
        <table:table-column table:style-name="co21" table:default-cell-style-name="ce252"/>
        <table:table-column table:style-name="co22" table:default-cell-style-name="ce252"/>
        <table:table-column table:style-name="co23" table:default-cell-style-name="ce252"/>
        <table:table-column table:style-name="co7" table:number-columns-repeated="998" table:default-cell-style-name="ce252"/>
        <table:table-row table:style-name="ro1">
          <table:table-cell/>
          <table:table-cell table:style-name="ce253"/>
          <table:table-cell table:style-name="ce262" office:value-type="string" calcext:value-type="string">
            <text:p>Motorcycle Costs</text:p>
          </table:table-cell>
          <table:table-cell table:style-name="ce269"/>
          <table:table-cell table:style-name="ce296"/>
          <table:table-cell table:style-name="ce269"/>
          <table:table-cell table:style-name="ce262"/>
          <table:table-cell table:style-name="ce269" table:number-columns-repeated="2"/>
          <table:table-cell table:style-name="ce303"/>
          <table:table-cell/>
          <table:table-cell table:style-name="ce307"/>
          <table:table-cell table:style-name="ce421" office:value-type="string" calcext:value-type="string">
            <text:p>Fuel Costs</text:p>
          </table:table-cell>
          <table:table-cell table:style-name="ce322"/>
          <table:table-cell/>
          <table:table-cell table:style-name="ce448" office:value-type="string" calcext:value-type="string">
            <text:p>Fuel Economy</text:p>
          </table:table-cell>
          <table:table-cell table:style-name="ce338" table:number-columns-repeated="3"/>
          <table:table-cell/>
          <table:table-cell table:style-name="ce346" office:value-type="string" calcext:value-type="string">
            <text:p>Vehicle Details</text:p>
          </table:table-cell>
          <table:table-cell table:style-name="ce349"/>
          <table:table-cell table:number-columns-repeated="1002"/>
        </table:table-row>
        <table:table-row table:style-name="ro4">
          <table:table-cell/>
          <table:table-cell table:style-name="ce25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97" office:value-type="string" calcext:value-type="string">
            <text:p>Cost</text:p>
          </table:table-cell>
          <table:table-cell table:style-name="ce271"/>
          <table:table-cell table:style-name="ce263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304" office:value-type="string" calcext:value-type="string">
            <text:p>Cost</text:p>
          </table:table-cell>
          <table:table-cell/>
          <table:table-cell table:style-name="ce308" office:value-type="string" calcext:value-type="string">
            <text:p>Date</text:p>
          </table:table-cell>
          <table:table-cell table:style-name="ce323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329" office:value-type="string" calcext:value-type="string">
            <text:p>Cost</text:p>
          </table:table-cell>
          <table:table-cell table:style-name="ce315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 table:style-name="ce345" office:value-type="string" calcext:value-type="string">
            <text:p>No. Litres</text:p>
            <text:p>Left</text:p>
          </table:table-cell>
          <table:table-cell table:style-name="ce345" office:value-type="string" calcext:value-type="string">
            <text:p>No. Miles</text:p>
            <text:p>Left</text:p>
          </table:table-cell>
          <table:table-cell/>
          <table:table-cell table:style-name="ce347"/>
          <table:table-cell table:style-name="ce343"/>
          <table:table-cell table:number-columns-repeated="100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office:value-type="string" calcext:value-type="string">
            <text:p>Deposit</text:p>
          </table:table-cell>
          <table:table-cell/>
          <table:table-cell table:style-name="ce294" office:value-type="currency" office:currency="£" office:value="100" calcext:value-type="currency">
            <text:p>£100.00</text:p>
          </table:table-cell>
          <table:table-cell table:style-name="ce282"/>
          <table:table-cell table:style-name="ce257"/>
          <table:table-cell/>
          <table:table-cell table:style-name="ce265"/>
          <table:table-cell table:style-name="ce276"/>
          <table:table-cell/>
          <table:table-cell table:style-name="ce309" office:value-type="date" office:date-value="2025-02-19" calcext:value-type="date">
            <text:p>2025-02-19</text:p>
          </table:table-cell>
          <table:table-cell table:style-name="ce322" office:value-type="float" office:value="28448" calcext:value-type="float">
            <text:p>28448.00</text:p>
          </table:table-cell>
          <table:table-cell table:style-name="ce322"/>
          <table:table-cell table:style-name="ce330"/>
          <table:table-cell table:style-name="ce319" office:value-type="float" office:value="0" calcext:value-type="float">
            <text:p>0.00</text:p>
          </table:table-cell>
          <table:table-cell table:style-name="ce340" office:value-type="float" office:value="0" calcext:value-type="float">
            <text:p>0.00</text:p>
          </table:table-cell>
          <table:table-cell table:style-name="ce340" table:number-columns-repeated="2"/>
          <table:table-cell/>
          <table:table-cell table:style-name="ce348" office:value-type="string" calcext:value-type="string">
            <text:p>Registration</text:p>
          </table:table-cell>
          <table:table-cell table:style-name="ce372" office:value-type="string" calcext:value-type="string">
            <text:p>M987 PDC</text:p>
          </table:table-cell>
          <table:table-cell table:style-name="ce265" table:number-columns-repeated="5"/>
          <table:table-cell table:number-columns-repeated="997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office:value-type="string" calcext:value-type="string">
            <text:p>Purchase Cost (28448 Miles)</text:p>
          </table:table-cell>
          <table:table-cell/>
          <table:table-cell table:style-name="ce294" office:value-type="currency" office:currency="£" office:value="750" calcext:value-type="currency">
            <text:p>£750.0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2"/>
          <table:table-cell table:style-name="ce331"/>
          <table:table-cell table:style-name="ce324" table:formula="of:=IF([.M4]&lt;&gt;&quot;&quot;;[.M4]-[.M3];0)" office:value-type="float" office:value="0" calcext:value-type="float">
            <text:p>0.00</text:p>
          </table:table-cell>
          <table:table-cell table:style-name="ce341" table:formula="of:=IF([.N4]&lt;&gt;&quot;&quot;;[.P4]/([.N4]/4.55);0)" office:value-type="float" office:value="0" calcext:value-type="float">
            <text:p>0.00</text:p>
          </table:table-cell>
          <table:table-cell table:style-name="ce341" table:formula="of:=IF([.N4]&lt;&gt;&quot;&quot;;[.V17]-[.N4];0)" office:value-type="float" office:value="0" calcext:value-type="float">
            <text:p>0.00</text:p>
          </table:table-cell>
          <table:table-cell table:style-name="ce341" table:formula="of:=([.R4]/4.55)*[.Q4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V5C Reference</text:p>
          </table:table-cell>
          <table:table-cell table:style-name="ce299" office:value-type="float" office:value="50486782030" calcext:value-type="float">
            <text:p>50486782030</text:p>
          </table:table-cell>
          <table:table-cell table:number-columns-repeated="4"/>
          <table:table-cell table:style-name="ce265" table:number-columns-repeated="2"/>
          <table:table-cell table:number-columns-repeated="996"/>
        </table:table-row>
        <table:table-row table:style-name="ro2">
          <table:table-cell/>
          <table:table-cell table:style-name="ce257" office:value-type="date" office:date-value="2025-02-19" calcext:value-type="date">
            <text:p>2025-02-19</text:p>
          </table:table-cell>
          <table:table-cell office:value-type="string" calcext:value-type="string">
            <text:p>Delivery</text:p>
          </table:table-cell>
          <table:table-cell/>
          <table:table-cell table:style-name="ce294" office:value-type="currency" office:currency="£" office:value="160" calcext:value-type="currency">
            <text:p>£160.0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5]&lt;&gt;&quot;&quot;;[.M5]-[.M4];0)" office:value-type="float" office:value="0" calcext:value-type="float">
            <text:p>0.00</text:p>
          </table:table-cell>
          <table:table-cell table:style-name="ce341" table:formula="of:=IF([.N5]&lt;&gt;&quot;&quot;;[.P5]/([.N5]/4.55);0)" office:value-type="float" office:value="0" calcext:value-type="float">
            <text:p>0.00</text:p>
          </table:table-cell>
          <table:table-cell table:style-name="ce341" table:formula="of:=IF([.N5]&lt;&gt;&quot;&quot;;[.V17]-[.N5];0)" office:value-type="float" office:value="0" calcext:value-type="float">
            <text:p>0.00</text:p>
          </table:table-cell>
          <table:table-cell table:style-name="ce341" table:formula="of:=([.R5]/4.55)*[.Q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Insurance Due</text:p>
          </table:table-cell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257" office:value-type="date" office:date-value="2025-10-17" calcext:value-type="date">
            <text:p>2025-10-17</text:p>
          </table:table-cell>
          <table:table-cell office:value-type="string" calcext:value-type="string">
            <text:p>Engine Clutch Cover</text:p>
          </table:table-cell>
          <table:table-cell/>
          <table:table-cell table:style-name="ce278" office:value-type="currency" office:currency="GBP" office:value="14" calcext:value-type="currency">
            <text:p>£14.0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6]&lt;&gt;&quot;&quot;;[.M6]-[.M5];0)" office:value-type="float" office:value="0" calcext:value-type="float">
            <text:p>0.00</text:p>
          </table:table-cell>
          <table:table-cell table:style-name="ce341" table:formula="of:=IF([.N6]&lt;&gt;&quot;&quot;;[.P6]/([.N6]/4.55);0)" office:value-type="float" office:value="0" calcext:value-type="float">
            <text:p>0.00</text:p>
          </table:table-cell>
          <table:table-cell table:style-name="ce341" table:formula="of:=IF([.N6]&lt;&gt;&quot;&quot;;[.V17]-[.N6];0)" office:value-type="float" office:value="0" calcext:value-type="float">
            <text:p>0.00</text:p>
          </table:table-cell>
          <table:table-cell table:style-name="ce341" table:formula="of:=([.R6]/4.55)*[.Q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M.O.T due</text:p>
          </table:table-cell>
          <table:table-cell table:style-name="ce383" office:value-type="date" office:date-value="2025-08-18" calcext:value-type="date">
            <text:p>2025-08-18</text:p>
          </table:table-cell>
          <table:table-cell table:number-columns-repeated="1002"/>
        </table:table-row>
        <table:table-row table:style-name="ro1">
          <table:table-cell/>
          <table:table-cell table:style-name="ce257" office:value-type="date" office:date-value="2025-10-17" calcext:value-type="date">
            <text:p>2025-10-17</text:p>
          </table:table-cell>
          <table:table-cell table:style-name="ce265" office:value-type="string" calcext:value-type="string">
            <text:p>Engine Sprocket Cover</text:p>
          </table:table-cell>
          <table:table-cell/>
          <table:table-cell table:style-name="ce416" office:value-type="currency" office:currency="GBP" office:value="9" calcext:value-type="currency">
            <text:p>£9.0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7]&lt;&gt;&quot;&quot;;[.M7]-[.M6];0)" office:value-type="float" office:value="0" calcext:value-type="float">
            <text:p>0.00</text:p>
          </table:table-cell>
          <table:table-cell table:style-name="ce341" table:formula="of:=IF([.N7]&lt;&gt;&quot;&quot;;[.P7]/([.N7]/4.55);0)" office:value-type="float" office:value="0" calcext:value-type="float">
            <text:p>0.00</text:p>
          </table:table-cell>
          <table:table-cell table:style-name="ce341" table:formula="of:=IF([.N7]&lt;&gt;&quot;&quot;;[.V17]-[.N7];0)" office:value-type="float" office:value="0" calcext:value-type="float">
            <text:p>0.00</text:p>
          </table:table-cell>
          <table:table-cell table:style-name="ce341" table:formula="of:=([.R7]/4.55)*[.Q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oad tax due</text:p>
          </table:table-cell>
          <table:table-cell table:style-name="ce382"/>
          <table:table-cell table:number-columns-repeated="1002"/>
        </table:table-row>
        <table:table-row table:style-name="ro1">
          <table:table-cell/>
          <table:table-cell table:style-name="ce255" office:value-type="date" office:date-value="2025-10-20" calcext:value-type="date">
            <text:p>2025-10-20</text:p>
          </table:table-cell>
          <table:table-cell table:style-name="ce265" office:value-type="string" calcext:value-type="string">
            <text:p>Engine Pickup Cover</text:p>
          </table:table-cell>
          <table:table-cell/>
          <table:table-cell table:style-name="ce416" office:value-type="currency" office:currency="GBP" office:value="10" calcext:value-type="currency">
            <text:p>£10.0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8]&lt;&gt;&quot;&quot;;[.M8]-[.M7];0)" office:value-type="float" office:value="0" calcext:value-type="float">
            <text:p>0.00</text:p>
          </table:table-cell>
          <table:table-cell table:style-name="ce341" table:formula="of:=IF([.N8]&lt;&gt;&quot;&quot;;[.P8]/([.N8]/4.55);0)" office:value-type="float" office:value="0" calcext:value-type="float">
            <text:p>0.00</text:p>
          </table:table-cell>
          <table:table-cell table:style-name="ce341" table:formula="of:=IF([.N8]&lt;&gt;&quot;&quot;;[.V17]-[.N8];0)" office:value-type="float" office:value="0" calcext:value-type="float">
            <text:p>0.00</text:p>
          </table:table-cell>
          <table:table-cell table:style-name="ce341" table:formula="of:=([.R8]/4.55)*[.Q8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Last Service</text:p>
          </table:table-cell>
          <table:table-cell table:style-name="ce299"/>
          <table:table-cell table:style-name="ce265" table:number-columns-repeated="4"/>
          <table:table-cell table:number-columns-repeated="998"/>
        </table:table-row>
        <table:table-row table:style-name="ro1">
          <table:table-cell/>
          <table:table-cell table:style-name="ce257" office:value-type="date" office:date-value="2025-10-29" calcext:value-type="date">
            <text:p>2025-10-29</text:p>
          </table:table-cell>
          <table:table-cell office:value-type="string" calcext:value-type="string">
            <text:p>Ohlins Shock</text:p>
          </table:table-cell>
          <table:table-cell/>
          <table:table-cell table:style-name="ce278" office:value-type="currency" office:currency="GBP" office:value="89.99" calcext:value-type="currency">
            <text:p>£89.9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9]&lt;&gt;&quot;&quot;;[.M9]-[.M8];0)" office:value-type="float" office:value="0" calcext:value-type="float">
            <text:p>0.00</text:p>
          </table:table-cell>
          <table:table-cell table:style-name="ce341" table:formula="of:=IF([.N9]&lt;&gt;&quot;&quot;;[.P9]/([.N9]/4.55);0)" office:value-type="float" office:value="0" calcext:value-type="float">
            <text:p>0.00</text:p>
          </table:table-cell>
          <table:table-cell table:style-name="ce341" table:formula="of:=IF([.N9]&lt;&gt;&quot;&quot;;[.V17]-[.N9];0)" office:value-type="float" office:value="0" calcext:value-type="float">
            <text:p>0.00</text:p>
          </table:table-cell>
          <table:table-cell table:style-name="ce341" table:formula="of:=([.R9]/4.55)*[.Q9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Engine No.</text:p>
          </table:table-cell>
          <table:table-cell table:style-name="ce372" office:value-type="string" calcext:value-type="string">
            <text:p>ZX900BE011411</text:p>
          </table:table-cell>
          <table:table-cell table:number-columns-repeated="1002"/>
        </table:table-row>
        <table:table-row table:style-name="ro1">
          <table:table-cell/>
          <table:table-cell table:style-name="ce257"/>
          <table:table-cell table:style-name="ce265" office:value-type="string" calcext:value-type="string">
            <text:p>Shock Rebuild</text:p>
          </table:table-cell>
          <table:table-cell/>
          <table:table-cell table:style-name="ce294" office:value-type="currency" office:currency="£" office:value="200" calcext:value-type="currency">
            <text:p>£200.00</text:p>
          </table:table-cell>
          <table:table-cell table:style-name="ce282"/>
          <table:table-cell table:style-name="ce257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0]&lt;&gt;&quot;&quot;;[.M10]-[.M9];0)" office:value-type="float" office:value="0" calcext:value-type="float">
            <text:p>0.00</text:p>
          </table:table-cell>
          <table:table-cell table:style-name="ce341" table:formula="of:=IF([.N10]&lt;&gt;&quot;&quot;;[.P10]/([.N10]/4.55);0)" office:value-type="float" office:value="0" calcext:value-type="float">
            <text:p>0.00</text:p>
          </table:table-cell>
          <table:table-cell table:style-name="ce341" table:formula="of:=IF([.N10]&lt;&gt;&quot;&quot;;[.V17]-[.N10];0)" office:value-type="float" office:value="0" calcext:value-type="float">
            <text:p>0.00</text:p>
          </table:table-cell>
          <table:table-cell table:style-name="ce341" table:formula="of:=([.R10]/4.55)*[.Q10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ame No.</text:p>
          </table:table-cell>
          <table:table-cell table:style-name="ce372" office:value-type="string" calcext:value-type="string">
            <text:p>ZX900B-011374</text:p>
          </table:table-cell>
          <table:table-cell table:number-columns-repeated="1002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94"/>
          <table:table-cell table:style-name="ce282"/>
          <table:table-cell table:style-name="ce257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1]&lt;&gt;&quot;&quot;;[.M11]-[.M10];0)" office:value-type="float" office:value="0" calcext:value-type="float">
            <text:p>0.00</text:p>
          </table:table-cell>
          <table:table-cell table:style-name="ce341" table:formula="of:=IF([.N11]&lt;&gt;&quot;&quot;;[.P11]/([.N11]/4.55);0)" office:value-type="float" office:value="0" calcext:value-type="float">
            <text:p>0.00</text:p>
          </table:table-cell>
          <table:table-cell table:style-name="ce341" table:formula="of:=IF([.N11]&lt;&gt;&quot;&quot;;[.V17]-[.N11];0)" office:value-type="float" office:value="0" calcext:value-type="float">
            <text:p>0.00</text:p>
          </table:table-cell>
          <table:table-cell table:style-name="ce341" table:formula="of:=([.R11]/4.55)*[.Q11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tyre size</text:p>
          </table:table-cell>
          <table:table-cell table:style-name="ce372" office:value-type="string" calcext:value-type="string">
            <text:p>120x70 ZR17</text:p>
          </table:table-cell>
          <table:table-cell table:number-columns-repeated="100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7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2]&lt;&gt;&quot;&quot;;[.M12]-[.M11];0)" office:value-type="float" office:value="0" calcext:value-type="float">
            <text:p>0.00</text:p>
          </table:table-cell>
          <table:table-cell table:style-name="ce341" table:formula="of:=IF([.N12]&lt;&gt;&quot;&quot;;[.P12]/([.N12]/4.55);0)" office:value-type="float" office:value="0" calcext:value-type="float">
            <text:p>0.00</text:p>
          </table:table-cell>
          <table:table-cell table:style-name="ce341" table:formula="of:=IF([.N12]&lt;&gt;&quot;&quot;;[.V17]-[.N12];0)" office:value-type="float" office:value="0" calcext:value-type="float">
            <text:p>0.00</text:p>
          </table:table-cell>
          <table:table-cell table:style-name="ce341" table:formula="of:=([.R12]/4.55)*[.Q12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pressure</text:p>
          </table:table-cell>
          <table:table-cell table:style-name="ce372" office:value-type="float" office:value="36" calcext:value-type="float">
            <text:p>36.00</text:p>
          </table:table-cell>
          <table:table-cell table:number-columns-repeated="100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3]&lt;&gt;&quot;&quot;;[.M13]-[.M12];0)" office:value-type="float" office:value="0" calcext:value-type="float">
            <text:p>0.00</text:p>
          </table:table-cell>
          <table:table-cell table:style-name="ce341" table:formula="of:=IF([.N13]&lt;&gt;&quot;&quot;;[.P13]/([.N13]/4.55);0)" office:value-type="float" office:value="0" calcext:value-type="float">
            <text:p>0.00</text:p>
          </table:table-cell>
          <table:table-cell table:style-name="ce341" table:formula="of:=IF([.N13]&lt;&gt;&quot;&quot;;[.V17]-[.N13];0)" office:value-type="float" office:value="0" calcext:value-type="float">
            <text:p>0.00</text:p>
          </table:table-cell>
          <table:table-cell table:style-name="ce341" table:formula="of:=([.R13]/4.55)*[.Q13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tyre size</text:p>
          </table:table-cell>
          <table:table-cell table:style-name="ce372" office:value-type="string" calcext:value-type="string">
            <text:p>180x55 ZR17</text:p>
          </table:table-cell>
          <table:table-cell table:number-columns-repeated="1002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4]&lt;&gt;&quot;&quot;;[.M14]-[.M13];0)" office:value-type="float" office:value="0" calcext:value-type="float">
            <text:p>0.00</text:p>
          </table:table-cell>
          <table:table-cell table:style-name="ce341" table:formula="of:=IF([.N14]&lt;&gt;&quot;&quot;;[.P14]/([.N14]/4.55);0)" office:value-type="float" office:value="0" calcext:value-type="float">
            <text:p>0.00</text:p>
          </table:table-cell>
          <table:table-cell table:style-name="ce341" table:formula="of:=IF([.N14]&lt;&gt;&quot;&quot;;[.V17]-[.N14];0)" office:value-type="float" office:value="0" calcext:value-type="float">
            <text:p>0.00</text:p>
          </table:table-cell>
          <table:table-cell table:style-name="ce341" table:formula="of:=([.R14]/4.55)*[.Q14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pressure</text:p>
          </table:table-cell>
          <table:table-cell table:style-name="ce372" office:value-type="float" office:value="42" calcext:value-type="float">
            <text:p>42.00</text:p>
          </table:table-cell>
          <table:table-cell table:number-columns-repeated="1002"/>
        </table:table-row>
        <table:table-row table:style-name="ro1">
          <table:table-cell/>
          <table:table-cell table:style-name="ce255"/>
          <table:table-cell table:number-columns-repeated="2"/>
          <table:table-cell table:style-name="ce416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5]&lt;&gt;&quot;&quot;;[.M15]-[.M14];0)" office:value-type="float" office:value="0" calcext:value-type="float">
            <text:p>0.00</text:p>
          </table:table-cell>
          <table:table-cell table:style-name="ce341" table:formula="of:=IF([.N15]&lt;&gt;&quot;&quot;;[.P15]/([.N15]/4.55);0)" office:value-type="float" office:value="0" calcext:value-type="float">
            <text:p>0.00</text:p>
          </table:table-cell>
          <table:table-cell table:style-name="ce341" table:formula="of:=IF([.N15]&lt;&gt;&quot;&quot;;[.V17]-[.N15];0)" office:value-type="float" office:value="0" calcext:value-type="float">
            <text:p>0.00</text:p>
          </table:table-cell>
          <table:table-cell table:style-name="ce341" table:formula="of:=([.R15]/4.55)*[.Q1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capacity</text:p>
          </table:table-cell>
          <table:table-cell table:style-name="ce372" office:value-type="string" calcext:value-type="string">
            <text:p>3.5 Litres</text:p>
          </table:table-cell>
          <table:table-cell table:number-columns-repeated="100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6]&lt;&gt;&quot;&quot;;[.M16]-[.M15];0)" office:value-type="float" office:value="0" calcext:value-type="float">
            <text:p>0.00</text:p>
          </table:table-cell>
          <table:table-cell table:style-name="ce341" table:formula="of:=IF([.N16]&lt;&gt;&quot;&quot;;[.P16]/([.N16]/4.55);0)" office:value-type="float" office:value="0" calcext:value-type="float">
            <text:p>0.00</text:p>
          </table:table-cell>
          <table:table-cell table:style-name="ce341" table:formula="of:=IF([.N16]&lt;&gt;&quot;&quot;;[.V17]-[.N16];0)" office:value-type="float" office:value="0" calcext:value-type="float">
            <text:p>0.00</text:p>
          </table:table-cell>
          <table:table-cell table:style-name="ce341" table:formula="of:=([.R16]/4.55)*[.Q1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type</text:p>
          </table:table-cell>
          <table:table-cell table:style-name="ce387" office:value-type="string" calcext:value-type="string">
            <text:p>10w40</text:p>
          </table:table-cell>
          <table:table-cell table:number-columns-repeated="100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7]&lt;&gt;&quot;&quot;;[.M17]-[.M16];0)" office:value-type="float" office:value="0" calcext:value-type="float">
            <text:p>0.00</text:p>
          </table:table-cell>
          <table:table-cell table:style-name="ce341" table:formula="of:=IF([.N17]&lt;&gt;&quot;&quot;;[.P17]/([.N17]/4.55);0)" office:value-type="float" office:value="0" calcext:value-type="float">
            <text:p>0.00</text:p>
          </table:table-cell>
          <table:table-cell table:style-name="ce341" table:formula="of:=IF([.N17]&lt;&gt;&quot;&quot;;[.V17]-[.N17];0)" office:value-type="float" office:value="0" calcext:value-type="float">
            <text:p>0.00</text:p>
          </table:table-cell>
          <table:table-cell table:style-name="ce341" table:formula="of:=([.R17]/4.55)*[.Q1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uel capacity</text:p>
          </table:table-cell>
          <table:table-cell table:style-name="ce372" office:value-type="float" office:value="20" calcext:value-type="float">
            <text:p>20.00</text:p>
          </table:table-cell>
          <table:table-cell table:number-columns-repeated="1002"/>
        </table:table-row>
        <table:table-row table:style-name="ro1">
          <table:table-cell/>
          <table:table-cell table:style-name="ce257"/>
          <table:table-cell office:value-type="string" calcext:value-type="string">
            <text:p>SAE Charger/Connection leads</text:p>
          </table:table-cell>
          <table:table-cell office:value-type="string" calcext:value-type="string">
            <text:p>x</text:p>
          </table:table-cell>
          <table:table-cell table:style-name="ce294"/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18]&lt;&gt;&quot;&quot;;[.M18]-[.M17];0)" office:value-type="float" office:value="0" calcext:value-type="float">
            <text:p>0.00</text:p>
          </table:table-cell>
          <table:table-cell table:style-name="ce341" table:formula="of:=IF([.N18]&lt;&gt;&quot;&quot;;[.P18]/([.N18]/4.55);0)" office:value-type="float" office:value="0" calcext:value-type="float">
            <text:p>0.00</text:p>
          </table:table-cell>
          <table:table-cell table:style-name="ce341" table:formula="of:=IF([.N18]&lt;&gt;&quot;&quot;;[.V17]-[.N18];0)" office:value-type="float" office:value="0" calcext:value-type="float">
            <text:p>0.00</text:p>
          </table:table-cell>
          <table:table-cell table:style-name="ce341" table:formula="of:=([.R18]/4.55)*[.Q18]" office:value-type="float" office:value="0" calcext:value-type="float">
            <text:p>0.00</text:p>
          </table:table-cell>
          <table:table-cell/>
          <table:table-cell table:style-name="ce259"/>
          <table:table-cell table:style-name="ce344"/>
          <table:table-cell table:number-columns-repeated="1002"/>
        </table:table-row>
        <table:table-row table:style-name="ro1">
          <table:table-cell/>
          <table:table-cell table:style-name="ce257"/>
          <table:table-cell office:value-type="string" calcext:value-type="string">
            <text:p>SP Connect System</text:p>
          </table:table-cell>
          <table:table-cell office:value-type="string" calcext:value-type="string">
            <text:p>x</text:p>
          </table:table-cell>
          <table:table-cell table:style-name="ce294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9]&lt;&gt;&quot;&quot;;[.M19]-[.M18];0)" office:value-type="float" office:value="0" calcext:value-type="float">
            <text:p>0.00</text:p>
          </table:table-cell>
          <table:table-cell table:style-name="ce341" table:formula="of:=IF([.N19]&lt;&gt;&quot;&quot;;[.P19]/([.N19]/4.55);0)" office:value-type="float" office:value="0" calcext:value-type="float">
            <text:p>0.00</text:p>
          </table:table-cell>
          <table:table-cell table:style-name="ce341" table:formula="of:=IF([.N19]&lt;&gt;&quot;&quot;;[.V17]-[.N19];0)" office:value-type="float" office:value="0" calcext:value-type="float">
            <text:p>0.00</text:p>
          </table:table-cell>
          <table:table-cell table:style-name="ce341" table:formula="of:=([.R19]/4.55)*[.Q19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style-name="ce257"/>
          <table:table-cell office:value-type="string" calcext:value-type="string">
            <text:p>Fuel Tap Knob</text:p>
          </table:table-cell>
          <table:table-cell office:value-type="string" calcext:value-type="string">
            <text:p>x</text:p>
          </table:table-cell>
          <table:table-cell table:style-name="ce294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0]&lt;&gt;&quot;&quot;;[.M20]-[.M19];0)" office:value-type="float" office:value="0" calcext:value-type="float">
            <text:p>0.00</text:p>
          </table:table-cell>
          <table:table-cell table:style-name="ce341" table:formula="of:=IF([.N20]&lt;&gt;&quot;&quot;;[.P20]/([.N20]/4.55);0)" office:value-type="float" office:value="0" calcext:value-type="float">
            <text:p>0.00</text:p>
          </table:table-cell>
          <table:table-cell table:style-name="ce341" table:formula="of:=IF([.N20]&lt;&gt;&quot;&quot;;[.V17]-[.N20];0)" office:value-type="float" office:value="0" calcext:value-type="float">
            <text:p>0.00</text:p>
          </table:table-cell>
          <table:table-cell table:style-name="ce341" table:formula="of:=([.R20]/4.55)*[.Q20]" office:value-type="float" office:value="0" calcext:value-type="float">
            <text:p>0.00</text:p>
          </table:table-cell>
          <table:table-cell/>
          <table:table-cell table:style-name="ce513"/>
          <table:table-cell table:style-name="ce540" office:value-type="string" calcext:value-type="string">
            <text:p>Bolt sizes</text:p>
          </table:table-cell>
          <table:table-cell table:style-name="ce545" table:number-columns-repeated="3"/>
          <table:table-cell table:style-name="ce547"/>
          <table:table-cell table:number-columns-repeated="998"/>
        </table:table-row>
        <table:table-row table:style-name="ro1">
          <table:table-cell/>
          <table:table-cell table:style-name="ce257"/>
          <table:table-cell office:value-type="string" calcext:value-type="string">
            <text:p>Fuel Tap Knob Screw</text:p>
          </table:table-cell>
          <table:table-cell office:value-type="string" calcext:value-type="string">
            <text:p>x</text:p>
          </table:table-cell>
          <table:table-cell table:style-name="ce294"/>
          <table:table-cell table:style-name="ce282"/>
          <table:table-cell table:style-name="ce257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1]&lt;&gt;&quot;&quot;;[.M21]-[.M20];0)" office:value-type="float" office:value="0" calcext:value-type="float">
            <text:p>0.00</text:p>
          </table:table-cell>
          <table:table-cell table:style-name="ce341" table:formula="of:=IF([.N21]&lt;&gt;&quot;&quot;;[.P21]/([.N21]/4.55);0)" office:value-type="float" office:value="0" calcext:value-type="float">
            <text:p>0.00</text:p>
          </table:table-cell>
          <table:table-cell table:style-name="ce341" table:formula="of:=IF([.N21]&lt;&gt;&quot;&quot;;[.V17]-[.N21];0)" office:value-type="float" office:value="0" calcext:value-type="float">
            <text:p>0.00</text:p>
          </table:table-cell>
          <table:table-cell table:style-name="ce341" table:formula="of:=([.R21]/4.55)*[.Q21]" office:value-type="float" office:value="0" calcext:value-type="float">
            <text:p>0.00</text:p>
          </table:table-cell>
          <table:table-cell/>
          <table:table-cell table:style-name="ce518" office:value-type="string" calcext:value-type="string">
            <text:p>Part Number</text:p>
          </table:table-cell>
          <table:table-cell table:style-name="ce541" office:value-type="string" calcext:value-type="string">
            <text:p>Description</text:p>
          </table:table-cell>
          <table:table-cell table:style-name="ce541" office:value-type="string" calcext:value-type="string">
            <text:p>Size</text:p>
          </table:table-cell>
          <table:table-cell table:style-name="ce541" office:value-type="string" calcext:value-type="string">
            <text:p>Qty.</text:p>
          </table:table-cell>
          <table:table-cell table:style-name="ce546" office:value-type="string" calcext:value-type="string">
            <text:p>N</text:p>
          </table:table-cell>
          <table:table-cell table:style-name="ce548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table:style-name="ce265" office:value-type="string" calcext:value-type="string">
            <text:p>Rear Wheel Crash Bobbins</text:p>
          </table:table-cell>
          <table:table-cell/>
          <table:table-cell table:style-name="ce416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2]&lt;&gt;&quot;&quot;;[.M22]-[.M21];0)" office:value-type="float" office:value="0" calcext:value-type="float">
            <text:p>0.00</text:p>
          </table:table-cell>
          <table:table-cell table:style-name="ce341" table:formula="of:=IF([.N22]&lt;&gt;&quot;&quot;;[.P22]/([.N22]/4.55);0)" office:value-type="float" office:value="0" calcext:value-type="float">
            <text:p>0.00</text:p>
          </table:table-cell>
          <table:table-cell table:style-name="ce341" table:formula="of:=IF([.N22]&lt;&gt;&quot;&quot;;[.V17]-[.N22];0)" office:value-type="float" office:value="0" calcext:value-type="float">
            <text:p>0.00</text:p>
          </table:table-cell>
          <table:table-cell table:style-name="ce341" table:formula="of:=([.R22]/4.55)*[.Q22]" office:value-type="float" office:value="0" calcext:value-type="float">
            <text:p>0.00</text:p>
          </table:table-cell>
          <table:table-cell/>
          <table:table-cell table:style-name="ce520" office:value-type="string" calcext:value-type="string">
            <text:p>92150-1353</text:p>
          </table:table-cell>
          <table:table-cell table:style-name="ce542" office:value-type="string" calcext:value-type="string">
            <text:p>Sidestand mounting</text:p>
          </table:table-cell>
          <table:table-cell table:style-name="ce542" office:value-type="string" calcext:value-type="string">
            <text:p>M10x35</text:p>
          </table:table-cell>
          <table:table-cell table:style-name="ce542" office:value-type="float" office:value="2" calcext:value-type="float">
            <text:p>2</text:p>
          </table:table-cell>
          <table:table-cell table:style-name="ce542"/>
          <table:table-cell table:style-name="ce549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table:style-name="ce265" office:value-type="string" calcext:value-type="string">
            <text:p>5x7 Show Plate</text:p>
          </table:table-cell>
          <table:table-cell/>
          <table:table-cell table:style-name="ce416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3]&lt;&gt;&quot;&quot;;[.M23]-[.M22];0)" office:value-type="float" office:value="0" calcext:value-type="float">
            <text:p>0.00</text:p>
          </table:table-cell>
          <table:table-cell table:style-name="ce341" table:formula="of:=IF([.N23]&lt;&gt;&quot;&quot;;[.P23]/([.N23]/4.55);0)" office:value-type="float" office:value="0" calcext:value-type="float">
            <text:p>0.00</text:p>
          </table:table-cell>
          <table:table-cell table:style-name="ce341" table:formula="of:=IF([.N23]&lt;&gt;&quot;&quot;;[.V17]-[.N23];0)" office:value-type="float" office:value="0" calcext:value-type="float">
            <text:p>0.00</text:p>
          </table:table-cell>
          <table:table-cell table:style-name="ce341" table:formula="of:=([.R23]/4.55)*[.Q23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2-1127</text:p>
          </table:table-cell>
          <table:table-cell office:value-type="string" calcext:value-type="string">
            <text:p>Exhaust mounting</text:p>
          </table:table-cell>
          <table:table-cell office:value-type="string" calcext:value-type="string">
            <text:p>M10x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5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table:style-name="ce265" office:value-type="string" calcext:value-type="string">
            <text:p>Numberplate Surround</text:p>
          </table:table-cell>
          <table:table-cell/>
          <table:table-cell table:style-name="ce416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4]&lt;&gt;&quot;&quot;;[.M24]-[.M23];0)" office:value-type="float" office:value="0" calcext:value-type="float">
            <text:p>0.00</text:p>
          </table:table-cell>
          <table:table-cell table:style-name="ce341" table:formula="of:=IF([.N24]&lt;&gt;&quot;&quot;;[.P24]/([.N24]/4.55);0)" office:value-type="float" office:value="0" calcext:value-type="float">
            <text:p>0.00</text:p>
          </table:table-cell>
          <table:table-cell table:style-name="ce341" table:formula="of:=IF([.N24]&lt;&gt;&quot;&quot;;[.V17]-[.N24];0)" office:value-type="float" office:value="0" calcext:value-type="float">
            <text:p>0.00</text:p>
          </table:table-cell>
          <table:table-cell table:style-name="ce341" table:formula="of:=([.R24]/4.55)*[.Q24]" office:value-type="float" office:value="0" calcext:value-type="float">
            <text:p>0.00</text:p>
          </table:table-cell>
          <table:table-cell/>
          <table:table-cell table:style-name="ce286" office:value-type="string" calcext:value-type="string">
            <text:p>130J0610</text:p>
          </table:table-cell>
          <table:table-cell table:style-name="ce265" office:value-type="string" calcext:value-type="string">
            <text:p>Fuel tap rubber mount</text:p>
          </table:table-cell>
          <table:table-cell table:style-name="ce265" office:value-type="string" calcext:value-type="string">
            <text:p>M6x10</text:p>
          </table:table-cell>
          <table:table-cell table:style-name="ce265"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table:style-name="ce265" office:value-type="string" calcext:value-type="string">
            <text:p>Service Kit</text:p>
          </table:table-cell>
          <table:table-cell/>
          <table:table-cell table:style-name="ce416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5]&lt;&gt;&quot;&quot;;[.M25]-[.M24];0)" office:value-type="float" office:value="0" calcext:value-type="float">
            <text:p>0.00</text:p>
          </table:table-cell>
          <table:table-cell table:style-name="ce341" table:formula="of:=IF([.N25]&lt;&gt;&quot;&quot;;[.P25]/([.N25]/4.55);0)" office:value-type="float" office:value="0" calcext:value-type="float">
            <text:p>0.00</text:p>
          </table:table-cell>
          <table:table-cell table:style-name="ce341" table:formula="of:=IF([.N25]&lt;&gt;&quot;&quot;;[.V17]-[.N25];0)" office:value-type="float" office:value="0" calcext:value-type="float">
            <text:p>0.00</text:p>
          </table:table-cell>
          <table:table-cell table:style-name="ce341" table:formula="of:=([.R25]/4.55)*[.Q25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0</text:p>
          </table:table-cell>
          <table:table-cell office:value-type="string" calcext:value-type="string">
            <text:p>Seat catch mounting</text:p>
          </table:table-cell>
          <table:table-cell office:value-type="string" calcext:value-type="string">
            <text:p>M6x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table:style-name="ce265" office:value-type="string" calcext:value-type="string">
            <text:p>Sump Bolt</text:p>
          </table:table-cell>
          <table:table-cell office:value-type="string" calcext:value-type="string">
            <text:p>x</text:p>
          </table:table-cell>
          <table:table-cell table:style-name="ce416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6]&lt;&gt;&quot;&quot;;[.M26]-[.M25];0)" office:value-type="float" office:value="0" calcext:value-type="float">
            <text:p>0.00</text:p>
          </table:table-cell>
          <table:table-cell table:style-name="ce341" table:formula="of:=IF([.N26]&lt;&gt;&quot;&quot;;[.P26]/([.N26]/4.55);0)" office:value-type="float" office:value="0" calcext:value-type="float">
            <text:p>0.00</text:p>
          </table:table-cell>
          <table:table-cell table:style-name="ce341" table:formula="of:=IF([.N26]&lt;&gt;&quot;&quot;;[.V17]-[.N26];0)" office:value-type="float" office:value="0" calcext:value-type="float">
            <text:p>0.00</text:p>
          </table:table-cell>
          <table:table-cell table:style-name="ce341" table:formula="of:=([.R26]/4.55)*[.Q26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150-1186</text:p>
          </table:table-cell>
          <table:table-cell office:value-type="string" calcext:value-type="string">
            <text:p>Rad fan mounting</text:p>
          </table:table-cell>
          <table:table-cell office:value-type="string" calcext:value-type="string">
            <text:p>M6x12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office:value-type="string" calcext:value-type="string">
            <text:p>LED Headlight Bulb</text:p>
          </table:table-cell>
          <table:table-cell office:value-type="string" calcext:value-type="string">
            <text:p>x</text:p>
          </table:table-cell>
          <table:table-cell table:style-name="ce416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7]&lt;&gt;&quot;&quot;;[.M27]-[.M26];0)" office:value-type="float" office:value="0" calcext:value-type="float">
            <text:p>0.00</text:p>
          </table:table-cell>
          <table:table-cell table:style-name="ce341" table:formula="of:=IF([.N27]&lt;&gt;&quot;&quot;;[.P27]/([.N27]/4.55);0)" office:value-type="float" office:value="0" calcext:value-type="float">
            <text:p>0.00</text:p>
          </table:table-cell>
          <table:table-cell table:style-name="ce341" table:formula="of:=IF([.N27]&lt;&gt;&quot;&quot;;[.V17]-[.N27];0)" office:value-type="float" office:value="0" calcext:value-type="float">
            <text:p>0.00</text:p>
          </table:table-cell>
          <table:table-cell table:style-name="ce341" table:formula="of:=([.R27]/4.55)*[.Q27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Coil bracket mounting</text:p>
          </table:table-cell>
          <table:table-cell office:value-type="string" calcext:value-type="string">
            <text:p>M6x16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table:style-name="ce265" office:value-type="string" calcext:value-type="string">
            <text:p>Clutch Cover Gasket</text:p>
          </table:table-cell>
          <table:table-cell office:value-type="string" calcext:value-type="string">
            <text:p>x</text:p>
          </table:table-cell>
          <table:table-cell table:style-name="ce416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8]&lt;&gt;&quot;&quot;;[.M28]-[.M27];0)" office:value-type="float" office:value="0" calcext:value-type="float">
            <text:p>0.00</text:p>
          </table:table-cell>
          <table:table-cell table:style-name="ce341" table:formula="of:=IF([.N28]&lt;&gt;&quot;&quot;;[.P28]/([.N28]/4.55);0)" office:value-type="float" office:value="0" calcext:value-type="float">
            <text:p>0.00</text:p>
          </table:table-cell>
          <table:table-cell table:style-name="ce341" table:formula="of:=IF([.N28]&lt;&gt;&quot;&quot;;[.V17]-[.N28];0)" office:value-type="float" office:value="0" calcext:value-type="float">
            <text:p>0.00</text:p>
          </table:table-cell>
          <table:table-cell table:style-name="ce341" table:formula="of:=([.R28]/4.55)*[.Q28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Rad bracket mounting</text:p>
          </table:table-cell>
          <table:table-cell office:value-type="string" calcext:value-type="string">
            <text:p>M6x16</text:p>
          </table:table-cell>
          <table:table-cell office:value-type="float" office:value="8" calcext:value-type="float">
            <text:p>8</text:p>
          </table:table-cell>
          <table:table-cell/>
          <table:table-cell table:style-name="ce550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table:style-name="ce265" office:value-type="string" calcext:value-type="string">
            <text:p>Stainless Fairing Kit</text:p>
          </table:table-cell>
          <table:table-cell/>
          <table:table-cell table:style-name="ce416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9]&lt;&gt;&quot;&quot;;[.M29]-[.M28];0)" office:value-type="float" office:value="0" calcext:value-type="float">
            <text:p>0.00</text:p>
          </table:table-cell>
          <table:table-cell table:style-name="ce341" table:formula="of:=IF([.N29]&lt;&gt;&quot;&quot;;[.P29]/([.N29]/4.55);0)" office:value-type="float" office:value="0" calcext:value-type="float">
            <text:p>0.00</text:p>
          </table:table-cell>
          <table:table-cell table:style-name="ce341" table:formula="of:=IF([.N29]&lt;&gt;&quot;&quot;;[.V17]-[.N29];0)" office:value-type="float" office:value="0" calcext:value-type="float">
            <text:p>0.00</text:p>
          </table:table-cell>
          <table:table-cell table:style-name="ce341" table:formula="of:=([.R29]/4.55)*[.Q29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Fuel pump bracket</text:p>
          </table:table-cell>
          <table:table-cell office:value-type="string" calcext:value-type="string">
            <text:p>M6x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office:value-type="string" calcext:value-type="string">
            <text:p>Carbon Fibre Rear Hugger</text:p>
          </table:table-cell>
          <table:table-cell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0]&lt;&gt;&quot;&quot;;[.M30]-[.M29];0)" office:value-type="float" office:value="0" calcext:value-type="float">
            <text:p>0.00</text:p>
          </table:table-cell>
          <table:table-cell table:style-name="ce341" table:formula="of:=IF([.N30]&lt;&gt;&quot;&quot;;[.P30]/([.N30]/4.55);0)" office:value-type="float" office:value="0" calcext:value-type="float">
            <text:p>0.00</text:p>
          </table:table-cell>
          <table:table-cell table:style-name="ce341" table:formula="of:=IF([.N30]&lt;&gt;&quot;&quot;;[.V17]-[.N30];0)" office:value-type="float" office:value="0" calcext:value-type="float">
            <text:p>0.00</text:p>
          </table:table-cell>
          <table:table-cell table:style-name="ce341" table:formula="of:=([.R30]/4.55)*[.Q30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436</text:p>
          </table:table-cell>
          <table:table-cell office:value-type="string" calcext:value-type="string">
            <text:p>Expansion tank mount top</text:p>
          </table:table-cell>
          <table:table-cell office:value-type="string" calcext:value-type="string">
            <text:p>M6x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table:style-name="ce265" office:value-type="string" calcext:value-type="string">
            <text:p>Valve Clearances</text:p>
          </table:table-cell>
          <table:table-cell/>
          <table:table-cell table:style-name="ce278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1]&lt;&gt;&quot;&quot;;[.M31]-[.M30];0)" office:value-type="float" office:value="0" calcext:value-type="float">
            <text:p>0.00</text:p>
          </table:table-cell>
          <table:table-cell table:style-name="ce341" table:formula="of:=IF([.N31]&lt;&gt;&quot;&quot;;[.P31]/([.N31]/4.55);0)" office:value-type="float" office:value="0" calcext:value-type="float">
            <text:p>0.00</text:p>
          </table:table-cell>
          <table:table-cell table:style-name="ce341" table:formula="of:=IF([.N31]&lt;&gt;&quot;&quot;;[.V17]-[.N31];0)" office:value-type="float" office:value="0" calcext:value-type="float">
            <text:p>0.00</text:p>
          </table:table-cell>
          <table:table-cell table:style-name="ce341" table:formula="of:=([.R31]/4.55)*[.Q31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663</text:p>
          </table:table-cell>
          <table:table-cell office:value-type="string" calcext:value-type="string">
            <text:p>Chain slipper mount SCREW</text:p>
          </table:table-cell>
          <table:table-cell office:value-type="string" calcext:value-type="string">
            <text:p>M6x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table:style-name="ce265" office:value-type="string" calcext:value-type="string">
            <text:p>Paint Job/bodykit swap</text:p>
          </table:table-cell>
          <table:table-cell/>
          <table:table-cell table:style-name="ce278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2]&lt;&gt;&quot;&quot;;[.M32]-[.M31];0)" office:value-type="float" office:value="0" calcext:value-type="float">
            <text:p>0.00</text:p>
          </table:table-cell>
          <table:table-cell table:style-name="ce341" table:formula="of:=IF([.N32]&lt;&gt;&quot;&quot;;[.P32]/([.N32]/4.55);0)" office:value-type="float" office:value="0" calcext:value-type="float">
            <text:p>0.00</text:p>
          </table:table-cell>
          <table:table-cell table:style-name="ce341" table:formula="of:=IF([.N32]&lt;&gt;&quot;&quot;;[.V17]-[.N32];0)" office:value-type="float" office:value="0" calcext:value-type="float">
            <text:p>0.00</text:p>
          </table:table-cell>
          <table:table-cell table:style-name="ce341" table:formula="of:=([.R32]/4.55)*[.Q32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130J0620</text:p>
          </table:table-cell>
          <table:table-cell office:value-type="string" calcext:value-type="string">
            <text:p>Fuel tank front mount</text:p>
          </table:table-cell>
          <table:table-cell office:value-type="string" calcext:value-type="string">
            <text:p>M6x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50"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table:style-name="ce265" office:value-type="string" calcext:value-type="string">
            <text:p>Levers?</text:p>
          </table:table-cell>
          <table:table-cell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3]&lt;&gt;&quot;&quot;;[.M33]-[.M32];0)" office:value-type="float" office:value="0" calcext:value-type="float">
            <text:p>0.00</text:p>
          </table:table-cell>
          <table:table-cell table:style-name="ce341" table:formula="of:=IF([.N33]&lt;&gt;&quot;&quot;;[.P33]/([.N33]/4.55);0)" office:value-type="float" office:value="0" calcext:value-type="float">
            <text:p>0.00</text:p>
          </table:table-cell>
          <table:table-cell table:style-name="ce341" table:formula="of:=IF([.N33]&lt;&gt;&quot;&quot;;[.V17]-[.N33];0)" office:value-type="float" office:value="0" calcext:value-type="float">
            <text:p>0.00</text:p>
          </table:table-cell>
          <table:table-cell table:style-name="ce341" table:formula="of:=([.R33]/4.55)*[.Q33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25</text:p>
          </table:table-cell>
          <table:table-cell office:value-type="string" calcext:value-type="string">
            <text:p>CDI bracket mounting</text:p>
          </table:table-cell>
          <table:table-cell office:value-type="string" calcext:value-type="string">
            <text:p>M6x25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257"/>
          <table:table-cell table:style-name="Default"/>
          <table:table-cell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4]&lt;&gt;&quot;&quot;;[.M34]-[.M33];0)" office:value-type="float" office:value="0" calcext:value-type="float">
            <text:p>0.00</text:p>
          </table:table-cell>
          <table:table-cell table:style-name="ce341" table:formula="of:=IF([.N34]&lt;&gt;&quot;&quot;;[.P34]/([.N34]/4.55);0)" office:value-type="float" office:value="0" calcext:value-type="float">
            <text:p>0.00</text:p>
          </table:table-cell>
          <table:table-cell table:style-name="ce341" table:formula="of:=IF([.N34]&lt;&gt;&quot;&quot;;[.V17]-[.N34];0)" office:value-type="float" office:value="0" calcext:value-type="float">
            <text:p>0.00</text:p>
          </table:table-cell>
          <table:table-cell table:style-name="ce341" table:formula="of:=([.R34]/4.55)*[.Q34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130J0625</text:p>
          </table:table-cell>
          <table:table-cell table:style-name="ce265" office:value-type="string" calcext:value-type="string">
            <text:p>CDI mounting</text:p>
          </table:table-cell>
          <table:table-cell office:value-type="string" calcext:value-type="string">
            <text:p>M6x25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257"/>
          <table:table-cell table:style-name="Default"/>
          <table:table-cell/>
          <table:table-cell table:style-name="ce278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5]&lt;&gt;&quot;&quot;;[.M35]-[.M34];0)" office:value-type="float" office:value="0" calcext:value-type="float">
            <text:p>0.00</text:p>
          </table:table-cell>
          <table:table-cell table:style-name="ce341" table:formula="of:=IF([.N35]&lt;&gt;&quot;&quot;;[.P35]/([.N35]/4.55);0)" office:value-type="float" office:value="0" calcext:value-type="float">
            <text:p>0.00</text:p>
          </table:table-cell>
          <table:table-cell table:style-name="ce341" table:formula="of:=IF([.N35]&lt;&gt;&quot;&quot;;[.V17]-[.N35];0)" office:value-type="float" office:value="0" calcext:value-type="float">
            <text:p>0.00</text:p>
          </table:table-cell>
          <table:table-cell table:style-name="ce341" table:formula="of:=([.R35]/4.55)*[.Q35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25</text:p>
          </table:table-cell>
          <table:table-cell office:value-type="string" calcext:value-type="string">
            <text:p>Radiator mounting</text:p>
          </table:table-cell>
          <table:table-cell office:value-type="string" calcext:value-type="string">
            <text:p>M6x25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/>
          <table:table-cell table:style-name="ce257"/>
          <table:table-cell table:style-name="Default"/>
          <table:table-cell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6]&lt;&gt;&quot;&quot;;[.M36]-[.M35];0)" office:value-type="float" office:value="0" calcext:value-type="float">
            <text:p>0.00</text:p>
          </table:table-cell>
          <table:table-cell table:style-name="ce341" table:formula="of:=IF([.N36]&lt;&gt;&quot;&quot;;[.P36]/([.N36]/4.55);0)" office:value-type="float" office:value="0" calcext:value-type="float">
            <text:p>0.00</text:p>
          </table:table-cell>
          <table:table-cell table:style-name="ce341" table:formula="of:=IF([.N36]&lt;&gt;&quot;&quot;;[.V17]-[.N36];0)" office:value-type="float" office:value="0" calcext:value-type="float">
            <text:p>0.00</text:p>
          </table:table-cell>
          <table:table-cell table:style-name="ce341" table:formula="of:=([.R36]/4.55)*[.Q36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H0625</text:p>
          </table:table-cell>
          <table:table-cell office:value-type="string" calcext:value-type="string">
            <text:p>Rear light mounting</text:p>
          </table:table-cell>
          <table:table-cell office:value-type="string" calcext:value-type="string">
            <text:p>M6x25</text:p>
          </table:table-cell>
          <table:table-cell office:value-type="float" office:value="3" calcext:value-type="float">
            <text:p>3</text:p>
          </table:table-cell>
          <table:table-cell/>
          <table:table-cell table:style-name="ce550"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257"/>
          <table:table-cell table:style-name="Default"/>
          <table:table-cell/>
          <table:table-cell table:style-name="ce278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7]&lt;&gt;&quot;&quot;;[.M37]-[.M36];0)" office:value-type="float" office:value="0" calcext:value-type="float">
            <text:p>0.00</text:p>
          </table:table-cell>
          <table:table-cell table:style-name="ce341" table:formula="of:=IF([.N37]&lt;&gt;&quot;&quot;;[.P37]/([.N37]/4.55);0)" office:value-type="float" office:value="0" calcext:value-type="float">
            <text:p>0.00</text:p>
          </table:table-cell>
          <table:table-cell table:style-name="ce341" table:formula="of:=IF([.N37]&lt;&gt;&quot;&quot;;[.V17]-[.N37];0)" office:value-type="float" office:value="0" calcext:value-type="float">
            <text:p>0.00</text:p>
          </table:table-cell>
          <table:table-cell table:style-name="ce341" table:formula="of:=([.R37]/4.55)*[.Q37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G0640</text:p>
          </table:table-cell>
          <table:table-cell office:value-type="string" calcext:value-type="string">
            <text:p>Engine baffle mounting</text:p>
          </table:table-cell>
          <table:table-cell office:value-type="string" calcext:value-type="string">
            <text:p>M6x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8]&lt;&gt;&quot;&quot;;[.M38]-[.M37];0)" office:value-type="float" office:value="0" calcext:value-type="float">
            <text:p>0.00</text:p>
          </table:table-cell>
          <table:table-cell table:style-name="ce341" table:formula="of:=IF([.N38]&lt;&gt;&quot;&quot;;[.P38]/([.N38]/4.55);0)" office:value-type="float" office:value="0" calcext:value-type="float">
            <text:p>0.00</text:p>
          </table:table-cell>
          <table:table-cell table:style-name="ce341" table:formula="of:=IF([.N38]&lt;&gt;&quot;&quot;;[.V17]-[.N38];0)" office:value-type="float" office:value="0" calcext:value-type="float">
            <text:p>0.00</text:p>
          </table:table-cell>
          <table:table-cell table:style-name="ce341" table:formula="of:=([.R38]/4.55)*[.Q38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736</text:p>
          </table:table-cell>
          <table:table-cell office:value-type="string" calcext:value-type="string">
            <text:p>Expansion tank mount bottom</text:p>
          </table:table-cell>
          <table:table-cell office:value-type="string" calcext:value-type="string">
            <text:p>M6x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9]&lt;&gt;&quot;&quot;;[.M39]-[.M38];0)" office:value-type="float" office:value="0" calcext:value-type="float">
            <text:p>0.00</text:p>
          </table:table-cell>
          <table:table-cell table:style-name="ce341" table:formula="of:=IF([.N39]&lt;&gt;&quot;&quot;;[.P39]/([.N39]/4.55);0)" office:value-type="float" office:value="0" calcext:value-type="float">
            <text:p>0.00</text:p>
          </table:table-cell>
          <table:table-cell table:style-name="ce341" table:formula="of:=IF([.N39]&lt;&gt;&quot;&quot;;[.V17]-[.N39];0)" office:value-type="float" office:value="0" calcext:value-type="float">
            <text:p>0.00</text:p>
          </table:table-cell>
          <table:table-cell table:style-name="ce341" table:formula="of:=([.R39]/4.55)*[.Q39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G0645</text:p>
          </table:table-cell>
          <table:table-cell office:value-type="string" calcext:value-type="string">
            <text:p>Coil mounting</text:p>
          </table:table-cell>
          <table:table-cell office:value-type="string" calcext:value-type="string">
            <text:p>M6x45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40]&lt;&gt;&quot;&quot;;[.M40]-[.M39];0)" office:value-type="float" office:value="0" calcext:value-type="float">
            <text:p>0.00</text:p>
          </table:table-cell>
          <table:table-cell table:style-name="ce341" table:formula="of:=IF([.N40]&lt;&gt;&quot;&quot;;[.P40]/([.N40]/4.55);0)" office:value-type="float" office:value="0" calcext:value-type="float">
            <text:p>0.00</text:p>
          </table:table-cell>
          <table:table-cell table:style-name="ce341" table:formula="of:=IF([.N40]&lt;&gt;&quot;&quot;;[.V17]-[.N40];0)" office:value-type="float" office:value="0" calcext:value-type="float">
            <text:p>0.00</text:p>
          </table:table-cell>
          <table:table-cell table:style-name="ce341" table:formula="of:=([.R40]/4.55)*[.Q40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735</text:p>
          </table:table-cell>
          <table:table-cell office:value-type="string" calcext:value-type="string">
            <text:p>Expansion tank mount middle</text:p>
          </table:table-cell>
          <table:table-cell office:value-type="string" calcext:value-type="string">
            <text:p>M6x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310"/>
          <table:table-cell table:style-name="ce326" table:number-columns-repeated="2"/>
          <table:table-cell table:style-name="ce332"/>
          <table:table-cell table:style-name="ce451" table:formula="of:=SUM([.P4:.P30])" office:value-type="float" office:value="0" calcext:value-type="float">
            <text:p>0.00</text:p>
          </table:table-cell>
          <table:table-cell table:style-name="ce342" table:formula="of:=SUM([.Q3:.Q30])/27" office:value-type="float" office:value="0" calcext:value-type="float">
            <text:p>0.00</text:p>
          </table:table-cell>
          <table:table-cell table:style-name="ce341" table:number-columns-repeated="2"/>
          <table:table-cell table:style-name="ce506"/>
          <table:table-cell table:style-name="ce525" office:value-type="string" calcext:value-type="string">
            <text:p>130J0812</text:p>
          </table:table-cell>
          <table:table-cell office:value-type="string" calcext:value-type="string">
            <text:p>Fuel tank front mount</text:p>
          </table:table-cell>
          <table:table-cell office:value-type="string" calcext:value-type="string">
            <text:p>M8x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ce257"/>
          <table:table-cell/>
          <table:table-cell table:style-name="ce265"/>
          <table:table-cell table:style-name="ce276"/>
          <table:table-cell table:style-name="ce282"/>
          <table:table-cell table:style-name="ce256"/>
          <table:table-cell table:style-name="ce265" table:number-columns-repeated="2"/>
          <table:table-cell table:style-name="ce299"/>
          <table:table-cell/>
          <table:table-cell table:style-name="ce311"/>
          <table:table-cell table:style-name="ce424"/>
          <table:table-cell table:style-name="ce327" office:value-type="string" calcext:value-type="string">
            <text:p>Fuel Costs To Date</text:p>
          </table:table-cell>
          <table:table-cell table:style-name="ce333" table:formula="of:=SUM([.O3:.O40])" office:value-type="currency" office:currency="GBP" office:value="0" calcext:value-type="currency">
            <text:p>£0.00</text:p>
          </table:table-cell>
          <table:table-cell table:style-name="ce480"/>
          <table:table-cell table:style-name="ce343" table:number-columns-repeated="3"/>
          <table:table-cell/>
          <table:table-cell table:style-name="ce525" office:value-type="string" calcext:value-type="string">
            <text:p>92002-1178</text:p>
          </table:table-cell>
          <table:table-cell office:value-type="string" calcext:value-type="string">
            <text:p>Rear caliper mounting</text:p>
          </table:table-cell>
          <table:table-cell office:value-type="string" calcext:value-type="string">
            <text:p>M8x2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style-name="ce265"/>
          <table:table-cell table:number-columns-repeated="997"/>
        </table:table-row>
        <table:table-row table:style-name="ro2">
          <table:table-cell/>
          <table:table-cell table:style-name="ce259"/>
          <table:table-cell table:style-name="ce268" office:value-type="string" calcext:value-type="string">
            <text:p>Sub-Total</text:p>
          </table:table-cell>
          <table:table-cell table:style-name="ce272"/>
          <table:table-cell table:style-name="ce300" table:formula="of:=SUM([.E3:.E42])" office:value-type="currency" office:currency="GBP" office:value="1332.99" calcext:value-type="currency">
            <text:p>£1,332.99</text:p>
          </table:table-cell>
          <table:table-cell table:style-name="ce272" table:number-columns-repeated="2"/>
          <table:table-cell table:style-name="ce268" office:value-type="string" calcext:value-type="string">
            <text:p>Total To Date</text:p>
          </table:table-cell>
          <table:table-cell table:style-name="ce272"/>
          <table:table-cell table:style-name="ce306" table:formula="of:=[.E43]+SUM([.J3:.J42])" office:value-type="currency" office:currency="GBP" office:value="1332.99" calcext:value-type="currency">
            <text:p>£1,332.99</text:p>
          </table:table-cell>
          <table:table-cell/>
          <table:table-cell table:style-name="ce312"/>
          <table:table-cell table:style-name="ce428"/>
          <table:table-cell table:style-name="ce328" office:value-type="string" calcext:value-type="string">
            <text:p>Overall Running Costs To Date</text:p>
          </table:table-cell>
          <table:table-cell table:style-name="ce279" table:formula="of:=IF(([.P3]+[.P4])&gt;0;([.J43]+[.O42])/(SUM([.P3:.P40]));0)" office:value-type="currency" office:currency="GBP" office:value="0" calcext:value-type="currency">
            <text:p>£0.00</text:p>
          </table:table-cell>
          <table:table-cell table:style-name="ce498" office:value-type="string" calcext:value-type="string">
            <text:p>Per Mile</text:p>
          </table:table-cell>
          <table:table-cell table:style-name="ce344" table:number-columns-repeated="3"/>
          <table:table-cell/>
          <table:table-cell table:style-name="ce530" office:value-type="string" calcext:value-type="string">
            <text:p>220AB0425</text:p>
          </table:table-cell>
          <table:table-cell table:style-name="ce543" office:value-type="string" calcext:value-type="string">
            <text:p>Fuel Tap Screw</text:p>
          </table:table-cell>
          <table:table-cell table:style-name="ce543" office:value-type="string" calcext:value-type="string">
            <text:p>M4x25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50"/>
          <table:table-cell table:number-columns-repeated="998"/>
        </table:table-row>
        <table:table-row table:style-name="ro1">
          <table:table-cell/>
          <table:table-cell table:style-name="ce260"/>
          <table:table-cell table:number-columns-repeated="2"/>
          <table:table-cell table:style-name="ce301"/>
          <table:table-cell table:number-columns-repeated="15"/>
          <table:table-cell table:style-name="ce256"/>
          <table:table-cell table:number-columns-repeated="4"/>
          <table:table-cell table:style-name="ce550"/>
          <table:table-cell table:number-columns-repeated="998"/>
        </table:table-row>
        <table:table-row table:style-name="ro1">
          <table:table-cell table:number-columns-repeated="20"/>
          <table:table-cell table:style-name="ce535" office:value-type="string" calcext:value-type="string">
            <text:p>+M6 Rubber Captive Nuts</text:p>
          </table:table-cell>
          <table:table-cell table:style-name="ce544" table:number-columns-repeated="4"/>
          <table:table-cell table:style-name="ce551"/>
          <table:table-cell table:number-columns-repeated="998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number-columns-repeated="15"/>
          <table:table-cell table:style-name="ce288"/>
          <table:table-cell table:number-columns-repeated="1003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number-columns-repeated="15"/>
          <table:table-cell table:style-name="ce265" office:value-type="string" calcext:value-type="string">
            <text:p>Front caliper Banjo Bolts M10x1.2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ar caliper Bano Bolts M10z1.2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hain 530x110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15t Front Sprocket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46T Rear Sprocket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sxr600k1 Front Calipers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ZX01R ‘07 Rear Caliper</text:p>
          </table:table-cell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wasaki_ZX9R_B2_Project_#9_2" table:style-name="ta1">
        <table:table-column table:style-name="co1" table:default-cell-style-name="ce252"/>
        <table:table-column table:style-name="co2" table:default-cell-style-name="ce252"/>
        <table:table-column table:style-name="co3" table:default-cell-style-name="ce252"/>
        <table:table-column table:style-name="co4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252"/>
        <table:table-column table:style-name="co6" table:default-cell-style-name="ce252"/>
        <table:table-column table:style-name="co1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313"/>
        <table:table-column table:style-name="co9" table:default-cell-style-name="ce324"/>
        <table:table-column table:style-name="co10" table:default-cell-style-name="ce324"/>
        <table:table-column table:style-name="co5" table:default-cell-style-name="ce280"/>
        <table:table-column table:style-name="co11" table:default-cell-style-name="ce317"/>
        <table:table-column table:style-name="co12" table:default-cell-style-name="ce324"/>
        <table:table-column table:style-name="co13" table:default-cell-style-name="ce324"/>
        <table:table-column table:style-name="co14" table:default-cell-style-name="ce324"/>
        <table:table-column table:style-name="co18" table:default-cell-style-name="ce252"/>
        <table:table-column table:style-name="co16" table:default-cell-style-name="ce252"/>
        <table:table-column table:style-name="co19" table:default-cell-style-name="ce252"/>
        <table:table-column table:style-name="co20" table:default-cell-style-name="ce252"/>
        <table:table-column table:style-name="co21" table:default-cell-style-name="ce252"/>
        <table:table-column table:style-name="co22" table:default-cell-style-name="ce252"/>
        <table:table-column table:style-name="co23" table:default-cell-style-name="ce252"/>
        <table:table-column table:style-name="co7" table:number-columns-repeated="998" table:default-cell-style-name="ce252"/>
        <table:table-column table:style-name="co8" table:number-columns-repeated="15360" table:default-cell-style-name="ce265"/>
        <table:table-row table:style-name="ro1">
          <table:table-cell/>
          <table:table-cell table:style-name="ce253"/>
          <table:table-cell table:style-name="ce262" office:value-type="string" calcext:value-type="string">
            <text:p>Motorcycle Costs</text:p>
          </table:table-cell>
          <table:table-cell table:style-name="ce269"/>
          <table:table-cell table:style-name="ce296"/>
          <table:table-cell table:style-name="ce269"/>
          <table:table-cell table:style-name="ce262"/>
          <table:table-cell table:style-name="ce269" table:number-columns-repeated="2"/>
          <table:table-cell table:style-name="ce303"/>
          <table:table-cell/>
          <table:table-cell table:style-name="ce307"/>
          <table:table-cell table:style-name="ce421" office:value-type="string" calcext:value-type="string">
            <text:p>Fuel Costs</text:p>
          </table:table-cell>
          <table:table-cell table:style-name="ce322"/>
          <table:table-cell/>
          <table:table-cell table:style-name="ce448" office:value-type="string" calcext:value-type="string">
            <text:p>Fuel Economy</text:p>
          </table:table-cell>
          <table:table-cell table:style-name="ce338" table:number-columns-repeated="3"/>
          <table:table-cell/>
          <table:table-cell table:style-name="ce346" office:value-type="string" calcext:value-type="string">
            <text:p>Vehicle Details</text:p>
          </table:table-cell>
          <table:table-cell table:style-name="ce349"/>
          <table:table-cell table:number-columns-repeated="16362"/>
        </table:table-row>
        <table:table-row table:style-name="ro4">
          <table:table-cell/>
          <table:table-cell table:style-name="ce25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97" office:value-type="string" calcext:value-type="string">
            <text:p>Cost</text:p>
          </table:table-cell>
          <table:table-cell table:style-name="ce271"/>
          <table:table-cell table:style-name="ce263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304" office:value-type="string" calcext:value-type="string">
            <text:p>Cost</text:p>
          </table:table-cell>
          <table:table-cell/>
          <table:table-cell table:style-name="ce308" office:value-type="string" calcext:value-type="string">
            <text:p>Date</text:p>
          </table:table-cell>
          <table:table-cell table:style-name="ce323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329" office:value-type="string" calcext:value-type="string">
            <text:p>Cost</text:p>
          </table:table-cell>
          <table:table-cell table:style-name="ce315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 table:style-name="ce345" office:value-type="string" calcext:value-type="string">
            <text:p>No. Litres</text:p>
            <text:p>Left</text:p>
          </table:table-cell>
          <table:table-cell table:style-name="ce345" office:value-type="string" calcext:value-type="string">
            <text:p>No. Miles</text:p>
            <text:p>Left</text:p>
          </table:table-cell>
          <table:table-cell/>
          <table:table-cell table:style-name="ce347"/>
          <table:table-cell table:style-name="ce343"/>
          <table:table-cell table:number-columns-repeated="16362"/>
        </table:table-row>
        <table:table-row table:style-name="ro1">
          <table:table-cell/>
          <table:table-cell table:style-name="ce257" office:value-type="date" office:date-value="2021-08-25" calcext:value-type="date">
            <text:p>2021-08-25</text:p>
          </table:table-cell>
          <table:table-cell office:value-type="string" calcext:value-type="string">
            <text:p>Delivery Deposit</text:p>
          </table:table-cell>
          <table:table-cell/>
          <table:table-cell table:style-name="ce294" office:value-type="currency" office:currency="£" office:value="37" calcext:value-type="currency">
            <text:p>£37.00</text:p>
          </table:table-cell>
          <table:table-cell table:style-name="ce282"/>
          <table:table-cell table:style-name="ce255" office:value-type="date" office:date-value="2023-08-31" calcext:value-type="date">
            <text:p>2023-08-31</text:p>
          </table:table-cell>
          <table:table-cell table:style-name="ce265" office:value-type="string" calcext:value-type="string">
            <text:p>PDQ Tuneup</text:p>
          </table:table-cell>
          <table:table-cell/>
          <table:table-cell table:style-name="ce416" office:value-type="currency" office:currency="GBP" office:value="1211.67" calcext:value-type="currency">
            <text:p>£1,211.67</text:p>
          </table:table-cell>
          <table:table-cell/>
          <table:table-cell table:style-name="ce309" office:value-type="date" office:date-value="2021-09-06" calcext:value-type="date">
            <text:p>2021-09-06</text:p>
          </table:table-cell>
          <table:table-cell table:style-name="ce322" office:value-type="float" office:value="16781" calcext:value-type="float">
            <text:p>16781.00</text:p>
          </table:table-cell>
          <table:table-cell table:style-name="ce322"/>
          <table:table-cell table:style-name="ce330"/>
          <table:table-cell table:style-name="ce319" office:value-type="float" office:value="0" calcext:value-type="float">
            <text:p>0.00</text:p>
          </table:table-cell>
          <table:table-cell table:style-name="ce340" office:value-type="float" office:value="0" calcext:value-type="float">
            <text:p>0.00</text:p>
          </table:table-cell>
          <table:table-cell table:style-name="ce340" table:number-columns-repeated="2"/>
          <table:table-cell/>
          <table:table-cell table:style-name="ce348" office:value-type="string" calcext:value-type="string">
            <text:p>Registration</text:p>
          </table:table-cell>
          <table:table-cell table:style-name="ce372" office:value-type="string" calcext:value-type="string">
            <text:p>N480 KYS</text:p>
          </table:table-cell>
          <table:table-cell table:style-name="ce265" table:number-columns-repeated="5"/>
          <table:table-cell table:number-columns-repeated="16357"/>
        </table:table-row>
        <table:table-row table:style-name="ro1">
          <table:table-cell/>
          <table:table-cell table:style-name="ce257" office:value-type="date" office:date-value="2021-08-31" calcext:value-type="date">
            <text:p>2021-08-31</text:p>
          </table:table-cell>
          <table:table-cell office:value-type="string" calcext:value-type="string">
            <text:p>Purchase Cost (16781 Miles)</text:p>
          </table:table-cell>
          <table:table-cell/>
          <table:table-cell table:style-name="ce294" office:value-type="currency" office:currency="£" office:value="1000" calcext:value-type="currency">
            <text:p>£1,000.00</text:p>
          </table:table-cell>
          <table:table-cell table:style-name="ce282"/>
          <table:table-cell table:style-name="ce255" office:value-type="date" office:date-value="2023-09-01" calcext:value-type="date">
            <text:p>2023-09-01</text:p>
          </table:table-cell>
          <table:table-cell table:style-name="ce265" office:value-type="string" calcext:value-type="string">
            <text:p>Front Wheel Speedo Drive</text:p>
          </table:table-cell>
          <table:table-cell/>
          <table:table-cell table:style-name="ce416" office:value-type="currency" office:currency="GBP" office:value="9.42" calcext:value-type="currency">
            <text:p>£9.42</text:p>
          </table:table-cell>
          <table:table-cell/>
          <table:table-cell table:style-name="ce257" office:value-type="date" office:date-value="2023-09-30" calcext:value-type="date">
            <text:p>2023-09-30</text:p>
          </table:table-cell>
          <table:table-cell office:value-type="float" office:value="16786" calcext:value-type="float">
            <text:p>16786.00</text:p>
          </table:table-cell>
          <table:table-cell office:value-type="float" office:value="10.54" calcext:value-type="float">
            <text:p>10.54</text:p>
          </table:table-cell>
          <table:table-cell table:style-name="ce331" office:value-type="currency" office:currency="GBP" office:value="17.71" calcext:value-type="currency">
            <text:p>£17.71</text:p>
          </table:table-cell>
          <table:table-cell table:style-name="ce324" table:formula="of:=IF([.M4]&lt;&gt;&quot;&quot;;[.M4]-[.M3];0)" office:value-type="float" office:value="5" calcext:value-type="float">
            <text:p>5.00</text:p>
          </table:table-cell>
          <table:table-cell table:style-name="ce341" table:formula="of:=IF([.N4]&lt;&gt;&quot;&quot;;[.P4]/([.N4]/4.55);0)" office:value-type="float" office:value="2.1584440227704" calcext:value-type="float">
            <text:p>2.16</text:p>
          </table:table-cell>
          <table:table-cell table:style-name="ce341" table:formula="of:=IF([.N4]&lt;&gt;&quot;&quot;;[.V17]-[.N4];0)" office:value-type="float" office:value="9.46" calcext:value-type="float">
            <text:p>9.46</text:p>
          </table:table-cell>
          <table:table-cell table:style-name="ce341" table:formula="of:=([.R4]/4.55)*[.Q4]" office:value-type="float" office:value="4.4876660341556" calcext:value-type="float">
            <text:p>4.49</text:p>
          </table:table-cell>
          <table:table-cell/>
          <table:table-cell table:style-name="ce256" office:value-type="string" calcext:value-type="string">
            <text:p>V5C Reference</text:p>
          </table:table-cell>
          <table:table-cell table:style-name="ce299" office:value-type="float" office:value="12598431696" calcext:value-type="float">
            <text:p>12598431696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1-09-06" calcext:value-type="date">
            <text:p>2021-09-06</text:p>
          </table:table-cell>
          <table:table-cell office:value-type="string" calcext:value-type="string">
            <text:p>Delivery Balance</text:p>
          </table:table-cell>
          <table:table-cell/>
          <table:table-cell table:style-name="ce294" office:value-type="currency" office:currency="£" office:value="135" calcext:value-type="currency">
            <text:p>£135.00</text:p>
          </table:table-cell>
          <table:table-cell table:style-name="ce282"/>
          <table:table-cell table:style-name="ce255" office:value-type="date" office:date-value="2023-09-01" calcext:value-type="date">
            <text:p>2023-09-01</text:p>
          </table:table-cell>
          <table:table-cell table:style-name="ce265" office:value-type="string" calcext:value-type="string">
            <text:p>Fuel Tap</text:p>
          </table:table-cell>
          <table:table-cell/>
          <table:table-cell table:style-name="ce416" office:value-type="currency" office:currency="GBP" office:value="28.78" calcext:value-type="currency">
            <text:p>£28.78</text:p>
          </table:table-cell>
          <table:table-cell/>
          <table:table-cell table:style-name="ce257"/>
          <table:table-cell table:number-columns-repeated="3"/>
          <table:table-cell table:style-name="ce324" table:formula="of:=IF([.M5]&lt;&gt;&quot;&quot;;[.M5]-[.M4];0)" office:value-type="float" office:value="0" calcext:value-type="float">
            <text:p>0.00</text:p>
          </table:table-cell>
          <table:table-cell table:style-name="ce341" table:formula="of:=IF([.N5]&lt;&gt;&quot;&quot;;[.P5]/([.N5]/4.55);0)" office:value-type="float" office:value="0" calcext:value-type="float">
            <text:p>0.00</text:p>
          </table:table-cell>
          <table:table-cell table:style-name="ce341" table:formula="of:=IF([.N5]&lt;&gt;&quot;&quot;;[.V17]-[.N5];0)" office:value-type="float" office:value="0" calcext:value-type="float">
            <text:p>0.00</text:p>
          </table:table-cell>
          <table:table-cell table:style-name="ce341" table:formula="of:=([.R5]/4.55)*[.Q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Insurance Due</text:p>
          </table:table-cell>
          <table:table-cell table:style-name="ce265"/>
          <table:table-cell table:number-columns-repeated="16362"/>
        </table:table-row>
        <table:table-row table:style-name="ro1">
          <table:table-cell/>
          <table:table-cell table:style-name="ce257" office:value-type="date" office:date-value="2021-11-20" calcext:value-type="date">
            <text:p>2021-11-20</text:p>
          </table:table-cell>
          <table:table-cell office:value-type="string" calcext:value-type="string">
            <text:p>Black Silicon Coolant Hoses</text:p>
          </table:table-cell>
          <table:table-cell/>
          <table:table-cell table:style-name="ce294" office:value-type="currency" office:currency="£" office:value="23.2" calcext:value-type="currency">
            <text:p>£23.20</text:p>
          </table:table-cell>
          <table:table-cell table:style-name="ce282"/>
          <table:table-cell table:style-name="ce255" office:value-type="date" office:date-value="2023-09-01" calcext:value-type="date">
            <text:p>2023-09-01</text:p>
          </table:table-cell>
          <table:table-cell office:value-type="string" calcext:value-type="string">
            <text:p>Speedo Cable</text:p>
          </table:table-cell>
          <table:table-cell/>
          <table:table-cell table:style-name="ce416" office:value-type="currency" office:currency="GBP" office:value="6.49" calcext:value-type="currency">
            <text:p>£6.49</text:p>
          </table:table-cell>
          <table:table-cell/>
          <table:table-cell table:style-name="ce257"/>
          <table:table-cell table:number-columns-repeated="3"/>
          <table:table-cell table:style-name="ce324" table:formula="of:=IF([.M6]&lt;&gt;&quot;&quot;;[.M6]-[.M5];0)" office:value-type="float" office:value="0" calcext:value-type="float">
            <text:p>0.00</text:p>
          </table:table-cell>
          <table:table-cell table:style-name="ce341" table:formula="of:=IF([.N6]&lt;&gt;&quot;&quot;;[.P6]/([.N6]/4.55);0)" office:value-type="float" office:value="0" calcext:value-type="float">
            <text:p>0.00</text:p>
          </table:table-cell>
          <table:table-cell table:style-name="ce341" table:formula="of:=IF([.N6]&lt;&gt;&quot;&quot;;[.V17]-[.N6];0)" office:value-type="float" office:value="0" calcext:value-type="float">
            <text:p>0.00</text:p>
          </table:table-cell>
          <table:table-cell table:style-name="ce341" table:formula="of:=([.R6]/4.55)*[.Q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M.O.T due</text:p>
          </table:table-cell>
          <table:table-cell table:style-name="ce383" office:value-type="date" office:date-value="2024-08-30" calcext:value-type="date">
            <text:p>2024-08-3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2-01-07" calcext:value-type="date">
            <text:p>2022-01-07</text:p>
          </table:table-cell>
          <table:table-cell office:value-type="string" calcext:value-type="string">
            <text:p>Keyring</text:p>
          </table:table-cell>
          <table:table-cell/>
          <table:table-cell table:style-name="ce278" office:value-type="currency" office:currency="GBP" office:value="5.55" calcext:value-type="currency">
            <text:p>£5.55</text:p>
          </table:table-cell>
          <table:table-cell table:style-name="ce282"/>
          <table:table-cell table:style-name="ce255" office:value-type="date" office:date-value="2023-09-01" calcext:value-type="date">
            <text:p>2023-09-01</text:p>
          </table:table-cell>
          <table:table-cell office:value-type="string" calcext:value-type="string">
            <text:p>Speedo Cable Guide</text:p>
          </table:table-cell>
          <table:table-cell/>
          <table:table-cell table:style-name="ce416" office:value-type="currency" office:currency="GBP" office:value="4.95" calcext:value-type="currency">
            <text:p>£4.95</text:p>
          </table:table-cell>
          <table:table-cell/>
          <table:table-cell table:style-name="ce257"/>
          <table:table-cell table:number-columns-repeated="3"/>
          <table:table-cell table:style-name="ce324" table:formula="of:=IF([.M7]&lt;&gt;&quot;&quot;;[.M7]-[.M6];0)" office:value-type="float" office:value="0" calcext:value-type="float">
            <text:p>0.00</text:p>
          </table:table-cell>
          <table:table-cell table:style-name="ce341" table:formula="of:=IF([.N7]&lt;&gt;&quot;&quot;;[.P7]/([.N7]/4.55);0)" office:value-type="float" office:value="0" calcext:value-type="float">
            <text:p>0.00</text:p>
          </table:table-cell>
          <table:table-cell table:style-name="ce341" table:formula="of:=IF([.N7]&lt;&gt;&quot;&quot;;[.V17]-[.N7];0)" office:value-type="float" office:value="0" calcext:value-type="float">
            <text:p>0.00</text:p>
          </table:table-cell>
          <table:table-cell table:style-name="ce341" table:formula="of:=([.R7]/4.55)*[.Q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oad tax due</text:p>
          </table:table-cell>
          <table:table-cell table:style-name="ce382"/>
          <table:table-cell table:number-columns-repeated="16362"/>
        </table:table-row>
        <table:table-row table:style-name="ro1">
          <table:table-cell/>
          <table:table-cell table:style-name="ce257" office:value-type="date" office:date-value="2022-04-02" calcext:value-type="date">
            <text:p>2022-04-02</text:p>
          </table:table-cell>
          <table:table-cell office:value-type="string" calcext:value-type="string">
            <text:p>Exhaust Gaskets</text:p>
          </table:table-cell>
          <table:table-cell/>
          <table:table-cell table:style-name="ce294" office:value-type="currency" office:currency="£" office:value="8.95" calcext:value-type="currency">
            <text:p>£8.95</text:p>
          </table:table-cell>
          <table:table-cell table:style-name="ce282"/>
          <table:table-cell table:style-name="ce255" office:value-type="date" office:date-value="2023-09-02" calcext:value-type="date">
            <text:p>2023-09-02</text:p>
          </table:table-cell>
          <table:table-cell office:value-type="string" calcext:value-type="string">
            <text:p>Front Brake Discs</text:p>
          </table:table-cell>
          <table:table-cell/>
          <table:table-cell table:style-name="ce416" office:value-type="currency" office:currency="GBP" office:value="50" calcext:value-type="currency">
            <text:p>£50.00</text:p>
          </table:table-cell>
          <table:table-cell/>
          <table:table-cell table:style-name="ce257"/>
          <table:table-cell table:number-columns-repeated="3"/>
          <table:table-cell table:style-name="ce324" table:formula="of:=IF([.M8]&lt;&gt;&quot;&quot;;[.M8]-[.M7];0)" office:value-type="float" office:value="0" calcext:value-type="float">
            <text:p>0.00</text:p>
          </table:table-cell>
          <table:table-cell table:style-name="ce341" table:formula="of:=IF([.N8]&lt;&gt;&quot;&quot;;[.P8]/([.N8]/4.55);0)" office:value-type="float" office:value="0" calcext:value-type="float">
            <text:p>0.00</text:p>
          </table:table-cell>
          <table:table-cell table:style-name="ce341" table:formula="of:=IF([.N8]&lt;&gt;&quot;&quot;;[.V17]-[.N8];0)" office:value-type="float" office:value="0" calcext:value-type="float">
            <text:p>0.00</text:p>
          </table:table-cell>
          <table:table-cell table:style-name="ce341" table:formula="of:=([.R8]/4.55)*[.Q8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Last Service</text:p>
          </table:table-cell>
          <table:table-cell table:style-name="ce389" office:value-type="date" office:date-value="2024-08-31" calcext:value-type="date">
            <text:p>2024-08-31</text:p>
          </table:table-cell>
          <table:table-cell table:style-name="ce265" table:number-columns-repeated="6"/>
          <table:table-cell table:number-columns-repeated="16356"/>
        </table:table-row>
        <table:table-row table:style-name="ro1">
          <table:table-cell/>
          <table:table-cell table:style-name="ce257" office:value-type="date" office:date-value="2022-08-19" calcext:value-type="date">
            <text:p>2022-08-19</text:p>
          </table:table-cell>
          <table:table-cell office:value-type="string" calcext:value-type="string">
            <text:p>Avon Storm 3DXM Tyres</text:p>
          </table:table-cell>
          <table:table-cell/>
          <table:table-cell table:style-name="ce294" office:value-type="currency" office:currency="£" office:value="223.36" calcext:value-type="currency">
            <text:p>£223.36</text:p>
          </table:table-cell>
          <table:table-cell table:style-name="ce282"/>
          <table:table-cell table:style-name="ce255" office:value-type="date" office:date-value="2023-09-03" calcext:value-type="date">
            <text:p>2023-09-03</text:p>
          </table:table-cell>
          <table:table-cell table:style-name="ce265" office:value-type="string" calcext:value-type="string">
            <text:p>Head Bearings</text:p>
          </table:table-cell>
          <table:table-cell/>
          <table:table-cell table:style-name="ce416" office:value-type="currency" office:currency="GBP" office:value="23.1" calcext:value-type="currency">
            <text:p>£23.10</text:p>
          </table:table-cell>
          <table:table-cell/>
          <table:table-cell table:style-name="ce257"/>
          <table:table-cell table:number-columns-repeated="3"/>
          <table:table-cell table:style-name="ce324" table:formula="of:=IF([.M9]&lt;&gt;&quot;&quot;;[.M9]-[.M8];0)" office:value-type="float" office:value="0" calcext:value-type="float">
            <text:p>0.00</text:p>
          </table:table-cell>
          <table:table-cell table:style-name="ce341" table:formula="of:=IF([.N9]&lt;&gt;&quot;&quot;;[.P9]/([.N9]/4.55);0)" office:value-type="float" office:value="0" calcext:value-type="float">
            <text:p>0.00</text:p>
          </table:table-cell>
          <table:table-cell table:style-name="ce341" table:formula="of:=IF([.N9]&lt;&gt;&quot;&quot;;[.V17]-[.N9];0)" office:value-type="float" office:value="0" calcext:value-type="float">
            <text:p>0.00</text:p>
          </table:table-cell>
          <table:table-cell table:style-name="ce341" table:formula="of:=([.R9]/4.55)*[.Q9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Engine No.</text:p>
          </table:table-cell>
          <table:table-cell table:style-name="ce372"/>
          <table:table-cell table:number-columns-repeated="16362"/>
        </table:table-row>
        <table:table-row table:style-name="ro1">
          <table:table-cell/>
          <table:table-cell table:style-name="ce257" office:value-type="date" office:date-value="2022-08-19" calcext:value-type="date">
            <text:p>2022-08-19</text:p>
          </table:table-cell>
          <table:table-cell office:value-type="string" calcext:value-type="string">
            <text:p>15T Front Sprocket</text:p>
          </table:table-cell>
          <table:table-cell/>
          <table:table-cell table:style-name="ce294" office:value-type="currency" office:currency="£" office:value="10" calcext:value-type="currency">
            <text:p>£10.00</text:p>
          </table:table-cell>
          <table:table-cell table:style-name="ce282"/>
          <table:table-cell table:style-name="ce255" office:value-type="date" office:date-value="2023-09-06" calcext:value-type="date">
            <text:p>2023-09-06</text:p>
          </table:table-cell>
          <table:table-cell office:value-type="string" calcext:value-type="string">
            <text:p>Bagster Side Attachments</text:p>
          </table:table-cell>
          <table:table-cell/>
          <table:table-cell table:style-name="ce416" office:value-type="currency" office:currency="GBP" office:value="20.97" calcext:value-type="currency">
            <text:p>£20.97</text:p>
          </table:table-cell>
          <table:table-cell/>
          <table:table-cell table:style-name="ce257"/>
          <table:table-cell table:number-columns-repeated="3"/>
          <table:table-cell table:style-name="ce324" table:formula="of:=IF([.M10]&lt;&gt;&quot;&quot;;[.M10]-[.M9];0)" office:value-type="float" office:value="0" calcext:value-type="float">
            <text:p>0.00</text:p>
          </table:table-cell>
          <table:table-cell table:style-name="ce341" table:formula="of:=IF([.N10]&lt;&gt;&quot;&quot;;[.P10]/([.N10]/4.55);0)" office:value-type="float" office:value="0" calcext:value-type="float">
            <text:p>0.00</text:p>
          </table:table-cell>
          <table:table-cell table:style-name="ce341" table:formula="of:=IF([.N10]&lt;&gt;&quot;&quot;;[.V17]-[.N10];0)" office:value-type="float" office:value="0" calcext:value-type="float">
            <text:p>0.00</text:p>
          </table:table-cell>
          <table:table-cell table:style-name="ce341" table:formula="of:=([.R10]/4.55)*[.Q10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ame No.</text:p>
          </table:table-cell>
          <table:table-cell table:style-name="ce372" office:value-type="string" calcext:value-type="string">
            <text:p>ZX900B-023242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2-08-19" calcext:value-type="date">
            <text:p>2022-08-19</text:p>
          </table:table-cell>
          <table:table-cell office:value-type="string" calcext:value-type="string">
            <text:p>Front Sprocket Nut</text:p>
          </table:table-cell>
          <table:table-cell/>
          <table:table-cell table:style-name="ce294" office:value-type="currency" office:currency="£" office:value="9.99" calcext:value-type="currency">
            <text:p>£9.99</text:p>
          </table:table-cell>
          <table:table-cell table:style-name="ce282"/>
          <table:table-cell table:style-name="ce255" office:value-type="date" office:date-value="2023-09-08" calcext:value-type="date">
            <text:p>2023-09-08</text:p>
          </table:table-cell>
          <table:table-cell office:value-type="string" calcext:value-type="string">
            <text:p>Courier from PDQ</text:p>
          </table:table-cell>
          <table:table-cell/>
          <table:table-cell table:style-name="ce416" office:value-type="currency" office:currency="GBP" office:value="99" calcext:value-type="currency">
            <text:p>£99.00</text:p>
          </table:table-cell>
          <table:table-cell/>
          <table:table-cell table:style-name="ce257"/>
          <table:table-cell table:number-columns-repeated="3"/>
          <table:table-cell table:style-name="ce324" table:formula="of:=IF([.M11]&lt;&gt;&quot;&quot;;[.M11]-[.M10];0)" office:value-type="float" office:value="0" calcext:value-type="float">
            <text:p>0.00</text:p>
          </table:table-cell>
          <table:table-cell table:style-name="ce341" table:formula="of:=IF([.N11]&lt;&gt;&quot;&quot;;[.P11]/([.N11]/4.55);0)" office:value-type="float" office:value="0" calcext:value-type="float">
            <text:p>0.00</text:p>
          </table:table-cell>
          <table:table-cell table:style-name="ce341" table:formula="of:=IF([.N11]&lt;&gt;&quot;&quot;;[.V17]-[.N11];0)" office:value-type="float" office:value="0" calcext:value-type="float">
            <text:p>0.00</text:p>
          </table:table-cell>
          <table:table-cell table:style-name="ce341" table:formula="of:=([.R11]/4.55)*[.Q11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tyre size</text:p>
          </table:table-cell>
          <table:table-cell table:style-name="ce372" office:value-type="string" calcext:value-type="string">
            <text:p>120x70 ZR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2-08-19" calcext:value-type="date">
            <text:p>2022-08-19</text:p>
          </table:table-cell>
          <table:table-cell office:value-type="string" calcext:value-type="string">
            <text:p>Front Sprocket Tab Washer</text:p>
          </table:table-cell>
          <table:table-cell/>
          <table:table-cell table:style-name="ce294" office:value-type="currency" office:currency="£" office:value="4.95" calcext:value-type="currency">
            <text:p>£4.95</text:p>
          </table:table-cell>
          <table:table-cell table:style-name="ce282"/>
          <table:table-cell table:style-name="ce255" office:value-type="date" office:date-value="2023-09-09" calcext:value-type="date">
            <text:p>2023-09-09</text:p>
          </table:table-cell>
          <table:table-cell table:style-name="ce265" office:value-type="string" calcext:value-type="string">
            <text:p>Fuel Tap Knob</text:p>
          </table:table-cell>
          <table:table-cell/>
          <table:table-cell table:style-name="ce416" office:value-type="currency" office:currency="GBP" office:value="19.28" calcext:value-type="currency">
            <text:p>£19.28</text:p>
          </table:table-cell>
          <table:table-cell/>
          <table:table-cell table:style-name="ce257"/>
          <table:table-cell table:number-columns-repeated="3"/>
          <table:table-cell table:style-name="ce324" table:formula="of:=IF([.M12]&lt;&gt;&quot;&quot;;[.M12]-[.M11];0)" office:value-type="float" office:value="0" calcext:value-type="float">
            <text:p>0.00</text:p>
          </table:table-cell>
          <table:table-cell table:style-name="ce341" table:formula="of:=IF([.N12]&lt;&gt;&quot;&quot;;[.P12]/([.N12]/4.55);0)" office:value-type="float" office:value="0" calcext:value-type="float">
            <text:p>0.00</text:p>
          </table:table-cell>
          <table:table-cell table:style-name="ce341" table:formula="of:=IF([.N12]&lt;&gt;&quot;&quot;;[.V17]-[.N12];0)" office:value-type="float" office:value="0" calcext:value-type="float">
            <text:p>0.00</text:p>
          </table:table-cell>
          <table:table-cell table:style-name="ce341" table:formula="of:=([.R12]/4.55)*[.Q12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pressure</text:p>
          </table:table-cell>
          <table:table-cell table:style-name="ce372" office:value-type="float" office:value="36" calcext:value-type="float">
            <text:p>36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2-08-19" calcext:value-type="date">
            <text:p>2022-08-19</text:p>
          </table:table-cell>
          <table:table-cell office:value-type="string" calcext:value-type="string">
            <text:p>Castrol Coolant</text:p>
          </table:table-cell>
          <table:table-cell/>
          <table:table-cell table:style-name="ce294" office:value-type="currency" office:currency="£" office:value="22.99" calcext:value-type="currency">
            <text:p>£22.99</text:p>
          </table:table-cell>
          <table:table-cell table:style-name="ce282"/>
          <table:table-cell table:style-name="ce255" office:value-type="date" office:date-value="2023-09-09" calcext:value-type="date">
            <text:p>2023-09-09</text:p>
          </table:table-cell>
          <table:table-cell office:value-type="string" calcext:value-type="string">
            <text:p>Fuel Tap Screw</text:p>
          </table:table-cell>
          <table:table-cell/>
          <table:table-cell table:style-name="ce416" office:value-type="currency" office:currency="GBP" office:value="9.03" calcext:value-type="currency">
            <text:p>£9.03</text:p>
          </table:table-cell>
          <table:table-cell/>
          <table:table-cell table:style-name="ce257"/>
          <table:table-cell table:number-columns-repeated="3"/>
          <table:table-cell table:style-name="ce324" table:formula="of:=IF([.M13]&lt;&gt;&quot;&quot;;[.M13]-[.M12];0)" office:value-type="float" office:value="0" calcext:value-type="float">
            <text:p>0.00</text:p>
          </table:table-cell>
          <table:table-cell table:style-name="ce341" table:formula="of:=IF([.N13]&lt;&gt;&quot;&quot;;[.P13]/([.N13]/4.55);0)" office:value-type="float" office:value="0" calcext:value-type="float">
            <text:p>0.00</text:p>
          </table:table-cell>
          <table:table-cell table:style-name="ce341" table:formula="of:=IF([.N13]&lt;&gt;&quot;&quot;;[.V17]-[.N13];0)" office:value-type="float" office:value="0" calcext:value-type="float">
            <text:p>0.00</text:p>
          </table:table-cell>
          <table:table-cell table:style-name="ce341" table:formula="of:=([.R13]/4.55)*[.Q13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tyre size</text:p>
          </table:table-cell>
          <table:table-cell table:style-name="ce372" office:value-type="string" calcext:value-type="string">
            <text:p>180x55 ZR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2-08-19" calcext:value-type="date">
            <text:p>2022-08-19</text:p>
          </table:table-cell>
          <table:table-cell office:value-type="string" calcext:value-type="string">
            <text:p>4 x Iridium Spark Plugs</text:p>
          </table:table-cell>
          <table:table-cell/>
          <table:table-cell table:style-name="ce294" office:value-type="currency" office:currency="£" office:value="35.44" calcext:value-type="currency">
            <text:p>£35.44</text:p>
          </table:table-cell>
          <table:table-cell table:style-name="ce282"/>
          <table:table-cell table:style-name="ce255" office:value-type="date" office:date-value="2023-09-09" calcext:value-type="date">
            <text:p>2023-09-09</text:p>
          </table:table-cell>
          <table:table-cell table:style-name="ce265" office:value-type="string" calcext:value-type="string">
            <text:p>Fuel Tap Rebuild Kit</text:p>
          </table:table-cell>
          <table:table-cell/>
          <table:table-cell table:style-name="ce416" office:value-type="currency" office:currency="GBP" office:value="10.95" calcext:value-type="currency">
            <text:p>£10.95</text:p>
          </table:table-cell>
          <table:table-cell/>
          <table:table-cell table:style-name="ce257"/>
          <table:table-cell table:number-columns-repeated="3"/>
          <table:table-cell table:style-name="ce324" table:formula="of:=IF([.M14]&lt;&gt;&quot;&quot;;[.M14]-[.M13];0)" office:value-type="float" office:value="0" calcext:value-type="float">
            <text:p>0.00</text:p>
          </table:table-cell>
          <table:table-cell table:style-name="ce341" table:formula="of:=IF([.N14]&lt;&gt;&quot;&quot;;[.P14]/([.N14]/4.55);0)" office:value-type="float" office:value="0" calcext:value-type="float">
            <text:p>0.00</text:p>
          </table:table-cell>
          <table:table-cell table:style-name="ce341" table:formula="of:=IF([.N14]&lt;&gt;&quot;&quot;;[.V17]-[.N14];0)" office:value-type="float" office:value="0" calcext:value-type="float">
            <text:p>0.00</text:p>
          </table:table-cell>
          <table:table-cell table:style-name="ce341" table:formula="of:=([.R14]/4.55)*[.Q14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pressure</text:p>
          </table:table-cell>
          <table:table-cell table:style-name="ce372" office:value-type="float" office:value="42" calcext:value-type="float">
            <text:p>42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2-08-19" calcext:value-type="date">
            <text:p>2022-08-19</text:p>
          </table:table-cell>
          <table:table-cell office:value-type="string" calcext:value-type="string">
            <text:p>46T Rear Sprocket</text:p>
          </table:table-cell>
          <table:table-cell/>
          <table:table-cell table:style-name="ce294" office:value-type="currency" office:currency="£" office:value="28.68" calcext:value-type="currency">
            <text:p>£28.68</text:p>
          </table:table-cell>
          <table:table-cell table:style-name="ce282"/>
          <table:table-cell table:style-name="ce255" office:value-type="date" office:date-value="2023-09-12" calcext:value-type="date">
            <text:p>2023-09-12</text:p>
          </table:table-cell>
          <table:table-cell table:style-name="ce265" office:value-type="string" calcext:value-type="string">
            <text:p>Rear master cylinder</text:p>
          </table:table-cell>
          <table:table-cell/>
          <table:table-cell table:style-name="ce416" office:value-type="currency" office:currency="GBP" office:value="19.15" calcext:value-type="currency">
            <text:p>£19.15</text:p>
          </table:table-cell>
          <table:table-cell/>
          <table:table-cell table:style-name="ce257"/>
          <table:table-cell table:number-columns-repeated="3"/>
          <table:table-cell table:style-name="ce324" table:formula="of:=IF([.M15]&lt;&gt;&quot;&quot;;[.M15]-[.M14];0)" office:value-type="float" office:value="0" calcext:value-type="float">
            <text:p>0.00</text:p>
          </table:table-cell>
          <table:table-cell table:style-name="ce341" table:formula="of:=IF([.N15]&lt;&gt;&quot;&quot;;[.P15]/([.N15]/4.55);0)" office:value-type="float" office:value="0" calcext:value-type="float">
            <text:p>0.00</text:p>
          </table:table-cell>
          <table:table-cell table:style-name="ce341" table:formula="of:=IF([.N15]&lt;&gt;&quot;&quot;;[.V17]-[.N15];0)" office:value-type="float" office:value="0" calcext:value-type="float">
            <text:p>0.00</text:p>
          </table:table-cell>
          <table:table-cell table:style-name="ce341" table:formula="of:=([.R15]/4.55)*[.Q1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capacity</text:p>
          </table:table-cell>
          <table:table-cell table:style-name="ce372" office:value-type="string" calcext:value-type="string">
            <text:p>3.5 Litres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2-08-19" calcext:value-type="date">
            <text:p>2022-08-19</text:p>
          </table:table-cell>
          <table:table-cell office:value-type="string" calcext:value-type="string">
            <text:p>Oil, Oil Filter &amp; Drain Plug</text:p>
          </table:table-cell>
          <table:table-cell/>
          <table:table-cell table:style-name="ce294" office:value-type="currency" office:currency="£" office:value="38.99" calcext:value-type="currency">
            <text:p>£38.99</text:p>
          </table:table-cell>
          <table:table-cell table:style-name="ce282"/>
          <table:table-cell table:style-name="ce255" office:value-type="date" office:date-value="2023-09-12" calcext:value-type="date">
            <text:p>2023-09-12</text:p>
          </table:table-cell>
          <table:table-cell office:value-type="string" calcext:value-type="string">
            <text:p>Tool Kit</text:p>
          </table:table-cell>
          <table:table-cell/>
          <table:table-cell table:style-name="ce416" office:value-type="currency" office:currency="GBP" office:value="15.78" calcext:value-type="currency">
            <text:p>£15.78</text:p>
          </table:table-cell>
          <table:table-cell/>
          <table:table-cell table:style-name="ce257"/>
          <table:table-cell table:number-columns-repeated="3"/>
          <table:table-cell table:style-name="ce324" table:formula="of:=IF([.M16]&lt;&gt;&quot;&quot;;[.M16]-[.M15];0)" office:value-type="float" office:value="0" calcext:value-type="float">
            <text:p>0.00</text:p>
          </table:table-cell>
          <table:table-cell table:style-name="ce341" table:formula="of:=IF([.N16]&lt;&gt;&quot;&quot;;[.P16]/([.N16]/4.55);0)" office:value-type="float" office:value="0" calcext:value-type="float">
            <text:p>0.00</text:p>
          </table:table-cell>
          <table:table-cell table:style-name="ce341" table:formula="of:=IF([.N16]&lt;&gt;&quot;&quot;;[.V17]-[.N16];0)" office:value-type="float" office:value="0" calcext:value-type="float">
            <text:p>0.00</text:p>
          </table:table-cell>
          <table:table-cell table:style-name="ce341" table:formula="of:=([.R16]/4.55)*[.Q1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type</text:p>
          </table:table-cell>
          <table:table-cell table:style-name="ce387" office:value-type="string" calcext:value-type="string">
            <text:p>10w4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2-08-21" calcext:value-type="date">
            <text:p>2022-08-21</text:p>
          </table:table-cell>
          <table:table-cell office:value-type="string" calcext:value-type="string">
            <text:p>Front Brake Pads</text:p>
          </table:table-cell>
          <table:table-cell/>
          <table:table-cell table:style-name="ce294" office:value-type="currency" office:currency="£" office:value="13.9" calcext:value-type="currency">
            <text:p>£13.90</text:p>
          </table:table-cell>
          <table:table-cell table:style-name="ce282"/>
          <table:table-cell table:style-name="ce255" office:value-type="date" office:date-value="2023-09-15" calcext:value-type="date">
            <text:p>2023-09-15</text:p>
          </table:table-cell>
          <table:table-cell office:value-type="string" calcext:value-type="string">
            <text:p>Rear Brake Hose</text:p>
          </table:table-cell>
          <table:table-cell/>
          <table:table-cell table:style-name="ce416" office:value-type="currency" office:currency="GBP" office:value="32.99" calcext:value-type="currency">
            <text:p>£32.99</text:p>
          </table:table-cell>
          <table:table-cell/>
          <table:table-cell table:style-name="ce257"/>
          <table:table-cell table:number-columns-repeated="3"/>
          <table:table-cell table:style-name="ce324" table:formula="of:=IF([.M17]&lt;&gt;&quot;&quot;;[.M17]-[.M16];0)" office:value-type="float" office:value="0" calcext:value-type="float">
            <text:p>0.00</text:p>
          </table:table-cell>
          <table:table-cell table:style-name="ce341" table:formula="of:=IF([.N17]&lt;&gt;&quot;&quot;;[.P17]/([.N17]/4.55);0)" office:value-type="float" office:value="0" calcext:value-type="float">
            <text:p>0.00</text:p>
          </table:table-cell>
          <table:table-cell table:style-name="ce341" table:formula="of:=IF([.N17]&lt;&gt;&quot;&quot;;[.V17]-[.N17];0)" office:value-type="float" office:value="0" calcext:value-type="float">
            <text:p>0.00</text:p>
          </table:table-cell>
          <table:table-cell table:style-name="ce341" table:formula="of:=([.R17]/4.55)*[.Q1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uel capacity</text:p>
          </table:table-cell>
          <table:table-cell table:style-name="ce372" office:value-type="float" office:value="20" calcext:value-type="float">
            <text:p>20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2-08-21" calcext:value-type="date">
            <text:p>2022-08-21</text:p>
          </table:table-cell>
          <table:table-cell office:value-type="string" calcext:value-type="string">
            <text:p>Rear Brake Pads</text:p>
          </table:table-cell>
          <table:table-cell/>
          <table:table-cell table:style-name="ce294" office:value-type="currency" office:currency="£" office:value="11.49" calcext:value-type="currency">
            <text:p>£11.49</text:p>
          </table:table-cell>
          <table:table-cell table:style-name="ce282"/>
          <table:table-cell table:style-name="ce255" office:value-type="date" office:date-value="2023-09-15" calcext:value-type="date">
            <text:p>2023-09-15</text:p>
          </table:table-cell>
          <table:table-cell office:value-type="string" calcext:value-type="string">
            <text:p>Banjo Bolt Brake Switch</text:p>
          </table:table-cell>
          <table:table-cell/>
          <table:table-cell table:style-name="ce416" office:value-type="currency" office:currency="GBP" office:value="9.99" calcext:value-type="currency">
            <text:p>£9.99</text:p>
          </table:table-cell>
          <table:table-cell/>
          <table:table-cell table:style-name="ce257"/>
          <table:table-cell table:number-columns-repeated="3"/>
          <table:table-cell table:style-name="ce324" table:formula="of:=IF([.M18]&lt;&gt;&quot;&quot;;[.M18]-[.M17];0)" office:value-type="float" office:value="0" calcext:value-type="float">
            <text:p>0.00</text:p>
          </table:table-cell>
          <table:table-cell table:style-name="ce341" table:formula="of:=IF([.N18]&lt;&gt;&quot;&quot;;[.P18]/([.N18]/4.55);0)" office:value-type="float" office:value="0" calcext:value-type="float">
            <text:p>0.00</text:p>
          </table:table-cell>
          <table:table-cell table:style-name="ce341" table:formula="of:=IF([.N18]&lt;&gt;&quot;&quot;;[.V17]-[.N18];0)" office:value-type="float" office:value="0" calcext:value-type="float">
            <text:p>0.00</text:p>
          </table:table-cell>
          <table:table-cell table:style-name="ce341" table:formula="of:=([.R18]/4.55)*[.Q18]" office:value-type="float" office:value="0" calcext:value-type="float">
            <text:p>0.00</text:p>
          </table:table-cell>
          <table:table-cell/>
          <table:table-cell table:style-name="ce259"/>
          <table:table-cell table:style-name="ce344"/>
          <table:table-cell table:number-columns-repeated="16362"/>
        </table:table-row>
        <table:table-row table:style-name="ro1">
          <table:table-cell/>
          <table:table-cell table:style-name="ce257" office:value-type="date" office:date-value="2022-08-25" calcext:value-type="date">
            <text:p>2022-08-25</text:p>
          </table:table-cell>
          <table:table-cell office:value-type="string" calcext:value-type="string">
            <text:p>Stainless bolts etc.</text:p>
          </table:table-cell>
          <table:table-cell/>
          <table:table-cell table:style-name="ce294" office:value-type="currency" office:currency="£" office:value="66.16" calcext:value-type="currency">
            <text:p>£66.16</text:p>
          </table:table-cell>
          <table:table-cell table:style-name="ce282"/>
          <table:table-cell table:style-name="ce255" office:value-type="date" office:date-value="2023-09-15" calcext:value-type="date">
            <text:p>2023-09-15</text:p>
          </table:table-cell>
          <table:table-cell office:value-type="string" calcext:value-type="string">
            <text:p>Stainless Brake Nipple</text:p>
          </table:table-cell>
          <table:table-cell/>
          <table:table-cell table:style-name="ce416" office:value-type="currency" office:currency="GBP" office:value="3.25" calcext:value-type="currency">
            <text:p>£3.25</text:p>
          </table:table-cell>
          <table:table-cell/>
          <table:table-cell table:style-name="ce257"/>
          <table:table-cell table:number-columns-repeated="3"/>
          <table:table-cell table:style-name="ce324" table:formula="of:=IF([.M19]&lt;&gt;&quot;&quot;;[.M19]-[.M18];0)" office:value-type="float" office:value="0" calcext:value-type="float">
            <text:p>0.00</text:p>
          </table:table-cell>
          <table:table-cell table:style-name="ce341" table:formula="of:=IF([.N19]&lt;&gt;&quot;&quot;;[.P19]/([.N19]/4.55);0)" office:value-type="float" office:value="0" calcext:value-type="float">
            <text:p>0.00</text:p>
          </table:table-cell>
          <table:table-cell table:style-name="ce341" table:formula="of:=IF([.N19]&lt;&gt;&quot;&quot;;[.V17]-[.N19];0)" office:value-type="float" office:value="0" calcext:value-type="float">
            <text:p>0.00</text:p>
          </table:table-cell>
          <table:table-cell table:style-name="ce341" table:formula="of:=([.R19]/4.55)*[.Q1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2-09-01" calcext:value-type="date">
            <text:p>2022-09-01</text:p>
          </table:table-cell>
          <table:table-cell office:value-type="string" calcext:value-type="string">
            <text:p>Numberplate frame</text:p>
          </table:table-cell>
          <table:table-cell/>
          <table:table-cell table:style-name="ce294" office:value-type="currency" office:currency="£" office:value="9.99" calcext:value-type="currency">
            <text:p>£9.99</text:p>
          </table:table-cell>
          <table:table-cell table:style-name="ce282"/>
          <table:table-cell table:style-name="ce255" office:value-type="date" office:date-value="2023-09-28" calcext:value-type="date">
            <text:p>2023-09-28</text:p>
          </table:table-cell>
          <table:table-cell office:value-type="string" calcext:value-type="string">
            <text:p>Standard Size Dog Bones</text:p>
          </table:table-cell>
          <table:table-cell/>
          <table:table-cell table:style-name="ce416" office:value-type="currency" office:currency="GBP" office:value="18.95" calcext:value-type="currency">
            <text:p>£18.95</text:p>
          </table:table-cell>
          <table:table-cell/>
          <table:table-cell table:style-name="ce257"/>
          <table:table-cell table:number-columns-repeated="3"/>
          <table:table-cell table:style-name="ce324" table:formula="of:=IF([.M20]&lt;&gt;&quot;&quot;;[.M20]-[.M19];0)" office:value-type="float" office:value="0" calcext:value-type="float">
            <text:p>0.00</text:p>
          </table:table-cell>
          <table:table-cell table:style-name="ce341" table:formula="of:=IF([.N20]&lt;&gt;&quot;&quot;;[.P20]/([.N20]/4.55);0)" office:value-type="float" office:value="0" calcext:value-type="float">
            <text:p>0.00</text:p>
          </table:table-cell>
          <table:table-cell table:style-name="ce341" table:formula="of:=IF([.N20]&lt;&gt;&quot;&quot;;[.V17]-[.N20];0)" office:value-type="float" office:value="0" calcext:value-type="float">
            <text:p>0.00</text:p>
          </table:table-cell>
          <table:table-cell table:style-name="ce341" table:formula="of:=([.R20]/4.55)*[.Q20]" office:value-type="float" office:value="0" calcext:value-type="float">
            <text:p>0.00</text:p>
          </table:table-cell>
          <table:table-cell/>
          <table:table-cell table:style-name="ce513"/>
          <table:table-cell table:style-name="ce540" office:value-type="string" calcext:value-type="string">
            <text:p>Bolt sizes</text:p>
          </table:table-cell>
          <table:table-cell table:style-name="ce545" table:number-columns-repeated="3"/>
          <table:table-cell table:style-name="ce547"/>
          <table:table-cell table:number-columns-repeated="16358"/>
        </table:table-row>
        <table:table-row table:style-name="ro1">
          <table:table-cell/>
          <table:table-cell table:style-name="ce257" office:value-type="date" office:date-value="2022-09-01" calcext:value-type="date">
            <text:p>2022-09-01</text:p>
          </table:table-cell>
          <table:table-cell office:value-type="string" calcext:value-type="string">
            <text:p>Numberplate</text:p>
          </table:table-cell>
          <table:table-cell/>
          <table:table-cell table:style-name="ce294" office:value-type="currency" office:currency="£" office:value="10.9" calcext:value-type="currency">
            <text:p>£10.90</text:p>
          </table:table-cell>
          <table:table-cell table:style-name="ce282"/>
          <table:table-cell table:style-name="ce255" office:value-type="date" office:date-value="2024-01-05" calcext:value-type="date">
            <text:p>2024-01-05</text:p>
          </table:table-cell>
          <table:table-cell office:value-type="string" calcext:value-type="string">
            <text:p>Keyrings</text:p>
          </table:table-cell>
          <table:table-cell/>
          <table:table-cell table:style-name="ce416" office:value-type="currency" office:currency="GBP" office:value="5.5" calcext:value-type="currency">
            <text:p>£5.50</text:p>
          </table:table-cell>
          <table:table-cell/>
          <table:table-cell table:style-name="ce257"/>
          <table:table-cell table:number-columns-repeated="3"/>
          <table:table-cell table:style-name="ce324" table:formula="of:=IF([.M21]&lt;&gt;&quot;&quot;;[.M21]-[.M20];0)" office:value-type="float" office:value="0" calcext:value-type="float">
            <text:p>0.00</text:p>
          </table:table-cell>
          <table:table-cell table:style-name="ce341" table:formula="of:=IF([.N21]&lt;&gt;&quot;&quot;;[.P21]/([.N21]/4.55);0)" office:value-type="float" office:value="0" calcext:value-type="float">
            <text:p>0.00</text:p>
          </table:table-cell>
          <table:table-cell table:style-name="ce341" table:formula="of:=IF([.N21]&lt;&gt;&quot;&quot;;[.V17]-[.N21];0)" office:value-type="float" office:value="0" calcext:value-type="float">
            <text:p>0.00</text:p>
          </table:table-cell>
          <table:table-cell table:style-name="ce341" table:formula="of:=([.R21]/4.55)*[.Q21]" office:value-type="float" office:value="0" calcext:value-type="float">
            <text:p>0.00</text:p>
          </table:table-cell>
          <table:table-cell/>
          <table:table-cell table:style-name="ce518" office:value-type="string" calcext:value-type="string">
            <text:p>Part Number</text:p>
          </table:table-cell>
          <table:table-cell table:style-name="ce541" office:value-type="string" calcext:value-type="string">
            <text:p>Description</text:p>
          </table:table-cell>
          <table:table-cell table:style-name="ce541" office:value-type="string" calcext:value-type="string">
            <text:p>Size</text:p>
          </table:table-cell>
          <table:table-cell table:style-name="ce541" office:value-type="string" calcext:value-type="string">
            <text:p>Qty.</text:p>
          </table:table-cell>
          <table:table-cell table:style-name="ce546" office:value-type="string" calcext:value-type="string">
            <text:p>N</text:p>
          </table:table-cell>
          <table:table-cell table:style-name="ce548" office:value-type="string" calcext:value-type="string">
            <text:p>W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2-09-04" calcext:value-type="date">
            <text:p>2022-09-04</text:p>
          </table:table-cell>
          <table:table-cell office:value-type="string" calcext:value-type="string">
            <text:p>Front Wheel Bearings</text:p>
          </table:table-cell>
          <table:table-cell/>
          <table:table-cell table:style-name="ce294" office:value-type="currency" office:currency="£" office:value="7.1" calcext:value-type="currency">
            <text:p>£7.10</text:p>
          </table:table-cell>
          <table:table-cell table:style-name="ce282"/>
          <table:table-cell table:style-name="ce255" office:value-type="date" office:date-value="2024-07-01" calcext:value-type="date">
            <text:p>2024-07-01</text:p>
          </table:table-cell>
          <table:table-cell office:value-type="string" calcext:value-type="string">
            <text:p>Master Cylinder Covers</text:p>
          </table:table-cell>
          <table:table-cell/>
          <table:table-cell table:style-name="ce416" office:value-type="currency" office:currency="GBP" office:value="20" calcext:value-type="currency">
            <text:p>£20.00</text:p>
          </table:table-cell>
          <table:table-cell/>
          <table:table-cell table:style-name="ce257"/>
          <table:table-cell table:number-columns-repeated="3"/>
          <table:table-cell table:style-name="ce324" table:formula="of:=IF([.M22]&lt;&gt;&quot;&quot;;[.M22]-[.M21];0)" office:value-type="float" office:value="0" calcext:value-type="float">
            <text:p>0.00</text:p>
          </table:table-cell>
          <table:table-cell table:style-name="ce341" table:formula="of:=IF([.N22]&lt;&gt;&quot;&quot;;[.P22]/([.N22]/4.55);0)" office:value-type="float" office:value="0" calcext:value-type="float">
            <text:p>0.00</text:p>
          </table:table-cell>
          <table:table-cell table:style-name="ce341" table:formula="of:=IF([.N22]&lt;&gt;&quot;&quot;;[.V17]-[.N22];0)" office:value-type="float" office:value="0" calcext:value-type="float">
            <text:p>0.00</text:p>
          </table:table-cell>
          <table:table-cell table:style-name="ce341" table:formula="of:=([.R22]/4.55)*[.Q22]" office:value-type="float" office:value="0" calcext:value-type="float">
            <text:p>0.00</text:p>
          </table:table-cell>
          <table:table-cell/>
          <table:table-cell table:style-name="ce520" office:value-type="string" calcext:value-type="string">
            <text:p>92150-1353</text:p>
          </table:table-cell>
          <table:table-cell table:style-name="ce542" office:value-type="string" calcext:value-type="string">
            <text:p>Sidestand mounting</text:p>
          </table:table-cell>
          <table:table-cell table:style-name="ce542" office:value-type="string" calcext:value-type="string">
            <text:p>M10x35</text:p>
          </table:table-cell>
          <table:table-cell table:style-name="ce542" office:value-type="float" office:value="2" calcext:value-type="float">
            <text:p>2</text:p>
          </table:table-cell>
          <table:table-cell table:style-name="ce542"/>
          <table:table-cell table:style-name="ce549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2-09-04" calcext:value-type="date">
            <text:p>2022-09-04</text:p>
          </table:table-cell>
          <table:table-cell office:value-type="string" calcext:value-type="string">
            <text:p>Rear Wheel Bearings</text:p>
          </table:table-cell>
          <table:table-cell/>
          <table:table-cell table:style-name="ce294" office:value-type="currency" office:currency="£" office:value="8.24" calcext:value-type="currency">
            <text:p>£8.24</text:p>
          </table:table-cell>
          <table:table-cell table:style-name="ce282"/>
          <table:table-cell table:style-name="ce255" office:value-type="date" office:date-value="2024-09-01" calcext:value-type="date">
            <text:p>2024-09-01</text:p>
          </table:table-cell>
          <table:table-cell office:value-type="string" calcext:value-type="string">
            <text:p>Alternator Chain</text:p>
          </table:table-cell>
          <table:table-cell/>
          <table:table-cell table:style-name="ce416" table:formula="of:=26.05+(3.5/2)" office:value-type="currency" office:currency="GBP" office:value="27.8" calcext:value-type="currency">
            <text:p>£27.80</text:p>
          </table:table-cell>
          <table:table-cell/>
          <table:table-cell table:style-name="ce257"/>
          <table:table-cell table:number-columns-repeated="3"/>
          <table:table-cell table:style-name="ce324" table:formula="of:=IF([.M23]&lt;&gt;&quot;&quot;;[.M23]-[.M22];0)" office:value-type="float" office:value="0" calcext:value-type="float">
            <text:p>0.00</text:p>
          </table:table-cell>
          <table:table-cell table:style-name="ce341" table:formula="of:=IF([.N23]&lt;&gt;&quot;&quot;;[.P23]/([.N23]/4.55);0)" office:value-type="float" office:value="0" calcext:value-type="float">
            <text:p>0.00</text:p>
          </table:table-cell>
          <table:table-cell table:style-name="ce341" table:formula="of:=IF([.N23]&lt;&gt;&quot;&quot;;[.V17]-[.N23];0)" office:value-type="float" office:value="0" calcext:value-type="float">
            <text:p>0.00</text:p>
          </table:table-cell>
          <table:table-cell table:style-name="ce341" table:formula="of:=([.R23]/4.55)*[.Q23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2-1127</text:p>
          </table:table-cell>
          <table:table-cell office:value-type="string" calcext:value-type="string">
            <text:p>Exhaust mounting</text:p>
          </table:table-cell>
          <table:table-cell office:value-type="string" calcext:value-type="string">
            <text:p>M10x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2-09-04" calcext:value-type="date">
            <text:p>2022-09-04</text:p>
          </table:table-cell>
          <table:table-cell office:value-type="string" calcext:value-type="string">
            <text:p>Sprocket Carrier Bearing</text:p>
          </table:table-cell>
          <table:table-cell/>
          <table:table-cell table:style-name="ce278" office:value-type="currency" office:currency="GBP" office:value="4.64" calcext:value-type="currency">
            <text:p>£4.64</text:p>
          </table:table-cell>
          <table:table-cell table:style-name="ce282"/>
          <table:table-cell table:style-name="ce255" office:value-type="date" office:date-value="2024-09-01" calcext:value-type="date">
            <text:p>2024-09-01</text:p>
          </table:table-cell>
          <table:table-cell office:value-type="string" calcext:value-type="string">
            <text:p>Clutch Cover Gasket</text:p>
          </table:table-cell>
          <table:table-cell/>
          <table:table-cell table:style-name="ce416" office:value-type="currency" office:currency="GBP" office:value="6.95" calcext:value-type="currency">
            <text:p>£6.95</text:p>
          </table:table-cell>
          <table:table-cell/>
          <table:table-cell table:style-name="ce257"/>
          <table:table-cell table:number-columns-repeated="3"/>
          <table:table-cell table:style-name="ce324" table:formula="of:=IF([.M24]&lt;&gt;&quot;&quot;;[.M24]-[.M23];0)" office:value-type="float" office:value="0" calcext:value-type="float">
            <text:p>0.00</text:p>
          </table:table-cell>
          <table:table-cell table:style-name="ce341" table:formula="of:=IF([.N24]&lt;&gt;&quot;&quot;;[.P24]/([.N24]/4.55);0)" office:value-type="float" office:value="0" calcext:value-type="float">
            <text:p>0.00</text:p>
          </table:table-cell>
          <table:table-cell table:style-name="ce341" table:formula="of:=IF([.N24]&lt;&gt;&quot;&quot;;[.V17]-[.N24];0)" office:value-type="float" office:value="0" calcext:value-type="float">
            <text:p>0.00</text:p>
          </table:table-cell>
          <table:table-cell table:style-name="ce341" table:formula="of:=([.R24]/4.55)*[.Q24]" office:value-type="float" office:value="0" calcext:value-type="float">
            <text:p>0.00</text:p>
          </table:table-cell>
          <table:table-cell/>
          <table:table-cell table:style-name="ce286" office:value-type="string" calcext:value-type="string">
            <text:p>130J0610</text:p>
          </table:table-cell>
          <table:table-cell table:style-name="ce265" office:value-type="string" calcext:value-type="string">
            <text:p>Fuel tap rubber mount</text:p>
          </table:table-cell>
          <table:table-cell table:style-name="ce265" office:value-type="string" calcext:value-type="string">
            <text:p>M6x10</text:p>
          </table:table-cell>
          <table:table-cell table:style-name="ce265"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2-09-04" calcext:value-type="date">
            <text:p>2022-09-04</text:p>
          </table:table-cell>
          <table:table-cell office:value-type="string" calcext:value-type="string">
            <text:p>2.80mm Shims</text:p>
          </table:table-cell>
          <table:table-cell/>
          <table:table-cell table:style-name="ce278" office:value-type="currency" office:currency="GBP" office:value="8.95" calcext:value-type="currency">
            <text:p>£8.95</text:p>
          </table:table-cell>
          <table:table-cell table:style-name="ce282"/>
          <table:table-cell table:style-name="ce255" office:value-type="date" office:date-value="2024-09-05" calcext:value-type="date">
            <text:p>2024-09-05</text:p>
          </table:table-cell>
          <table:table-cell office:value-type="string" calcext:value-type="string">
            <text:p>Carb Rebuild Kit</text:p>
          </table:table-cell>
          <table:table-cell/>
          <table:table-cell table:style-name="ce416" office:value-type="currency" office:currency="GBP" office:value="20" calcext:value-type="currency">
            <text:p>£20.00</text:p>
          </table:table-cell>
          <table:table-cell/>
          <table:table-cell table:style-name="ce257"/>
          <table:table-cell table:number-columns-repeated="3"/>
          <table:table-cell table:style-name="ce324" table:formula="of:=IF([.M25]&lt;&gt;&quot;&quot;;[.M25]-[.M24];0)" office:value-type="float" office:value="0" calcext:value-type="float">
            <text:p>0.00</text:p>
          </table:table-cell>
          <table:table-cell table:style-name="ce341" table:formula="of:=IF([.N25]&lt;&gt;&quot;&quot;;[.P25]/([.N25]/4.55);0)" office:value-type="float" office:value="0" calcext:value-type="float">
            <text:p>0.00</text:p>
          </table:table-cell>
          <table:table-cell table:style-name="ce341" table:formula="of:=IF([.N25]&lt;&gt;&quot;&quot;;[.V17]-[.N25];0)" office:value-type="float" office:value="0" calcext:value-type="float">
            <text:p>0.00</text:p>
          </table:table-cell>
          <table:table-cell table:style-name="ce341" table:formula="of:=([.R25]/4.55)*[.Q25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0</text:p>
          </table:table-cell>
          <table:table-cell office:value-type="string" calcext:value-type="string">
            <text:p>Seat catch mounting</text:p>
          </table:table-cell>
          <table:table-cell office:value-type="string" calcext:value-type="string">
            <text:p>M6x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2-09-04" calcext:value-type="date">
            <text:p>2022-09-04</text:p>
          </table:table-cell>
          <table:table-cell office:value-type="string" calcext:value-type="string">
            <text:p>M4x25 Allen Screw for Fuel Tap</text:p>
          </table:table-cell>
          <table:table-cell/>
          <table:table-cell table:style-name="ce278" office:value-type="currency" office:currency="GBP" office:value="0.99" calcext:value-type="currency">
            <text:p>£0.99</text:p>
          </table:table-cell>
          <table:table-cell table:style-name="ce282"/>
          <table:table-cell table:style-name="ce257" office:value-type="date" office:date-value="2024-11-10" calcext:value-type="date">
            <text:p>2024-11-10</text:p>
          </table:table-cell>
          <table:table-cell office:value-type="string" calcext:value-type="string">
            <text:p>SAE Connector</text:p>
          </table:table-cell>
          <table:table-cell/>
          <table:table-cell table:style-name="ce294" table:formula="of:=27.98/2" office:value-type="currency" office:currency="£" office:value="13.99" calcext:value-type="currency">
            <text:p>£13.99</text:p>
          </table:table-cell>
          <table:table-cell/>
          <table:table-cell table:style-name="ce257"/>
          <table:table-cell table:number-columns-repeated="3"/>
          <table:table-cell table:style-name="ce324" table:formula="of:=IF([.M26]&lt;&gt;&quot;&quot;;[.M26]-[.M25];0)" office:value-type="float" office:value="0" calcext:value-type="float">
            <text:p>0.00</text:p>
          </table:table-cell>
          <table:table-cell table:style-name="ce341" table:formula="of:=IF([.N26]&lt;&gt;&quot;&quot;;[.P26]/([.N26]/4.55);0)" office:value-type="float" office:value="0" calcext:value-type="float">
            <text:p>0.00</text:p>
          </table:table-cell>
          <table:table-cell table:style-name="ce341" table:formula="of:=IF([.N26]&lt;&gt;&quot;&quot;;[.V17]-[.N26];0)" office:value-type="float" office:value="0" calcext:value-type="float">
            <text:p>0.00</text:p>
          </table:table-cell>
          <table:table-cell table:style-name="ce341" table:formula="of:=([.R26]/4.55)*[.Q26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150-1186</text:p>
          </table:table-cell>
          <table:table-cell office:value-type="string" calcext:value-type="string">
            <text:p>Rad fan mounting</text:p>
          </table:table-cell>
          <table:table-cell office:value-type="string" calcext:value-type="string">
            <text:p>M6x12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2-09-14" calcext:value-type="date">
            <text:p>2022-09-14</text:p>
          </table:table-cell>
          <table:table-cell office:value-type="string" calcext:value-type="string">
            <text:p>Rear Wheel Bearings Kit</text:p>
          </table:table-cell>
          <table:table-cell/>
          <table:table-cell table:style-name="ce278" office:value-type="currency" office:currency="GBP" office:value="8.1" calcext:value-type="currency">
            <text:p>£8.10</text:p>
          </table:table-cell>
          <table:table-cell table:style-name="ce282"/>
          <table:table-cell table:style-name="ce257" office:value-type="date" office:date-value="2024-11-10" calcext:value-type="date">
            <text:p>2024-11-10</text:p>
          </table:table-cell>
          <table:table-cell office:value-type="string" calcext:value-type="string">
            <text:p>SP Connect Phone Mount</text:p>
          </table:table-cell>
          <table:table-cell/>
          <table:table-cell table:style-name="ce294" table:formula="of:=99.9/2" office:value-type="currency" office:currency="£" office:value="49.95" calcext:value-type="currency">
            <text:p>£49.95</text:p>
          </table:table-cell>
          <table:table-cell/>
          <table:table-cell table:style-name="ce257"/>
          <table:table-cell table:number-columns-repeated="3"/>
          <table:table-cell table:style-name="ce324" table:formula="of:=IF([.M27]&lt;&gt;&quot;&quot;;[.M27]-[.M26];0)" office:value-type="float" office:value="0" calcext:value-type="float">
            <text:p>0.00</text:p>
          </table:table-cell>
          <table:table-cell table:style-name="ce341" table:formula="of:=IF([.N27]&lt;&gt;&quot;&quot;;[.P27]/([.N27]/4.55);0)" office:value-type="float" office:value="0" calcext:value-type="float">
            <text:p>0.00</text:p>
          </table:table-cell>
          <table:table-cell table:style-name="ce341" table:formula="of:=IF([.N27]&lt;&gt;&quot;&quot;;[.V17]-[.N27];0)" office:value-type="float" office:value="0" calcext:value-type="float">
            <text:p>0.00</text:p>
          </table:table-cell>
          <table:table-cell table:style-name="ce341" table:formula="of:=([.R27]/4.55)*[.Q27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Coil bracket mounting</text:p>
          </table:table-cell>
          <table:table-cell office:value-type="string" calcext:value-type="string">
            <text:p>M6x16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05-21" calcext:value-type="date">
            <text:p>2023-05-21</text:p>
          </table:table-cell>
          <table:table-cell office:value-type="string" calcext:value-type="string">
            <text:p>Engine, Radiator</text:p>
          </table:table-cell>
          <table:table-cell/>
          <table:table-cell table:style-name="ce278" table:formula="of:=425" office:value-type="currency" office:currency="GBP" office:value="425" calcext:value-type="currency">
            <text:p>£425.00</text:p>
          </table:table-cell>
          <table:table-cell table:style-name="ce282"/>
          <table:table-cell table:style-name="ce257" office:value-type="date" office:date-value="2024-11-10" calcext:value-type="date">
            <text:p>2024-11-10</text:p>
          </table:table-cell>
          <table:table-cell office:value-type="string" calcext:value-type="string">
            <text:p>SP Wireless Charger</text:p>
          </table:table-cell>
          <table:table-cell/>
          <table:table-cell table:style-name="ce294" table:formula="of:=139.93/2" office:value-type="currency" office:currency="£" office:value="69.965" calcext:value-type="currency">
            <text:p>£69.97</text:p>
          </table:table-cell>
          <table:table-cell/>
          <table:table-cell table:style-name="ce257"/>
          <table:table-cell table:number-columns-repeated="3"/>
          <table:table-cell table:style-name="ce324" table:formula="of:=IF([.M28]&lt;&gt;&quot;&quot;;[.M28]-[.M27];0)" office:value-type="float" office:value="0" calcext:value-type="float">
            <text:p>0.00</text:p>
          </table:table-cell>
          <table:table-cell table:style-name="ce341" table:formula="of:=IF([.N28]&lt;&gt;&quot;&quot;;[.P28]/([.N28]/4.55);0)" office:value-type="float" office:value="0" calcext:value-type="float">
            <text:p>0.00</text:p>
          </table:table-cell>
          <table:table-cell table:style-name="ce341" table:formula="of:=IF([.N28]&lt;&gt;&quot;&quot;;[.V17]-[.N28];0)" office:value-type="float" office:value="0" calcext:value-type="float">
            <text:p>0.00</text:p>
          </table:table-cell>
          <table:table-cell table:style-name="ce341" table:formula="of:=([.R28]/4.55)*[.Q28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Rad bracket mounting</text:p>
          </table:table-cell>
          <table:table-cell office:value-type="string" calcext:value-type="string">
            <text:p>M6x16</text:p>
          </table:table-cell>
          <table:table-cell office:value-type="float" office:value="8" calcext:value-type="float">
            <text:p>8</text:p>
          </table:table-cell>
          <table:table-cell/>
          <table:table-cell table:style-name="ce550" office:value-type="float" office:value="8" calcext:value-type="float">
            <text:p>8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05-21" calcext:value-type="date">
            <text:p>2023-05-21</text:p>
          </table:table-cell>
          <table:table-cell table:style-name="ce265" office:value-type="string" calcext:value-type="string">
            <text:p>Delivery Deposit</text:p>
          </table:table-cell>
          <table:table-cell/>
          <table:table-cell table:style-name="ce278" office:value-type="currency" office:currency="GBP" office:value="14" calcext:value-type="currency">
            <text:p>£14.00</text:p>
          </table:table-cell>
          <table:table-cell table:style-name="ce282"/>
          <table:table-cell table:style-name="ce255" office:value-type="date" office:date-value="2025-10-08" calcext:value-type="date">
            <text:p>2025-10-08</text:p>
          </table:table-cell>
          <table:table-cell office:value-type="string" calcext:value-type="string">
            <text:p>Carbon Fibre Rear Hugger</text:p>
          </table:table-cell>
          <table:table-cell/>
          <table:table-cell table:style-name="ce416" office:value-type="currency" office:currency="GBP" office:value="77.8" calcext:value-type="currency">
            <text:p>£77.80</text:p>
          </table:table-cell>
          <table:table-cell/>
          <table:table-cell table:style-name="ce257"/>
          <table:table-cell table:number-columns-repeated="3"/>
          <table:table-cell table:style-name="ce324" table:formula="of:=IF([.M29]&lt;&gt;&quot;&quot;;[.M29]-[.M28];0)" office:value-type="float" office:value="0" calcext:value-type="float">
            <text:p>0.00</text:p>
          </table:table-cell>
          <table:table-cell table:style-name="ce341" table:formula="of:=IF([.N29]&lt;&gt;&quot;&quot;;[.P29]/([.N29]/4.55);0)" office:value-type="float" office:value="0" calcext:value-type="float">
            <text:p>0.00</text:p>
          </table:table-cell>
          <table:table-cell table:style-name="ce341" table:formula="of:=IF([.N29]&lt;&gt;&quot;&quot;;[.V17]-[.N29];0)" office:value-type="float" office:value="0" calcext:value-type="float">
            <text:p>0.00</text:p>
          </table:table-cell>
          <table:table-cell table:style-name="ce341" table:formula="of:=([.R29]/4.55)*[.Q29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Fuel pump bracket</text:p>
          </table:table-cell>
          <table:table-cell office:value-type="string" calcext:value-type="string">
            <text:p>M6x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05-25" calcext:value-type="date">
            <text:p>2023-05-25</text:p>
          </table:table-cell>
          <table:table-cell table:style-name="ce265" office:value-type="string" calcext:value-type="string">
            <text:p>Delivery Balance</text:p>
          </table:table-cell>
          <table:table-cell/>
          <table:table-cell table:style-name="ce278" office:value-type="currency" office:currency="GBP" office:value="68" calcext:value-type="currency">
            <text:p>£68.00</text:p>
          </table:table-cell>
          <table:table-cell table:style-name="ce282"/>
          <table:table-cell table:style-name="ce255" office:value-type="date" office:date-value="2025-10-24" calcext:value-type="date">
            <text:p>2025-10-24</text:p>
          </table:table-cell>
          <table:table-cell table:style-name="ce265" office:value-type="string" calcext:value-type="string">
            <text:p>Fuel Pump Relay</text:p>
          </table:table-cell>
          <table:table-cell/>
          <table:table-cell table:style-name="ce416" office:value-type="currency" office:currency="GBP" office:value="9.99" calcext:value-type="currency">
            <text:p>£9.99</text:p>
          </table:table-cell>
          <table:table-cell/>
          <table:table-cell table:style-name="ce257"/>
          <table:table-cell table:number-columns-repeated="3"/>
          <table:table-cell table:style-name="ce324" table:formula="of:=IF([.M30]&lt;&gt;&quot;&quot;;[.M30]-[.M29];0)" office:value-type="float" office:value="0" calcext:value-type="float">
            <text:p>0.00</text:p>
          </table:table-cell>
          <table:table-cell table:style-name="ce341" table:formula="of:=IF([.N30]&lt;&gt;&quot;&quot;;[.P30]/([.N30]/4.55);0)" office:value-type="float" office:value="0" calcext:value-type="float">
            <text:p>0.00</text:p>
          </table:table-cell>
          <table:table-cell table:style-name="ce341" table:formula="of:=IF([.N30]&lt;&gt;&quot;&quot;;[.V17]-[.N30];0)" office:value-type="float" office:value="0" calcext:value-type="float">
            <text:p>0.00</text:p>
          </table:table-cell>
          <table:table-cell table:style-name="ce341" table:formula="of:=([.R30]/4.55)*[.Q30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436</text:p>
          </table:table-cell>
          <table:table-cell office:value-type="string" calcext:value-type="string">
            <text:p>Expansion tank mount top</text:p>
          </table:table-cell>
          <table:table-cell office:value-type="string" calcext:value-type="string">
            <text:p>M6x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05-25" calcext:value-type="date">
            <text:p>2023-05-25</text:p>
          </table:table-cell>
          <table:table-cell office:value-type="string" calcext:value-type="string">
            <text:p>Tyre Fitting</text:p>
          </table:table-cell>
          <table:table-cell/>
          <table:table-cell table:style-name="ce278" office:value-type="currency" office:currency="GBP" office:value="40" calcext:value-type="currency">
            <text:p>£40.00</text:p>
          </table:table-cell>
          <table:table-cell table:style-name="ce282"/>
          <table:table-cell table:style-name="ce255" office:value-type="date" office:date-value="2025-11-28" calcext:value-type="date">
            <text:p>2025-11-28</text:p>
          </table:table-cell>
          <table:table-cell table:style-name="ce265" office:value-type="string" calcext:value-type="string">
            <text:p>Gilles Rearsets</text:p>
          </table:table-cell>
          <table:table-cell/>
          <table:table-cell table:style-name="ce416" table:formula="of:=292.84+78.27" office:value-type="currency" office:currency="GBP" office:value="371.11" calcext:value-type="currency">
            <text:p>£371.11</text:p>
          </table:table-cell>
          <table:table-cell/>
          <table:table-cell table:style-name="ce257"/>
          <table:table-cell table:number-columns-repeated="3"/>
          <table:table-cell table:style-name="ce324" table:formula="of:=IF([.M31]&lt;&gt;&quot;&quot;;[.M31]-[.M30];0)" office:value-type="float" office:value="0" calcext:value-type="float">
            <text:p>0.00</text:p>
          </table:table-cell>
          <table:table-cell table:style-name="ce341" table:formula="of:=IF([.N31]&lt;&gt;&quot;&quot;;[.P31]/([.N31]/4.55);0)" office:value-type="float" office:value="0" calcext:value-type="float">
            <text:p>0.00</text:p>
          </table:table-cell>
          <table:table-cell table:style-name="ce341" table:formula="of:=IF([.N31]&lt;&gt;&quot;&quot;;[.V17]-[.N31];0)" office:value-type="float" office:value="0" calcext:value-type="float">
            <text:p>0.00</text:p>
          </table:table-cell>
          <table:table-cell table:style-name="ce341" table:formula="of:=([.R31]/4.55)*[.Q31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663</text:p>
          </table:table-cell>
          <table:table-cell office:value-type="string" calcext:value-type="string">
            <text:p>Chain slipper mount SCREW</text:p>
          </table:table-cell>
          <table:table-cell office:value-type="string" calcext:value-type="string">
            <text:p>M6x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05-27" calcext:value-type="date">
            <text:p>2023-05-27</text:p>
          </table:table-cell>
          <table:table-cell table:style-name="ce265" office:value-type="string" calcext:value-type="string">
            <text:p>Wiring Loom</text:p>
          </table:table-cell>
          <table:table-cell/>
          <table:table-cell table:style-name="ce278" office:value-type="currency" office:currency="GBP" office:value="56" calcext:value-type="currency">
            <text:p>£56.0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2]&lt;&gt;&quot;&quot;;[.M32]-[.M31];0)" office:value-type="float" office:value="0" calcext:value-type="float">
            <text:p>0.00</text:p>
          </table:table-cell>
          <table:table-cell table:style-name="ce341" table:formula="of:=IF([.N32]&lt;&gt;&quot;&quot;;[.P32]/([.N32]/4.55);0)" office:value-type="float" office:value="0" calcext:value-type="float">
            <text:p>0.00</text:p>
          </table:table-cell>
          <table:table-cell table:style-name="ce341" table:formula="of:=IF([.N32]&lt;&gt;&quot;&quot;;[.V17]-[.N32];0)" office:value-type="float" office:value="0" calcext:value-type="float">
            <text:p>0.00</text:p>
          </table:table-cell>
          <table:table-cell table:style-name="ce341" table:formula="of:=([.R32]/4.55)*[.Q32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130J0620</text:p>
          </table:table-cell>
          <table:table-cell office:value-type="string" calcext:value-type="string">
            <text:p>Fuel tank front mount</text:p>
          </table:table-cell>
          <table:table-cell office:value-type="string" calcext:value-type="string">
            <text:p>M6x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50" office:value-type="float" office:value="6" calcext:value-type="float">
            <text:p>6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05-27" calcext:value-type="date">
            <text:p>2023-05-27</text:p>
          </table:table-cell>
          <table:table-cell table:style-name="ce265" office:value-type="string" calcext:value-type="string">
            <text:p>Rear Brake Disc</text:p>
          </table:table-cell>
          <table:table-cell/>
          <table:table-cell table:style-name="ce278" office:value-type="currency" office:currency="GBP" office:value="42.95" calcext:value-type="currency">
            <text:p>£42.95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3]&lt;&gt;&quot;&quot;;[.M33]-[.M32];0)" office:value-type="float" office:value="0" calcext:value-type="float">
            <text:p>0.00</text:p>
          </table:table-cell>
          <table:table-cell table:style-name="ce341" table:formula="of:=IF([.N33]&lt;&gt;&quot;&quot;;[.P33]/([.N33]/4.55);0)" office:value-type="float" office:value="0" calcext:value-type="float">
            <text:p>0.00</text:p>
          </table:table-cell>
          <table:table-cell table:style-name="ce341" table:formula="of:=IF([.N33]&lt;&gt;&quot;&quot;;[.V17]-[.N33];0)" office:value-type="float" office:value="0" calcext:value-type="float">
            <text:p>0.00</text:p>
          </table:table-cell>
          <table:table-cell table:style-name="ce341" table:formula="of:=([.R33]/4.55)*[.Q33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25</text:p>
          </table:table-cell>
          <table:table-cell office:value-type="string" calcext:value-type="string">
            <text:p>CDI bracket mounting</text:p>
          </table:table-cell>
          <table:table-cell office:value-type="string" calcext:value-type="string">
            <text:p>M6x25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05-27" calcext:value-type="date">
            <text:p>2023-05-27</text:p>
          </table:table-cell>
          <table:table-cell table:style-name="ce265" office:value-type="string" calcext:value-type="string">
            <text:p>Silicone Hose</text:p>
          </table:table-cell>
          <table:table-cell/>
          <table:table-cell table:style-name="ce278" office:value-type="currency" office:currency="GBP" office:value="13.39" calcext:value-type="currency">
            <text:p>£13.39</text:p>
          </table:table-cell>
          <table:table-cell table:style-name="ce282"/>
          <table:table-cell table:style-name="ce255"/>
          <table:table-cell table:style-name="ce265" office:value-type="string" calcext:value-type="string">
            <text:p>Black Double Bubble Screen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4]&lt;&gt;&quot;&quot;;[.M34]-[.M33];0)" office:value-type="float" office:value="0" calcext:value-type="float">
            <text:p>0.00</text:p>
          </table:table-cell>
          <table:table-cell table:style-name="ce341" table:formula="of:=IF([.N34]&lt;&gt;&quot;&quot;;[.P34]/([.N34]/4.55);0)" office:value-type="float" office:value="0" calcext:value-type="float">
            <text:p>0.00</text:p>
          </table:table-cell>
          <table:table-cell table:style-name="ce341" table:formula="of:=IF([.N34]&lt;&gt;&quot;&quot;;[.V17]-[.N34];0)" office:value-type="float" office:value="0" calcext:value-type="float">
            <text:p>0.00</text:p>
          </table:table-cell>
          <table:table-cell table:style-name="ce341" table:formula="of:=([.R34]/4.55)*[.Q34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130J0625</text:p>
          </table:table-cell>
          <table:table-cell table:style-name="ce265" office:value-type="string" calcext:value-type="string">
            <text:p>CDI mounting</text:p>
          </table:table-cell>
          <table:table-cell office:value-type="string" calcext:value-type="string">
            <text:p>M6x25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05-27" calcext:value-type="date">
            <text:p>2023-05-27</text:p>
          </table:table-cell>
          <table:table-cell table:style-name="ce265" office:value-type="string" calcext:value-type="string">
            <text:p>Rubber Trim</text:p>
          </table:table-cell>
          <table:table-cell/>
          <table:table-cell table:style-name="ce278" office:value-type="currency" office:currency="GBP" office:value="4.36" calcext:value-type="currency">
            <text:p>£4.36</text:p>
          </table:table-cell>
          <table:table-cell table:style-name="ce282"/>
          <table:table-cell table:style-name="ce255"/>
          <table:table-cell table:style-name="ce265" office:value-type="string" calcext:value-type="string">
            <text:p>9x7 Road Legal Numberplate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5]&lt;&gt;&quot;&quot;;[.M35]-[.M34];0)" office:value-type="float" office:value="0" calcext:value-type="float">
            <text:p>0.00</text:p>
          </table:table-cell>
          <table:table-cell table:style-name="ce341" table:formula="of:=IF([.N35]&lt;&gt;&quot;&quot;;[.P35]/([.N35]/4.55);0)" office:value-type="float" office:value="0" calcext:value-type="float">
            <text:p>0.00</text:p>
          </table:table-cell>
          <table:table-cell table:style-name="ce341" table:formula="of:=IF([.N35]&lt;&gt;&quot;&quot;;[.V17]-[.N35];0)" office:value-type="float" office:value="0" calcext:value-type="float">
            <text:p>0.00</text:p>
          </table:table-cell>
          <table:table-cell table:style-name="ce341" table:formula="of:=([.R35]/4.55)*[.Q35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25</text:p>
          </table:table-cell>
          <table:table-cell office:value-type="string" calcext:value-type="string">
            <text:p>Radiator mounting</text:p>
          </table:table-cell>
          <table:table-cell office:value-type="string" calcext:value-type="string">
            <text:p>M6x25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05-29" calcext:value-type="date">
            <text:p>2023-05-29</text:p>
          </table:table-cell>
          <table:table-cell table:style-name="ce265" office:value-type="string" calcext:value-type="string">
            <text:p>Stainless Engine Bolt Kit</text:p>
          </table:table-cell>
          <table:table-cell/>
          <table:table-cell table:style-name="ce278" office:value-type="currency" office:currency="GBP" office:value="11" calcext:value-type="currency">
            <text:p>£11.00</text:p>
          </table:table-cell>
          <table:table-cell table:style-name="ce282"/>
          <table:table-cell table:style-name="ce255"/>
          <table:table-cell office:value-type="string" calcext:value-type="string">
            <text:p>Rear Suspension Rebuild</text:p>
          </table:table-cell>
          <table:table-cell/>
          <table:table-cell table:style-name="ce416" office:value-type="currency" office:currency="GBP" office:value="200" calcext:value-type="currency">
            <text:p>£200.00</text:p>
          </table:table-cell>
          <table:table-cell/>
          <table:table-cell table:style-name="ce257"/>
          <table:table-cell table:number-columns-repeated="3"/>
          <table:table-cell table:style-name="ce324" table:formula="of:=IF([.M36]&lt;&gt;&quot;&quot;;[.M36]-[.M35];0)" office:value-type="float" office:value="0" calcext:value-type="float">
            <text:p>0.00</text:p>
          </table:table-cell>
          <table:table-cell table:style-name="ce341" table:formula="of:=IF([.N36]&lt;&gt;&quot;&quot;;[.P36]/([.N36]/4.55);0)" office:value-type="float" office:value="0" calcext:value-type="float">
            <text:p>0.00</text:p>
          </table:table-cell>
          <table:table-cell table:style-name="ce341" table:formula="of:=IF([.N36]&lt;&gt;&quot;&quot;;[.V17]-[.N36];0)" office:value-type="float" office:value="0" calcext:value-type="float">
            <text:p>0.00</text:p>
          </table:table-cell>
          <table:table-cell table:style-name="ce341" table:formula="of:=([.R36]/4.55)*[.Q36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H0625</text:p>
          </table:table-cell>
          <table:table-cell office:value-type="string" calcext:value-type="string">
            <text:p>Rear light mounting</text:p>
          </table:table-cell>
          <table:table-cell office:value-type="string" calcext:value-type="string">
            <text:p>M6x25</text:p>
          </table:table-cell>
          <table:table-cell office:value-type="float" office:value="3" calcext:value-type="float">
            <text:p>3</text:p>
          </table:table-cell>
          <table:table-cell/>
          <table:table-cell table:style-name="ce550" office:value-type="float" office:value="3" calcext:value-type="float">
            <text:p>3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05-29" calcext:value-type="date">
            <text:p>2023-05-29</text:p>
          </table:table-cell>
          <table:table-cell table:style-name="ce265" office:value-type="string" calcext:value-type="string">
            <text:p>Stainless Fairing Bolt Kit</text:p>
          </table:table-cell>
          <table:table-cell/>
          <table:table-cell table:style-name="ce278" office:value-type="currency" office:currency="GBP" office:value="8.8" calcext:value-type="currency">
            <text:p>£8.80</text:p>
          </table:table-cell>
          <table:table-cell table:style-name="ce282"/>
          <table:table-cell table:style-name="ce255"/>
          <table:table-cell office:value-type="string" calcext:value-type="string">
            <text:p>Front Suspension Rebuild</text:p>
          </table:table-cell>
          <table:table-cell/>
          <table:table-cell table:style-name="ce416" office:value-type="currency" office:currency="GBP" office:value="650" calcext:value-type="currency">
            <text:p>£650.00</text:p>
          </table:table-cell>
          <table:table-cell/>
          <table:table-cell table:style-name="ce257"/>
          <table:table-cell table:number-columns-repeated="3"/>
          <table:table-cell table:style-name="ce324" table:formula="of:=IF([.M37]&lt;&gt;&quot;&quot;;[.M37]-[.M36];0)" office:value-type="float" office:value="0" calcext:value-type="float">
            <text:p>0.00</text:p>
          </table:table-cell>
          <table:table-cell table:style-name="ce341" table:formula="of:=IF([.N37]&lt;&gt;&quot;&quot;;[.P37]/([.N37]/4.55);0)" office:value-type="float" office:value="0" calcext:value-type="float">
            <text:p>0.00</text:p>
          </table:table-cell>
          <table:table-cell table:style-name="ce341" table:formula="of:=IF([.N37]&lt;&gt;&quot;&quot;;[.V17]-[.N37];0)" office:value-type="float" office:value="0" calcext:value-type="float">
            <text:p>0.00</text:p>
          </table:table-cell>
          <table:table-cell table:style-name="ce341" table:formula="of:=([.R37]/4.55)*[.Q37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G0640</text:p>
          </table:table-cell>
          <table:table-cell office:value-type="string" calcext:value-type="string">
            <text:p>Engine baffle mounting</text:p>
          </table:table-cell>
          <table:table-cell office:value-type="string" calcext:value-type="string">
            <text:p>M6x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06-06" calcext:value-type="date">
            <text:p>2023-06-06</text:p>
          </table:table-cell>
          <table:table-cell table:style-name="ce265" office:value-type="string" calcext:value-type="string">
            <text:p>ZX10R Rear Caliper</text:p>
          </table:table-cell>
          <table:table-cell/>
          <table:table-cell table:style-name="ce278" office:value-type="currency" office:currency="GBP" office:value="35.99" calcext:value-type="currency">
            <text:p>£35.99</text:p>
          </table:table-cell>
          <table:table-cell table:style-name="ce282"/>
          <table:table-cell table:style-name="ce255"/>
          <table:table-cell office:value-type="string" calcext:value-type="string">
            <text:p>Carb Cleaning and Setup (again)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8]&lt;&gt;&quot;&quot;;[.M38]-[.M37];0)" office:value-type="float" office:value="0" calcext:value-type="float">
            <text:p>0.00</text:p>
          </table:table-cell>
          <table:table-cell table:style-name="ce341" table:formula="of:=IF([.N38]&lt;&gt;&quot;&quot;;[.P38]/([.N38]/4.55);0)" office:value-type="float" office:value="0" calcext:value-type="float">
            <text:p>0.00</text:p>
          </table:table-cell>
          <table:table-cell table:style-name="ce341" table:formula="of:=IF([.N38]&lt;&gt;&quot;&quot;;[.V17]-[.N38];0)" office:value-type="float" office:value="0" calcext:value-type="float">
            <text:p>0.00</text:p>
          </table:table-cell>
          <table:table-cell table:style-name="ce341" table:formula="of:=([.R38]/4.55)*[.Q38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736</text:p>
          </table:table-cell>
          <table:table-cell office:value-type="string" calcext:value-type="string">
            <text:p>Expansion tank mount bottom</text:p>
          </table:table-cell>
          <table:table-cell office:value-type="string" calcext:value-type="string">
            <text:p>M6x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06-06" calcext:value-type="date">
            <text:p>2023-06-06</text:p>
          </table:table-cell>
          <table:table-cell table:style-name="ce265" office:value-type="string" calcext:value-type="string">
            <text:p>GSXR K1 Front Calipers</text:p>
          </table:table-cell>
          <table:table-cell/>
          <table:table-cell table:style-name="ce278" office:value-type="currency" office:currency="GBP" office:value="179.98" calcext:value-type="currency">
            <text:p>£179.98</text:p>
          </table:table-cell>
          <table:table-cell table:style-name="ce282"/>
          <table:table-cell table:style-name="ce255"/>
          <table:table-cell office:value-type="string" calcext:value-type="string">
            <text:p>Alternator Chain Replacement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9]&lt;&gt;&quot;&quot;;[.M39]-[.M38];0)" office:value-type="float" office:value="0" calcext:value-type="float">
            <text:p>0.00</text:p>
          </table:table-cell>
          <table:table-cell table:style-name="ce341" table:formula="of:=IF([.N39]&lt;&gt;&quot;&quot;;[.P39]/([.N39]/4.55);0)" office:value-type="float" office:value="0" calcext:value-type="float">
            <text:p>0.00</text:p>
          </table:table-cell>
          <table:table-cell table:style-name="ce341" table:formula="of:=IF([.N39]&lt;&gt;&quot;&quot;;[.V17]-[.N39];0)" office:value-type="float" office:value="0" calcext:value-type="float">
            <text:p>0.00</text:p>
          </table:table-cell>
          <table:table-cell table:style-name="ce341" table:formula="of:=([.R39]/4.55)*[.Q39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G0645</text:p>
          </table:table-cell>
          <table:table-cell office:value-type="string" calcext:value-type="string">
            <text:p>Coil mounting</text:p>
          </table:table-cell>
          <table:table-cell office:value-type="string" calcext:value-type="string">
            <text:p>M6x45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06-16" calcext:value-type="date">
            <text:p>2023-06-16</text:p>
          </table:table-cell>
          <table:table-cell office:value-type="string" calcext:value-type="string">
            <text:p>Battery</text:p>
          </table:table-cell>
          <table:table-cell/>
          <table:table-cell table:style-name="ce278" office:value-type="currency" office:currency="GBP" office:value="67.49" calcext:value-type="currency">
            <text:p>£67.49</text:p>
          </table:table-cell>
          <table:table-cell table:style-name="ce282"/>
          <table:table-cell table:style-name="ce255"/>
          <table:table-cell office:value-type="string" calcext:value-type="string">
            <text:p>Valve Clearance Adjustment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40]&lt;&gt;&quot;&quot;;[.M40]-[.M39];0)" office:value-type="float" office:value="0" calcext:value-type="float">
            <text:p>0.00</text:p>
          </table:table-cell>
          <table:table-cell table:style-name="ce341" table:formula="of:=IF([.N40]&lt;&gt;&quot;&quot;;[.P40]/([.N40]/4.55);0)" office:value-type="float" office:value="0" calcext:value-type="float">
            <text:p>0.00</text:p>
          </table:table-cell>
          <table:table-cell table:style-name="ce341" table:formula="of:=IF([.N40]&lt;&gt;&quot;&quot;;[.V17]-[.N40];0)" office:value-type="float" office:value="0" calcext:value-type="float">
            <text:p>0.00</text:p>
          </table:table-cell>
          <table:table-cell table:style-name="ce341" table:formula="of:=([.R40]/4.55)*[.Q40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735</text:p>
          </table:table-cell>
          <table:table-cell office:value-type="string" calcext:value-type="string">
            <text:p>Expansion tank mount middle</text:p>
          </table:table-cell>
          <table:table-cell office:value-type="string" calcext:value-type="string">
            <text:p>M6x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06-16" calcext:value-type="date">
            <text:p>2023-06-16</text:p>
          </table:table-cell>
          <table:table-cell table:style-name="ce265" office:value-type="string" calcext:value-type="string">
            <text:p>110 Link 530 DID X-Ring Chain</text:p>
          </table:table-cell>
          <table:table-cell table:style-name="ce265"/>
          <table:table-cell table:style-name="ce276" office:value-type="currency" office:currency="GBP" office:value="82.49" calcext:value-type="currency">
            <text:p>£82.49</text:p>
          </table:table-cell>
          <table:table-cell table:style-name="ce282"/>
          <table:table-cell table:style-name="ce255"/>
          <table:table-cell table:style-name="ce265" office:value-type="string" calcext:value-type="string">
            <text:p>Carbon Fibre Front Mudguard</text:p>
          </table:table-cell>
          <table:table-cell/>
          <table:table-cell table:style-name="ce416" office:value-type="currency" office:currency="GBP" office:value="189.95" calcext:value-type="currency">
            <text:p>£189.95</text:p>
          </table:table-cell>
          <table:table-cell/>
          <table:table-cell table:style-name="ce310"/>
          <table:table-cell table:style-name="ce326" table:number-columns-repeated="2"/>
          <table:table-cell table:style-name="ce332"/>
          <table:table-cell table:style-name="ce451" table:formula="of:=SUM([.P4:.P30])" office:value-type="float" office:value="5" calcext:value-type="float">
            <text:p>5.00</text:p>
          </table:table-cell>
          <table:table-cell table:style-name="ce342" table:formula="of:=SUM([.Q3:.Q30])/27" office:value-type="float" office:value="0.0799423712137185" calcext:value-type="float">
            <text:p>0.08</text:p>
          </table:table-cell>
          <table:table-cell table:style-name="ce341" table:number-columns-repeated="2"/>
          <table:table-cell table:style-name="ce506"/>
          <table:table-cell table:style-name="ce525" office:value-type="string" calcext:value-type="string">
            <text:p>130J0812</text:p>
          </table:table-cell>
          <table:table-cell office:value-type="string" calcext:value-type="string">
            <text:p>Fuel tank front mount</text:p>
          </table:table-cell>
          <table:table-cell office:value-type="string" calcext:value-type="string">
            <text:p>M8x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07-24" calcext:value-type="date">
            <text:p>2023-07-24</text:p>
          </table:table-cell>
          <table:table-cell office:value-type="string" calcext:value-type="string">
            <text:p>Courier to PDQ</text:p>
          </table:table-cell>
          <table:table-cell table:style-name="ce265"/>
          <table:table-cell table:style-name="ce276" office:value-type="currency" office:currency="GBP" office:value="99" calcext:value-type="currency">
            <text:p>£99.00</text:p>
          </table:table-cell>
          <table:table-cell table:style-name="ce282"/>
          <table:table-cell table:style-name="ce256"/>
          <table:table-cell table:style-name="ce265" table:number-columns-repeated="2"/>
          <table:table-cell table:style-name="ce299"/>
          <table:table-cell/>
          <table:table-cell table:style-name="ce311"/>
          <table:table-cell table:style-name="ce424"/>
          <table:table-cell table:style-name="ce327" office:value-type="string" calcext:value-type="string">
            <text:p>Fuel Costs To Date</text:p>
          </table:table-cell>
          <table:table-cell table:style-name="ce333" table:formula="of:=SUM([.O3:.O40])" office:value-type="currency" office:currency="GBP" office:value="17.71" calcext:value-type="currency">
            <text:p>£17.71</text:p>
          </table:table-cell>
          <table:table-cell table:style-name="ce480"/>
          <table:table-cell table:style-name="ce343" table:number-columns-repeated="3"/>
          <table:table-cell/>
          <table:table-cell table:style-name="ce525" office:value-type="string" calcext:value-type="string">
            <text:p>92002-1178</text:p>
          </table:table-cell>
          <table:table-cell office:value-type="string" calcext:value-type="string">
            <text:p>Rear caliper mounting</text:p>
          </table:table-cell>
          <table:table-cell office:value-type="string" calcext:value-type="string">
            <text:p>M8x2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style-name="ce265"/>
          <table:table-cell table:number-columns-repeated="16357"/>
        </table:table-row>
        <table:table-row table:style-name="ro2">
          <table:table-cell/>
          <table:table-cell table:style-name="ce259"/>
          <table:table-cell table:style-name="ce268" office:value-type="string" calcext:value-type="string">
            <text:p>Sub-Total</text:p>
          </table:table-cell>
          <table:table-cell table:style-name="ce272"/>
          <table:table-cell table:style-name="ce300" table:formula="of:=SUM([.E3:.E42])" office:value-type="currency" office:currency="GBP" office:value="2883.01" calcext:value-type="currency">
            <text:p>£2,883.01</text:p>
          </table:table-cell>
          <table:table-cell table:style-name="ce272" table:number-columns-repeated="2"/>
          <table:table-cell table:style-name="ce268" office:value-type="string" calcext:value-type="string">
            <text:p>Total To Date</text:p>
          </table:table-cell>
          <table:table-cell table:style-name="ce272"/>
          <table:table-cell table:style-name="ce306" table:formula="of:=[.E43]+SUM([.J3:.J42])" office:value-type="currency" office:currency="GBP" office:value="6189.765" calcext:value-type="currency">
            <text:p>£6,189.77</text:p>
          </table:table-cell>
          <table:table-cell/>
          <table:table-cell table:style-name="ce312"/>
          <table:table-cell table:style-name="ce428"/>
          <table:table-cell table:style-name="ce328" office:value-type="string" calcext:value-type="string">
            <text:p>Overall Running Costs To Date</text:p>
          </table:table-cell>
          <table:table-cell table:style-name="ce279" table:formula="of:=IF(([.P3]+[.P4])&gt;0;([.J43]+[.O42])/(SUM([.P3:.P40]));0)" office:value-type="currency" office:currency="GBP" office:value="1241.495" calcext:value-type="currency">
            <text:p>£1,241.50</text:p>
          </table:table-cell>
          <table:table-cell table:style-name="ce498" office:value-type="string" calcext:value-type="string">
            <text:p>Per Mile</text:p>
          </table:table-cell>
          <table:table-cell table:style-name="ce344" table:number-columns-repeated="3"/>
          <table:table-cell/>
          <table:table-cell table:style-name="ce530" office:value-type="string" calcext:value-type="string">
            <text:p>220AB0425</text:p>
          </table:table-cell>
          <table:table-cell table:style-name="ce543" office:value-type="string" calcext:value-type="string">
            <text:p>Fuel Tap Screw</text:p>
          </table:table-cell>
          <table:table-cell table:style-name="ce543" office:value-type="string" calcext:value-type="string">
            <text:p>M4x25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50"/>
          <table:table-cell table:number-columns-repeated="16358"/>
        </table:table-row>
        <table:table-row table:style-name="ro1">
          <table:table-cell/>
          <table:table-cell table:style-name="ce260"/>
          <table:table-cell table:number-columns-repeated="2"/>
          <table:table-cell table:style-name="ce301"/>
          <table:table-cell table:number-columns-repeated="15"/>
          <table:table-cell table:style-name="ce256"/>
          <table:table-cell table:number-columns-repeated="4"/>
          <table:table-cell table:style-name="ce550"/>
          <table:table-cell table:number-columns-repeated="16358"/>
        </table:table-row>
        <table:table-row table:style-name="ro1">
          <table:table-cell table:number-columns-repeated="20"/>
          <table:table-cell table:style-name="ce535" office:value-type="string" calcext:value-type="string">
            <text:p>+M6 Rubber Captive Nuts</text:p>
          </table:table-cell>
          <table:table-cell table:style-name="ce544" table:number-columns-repeated="4"/>
          <table:table-cell table:style-name="ce551"/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number-columns-repeated="15"/>
          <table:table-cell table:style-name="ce288"/>
          <table:table-cell table:number-columns-repeated="16363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number-columns-repeated="15"/>
          <table:table-cell table:style-name="ce265" office:value-type="string" calcext:value-type="string">
            <text:p>Front caliper Banjo Bolts M10x1.25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Rear caliper Bano Bolts M10z1.25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Chain 530x110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15t Front Sprocket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46T Rear Sprocket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gsxr600k1 Front Calipers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ZX01R ‘07 Rear Caliper</text:p>
          </table:table-cell>
          <table:table-cell table:number-columns-repeated="16363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wasaki_ZX9R_B4" table:style-name="ta1">
        <table:table-column table:style-name="co1" table:default-cell-style-name="ce252"/>
        <table:table-column table:style-name="co2" table:default-cell-style-name="ce252"/>
        <table:table-column table:style-name="co3" table:default-cell-style-name="ce252"/>
        <table:table-column table:style-name="co4" table:default-cell-style-name="ce252"/>
        <table:table-column table:style-name="co5" table:default-cell-style-name="ce280"/>
        <table:table-column table:style-name="co1" table:default-cell-style-name="ce252"/>
        <table:table-column table:style-name="co2" table:default-cell-style-name="ce252"/>
        <table:table-column table:style-name="co6" table:default-cell-style-name="ce252"/>
        <table:table-column table:style-name="co1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313"/>
        <table:table-column table:style-name="co9" table:default-cell-style-name="ce324"/>
        <table:table-column table:style-name="co10" table:default-cell-style-name="ce324"/>
        <table:table-column table:style-name="co5" table:default-cell-style-name="ce280"/>
        <table:table-column table:style-name="co11" table:default-cell-style-name="ce317"/>
        <table:table-column table:style-name="co12" table:default-cell-style-name="ce324"/>
        <table:table-column table:style-name="co13" table:default-cell-style-name="ce324"/>
        <table:table-column table:style-name="co14" table:default-cell-style-name="ce324"/>
        <table:table-column table:style-name="co18" table:default-cell-style-name="ce252"/>
        <table:table-column table:style-name="co16" table:default-cell-style-name="ce252"/>
        <table:table-column table:style-name="co19" table:default-cell-style-name="ce252"/>
        <table:table-column table:style-name="co20" table:default-cell-style-name="ce252"/>
        <table:table-column table:style-name="co21" table:default-cell-style-name="ce252"/>
        <table:table-column table:style-name="co22" table:default-cell-style-name="ce252"/>
        <table:table-column table:style-name="co23" table:default-cell-style-name="ce252"/>
        <table:table-column table:style-name="co7" table:number-columns-repeated="998" table:default-cell-style-name="ce252"/>
        <table:table-column table:style-name="co8" table:number-columns-repeated="15360" table:default-cell-style-name="ce265"/>
        <table:table-row table:style-name="ro1">
          <table:table-cell/>
          <table:table-cell table:style-name="ce253"/>
          <table:table-cell table:style-name="ce262" office:value-type="string" calcext:value-type="string">
            <text:p>Motorcycle Costs</text:p>
          </table:table-cell>
          <table:table-cell table:style-name="ce269"/>
          <table:table-cell table:style-name="ce274"/>
          <table:table-cell table:style-name="ce269"/>
          <table:table-cell table:style-name="ce262"/>
          <table:table-cell table:style-name="ce269" table:number-columns-repeated="2"/>
          <table:table-cell table:style-name="ce303"/>
          <table:table-cell/>
          <table:table-cell table:style-name="ce307"/>
          <table:table-cell table:style-name="ce421" office:value-type="string" calcext:value-type="string">
            <text:p>Fuel Costs</text:p>
          </table:table-cell>
          <table:table-cell table:style-name="ce322"/>
          <table:table-cell/>
          <table:table-cell table:style-name="ce448" office:value-type="string" calcext:value-type="string">
            <text:p>Fuel Economy</text:p>
          </table:table-cell>
          <table:table-cell table:style-name="ce338" table:number-columns-repeated="3"/>
          <table:table-cell/>
          <table:table-cell table:style-name="ce346" office:value-type="string" calcext:value-type="string">
            <text:p>Vehicle Details</text:p>
          </table:table-cell>
          <table:table-cell table:style-name="ce349"/>
          <table:table-cell table:number-columns-repeated="16362"/>
        </table:table-row>
        <table:table-row table:style-name="ro4">
          <table:table-cell/>
          <table:table-cell table:style-name="ce25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75" office:value-type="string" calcext:value-type="string">
            <text:p>Cost</text:p>
          </table:table-cell>
          <table:table-cell table:style-name="ce271"/>
          <table:table-cell table:style-name="ce263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304" office:value-type="string" calcext:value-type="string">
            <text:p>Cost</text:p>
          </table:table-cell>
          <table:table-cell/>
          <table:table-cell table:style-name="ce308" office:value-type="string" calcext:value-type="string">
            <text:p>Date</text:p>
          </table:table-cell>
          <table:table-cell table:style-name="ce323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329" office:value-type="string" calcext:value-type="string">
            <text:p>Cost</text:p>
          </table:table-cell>
          <table:table-cell table:style-name="ce315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 table:style-name="ce345" office:value-type="string" calcext:value-type="string">
            <text:p>No. Litres</text:p>
            <text:p>Left</text:p>
          </table:table-cell>
          <table:table-cell table:style-name="ce345" office:value-type="string" calcext:value-type="string">
            <text:p>No. Miles</text:p>
            <text:p>Left</text:p>
          </table:table-cell>
          <table:table-cell/>
          <table:table-cell table:style-name="ce347"/>
          <table:table-cell table:style-name="ce343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10-14" calcext:value-type="date">
            <text:p>2025-10-14</text:p>
          </table:table-cell>
          <table:table-cell office:value-type="string" calcext:value-type="string">
            <text:p>Purchase Cost (23081 Miles)</text:p>
          </table:table-cell>
          <table:table-cell/>
          <table:table-cell table:style-name="ce276" office:value-type="currency" office:currency="GBP" office:value="1750" calcext:value-type="currency">
            <text:p>£1,750.0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388" office:value-type="date" office:date-value="2025-10-14" calcext:value-type="date">
            <text:p>2025-10-14</text:p>
          </table:table-cell>
          <table:table-cell table:style-name="ce322" office:value-type="float" office:value="23081" calcext:value-type="float">
            <text:p>23081.00</text:p>
          </table:table-cell>
          <table:table-cell table:style-name="ce322"/>
          <table:table-cell table:style-name="ce330"/>
          <table:table-cell table:style-name="ce319" office:value-type="float" office:value="0" calcext:value-type="float">
            <text:p>0.00</text:p>
          </table:table-cell>
          <table:table-cell table:style-name="ce340" office:value-type="float" office:value="0" calcext:value-type="float">
            <text:p>0.00</text:p>
          </table:table-cell>
          <table:table-cell table:style-name="ce340" table:number-columns-repeated="2"/>
          <table:table-cell/>
          <table:table-cell table:style-name="ce348" office:value-type="string" calcext:value-type="string">
            <text:p>Registration</text:p>
          </table:table-cell>
          <table:table-cell table:style-name="ce552" office:value-type="string" calcext:value-type="string">
            <text:p>R164 SKW</text:p>
          </table:table-cell>
          <table:table-cell table:style-name="ce265" table:number-columns-repeated="5"/>
          <table:table-cell table:number-columns-repeated="16357"/>
        </table:table-row>
        <table:table-row table:style-name="ro1">
          <table:table-cell/>
          <table:table-cell table:style-name="ce257" office:value-type="date" office:date-value="2025-10-16" calcext:value-type="date">
            <text:p>2025-10-16</text:p>
          </table:table-cell>
          <table:table-cell office:value-type="string" calcext:value-type="string">
            <text:p>Delivery</text:p>
          </table:table-cell>
          <table:table-cell/>
          <table:table-cell table:style-name="ce276" office:value-type="currency" office:currency="GBP" office:value="170" calcext:value-type="currency">
            <text:p>£170.0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2"/>
          <table:table-cell table:style-name="ce331"/>
          <table:table-cell table:style-name="ce324" table:formula="of:=IF([.M4]&lt;&gt;&quot;&quot;;[.M4]-[.M3];0)" office:value-type="float" office:value="0" calcext:value-type="float">
            <text:p>0.00</text:p>
          </table:table-cell>
          <table:table-cell table:style-name="ce341" table:formula="of:=IF([.N4]&lt;&gt;&quot;&quot;;[.P4]/([.N4]/4.55);0)" office:value-type="float" office:value="0" calcext:value-type="float">
            <text:p>0.00</text:p>
          </table:table-cell>
          <table:table-cell table:style-name="ce341" table:formula="of:=IF([.N4]&lt;&gt;&quot;&quot;;[.V17]-[.N4];0)" office:value-type="float" office:value="0" calcext:value-type="float">
            <text:p>0.00</text:p>
          </table:table-cell>
          <table:table-cell table:style-name="ce341" table:formula="of:=([.R4]/4.55)*[.Q4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V5C Reference</text:p>
          </table:table-cell>
          <table:table-cell table:style-name="ce385" office:value-type="float" office:value="52896784060" calcext:value-type="float">
            <text:p>52896784060</text:p>
          </table:table-cell>
          <table:table-cell table:number-columns-repeated="16362"/>
        </table:table-row>
        <table:table-row table:style-name="ro3">
          <table:table-cell/>
          <table:table-cell table:style-name="ce257" office:value-type="date" office:date-value="2023-08-03" calcext:value-type="date">
            <text:p>2023-08-03</text:p>
          </table:table-cell>
          <table:table-cell office:value-type="string" calcext:value-type="string">
            <text:p>SAE Connector</text:p>
          </table:table-cell>
          <table:table-cell/>
          <table:table-cell table:style-name="ce298" office:value-type="currency" office:currency="GBP" office:value="5.47" calcext:value-type="currency">
            <text:p>£5.47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5]&lt;&gt;&quot;&quot;;[.M5]-[.M4];0)" office:value-type="float" office:value="0" calcext:value-type="float">
            <text:p>0.00</text:p>
          </table:table-cell>
          <table:table-cell table:style-name="ce341" table:formula="of:=IF([.N5]&lt;&gt;&quot;&quot;;[.P5]/([.N5]/4.55);0)" office:value-type="float" office:value="0" calcext:value-type="float">
            <text:p>0.00</text:p>
          </table:table-cell>
          <table:table-cell table:style-name="ce341" table:formula="of:=IF([.N5]&lt;&gt;&quot;&quot;;[.V17]-[.N5];0)" office:value-type="float" office:value="0" calcext:value-type="float">
            <text:p>0.00</text:p>
          </table:table-cell>
          <table:table-cell table:style-name="ce341" table:formula="of:=([.R5]/4.55)*[.Q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Insurance Due</text:p>
          </table:table-cell>
          <table:table-cell table:style-name="ce382" office:value-type="date" office:date-value="2027-01-04" calcext:value-type="date">
            <text:p>2027-01-04</text:p>
          </table:table-cell>
          <table:table-cell table:number-columns-repeated="4"/>
          <table:table-cell table:style-name="ce265" table:number-columns-repeated="2"/>
          <table:table-cell table:number-columns-repeated="16356"/>
        </table:table-row>
        <table:table-row table:style-name="ro1">
          <table:table-cell/>
          <table:table-cell table:style-name="ce257" office:value-type="date" office:date-value="2023-10-05" calcext:value-type="date">
            <text:p>2023-10-05</text:p>
          </table:table-cell>
          <table:table-cell table:style-name="ce265" office:value-type="string" calcext:value-type="string">
            <text:p>CF Rear Hugger</text:p>
          </table:table-cell>
          <table:table-cell/>
          <table:table-cell table:style-name="ce276" office:value-type="currency" office:currency="GBP" office:value="175.455" calcext:value-type="currency">
            <text:p>£175.46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6]&lt;&gt;&quot;&quot;;[.M6]-[.M5];0)" office:value-type="float" office:value="0" calcext:value-type="float">
            <text:p>0.00</text:p>
          </table:table-cell>
          <table:table-cell table:style-name="ce341" table:formula="of:=IF([.N6]&lt;&gt;&quot;&quot;;[.P6]/([.N6]/4.55);0)" office:value-type="float" office:value="0" calcext:value-type="float">
            <text:p>0.00</text:p>
          </table:table-cell>
          <table:table-cell table:style-name="ce341" table:formula="of:=IF([.N6]&lt;&gt;&quot;&quot;;[.V17]-[.N6];0)" office:value-type="float" office:value="0" calcext:value-type="float">
            <text:p>0.00</text:p>
          </table:table-cell>
          <table:table-cell table:style-name="ce341" table:formula="of:=([.R6]/4.55)*[.Q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M.O.T due</text:p>
          </table:table-cell>
          <table:table-cell table:style-name="ce553" office:value-type="date" office:date-value="2026-10-13" calcext:value-type="date">
            <text:p>2026-10-13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ZX9R Stainless Sprocket Nuts</text:p>
          </table:table-cell>
          <table:table-cell/>
          <table:table-cell table:style-name="ce276" office:value-type="currency" office:currency="GBP" office:value="33.4" calcext:value-type="currency">
            <text:p>£33.4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7]&lt;&gt;&quot;&quot;;[.M7]-[.M6];0)" office:value-type="float" office:value="0" calcext:value-type="float">
            <text:p>0.00</text:p>
          </table:table-cell>
          <table:table-cell table:style-name="ce341" table:formula="of:=IF([.N7]&lt;&gt;&quot;&quot;;[.P7]/([.N7]/4.55);0)" office:value-type="float" office:value="0" calcext:value-type="float">
            <text:p>0.00</text:p>
          </table:table-cell>
          <table:table-cell table:style-name="ce341" table:formula="of:=IF([.N7]&lt;&gt;&quot;&quot;;[.V17]-[.N7];0)" office:value-type="float" office:value="0" calcext:value-type="float">
            <text:p>0.00</text:p>
          </table:table-cell>
          <table:table-cell table:style-name="ce341" table:formula="of:=([.R7]/4.55)*[.Q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oad tax due</text:p>
          </table:table-cell>
          <table:table-cell table:style-name="ce554" office:value-type="date" office:date-value="2026-10-15" calcext:value-type="date">
            <text:p>2026-10-15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4-06" calcext:value-type="date">
            <text:p>2024-04-06</text:p>
          </table:table-cell>
          <table:table-cell table:style-name="ce265" office:value-type="string" calcext:value-type="string">
            <text:p>ZX9R Stainless Chain Adjusters</text:p>
          </table:table-cell>
          <table:table-cell/>
          <table:table-cell table:style-name="ce305" office:value-type="currency" office:currency="GBP" office:value="8.99" calcext:value-type="currency">
            <text:p>£8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8]&lt;&gt;&quot;&quot;;[.M8]-[.M7];0)" office:value-type="float" office:value="0" calcext:value-type="float">
            <text:p>0.00</text:p>
          </table:table-cell>
          <table:table-cell table:style-name="ce341" table:formula="of:=IF([.N8]&lt;&gt;&quot;&quot;;[.P8]/([.N8]/4.55);0)" office:value-type="float" office:value="0" calcext:value-type="float">
            <text:p>0.00</text:p>
          </table:table-cell>
          <table:table-cell table:style-name="ce341" table:formula="of:=IF([.N8]&lt;&gt;&quot;&quot;;[.V17]-[.N8];0)" office:value-type="float" office:value="0" calcext:value-type="float">
            <text:p>0.00</text:p>
          </table:table-cell>
          <table:table-cell table:style-name="ce341" table:formula="of:=([.R8]/4.55)*[.Q8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last Service</text:p>
          </table:table-cell>
          <table:table-cell table:style-name="ce555" office:value-type="date" office:date-value="2025-10-13" calcext:value-type="date">
            <text:p>2025-10-13</text:p>
          </table:table-cell>
          <table:table-cell table:style-name="ce265" table:number-columns-repeated="5"/>
          <table:table-cell table:number-columns-repeated="16357"/>
        </table:table-row>
        <table:table-row table:style-name="ro1">
          <table:table-cell/>
          <table:table-cell table:style-name="ce257" office:value-type="date" office:date-value="2024-09-16" calcext:value-type="date">
            <text:p>2024-09-16</text:p>
          </table:table-cell>
          <table:table-cell table:style-name="ce265" office:value-type="string" calcext:value-type="string">
            <text:p>SAE to USB QC Adaptor</text:p>
          </table:table-cell>
          <table:table-cell/>
          <table:table-cell table:style-name="ce276" office:value-type="currency" office:currency="GBP" office:value="7.12" calcext:value-type="currency">
            <text:p>£7.12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9]&lt;&gt;&quot;&quot;;[.M9]-[.M8];0)" office:value-type="float" office:value="0" calcext:value-type="float">
            <text:p>0.00</text:p>
          </table:table-cell>
          <table:table-cell table:style-name="ce341" table:formula="of:=IF([.N9]&lt;&gt;&quot;&quot;;[.P9]/([.N9]/4.55);0)" office:value-type="float" office:value="0" calcext:value-type="float">
            <text:p>0.00</text:p>
          </table:table-cell>
          <table:table-cell table:style-name="ce341" table:formula="of:=IF([.N9]&lt;&gt;&quot;&quot;;[.V17]-[.N9];0)" office:value-type="float" office:value="0" calcext:value-type="float">
            <text:p>0.00</text:p>
          </table:table-cell>
          <table:table-cell table:style-name="ce341" table:formula="of:=([.R9]/4.55)*[.Q9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Engine No.</text:p>
          </table:table-cell>
          <table:table-cell table:style-name="ce552" office:value-type="string" calcext:value-type="string">
            <text:p>ZX900BE032463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11-10" calcext:value-type="date">
            <text:p>2024-11-10</text:p>
          </table:table-cell>
          <table:table-cell office:value-type="string" calcext:value-type="string">
            <text:p>SP Connect Phone Mount</text:p>
          </table:table-cell>
          <table:table-cell/>
          <table:table-cell table:style-name="ce276" office:value-type="currency" office:currency="GBP" office:value="49.95" calcext:value-type="currency">
            <text:p>£49.95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0]&lt;&gt;&quot;&quot;;[.M10]-[.M9];0)" office:value-type="float" office:value="0" calcext:value-type="float">
            <text:p>0.00</text:p>
          </table:table-cell>
          <table:table-cell table:style-name="ce341" table:formula="of:=IF([.N10]&lt;&gt;&quot;&quot;;[.P10]/([.N10]/4.55);0)" office:value-type="float" office:value="0" calcext:value-type="float">
            <text:p>0.00</text:p>
          </table:table-cell>
          <table:table-cell table:style-name="ce341" table:formula="of:=IF([.N10]&lt;&gt;&quot;&quot;;[.V17]-[.N10];0)" office:value-type="float" office:value="0" calcext:value-type="float">
            <text:p>0.00</text:p>
          </table:table-cell>
          <table:table-cell table:style-name="ce341" table:formula="of:=([.R10]/4.55)*[.Q10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ame No.</text:p>
          </table:table-cell>
          <table:table-cell table:style-name="ce552" office:value-type="string" calcext:value-type="string">
            <text:p>ZX900B-043025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11-10" calcext:value-type="date">
            <text:p>2024-11-10</text:p>
          </table:table-cell>
          <table:table-cell office:value-type="string" calcext:value-type="string">
            <text:p>SP Wireless Charger</text:p>
          </table:table-cell>
          <table:table-cell/>
          <table:table-cell table:style-name="ce276" office:value-type="currency" office:currency="GBP" office:value="69.965" calcext:value-type="currency">
            <text:p>£69.97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1]&lt;&gt;&quot;&quot;;[.M11]-[.M10];0)" office:value-type="float" office:value="0" calcext:value-type="float">
            <text:p>0.00</text:p>
          </table:table-cell>
          <table:table-cell table:style-name="ce341" table:formula="of:=IF([.N11]&lt;&gt;&quot;&quot;;[.P11]/([.N11]/4.55);0)" office:value-type="float" office:value="0" calcext:value-type="float">
            <text:p>0.00</text:p>
          </table:table-cell>
          <table:table-cell table:style-name="ce341" table:formula="of:=IF([.N11]&lt;&gt;&quot;&quot;;[.V17]-[.N11];0)" office:value-type="float" office:value="0" calcext:value-type="float">
            <text:p>0.00</text:p>
          </table:table-cell>
          <table:table-cell table:style-name="ce341" table:formula="of:=([.R11]/4.55)*[.Q11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tyre size</text:p>
          </table:table-cell>
          <table:table-cell table:style-name="ce552" office:value-type="string" calcext:value-type="string">
            <text:p>120x70 ZR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11-26" calcext:value-type="date">
            <text:p>2024-11-26</text:p>
          </table:table-cell>
          <table:table-cell office:value-type="string" calcext:value-type="string">
            <text:p>L.E.D. Headlight Bulbs</text:p>
          </table:table-cell>
          <table:table-cell/>
          <table:table-cell table:style-name="ce276" office:value-type="currency" office:currency="GBP" office:value="18.395" calcext:value-type="currency">
            <text:p>£18.4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2]&lt;&gt;&quot;&quot;;[.M12]-[.M11];0)" office:value-type="float" office:value="0" calcext:value-type="float">
            <text:p>0.00</text:p>
          </table:table-cell>
          <table:table-cell table:style-name="ce341" table:formula="of:=IF([.N12]&lt;&gt;&quot;&quot;;[.P12]/([.N12]/4.55);0)" office:value-type="float" office:value="0" calcext:value-type="float">
            <text:p>0.00</text:p>
          </table:table-cell>
          <table:table-cell table:style-name="ce341" table:formula="of:=IF([.N12]&lt;&gt;&quot;&quot;;[.V17]-[.N12];0)" office:value-type="float" office:value="0" calcext:value-type="float">
            <text:p>0.00</text:p>
          </table:table-cell>
          <table:table-cell table:style-name="ce341" table:formula="of:=([.R12]/4.55)*[.Q12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pressure</text:p>
          </table:table-cell>
          <table:table-cell table:style-name="ce552" office:value-type="float" office:value="36" calcext:value-type="float">
            <text:p>36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4-26" calcext:value-type="date">
            <text:p>2025-04-26</text:p>
          </table:table-cell>
          <table:table-cell office:value-type="string" calcext:value-type="string">
            <text:p>Carbon Top Yoke Cover</text:p>
          </table:table-cell>
          <table:table-cell/>
          <table:table-cell table:style-name="ce305" office:value-type="currency" office:currency="GBP" office:value="29.95" calcext:value-type="currency">
            <text:p>£29.95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3]&lt;&gt;&quot;&quot;;[.M13]-[.M12];0)" office:value-type="float" office:value="0" calcext:value-type="float">
            <text:p>0.00</text:p>
          </table:table-cell>
          <table:table-cell table:style-name="ce341" table:formula="of:=IF([.N13]&lt;&gt;&quot;&quot;;[.P13]/([.N13]/4.55);0)" office:value-type="float" office:value="0" calcext:value-type="float">
            <text:p>0.00</text:p>
          </table:table-cell>
          <table:table-cell table:style-name="ce341" table:formula="of:=IF([.N13]&lt;&gt;&quot;&quot;;[.V17]-[.N13];0)" office:value-type="float" office:value="0" calcext:value-type="float">
            <text:p>0.00</text:p>
          </table:table-cell>
          <table:table-cell table:style-name="ce341" table:formula="of:=([.R13]/4.55)*[.Q13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tyre size</text:p>
          </table:table-cell>
          <table:table-cell table:style-name="ce552" office:value-type="string" calcext:value-type="string">
            <text:p>180x55 ZR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4-26" calcext:value-type="date">
            <text:p>2025-04-26</text:p>
          </table:table-cell>
          <table:table-cell office:value-type="string" calcext:value-type="string">
            <text:p>Carbon Clock Surround</text:p>
          </table:table-cell>
          <table:table-cell/>
          <table:table-cell table:style-name="ce305" office:value-type="currency" office:currency="GBP" office:value="36.95" calcext:value-type="currency">
            <text:p>£36.95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4]&lt;&gt;&quot;&quot;;[.M14]-[.M13];0)" office:value-type="float" office:value="0" calcext:value-type="float">
            <text:p>0.00</text:p>
          </table:table-cell>
          <table:table-cell table:style-name="ce341" table:formula="of:=IF([.N14]&lt;&gt;&quot;&quot;;[.P14]/([.N14]/4.55);0)" office:value-type="float" office:value="0" calcext:value-type="float">
            <text:p>0.00</text:p>
          </table:table-cell>
          <table:table-cell table:style-name="ce341" table:formula="of:=IF([.N14]&lt;&gt;&quot;&quot;;[.V17]-[.N14];0)" office:value-type="float" office:value="0" calcext:value-type="float">
            <text:p>0.00</text:p>
          </table:table-cell>
          <table:table-cell table:style-name="ce341" table:formula="of:=([.R14]/4.55)*[.Q14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pressure</text:p>
          </table:table-cell>
          <table:table-cell table:style-name="ce552" office:value-type="float" office:value="42" calcext:value-type="float">
            <text:p>42.00</text:p>
          </table:table-cell>
          <table:table-cell table:number-columns-repeated="16362"/>
        </table:table-row>
        <table:table-row table:style-name="ro1">
          <table:table-cell/>
          <table:table-cell table:style-name="ce255" office:value-type="date" office:date-value="2025-04-27" calcext:value-type="date">
            <text:p>2025-04-27</text:p>
          </table:table-cell>
          <table:table-cell table:style-name="ce265" office:value-type="string" calcext:value-type="string">
            <text:p>4 Way Relay</text:p>
          </table:table-cell>
          <table:table-cell/>
          <table:table-cell table:style-name="ce305" office:value-type="currency" office:currency="GBP" office:value="15.59" calcext:value-type="currency">
            <text:p>£15.59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5]&lt;&gt;&quot;&quot;;[.M15]-[.M14];0)" office:value-type="float" office:value="0" calcext:value-type="float">
            <text:p>0.00</text:p>
          </table:table-cell>
          <table:table-cell table:style-name="ce341" table:formula="of:=IF([.N15]&lt;&gt;&quot;&quot;;[.P15]/([.N15]/4.55);0)" office:value-type="float" office:value="0" calcext:value-type="float">
            <text:p>0.00</text:p>
          </table:table-cell>
          <table:table-cell table:style-name="ce341" table:formula="of:=IF([.N15]&lt;&gt;&quot;&quot;;[.V17]-[.N15];0)" office:value-type="float" office:value="0" calcext:value-type="float">
            <text:p>0.00</text:p>
          </table:table-cell>
          <table:table-cell table:style-name="ce341" table:formula="of:=([.R15]/4.55)*[.Q1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capacity</text:p>
          </table:table-cell>
          <table:table-cell table:style-name="ce552" office:value-type="string" calcext:value-type="string">
            <text:p>3.5 Litres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10-15" calcext:value-type="date">
            <text:p>2025-10-15</text:p>
          </table:table-cell>
          <table:table-cell office:value-type="string" calcext:value-type="string">
            <text:p>Keyrings</text:p>
          </table:table-cell>
          <table:table-cell/>
          <table:table-cell table:style-name="ce276" office:value-type="currency" office:currency="GBP" office:value="5.38" calcext:value-type="currency">
            <text:p>£5.38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6]&lt;&gt;&quot;&quot;;[.M16]-[.M15];0)" office:value-type="float" office:value="0" calcext:value-type="float">
            <text:p>0.00</text:p>
          </table:table-cell>
          <table:table-cell table:style-name="ce341" table:formula="of:=IF([.N16]&lt;&gt;&quot;&quot;;[.P16]/([.N16]/4.55);0)" office:value-type="float" office:value="0" calcext:value-type="float">
            <text:p>0.00</text:p>
          </table:table-cell>
          <table:table-cell table:style-name="ce341" table:formula="of:=IF([.N16]&lt;&gt;&quot;&quot;;[.V17]-[.N16];0)" office:value-type="float" office:value="0" calcext:value-type="float">
            <text:p>0.00</text:p>
          </table:table-cell>
          <table:table-cell table:style-name="ce341" table:formula="of:=([.R16]/4.55)*[.Q1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type</text:p>
          </table:table-cell>
          <table:table-cell table:style-name="ce556" office:value-type="string" calcext:value-type="string">
            <text:p>10w4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10-16" calcext:value-type="date">
            <text:p>2025-10-16</text:p>
          </table:table-cell>
          <table:table-cell table:style-name="ce265" office:value-type="string" calcext:value-type="string">
            <text:p>R&amp;G Bar ends</text:p>
          </table:table-cell>
          <table:table-cell/>
          <table:table-cell table:style-name="ce276" office:value-type="currency" office:currency="GBP" office:value="32.48" calcext:value-type="currency">
            <text:p>£32.48</text:p>
          </table:table-cell>
          <table:table-cell table:style-name="ce282"/>
          <table:table-cell table:style-name="ce255"/>
          <table:table-cell table:style-name="ce265" office:value-type="string" calcext:value-type="string">
            <text:p>Service, Coolant Hoses &amp; Tyres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7]&lt;&gt;&quot;&quot;;[.M17]-[.M16];0)" office:value-type="float" office:value="0" calcext:value-type="float">
            <text:p>0.00</text:p>
          </table:table-cell>
          <table:table-cell table:style-name="ce341" table:formula="of:=IF([.N17]&lt;&gt;&quot;&quot;;[.P17]/([.N17]/4.55);0)" office:value-type="float" office:value="0" calcext:value-type="float">
            <text:p>0.00</text:p>
          </table:table-cell>
          <table:table-cell table:style-name="ce341" table:formula="of:=IF([.N17]&lt;&gt;&quot;&quot;;[.V17]-[.N17];0)" office:value-type="float" office:value="0" calcext:value-type="float">
            <text:p>0.00</text:p>
          </table:table-cell>
          <table:table-cell table:style-name="ce341" table:formula="of:=([.R17]/4.55)*[.Q1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uel capacity</text:p>
          </table:table-cell>
          <table:table-cell table:style-name="ce552" office:value-type="float" office:value="20" calcext:value-type="float">
            <text:p>20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10-16" calcext:value-type="date">
            <text:p>2025-10-16</text:p>
          </table:table-cell>
          <table:table-cell office:value-type="string" calcext:value-type="string">
            <text:p>Blank Key</text:p>
          </table:table-cell>
          <table:table-cell/>
          <table:table-cell table:style-name="ce276" office:value-type="currency" office:currency="GBP" office:value="12.99" calcext:value-type="currency">
            <text:p>£12.9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6"/>
          <table:table-cell/>
          <table:table-cell table:style-name="ce257"/>
          <table:table-cell table:number-columns-repeated="3"/>
          <table:table-cell table:style-name="ce324" table:formula="of:=IF([.M18]&lt;&gt;&quot;&quot;;[.M18]-[.M17];0)" office:value-type="float" office:value="0" calcext:value-type="float">
            <text:p>0.00</text:p>
          </table:table-cell>
          <table:table-cell table:style-name="ce341" table:formula="of:=IF([.N18]&lt;&gt;&quot;&quot;;[.P18]/([.N18]/4.55);0)" office:value-type="float" office:value="0" calcext:value-type="float">
            <text:p>0.00</text:p>
          </table:table-cell>
          <table:table-cell table:style-name="ce341" table:formula="of:=IF([.N18]&lt;&gt;&quot;&quot;;[.V17]-[.N18];0)" office:value-type="float" office:value="0" calcext:value-type="float">
            <text:p>0.00</text:p>
          </table:table-cell>
          <table:table-cell table:style-name="ce341" table:formula="of:=([.R18]/4.55)*[.Q18]" office:value-type="float" office:value="0" calcext:value-type="float">
            <text:p>0.00</text:p>
          </table:table-cell>
          <table:table-cell/>
          <table:table-cell table:style-name="ce259"/>
          <table:table-cell table:style-name="ce344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10-16" calcext:value-type="date">
            <text:p>2025-10-16</text:p>
          </table:table-cell>
          <table:table-cell office:value-type="string" calcext:value-type="string">
            <text:p>7x5 Numberplate</text:p>
          </table:table-cell>
          <table:table-cell/>
          <table:table-cell table:style-name="ce276" office:value-type="currency" office:currency="GBP" office:value="9.49" calcext:value-type="currency">
            <text:p>£9.49</text:p>
          </table:table-cell>
          <table:table-cell table:style-name="ce282"/>
          <table:table-cell table:style-name="ce257"/>
          <table:table-cell table:style-name="ce265" office:value-type="string" calcext:value-type="string">
            <text:p>Chain &amp; Sprockets</text:p>
          </table:table-cell>
          <table:table-cell/>
          <table:table-cell table:style-name="ce276"/>
          <table:table-cell/>
          <table:table-cell table:style-name="ce257"/>
          <table:table-cell table:number-columns-repeated="3"/>
          <table:table-cell table:style-name="ce324" table:formula="of:=IF([.M19]&lt;&gt;&quot;&quot;;[.M19]-[.M18];0)" office:value-type="float" office:value="0" calcext:value-type="float">
            <text:p>0.00</text:p>
          </table:table-cell>
          <table:table-cell table:style-name="ce341" table:formula="of:=IF([.N19]&lt;&gt;&quot;&quot;;[.P19]/([.N19]/4.55);0)" office:value-type="float" office:value="0" calcext:value-type="float">
            <text:p>0.00</text:p>
          </table:table-cell>
          <table:table-cell table:style-name="ce341" table:formula="of:=IF([.N19]&lt;&gt;&quot;&quot;;[.V17]-[.N19];0)" office:value-type="float" office:value="0" calcext:value-type="float">
            <text:p>0.00</text:p>
          </table:table-cell>
          <table:table-cell table:style-name="ce341" table:formula="of:=([.R19]/4.55)*[.Q1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0-16" calcext:value-type="date">
            <text:p>2025-10-16</text:p>
          </table:table-cell>
          <table:table-cell office:value-type="string" calcext:value-type="string">
            <text:p>R&amp;B Swingarm Bobbins</text:p>
          </table:table-cell>
          <table:table-cell/>
          <table:table-cell table:style-name="ce276" office:value-type="currency" office:currency="GBP" office:value="27.59" calcext:value-type="currency">
            <text:p>£27.59</text:p>
          </table:table-cell>
          <table:table-cell table:style-name="ce282"/>
          <table:table-cell table:style-name="ce257"/>
          <table:table-cell table:number-columns-repeated="2"/>
          <table:table-cell table:style-name="ce276"/>
          <table:table-cell/>
          <table:table-cell table:style-name="ce257"/>
          <table:table-cell table:number-columns-repeated="3"/>
          <table:table-cell table:style-name="ce324" table:formula="of:=IF([.M20]&lt;&gt;&quot;&quot;;[.M20]-[.M19];0)" office:value-type="float" office:value="0" calcext:value-type="float">
            <text:p>0.00</text:p>
          </table:table-cell>
          <table:table-cell table:style-name="ce341" table:formula="of:=IF([.N20]&lt;&gt;&quot;&quot;;[.P20]/([.N20]/4.55);0)" office:value-type="float" office:value="0" calcext:value-type="float">
            <text:p>0.00</text:p>
          </table:table-cell>
          <table:table-cell table:style-name="ce341" table:formula="of:=IF([.N20]&lt;&gt;&quot;&quot;;[.V17]-[.N20];0)" office:value-type="float" office:value="0" calcext:value-type="float">
            <text:p>0.00</text:p>
          </table:table-cell>
          <table:table-cell table:style-name="ce341" table:formula="of:=([.R20]/4.55)*[.Q20]" office:value-type="float" office:value="0" calcext:value-type="float">
            <text:p>0.00</text:p>
          </table:table-cell>
          <table:table-cell/>
          <table:table-cell table:style-name="ce513"/>
          <table:table-cell table:style-name="ce540" office:value-type="string" calcext:value-type="string">
            <text:p>Bolt sizes</text:p>
          </table:table-cell>
          <table:table-cell table:style-name="ce545" table:number-columns-repeated="3"/>
          <table:table-cell table:style-name="ce547"/>
          <table:table-cell table:number-columns-repeated="16358"/>
        </table:table-row>
        <table:table-row table:style-name="ro1">
          <table:table-cell/>
          <table:table-cell table:style-name="ce257" office:value-type="date" office:date-value="2025-10-17" calcext:value-type="date">
            <text:p>2025-10-17</text:p>
          </table:table-cell>
          <table:table-cell office:value-type="string" calcext:value-type="string">
            <text:p>Grips</text:p>
          </table:table-cell>
          <table:table-cell/>
          <table:table-cell table:style-name="ce276" office:value-type="currency" office:currency="GBP" office:value="15" calcext:value-type="currency">
            <text:p>£15.0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6"/>
          <table:table-cell/>
          <table:table-cell table:style-name="ce257"/>
          <table:table-cell table:number-columns-repeated="3"/>
          <table:table-cell table:style-name="ce324" table:formula="of:=IF([.M21]&lt;&gt;&quot;&quot;;[.M21]-[.M20];0)" office:value-type="float" office:value="0" calcext:value-type="float">
            <text:p>0.00</text:p>
          </table:table-cell>
          <table:table-cell table:style-name="ce341" table:formula="of:=IF([.N21]&lt;&gt;&quot;&quot;;[.P21]/([.N21]/4.55);0)" office:value-type="float" office:value="0" calcext:value-type="float">
            <text:p>0.00</text:p>
          </table:table-cell>
          <table:table-cell table:style-name="ce341" table:formula="of:=IF([.N21]&lt;&gt;&quot;&quot;;[.V17]-[.N21];0)" office:value-type="float" office:value="0" calcext:value-type="float">
            <text:p>0.00</text:p>
          </table:table-cell>
          <table:table-cell table:style-name="ce341" table:formula="of:=([.R21]/4.55)*[.Q21]" office:value-type="float" office:value="0" calcext:value-type="float">
            <text:p>0.00</text:p>
          </table:table-cell>
          <table:table-cell/>
          <table:table-cell table:style-name="ce518" office:value-type="string" calcext:value-type="string">
            <text:p>Part Number</text:p>
          </table:table-cell>
          <table:table-cell table:style-name="ce541" office:value-type="string" calcext:value-type="string">
            <text:p>Description</text:p>
          </table:table-cell>
          <table:table-cell table:style-name="ce541" office:value-type="string" calcext:value-type="string">
            <text:p>Size</text:p>
          </table:table-cell>
          <table:table-cell table:style-name="ce541" office:value-type="string" calcext:value-type="string">
            <text:p>Qty.</text:p>
          </table:table-cell>
          <table:table-cell table:style-name="ce546" office:value-type="string" calcext:value-type="string">
            <text:p>N</text:p>
          </table:table-cell>
          <table:table-cell table:style-name="ce548" office:value-type="string" calcext:value-type="string">
            <text:p>W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5-10-17" calcext:value-type="date">
            <text:p>2025-10-17</text:p>
          </table:table-cell>
          <table:table-cell table:style-name="ce265" office:value-type="string" calcext:value-type="string">
            <text:p>Alloy levers</text:p>
          </table:table-cell>
          <table:table-cell/>
          <table:table-cell table:style-name="ce276" office:value-type="currency" office:currency="GBP" office:value="31.34" calcext:value-type="currency">
            <text:p>£31.34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6"/>
          <table:table-cell/>
          <table:table-cell table:style-name="ce257"/>
          <table:table-cell table:number-columns-repeated="3"/>
          <table:table-cell table:style-name="ce324" table:formula="of:=IF([.M22]&lt;&gt;&quot;&quot;;[.M22]-[.M21];0)" office:value-type="float" office:value="0" calcext:value-type="float">
            <text:p>0.00</text:p>
          </table:table-cell>
          <table:table-cell table:style-name="ce341" table:formula="of:=IF([.N22]&lt;&gt;&quot;&quot;;[.P22]/([.N22]/4.55);0)" office:value-type="float" office:value="0" calcext:value-type="float">
            <text:p>0.00</text:p>
          </table:table-cell>
          <table:table-cell table:style-name="ce341" table:formula="of:=IF([.N22]&lt;&gt;&quot;&quot;;[.V17]-[.N22];0)" office:value-type="float" office:value="0" calcext:value-type="float">
            <text:p>0.00</text:p>
          </table:table-cell>
          <table:table-cell table:style-name="ce341" table:formula="of:=([.R22]/4.55)*[.Q22]" office:value-type="float" office:value="0" calcext:value-type="float">
            <text:p>0.00</text:p>
          </table:table-cell>
          <table:table-cell/>
          <table:table-cell table:style-name="ce520" office:value-type="string" calcext:value-type="string">
            <text:p>92150-1353</text:p>
          </table:table-cell>
          <table:table-cell table:style-name="ce542" office:value-type="string" calcext:value-type="string">
            <text:p>Sidestand mounting</text:p>
          </table:table-cell>
          <table:table-cell table:style-name="ce542" office:value-type="string" calcext:value-type="string">
            <text:p>M10x35</text:p>
          </table:table-cell>
          <table:table-cell table:style-name="ce542" office:value-type="float" office:value="2" calcext:value-type="float">
            <text:p>2</text:p>
          </table:table-cell>
          <table:table-cell table:style-name="ce542"/>
          <table:table-cell table:style-name="ce549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5-10-20" calcext:value-type="date">
            <text:p>2025-10-20</text:p>
          </table:table-cell>
          <table:table-cell office:value-type="string" calcext:value-type="string">
            <text:p>Stainless Steel Fairing Kit</text:p>
          </table:table-cell>
          <table:table-cell table:style-name="ce265"/>
          <table:table-cell table:style-name="ce276" office:value-type="currency" office:currency="GBP" office:value="28.79" calcext:value-type="currency">
            <text:p>£28.79</text:p>
          </table:table-cell>
          <table:table-cell table:style-name="ce282"/>
          <table:table-cell table:style-name="ce257"/>
          <table:table-cell/>
          <table:table-cell table:style-name="ce265"/>
          <table:table-cell table:style-name="ce276"/>
          <table:table-cell/>
          <table:table-cell table:style-name="ce257"/>
          <table:table-cell table:number-columns-repeated="3"/>
          <table:table-cell table:style-name="ce324" table:formula="of:=IF([.M23]&lt;&gt;&quot;&quot;;[.M23]-[.M22];0)" office:value-type="float" office:value="0" calcext:value-type="float">
            <text:p>0.00</text:p>
          </table:table-cell>
          <table:table-cell table:style-name="ce341" table:formula="of:=IF([.N23]&lt;&gt;&quot;&quot;;[.P23]/([.N23]/4.55);0)" office:value-type="float" office:value="0" calcext:value-type="float">
            <text:p>0.00</text:p>
          </table:table-cell>
          <table:table-cell table:style-name="ce341" table:formula="of:=IF([.N23]&lt;&gt;&quot;&quot;;[.V17]-[.N23];0)" office:value-type="float" office:value="0" calcext:value-type="float">
            <text:p>0.00</text:p>
          </table:table-cell>
          <table:table-cell table:style-name="ce341" table:formula="of:=([.R23]/4.55)*[.Q23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2-1127</text:p>
          </table:table-cell>
          <table:table-cell office:value-type="string" calcext:value-type="string">
            <text:p>Exhaust mounting</text:p>
          </table:table-cell>
          <table:table-cell office:value-type="string" calcext:value-type="string">
            <text:p>M10x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5-10-20" calcext:value-type="date">
            <text:p>2025-10-20</text:p>
          </table:table-cell>
          <table:table-cell office:value-type="string" calcext:value-type="string">
            <text:p>Stainless Steel Fork Pinch Bolts</text:p>
          </table:table-cell>
          <table:table-cell table:style-name="ce265"/>
          <table:table-cell table:style-name="ce276" office:value-type="currency" office:currency="GBP" office:value="12.33" calcext:value-type="currency">
            <text:p>£12.33</text:p>
          </table:table-cell>
          <table:table-cell table:style-name="ce282"/>
          <table:table-cell table:style-name="ce257"/>
          <table:table-cell office:value-type="string" calcext:value-type="string">
            <text:p>Front &amp; Rear wheel bobbins</text:p>
          </table:table-cell>
          <table:table-cell/>
          <table:table-cell table:style-name="ce276"/>
          <table:table-cell/>
          <table:table-cell table:style-name="ce257"/>
          <table:table-cell table:number-columns-repeated="3"/>
          <table:table-cell table:style-name="ce324" table:formula="of:=IF([.M24]&lt;&gt;&quot;&quot;;[.M24]-[.M23];0)" office:value-type="float" office:value="0" calcext:value-type="float">
            <text:p>0.00</text:p>
          </table:table-cell>
          <table:table-cell table:style-name="ce341" table:formula="of:=IF([.N24]&lt;&gt;&quot;&quot;;[.P24]/([.N24]/4.55);0)" office:value-type="float" office:value="0" calcext:value-type="float">
            <text:p>0.00</text:p>
          </table:table-cell>
          <table:table-cell table:style-name="ce341" table:formula="of:=IF([.N24]&lt;&gt;&quot;&quot;;[.V17]-[.N24];0)" office:value-type="float" office:value="0" calcext:value-type="float">
            <text:p>0.00</text:p>
          </table:table-cell>
          <table:table-cell table:style-name="ce341" table:formula="of:=([.R24]/4.55)*[.Q24]" office:value-type="float" office:value="0" calcext:value-type="float">
            <text:p>0.00</text:p>
          </table:table-cell>
          <table:table-cell/>
          <table:table-cell table:style-name="ce286" office:value-type="string" calcext:value-type="string">
            <text:p>130J0610</text:p>
          </table:table-cell>
          <table:table-cell table:style-name="ce265" office:value-type="string" calcext:value-type="string">
            <text:p>Fuel tap rubber mount</text:p>
          </table:table-cell>
          <table:table-cell table:style-name="ce265" office:value-type="string" calcext:value-type="string">
            <text:p>M6x10</text:p>
          </table:table-cell>
          <table:table-cell table:style-name="ce265"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5-10-20" calcext:value-type="date">
            <text:p>2025-10-20</text:p>
          </table:table-cell>
          <table:table-cell table:style-name="ce265" office:value-type="string" calcext:value-type="string">
            <text:p>Stainless Steel Yoke Bolts</text:p>
          </table:table-cell>
          <table:table-cell table:style-name="ce265"/>
          <table:table-cell table:style-name="ce276" office:value-type="currency" office:currency="GBP" office:value="12.33" calcext:value-type="currency">
            <text:p>£12.33</text:p>
          </table:table-cell>
          <table:table-cell table:style-name="ce282"/>
          <table:table-cell table:style-name="ce257"/>
          <table:table-cell office:value-type="string" calcext:value-type="string">
            <text:p>7x5 Numberplate Surround</text:p>
          </table:table-cell>
          <table:table-cell office:value-type="string" calcext:value-type="string">
            <text:p>x</text:p>
          </table:table-cell>
          <table:table-cell table:style-name="ce276"/>
          <table:table-cell/>
          <table:table-cell table:style-name="ce257"/>
          <table:table-cell table:number-columns-repeated="3"/>
          <table:table-cell table:style-name="ce324" table:formula="of:=IF([.M25]&lt;&gt;&quot;&quot;;[.M25]-[.M24];0)" office:value-type="float" office:value="0" calcext:value-type="float">
            <text:p>0.00</text:p>
          </table:table-cell>
          <table:table-cell table:style-name="ce341" table:formula="of:=IF([.N25]&lt;&gt;&quot;&quot;;[.P25]/([.N25]/4.55);0)" office:value-type="float" office:value="0" calcext:value-type="float">
            <text:p>0.00</text:p>
          </table:table-cell>
          <table:table-cell table:style-name="ce341" table:formula="of:=IF([.N25]&lt;&gt;&quot;&quot;;[.V17]-[.N25];0)" office:value-type="float" office:value="0" calcext:value-type="float">
            <text:p>0.00</text:p>
          </table:table-cell>
          <table:table-cell table:style-name="ce341" table:formula="of:=([.R25]/4.55)*[.Q25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0</text:p>
          </table:table-cell>
          <table:table-cell office:value-type="string" calcext:value-type="string">
            <text:p>Seat catch mounting</text:p>
          </table:table-cell>
          <table:table-cell office:value-type="string" calcext:value-type="string">
            <text:p>M6x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5-10-25" calcext:value-type="date">
            <text:p>2025-10-25</text:p>
          </table:table-cell>
          <table:table-cell table:style-name="ce265" office:value-type="string" calcext:value-type="string">
            <text:p>Key Cutting</text:p>
          </table:table-cell>
          <table:table-cell table:style-name="ce265"/>
          <table:table-cell table:style-name="ce276" office:value-type="currency" office:currency="GBP" office:value="5" calcext:value-type="currency">
            <text:p>£5.00</text:p>
          </table:table-cell>
          <table:table-cell table:style-name="ce282"/>
          <table:table-cell table:style-name="ce257"/>
          <table:table-cell table:style-name="ce265" office:value-type="string" calcext:value-type="string">
            <text:p>Silicone coolant hoses</text:p>
          </table:table-cell>
          <table:table-cell office:value-type="string" calcext:value-type="string">
            <text:p>x</text:p>
          </table:table-cell>
          <table:table-cell table:style-name="ce276"/>
          <table:table-cell/>
          <table:table-cell table:style-name="ce257"/>
          <table:table-cell table:number-columns-repeated="3"/>
          <table:table-cell table:style-name="ce324" table:formula="of:=IF([.M26]&lt;&gt;&quot;&quot;;[.M26]-[.M25];0)" office:value-type="float" office:value="0" calcext:value-type="float">
            <text:p>0.00</text:p>
          </table:table-cell>
          <table:table-cell table:style-name="ce341" table:formula="of:=IF([.N26]&lt;&gt;&quot;&quot;;[.P26]/([.N26]/4.55);0)" office:value-type="float" office:value="0" calcext:value-type="float">
            <text:p>0.00</text:p>
          </table:table-cell>
          <table:table-cell table:style-name="ce341" table:formula="of:=IF([.N26]&lt;&gt;&quot;&quot;;[.V17]-[.N26];0)" office:value-type="float" office:value="0" calcext:value-type="float">
            <text:p>0.00</text:p>
          </table:table-cell>
          <table:table-cell table:style-name="ce341" table:formula="of:=([.R26]/4.55)*[.Q26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150-1186</text:p>
          </table:table-cell>
          <table:table-cell office:value-type="string" calcext:value-type="string">
            <text:p>Rad fan mounting</text:p>
          </table:table-cell>
          <table:table-cell office:value-type="string" calcext:value-type="string">
            <text:p>M6x12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5-11-11" calcext:value-type="date">
            <text:p>2025-11-11</text:p>
          </table:table-cell>
          <table:table-cell office:value-type="string" calcext:value-type="string">
            <text:p>Triboseat Cover</text:p>
          </table:table-cell>
          <table:table-cell/>
          <table:table-cell table:style-name="ce276" office:value-type="currency" office:currency="GBP" office:value="20.98" calcext:value-type="currency">
            <text:p>£20.98</text:p>
          </table:table-cell>
          <table:table-cell table:style-name="ce282"/>
          <table:table-cell table:style-name="ce255"/>
          <table:table-cell office:value-type="string" calcext:value-type="string">
            <text:p>9x7 Numberplate</text:p>
          </table:table-cell>
          <table:table-cell/>
          <table:table-cell table:style-name="ce276" office:value-type="currency" office:currency="GBP" office:value="9.49" calcext:value-type="currency">
            <text:p>£9.49</text:p>
          </table:table-cell>
          <table:table-cell/>
          <table:table-cell table:style-name="ce257"/>
          <table:table-cell table:number-columns-repeated="3"/>
          <table:table-cell table:style-name="ce324" table:formula="of:=IF([.M27]&lt;&gt;&quot;&quot;;[.M27]-[.M26];0)" office:value-type="float" office:value="0" calcext:value-type="float">
            <text:p>0.00</text:p>
          </table:table-cell>
          <table:table-cell table:style-name="ce341" table:formula="of:=IF([.N27]&lt;&gt;&quot;&quot;;[.P27]/([.N27]/4.55);0)" office:value-type="float" office:value="0" calcext:value-type="float">
            <text:p>0.00</text:p>
          </table:table-cell>
          <table:table-cell table:style-name="ce341" table:formula="of:=IF([.N27]&lt;&gt;&quot;&quot;;[.V17]-[.N27];0)" office:value-type="float" office:value="0" calcext:value-type="float">
            <text:p>0.00</text:p>
          </table:table-cell>
          <table:table-cell table:style-name="ce341" table:formula="of:=([.R27]/4.55)*[.Q27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Coil bracket mounting</text:p>
          </table:table-cell>
          <table:table-cell office:value-type="string" calcext:value-type="string">
            <text:p>M6x16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5-11-11" calcext:value-type="date">
            <text:p>2025-11-11</text:p>
          </table:table-cell>
          <table:table-cell office:value-type="string" calcext:value-type="string">
            <text:p>SAE Cable</text:p>
          </table:table-cell>
          <table:table-cell/>
          <table:table-cell table:style-name="ce276" office:value-type="currency" office:currency="GBP" office:value="8.99" calcext:value-type="currency">
            <text:p>£8.99</text:p>
          </table:table-cell>
          <table:table-cell table:style-name="ce282"/>
          <table:table-cell table:style-name="ce255"/>
          <table:table-cell office:value-type="string" calcext:value-type="string">
            <text:p>Stainless Front Disc Bolts</text:p>
          </table:table-cell>
          <table:table-cell table:style-name="ce265" office:value-type="string" calcext:value-type="string">
            <text:p>x</text:p>
          </table:table-cell>
          <table:table-cell table:style-name="ce276"/>
          <table:table-cell/>
          <table:table-cell table:style-name="ce257"/>
          <table:table-cell table:number-columns-repeated="3"/>
          <table:table-cell table:style-name="ce324" table:formula="of:=IF([.M28]&lt;&gt;&quot;&quot;;[.M28]-[.M27];0)" office:value-type="float" office:value="0" calcext:value-type="float">
            <text:p>0.00</text:p>
          </table:table-cell>
          <table:table-cell table:style-name="ce341" table:formula="of:=IF([.N28]&lt;&gt;&quot;&quot;;[.P28]/([.N28]/4.55);0)" office:value-type="float" office:value="0" calcext:value-type="float">
            <text:p>0.00</text:p>
          </table:table-cell>
          <table:table-cell table:style-name="ce341" table:formula="of:=IF([.N28]&lt;&gt;&quot;&quot;;[.V17]-[.N28];0)" office:value-type="float" office:value="0" calcext:value-type="float">
            <text:p>0.00</text:p>
          </table:table-cell>
          <table:table-cell table:style-name="ce341" table:formula="of:=([.R28]/4.55)*[.Q28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Rad bracket mounting</text:p>
          </table:table-cell>
          <table:table-cell office:value-type="string" calcext:value-type="string">
            <text:p>M6x16</text:p>
          </table:table-cell>
          <table:table-cell office:value-type="float" office:value="8" calcext:value-type="float">
            <text:p>8</text:p>
          </table:table-cell>
          <table:table-cell/>
          <table:table-cell table:style-name="ce550" office:value-type="float" office:value="8" calcext:value-type="float">
            <text:p>8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5-11-20" calcext:value-type="date">
            <text:p>2025-11-20</text:p>
          </table:table-cell>
          <table:table-cell office:value-type="string" calcext:value-type="string">
            <text:p>Bagster Tank Cover</text:p>
          </table:table-cell>
          <table:table-cell/>
          <table:table-cell table:style-name="ce276" table:formula="of:=199.99+9" office:value-type="currency" office:currency="GBP" office:value="208.99" calcext:value-type="currency">
            <text:p>£208.99</text:p>
          </table:table-cell>
          <table:table-cell table:style-name="ce282"/>
          <table:table-cell table:style-name="ce255"/>
          <table:table-cell table:style-name="ce265" office:value-type="string" calcext:value-type="string">
            <text:p>Stainless Rear Disc Bolts</text:p>
          </table:table-cell>
          <table:table-cell office:value-type="string" calcext:value-type="string">
            <text:p>x</text:p>
          </table:table-cell>
          <table:table-cell table:style-name="ce305"/>
          <table:table-cell/>
          <table:table-cell table:style-name="ce257"/>
          <table:table-cell table:number-columns-repeated="3"/>
          <table:table-cell table:style-name="ce324" table:formula="of:=IF([.M29]&lt;&gt;&quot;&quot;;[.M29]-[.M28];0)" office:value-type="float" office:value="0" calcext:value-type="float">
            <text:p>0.00</text:p>
          </table:table-cell>
          <table:table-cell table:style-name="ce341" table:formula="of:=IF([.N29]&lt;&gt;&quot;&quot;;[.P29]/([.N29]/4.55);0)" office:value-type="float" office:value="0" calcext:value-type="float">
            <text:p>0.00</text:p>
          </table:table-cell>
          <table:table-cell table:style-name="ce341" table:formula="of:=IF([.N29]&lt;&gt;&quot;&quot;;[.V17]-[.N29];0)" office:value-type="float" office:value="0" calcext:value-type="float">
            <text:p>0.00</text:p>
          </table:table-cell>
          <table:table-cell table:style-name="ce341" table:formula="of:=([.R29]/4.55)*[.Q29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Fuel pump bracket</text:p>
          </table:table-cell>
          <table:table-cell office:value-type="string" calcext:value-type="string">
            <text:p>M6x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table:style-name="ce265" office:value-type="string" calcext:value-type="string">
            <text:p>+4 Ignition Advancer</text:p>
          </table:table-cell>
          <table:table-cell/>
          <table:table-cell table:style-name="ce276" office:value-type="currency" office:currency="GBP" office:value="41.99" calcext:value-type="currency">
            <text:p>£41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0]&lt;&gt;&quot;&quot;;[.M30]-[.M29];0)" office:value-type="float" office:value="0" calcext:value-type="float">
            <text:p>0.00</text:p>
          </table:table-cell>
          <table:table-cell table:style-name="ce341" table:formula="of:=IF([.N30]&lt;&gt;&quot;&quot;;[.P30]/([.N30]/4.55);0)" office:value-type="float" office:value="0" calcext:value-type="float">
            <text:p>0.00</text:p>
          </table:table-cell>
          <table:table-cell table:style-name="ce341" table:formula="of:=IF([.N30]&lt;&gt;&quot;&quot;;[.V17]-[.N30];0)" office:value-type="float" office:value="0" calcext:value-type="float">
            <text:p>0.00</text:p>
          </table:table-cell>
          <table:table-cell table:style-name="ce341" table:formula="of:=([.R30]/4.55)*[.Q30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436</text:p>
          </table:table-cell>
          <table:table-cell office:value-type="string" calcext:value-type="string">
            <text:p>Expansion tank mount top</text:p>
          </table:table-cell>
          <table:table-cell office:value-type="string" calcext:value-type="string">
            <text:p>M6x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table:style-name="ce265" office:value-type="string" calcext:value-type="string">
            <text:p>Stainless Steel Fuel Cap Bolts</text:p>
          </table:table-cell>
          <table:table-cell/>
          <table:table-cell table:style-name="ce276" table:formula="of:=8.6+(4.5/2)" office:value-type="currency" office:currency="GBP" office:value="10.85" calcext:value-type="currency">
            <text:p>£10.85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1]&lt;&gt;&quot;&quot;;[.M31]-[.M30];0)" office:value-type="float" office:value="0" calcext:value-type="float">
            <text:p>0.00</text:p>
          </table:table-cell>
          <table:table-cell table:style-name="ce341" table:formula="of:=IF([.N31]&lt;&gt;&quot;&quot;;[.P31]/([.N31]/4.55);0)" office:value-type="float" office:value="0" calcext:value-type="float">
            <text:p>0.00</text:p>
          </table:table-cell>
          <table:table-cell table:style-name="ce341" table:formula="of:=IF([.N31]&lt;&gt;&quot;&quot;;[.V17]-[.N31];0)" office:value-type="float" office:value="0" calcext:value-type="float">
            <text:p>0.00</text:p>
          </table:table-cell>
          <table:table-cell table:style-name="ce341" table:formula="of:=([.R31]/4.55)*[.Q31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663</text:p>
          </table:table-cell>
          <table:table-cell office:value-type="string" calcext:value-type="string">
            <text:p>Chain slipper mount SCREW</text:p>
          </table:table-cell>
          <table:table-cell office:value-type="string" calcext:value-type="string">
            <text:p>M6x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Crash Protection</text:p>
          </table:table-cell>
          <table:table-cell/>
          <table:table-cell table:style-name="ce276" office:value-type="currency" office:currency="GBP" office:value="65.99" calcext:value-type="currency">
            <text:p>£65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2]&lt;&gt;&quot;&quot;;[.M32]-[.M31];0)" office:value-type="float" office:value="0" calcext:value-type="float">
            <text:p>0.00</text:p>
          </table:table-cell>
          <table:table-cell table:style-name="ce341" table:formula="of:=IF([.N32]&lt;&gt;&quot;&quot;;[.P32]/([.N32]/4.55);0)" office:value-type="float" office:value="0" calcext:value-type="float">
            <text:p>0.00</text:p>
          </table:table-cell>
          <table:table-cell table:style-name="ce341" table:formula="of:=IF([.N32]&lt;&gt;&quot;&quot;;[.V17]-[.N32];0)" office:value-type="float" office:value="0" calcext:value-type="float">
            <text:p>0.00</text:p>
          </table:table-cell>
          <table:table-cell table:style-name="ce341" table:formula="of:=([.R32]/4.55)*[.Q32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130J0620</text:p>
          </table:table-cell>
          <table:table-cell office:value-type="string" calcext:value-type="string">
            <text:p>Fuel tank front mount</text:p>
          </table:table-cell>
          <table:table-cell office:value-type="string" calcext:value-type="string">
            <text:p>M6x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50" office:value-type="float" office:value="6" calcext:value-type="float">
            <text:p>6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table:style-name="ce265" office:value-type="string" calcext:value-type="string">
            <text:p>Stainless Steel Chain Adjusters</text:p>
          </table:table-cell>
          <table:table-cell/>
          <table:table-cell table:style-name="ce276" office:value-type="currency" office:currency="GBP" office:value="8.99" calcext:value-type="currency">
            <text:p>£8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3]&lt;&gt;&quot;&quot;;[.M33]-[.M32];0)" office:value-type="float" office:value="0" calcext:value-type="float">
            <text:p>0.00</text:p>
          </table:table-cell>
          <table:table-cell table:style-name="ce341" table:formula="of:=IF([.N33]&lt;&gt;&quot;&quot;;[.P33]/([.N33]/4.55);0)" office:value-type="float" office:value="0" calcext:value-type="float">
            <text:p>0.00</text:p>
          </table:table-cell>
          <table:table-cell table:style-name="ce341" table:formula="of:=IF([.N33]&lt;&gt;&quot;&quot;;[.V17]-[.N33];0)" office:value-type="float" office:value="0" calcext:value-type="float">
            <text:p>0.00</text:p>
          </table:table-cell>
          <table:table-cell table:style-name="ce341" table:formula="of:=([.R33]/4.55)*[.Q33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25</text:p>
          </table:table-cell>
          <table:table-cell office:value-type="string" calcext:value-type="string">
            <text:p>CDI bracket mounting</text:p>
          </table:table-cell>
          <table:table-cell office:value-type="string" calcext:value-type="string">
            <text:p>M6x25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table:style-name="ce265" office:value-type="string" calcext:value-type="string">
            <text:p>HEL Braided Clutch Line</text:p>
          </table:table-cell>
          <table:table-cell/>
          <table:table-cell table:style-name="ce276" office:value-type="currency" office:currency="GBP" office:value="32.99" calcext:value-type="currency">
            <text:p>£32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4]&lt;&gt;&quot;&quot;;[.M34]-[.M33];0)" office:value-type="float" office:value="0" calcext:value-type="float">
            <text:p>0.00</text:p>
          </table:table-cell>
          <table:table-cell table:style-name="ce341" table:formula="of:=IF([.N34]&lt;&gt;&quot;&quot;;[.P34]/([.N34]/4.55);0)" office:value-type="float" office:value="0" calcext:value-type="float">
            <text:p>0.00</text:p>
          </table:table-cell>
          <table:table-cell table:style-name="ce341" table:formula="of:=IF([.N34]&lt;&gt;&quot;&quot;;[.V17]-[.N34];0)" office:value-type="float" office:value="0" calcext:value-type="float">
            <text:p>0.00</text:p>
          </table:table-cell>
          <table:table-cell table:style-name="ce341" table:formula="of:=([.R34]/4.55)*[.Q34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130J0625</text:p>
          </table:table-cell>
          <table:table-cell table:style-name="ce265" office:value-type="string" calcext:value-type="string">
            <text:p>CDI mounting</text:p>
          </table:table-cell>
          <table:table-cell office:value-type="string" calcext:value-type="string">
            <text:p>M6x25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table:style-name="ce265" office:value-type="string" calcext:value-type="string">
            <text:p>HEL Braided Brake Lines</text:p>
          </table:table-cell>
          <table:table-cell table:style-name="ce265"/>
          <table:table-cell table:style-name="ce276" office:value-type="currency" office:currency="GBP" office:value="61.99" calcext:value-type="currency">
            <text:p>£61.99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5]&lt;&gt;&quot;&quot;;[.M35]-[.M34];0)" office:value-type="float" office:value="0" calcext:value-type="float">
            <text:p>0.00</text:p>
          </table:table-cell>
          <table:table-cell table:style-name="ce341" table:formula="of:=IF([.N35]&lt;&gt;&quot;&quot;;[.P35]/([.N35]/4.55);0)" office:value-type="float" office:value="0" calcext:value-type="float">
            <text:p>0.00</text:p>
          </table:table-cell>
          <table:table-cell table:style-name="ce341" table:formula="of:=IF([.N35]&lt;&gt;&quot;&quot;;[.V17]-[.N35];0)" office:value-type="float" office:value="0" calcext:value-type="float">
            <text:p>0.00</text:p>
          </table:table-cell>
          <table:table-cell table:style-name="ce341" table:formula="of:=([.R35]/4.55)*[.Q35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25</text:p>
          </table:table-cell>
          <table:table-cell office:value-type="string" calcext:value-type="string">
            <text:p>Radiator mounting</text:p>
          </table:table-cell>
          <table:table-cell office:value-type="string" calcext:value-type="string">
            <text:p>M6x25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76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6]&lt;&gt;&quot;&quot;;[.M36]-[.M35];0)" office:value-type="float" office:value="0" calcext:value-type="float">
            <text:p>0.00</text:p>
          </table:table-cell>
          <table:table-cell table:style-name="ce341" table:formula="of:=IF([.N36]&lt;&gt;&quot;&quot;;[.P36]/([.N36]/4.55);0)" office:value-type="float" office:value="0" calcext:value-type="float">
            <text:p>0.00</text:p>
          </table:table-cell>
          <table:table-cell table:style-name="ce341" table:formula="of:=IF([.N36]&lt;&gt;&quot;&quot;;[.V17]-[.N36];0)" office:value-type="float" office:value="0" calcext:value-type="float">
            <text:p>0.00</text:p>
          </table:table-cell>
          <table:table-cell table:style-name="ce341" table:formula="of:=([.R36]/4.55)*[.Q36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H0625</text:p>
          </table:table-cell>
          <table:table-cell office:value-type="string" calcext:value-type="string">
            <text:p>Rear light mounting</text:p>
          </table:table-cell>
          <table:table-cell office:value-type="string" calcext:value-type="string">
            <text:p>M6x25</text:p>
          </table:table-cell>
          <table:table-cell office:value-type="float" office:value="3" calcext:value-type="float">
            <text:p>3</text:p>
          </table:table-cell>
          <table:table-cell/>
          <table:table-cell table:style-name="ce550" office:value-type="float" office:value="3" calcext:value-type="float">
            <text:p>3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76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7]&lt;&gt;&quot;&quot;;[.M37]-[.M36];0)" office:value-type="float" office:value="0" calcext:value-type="float">
            <text:p>0.00</text:p>
          </table:table-cell>
          <table:table-cell table:style-name="ce341" table:formula="of:=IF([.N37]&lt;&gt;&quot;&quot;;[.P37]/([.N37]/4.55);0)" office:value-type="float" office:value="0" calcext:value-type="float">
            <text:p>0.00</text:p>
          </table:table-cell>
          <table:table-cell table:style-name="ce341" table:formula="of:=IF([.N37]&lt;&gt;&quot;&quot;;[.V17]-[.N37];0)" office:value-type="float" office:value="0" calcext:value-type="float">
            <text:p>0.00</text:p>
          </table:table-cell>
          <table:table-cell table:style-name="ce341" table:formula="of:=([.R37]/4.55)*[.Q37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G0640</text:p>
          </table:table-cell>
          <table:table-cell office:value-type="string" calcext:value-type="string">
            <text:p>Engine baffle mounting</text:p>
          </table:table-cell>
          <table:table-cell office:value-type="string" calcext:value-type="string">
            <text:p>M6x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6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8]&lt;&gt;&quot;&quot;;[.M38]-[.M37];0)" office:value-type="float" office:value="0" calcext:value-type="float">
            <text:p>0.00</text:p>
          </table:table-cell>
          <table:table-cell table:style-name="ce341" table:formula="of:=IF([.N38]&lt;&gt;&quot;&quot;;[.P38]/([.N38]/4.55);0)" office:value-type="float" office:value="0" calcext:value-type="float">
            <text:p>0.00</text:p>
          </table:table-cell>
          <table:table-cell table:style-name="ce341" table:formula="of:=IF([.N38]&lt;&gt;&quot;&quot;;[.V17]-[.N38];0)" office:value-type="float" office:value="0" calcext:value-type="float">
            <text:p>0.00</text:p>
          </table:table-cell>
          <table:table-cell table:style-name="ce341" table:formula="of:=([.R38]/4.55)*[.Q38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736</text:p>
          </table:table-cell>
          <table:table-cell office:value-type="string" calcext:value-type="string">
            <text:p>Expansion tank mount bottom</text:p>
          </table:table-cell>
          <table:table-cell office:value-type="string" calcext:value-type="string">
            <text:p>M6x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76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9]&lt;&gt;&quot;&quot;;[.M39]-[.M38];0)" office:value-type="float" office:value="0" calcext:value-type="float">
            <text:p>0.00</text:p>
          </table:table-cell>
          <table:table-cell table:style-name="ce341" table:formula="of:=IF([.N39]&lt;&gt;&quot;&quot;;[.P39]/([.N39]/4.55);0)" office:value-type="float" office:value="0" calcext:value-type="float">
            <text:p>0.00</text:p>
          </table:table-cell>
          <table:table-cell table:style-name="ce341" table:formula="of:=IF([.N39]&lt;&gt;&quot;&quot;;[.V17]-[.N39];0)" office:value-type="float" office:value="0" calcext:value-type="float">
            <text:p>0.00</text:p>
          </table:table-cell>
          <table:table-cell table:style-name="ce341" table:formula="of:=([.R39]/4.55)*[.Q39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G0645</text:p>
          </table:table-cell>
          <table:table-cell office:value-type="string" calcext:value-type="string">
            <text:p>Coil mounting</text:p>
          </table:table-cell>
          <table:table-cell office:value-type="string" calcext:value-type="string">
            <text:p>M6x45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/>
          <table:table-cell table:style-name="ce265"/>
          <table:table-cell table:style-name="ce276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40]&lt;&gt;&quot;&quot;;[.M40]-[.M39];0)" office:value-type="float" office:value="0" calcext:value-type="float">
            <text:p>0.00</text:p>
          </table:table-cell>
          <table:table-cell table:style-name="ce341" table:formula="of:=IF([.N40]&lt;&gt;&quot;&quot;;[.P40]/([.N40]/4.55);0)" office:value-type="float" office:value="0" calcext:value-type="float">
            <text:p>0.00</text:p>
          </table:table-cell>
          <table:table-cell table:style-name="ce341" table:formula="of:=IF([.N40]&lt;&gt;&quot;&quot;;[.V17]-[.N40];0)" office:value-type="float" office:value="0" calcext:value-type="float">
            <text:p>0.00</text:p>
          </table:table-cell>
          <table:table-cell table:style-name="ce341" table:formula="of:=([.R40]/4.55)*[.Q40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735</text:p>
          </table:table-cell>
          <table:table-cell office:value-type="string" calcext:value-type="string">
            <text:p>Expansion tank mount middle</text:p>
          </table:table-cell>
          <table:table-cell office:value-type="string" calcext:value-type="string">
            <text:p>M6x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305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310"/>
          <table:table-cell table:style-name="ce326" table:number-columns-repeated="2"/>
          <table:table-cell table:style-name="ce332"/>
          <table:table-cell table:style-name="ce451" table:formula="of:=SUM([.P4:.P30])" office:value-type="float" office:value="0" calcext:value-type="float">
            <text:p>0.00</text:p>
          </table:table-cell>
          <table:table-cell table:style-name="ce342" table:formula="of:=SUM([.Q3:.Q30])/27" office:value-type="float" office:value="0" calcext:value-type="float">
            <text:p>0.00</text:p>
          </table:table-cell>
          <table:table-cell table:style-name="ce341" table:number-columns-repeated="2"/>
          <table:table-cell table:style-name="ce506"/>
          <table:table-cell table:style-name="ce525" office:value-type="string" calcext:value-type="string">
            <text:p>130J0812</text:p>
          </table:table-cell>
          <table:table-cell office:value-type="string" calcext:value-type="string">
            <text:p>Fuel tank front mount</text:p>
          </table:table-cell>
          <table:table-cell office:value-type="string" calcext:value-type="string">
            <text:p>M8x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5"/>
          <table:table-cell table:style-name="ce265"/>
          <table:table-cell/>
          <table:table-cell table:style-name="ce305"/>
          <table:table-cell table:style-name="ce282"/>
          <table:table-cell table:style-name="ce256"/>
          <table:table-cell table:style-name="ce265" table:number-columns-repeated="2"/>
          <table:table-cell table:style-name="ce299"/>
          <table:table-cell/>
          <table:table-cell table:style-name="ce311"/>
          <table:table-cell table:style-name="ce424"/>
          <table:table-cell table:style-name="ce327" office:value-type="string" calcext:value-type="string">
            <text:p>Fuel Costs To Date</text:p>
          </table:table-cell>
          <table:table-cell table:style-name="ce333" table:formula="of:=SUM([.O3:.O40])" office:value-type="currency" office:currency="GBP" office:value="0" calcext:value-type="currency">
            <text:p>£0.00</text:p>
          </table:table-cell>
          <table:table-cell table:style-name="ce480"/>
          <table:table-cell table:style-name="ce343" table:number-columns-repeated="3"/>
          <table:table-cell/>
          <table:table-cell table:style-name="ce525" office:value-type="string" calcext:value-type="string">
            <text:p>92002-1178</text:p>
          </table:table-cell>
          <table:table-cell office:value-type="string" calcext:value-type="string">
            <text:p>Rear caliper mounting</text:p>
          </table:table-cell>
          <table:table-cell office:value-type="string" calcext:value-type="string">
            <text:p>M8x2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/>
          <table:table-cell table:style-name="ce259"/>
          <table:table-cell table:style-name="ce268" office:value-type="string" calcext:value-type="string">
            <text:p>Sub-Total</text:p>
          </table:table-cell>
          <table:table-cell table:style-name="ce272"/>
          <table:table-cell table:style-name="ce279" table:formula="of:=SUM([.E3:.E42])" office:value-type="currency" office:currency="GBP" office:value="3025.715" calcext:value-type="currency">
            <text:p>£3,025.72</text:p>
          </table:table-cell>
          <table:table-cell table:style-name="ce272" table:number-columns-repeated="2"/>
          <table:table-cell table:style-name="ce268" office:value-type="string" calcext:value-type="string">
            <text:p>Total To Date</text:p>
          </table:table-cell>
          <table:table-cell table:style-name="ce272"/>
          <table:table-cell table:style-name="ce306" table:formula="of:=[.E43]+SUM([.J3:.J42])" office:value-type="currency" office:currency="GBP" office:value="3035.205" calcext:value-type="currency">
            <text:p>£3,035.21</text:p>
          </table:table-cell>
          <table:table-cell/>
          <table:table-cell table:style-name="ce312"/>
          <table:table-cell table:style-name="ce428"/>
          <table:table-cell table:style-name="ce328" office:value-type="string" calcext:value-type="string">
            <text:p>Overall Running Costs To Date</text:p>
          </table:table-cell>
          <table:table-cell table:style-name="ce279" table:formula="of:=IF(([.P3]+[.P4])&gt;0;([.J43]+[.O42])/(SUM([.P3:.P40]));0)" office:value-type="currency" office:currency="GBP" office:value="0" calcext:value-type="currency">
            <text:p>£0.00</text:p>
          </table:table-cell>
          <table:table-cell table:style-name="ce498" office:value-type="string" calcext:value-type="string">
            <text:p>Per Mile</text:p>
          </table:table-cell>
          <table:table-cell table:style-name="ce344" table:number-columns-repeated="3"/>
          <table:table-cell/>
          <table:table-cell table:style-name="ce530" office:value-type="string" calcext:value-type="string">
            <text:p>220AB0425</text:p>
          </table:table-cell>
          <table:table-cell table:style-name="ce543" office:value-type="string" calcext:value-type="string">
            <text:p>Fuel Tap Screw</text:p>
          </table:table-cell>
          <table:table-cell table:style-name="ce543" office:value-type="string" calcext:value-type="string">
            <text:p>M4x25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50"/>
          <table:table-cell table:style-name="ce265"/>
          <table:table-cell table:number-columns-repeated="16357"/>
        </table:table-row>
        <table:table-row table:style-name="ro1">
          <table:table-cell/>
          <table:table-cell table:style-name="ce260"/>
          <table:table-cell table:number-columns-repeated="18"/>
          <table:table-cell table:style-name="ce256"/>
          <table:table-cell table:number-columns-repeated="4"/>
          <table:table-cell table:style-name="ce550"/>
          <table:table-cell table:number-columns-repeated="16358"/>
        </table:table-row>
        <table:table-row table:style-name="ro1">
          <table:table-cell table:number-columns-repeated="20"/>
          <table:table-cell table:style-name="ce535" office:value-type="string" calcext:value-type="string">
            <text:p>+M6 Rubber Captive Nuts</text:p>
          </table:table-cell>
          <table:table-cell table:style-name="ce544" table:number-columns-repeated="4"/>
          <table:table-cell table:style-name="ce551"/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76"/>
          <table:table-cell table:number-columns-repeated="15"/>
          <table:table-cell table:style-name="ce288"/>
          <table:table-cell table:number-columns-repeated="16363"/>
        </table:table-row>
        <table:table-row table:style-name="ro1">
          <table:table-cell/>
          <table:table-cell table:style-name="ce257"/>
          <table:table-cell table:number-columns-repeated="2"/>
          <table:table-cell table:style-name="ce276"/>
          <table:table-cell table:number-columns-repeated="15"/>
          <table:table-cell table:style-name="ce265" office:value-type="string" calcext:value-type="string">
            <text:p>Front caliper Banjo Bolts M10x1.25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Rear caliper Bano Bolts M10z1.25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Chain 530x110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15t Front Sprocket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46T Rear Sprocket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gsxr600k1 Front Calipers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ZX01R ‘07 Rear Caliper</text:p>
          </table:table-cell>
          <table:table-cell table:number-columns-repeated="16363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wasaki_ZX9R_B4_2" table:style-name="ta1">
        <table:table-column table:style-name="co1" table:default-cell-style-name="ce252"/>
        <table:table-column table:style-name="co2" table:default-cell-style-name="ce252"/>
        <table:table-column table:style-name="co3" table:default-cell-style-name="ce252"/>
        <table:table-column table:style-name="co4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252"/>
        <table:table-column table:style-name="co6" table:default-cell-style-name="ce252"/>
        <table:table-column table:style-name="co1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313"/>
        <table:table-column table:style-name="co9" table:default-cell-style-name="ce324"/>
        <table:table-column table:style-name="co10" table:default-cell-style-name="ce324"/>
        <table:table-column table:style-name="co5" table:default-cell-style-name="ce280"/>
        <table:table-column table:style-name="co11" table:default-cell-style-name="ce317"/>
        <table:table-column table:style-name="co12" table:default-cell-style-name="ce324"/>
        <table:table-column table:style-name="co13" table:default-cell-style-name="ce324"/>
        <table:table-column table:style-name="co14" table:default-cell-style-name="ce324"/>
        <table:table-column table:style-name="co18" table:default-cell-style-name="ce252"/>
        <table:table-column table:style-name="co16" table:default-cell-style-name="ce252"/>
        <table:table-column table:style-name="co19" table:default-cell-style-name="ce252"/>
        <table:table-column table:style-name="co20" table:default-cell-style-name="ce252"/>
        <table:table-column table:style-name="co21" table:default-cell-style-name="ce252"/>
        <table:table-column table:style-name="co22" table:default-cell-style-name="ce252"/>
        <table:table-column table:style-name="co23" table:default-cell-style-name="ce252"/>
        <table:table-column table:style-name="co7" table:number-columns-repeated="998" table:default-cell-style-name="ce252"/>
        <table:table-column table:style-name="co8" table:number-columns-repeated="15360" table:default-cell-style-name="ce265"/>
        <table:table-row table:style-name="ro1">
          <table:table-cell/>
          <table:table-cell table:style-name="ce253"/>
          <table:table-cell table:style-name="ce262" office:value-type="string" calcext:value-type="string">
            <text:p>Motorcycle Costs</text:p>
          </table:table-cell>
          <table:table-cell table:style-name="ce269"/>
          <table:table-cell table:style-name="ce296"/>
          <table:table-cell table:style-name="ce269"/>
          <table:table-cell table:style-name="ce262"/>
          <table:table-cell table:style-name="ce269" table:number-columns-repeated="2"/>
          <table:table-cell table:style-name="ce303"/>
          <table:table-cell/>
          <table:table-cell table:style-name="ce307"/>
          <table:table-cell table:style-name="ce421" office:value-type="string" calcext:value-type="string">
            <text:p>Fuel Costs</text:p>
          </table:table-cell>
          <table:table-cell table:style-name="ce322"/>
          <table:table-cell/>
          <table:table-cell table:style-name="ce448" office:value-type="string" calcext:value-type="string">
            <text:p>Fuel Economy</text:p>
          </table:table-cell>
          <table:table-cell table:style-name="ce338" table:number-columns-repeated="3"/>
          <table:table-cell/>
          <table:table-cell table:style-name="ce346" office:value-type="string" calcext:value-type="string">
            <text:p>Vehicle Details</text:p>
          </table:table-cell>
          <table:table-cell table:style-name="ce349"/>
          <table:table-cell table:number-columns-repeated="16362"/>
        </table:table-row>
        <table:table-row table:style-name="ro4">
          <table:table-cell/>
          <table:table-cell table:style-name="ce25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97" office:value-type="string" calcext:value-type="string">
            <text:p>Cost</text:p>
          </table:table-cell>
          <table:table-cell table:style-name="ce271"/>
          <table:table-cell table:style-name="ce263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304" office:value-type="string" calcext:value-type="string">
            <text:p>Cost</text:p>
          </table:table-cell>
          <table:table-cell/>
          <table:table-cell table:style-name="ce308" office:value-type="string" calcext:value-type="string">
            <text:p>Date</text:p>
          </table:table-cell>
          <table:table-cell table:style-name="ce323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329" office:value-type="string" calcext:value-type="string">
            <text:p>Cost</text:p>
          </table:table-cell>
          <table:table-cell table:style-name="ce315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 table:style-name="ce345" office:value-type="string" calcext:value-type="string">
            <text:p>No. Litres</text:p>
            <text:p>Left</text:p>
          </table:table-cell>
          <table:table-cell table:style-name="ce345" office:value-type="string" calcext:value-type="string">
            <text:p>No. Miles</text:p>
            <text:p>Left</text:p>
          </table:table-cell>
          <table:table-cell/>
          <table:table-cell table:style-name="ce347"/>
          <table:table-cell table:style-name="ce343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23" calcext:value-type="date">
            <text:p>2025-02-23</text:p>
          </table:table-cell>
          <table:table-cell office:value-type="string" calcext:value-type="string">
            <text:p>Purchase Cost (0 Miles)</text:p>
          </table:table-cell>
          <table:table-cell/>
          <table:table-cell table:style-name="ce294" office:value-type="currency" office:currency="£" office:value="80" calcext:value-type="currency">
            <text:p>£80.0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 office:value-type="date" office:date-value="2025-02-23" calcext:value-type="date">
            <text:p>2025-02-23</text:p>
          </table:table-cell>
          <table:table-cell table:style-name="ce322" office:value-type="float" office:value="0" calcext:value-type="float">
            <text:p>0.00</text:p>
          </table:table-cell>
          <table:table-cell table:style-name="ce322"/>
          <table:table-cell table:style-name="ce330"/>
          <table:table-cell table:style-name="ce319" office:value-type="float" office:value="0" calcext:value-type="float">
            <text:p>0.00</text:p>
          </table:table-cell>
          <table:table-cell table:style-name="ce340" office:value-type="float" office:value="0" calcext:value-type="float">
            <text:p>0.00</text:p>
          </table:table-cell>
          <table:table-cell table:style-name="ce340" table:number-columns-repeated="2"/>
          <table:table-cell/>
          <table:table-cell table:style-name="ce348" office:value-type="string" calcext:value-type="string">
            <text:p>Registration</text:p>
          </table:table-cell>
          <table:table-cell table:style-name="ce372" office:value-type="string" calcext:value-type="string">
            <text:p>P894 UFH</text:p>
          </table:table-cell>
          <table:table-cell table:style-name="ce265" table:number-columns-repeated="5"/>
          <table:table-cell table:number-columns-repeated="16357"/>
        </table:table-row>
        <table:table-row table:style-name="ro1">
          <table:table-cell/>
          <table:table-cell table:style-name="ce257" office:value-type="date" office:date-value="2025-02-23" calcext:value-type="date">
            <text:p>2025-02-23</text:p>
          </table:table-cell>
          <table:table-cell office:value-type="string" calcext:value-type="string">
            <text:p>Delivery</text:p>
          </table:table-cell>
          <table:table-cell/>
          <table:table-cell table:style-name="ce294" office:value-type="currency" office:currency="£" office:value="60" calcext:value-type="currency">
            <text:p>£60.00</text:p>
          </table:table-cell>
          <table:table-cell table:style-name="ce282"/>
          <table:table-cell table:style-name="ce255"/>
          <table:table-cell table:style-name="ce265" office:value-type="string" calcext:value-type="string">
            <text:p>Streetfighter.Musclebike</text:p>
          </table:table-cell>
          <table:table-cell/>
          <table:table-cell table:style-name="ce416"/>
          <table:table-cell/>
          <table:table-cell table:style-name="ce257"/>
          <table:table-cell table:number-columns-repeated="2"/>
          <table:table-cell table:style-name="ce331"/>
          <table:table-cell table:style-name="ce324" table:formula="of:=IF([.M4]&lt;&gt;&quot;&quot;;[.M4]-[.M3];0)" office:value-type="float" office:value="0" calcext:value-type="float">
            <text:p>0.00</text:p>
          </table:table-cell>
          <table:table-cell table:style-name="ce341" table:formula="of:=IF([.N4]&lt;&gt;&quot;&quot;;[.P4]/([.N4]/4.55);0)" office:value-type="float" office:value="0" calcext:value-type="float">
            <text:p>0.00</text:p>
          </table:table-cell>
          <table:table-cell table:style-name="ce341" table:formula="of:=IF([.N4]&lt;&gt;&quot;&quot;;[.V17]-[.N4];0)" office:value-type="float" office:value="0" calcext:value-type="float">
            <text:p>0.00</text:p>
          </table:table-cell>
          <table:table-cell table:style-name="ce341" table:formula="of:=([.R4]/4.55)*[.Q4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V5C Reference</text:p>
          </table:table-cell>
          <table:table-cell table:style-name="ce299" office:value-type="float" office:value="50546751649" calcext:value-type="float">
            <text:p>50546751649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10-17" calcext:value-type="date">
            <text:p>2025-10-17</text:p>
          </table:table-cell>
          <table:table-cell office:value-type="string" calcext:value-type="string">
            <text:p>Engine Mount Bolts Etc.</text:p>
          </table:table-cell>
          <table:table-cell/>
          <table:table-cell table:style-name="ce294" office:value-type="currency" office:currency="£" office:value="10.8" calcext:value-type="currency">
            <text:p>£10.8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5]&lt;&gt;&quot;&quot;;[.M5]-[.M4];0)" office:value-type="float" office:value="0" calcext:value-type="float">
            <text:p>0.00</text:p>
          </table:table-cell>
          <table:table-cell table:style-name="ce341" table:formula="of:=IF([.N5]&lt;&gt;&quot;&quot;;[.P5]/([.N5]/4.55);0)" office:value-type="float" office:value="0" calcext:value-type="float">
            <text:p>0.00</text:p>
          </table:table-cell>
          <table:table-cell table:style-name="ce341" table:formula="of:=IF([.N5]&lt;&gt;&quot;&quot;;[.V17]-[.N5];0)" office:value-type="float" office:value="0" calcext:value-type="float">
            <text:p>0.00</text:p>
          </table:table-cell>
          <table:table-cell table:style-name="ce341" table:formula="of:=([.R5]/4.55)*[.Q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Insurance Due</text:p>
          </table:table-cell>
          <table:table-cell table:style-name="ce382"/>
          <table:table-cell table:number-columns-repeated="4"/>
          <table:table-cell table:style-name="ce265" table:number-columns-repeated="2"/>
          <table:table-cell table:number-columns-repeated="16356"/>
        </table:table-row>
        <table:table-row table:style-name="ro1">
          <table:table-cell/>
          <table:table-cell table:style-name="ce257" office:value-type="date" office:date-value="2025-10-17" calcext:value-type="date">
            <text:p>2025-10-17</text:p>
          </table:table-cell>
          <table:table-cell office:value-type="string" calcext:value-type="string">
            <text:p>Thermostat Housing</text:p>
          </table:table-cell>
          <table:table-cell/>
          <table:table-cell table:style-name="ce294" office:value-type="currency" office:currency="£" office:value="12.6" calcext:value-type="currency">
            <text:p>£12.6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6]&lt;&gt;&quot;&quot;;[.M6]-[.M5];0)" office:value-type="float" office:value="0" calcext:value-type="float">
            <text:p>0.00</text:p>
          </table:table-cell>
          <table:table-cell table:style-name="ce341" table:formula="of:=IF([.N6]&lt;&gt;&quot;&quot;;[.P6]/([.N6]/4.55);0)" office:value-type="float" office:value="0" calcext:value-type="float">
            <text:p>0.00</text:p>
          </table:table-cell>
          <table:table-cell table:style-name="ce341" table:formula="of:=IF([.N6]&lt;&gt;&quot;&quot;;[.V17]-[.N6];0)" office:value-type="float" office:value="0" calcext:value-type="float">
            <text:p>0.00</text:p>
          </table:table-cell>
          <table:table-cell table:style-name="ce341" table:formula="of:=([.R6]/4.55)*[.Q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M.O.T due</text:p>
          </table:table-cell>
          <table:table-cell table:style-name="ce383"/>
          <table:table-cell table:number-columns-repeated="16362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style-name="ce265" office:value-type="string" calcext:value-type="string">
            <text:p>ZX7R Front end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7]&lt;&gt;&quot;&quot;;[.M7]-[.M6];0)" office:value-type="float" office:value="0" calcext:value-type="float">
            <text:p>0.00</text:p>
          </table:table-cell>
          <table:table-cell table:style-name="ce341" table:formula="of:=IF([.N7]&lt;&gt;&quot;&quot;;[.P7]/([.N7]/4.55);0)" office:value-type="float" office:value="0" calcext:value-type="float">
            <text:p>0.00</text:p>
          </table:table-cell>
          <table:table-cell table:style-name="ce341" table:formula="of:=IF([.N7]&lt;&gt;&quot;&quot;;[.V17]-[.N7];0)" office:value-type="float" office:value="0" calcext:value-type="float">
            <text:p>0.00</text:p>
          </table:table-cell>
          <table:table-cell table:style-name="ce341" table:formula="of:=([.R7]/4.55)*[.Q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oad tax due</text:p>
          </table:table-cell>
          <table:table-cell table:style-name="ce382"/>
          <table:table-cell table:number-columns-repeated="1636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table:style-name="ce265" office:value-type="string" calcext:value-type="string">
            <text:p>ZX7R Rear end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8]&lt;&gt;&quot;&quot;;[.M8]-[.M7];0)" office:value-type="float" office:value="0" calcext:value-type="float">
            <text:p>0.00</text:p>
          </table:table-cell>
          <table:table-cell table:style-name="ce341" table:formula="of:=IF([.N8]&lt;&gt;&quot;&quot;;[.P8]/([.N8]/4.55);0)" office:value-type="float" office:value="0" calcext:value-type="float">
            <text:p>0.00</text:p>
          </table:table-cell>
          <table:table-cell table:style-name="ce341" table:formula="of:=IF([.N8]&lt;&gt;&quot;&quot;;[.V17]-[.N8];0)" office:value-type="float" office:value="0" calcext:value-type="float">
            <text:p>0.00</text:p>
          </table:table-cell>
          <table:table-cell table:style-name="ce341" table:formula="of:=([.R8]/4.55)*[.Q8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last Service</text:p>
          </table:table-cell>
          <table:table-cell table:style-name="ce389"/>
          <table:table-cell table:style-name="ce265" table:number-columns-repeated="5"/>
          <table:table-cell table:number-columns-repeated="16357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office:value-type="string" calcext:value-type="string">
            <text:p>ZX9R Tank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9]&lt;&gt;&quot;&quot;;[.M9]-[.M8];0)" office:value-type="float" office:value="0" calcext:value-type="float">
            <text:p>0.00</text:p>
          </table:table-cell>
          <table:table-cell table:style-name="ce341" table:formula="of:=IF([.N9]&lt;&gt;&quot;&quot;;[.P9]/([.N9]/4.55);0)" office:value-type="float" office:value="0" calcext:value-type="float">
            <text:p>0.00</text:p>
          </table:table-cell>
          <table:table-cell table:style-name="ce341" table:formula="of:=IF([.N9]&lt;&gt;&quot;&quot;;[.V17]-[.N9];0)" office:value-type="float" office:value="0" calcext:value-type="float">
            <text:p>0.00</text:p>
          </table:table-cell>
          <table:table-cell table:style-name="ce341" table:formula="of:=([.R9]/4.55)*[.Q9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Engine No.</text:p>
          </table:table-cell>
          <table:table-cell table:style-name="ce372"/>
          <table:table-cell table:number-columns-repeated="1636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office:value-type="string" calcext:value-type="string">
            <text:p>ZX9R Engine/carbs/airbox/loom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0]&lt;&gt;&quot;&quot;;[.M10]-[.M9];0)" office:value-type="float" office:value="0" calcext:value-type="float">
            <text:p>0.00</text:p>
          </table:table-cell>
          <table:table-cell table:style-name="ce341" table:formula="of:=IF([.N10]&lt;&gt;&quot;&quot;;[.P10]/([.N10]/4.55);0)" office:value-type="float" office:value="0" calcext:value-type="float">
            <text:p>0.00</text:p>
          </table:table-cell>
          <table:table-cell table:style-name="ce341" table:formula="of:=IF([.N10]&lt;&gt;&quot;&quot;;[.V17]-[.N10];0)" office:value-type="float" office:value="0" calcext:value-type="float">
            <text:p>0.00</text:p>
          </table:table-cell>
          <table:table-cell table:style-name="ce341" table:formula="of:=([.R10]/4.55)*[.Q10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ame No.</text:p>
          </table:table-cell>
          <table:table-cell table:style-name="ce372"/>
          <table:table-cell table:number-columns-repeated="1636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table:style-name="ce265" office:value-type="string" calcext:value-type="string">
            <text:p>ZX9R Seat unit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1]&lt;&gt;&quot;&quot;;[.M11]-[.M10];0)" office:value-type="float" office:value="0" calcext:value-type="float">
            <text:p>0.00</text:p>
          </table:table-cell>
          <table:table-cell table:style-name="ce341" table:formula="of:=IF([.N11]&lt;&gt;&quot;&quot;;[.P11]/([.N11]/4.55);0)" office:value-type="float" office:value="0" calcext:value-type="float">
            <text:p>0.00</text:p>
          </table:table-cell>
          <table:table-cell table:style-name="ce341" table:formula="of:=IF([.N11]&lt;&gt;&quot;&quot;;[.V17]-[.N11];0)" office:value-type="float" office:value="0" calcext:value-type="float">
            <text:p>0.00</text:p>
          </table:table-cell>
          <table:table-cell table:style-name="ce341" table:formula="of:=([.R11]/4.55)*[.Q11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tyre size</text:p>
          </table:table-cell>
          <table:table-cell table:style-name="ce372" office:value-type="string" calcext:value-type="string">
            <text:p>120x70 ZR17</text:p>
          </table:table-cell>
          <table:table-cell table:number-columns-repeated="1636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table:style-name="ce265" office:value-type="string" calcext:value-type="string">
            <text:p>Ohlins Shock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2]&lt;&gt;&quot;&quot;;[.M12]-[.M11];0)" office:value-type="float" office:value="0" calcext:value-type="float">
            <text:p>0.00</text:p>
          </table:table-cell>
          <table:table-cell table:style-name="ce341" table:formula="of:=IF([.N12]&lt;&gt;&quot;&quot;;[.P12]/([.N12]/4.55);0)" office:value-type="float" office:value="0" calcext:value-type="float">
            <text:p>0.00</text:p>
          </table:table-cell>
          <table:table-cell table:style-name="ce341" table:formula="of:=IF([.N12]&lt;&gt;&quot;&quot;;[.V17]-[.N12];0)" office:value-type="float" office:value="0" calcext:value-type="float">
            <text:p>0.00</text:p>
          </table:table-cell>
          <table:table-cell table:style-name="ce341" table:formula="of:=([.R12]/4.55)*[.Q12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pressure</text:p>
          </table:table-cell>
          <table:table-cell table:style-name="ce372" office:value-type="float" office:value="36" calcext:value-type="float">
            <text:p>36.00</text:p>
          </table:table-cell>
          <table:table-cell table:number-columns-repeated="1636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table:style-name="ce265" office:value-type="string" calcext:value-type="string">
            <text:p>Carbon Fibre Front Mudguard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3]&lt;&gt;&quot;&quot;;[.M13]-[.M12];0)" office:value-type="float" office:value="0" calcext:value-type="float">
            <text:p>0.00</text:p>
          </table:table-cell>
          <table:table-cell table:style-name="ce341" table:formula="of:=IF([.N13]&lt;&gt;&quot;&quot;;[.P13]/([.N13]/4.55);0)" office:value-type="float" office:value="0" calcext:value-type="float">
            <text:p>0.00</text:p>
          </table:table-cell>
          <table:table-cell table:style-name="ce341" table:formula="of:=IF([.N13]&lt;&gt;&quot;&quot;;[.V17]-[.N13];0)" office:value-type="float" office:value="0" calcext:value-type="float">
            <text:p>0.00</text:p>
          </table:table-cell>
          <table:table-cell table:style-name="ce341" table:formula="of:=([.R13]/4.55)*[.Q13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tyre size</text:p>
          </table:table-cell>
          <table:table-cell table:style-name="ce372" office:value-type="string" calcext:value-type="string">
            <text:p>180x55 ZR17</text:p>
          </table:table-cell>
          <table:table-cell table:number-columns-repeated="1636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table:style-name="ce265" office:value-type="string" calcext:value-type="string">
            <text:p>Carbon Fibre Rear Hugger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4]&lt;&gt;&quot;&quot;;[.M14]-[.M13];0)" office:value-type="float" office:value="0" calcext:value-type="float">
            <text:p>0.00</text:p>
          </table:table-cell>
          <table:table-cell table:style-name="ce341" table:formula="of:=IF([.N14]&lt;&gt;&quot;&quot;;[.P14]/([.N14]/4.55);0)" office:value-type="float" office:value="0" calcext:value-type="float">
            <text:p>0.00</text:p>
          </table:table-cell>
          <table:table-cell table:style-name="ce341" table:formula="of:=IF([.N14]&lt;&gt;&quot;&quot;;[.V17]-[.N14];0)" office:value-type="float" office:value="0" calcext:value-type="float">
            <text:p>0.00</text:p>
          </table:table-cell>
          <table:table-cell table:style-name="ce341" table:formula="of:=([.R14]/4.55)*[.Q14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pressure</text:p>
          </table:table-cell>
          <table:table-cell table:style-name="ce372" office:value-type="float" office:value="42" calcext:value-type="float">
            <text:p>42.00</text:p>
          </table:table-cell>
          <table:table-cell table:number-columns-repeated="1636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office:value-type="string" calcext:value-type="string">
            <text:p>Single headlight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5]&lt;&gt;&quot;&quot;;[.M15]-[.M14];0)" office:value-type="float" office:value="0" calcext:value-type="float">
            <text:p>0.00</text:p>
          </table:table-cell>
          <table:table-cell table:style-name="ce341" table:formula="of:=IF([.N15]&lt;&gt;&quot;&quot;;[.P15]/([.N15]/4.55);0)" office:value-type="float" office:value="0" calcext:value-type="float">
            <text:p>0.00</text:p>
          </table:table-cell>
          <table:table-cell table:style-name="ce341" table:formula="of:=IF([.N15]&lt;&gt;&quot;&quot;;[.V17]-[.N15];0)" office:value-type="float" office:value="0" calcext:value-type="float">
            <text:p>0.00</text:p>
          </table:table-cell>
          <table:table-cell table:style-name="ce341" table:formula="of:=([.R15]/4.55)*[.Q1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capacity</text:p>
          </table:table-cell>
          <table:table-cell table:style-name="ce372" office:value-type="string" calcext:value-type="string">
            <text:p>3.5 Litres</text:p>
          </table:table-cell>
          <table:table-cell table:number-columns-repeated="1636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office:value-type="string" calcext:value-type="string">
            <text:p>GPZ Style headlight fairing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6]&lt;&gt;&quot;&quot;;[.M16]-[.M15];0)" office:value-type="float" office:value="0" calcext:value-type="float">
            <text:p>0.00</text:p>
          </table:table-cell>
          <table:table-cell table:style-name="ce341" table:formula="of:=IF([.N16]&lt;&gt;&quot;&quot;;[.P16]/([.N16]/4.55);0)" office:value-type="float" office:value="0" calcext:value-type="float">
            <text:p>0.00</text:p>
          </table:table-cell>
          <table:table-cell table:style-name="ce341" table:formula="of:=IF([.N16]&lt;&gt;&quot;&quot;;[.V17]-[.N16];0)" office:value-type="float" office:value="0" calcext:value-type="float">
            <text:p>0.00</text:p>
          </table:table-cell>
          <table:table-cell table:style-name="ce341" table:formula="of:=([.R16]/4.55)*[.Q1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type</text:p>
          </table:table-cell>
          <table:table-cell table:style-name="ce387" office:value-type="string" calcext:value-type="string">
            <text:p>10w40</text:p>
          </table:table-cell>
          <table:table-cell table:number-columns-repeated="1636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table:style-name="ce265" office:value-type="string" calcext:value-type="string">
            <text:p>L.E.D. headlight bulb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7]&lt;&gt;&quot;&quot;;[.M17]-[.M16];0)" office:value-type="float" office:value="0" calcext:value-type="float">
            <text:p>0.00</text:p>
          </table:table-cell>
          <table:table-cell table:style-name="ce341" table:formula="of:=IF([.N17]&lt;&gt;&quot;&quot;;[.P17]/([.N17]/4.55);0)" office:value-type="float" office:value="0" calcext:value-type="float">
            <text:p>0.00</text:p>
          </table:table-cell>
          <table:table-cell table:style-name="ce341" table:formula="of:=IF([.N17]&lt;&gt;&quot;&quot;;[.V17]-[.N17];0)" office:value-type="float" office:value="0" calcext:value-type="float">
            <text:p>0.00</text:p>
          </table:table-cell>
          <table:table-cell table:style-name="ce341" table:formula="of:=([.R17]/4.55)*[.Q1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uel capacity</text:p>
          </table:table-cell>
          <table:table-cell table:style-name="ce372" office:value-type="float" office:value="20" calcext:value-type="float">
            <text:p>20.00</text:p>
          </table:table-cell>
          <table:table-cell table:number-columns-repeated="1636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7"/>
          <table:table-cell office:value-type="string" calcext:value-type="string">
            <text:p>L.E.D. stop/brakelight bulb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8]&lt;&gt;&quot;&quot;;[.M18]-[.M17];0)" office:value-type="float" office:value="0" calcext:value-type="float">
            <text:p>0.00</text:p>
          </table:table-cell>
          <table:table-cell table:style-name="ce341" table:formula="of:=IF([.N18]&lt;&gt;&quot;&quot;;[.P18]/([.N18]/4.55);0)" office:value-type="float" office:value="0" calcext:value-type="float">
            <text:p>0.00</text:p>
          </table:table-cell>
          <table:table-cell table:style-name="ce341" table:formula="of:=IF([.N18]&lt;&gt;&quot;&quot;;[.V17]-[.N18];0)" office:value-type="float" office:value="0" calcext:value-type="float">
            <text:p>0.00</text:p>
          </table:table-cell>
          <table:table-cell table:style-name="ce341" table:formula="of:=([.R18]/4.55)*[.Q18]" office:value-type="float" office:value="0" calcext:value-type="float">
            <text:p>0.00</text:p>
          </table:table-cell>
          <table:table-cell/>
          <table:table-cell table:style-name="ce259"/>
          <table:table-cell table:style-name="ce344"/>
          <table:table-cell table:number-columns-repeated="16362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office:value-type="string" calcext:value-type="string">
            <text:p>Handlebar Risers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9]&lt;&gt;&quot;&quot;;[.M19]-[.M18];0)" office:value-type="float" office:value="0" calcext:value-type="float">
            <text:p>0.00</text:p>
          </table:table-cell>
          <table:table-cell table:style-name="ce341" table:formula="of:=IF([.N19]&lt;&gt;&quot;&quot;;[.P19]/([.N19]/4.55);0)" office:value-type="float" office:value="0" calcext:value-type="float">
            <text:p>0.00</text:p>
          </table:table-cell>
          <table:table-cell table:style-name="ce341" table:formula="of:=IF([.N19]&lt;&gt;&quot;&quot;;[.V17]-[.N19];0)" office:value-type="float" office:value="0" calcext:value-type="float">
            <text:p>0.00</text:p>
          </table:table-cell>
          <table:table-cell table:style-name="ce341" table:formula="of:=([.R19]/4.55)*[.Q1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7"/>
          <table:table-cell table:style-name="ce265" office:value-type="string" calcext:value-type="string">
            <text:p>Handlebars</text:p>
          </table:table-cell>
          <table:table-cell/>
          <table:table-cell table:style-name="ce294"/>
          <table:table-cell/>
          <table:table-cell table:style-name="ce257"/>
          <table:table-cell table:number-columns-repeated="3"/>
          <table:table-cell table:style-name="ce324" table:formula="of:=IF([.M20]&lt;&gt;&quot;&quot;;[.M20]-[.M19];0)" office:value-type="float" office:value="0" calcext:value-type="float">
            <text:p>0.00</text:p>
          </table:table-cell>
          <table:table-cell table:style-name="ce341" table:formula="of:=IF([.N20]&lt;&gt;&quot;&quot;;[.P20]/([.N20]/4.55);0)" office:value-type="float" office:value="0" calcext:value-type="float">
            <text:p>0.00</text:p>
          </table:table-cell>
          <table:table-cell table:style-name="ce341" table:formula="of:=IF([.N20]&lt;&gt;&quot;&quot;;[.V17]-[.N20];0)" office:value-type="float" office:value="0" calcext:value-type="float">
            <text:p>0.00</text:p>
          </table:table-cell>
          <table:table-cell table:style-name="ce341" table:formula="of:=([.R20]/4.55)*[.Q20]" office:value-type="float" office:value="0" calcext:value-type="float">
            <text:p>0.00</text:p>
          </table:table-cell>
          <table:table-cell/>
          <table:table-cell table:style-name="ce513"/>
          <table:table-cell table:style-name="ce540" office:value-type="string" calcext:value-type="string">
            <text:p>Bolt sizes</text:p>
          </table:table-cell>
          <table:table-cell table:style-name="ce545" table:number-columns-repeated="3"/>
          <table:table-cell table:style-name="ce547"/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5"/>
          <table:table-cell office:value-type="string" calcext:value-type="string">
            <text:p>ZX9R Switchgear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1]&lt;&gt;&quot;&quot;;[.M21]-[.M20];0)" office:value-type="float" office:value="0" calcext:value-type="float">
            <text:p>0.00</text:p>
          </table:table-cell>
          <table:table-cell table:style-name="ce341" table:formula="of:=IF([.N21]&lt;&gt;&quot;&quot;;[.P21]/([.N21]/4.55);0)" office:value-type="float" office:value="0" calcext:value-type="float">
            <text:p>0.00</text:p>
          </table:table-cell>
          <table:table-cell table:style-name="ce341" table:formula="of:=IF([.N21]&lt;&gt;&quot;&quot;;[.V17]-[.N21];0)" office:value-type="float" office:value="0" calcext:value-type="float">
            <text:p>0.00</text:p>
          </table:table-cell>
          <table:table-cell table:style-name="ce341" table:formula="of:=([.R21]/4.55)*[.Q21]" office:value-type="float" office:value="0" calcext:value-type="float">
            <text:p>0.00</text:p>
          </table:table-cell>
          <table:table-cell/>
          <table:table-cell table:style-name="ce518" office:value-type="string" calcext:value-type="string">
            <text:p>Part Number</text:p>
          </table:table-cell>
          <table:table-cell table:style-name="ce541" office:value-type="string" calcext:value-type="string">
            <text:p>Description</text:p>
          </table:table-cell>
          <table:table-cell table:style-name="ce541" office:value-type="string" calcext:value-type="string">
            <text:p>Size</text:p>
          </table:table-cell>
          <table:table-cell table:style-name="ce541" office:value-type="string" calcext:value-type="string">
            <text:p>Qty.</text:p>
          </table:table-cell>
          <table:table-cell table:style-name="ce546" office:value-type="string" calcext:value-type="string">
            <text:p>N</text:p>
          </table:table-cell>
          <table:table-cell table:style-name="ce548" office:value-type="string" calcext:value-type="string">
            <text:p>W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7"/>
          <table:table-cell table:style-name="ce265" office:value-type="string" calcext:value-type="string">
            <text:p>? Clutch master cylinder</text:p>
          </table:table-cell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22]&lt;&gt;&quot;&quot;;[.M22]-[.M21];0)" office:value-type="float" office:value="0" calcext:value-type="float">
            <text:p>0.00</text:p>
          </table:table-cell>
          <table:table-cell table:style-name="ce341" table:formula="of:=IF([.N22]&lt;&gt;&quot;&quot;;[.P22]/([.N22]/4.55);0)" office:value-type="float" office:value="0" calcext:value-type="float">
            <text:p>0.00</text:p>
          </table:table-cell>
          <table:table-cell table:style-name="ce341" table:formula="of:=IF([.N22]&lt;&gt;&quot;&quot;;[.V17]-[.N22];0)" office:value-type="float" office:value="0" calcext:value-type="float">
            <text:p>0.00</text:p>
          </table:table-cell>
          <table:table-cell table:style-name="ce341" table:formula="of:=([.R22]/4.55)*[.Q22]" office:value-type="float" office:value="0" calcext:value-type="float">
            <text:p>0.00</text:p>
          </table:table-cell>
          <table:table-cell/>
          <table:table-cell table:style-name="ce520" office:value-type="string" calcext:value-type="string">
            <text:p>92150-1353</text:p>
          </table:table-cell>
          <table:table-cell table:style-name="ce542" office:value-type="string" calcext:value-type="string">
            <text:p>Sidestand mounting</text:p>
          </table:table-cell>
          <table:table-cell table:style-name="ce542" office:value-type="string" calcext:value-type="string">
            <text:p>M10x35</text:p>
          </table:table-cell>
          <table:table-cell table:style-name="ce542" office:value-type="float" office:value="2" calcext:value-type="float">
            <text:p>2</text:p>
          </table:table-cell>
          <table:table-cell table:style-name="ce542"/>
          <table:table-cell table:style-name="ce549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style-name="ce282"/>
          <table:table-cell table:style-name="ce257"/>
          <table:table-cell table:style-name="ce265" office:value-type="string" calcext:value-type="string">
            <text:p>? Brake master cylinder</text:p>
          </table:table-cell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23]&lt;&gt;&quot;&quot;;[.M23]-[.M22];0)" office:value-type="float" office:value="0" calcext:value-type="float">
            <text:p>0.00</text:p>
          </table:table-cell>
          <table:table-cell table:style-name="ce341" table:formula="of:=IF([.N23]&lt;&gt;&quot;&quot;;[.P23]/([.N23]/4.55);0)" office:value-type="float" office:value="0" calcext:value-type="float">
            <text:p>0.00</text:p>
          </table:table-cell>
          <table:table-cell table:style-name="ce341" table:formula="of:=IF([.N23]&lt;&gt;&quot;&quot;;[.V17]-[.N23];0)" office:value-type="float" office:value="0" calcext:value-type="float">
            <text:p>0.00</text:p>
          </table:table-cell>
          <table:table-cell table:style-name="ce341" table:formula="of:=([.R23]/4.55)*[.Q23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2-1127</text:p>
          </table:table-cell>
          <table:table-cell office:value-type="string" calcext:value-type="string">
            <text:p>Exhaust mounting</text:p>
          </table:table-cell>
          <table:table-cell office:value-type="string" calcext:value-type="string">
            <text:p>M10x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7"/>
          <table:table-cell table:style-name="ce265" office:value-type="string" calcext:value-type="string">
            <text:p>? Alloy levers</text:p>
          </table:table-cell>
          <table:table-cell table:style-name="ce265"/>
          <table:table-cell table:style-name="ce276"/>
          <table:table-cell/>
          <table:table-cell table:style-name="ce257"/>
          <table:table-cell table:number-columns-repeated="3"/>
          <table:table-cell table:style-name="ce324" table:formula="of:=IF([.M24]&lt;&gt;&quot;&quot;;[.M24]-[.M23];0)" office:value-type="float" office:value="0" calcext:value-type="float">
            <text:p>0.00</text:p>
          </table:table-cell>
          <table:table-cell table:style-name="ce341" table:formula="of:=IF([.N24]&lt;&gt;&quot;&quot;;[.P24]/([.N24]/4.55);0)" office:value-type="float" office:value="0" calcext:value-type="float">
            <text:p>0.00</text:p>
          </table:table-cell>
          <table:table-cell table:style-name="ce341" table:formula="of:=IF([.N24]&lt;&gt;&quot;&quot;;[.V17]-[.N24];0)" office:value-type="float" office:value="0" calcext:value-type="float">
            <text:p>0.00</text:p>
          </table:table-cell>
          <table:table-cell table:style-name="ce341" table:formula="of:=([.R24]/4.55)*[.Q24]" office:value-type="float" office:value="0" calcext:value-type="float">
            <text:p>0.00</text:p>
          </table:table-cell>
          <table:table-cell/>
          <table:table-cell table:style-name="ce286" office:value-type="string" calcext:value-type="string">
            <text:p>130J0610</text:p>
          </table:table-cell>
          <table:table-cell table:style-name="ce265" office:value-type="string" calcext:value-type="string">
            <text:p>Fuel tap rubber mount</text:p>
          </table:table-cell>
          <table:table-cell table:style-name="ce265" office:value-type="string" calcext:value-type="string">
            <text:p>M6x10</text:p>
          </table:table-cell>
          <table:table-cell table:style-name="ce265"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7"/>
          <table:table-cell table:style-name="ce265" office:value-type="string" calcext:value-type="string">
            <text:p>Mirrors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5]&lt;&gt;&quot;&quot;;[.M25]-[.M24];0)" office:value-type="float" office:value="0" calcext:value-type="float">
            <text:p>0.00</text:p>
          </table:table-cell>
          <table:table-cell table:style-name="ce341" table:formula="of:=IF([.N25]&lt;&gt;&quot;&quot;;[.P25]/([.N25]/4.55);0)" office:value-type="float" office:value="0" calcext:value-type="float">
            <text:p>0.00</text:p>
          </table:table-cell>
          <table:table-cell table:style-name="ce341" table:formula="of:=IF([.N25]&lt;&gt;&quot;&quot;;[.V17]-[.N25];0)" office:value-type="float" office:value="0" calcext:value-type="float">
            <text:p>0.00</text:p>
          </table:table-cell>
          <table:table-cell table:style-name="ce341" table:formula="of:=([.R25]/4.55)*[.Q25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0</text:p>
          </table:table-cell>
          <table:table-cell office:value-type="string" calcext:value-type="string">
            <text:p>Seat catch mounting</text:p>
          </table:table-cell>
          <table:table-cell office:value-type="string" calcext:value-type="string">
            <text:p>M6x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7"/>
          <table:table-cell table:style-name="ce265" office:value-type="string" calcext:value-type="string">
            <text:p>R&amp;G Bar ends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6]&lt;&gt;&quot;&quot;;[.M26]-[.M25];0)" office:value-type="float" office:value="0" calcext:value-type="float">
            <text:p>0.00</text:p>
          </table:table-cell>
          <table:table-cell table:style-name="ce341" table:formula="of:=IF([.N26]&lt;&gt;&quot;&quot;;[.P26]/([.N26]/4.55);0)" office:value-type="float" office:value="0" calcext:value-type="float">
            <text:p>0.00</text:p>
          </table:table-cell>
          <table:table-cell table:style-name="ce341" table:formula="of:=IF([.N26]&lt;&gt;&quot;&quot;;[.V17]-[.N26];0)" office:value-type="float" office:value="0" calcext:value-type="float">
            <text:p>0.00</text:p>
          </table:table-cell>
          <table:table-cell table:style-name="ce341" table:formula="of:=([.R26]/4.55)*[.Q26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150-1186</text:p>
          </table:table-cell>
          <table:table-cell office:value-type="string" calcext:value-type="string">
            <text:p>Rad fan mounting</text:p>
          </table:table-cell>
          <table:table-cell office:value-type="string" calcext:value-type="string">
            <text:p>M6x12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office:value-type="string" calcext:value-type="string">
            <text:p>R&amp;B Swingarm Bobbins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7]&lt;&gt;&quot;&quot;;[.M27]-[.M26];0)" office:value-type="float" office:value="0" calcext:value-type="float">
            <text:p>0.00</text:p>
          </table:table-cell>
          <table:table-cell table:style-name="ce341" table:formula="of:=IF([.N27]&lt;&gt;&quot;&quot;;[.P27]/([.N27]/4.55);0)" office:value-type="float" office:value="0" calcext:value-type="float">
            <text:p>0.00</text:p>
          </table:table-cell>
          <table:table-cell table:style-name="ce341" table:formula="of:=IF([.N27]&lt;&gt;&quot;&quot;;[.V17]-[.N27];0)" office:value-type="float" office:value="0" calcext:value-type="float">
            <text:p>0.00</text:p>
          </table:table-cell>
          <table:table-cell table:style-name="ce341" table:formula="of:=([.R27]/4.55)*[.Q27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Coil bracket mounting</text:p>
          </table:table-cell>
          <table:table-cell office:value-type="string" calcext:value-type="string">
            <text:p>M6x16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office:value-type="string" calcext:value-type="string">
            <text:p>Crash Protection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8]&lt;&gt;&quot;&quot;;[.M28]-[.M27];0)" office:value-type="float" office:value="0" calcext:value-type="float">
            <text:p>0.00</text:p>
          </table:table-cell>
          <table:table-cell table:style-name="ce341" table:formula="of:=IF([.N28]&lt;&gt;&quot;&quot;;[.P28]/([.N28]/4.55);0)" office:value-type="float" office:value="0" calcext:value-type="float">
            <text:p>0.00</text:p>
          </table:table-cell>
          <table:table-cell table:style-name="ce341" table:formula="of:=IF([.N28]&lt;&gt;&quot;&quot;;[.V17]-[.N28];0)" office:value-type="float" office:value="0" calcext:value-type="float">
            <text:p>0.00</text:p>
          </table:table-cell>
          <table:table-cell table:style-name="ce341" table:formula="of:=([.R28]/4.55)*[.Q28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Rad bracket mounting</text:p>
          </table:table-cell>
          <table:table-cell office:value-type="string" calcext:value-type="string">
            <text:p>M6x16</text:p>
          </table:table-cell>
          <table:table-cell office:value-type="float" office:value="8" calcext:value-type="float">
            <text:p>8</text:p>
          </table:table-cell>
          <table:table-cell/>
          <table:table-cell table:style-name="ce550" office:value-type="float" office:value="8" calcext:value-type="float">
            <text:p>8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5"/>
          <table:table-cell office:value-type="string" calcext:value-type="string">
            <text:p>Front &amp; Rear wheel bobbins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9]&lt;&gt;&quot;&quot;;[.M29]-[.M28];0)" office:value-type="float" office:value="0" calcext:value-type="float">
            <text:p>0.00</text:p>
          </table:table-cell>
          <table:table-cell table:style-name="ce341" table:formula="of:=IF([.N29]&lt;&gt;&quot;&quot;;[.P29]/([.N29]/4.55);0)" office:value-type="float" office:value="0" calcext:value-type="float">
            <text:p>0.00</text:p>
          </table:table-cell>
          <table:table-cell table:style-name="ce341" table:formula="of:=IF([.N29]&lt;&gt;&quot;&quot;;[.V17]-[.N29];0)" office:value-type="float" office:value="0" calcext:value-type="float">
            <text:p>0.00</text:p>
          </table:table-cell>
          <table:table-cell table:style-name="ce341" table:formula="of:=([.R29]/4.55)*[.Q29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Fuel pump bracket</text:p>
          </table:table-cell>
          <table:table-cell office:value-type="string" calcext:value-type="string">
            <text:p>M6x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5"/>
          <table:table-cell office:value-type="string" calcext:value-type="string">
            <text:p>Gold, HD X-Ring Chain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0]&lt;&gt;&quot;&quot;;[.M30]-[.M29];0)" office:value-type="float" office:value="0" calcext:value-type="float">
            <text:p>0.00</text:p>
          </table:table-cell>
          <table:table-cell table:style-name="ce341" table:formula="of:=IF([.N30]&lt;&gt;&quot;&quot;;[.P30]/([.N30]/4.55);0)" office:value-type="float" office:value="0" calcext:value-type="float">
            <text:p>0.00</text:p>
          </table:table-cell>
          <table:table-cell table:style-name="ce341" table:formula="of:=IF([.N30]&lt;&gt;&quot;&quot;;[.V17]-[.N30];0)" office:value-type="float" office:value="0" calcext:value-type="float">
            <text:p>0.00</text:p>
          </table:table-cell>
          <table:table-cell table:style-name="ce341" table:formula="of:=([.R30]/4.55)*[.Q30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436</text:p>
          </table:table-cell>
          <table:table-cell office:value-type="string" calcext:value-type="string">
            <text:p>Expansion tank mount top</text:p>
          </table:table-cell>
          <table:table-cell office:value-type="string" calcext:value-type="string">
            <text:p>M6x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7"/>
          <table:table-cell table:style-name="ce265" office:value-type="string" calcext:value-type="string">
            <text:p>-1 Front Sprocket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1]&lt;&gt;&quot;&quot;;[.M31]-[.M30];0)" office:value-type="float" office:value="0" calcext:value-type="float">
            <text:p>0.00</text:p>
          </table:table-cell>
          <table:table-cell table:style-name="ce341" table:formula="of:=IF([.N31]&lt;&gt;&quot;&quot;;[.P31]/([.N31]/4.55);0)" office:value-type="float" office:value="0" calcext:value-type="float">
            <text:p>0.00</text:p>
          </table:table-cell>
          <table:table-cell table:style-name="ce341" table:formula="of:=IF([.N31]&lt;&gt;&quot;&quot;;[.V17]-[.N31];0)" office:value-type="float" office:value="0" calcext:value-type="float">
            <text:p>0.00</text:p>
          </table:table-cell>
          <table:table-cell table:style-name="ce341" table:formula="of:=([.R31]/4.55)*[.Q31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663</text:p>
          </table:table-cell>
          <table:table-cell office:value-type="string" calcext:value-type="string">
            <text:p>Chain slipper mount SCREW</text:p>
          </table:table-cell>
          <table:table-cell office:value-type="string" calcext:value-type="string">
            <text:p>M6x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5"/>
          <table:table-cell office:value-type="string" calcext:value-type="string">
            <text:p>+2 Rear Sprocket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2]&lt;&gt;&quot;&quot;;[.M32]-[.M31];0)" office:value-type="float" office:value="0" calcext:value-type="float">
            <text:p>0.00</text:p>
          </table:table-cell>
          <table:table-cell table:style-name="ce341" table:formula="of:=IF([.N32]&lt;&gt;&quot;&quot;;[.P32]/([.N32]/4.55);0)" office:value-type="float" office:value="0" calcext:value-type="float">
            <text:p>0.00</text:p>
          </table:table-cell>
          <table:table-cell table:style-name="ce341" table:formula="of:=IF([.N32]&lt;&gt;&quot;&quot;;[.V17]-[.N32];0)" office:value-type="float" office:value="0" calcext:value-type="float">
            <text:p>0.00</text:p>
          </table:table-cell>
          <table:table-cell table:style-name="ce341" table:formula="of:=([.R32]/4.55)*[.Q32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130J0620</text:p>
          </table:table-cell>
          <table:table-cell office:value-type="string" calcext:value-type="string">
            <text:p>Fuel tank front mount</text:p>
          </table:table-cell>
          <table:table-cell office:value-type="string" calcext:value-type="string">
            <text:p>M6x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50" office:value-type="float" office:value="6" calcext:value-type="float">
            <text:p>6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5"/>
          <table:table-cell office:value-type="string" calcext:value-type="string">
            <text:p>? Electronic speedo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3]&lt;&gt;&quot;&quot;;[.M33]-[.M32];0)" office:value-type="float" office:value="0" calcext:value-type="float">
            <text:p>0.00</text:p>
          </table:table-cell>
          <table:table-cell table:style-name="ce341" table:formula="of:=IF([.N33]&lt;&gt;&quot;&quot;;[.P33]/([.N33]/4.55);0)" office:value-type="float" office:value="0" calcext:value-type="float">
            <text:p>0.00</text:p>
          </table:table-cell>
          <table:table-cell table:style-name="ce341" table:formula="of:=IF([.N33]&lt;&gt;&quot;&quot;;[.V17]-[.N33];0)" office:value-type="float" office:value="0" calcext:value-type="float">
            <text:p>0.00</text:p>
          </table:table-cell>
          <table:table-cell table:style-name="ce341" table:formula="of:=([.R33]/4.55)*[.Q33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25</text:p>
          </table:table-cell>
          <table:table-cell office:value-type="string" calcext:value-type="string">
            <text:p>CDI bracket mounting</text:p>
          </table:table-cell>
          <table:table-cell office:value-type="string" calcext:value-type="string">
            <text:p>M6x25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5"/>
          <table:table-cell table:style-name="ce265" office:value-type="string" calcext:value-type="string">
            <text:p>Silicone coolant hoses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4]&lt;&gt;&quot;&quot;;[.M34]-[.M33];0)" office:value-type="float" office:value="0" calcext:value-type="float">
            <text:p>0.00</text:p>
          </table:table-cell>
          <table:table-cell table:style-name="ce341" table:formula="of:=IF([.N34]&lt;&gt;&quot;&quot;;[.P34]/([.N34]/4.55);0)" office:value-type="float" office:value="0" calcext:value-type="float">
            <text:p>0.00</text:p>
          </table:table-cell>
          <table:table-cell table:style-name="ce341" table:formula="of:=IF([.N34]&lt;&gt;&quot;&quot;;[.V17]-[.N34];0)" office:value-type="float" office:value="0" calcext:value-type="float">
            <text:p>0.00</text:p>
          </table:table-cell>
          <table:table-cell table:style-name="ce341" table:formula="of:=([.R34]/4.55)*[.Q34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130J0625</text:p>
          </table:table-cell>
          <table:table-cell table:style-name="ce265" office:value-type="string" calcext:value-type="string">
            <text:p>CDI mounting</text:p>
          </table:table-cell>
          <table:table-cell office:value-type="string" calcext:value-type="string">
            <text:p>M6x25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5]&lt;&gt;&quot;&quot;;[.M35]-[.M34];0)" office:value-type="float" office:value="0" calcext:value-type="float">
            <text:p>0.00</text:p>
          </table:table-cell>
          <table:table-cell table:style-name="ce341" table:formula="of:=IF([.N35]&lt;&gt;&quot;&quot;;[.P35]/([.N35]/4.55);0)" office:value-type="float" office:value="0" calcext:value-type="float">
            <text:p>0.00</text:p>
          </table:table-cell>
          <table:table-cell table:style-name="ce341" table:formula="of:=IF([.N35]&lt;&gt;&quot;&quot;;[.V17]-[.N35];0)" office:value-type="float" office:value="0" calcext:value-type="float">
            <text:p>0.00</text:p>
          </table:table-cell>
          <table:table-cell table:style-name="ce341" table:formula="of:=([.R35]/4.55)*[.Q35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25</text:p>
          </table:table-cell>
          <table:table-cell office:value-type="string" calcext:value-type="string">
            <text:p>Radiator mounting</text:p>
          </table:table-cell>
          <table:table-cell office:value-type="string" calcext:value-type="string">
            <text:p>M6x25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6]&lt;&gt;&quot;&quot;;[.M36]-[.M35];0)" office:value-type="float" office:value="0" calcext:value-type="float">
            <text:p>0.00</text:p>
          </table:table-cell>
          <table:table-cell table:style-name="ce341" table:formula="of:=IF([.N36]&lt;&gt;&quot;&quot;;[.P36]/([.N36]/4.55);0)" office:value-type="float" office:value="0" calcext:value-type="float">
            <text:p>0.00</text:p>
          </table:table-cell>
          <table:table-cell table:style-name="ce341" table:formula="of:=IF([.N36]&lt;&gt;&quot;&quot;;[.V17]-[.N36];0)" office:value-type="float" office:value="0" calcext:value-type="float">
            <text:p>0.00</text:p>
          </table:table-cell>
          <table:table-cell table:style-name="ce341" table:formula="of:=([.R36]/4.55)*[.Q36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H0625</text:p>
          </table:table-cell>
          <table:table-cell office:value-type="string" calcext:value-type="string">
            <text:p>Rear light mounting</text:p>
          </table:table-cell>
          <table:table-cell office:value-type="string" calcext:value-type="string">
            <text:p>M6x25</text:p>
          </table:table-cell>
          <table:table-cell office:value-type="float" office:value="3" calcext:value-type="float">
            <text:p>3</text:p>
          </table:table-cell>
          <table:table-cell/>
          <table:table-cell table:style-name="ce550" office:value-type="float" office:value="3" calcext:value-type="float">
            <text:p>3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7]&lt;&gt;&quot;&quot;;[.M37]-[.M36];0)" office:value-type="float" office:value="0" calcext:value-type="float">
            <text:p>0.00</text:p>
          </table:table-cell>
          <table:table-cell table:style-name="ce341" table:formula="of:=IF([.N37]&lt;&gt;&quot;&quot;;[.P37]/([.N37]/4.55);0)" office:value-type="float" office:value="0" calcext:value-type="float">
            <text:p>0.00</text:p>
          </table:table-cell>
          <table:table-cell table:style-name="ce341" table:formula="of:=IF([.N37]&lt;&gt;&quot;&quot;;[.V17]-[.N37];0)" office:value-type="float" office:value="0" calcext:value-type="float">
            <text:p>0.00</text:p>
          </table:table-cell>
          <table:table-cell table:style-name="ce341" table:formula="of:=([.R37]/4.55)*[.Q37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G0640</text:p>
          </table:table-cell>
          <table:table-cell office:value-type="string" calcext:value-type="string">
            <text:p>Engine baffle mounting</text:p>
          </table:table-cell>
          <table:table-cell office:value-type="string" calcext:value-type="string">
            <text:p>M6x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8]&lt;&gt;&quot;&quot;;[.M38]-[.M37];0)" office:value-type="float" office:value="0" calcext:value-type="float">
            <text:p>0.00</text:p>
          </table:table-cell>
          <table:table-cell table:style-name="ce341" table:formula="of:=IF([.N38]&lt;&gt;&quot;&quot;;[.P38]/([.N38]/4.55);0)" office:value-type="float" office:value="0" calcext:value-type="float">
            <text:p>0.00</text:p>
          </table:table-cell>
          <table:table-cell table:style-name="ce341" table:formula="of:=IF([.N38]&lt;&gt;&quot;&quot;;[.V17]-[.N38];0)" office:value-type="float" office:value="0" calcext:value-type="float">
            <text:p>0.00</text:p>
          </table:table-cell>
          <table:table-cell table:style-name="ce341" table:formula="of:=([.R38]/4.55)*[.Q38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736</text:p>
          </table:table-cell>
          <table:table-cell office:value-type="string" calcext:value-type="string">
            <text:p>Expansion tank mount bottom</text:p>
          </table:table-cell>
          <table:table-cell office:value-type="string" calcext:value-type="string">
            <text:p>M6x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9]&lt;&gt;&quot;&quot;;[.M39]-[.M38];0)" office:value-type="float" office:value="0" calcext:value-type="float">
            <text:p>0.00</text:p>
          </table:table-cell>
          <table:table-cell table:style-name="ce341" table:formula="of:=IF([.N39]&lt;&gt;&quot;&quot;;[.P39]/([.N39]/4.55);0)" office:value-type="float" office:value="0" calcext:value-type="float">
            <text:p>0.00</text:p>
          </table:table-cell>
          <table:table-cell table:style-name="ce341" table:formula="of:=IF([.N39]&lt;&gt;&quot;&quot;;[.V17]-[.N39];0)" office:value-type="float" office:value="0" calcext:value-type="float">
            <text:p>0.00</text:p>
          </table:table-cell>
          <table:table-cell table:style-name="ce341" table:formula="of:=([.R39]/4.55)*[.Q39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G0645</text:p>
          </table:table-cell>
          <table:table-cell office:value-type="string" calcext:value-type="string">
            <text:p>Coil mounting</text:p>
          </table:table-cell>
          <table:table-cell office:value-type="string" calcext:value-type="string">
            <text:p>M6x45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/>
          <table:table-cell table:style-name="ce265"/>
          <table:table-cell table:style-name="ce276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40]&lt;&gt;&quot;&quot;;[.M40]-[.M39];0)" office:value-type="float" office:value="0" calcext:value-type="float">
            <text:p>0.00</text:p>
          </table:table-cell>
          <table:table-cell table:style-name="ce341" table:formula="of:=IF([.N40]&lt;&gt;&quot;&quot;;[.P40]/([.N40]/4.55);0)" office:value-type="float" office:value="0" calcext:value-type="float">
            <text:p>0.00</text:p>
          </table:table-cell>
          <table:table-cell table:style-name="ce341" table:formula="of:=IF([.N40]&lt;&gt;&quot;&quot;;[.V17]-[.N40];0)" office:value-type="float" office:value="0" calcext:value-type="float">
            <text:p>0.00</text:p>
          </table:table-cell>
          <table:table-cell table:style-name="ce341" table:formula="of:=([.R40]/4.55)*[.Q40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735</text:p>
          </table:table-cell>
          <table:table-cell office:value-type="string" calcext:value-type="string">
            <text:p>Expansion tank mount middle</text:p>
          </table:table-cell>
          <table:table-cell office:value-type="string" calcext:value-type="string">
            <text:p>M6x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416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310"/>
          <table:table-cell table:style-name="ce326" table:number-columns-repeated="2"/>
          <table:table-cell table:style-name="ce332"/>
          <table:table-cell table:style-name="ce451" table:formula="of:=SUM([.P4:.P30])" office:value-type="float" office:value="0" calcext:value-type="float">
            <text:p>0.00</text:p>
          </table:table-cell>
          <table:table-cell table:style-name="ce342" table:formula="of:=SUM([.Q3:.Q30])/27" office:value-type="float" office:value="0" calcext:value-type="float">
            <text:p>0.00</text:p>
          </table:table-cell>
          <table:table-cell table:style-name="ce341" table:number-columns-repeated="2"/>
          <table:table-cell table:style-name="ce506"/>
          <table:table-cell table:style-name="ce525" office:value-type="string" calcext:value-type="string">
            <text:p>130J0812</text:p>
          </table:table-cell>
          <table:table-cell office:value-type="string" calcext:value-type="string">
            <text:p>Fuel tank front mount</text:p>
          </table:table-cell>
          <table:table-cell office:value-type="string" calcext:value-type="string">
            <text:p>M8x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5"/>
          <table:table-cell table:style-name="ce265"/>
          <table:table-cell/>
          <table:table-cell table:style-name="ce416"/>
          <table:table-cell table:style-name="ce282"/>
          <table:table-cell table:style-name="ce256"/>
          <table:table-cell table:style-name="ce265" table:number-columns-repeated="2"/>
          <table:table-cell table:style-name="ce299"/>
          <table:table-cell/>
          <table:table-cell table:style-name="ce311"/>
          <table:table-cell table:style-name="ce424"/>
          <table:table-cell table:style-name="ce327" office:value-type="string" calcext:value-type="string">
            <text:p>Fuel Costs To Date</text:p>
          </table:table-cell>
          <table:table-cell table:style-name="ce333" table:formula="of:=SUM([.O3:.O40])" office:value-type="currency" office:currency="GBP" office:value="0" calcext:value-type="currency">
            <text:p>£0.00</text:p>
          </table:table-cell>
          <table:table-cell table:style-name="ce480"/>
          <table:table-cell table:style-name="ce343" table:number-columns-repeated="3"/>
          <table:table-cell/>
          <table:table-cell table:style-name="ce525" office:value-type="string" calcext:value-type="string">
            <text:p>92002-1178</text:p>
          </table:table-cell>
          <table:table-cell office:value-type="string" calcext:value-type="string">
            <text:p>Rear caliper mounting</text:p>
          </table:table-cell>
          <table:table-cell office:value-type="string" calcext:value-type="string">
            <text:p>M8x2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2">
          <table:table-cell/>
          <table:table-cell table:style-name="ce259"/>
          <table:table-cell table:style-name="ce268" office:value-type="string" calcext:value-type="string">
            <text:p>Sub-Total</text:p>
          </table:table-cell>
          <table:table-cell table:style-name="ce272"/>
          <table:table-cell table:style-name="ce300" table:formula="of:=SUM([.E3:.E42])" office:value-type="currency" office:currency="GBP" office:value="163.4" calcext:value-type="currency">
            <text:p>£163.40</text:p>
          </table:table-cell>
          <table:table-cell table:style-name="ce272" table:number-columns-repeated="2"/>
          <table:table-cell table:style-name="ce268" office:value-type="string" calcext:value-type="string">
            <text:p>Total To Date</text:p>
          </table:table-cell>
          <table:table-cell table:style-name="ce272"/>
          <table:table-cell table:style-name="ce306" table:formula="of:=[.E43]+SUM([.J3:.J42])" office:value-type="currency" office:currency="GBP" office:value="163.4" calcext:value-type="currency">
            <text:p>£163.40</text:p>
          </table:table-cell>
          <table:table-cell/>
          <table:table-cell table:style-name="ce312"/>
          <table:table-cell table:style-name="ce428"/>
          <table:table-cell table:style-name="ce328" office:value-type="string" calcext:value-type="string">
            <text:p>Overall Running Costs To Date</text:p>
          </table:table-cell>
          <table:table-cell table:style-name="ce279" table:formula="of:=IF(([.P3]+[.P4])&gt;0;([.J43]+[.O42])/(SUM([.P3:.P40]));0)" office:value-type="currency" office:currency="GBP" office:value="0" calcext:value-type="currency">
            <text:p>£0.00</text:p>
          </table:table-cell>
          <table:table-cell table:style-name="ce498" office:value-type="string" calcext:value-type="string">
            <text:p>Per Mile</text:p>
          </table:table-cell>
          <table:table-cell table:style-name="ce344" table:number-columns-repeated="3"/>
          <table:table-cell/>
          <table:table-cell table:style-name="ce530" office:value-type="string" calcext:value-type="string">
            <text:p>220AB0425</text:p>
          </table:table-cell>
          <table:table-cell table:style-name="ce543" office:value-type="string" calcext:value-type="string">
            <text:p>Fuel Tap Screw</text:p>
          </table:table-cell>
          <table:table-cell table:style-name="ce543" office:value-type="string" calcext:value-type="string">
            <text:p>M4x25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50"/>
          <table:table-cell table:style-name="ce265"/>
          <table:table-cell table:number-columns-repeated="16357"/>
        </table:table-row>
        <table:table-row table:style-name="ro1">
          <table:table-cell/>
          <table:table-cell table:style-name="ce260"/>
          <table:table-cell table:number-columns-repeated="2"/>
          <table:table-cell table:style-name="ce301"/>
          <table:table-cell table:number-columns-repeated="15"/>
          <table:table-cell table:style-name="ce256"/>
          <table:table-cell table:number-columns-repeated="4"/>
          <table:table-cell table:style-name="ce550"/>
          <table:table-cell table:number-columns-repeated="16358"/>
        </table:table-row>
        <table:table-row table:style-name="ro1">
          <table:table-cell table:number-columns-repeated="20"/>
          <table:table-cell table:style-name="ce535" office:value-type="string" calcext:value-type="string">
            <text:p>+M6 Rubber Captive Nuts</text:p>
          </table:table-cell>
          <table:table-cell table:style-name="ce544" table:number-columns-repeated="4"/>
          <table:table-cell table:style-name="ce551"/>
          <table:table-cell table:number-columns-repeated="16358"/>
        </table:table-row>
        <table:table-row table:style-name="ro1">
          <table:table-cell/>
          <table:table-cell table:style-name="ce261"/>
          <table:table-cell table:number-columns-repeated="2"/>
          <table:table-cell table:style-name="ce420"/>
          <table:table-cell table:number-columns-repeated="15"/>
          <table:table-cell table:style-name="ce288"/>
          <table:table-cell table:number-columns-repeated="16363"/>
        </table:table-row>
        <table:table-row table:style-name="ro1">
          <table:table-cell/>
          <table:table-cell table:style-name="ce261"/>
          <table:table-cell table:number-columns-repeated="2"/>
          <table:table-cell table:style-name="ce420"/>
          <table:table-cell table:number-columns-repeated="15"/>
          <table:table-cell table:style-name="ce265" office:value-type="string" calcext:value-type="string">
            <text:p>Front caliper Banjo Bolts M10x1.25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Rear caliper Bano Bolts M10z1.25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Chain 530x110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15t Front Sprocket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46T Rear Sprocket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gsxr600k1 Front Calipers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ZX01R ‘07 Rear Caliper</text:p>
          </table:table-cell>
          <table:table-cell table:number-columns-repeated="16363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wasaki_ZX9R_C2" table:style-name="ta1">
        <table:table-column table:style-name="co1" table:default-cell-style-name="ce252"/>
        <table:table-column table:style-name="co2" table:default-cell-style-name="ce252"/>
        <table:table-column table:style-name="co3" table:default-cell-style-name="ce252"/>
        <table:table-column table:style-name="co4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252"/>
        <table:table-column table:style-name="co6" table:default-cell-style-name="ce252"/>
        <table:table-column table:style-name="co1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313"/>
        <table:table-column table:style-name="co9" table:default-cell-style-name="ce324"/>
        <table:table-column table:style-name="co10" table:default-cell-style-name="ce324"/>
        <table:table-column table:style-name="co5" table:default-cell-style-name="ce280"/>
        <table:table-column table:style-name="co11" table:default-cell-style-name="ce317"/>
        <table:table-column table:style-name="co12" table:default-cell-style-name="ce324"/>
        <table:table-column table:style-name="co13" table:default-cell-style-name="ce324"/>
        <table:table-column table:style-name="co14" table:default-cell-style-name="ce324"/>
        <table:table-column table:style-name="co18" table:default-cell-style-name="ce252"/>
        <table:table-column table:style-name="co16" table:default-cell-style-name="ce252"/>
        <table:table-column table:style-name="co19" table:default-cell-style-name="ce252"/>
        <table:table-column table:style-name="co20" table:default-cell-style-name="ce252"/>
        <table:table-column table:style-name="co21" table:default-cell-style-name="ce252"/>
        <table:table-column table:style-name="co22" table:default-cell-style-name="ce252"/>
        <table:table-column table:style-name="co23" table:default-cell-style-name="ce252"/>
        <table:table-column table:style-name="co7" table:number-columns-repeated="998" table:default-cell-style-name="ce252"/>
        <table:table-column table:style-name="co8" table:number-columns-repeated="15360" table:default-cell-style-name="ce265"/>
        <table:table-row table:style-name="ro1">
          <table:table-cell/>
          <table:table-cell table:style-name="ce253"/>
          <table:table-cell table:style-name="ce262" office:value-type="string" calcext:value-type="string">
            <text:p>Motorcycle Costs</text:p>
          </table:table-cell>
          <table:table-cell table:style-name="ce269"/>
          <table:table-cell table:style-name="ce296"/>
          <table:table-cell table:style-name="ce269"/>
          <table:table-cell table:style-name="ce262"/>
          <table:table-cell table:style-name="ce269" table:number-columns-repeated="2"/>
          <table:table-cell table:style-name="ce303"/>
          <table:table-cell/>
          <table:table-cell table:style-name="ce307"/>
          <table:table-cell table:style-name="ce421" office:value-type="string" calcext:value-type="string">
            <text:p>Fuel Costs</text:p>
          </table:table-cell>
          <table:table-cell table:style-name="ce322"/>
          <table:table-cell/>
          <table:table-cell table:style-name="ce448" office:value-type="string" calcext:value-type="string">
            <text:p>Fuel Economy</text:p>
          </table:table-cell>
          <table:table-cell table:style-name="ce338" table:number-columns-repeated="3"/>
          <table:table-cell/>
          <table:table-cell table:style-name="ce346" office:value-type="string" calcext:value-type="string">
            <text:p>Vehicle Details</text:p>
          </table:table-cell>
          <table:table-cell table:style-name="ce349"/>
          <table:table-cell table:number-columns-repeated="16362"/>
        </table:table-row>
        <table:table-row table:style-name="ro4">
          <table:table-cell/>
          <table:table-cell table:style-name="ce25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97" office:value-type="string" calcext:value-type="string">
            <text:p>Cost</text:p>
          </table:table-cell>
          <table:table-cell table:style-name="ce271"/>
          <table:table-cell table:style-name="ce263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304" office:value-type="string" calcext:value-type="string">
            <text:p>Cost</text:p>
          </table:table-cell>
          <table:table-cell/>
          <table:table-cell table:style-name="ce308" office:value-type="string" calcext:value-type="string">
            <text:p>Date</text:p>
          </table:table-cell>
          <table:table-cell table:style-name="ce323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329" office:value-type="string" calcext:value-type="string">
            <text:p>Cost</text:p>
          </table:table-cell>
          <table:table-cell table:style-name="ce315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 table:style-name="ce345" office:value-type="string" calcext:value-type="string">
            <text:p>No. Litres</text:p>
            <text:p>Left</text:p>
          </table:table-cell>
          <table:table-cell table:style-name="ce345" office:value-type="string" calcext:value-type="string">
            <text:p>No. Miles</text:p>
            <text:p>Left</text:p>
          </table:table-cell>
          <table:table-cell/>
          <table:table-cell table:style-name="ce347"/>
          <table:table-cell table:style-name="ce343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04-09" calcext:value-type="date">
            <text:p>2025-04-09</text:p>
          </table:table-cell>
          <table:table-cell office:value-type="string" calcext:value-type="string">
            <text:p>H Frame &amp; Levers</text:p>
          </table:table-cell>
          <table:table-cell/>
          <table:table-cell table:style-name="ce294" office:value-type="currency" office:currency="£" office:value="40" calcext:value-type="currency">
            <text:p>£40.0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309" office:value-type="date" office:date-value="2025-02-07" calcext:value-type="date">
            <text:p>2025-02-07</text:p>
          </table:table-cell>
          <table:table-cell table:style-name="ce557" office:value-type="float" office:value="25790" calcext:value-type="float">
            <text:p>25790.00</text:p>
          </table:table-cell>
          <table:table-cell table:style-name="ce322"/>
          <table:table-cell table:style-name="ce330"/>
          <table:table-cell table:style-name="ce319" office:value-type="float" office:value="0" calcext:value-type="float">
            <text:p>0.00</text:p>
          </table:table-cell>
          <table:table-cell table:style-name="ce340" office:value-type="float" office:value="0" calcext:value-type="float">
            <text:p>0.00</text:p>
          </table:table-cell>
          <table:table-cell table:style-name="ce340" table:number-columns-repeated="2"/>
          <table:table-cell/>
          <table:table-cell table:style-name="ce348" office:value-type="string" calcext:value-type="string">
            <text:p>Registration</text:p>
          </table:table-cell>
          <table:table-cell table:style-name="ce372" office:value-type="string" calcext:value-type="string">
            <text:p>W941 ULA</text:p>
          </table:table-cell>
          <table:table-cell table:style-name="ce265" table:number-columns-repeated="5"/>
          <table:table-cell table:number-columns-repeated="16357"/>
        </table:table-row>
        <table:table-row table:style-name="ro1">
          <table:table-cell/>
          <table:table-cell table:style-name="ce257" office:value-type="date" office:date-value="2025-04-20" calcext:value-type="date">
            <text:p>2025-04-20</text:p>
          </table:table-cell>
          <table:table-cell table:style-name="ce265" office:value-type="string" calcext:value-type="string">
            <text:p>Baglux Tank Cover</text:p>
          </table:table-cell>
          <table:table-cell table:style-name="ce265"/>
          <table:table-cell table:style-name="ce276" office:value-type="currency" office:currency="GBP" office:value="47.94" calcext:value-type="currency">
            <text:p>£47.94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 office:value-type="date" office:date-value="2025-09-29" calcext:value-type="date">
            <text:p>2025-09-29</text:p>
          </table:table-cell>
          <table:table-cell office:value-type="float" office:value="25794" calcext:value-type="float">
            <text:p>25794.00</text:p>
          </table:table-cell>
          <table:table-cell office:value-type="float" office:value="8.12" calcext:value-type="float">
            <text:p>8.12</text:p>
          </table:table-cell>
          <table:table-cell table:style-name="ce331" office:value-type="currency" office:currency="GBP" office:value="12.01" calcext:value-type="currency">
            <text:p>£12.01</text:p>
          </table:table-cell>
          <table:table-cell table:style-name="ce324" table:formula="of:=IF([.M4]&lt;&gt;&quot;&quot;;[.M4]-[.M3];0)" office:value-type="float" office:value="4" calcext:value-type="float">
            <text:p>4.00</text:p>
          </table:table-cell>
          <table:table-cell table:style-name="ce341" table:formula="of:=IF([.N4]&lt;&gt;&quot;&quot;;[.P4]/([.N4]/4.55);0)" office:value-type="float" office:value="2.24137931034483" calcext:value-type="float">
            <text:p>2.24</text:p>
          </table:table-cell>
          <table:table-cell table:style-name="ce341" table:formula="of:=IF([.N4]&lt;&gt;&quot;&quot;;[.V17]-[.N4];0)" office:value-type="float" office:value="11.88" calcext:value-type="float">
            <text:p>11.88</text:p>
          </table:table-cell>
          <table:table-cell table:style-name="ce341" table:formula="of:=([.R4]/4.55)*[.Q4]" office:value-type="float" office:value="5.85221674876848" calcext:value-type="float">
            <text:p>5.85</text:p>
          </table:table-cell>
          <table:table-cell/>
          <table:table-cell table:style-name="ce256" office:value-type="string" calcext:value-type="string">
            <text:p>V5C Reference</text:p>
          </table:table-cell>
          <table:table-cell table:style-name="ce385" office:value-type="float" office:value="41516750350" calcext:value-type="float">
            <text:p>4151675035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04" calcext:value-type="date">
            <text:p>2025-06-04</text:p>
          </table:table-cell>
          <table:table-cell office:value-type="string" calcext:value-type="string">
            <text:p>Replacement Nosecone</text:p>
          </table:table-cell>
          <table:table-cell/>
          <table:table-cell table:style-name="ce294" office:value-type="currency" office:currency="£" office:value="60" calcext:value-type="currency">
            <text:p>£60.0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 office:value-type="date" office:date-value="2025-10-12" calcext:value-type="date">
            <text:p>2025-10-12</text:p>
          </table:table-cell>
          <table:table-cell office:value-type="float" office:value="25860" calcext:value-type="float">
            <text:p>25860.00</text:p>
          </table:table-cell>
          <table:table-cell office:value-type="float" office:value="8.13" calcext:value-type="float">
            <text:p>8.13</text:p>
          </table:table-cell>
          <table:table-cell office:value-type="currency" office:currency="GBP" office:value="12.67" calcext:value-type="currency">
            <text:p>£12.67</text:p>
          </table:table-cell>
          <table:table-cell table:style-name="ce324" table:formula="of:=IF([.M5]&lt;&gt;&quot;&quot;;[.M5]-[.M4];0)" office:value-type="float" office:value="66" calcext:value-type="float">
            <text:p>66.00</text:p>
          </table:table-cell>
          <table:table-cell table:style-name="ce341" table:formula="of:=IF([.N5]&lt;&gt;&quot;&quot;;[.P5]/([.N5]/4.55);0)" office:value-type="float" office:value="36.9372693726937" calcext:value-type="float">
            <text:p>36.94</text:p>
          </table:table-cell>
          <table:table-cell table:style-name="ce341" table:formula="of:=IF([.N5]&lt;&gt;&quot;&quot;;[.V17]-[.N5];0)" office:value-type="float" office:value="11.87" calcext:value-type="float">
            <text:p>11.87</text:p>
          </table:table-cell>
          <table:table-cell table:style-name="ce341" table:formula="of:=([.R5]/4.55)*[.Q5]" office:value-type="float" office:value="96.3616236162361" calcext:value-type="float">
            <text:p>96.36</text:p>
          </table:table-cell>
          <table:table-cell/>
          <table:table-cell table:style-name="ce348" office:value-type="string" calcext:value-type="string">
            <text:p>Insurance Due</text:p>
          </table:table-cell>
          <table:table-cell table:style-name="ce382" office:value-type="date" office:date-value="2027-01-04" calcext:value-type="date">
            <text:p>2027-01-04</text:p>
          </table:table-cell>
          <table:table-cell table:number-columns-repeated="4"/>
          <table:table-cell table:style-name="ce265" table:number-columns-repeated="2"/>
          <table:table-cell table:number-columns-repeated="16356"/>
        </table:table-row>
        <table:table-row table:style-name="ro1">
          <table:table-cell/>
          <table:table-cell table:style-name="ce257" office:value-type="date" office:date-value="2025-06-17" calcext:value-type="date">
            <text:p>2025-06-17</text:p>
          </table:table-cell>
          <table:table-cell office:value-type="string" calcext:value-type="string">
            <text:p>Replacement LH Panel</text:p>
          </table:table-cell>
          <table:table-cell/>
          <table:table-cell table:style-name="ce278" office:value-type="currency" office:currency="GBP" office:value="40.83" calcext:value-type="currency">
            <text:p>£40.83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6]&lt;&gt;&quot;&quot;;[.M6]-[.M5];0)" office:value-type="float" office:value="0" calcext:value-type="float">
            <text:p>0.00</text:p>
          </table:table-cell>
          <table:table-cell table:style-name="ce341" table:formula="of:=IF([.N6]&lt;&gt;&quot;&quot;;[.P6]/([.N6]/4.55);0)" office:value-type="float" office:value="0" calcext:value-type="float">
            <text:p>0.00</text:p>
          </table:table-cell>
          <table:table-cell table:style-name="ce341" table:formula="of:=IF([.N6]&lt;&gt;&quot;&quot;;[.V17]-[.N6];0)" office:value-type="float" office:value="0" calcext:value-type="float">
            <text:p>0.00</text:p>
          </table:table-cell>
          <table:table-cell table:style-name="ce341" table:formula="of:=([.R6]/4.55)*[.Q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M.O.T due</text:p>
          </table:table-cell>
          <table:table-cell table:style-name="ce383" office:value-type="date" office:date-value="2026-09-28" calcext:value-type="date">
            <text:p>2026-09-28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28" calcext:value-type="date">
            <text:p>2025-06-28</text:p>
          </table:table-cell>
          <table:table-cell office:value-type="string" calcext:value-type="string">
            <text:p>Indicators</text:p>
          </table:table-cell>
          <table:table-cell/>
          <table:table-cell table:style-name="ce294" office:value-type="currency" office:currency="£" office:value="8.39" calcext:value-type="currency">
            <text:p>£8.3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7]&lt;&gt;&quot;&quot;;[.M7]-[.M6];0)" office:value-type="float" office:value="0" calcext:value-type="float">
            <text:p>0.00</text:p>
          </table:table-cell>
          <table:table-cell table:style-name="ce341" table:formula="of:=IF([.N7]&lt;&gt;&quot;&quot;;[.P7]/([.N7]/4.55);0)" office:value-type="float" office:value="0" calcext:value-type="float">
            <text:p>0.00</text:p>
          </table:table-cell>
          <table:table-cell table:style-name="ce341" table:formula="of:=IF([.N7]&lt;&gt;&quot;&quot;;[.V17]-[.N7];0)" office:value-type="float" office:value="0" calcext:value-type="float">
            <text:p>0.00</text:p>
          </table:table-cell>
          <table:table-cell table:style-name="ce341" table:formula="of:=([.R7]/4.55)*[.Q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oad tax due</text:p>
          </table:table-cell>
          <table:table-cell table:style-name="ce382" office:value-type="date" office:date-value="2026-10-16" calcext:value-type="date">
            <text:p>2026-10-16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8-27" calcext:value-type="date">
            <text:p>2025-08-27</text:p>
          </table:table-cell>
          <table:table-cell office:value-type="string" calcext:value-type="string">
            <text:p>Replacement Seat Unit</text:p>
          </table:table-cell>
          <table:table-cell/>
          <table:table-cell table:style-name="ce294" office:value-type="currency" office:currency="£" office:value="33.51" calcext:value-type="currency">
            <text:p>£33.51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8]&lt;&gt;&quot;&quot;;[.M8]-[.M7];0)" office:value-type="float" office:value="0" calcext:value-type="float">
            <text:p>0.00</text:p>
          </table:table-cell>
          <table:table-cell table:style-name="ce341" table:formula="of:=IF([.N8]&lt;&gt;&quot;&quot;;[.P8]/([.N8]/4.55);0)" office:value-type="float" office:value="0" calcext:value-type="float">
            <text:p>0.00</text:p>
          </table:table-cell>
          <table:table-cell table:style-name="ce341" table:formula="of:=IF([.N8]&lt;&gt;&quot;&quot;;[.V17]-[.N8];0)" office:value-type="float" office:value="0" calcext:value-type="float">
            <text:p>0.00</text:p>
          </table:table-cell>
          <table:table-cell table:style-name="ce341" table:formula="of:=([.R8]/4.55)*[.Q8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last Service</text:p>
          </table:table-cell>
          <table:table-cell table:style-name="ce389"/>
          <table:table-cell table:style-name="ce265" table:number-columns-repeated="5"/>
          <table:table-cell table:number-columns-repeated="16357"/>
        </table:table-row>
        <table:table-row table:style-name="ro1">
          <table:table-cell/>
          <table:table-cell table:style-name="ce257" office:value-type="date" office:date-value="2025-08-28" calcext:value-type="date">
            <text:p>2025-08-28</text:p>
          </table:table-cell>
          <table:table-cell office:value-type="string" calcext:value-type="string">
            <text:p>Battery</text:p>
          </table:table-cell>
          <table:table-cell/>
          <table:table-cell table:style-name="ce294" office:value-type="currency" office:currency="£" office:value="23.96" calcext:value-type="currency">
            <text:p>£23.96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9]&lt;&gt;&quot;&quot;;[.M9]-[.M8];0)" office:value-type="float" office:value="0" calcext:value-type="float">
            <text:p>0.00</text:p>
          </table:table-cell>
          <table:table-cell table:style-name="ce341" table:formula="of:=IF([.N9]&lt;&gt;&quot;&quot;;[.P9]/([.N9]/4.55);0)" office:value-type="float" office:value="0" calcext:value-type="float">
            <text:p>0.00</text:p>
          </table:table-cell>
          <table:table-cell table:style-name="ce341" table:formula="of:=IF([.N9]&lt;&gt;&quot;&quot;;[.V17]-[.N9];0)" office:value-type="float" office:value="0" calcext:value-type="float">
            <text:p>0.00</text:p>
          </table:table-cell>
          <table:table-cell table:style-name="ce341" table:formula="of:=([.R9]/4.55)*[.Q9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Engine No.</text:p>
          </table:table-cell>
          <table:table-cell table:style-name="ce372" office:value-type="string" calcext:value-type="string">
            <text:p>ZX900CE037372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8-29" calcext:value-type="date">
            <text:p>2025-08-29</text:p>
          </table:table-cell>
          <table:table-cell table:style-name="ce265" office:value-type="string" calcext:value-type="string">
            <text:p>Stainless Fairing Kit</text:p>
          </table:table-cell>
          <table:table-cell/>
          <table:table-cell table:style-name="ce294" office:value-type="currency" office:currency="£" office:value="29.99" calcext:value-type="currency">
            <text:p>£29.99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0]&lt;&gt;&quot;&quot;;[.M10]-[.M9];0)" office:value-type="float" office:value="0" calcext:value-type="float">
            <text:p>0.00</text:p>
          </table:table-cell>
          <table:table-cell table:style-name="ce341" table:formula="of:=IF([.N10]&lt;&gt;&quot;&quot;;[.P10]/([.N10]/4.55);0)" office:value-type="float" office:value="0" calcext:value-type="float">
            <text:p>0.00</text:p>
          </table:table-cell>
          <table:table-cell table:style-name="ce341" table:formula="of:=IF([.N10]&lt;&gt;&quot;&quot;;[.V17]-[.N10];0)" office:value-type="float" office:value="0" calcext:value-type="float">
            <text:p>0.00</text:p>
          </table:table-cell>
          <table:table-cell table:style-name="ce341" table:formula="of:=([.R10]/4.55)*[.Q10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ame No.</text:p>
          </table:table-cell>
          <table:table-cell table:style-name="ce372" office:value-type="string" calcext:value-type="string">
            <text:p>JKAZX900CCA04338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8-29" calcext:value-type="date">
            <text:p>2025-08-29</text:p>
          </table:table-cell>
          <table:table-cell office:value-type="string" calcext:value-type="string">
            <text:p>Replacement Pillion Hangers</text:p>
          </table:table-cell>
          <table:table-cell/>
          <table:table-cell table:style-name="ce294" office:value-type="currency" office:currency="£" office:value="42.37" calcext:value-type="currency">
            <text:p>£42.37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1]&lt;&gt;&quot;&quot;;[.M11]-[.M10];0)" office:value-type="float" office:value="0" calcext:value-type="float">
            <text:p>0.00</text:p>
          </table:table-cell>
          <table:table-cell table:style-name="ce341" table:formula="of:=IF([.N11]&lt;&gt;&quot;&quot;;[.P11]/([.N11]/4.55);0)" office:value-type="float" office:value="0" calcext:value-type="float">
            <text:p>0.00</text:p>
          </table:table-cell>
          <table:table-cell table:style-name="ce341" table:formula="of:=IF([.N11]&lt;&gt;&quot;&quot;;[.V17]-[.N11];0)" office:value-type="float" office:value="0" calcext:value-type="float">
            <text:p>0.00</text:p>
          </table:table-cell>
          <table:table-cell table:style-name="ce341" table:formula="of:=([.R11]/4.55)*[.Q11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tyre size</text:p>
          </table:table-cell>
          <table:table-cell table:style-name="ce372" office:value-type="string" calcext:value-type="string">
            <text:p>120x70 ZR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8-29" calcext:value-type="date">
            <text:p>2025-08-29</text:p>
          </table:table-cell>
          <table:table-cell office:value-type="string" calcext:value-type="string">
            <text:p>Carbon Fibre Frame Protectors</text:p>
          </table:table-cell>
          <table:table-cell/>
          <table:table-cell table:style-name="ce294" office:value-type="currency" office:currency="£" office:value="118.98" calcext:value-type="currency">
            <text:p>£118.98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2]&lt;&gt;&quot;&quot;;[.M12]-[.M11];0)" office:value-type="float" office:value="0" calcext:value-type="float">
            <text:p>0.00</text:p>
          </table:table-cell>
          <table:table-cell table:style-name="ce341" table:formula="of:=IF([.N12]&lt;&gt;&quot;&quot;;[.P12]/([.N12]/4.55);0)" office:value-type="float" office:value="0" calcext:value-type="float">
            <text:p>0.00</text:p>
          </table:table-cell>
          <table:table-cell table:style-name="ce341" table:formula="of:=IF([.N12]&lt;&gt;&quot;&quot;;[.V17]-[.N12];0)" office:value-type="float" office:value="0" calcext:value-type="float">
            <text:p>0.00</text:p>
          </table:table-cell>
          <table:table-cell table:style-name="ce341" table:formula="of:=([.R12]/4.55)*[.Q12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pressure</text:p>
          </table:table-cell>
          <table:table-cell table:style-name="ce372" office:value-type="float" office:value="36" calcext:value-type="float">
            <text:p>36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8-29" calcext:value-type="date">
            <text:p>2025-08-29</text:p>
          </table:table-cell>
          <table:table-cell office:value-type="string" calcext:value-type="string">
            <text:p>R&amp;G Bar End Protectors</text:p>
          </table:table-cell>
          <table:table-cell/>
          <table:table-cell table:style-name="ce294" office:value-type="currency" office:currency="£" office:value="32.48" calcext:value-type="currency">
            <text:p>£32.48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3]&lt;&gt;&quot;&quot;;[.M13]-[.M12];0)" office:value-type="float" office:value="0" calcext:value-type="float">
            <text:p>0.00</text:p>
          </table:table-cell>
          <table:table-cell table:style-name="ce341" table:formula="of:=IF([.N13]&lt;&gt;&quot;&quot;;[.P13]/([.N13]/4.55);0)" office:value-type="float" office:value="0" calcext:value-type="float">
            <text:p>0.00</text:p>
          </table:table-cell>
          <table:table-cell table:style-name="ce341" table:formula="of:=IF([.N13]&lt;&gt;&quot;&quot;;[.V17]-[.N13];0)" office:value-type="float" office:value="0" calcext:value-type="float">
            <text:p>0.00</text:p>
          </table:table-cell>
          <table:table-cell table:style-name="ce341" table:formula="of:=([.R13]/4.55)*[.Q13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tyre size</text:p>
          </table:table-cell>
          <table:table-cell table:style-name="ce372" office:value-type="string" calcext:value-type="string">
            <text:p>180x55 ZR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8-29" calcext:value-type="date">
            <text:p>2025-08-29</text:p>
          </table:table-cell>
          <table:table-cell office:value-type="string" calcext:value-type="string">
            <text:p>Swingarm Bobbins</text:p>
          </table:table-cell>
          <table:table-cell/>
          <table:table-cell table:style-name="ce294" office:value-type="currency" office:currency="£" office:value="27.99" calcext:value-type="currency">
            <text:p>£27.99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4]&lt;&gt;&quot;&quot;;[.M14]-[.M13];0)" office:value-type="float" office:value="0" calcext:value-type="float">
            <text:p>0.00</text:p>
          </table:table-cell>
          <table:table-cell table:style-name="ce341" table:formula="of:=IF([.N14]&lt;&gt;&quot;&quot;;[.P14]/([.N14]/4.55);0)" office:value-type="float" office:value="0" calcext:value-type="float">
            <text:p>0.00</text:p>
          </table:table-cell>
          <table:table-cell table:style-name="ce341" table:formula="of:=IF([.N14]&lt;&gt;&quot;&quot;;[.V17]-[.N14];0)" office:value-type="float" office:value="0" calcext:value-type="float">
            <text:p>0.00</text:p>
          </table:table-cell>
          <table:table-cell table:style-name="ce341" table:formula="of:=([.R14]/4.55)*[.Q14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pressure</text:p>
          </table:table-cell>
          <table:table-cell table:style-name="ce372" office:value-type="float" office:value="42" calcext:value-type="float">
            <text:p>42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8-29" calcext:value-type="date">
            <text:p>2025-08-29</text:p>
          </table:table-cell>
          <table:table-cell office:value-type="string" calcext:value-type="string">
            <text:p>Stainless Front Disc Bolts</text:p>
          </table:table-cell>
          <table:table-cell/>
          <table:table-cell table:style-name="ce294" office:value-type="currency" office:currency="£" office:value="30" calcext:value-type="currency">
            <text:p>£30.00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5]&lt;&gt;&quot;&quot;;[.M15]-[.M14];0)" office:value-type="float" office:value="0" calcext:value-type="float">
            <text:p>0.00</text:p>
          </table:table-cell>
          <table:table-cell table:style-name="ce341" table:formula="of:=IF([.N15]&lt;&gt;&quot;&quot;;[.P15]/([.N15]/4.55);0)" office:value-type="float" office:value="0" calcext:value-type="float">
            <text:p>0.00</text:p>
          </table:table-cell>
          <table:table-cell table:style-name="ce341" table:formula="of:=IF([.N15]&lt;&gt;&quot;&quot;;[.V17]-[.N15];0)" office:value-type="float" office:value="0" calcext:value-type="float">
            <text:p>0.00</text:p>
          </table:table-cell>
          <table:table-cell table:style-name="ce341" table:formula="of:=([.R15]/4.55)*[.Q1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capacity</text:p>
          </table:table-cell>
          <table:table-cell table:style-name="ce372" office:value-type="string" calcext:value-type="string">
            <text:p>3.5 Litres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8-29" calcext:value-type="date">
            <text:p>2025-08-29</text:p>
          </table:table-cell>
          <table:table-cell office:value-type="string" calcext:value-type="string">
            <text:p>Stainless Rear Disc Bolts</text:p>
          </table:table-cell>
          <table:table-cell/>
          <table:table-cell table:style-name="ce294" office:value-type="currency" office:currency="£" office:value="13.81" calcext:value-type="currency">
            <text:p>£13.81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6]&lt;&gt;&quot;&quot;;[.M16]-[.M15];0)" office:value-type="float" office:value="0" calcext:value-type="float">
            <text:p>0.00</text:p>
          </table:table-cell>
          <table:table-cell table:style-name="ce341" table:formula="of:=IF([.N16]&lt;&gt;&quot;&quot;;[.P16]/([.N16]/4.55);0)" office:value-type="float" office:value="0" calcext:value-type="float">
            <text:p>0.00</text:p>
          </table:table-cell>
          <table:table-cell table:style-name="ce341" table:formula="of:=IF([.N16]&lt;&gt;&quot;&quot;;[.V17]-[.N16];0)" office:value-type="float" office:value="0" calcext:value-type="float">
            <text:p>0.00</text:p>
          </table:table-cell>
          <table:table-cell table:style-name="ce341" table:formula="of:=([.R16]/4.55)*[.Q1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type</text:p>
          </table:table-cell>
          <table:table-cell table:style-name="ce387" office:value-type="string" calcext:value-type="string">
            <text:p>10w4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8-29" calcext:value-type="date">
            <text:p>2025-08-29</text:p>
          </table:table-cell>
          <table:table-cell office:value-type="string" calcext:value-type="string">
            <text:p>7x5 Numberplate Surround</text:p>
          </table:table-cell>
          <table:table-cell/>
          <table:table-cell table:style-name="ce294" office:value-type="currency" office:currency="£" office:value="9.99" calcext:value-type="currency">
            <text:p>£9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7]&lt;&gt;&quot;&quot;;[.M17]-[.M16];0)" office:value-type="float" office:value="0" calcext:value-type="float">
            <text:p>0.00</text:p>
          </table:table-cell>
          <table:table-cell table:style-name="ce341" table:formula="of:=IF([.N17]&lt;&gt;&quot;&quot;;[.P17]/([.N17]/4.55);0)" office:value-type="float" office:value="0" calcext:value-type="float">
            <text:p>0.00</text:p>
          </table:table-cell>
          <table:table-cell table:style-name="ce341" table:formula="of:=IF([.N17]&lt;&gt;&quot;&quot;;[.V17]-[.N17];0)" office:value-type="float" office:value="0" calcext:value-type="float">
            <text:p>0.00</text:p>
          </table:table-cell>
          <table:table-cell table:style-name="ce341" table:formula="of:=([.R17]/4.55)*[.Q1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uel capacity</text:p>
          </table:table-cell>
          <table:table-cell table:style-name="ce372" office:value-type="float" office:value="20" calcext:value-type="float">
            <text:p>20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8-29" calcext:value-type="date">
            <text:p>2025-08-29</text:p>
          </table:table-cell>
          <table:table-cell office:value-type="string" calcext:value-type="string">
            <text:p>7x5 Numberplate</text:p>
          </table:table-cell>
          <table:table-cell/>
          <table:table-cell table:style-name="ce294" office:value-type="currency" office:currency="£" office:value="9.36" calcext:value-type="currency">
            <text:p>£9.36</text:p>
          </table:table-cell>
          <table:table-cell table:style-name="ce282"/>
          <table:table-cell table:style-name="ce257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8]&lt;&gt;&quot;&quot;;[.M18]-[.M17];0)" office:value-type="float" office:value="0" calcext:value-type="float">
            <text:p>0.00</text:p>
          </table:table-cell>
          <table:table-cell table:style-name="ce341" table:formula="of:=IF([.N18]&lt;&gt;&quot;&quot;;[.P18]/([.N18]/4.55);0)" office:value-type="float" office:value="0" calcext:value-type="float">
            <text:p>0.00</text:p>
          </table:table-cell>
          <table:table-cell table:style-name="ce341" table:formula="of:=IF([.N18]&lt;&gt;&quot;&quot;;[.V17]-[.N18];0)" office:value-type="float" office:value="0" calcext:value-type="float">
            <text:p>0.00</text:p>
          </table:table-cell>
          <table:table-cell table:style-name="ce341" table:formula="of:=([.R18]/4.55)*[.Q18]" office:value-type="float" office:value="0" calcext:value-type="float">
            <text:p>0.00</text:p>
          </table:table-cell>
          <table:table-cell/>
          <table:table-cell table:style-name="ce259"/>
          <table:table-cell table:style-name="ce344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08-30" calcext:value-type="date">
            <text:p>2025-08-30</text:p>
          </table:table-cell>
          <table:table-cell office:value-type="string" calcext:value-type="string">
            <text:p>Carbon Fibre Heelplates</text:p>
          </table:table-cell>
          <table:table-cell/>
          <table:table-cell table:style-name="ce294" office:value-type="currency" office:currency="£" office:value="26.99" calcext:value-type="currency">
            <text:p>£26.99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19]&lt;&gt;&quot;&quot;;[.M19]-[.M18];0)" office:value-type="float" office:value="0" calcext:value-type="float">
            <text:p>0.00</text:p>
          </table:table-cell>
          <table:table-cell table:style-name="ce341" table:formula="of:=IF([.N19]&lt;&gt;&quot;&quot;;[.P19]/([.N19]/4.55);0)" office:value-type="float" office:value="0" calcext:value-type="float">
            <text:p>0.00</text:p>
          </table:table-cell>
          <table:table-cell table:style-name="ce341" table:formula="of:=IF([.N19]&lt;&gt;&quot;&quot;;[.V17]-[.N19];0)" office:value-type="float" office:value="0" calcext:value-type="float">
            <text:p>0.00</text:p>
          </table:table-cell>
          <table:table-cell table:style-name="ce341" table:formula="of:=([.R19]/4.55)*[.Q1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8-30" calcext:value-type="date">
            <text:p>2025-08-30</text:p>
          </table:table-cell>
          <table:table-cell office:value-type="string" calcext:value-type="string">
            <text:p>Master Cylinder Reservoir Covers</text:p>
          </table:table-cell>
          <table:table-cell/>
          <table:table-cell table:style-name="ce294" office:value-type="currency" office:currency="£" office:value="9.12" calcext:value-type="currency">
            <text:p>£9.12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style-name="ce324" table:formula="of:=IF([.M20]&lt;&gt;&quot;&quot;;[.M20]-[.M19];0)" office:value-type="float" office:value="0" calcext:value-type="float">
            <text:p>0.00</text:p>
          </table:table-cell>
          <table:table-cell table:style-name="ce341" table:formula="of:=IF([.N20]&lt;&gt;&quot;&quot;;[.P20]/([.N20]/4.55);0)" office:value-type="float" office:value="0" calcext:value-type="float">
            <text:p>0.00</text:p>
          </table:table-cell>
          <table:table-cell table:style-name="ce341" table:formula="of:=IF([.N20]&lt;&gt;&quot;&quot;;[.V17]-[.N20];0)" office:value-type="float" office:value="0" calcext:value-type="float">
            <text:p>0.00</text:p>
          </table:table-cell>
          <table:table-cell table:style-name="ce341" table:formula="of:=([.R20]/4.55)*[.Q2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8-31" calcext:value-type="date">
            <text:p>2025-08-31</text:p>
          </table:table-cell>
          <table:table-cell office:value-type="string" calcext:value-type="string">
            <text:p>HEL Brake Lines</text:p>
          </table:table-cell>
          <table:table-cell/>
          <table:table-cell table:style-name="ce294" office:value-type="currency" office:currency="£" office:value="77.59" calcext:value-type="currency">
            <text:p>£77.59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1]&lt;&gt;&quot;&quot;;[.M21]-[.M20];0)" office:value-type="float" office:value="0" calcext:value-type="float">
            <text:p>0.00</text:p>
          </table:table-cell>
          <table:table-cell table:style-name="ce341" table:formula="of:=IF([.N21]&lt;&gt;&quot;&quot;;[.P21]/([.N21]/4.55);0)" office:value-type="float" office:value="0" calcext:value-type="float">
            <text:p>0.00</text:p>
          </table:table-cell>
          <table:table-cell table:style-name="ce341" table:formula="of:=IF([.N21]&lt;&gt;&quot;&quot;;[.V17]-[.N21];0)" office:value-type="float" office:value="0" calcext:value-type="float">
            <text:p>0.00</text:p>
          </table:table-cell>
          <table:table-cell table:style-name="ce341" table:formula="of:=([.R21]/4.55)*[.Q2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9-21" calcext:value-type="date">
            <text:p>2025-09-21</text:p>
          </table:table-cell>
          <table:table-cell office:value-type="string" calcext:value-type="string">
            <text:p>6x8 Numberplate</text:p>
          </table:table-cell>
          <table:table-cell/>
          <table:table-cell table:style-name="ce294" office:value-type="currency" office:currency="£" office:value="9.49" calcext:value-type="currency">
            <text:p>£9.49</text:p>
          </table:table-cell>
          <table:table-cell table:style-name="ce282"/>
          <table:table-cell table:style-name="ce257"/>
          <table:table-cell table:style-name="ce265" office:value-type="string" calcext:value-type="string">
            <text:p>Spare Wheel Bearings</text:p>
          </table:table-cell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22]&lt;&gt;&quot;&quot;;[.M22]-[.M21];0)" office:value-type="float" office:value="0" calcext:value-type="float">
            <text:p>0.00</text:p>
          </table:table-cell>
          <table:table-cell table:style-name="ce341" table:formula="of:=IF([.N22]&lt;&gt;&quot;&quot;;[.P22]/([.N22]/4.55);0)" office:value-type="float" office:value="0" calcext:value-type="float">
            <text:p>0.00</text:p>
          </table:table-cell>
          <table:table-cell table:style-name="ce341" table:formula="of:=IF([.N22]&lt;&gt;&quot;&quot;;[.V17]-[.N22];0)" office:value-type="float" office:value="0" calcext:value-type="float">
            <text:p>0.00</text:p>
          </table:table-cell>
          <table:table-cell table:style-name="ce341" table:formula="of:=([.R22]/4.55)*[.Q2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9-29" calcext:value-type="date">
            <text:p>2025-09-29</text:p>
          </table:table-cell>
          <table:table-cell table:style-name="ce265" office:value-type="string" calcext:value-type="string">
            <text:p>M.O.T.</text:p>
          </table:table-cell>
          <table:table-cell/>
          <table:table-cell table:style-name="ce294" table:formula="of:=59/2" office:value-type="currency" office:currency="£" office:value="29.5" calcext:value-type="currency">
            <text:p>£29.50</text:p>
          </table:table-cell>
          <table:table-cell table:style-name="ce282"/>
          <table:table-cell table:style-name="ce257"/>
          <table:table-cell office:value-type="string" calcext:value-type="string">
            <text:p>Spare Wheel Powder Coating</text:p>
          </table:table-cell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23]&lt;&gt;&quot;&quot;;[.M23]-[.M22];0)" office:value-type="float" office:value="0" calcext:value-type="float">
            <text:p>0.00</text:p>
          </table:table-cell>
          <table:table-cell table:style-name="ce341" table:formula="of:=IF([.N23]&lt;&gt;&quot;&quot;;[.P23]/([.N23]/4.55);0)" office:value-type="float" office:value="0" calcext:value-type="float">
            <text:p>0.00</text:p>
          </table:table-cell>
          <table:table-cell table:style-name="ce341" table:formula="of:=IF([.N23]&lt;&gt;&quot;&quot;;[.V17]-[.N23];0)" office:value-type="float" office:value="0" calcext:value-type="float">
            <text:p>0.00</text:p>
          </table:table-cell>
          <table:table-cell table:style-name="ce341" table:formula="of:=([.R23]/4.55)*[.Q2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0-05" calcext:value-type="date">
            <text:p>2025-10-05</text:p>
          </table:table-cell>
          <table:table-cell office:value-type="string" calcext:value-type="string">
            <text:p>Oil Cooler O Ring</text:p>
          </table:table-cell>
          <table:table-cell/>
          <table:table-cell table:style-name="ce278" office:value-type="currency" office:currency="GBP" office:value="8.5" calcext:value-type="currency">
            <text:p>£8.50</text:p>
          </table:table-cell>
          <table:table-cell table:style-name="ce282"/>
          <table:table-cell table:style-name="ce257"/>
          <table:table-cell office:value-type="string" calcext:value-type="string">
            <text:p>Fork Bobbins</text:p>
          </table:table-cell>
          <table:table-cell table:style-name="ce265"/>
          <table:table-cell table:style-name="ce276"/>
          <table:table-cell/>
          <table:table-cell table:style-name="ce257"/>
          <table:table-cell table:number-columns-repeated="3"/>
          <table:table-cell table:style-name="ce324" table:formula="of:=IF([.M24]&lt;&gt;&quot;&quot;;[.M24]-[.M23];0)" office:value-type="float" office:value="0" calcext:value-type="float">
            <text:p>0.00</text:p>
          </table:table-cell>
          <table:table-cell table:style-name="ce341" table:formula="of:=IF([.N24]&lt;&gt;&quot;&quot;;[.P24]/([.N24]/4.55);0)" office:value-type="float" office:value="0" calcext:value-type="float">
            <text:p>0.00</text:p>
          </table:table-cell>
          <table:table-cell table:style-name="ce341" table:formula="of:=IF([.N24]&lt;&gt;&quot;&quot;;[.V17]-[.N24];0)" office:value-type="float" office:value="0" calcext:value-type="float">
            <text:p>0.00</text:p>
          </table:table-cell>
          <table:table-cell table:style-name="ce341" table:formula="of:=([.R24]/4.55)*[.Q2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0-08" calcext:value-type="date">
            <text:p>2025-10-08</text:p>
          </table:table-cell>
          <table:table-cell table:style-name="ce265" office:value-type="string" calcext:value-type="string">
            <text:p>Service Kit</text:p>
          </table:table-cell>
          <table:table-cell/>
          <table:table-cell table:style-name="ce278" office:value-type="currency" office:currency="GBP" office:value="98.4" calcext:value-type="currency">
            <text:p>£98.40</text:p>
          </table:table-cell>
          <table:table-cell table:style-name="ce282"/>
          <table:table-cell table:style-name="ce257"/>
          <table:table-cell office:value-type="string" calcext:value-type="string">
            <text:p>Rear Wheel Bobbins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5]&lt;&gt;&quot;&quot;;[.M25]-[.M24];0)" office:value-type="float" office:value="0" calcext:value-type="float">
            <text:p>0.00</text:p>
          </table:table-cell>
          <table:table-cell table:style-name="ce341" table:formula="of:=IF([.N25]&lt;&gt;&quot;&quot;;[.P25]/([.N25]/4.55);0)" office:value-type="float" office:value="0" calcext:value-type="float">
            <text:p>0.00</text:p>
          </table:table-cell>
          <table:table-cell table:style-name="ce341" table:formula="of:=IF([.N25]&lt;&gt;&quot;&quot;;[.V17]-[.N25];0)" office:value-type="float" office:value="0" calcext:value-type="float">
            <text:p>0.00</text:p>
          </table:table-cell>
          <table:table-cell table:style-name="ce341" table:formula="of:=([.R25]/4.55)*[.Q2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0-08" calcext:value-type="date">
            <text:p>2025-10-08</text:p>
          </table:table-cell>
          <table:table-cell table:style-name="ce265" office:value-type="string" calcext:value-type="string">
            <text:p>Carbon Fibre Bellypan</text:p>
          </table:table-cell>
          <table:table-cell/>
          <table:table-cell table:style-name="ce278" table:formula="of:=179.99+9.99" office:value-type="currency" office:currency="GBP" office:value="189.98" calcext:value-type="currency">
            <text:p>£189.98</text:p>
          </table:table-cell>
          <table:table-cell table:style-name="ce282"/>
          <table:table-cell table:style-name="ce257"/>
          <table:table-cell table:style-name="ce265" office:value-type="string" calcext:value-type="string">
            <text:p>Ohlins Shock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6]&lt;&gt;&quot;&quot;;[.M26]-[.M25];0)" office:value-type="float" office:value="0" calcext:value-type="float">
            <text:p>0.00</text:p>
          </table:table-cell>
          <table:table-cell table:style-name="ce341" table:formula="of:=IF([.N26]&lt;&gt;&quot;&quot;;[.P26]/([.N26]/4.55);0)" office:value-type="float" office:value="0" calcext:value-type="float">
            <text:p>0.00</text:p>
          </table:table-cell>
          <table:table-cell table:style-name="ce341" table:formula="of:=IF([.N26]&lt;&gt;&quot;&quot;;[.V17]-[.N26];0)" office:value-type="float" office:value="0" calcext:value-type="float">
            <text:p>0.00</text:p>
          </table:table-cell>
          <table:table-cell table:style-name="ce341" table:formula="of:=([.R26]/4.55)*[.Q2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0-08" calcext:value-type="date">
            <text:p>2025-10-08</text:p>
          </table:table-cell>
          <table:table-cell office:value-type="string" calcext:value-type="string">
            <text:p>Repacement Generator Cover</text:p>
          </table:table-cell>
          <table:table-cell/>
          <table:table-cell table:style-name="ce278" office:value-type="currency" office:currency="GBP" office:value="49.49" calcext:value-type="currency">
            <text:p>£49.49</text:p>
          </table:table-cell>
          <table:table-cell table:style-name="ce282"/>
          <table:table-cell table:style-name="ce255"/>
          <table:table-cell office:value-type="string" calcext:value-type="string">
            <text:p>Tyres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7]&lt;&gt;&quot;&quot;;[.M27]-[.M26];0)" office:value-type="float" office:value="0" calcext:value-type="float">
            <text:p>0.00</text:p>
          </table:table-cell>
          <table:table-cell table:style-name="ce341" table:formula="of:=IF([.N27]&lt;&gt;&quot;&quot;;[.P27]/([.N27]/4.55);0)" office:value-type="float" office:value="0" calcext:value-type="float">
            <text:p>0.00</text:p>
          </table:table-cell>
          <table:table-cell table:style-name="ce341" table:formula="of:=IF([.N27]&lt;&gt;&quot;&quot;;[.V17]-[.N27];0)" office:value-type="float" office:value="0" calcext:value-type="float">
            <text:p>0.00</text:p>
          </table:table-cell>
          <table:table-cell table:style-name="ce341" table:formula="of:=([.R27]/4.55)*[.Q2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0-08" calcext:value-type="date">
            <text:p>2025-10-08</text:p>
          </table:table-cell>
          <table:table-cell office:value-type="string" calcext:value-type="string">
            <text:p>Exhaust Springs</text:p>
          </table:table-cell>
          <table:table-cell/>
          <table:table-cell table:style-name="ce278" office:value-type="currency" office:currency="GBP" office:value="49.95" calcext:value-type="currency">
            <text:p>£49.95</text:p>
          </table:table-cell>
          <table:table-cell table:style-name="ce282"/>
          <table:table-cell table:style-name="ce255"/>
          <table:table-cell office:value-type="string" calcext:value-type="string">
            <text:p>Chain &amp; Sprocket Kit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8]&lt;&gt;&quot;&quot;;[.M28]-[.M27];0)" office:value-type="float" office:value="0" calcext:value-type="float">
            <text:p>0.00</text:p>
          </table:table-cell>
          <table:table-cell table:style-name="ce341" table:formula="of:=IF([.N28]&lt;&gt;&quot;&quot;;[.P28]/([.N28]/4.55);0)" office:value-type="float" office:value="0" calcext:value-type="float">
            <text:p>0.00</text:p>
          </table:table-cell>
          <table:table-cell table:style-name="ce341" table:formula="of:=IF([.N28]&lt;&gt;&quot;&quot;;[.V17]-[.N28];0)" office:value-type="float" office:value="0" calcext:value-type="float">
            <text:p>0.00</text:p>
          </table:table-cell>
          <table:table-cell table:style-name="ce341" table:formula="of:=([.R28]/4.55)*[.Q2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0-17" calcext:value-type="date">
            <text:p>2025-10-17</text:p>
          </table:table-cell>
          <table:table-cell table:style-name="ce265" office:value-type="string" calcext:value-type="string">
            <text:p>Replacement Oil Cooler</text:p>
          </table:table-cell>
          <table:table-cell/>
          <table:table-cell table:style-name="ce278" office:value-type="currency" office:currency="GBP" office:value="10" calcext:value-type="currency">
            <text:p>£10.00</text:p>
          </table:table-cell>
          <table:table-cell table:style-name="ce282"/>
          <table:table-cell table:style-name="ce255"/>
          <table:table-cell table:style-name="ce265" office:value-type="string" calcext:value-type="string">
            <text:p>Carbon Fibre Hugger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29]&lt;&gt;&quot;&quot;;[.M29]-[.M28];0)" office:value-type="float" office:value="0" calcext:value-type="float">
            <text:p>0.00</text:p>
          </table:table-cell>
          <table:table-cell table:style-name="ce341" table:formula="of:=IF([.N29]&lt;&gt;&quot;&quot;;[.P29]/([.N29]/4.55);0)" office:value-type="float" office:value="0" calcext:value-type="float">
            <text:p>0.00</text:p>
          </table:table-cell>
          <table:table-cell table:style-name="ce341" table:formula="of:=IF([.N29]&lt;&gt;&quot;&quot;;[.V17]-[.N29];0)" office:value-type="float" office:value="0" calcext:value-type="float">
            <text:p>0.00</text:p>
          </table:table-cell>
          <table:table-cell table:style-name="ce341" table:formula="of:=([.R29]/4.55)*[.Q2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0-27" calcext:value-type="date">
            <text:p>2025-10-27</text:p>
          </table:table-cell>
          <table:table-cell office:value-type="string" calcext:value-type="string">
            <text:p>Spare Wheels</text:p>
          </table:table-cell>
          <table:table-cell/>
          <table:table-cell table:style-name="ce278" office:value-type="currency" office:currency="GBP" office:value="55.48" calcext:value-type="currency">
            <text:p>£55.48</text:p>
          </table:table-cell>
          <table:table-cell table:style-name="ce282"/>
          <table:table-cell table:style-name="ce255"/>
          <table:table-cell table:style-name="ce265" office:value-type="string" calcext:value-type="string">
            <text:p>Carbon Fibre Front Mudguard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0]&lt;&gt;&quot;&quot;;[.M30]-[.M29];0)" office:value-type="float" office:value="0" calcext:value-type="float">
            <text:p>0.00</text:p>
          </table:table-cell>
          <table:table-cell table:style-name="ce341" table:formula="of:=IF([.N30]&lt;&gt;&quot;&quot;;[.P30]/([.N30]/4.55);0)" office:value-type="float" office:value="0" calcext:value-type="float">
            <text:p>0.00</text:p>
          </table:table-cell>
          <table:table-cell table:style-name="ce341" table:formula="of:=IF([.N30]&lt;&gt;&quot;&quot;;[.V17]-[.N30];0)" office:value-type="float" office:value="0" calcext:value-type="float">
            <text:p>0.00</text:p>
          </table:table-cell>
          <table:table-cell table:style-name="ce341" table:formula="of:=([.R30]/4.55)*[.Q3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0-27" calcext:value-type="date">
            <text:p>2025-10-27</text:p>
          </table:table-cell>
          <table:table-cell table:style-name="ce265" office:value-type="string" calcext:value-type="string">
            <text:p>Silicon Radiator Hoses</text:p>
          </table:table-cell>
          <table:table-cell/>
          <table:table-cell table:style-name="ce278" office:value-type="currency" office:currency="GBP" office:value="69.99" calcext:value-type="currency">
            <text:p>£69.99</text:p>
          </table:table-cell>
          <table:table-cell table:style-name="ce282"/>
          <table:table-cell table:style-name="ce257"/>
          <table:table-cell table:style-name="ce265" office:value-type="string" calcext:value-type="string">
            <text:p>Rear Seat Cover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1]&lt;&gt;&quot;&quot;;[.M31]-[.M30];0)" office:value-type="float" office:value="0" calcext:value-type="float">
            <text:p>0.00</text:p>
          </table:table-cell>
          <table:table-cell table:style-name="ce341" table:formula="of:=IF([.N31]&lt;&gt;&quot;&quot;;[.P31]/([.N31]/4.55);0)" office:value-type="float" office:value="0" calcext:value-type="float">
            <text:p>0.00</text:p>
          </table:table-cell>
          <table:table-cell table:style-name="ce341" table:formula="of:=IF([.N31]&lt;&gt;&quot;&quot;;[.V17]-[.N31];0)" office:value-type="float" office:value="0" calcext:value-type="float">
            <text:p>0.00</text:p>
          </table:table-cell>
          <table:table-cell table:style-name="ce341" table:formula="of:=([.R31]/4.55)*[.Q3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0-27" calcext:value-type="date">
            <text:p>2025-10-27</text:p>
          </table:table-cell>
          <table:table-cell office:value-type="string" calcext:value-type="string">
            <text:p>+4 Ignition Advancer</text:p>
          </table:table-cell>
          <table:table-cell/>
          <table:table-cell table:style-name="ce278" office:value-type="currency" office:currency="GBP" office:value="25.99" calcext:value-type="currency">
            <text:p>£25.99</text:p>
          </table:table-cell>
          <table:table-cell table:style-name="ce282"/>
          <table:table-cell table:style-name="ce255"/>
          <table:table-cell table:style-name="ce265" office:value-type="string" calcext:value-type="string">
            <text:p>Carbon Fibre Engine Covers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2]&lt;&gt;&quot;&quot;;[.M32]-[.M31];0)" office:value-type="float" office:value="0" calcext:value-type="float">
            <text:p>0.00</text:p>
          </table:table-cell>
          <table:table-cell table:style-name="ce341" table:formula="of:=IF([.N32]&lt;&gt;&quot;&quot;;[.P32]/([.N32]/4.55);0)" office:value-type="float" office:value="0" calcext:value-type="float">
            <text:p>0.00</text:p>
          </table:table-cell>
          <table:table-cell table:style-name="ce341" table:formula="of:=IF([.N32]&lt;&gt;&quot;&quot;;[.V17]-[.N32];0)" office:value-type="float" office:value="0" calcext:value-type="float">
            <text:p>0.00</text:p>
          </table:table-cell>
          <table:table-cell table:style-name="ce341" table:formula="of:=([.R32]/4.55)*[.Q3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0-28" calcext:value-type="date">
            <text:p>2025-10-28</text:p>
          </table:table-cell>
          <table:table-cell office:value-type="string" calcext:value-type="string">
            <text:p>Timing Cover</text:p>
          </table:table-cell>
          <table:table-cell/>
          <table:table-cell table:style-name="ce278" office:value-type="currency" office:currency="GBP" office:value="15" calcext:value-type="currency">
            <text:p>£15.00</text:p>
          </table:table-cell>
          <table:table-cell table:style-name="ce282"/>
          <table:table-cell table:style-name="ce255"/>
          <table:table-cell office:value-type="string" calcext:value-type="string">
            <text:p>Valve Clearances &amp; Service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3]&lt;&gt;&quot;&quot;;[.M33]-[.M32];0)" office:value-type="float" office:value="0" calcext:value-type="float">
            <text:p>0.00</text:p>
          </table:table-cell>
          <table:table-cell table:style-name="ce341" table:formula="of:=IF([.N33]&lt;&gt;&quot;&quot;;[.P33]/([.N33]/4.55);0)" office:value-type="float" office:value="0" calcext:value-type="float">
            <text:p>0.00</text:p>
          </table:table-cell>
          <table:table-cell table:style-name="ce341" table:formula="of:=IF([.N33]&lt;&gt;&quot;&quot;;[.V17]-[.N33];0)" office:value-type="float" office:value="0" calcext:value-type="float">
            <text:p>0.00</text:p>
          </table:table-cell>
          <table:table-cell table:style-name="ce341" table:formula="of:=([.R33]/4.55)*[.Q3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11" calcext:value-type="date">
            <text:p>2025-11-11</text:p>
          </table:table-cell>
          <table:table-cell office:value-type="string" calcext:value-type="string">
            <text:p>Carbon Fibre Yoke Protector</text:p>
          </table:table-cell>
          <table:table-cell/>
          <table:table-cell table:style-name="ce276" table:formula="of:=29.95+(18/6)" office:value-type="currency" office:currency="GBP" office:value="32.95" calcext:value-type="currency">
            <text:p>£32.95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4]&lt;&gt;&quot;&quot;;[.M34]-[.M33];0)" office:value-type="float" office:value="0" calcext:value-type="float">
            <text:p>0.00</text:p>
          </table:table-cell>
          <table:table-cell table:style-name="ce341" table:formula="of:=IF([.N34]&lt;&gt;&quot;&quot;;[.P34]/([.N34]/4.55);0)" office:value-type="float" office:value="0" calcext:value-type="float">
            <text:p>0.00</text:p>
          </table:table-cell>
          <table:table-cell table:style-name="ce341" table:formula="of:=IF([.N34]&lt;&gt;&quot;&quot;;[.V17]-[.N34];0)" office:value-type="float" office:value="0" calcext:value-type="float">
            <text:p>0.00</text:p>
          </table:table-cell>
          <table:table-cell table:style-name="ce341" table:formula="of:=([.R34]/4.55)*[.Q3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11" calcext:value-type="date">
            <text:p>2025-11-11</text:p>
          </table:table-cell>
          <table:table-cell table:style-name="ce265" office:value-type="string" calcext:value-type="string">
            <text:p>Carbon Fibre Clock Surround</text:p>
          </table:table-cell>
          <table:table-cell/>
          <table:table-cell table:style-name="ce276" table:formula="of:=36.95+(18/6)" office:value-type="currency" office:currency="GBP" office:value="39.95" calcext:value-type="currency">
            <text:p>£39.95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5]&lt;&gt;&quot;&quot;;[.M35]-[.M34];0)" office:value-type="float" office:value="0" calcext:value-type="float">
            <text:p>0.00</text:p>
          </table:table-cell>
          <table:table-cell table:style-name="ce341" table:formula="of:=IF([.N35]&lt;&gt;&quot;&quot;;[.P35]/([.N35]/4.55);0)" office:value-type="float" office:value="0" calcext:value-type="float">
            <text:p>0.00</text:p>
          </table:table-cell>
          <table:table-cell table:style-name="ce341" table:formula="of:=IF([.N35]&lt;&gt;&quot;&quot;;[.V17]-[.N35];0)" office:value-type="float" office:value="0" calcext:value-type="float">
            <text:p>0.00</text:p>
          </table:table-cell>
          <table:table-cell table:style-name="ce341" table:formula="of:=([.R35]/4.55)*[.Q3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2-13" calcext:value-type="date">
            <text:p>2025-12-13</text:p>
          </table:table-cell>
          <table:table-cell office:value-type="string" calcext:value-type="string">
            <text:p>Harris Aluminium Fairing Stay</text:p>
          </table:table-cell>
          <table:table-cell/>
          <table:table-cell table:style-name="ce278" office:value-type="currency" office:currency="GBP" office:value="20.95" calcext:value-type="currency">
            <text:p>£20.95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6]&lt;&gt;&quot;&quot;;[.M36]-[.M35];0)" office:value-type="float" office:value="0" calcext:value-type="float">
            <text:p>0.00</text:p>
          </table:table-cell>
          <table:table-cell table:style-name="ce341" table:formula="of:=IF([.N36]&lt;&gt;&quot;&quot;;[.P36]/([.N36]/4.55);0)" office:value-type="float" office:value="0" calcext:value-type="float">
            <text:p>0.00</text:p>
          </table:table-cell>
          <table:table-cell table:style-name="ce341" table:formula="of:=IF([.N36]&lt;&gt;&quot;&quot;;[.V17]-[.N36];0)" office:value-type="float" office:value="0" calcext:value-type="float">
            <text:p>0.00</text:p>
          </table:table-cell>
          <table:table-cell table:style-name="ce341" table:formula="of:=([.R36]/4.55)*[.Q3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K&amp;N Air Filter</text:p>
          </table:table-cell>
          <table:table-cell/>
          <table:table-cell table:style-name="ce278" office:value-type="currency" office:currency="GBP" office:value="57.9" calcext:value-type="currency">
            <text:p>£57.9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7]&lt;&gt;&quot;&quot;;[.M37]-[.M36];0)" office:value-type="float" office:value="0" calcext:value-type="float">
            <text:p>0.00</text:p>
          </table:table-cell>
          <table:table-cell table:style-name="ce341" table:formula="of:=IF([.N37]&lt;&gt;&quot;&quot;;[.P37]/([.N37]/4.55);0)" office:value-type="float" office:value="0" calcext:value-type="float">
            <text:p>0.00</text:p>
          </table:table-cell>
          <table:table-cell table:style-name="ce341" table:formula="of:=IF([.N37]&lt;&gt;&quot;&quot;;[.V17]-[.N37];0)" office:value-type="float" office:value="0" calcext:value-type="float">
            <text:p>0.00</text:p>
          </table:table-cell>
          <table:table-cell table:style-name="ce341" table:formula="of:=([.R37]/4.55)*[.Q3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8]&lt;&gt;&quot;&quot;;[.M38]-[.M37];0)" office:value-type="float" office:value="0" calcext:value-type="float">
            <text:p>0.00</text:p>
          </table:table-cell>
          <table:table-cell table:style-name="ce341" table:formula="of:=IF([.N38]&lt;&gt;&quot;&quot;;[.P38]/([.N38]/4.55);0)" office:value-type="float" office:value="0" calcext:value-type="float">
            <text:p>0.00</text:p>
          </table:table-cell>
          <table:table-cell table:style-name="ce341" table:formula="of:=IF([.N38]&lt;&gt;&quot;&quot;;[.V17]-[.N38];0)" office:value-type="float" office:value="0" calcext:value-type="float">
            <text:p>0.00</text:p>
          </table:table-cell>
          <table:table-cell table:style-name="ce341" table:formula="of:=([.R38]/4.55)*[.Q3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9]&lt;&gt;&quot;&quot;;[.M39]-[.M38];0)" office:value-type="float" office:value="0" calcext:value-type="float">
            <text:p>0.00</text:p>
          </table:table-cell>
          <table:table-cell table:style-name="ce341" table:formula="of:=IF([.N39]&lt;&gt;&quot;&quot;;[.P39]/([.N39]/4.55);0)" office:value-type="float" office:value="0" calcext:value-type="float">
            <text:p>0.00</text:p>
          </table:table-cell>
          <table:table-cell table:style-name="ce341" table:formula="of:=IF([.N39]&lt;&gt;&quot;&quot;;[.V17]-[.N39];0)" office:value-type="float" office:value="0" calcext:value-type="float">
            <text:p>0.00</text:p>
          </table:table-cell>
          <table:table-cell table:style-name="ce341" table:formula="of:=([.R39]/4.55)*[.Q3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/>
          <table:table-cell table:style-name="ce265"/>
          <table:table-cell table:style-name="ce276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40]&lt;&gt;&quot;&quot;;[.M40]-[.M39];0)" office:value-type="float" office:value="0" calcext:value-type="float">
            <text:p>0.00</text:p>
          </table:table-cell>
          <table:table-cell table:style-name="ce341" table:formula="of:=IF([.N40]&lt;&gt;&quot;&quot;;[.P40]/([.N40]/4.55);0)" office:value-type="float" office:value="0" calcext:value-type="float">
            <text:p>0.00</text:p>
          </table:table-cell>
          <table:table-cell table:style-name="ce341" table:formula="of:=IF([.N40]&lt;&gt;&quot;&quot;;[.V17]-[.N40];0)" office:value-type="float" office:value="0" calcext:value-type="float">
            <text:p>0.00</text:p>
          </table:table-cell>
          <table:table-cell table:style-name="ce341" table:formula="of:=([.R40]/4.55)*[.Q4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416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310"/>
          <table:table-cell table:style-name="ce326" table:number-columns-repeated="2"/>
          <table:table-cell table:style-name="ce332"/>
          <table:table-cell table:style-name="ce451" table:formula="of:=SUM([.P4:.P30])" office:value-type="float" office:value="70" calcext:value-type="float">
            <text:p>70.00</text:p>
          </table:table-cell>
          <table:table-cell table:style-name="ce342" table:formula="of:=SUM([.Q3:.Q30])/27" office:value-type="float" office:value="1.45106106233476" calcext:value-type="float">
            <text:p>1.45</text:p>
          </table:table-cell>
          <table:table-cell table:style-name="ce341" table:number-columns-repeated="2"/>
          <table:table-cell table:style-name="ce506"/>
          <table:table-cell table:number-columns-repeated="16364"/>
        </table:table-row>
        <table:table-row table:style-name="ro1">
          <table:table-cell/>
          <table:table-cell table:style-name="ce255"/>
          <table:table-cell table:number-columns-repeated="2"/>
          <table:table-cell table:style-name="ce416"/>
          <table:table-cell table:style-name="ce282"/>
          <table:table-cell table:style-name="ce256"/>
          <table:table-cell table:style-name="ce265" table:number-columns-repeated="2"/>
          <table:table-cell table:style-name="ce299"/>
          <table:table-cell/>
          <table:table-cell table:style-name="ce311"/>
          <table:table-cell table:style-name="ce424"/>
          <table:table-cell table:style-name="ce327" office:value-type="string" calcext:value-type="string">
            <text:p>Fuel Costs To Date</text:p>
          </table:table-cell>
          <table:table-cell table:style-name="ce333" table:formula="of:=SUM([.O3:.O40])" office:value-type="currency" office:currency="GBP" office:value="24.68" calcext:value-type="currency">
            <text:p>£24.68</text:p>
          </table:table-cell>
          <table:table-cell table:style-name="ce480"/>
          <table:table-cell table:style-name="ce343" table:number-columns-repeated="3"/>
          <table:table-cell table:number-columns-repeated="16365"/>
        </table:table-row>
        <table:table-row table:style-name="ro1">
          <table:table-cell/>
          <table:table-cell table:style-name="ce259"/>
          <table:table-cell table:style-name="ce268" office:value-type="string" calcext:value-type="string">
            <text:p>Sub-Total</text:p>
          </table:table-cell>
          <table:table-cell table:style-name="ce272"/>
          <table:table-cell table:style-name="ce300" table:formula="of:=SUM([.E3:.E42])" office:value-type="currency" office:currency="GBP" office:value="1446.82" calcext:value-type="currency">
            <text:p>£1,446.82</text:p>
          </table:table-cell>
          <table:table-cell table:style-name="ce272" table:number-columns-repeated="2"/>
          <table:table-cell table:style-name="ce268" office:value-type="string" calcext:value-type="string">
            <text:p>Total To Date</text:p>
          </table:table-cell>
          <table:table-cell table:style-name="ce272"/>
          <table:table-cell table:style-name="ce306" table:formula="of:=[.E43]+SUM([.J3:.J42])" office:value-type="currency" office:currency="GBP" office:value="1446.82" calcext:value-type="currency">
            <text:p>£1,446.82</text:p>
          </table:table-cell>
          <table:table-cell/>
          <table:table-cell table:style-name="ce312"/>
          <table:table-cell table:style-name="ce428"/>
          <table:table-cell table:style-name="ce328" office:value-type="string" calcext:value-type="string">
            <text:p>Overall Running Costs To Date</text:p>
          </table:table-cell>
          <table:table-cell table:style-name="ce279" table:formula="of:=IF(([.P3]+[.P4])&gt;0;([.J43]+[.O42])/(SUM([.P3:.P40]));0)" office:value-type="currency" office:currency="GBP" office:value="21.0214285714286" calcext:value-type="currency">
            <text:p>£21.02</text:p>
          </table:table-cell>
          <table:table-cell table:style-name="ce498" office:value-type="string" calcext:value-type="string">
            <text:p>Per Mile</text:p>
          </table:table-cell>
          <table:table-cell table:style-name="ce344" table:number-columns-repeated="3"/>
          <table:table-cell table:number-columns-repeated="16365"/>
        </table:table-row>
        <table:table-row table:style-name="ro1">
          <table:table-cell/>
          <table:table-cell table:style-name="ce260"/>
          <table:table-cell table:number-columns-repeated="2"/>
          <table:table-cell table:style-name="ce301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/>
          <table:table-cell table:style-name="ce261"/>
          <table:table-cell table:number-columns-repeated="2"/>
          <table:table-cell table:style-name="ce420"/>
          <table:table-cell table:number-columns-repeated="16379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wasaki_ZZR1100_D7" table:style-name="ta1">
        <table:table-column table:style-name="co1" table:default-cell-style-name="ce252"/>
        <table:table-column table:style-name="co2" table:default-cell-style-name="ce252"/>
        <table:table-column table:style-name="co3" table:default-cell-style-name="ce252"/>
        <table:table-column table:style-name="co4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252"/>
        <table:table-column table:style-name="co6" table:default-cell-style-name="ce252"/>
        <table:table-column table:style-name="co1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313"/>
        <table:table-column table:style-name="co9" table:default-cell-style-name="ce324"/>
        <table:table-column table:style-name="co10" table:default-cell-style-name="ce324"/>
        <table:table-column table:style-name="co5" table:default-cell-style-name="ce280"/>
        <table:table-column table:style-name="co11" table:default-cell-style-name="ce317"/>
        <table:table-column table:style-name="co12" table:default-cell-style-name="ce324"/>
        <table:table-column table:style-name="co13" table:default-cell-style-name="ce324"/>
        <table:table-column table:style-name="co14" table:default-cell-style-name="ce324"/>
        <table:table-column table:style-name="co18" table:default-cell-style-name="ce252"/>
        <table:table-column table:style-name="co16" table:default-cell-style-name="ce252"/>
        <table:table-column table:style-name="co19" table:default-cell-style-name="ce252"/>
        <table:table-column table:style-name="co20" table:default-cell-style-name="ce252"/>
        <table:table-column table:style-name="co21" table:default-cell-style-name="ce252"/>
        <table:table-column table:style-name="co22" table:default-cell-style-name="ce252"/>
        <table:table-column table:style-name="co23" table:default-cell-style-name="ce252"/>
        <table:table-column table:style-name="co7" table:number-columns-repeated="998" table:default-cell-style-name="ce252"/>
        <table:table-column table:style-name="co8" table:number-columns-repeated="15360" table:default-cell-style-name="ce265"/>
        <table:table-row table:style-name="ro1">
          <table:table-cell/>
          <table:table-cell table:style-name="ce253"/>
          <table:table-cell table:style-name="ce262" office:value-type="string" calcext:value-type="string">
            <text:p>Motorcycle Costs</text:p>
          </table:table-cell>
          <table:table-cell table:style-name="ce269"/>
          <table:table-cell table:style-name="ce296"/>
          <table:table-cell table:style-name="ce269"/>
          <table:table-cell table:style-name="ce262"/>
          <table:table-cell table:style-name="ce269" table:number-columns-repeated="2"/>
          <table:table-cell table:style-name="ce303"/>
          <table:table-cell/>
          <table:table-cell table:style-name="ce307"/>
          <table:table-cell table:style-name="ce421" office:value-type="string" calcext:value-type="string">
            <text:p>Fuel Costs</text:p>
          </table:table-cell>
          <table:table-cell table:style-name="ce322"/>
          <table:table-cell/>
          <table:table-cell table:style-name="ce448" office:value-type="string" calcext:value-type="string">
            <text:p>Fuel Economy</text:p>
          </table:table-cell>
          <table:table-cell table:style-name="ce338" table:number-columns-repeated="3"/>
          <table:table-cell/>
          <table:table-cell table:style-name="ce346" office:value-type="string" calcext:value-type="string">
            <text:p>Vehicle Details</text:p>
          </table:table-cell>
          <table:table-cell table:style-name="ce349"/>
          <table:table-cell table:number-columns-repeated="16362"/>
        </table:table-row>
        <table:table-row table:style-name="ro4">
          <table:table-cell/>
          <table:table-cell table:style-name="ce25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97" office:value-type="string" calcext:value-type="string">
            <text:p>Cost</text:p>
          </table:table-cell>
          <table:table-cell table:style-name="ce271"/>
          <table:table-cell table:style-name="ce263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304" office:value-type="string" calcext:value-type="string">
            <text:p>Cost</text:p>
          </table:table-cell>
          <table:table-cell/>
          <table:table-cell table:style-name="ce308" office:value-type="string" calcext:value-type="string">
            <text:p>Date</text:p>
          </table:table-cell>
          <table:table-cell table:style-name="ce323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329" office:value-type="string" calcext:value-type="string">
            <text:p>Cost</text:p>
          </table:table-cell>
          <table:table-cell table:style-name="ce315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 table:style-name="ce345" office:value-type="string" calcext:value-type="string">
            <text:p>No. Litres</text:p>
            <text:p>Left</text:p>
          </table:table-cell>
          <table:table-cell table:style-name="ce345" office:value-type="string" calcext:value-type="string">
            <text:p>No. Miles</text:p>
            <text:p>Left</text:p>
          </table:table-cell>
          <table:table-cell/>
          <table:table-cell table:style-name="ce347"/>
          <table:table-cell table:style-name="ce343"/>
          <table:table-cell table:number-columns-repeated="16362"/>
        </table:table-row>
        <table:table-row table:style-name="ro1">
          <table:table-cell/>
          <table:table-cell table:style-name="ce257" office:value-type="date" office:date-value="2024-11-17" calcext:value-type="date">
            <text:p>2024-11-17</text:p>
          </table:table-cell>
          <table:table-cell office:value-type="string" calcext:value-type="string">
            <text:p>Motorcycle Deposit</text:p>
          </table:table-cell>
          <table:table-cell/>
          <table:table-cell table:style-name="ce294" office:value-type="currency" office:currency="£" office:value="99" calcext:value-type="currency">
            <text:p>£99.0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309" office:value-type="date" office:date-value="2024-11-19" calcext:value-type="date">
            <text:p>2024-11-19</text:p>
          </table:table-cell>
          <table:table-cell table:style-name="ce322" office:value-type="float" office:value="30174" calcext:value-type="float">
            <text:p>30174.00</text:p>
          </table:table-cell>
          <table:table-cell table:style-name="ce322"/>
          <table:table-cell table:style-name="ce330"/>
          <table:table-cell table:style-name="ce319" office:value-type="float" office:value="0" calcext:value-type="float">
            <text:p>0.00</text:p>
          </table:table-cell>
          <table:table-cell table:style-name="ce340" office:value-type="float" office:value="0" calcext:value-type="float">
            <text:p>0.00</text:p>
          </table:table-cell>
          <table:table-cell table:style-name="ce340" table:number-columns-repeated="2"/>
          <table:table-cell/>
          <table:table-cell table:style-name="ce348" office:value-type="string" calcext:value-type="string">
            <text:p>Registration</text:p>
          </table:table-cell>
          <table:table-cell table:style-name="ce372" office:value-type="string" calcext:value-type="string">
            <text:p>V355 RBW</text:p>
          </table:table-cell>
          <table:table-cell table:style-name="ce265" table:number-columns-repeated="5"/>
          <table:table-cell table:number-columns-repeated="16357"/>
        </table:table-row>
        <table:table-row table:style-name="ro1">
          <table:table-cell/>
          <table:table-cell table:style-name="ce257" office:value-type="date" office:date-value="2024-11-19" calcext:value-type="date">
            <text:p>2024-11-19</text:p>
          </table:table-cell>
          <table:table-cell office:value-type="string" calcext:value-type="string">
            <text:p>Purchase Cost (30174 Miles)</text:p>
          </table:table-cell>
          <table:table-cell/>
          <table:table-cell table:style-name="ce294" table:formula="of:=1525-99" office:value-type="currency" office:currency="£" office:value="1426" calcext:value-type="currency">
            <text:p>£1,426.00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2"/>
          <table:table-cell table:style-name="ce331"/>
          <table:table-cell table:style-name="ce324" table:formula="of:=IF([.M4]&lt;&gt;&quot;&quot;;[.M4]-[.M3];0)" office:value-type="float" office:value="0" calcext:value-type="float">
            <text:p>0.00</text:p>
          </table:table-cell>
          <table:table-cell table:style-name="ce341" table:formula="of:=IF([.N4]&lt;&gt;&quot;&quot;;[.P4]/([.N4]/4.55);0)" office:value-type="float" office:value="0" calcext:value-type="float">
            <text:p>0.00</text:p>
          </table:table-cell>
          <table:table-cell table:style-name="ce341" table:formula="of:=IF([.N4]&lt;&gt;&quot;&quot;;[.V17]-[.N4];0)" office:value-type="float" office:value="0" calcext:value-type="float">
            <text:p>0.00</text:p>
          </table:table-cell>
          <table:table-cell table:style-name="ce341" table:formula="of:=([.R4]/4.55)*[.Q4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V5C Reference</text:p>
          </table:table-cell>
          <table:table-cell table:style-name="ce299" office:value-type="float" office:value="43256783058" calcext:value-type="float">
            <text:p>43256783058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11-18" calcext:value-type="date">
            <text:p>2024-11-18</text:p>
          </table:table-cell>
          <table:table-cell office:value-type="string" calcext:value-type="string">
            <text:p>Stainless Master Cylinder Bolts</text:p>
          </table:table-cell>
          <table:table-cell/>
          <table:table-cell table:style-name="ce294" office:value-type="currency" office:currency="£" office:value="5.91" calcext:value-type="currency">
            <text:p>£5.91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5]&lt;&gt;&quot;&quot;;[.M5]-[.M4];0)" office:value-type="float" office:value="0" calcext:value-type="float">
            <text:p>0.00</text:p>
          </table:table-cell>
          <table:table-cell table:style-name="ce341" table:formula="of:=IF([.N5]&lt;&gt;&quot;&quot;;[.P5]/([.N5]/4.55);0)" office:value-type="float" office:value="0" calcext:value-type="float">
            <text:p>0.00</text:p>
          </table:table-cell>
          <table:table-cell table:style-name="ce341" table:formula="of:=IF([.N5]&lt;&gt;&quot;&quot;;[.V17]-[.N5];0)" office:value-type="float" office:value="0" calcext:value-type="float">
            <text:p>0.00</text:p>
          </table:table-cell>
          <table:table-cell table:style-name="ce341" table:formula="of:=([.R5]/4.55)*[.Q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Insurance Due</text:p>
          </table:table-cell>
          <table:table-cell table:style-name="ce382" office:value-type="date" office:date-value="2027-01-04" calcext:value-type="date">
            <text:p>2027-01-04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11-18" calcext:value-type="date">
            <text:p>2024-11-18</text:p>
          </table:table-cell>
          <table:table-cell office:value-type="string" calcext:value-type="string">
            <text:p>Keyrings</text:p>
          </table:table-cell>
          <table:table-cell/>
          <table:table-cell table:style-name="ce294" office:value-type="currency" office:currency="£" office:value="5.98" calcext:value-type="currency">
            <text:p>£5.98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6]&lt;&gt;&quot;&quot;;[.M6]-[.M5];0)" office:value-type="float" office:value="0" calcext:value-type="float">
            <text:p>0.00</text:p>
          </table:table-cell>
          <table:table-cell table:style-name="ce341" table:formula="of:=IF([.N6]&lt;&gt;&quot;&quot;;[.P6]/([.N6]/4.55);0)" office:value-type="float" office:value="0" calcext:value-type="float">
            <text:p>0.00</text:p>
          </table:table-cell>
          <table:table-cell table:style-name="ce341" table:formula="of:=IF([.N6]&lt;&gt;&quot;&quot;;[.V17]-[.N6];0)" office:value-type="float" office:value="0" calcext:value-type="float">
            <text:p>0.00</text:p>
          </table:table-cell>
          <table:table-cell table:style-name="ce341" table:formula="of:=([.R6]/4.55)*[.Q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M.O.T due</text:p>
          </table:table-cell>
          <table:table-cell table:style-name="ce383" office:value-type="date" office:date-value="2026-07-27" calcext:value-type="date">
            <text:p>2026-07-2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11-26" calcext:value-type="date">
            <text:p>2024-11-26</text:p>
          </table:table-cell>
          <table:table-cell office:value-type="string" calcext:value-type="string">
            <text:p>L.E.D. Headlight Bulbs</text:p>
          </table:table-cell>
          <table:table-cell/>
          <table:table-cell table:style-name="ce278" table:formula="of:=36.79/2" office:value-type="currency" office:currency="GBP" office:value="18.395" calcext:value-type="currency">
            <text:p>£18.4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7]&lt;&gt;&quot;&quot;;[.M7]-[.M6];0)" office:value-type="float" office:value="0" calcext:value-type="float">
            <text:p>0.00</text:p>
          </table:table-cell>
          <table:table-cell table:style-name="ce341" table:formula="of:=IF([.N7]&lt;&gt;&quot;&quot;;[.P7]/([.N7]/4.55);0)" office:value-type="float" office:value="0" calcext:value-type="float">
            <text:p>0.00</text:p>
          </table:table-cell>
          <table:table-cell table:style-name="ce341" table:formula="of:=IF([.N7]&lt;&gt;&quot;&quot;;[.V17]-[.N7];0)" office:value-type="float" office:value="0" calcext:value-type="float">
            <text:p>0.00</text:p>
          </table:table-cell>
          <table:table-cell table:style-name="ce341" table:formula="of:=([.R7]/4.55)*[.Q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oad tax due</text:p>
          </table:table-cell>
          <table:table-cell table:style-name="ce382" office:value-type="date" office:date-value="2026-01-01" calcext:value-type="date">
            <text:p>2026-01-01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11-27" calcext:value-type="date">
            <text:p>2024-11-27</text:p>
          </table:table-cell>
          <table:table-cell office:value-type="string" calcext:value-type="string">
            <text:p>12v USB adaptor</text:p>
          </table:table-cell>
          <table:table-cell/>
          <table:table-cell table:style-name="ce294" office:value-type="currency" office:currency="£" office:value="9.53" calcext:value-type="currency">
            <text:p>£9.53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8]&lt;&gt;&quot;&quot;;[.M8]-[.M7];0)" office:value-type="float" office:value="0" calcext:value-type="float">
            <text:p>0.00</text:p>
          </table:table-cell>
          <table:table-cell table:style-name="ce341" table:formula="of:=IF([.N8]&lt;&gt;&quot;&quot;;[.P8]/([.N8]/4.55);0)" office:value-type="float" office:value="0" calcext:value-type="float">
            <text:p>0.00</text:p>
          </table:table-cell>
          <table:table-cell table:style-name="ce341" table:formula="of:=IF([.N8]&lt;&gt;&quot;&quot;;[.V17]-[.N8];0)" office:value-type="float" office:value="0" calcext:value-type="float">
            <text:p>0.00</text:p>
          </table:table-cell>
          <table:table-cell table:style-name="ce341" table:formula="of:=([.R8]/4.55)*[.Q8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Last Service</text:p>
          </table:table-cell>
          <table:table-cell table:style-name="ce384" office:value-type="date" office:date-value="2025-03-14" calcext:value-type="date">
            <text:p>2025-03-14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11-29" calcext:value-type="date">
            <text:p>2024-11-29</text:p>
          </table:table-cell>
          <table:table-cell office:value-type="string" calcext:value-type="string">
            <text:p>SP Connect Wireless Charger</text:p>
          </table:table-cell>
          <table:table-cell/>
          <table:table-cell table:style-name="ce294" table:formula="of:=99.99" office:value-type="currency" office:currency="£" office:value="99.99" calcext:value-type="currency">
            <text:p>£99.99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9]&lt;&gt;&quot;&quot;;[.M9]-[.M8];0)" office:value-type="float" office:value="0" calcext:value-type="float">
            <text:p>0.00</text:p>
          </table:table-cell>
          <table:table-cell table:style-name="ce341" table:formula="of:=IF([.N9]&lt;&gt;&quot;&quot;;[.P9]/([.N9]/4.55);0)" office:value-type="float" office:value="0" calcext:value-type="float">
            <text:p>0.00</text:p>
          </table:table-cell>
          <table:table-cell table:style-name="ce341" table:formula="of:=IF([.N9]&lt;&gt;&quot;&quot;;[.V17]-[.N9];0)" office:value-type="float" office:value="0" calcext:value-type="float">
            <text:p>0.00</text:p>
          </table:table-cell>
          <table:table-cell table:style-name="ce341" table:formula="of:=([.R9]/4.55)*[.Q9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Engine No.</text:p>
          </table:table-cell>
          <table:table-cell table:style-name="ce552" office:value-type="string" calcext:value-type="string">
            <text:p>ZXT10CE11336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12-21" calcext:value-type="date">
            <text:p>2024-12-21</text:p>
          </table:table-cell>
          <table:table-cell office:value-type="string" calcext:value-type="string">
            <text:p>Service Kit</text:p>
          </table:table-cell>
          <table:table-cell/>
          <table:table-cell table:style-name="ce294" office:value-type="currency" office:currency="£" office:value="72.15" calcext:value-type="currency">
            <text:p>£72.15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10]&lt;&gt;&quot;&quot;;[.M10]-[.M9];0)" office:value-type="float" office:value="0" calcext:value-type="float">
            <text:p>0.00</text:p>
          </table:table-cell>
          <table:table-cell table:style-name="ce341" table:formula="of:=IF([.N10]&lt;&gt;&quot;&quot;;[.P10]/([.N10]/4.55);0)" office:value-type="float" office:value="0" calcext:value-type="float">
            <text:p>0.00</text:p>
          </table:table-cell>
          <table:table-cell table:style-name="ce341" table:formula="of:=IF([.N10]&lt;&gt;&quot;&quot;;[.V17]-[.N10];0)" office:value-type="float" office:value="0" calcext:value-type="float">
            <text:p>0.00</text:p>
          </table:table-cell>
          <table:table-cell table:style-name="ce341" table:formula="of:=([.R10]/4.55)*[.Q10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ame No.</text:p>
          </table:table-cell>
          <table:table-cell table:style-name="ce372" office:value-type="string" calcext:value-type="string">
            <text:p>JKAZXT10DDA060743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12-21" calcext:value-type="date">
            <text:p>2024-12-21</text:p>
          </table:table-cell>
          <table:table-cell table:style-name="ce265" office:value-type="string" calcext:value-type="string">
            <text:p>AS3 Silicone Coolant Hoses</text:p>
          </table:table-cell>
          <table:table-cell/>
          <table:table-cell table:style-name="ce278" office:value-type="currency" office:currency="GBP" office:value="59.99" calcext:value-type="currency">
            <text:p>£59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11]&lt;&gt;&quot;&quot;;[.M11]-[.M10];0)" office:value-type="float" office:value="0" calcext:value-type="float">
            <text:p>0.00</text:p>
          </table:table-cell>
          <table:table-cell table:style-name="ce341" table:formula="of:=IF([.N11]&lt;&gt;&quot;&quot;;[.P11]/([.N11]/4.55);0)" office:value-type="float" office:value="0" calcext:value-type="float">
            <text:p>0.00</text:p>
          </table:table-cell>
          <table:table-cell table:style-name="ce341" table:formula="of:=IF([.N11]&lt;&gt;&quot;&quot;;[.V17]-[.N11];0)" office:value-type="float" office:value="0" calcext:value-type="float">
            <text:p>0.00</text:p>
          </table:table-cell>
          <table:table-cell table:style-name="ce341" table:formula="of:=([.R11]/4.55)*[.Q11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tyre size</text:p>
          </table:table-cell>
          <table:table-cell table:style-name="ce372" office:value-type="string" calcext:value-type="string">
            <text:p>120x70 ZR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12-22" calcext:value-type="date">
            <text:p>2024-12-22</text:p>
          </table:table-cell>
          <table:table-cell office:value-type="string" calcext:value-type="string">
            <text:p>Kappa Luggage</text:p>
          </table:table-cell>
          <table:table-cell/>
          <table:table-cell table:style-name="ce294" office:value-type="currency" office:currency="£" office:value="150" calcext:value-type="currency">
            <text:p>£150.0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style-name="ce324" table:formula="of:=IF([.M12]&lt;&gt;&quot;&quot;;[.M12]-[.M11];0)" office:value-type="float" office:value="0" calcext:value-type="float">
            <text:p>0.00</text:p>
          </table:table-cell>
          <table:table-cell table:style-name="ce341" table:formula="of:=IF([.N12]&lt;&gt;&quot;&quot;;[.P12]/([.N12]/4.55);0)" office:value-type="float" office:value="0" calcext:value-type="float">
            <text:p>0.00</text:p>
          </table:table-cell>
          <table:table-cell table:style-name="ce341" table:formula="of:=IF([.N12]&lt;&gt;&quot;&quot;;[.V17]-[.N12];0)" office:value-type="float" office:value="0" calcext:value-type="float">
            <text:p>0.00</text:p>
          </table:table-cell>
          <table:table-cell table:style-name="ce341" table:formula="of:=([.R12]/4.55)*[.Q12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pressure</text:p>
          </table:table-cell>
          <table:table-cell table:style-name="ce372" office:value-type="float" office:value="36" calcext:value-type="float">
            <text:p>36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1-04" calcext:value-type="date">
            <text:p>2025-01-04</text:p>
          </table:table-cell>
          <table:table-cell table:style-name="ce265" office:value-type="string" calcext:value-type="string">
            <text:p>Bagster Tank Cover</text:p>
          </table:table-cell>
          <table:table-cell/>
          <table:table-cell table:style-name="ce294" office:value-type="currency" office:currency="£" office:value="150" calcext:value-type="currency">
            <text:p>£150.00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13]&lt;&gt;&quot;&quot;;[.M13]-[.M12];0)" office:value-type="float" office:value="0" calcext:value-type="float">
            <text:p>0.00</text:p>
          </table:table-cell>
          <table:table-cell table:style-name="ce341" table:formula="of:=IF([.N13]&lt;&gt;&quot;&quot;;[.P13]/([.N13]/4.55);0)" office:value-type="float" office:value="0" calcext:value-type="float">
            <text:p>0.00</text:p>
          </table:table-cell>
          <table:table-cell table:style-name="ce341" table:formula="of:=IF([.N13]&lt;&gt;&quot;&quot;;[.V17]-[.N13];0)" office:value-type="float" office:value="0" calcext:value-type="float">
            <text:p>0.00</text:p>
          </table:table-cell>
          <table:table-cell table:style-name="ce341" table:formula="of:=([.R13]/4.55)*[.Q13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tyre size</text:p>
          </table:table-cell>
          <table:table-cell table:style-name="ce372" office:value-type="string" calcext:value-type="string">
            <text:p>180x55 ZR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1-06" calcext:value-type="date">
            <text:p>2025-01-06</text:p>
          </table:table-cell>
          <table:table-cell table:style-name="ce265" office:value-type="string" calcext:value-type="string">
            <text:p>Luggage Hooks</text:p>
          </table:table-cell>
          <table:table-cell/>
          <table:table-cell table:style-name="ce294" office:value-type="currency" office:currency="£" office:value="25" calcext:value-type="currency">
            <text:p>£25.0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14]&lt;&gt;&quot;&quot;;[.M14]-[.M13];0)" office:value-type="float" office:value="0" calcext:value-type="float">
            <text:p>0.00</text:p>
          </table:table-cell>
          <table:table-cell table:style-name="ce341" table:formula="of:=IF([.N14]&lt;&gt;&quot;&quot;;[.P14]/([.N14]/4.55);0)" office:value-type="float" office:value="0" calcext:value-type="float">
            <text:p>0.00</text:p>
          </table:table-cell>
          <table:table-cell table:style-name="ce341" table:formula="of:=IF([.N14]&lt;&gt;&quot;&quot;;[.V17]-[.N14];0)" office:value-type="float" office:value="0" calcext:value-type="float">
            <text:p>0.00</text:p>
          </table:table-cell>
          <table:table-cell table:style-name="ce341" table:formula="of:=([.R14]/4.55)*[.Q14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pressure</text:p>
          </table:table-cell>
          <table:table-cell table:style-name="ce372" office:value-type="float" office:value="42" calcext:value-type="float">
            <text:p>42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office:value-type="string" calcext:value-type="string">
            <text:p>Stainless Fairing Bolts</text:p>
          </table:table-cell>
          <table:table-cell/>
          <table:table-cell table:style-name="ce294" office:value-type="currency" office:currency="£" office:value="32.99" calcext:value-type="currency">
            <text:p>£32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15]&lt;&gt;&quot;&quot;;[.M15]-[.M14];0)" office:value-type="float" office:value="0" calcext:value-type="float">
            <text:p>0.00</text:p>
          </table:table-cell>
          <table:table-cell table:style-name="ce341" table:formula="of:=IF([.N15]&lt;&gt;&quot;&quot;;[.P15]/([.N15]/4.55);0)" office:value-type="float" office:value="0" calcext:value-type="float">
            <text:p>0.00</text:p>
          </table:table-cell>
          <table:table-cell table:style-name="ce341" table:formula="of:=IF([.N15]&lt;&gt;&quot;&quot;;[.V17]-[.N15];0)" office:value-type="float" office:value="0" calcext:value-type="float">
            <text:p>0.00</text:p>
          </table:table-cell>
          <table:table-cell table:style-name="ce341" table:formula="of:=([.R15]/4.55)*[.Q1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capacity</text:p>
          </table:table-cell>
          <table:table-cell table:style-name="ce372" office:value-type="string" calcext:value-type="string">
            <text:p>3.5 Litres</text:p>
          </table:table-cell>
          <table:table-cell table:number-columns-repeated="16362"/>
        </table:table-row>
        <table:table-row table:style-name="ro2">
          <table:table-cell/>
          <table:table-cell table:style-name="ce257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Front Wheel Bobbins</text:p>
          </table:table-cell>
          <table:table-cell/>
          <table:table-cell table:style-name="ce278" office:value-type="currency" office:currency="GBP" office:value="32.99" calcext:value-type="currency">
            <text:p>£32.99</text:p>
          </table:table-cell>
          <table:table-cell table:style-name="ce282"/>
          <table:table-cell table:style-name="ce255"/>
          <table:table-cell table:style-name="Default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16]&lt;&gt;&quot;&quot;;[.M16]-[.M15];0)" office:value-type="float" office:value="0" calcext:value-type="float">
            <text:p>0.00</text:p>
          </table:table-cell>
          <table:table-cell table:style-name="ce341" table:formula="of:=IF([.N16]&lt;&gt;&quot;&quot;;[.P16]/([.N16]/4.55);0)" office:value-type="float" office:value="0" calcext:value-type="float">
            <text:p>0.00</text:p>
          </table:table-cell>
          <table:table-cell table:style-name="ce341" table:formula="of:=IF([.N16]&lt;&gt;&quot;&quot;;[.V17]-[.N16];0)" office:value-type="float" office:value="0" calcext:value-type="float">
            <text:p>0.00</text:p>
          </table:table-cell>
          <table:table-cell table:style-name="ce341" table:formula="of:=([.R16]/4.55)*[.Q1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type</text:p>
          </table:table-cell>
          <table:table-cell table:style-name="ce387" office:value-type="string" calcext:value-type="string">
            <text:p>10w4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Stainless Fork Pinch Bolts</text:p>
          </table:table-cell>
          <table:table-cell/>
          <table:table-cell table:style-name="ce294" office:value-type="currency" office:currency="£" office:value="13" calcext:value-type="currency">
            <text:p>£13.00</text:p>
          </table:table-cell>
          <table:table-cell table:style-name="ce282"/>
          <table:table-cell table:style-name="ce255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17]&lt;&gt;&quot;&quot;;[.M17]-[.M16];0)" office:value-type="float" office:value="0" calcext:value-type="float">
            <text:p>0.00</text:p>
          </table:table-cell>
          <table:table-cell table:style-name="ce341" table:formula="of:=IF([.N17]&lt;&gt;&quot;&quot;;[.P17]/([.N17]/4.55);0)" office:value-type="float" office:value="0" calcext:value-type="float">
            <text:p>0.00</text:p>
          </table:table-cell>
          <table:table-cell table:style-name="ce341" table:formula="of:=IF([.N17]&lt;&gt;&quot;&quot;;[.V17]-[.N17];0)" office:value-type="float" office:value="0" calcext:value-type="float">
            <text:p>0.00</text:p>
          </table:table-cell>
          <table:table-cell table:style-name="ce341" table:formula="of:=([.R17]/4.55)*[.Q1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uel capacity</text:p>
          </table:table-cell>
          <table:table-cell table:style-name="ce372" office:value-type="float" office:value="20" calcext:value-type="float">
            <text:p>20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office:value-type="string" calcext:value-type="string">
            <text:p>Stainless Tank Cap Bolts</text:p>
          </table:table-cell>
          <table:table-cell/>
          <table:table-cell table:style-name="ce294" table:formula="of:=13.35/2" office:value-type="currency" office:currency="£" office:value="6.675" calcext:value-type="currency">
            <text:p>£6.68</text:p>
          </table:table-cell>
          <table:table-cell table:style-name="ce282"/>
          <table:table-cell table:style-name="ce257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18]&lt;&gt;&quot;&quot;;[.M18]-[.M17];0)" office:value-type="float" office:value="0" calcext:value-type="float">
            <text:p>0.00</text:p>
          </table:table-cell>
          <table:table-cell table:style-name="ce341" table:formula="of:=IF([.N18]&lt;&gt;&quot;&quot;;[.P18]/([.N18]/4.55);0)" office:value-type="float" office:value="0" calcext:value-type="float">
            <text:p>0.00</text:p>
          </table:table-cell>
          <table:table-cell table:style-name="ce341" table:formula="of:=IF([.N18]&lt;&gt;&quot;&quot;;[.V17]-[.N18];0)" office:value-type="float" office:value="0" calcext:value-type="float">
            <text:p>0.00</text:p>
          </table:table-cell>
          <table:table-cell table:style-name="ce341" table:formula="of:=([.R18]/4.55)*[.Q18]" office:value-type="float" office:value="0" calcext:value-type="float">
            <text:p>0.00</text:p>
          </table:table-cell>
          <table:table-cell/>
          <table:table-cell table:style-name="ce259"/>
          <table:table-cell table:style-name="ce344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Triboseat Cover</text:p>
          </table:table-cell>
          <table:table-cell/>
          <table:table-cell table:style-name="ce278" table:formula="of:=17.49+1" office:value-type="currency" office:currency="GBP" office:value="18.49" calcext:value-type="currency">
            <text:p>£18.49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19]&lt;&gt;&quot;&quot;;[.M19]-[.M18];0)" office:value-type="float" office:value="0" calcext:value-type="float">
            <text:p>0.00</text:p>
          </table:table-cell>
          <table:table-cell table:style-name="ce341" table:formula="of:=IF([.N19]&lt;&gt;&quot;&quot;;[.P19]/([.N19]/4.55);0)" office:value-type="float" office:value="0" calcext:value-type="float">
            <text:p>0.00</text:p>
          </table:table-cell>
          <table:table-cell table:style-name="ce341" table:formula="of:=IF([.N19]&lt;&gt;&quot;&quot;;[.V17]-[.N19];0)" office:value-type="float" office:value="0" calcext:value-type="float">
            <text:p>0.00</text:p>
          </table:table-cell>
          <table:table-cell table:style-name="ce341" table:formula="of:=([.R19]/4.55)*[.Q19]" office:value-type="float" office:value="0" calcext:value-type="float">
            <text:p>0.00</text:p>
          </table:table-cell>
          <table:table-cell/>
          <table:table-cell table:style-name="ce288"/>
          <table:table-cell table:number-columns-repeated="16363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+4 Ignition Advancer</text:p>
          </table:table-cell>
          <table:table-cell/>
          <table:table-cell table:style-name="ce278" office:value-type="currency" office:currency="GBP" office:value="22.99" calcext:value-type="currency">
            <text:p>£22.99</text:p>
          </table:table-cell>
          <table:table-cell table:style-name="ce282"/>
          <table:table-cell table:style-name="ce257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20]&lt;&gt;&quot;&quot;;[.M20]-[.M19];0)" office:value-type="float" office:value="0" calcext:value-type="float">
            <text:p>0.00</text:p>
          </table:table-cell>
          <table:table-cell table:style-name="ce341" table:formula="of:=IF([.N20]&lt;&gt;&quot;&quot;;[.P20]/([.N20]/4.55);0)" office:value-type="float" office:value="0" calcext:value-type="float">
            <text:p>0.00</text:p>
          </table:table-cell>
          <table:table-cell table:style-name="ce341" table:formula="of:=IF([.N20]&lt;&gt;&quot;&quot;;[.V17]-[.N20];0)" office:value-type="float" office:value="0" calcext:value-type="float">
            <text:p>0.00</text:p>
          </table:table-cell>
          <table:table-cell table:style-name="ce341" table:formula="of:=([.R20]/4.55)*[.Q20]" office:value-type="float" office:value="0" calcext:value-type="float">
            <text:p>0.00</text:p>
          </table:table-cell>
          <table:table-cell/>
          <table:table-cell table:style-name="ce265" table:number-columns-repeated="2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Clutch Cover Gasket</text:p>
          </table:table-cell>
          <table:table-cell/>
          <table:table-cell table:style-name="ce278" office:value-type="currency" office:currency="GBP" office:value="13.95" calcext:value-type="currency">
            <text:p>£13.95</text:p>
          </table:table-cell>
          <table:table-cell table:style-name="ce282"/>
          <table:table-cell table:style-name="ce255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21]&lt;&gt;&quot;&quot;;[.M21]-[.M20];0)" office:value-type="float" office:value="0" calcext:value-type="float">
            <text:p>0.00</text:p>
          </table:table-cell>
          <table:table-cell table:style-name="ce341" table:formula="of:=IF([.N21]&lt;&gt;&quot;&quot;;[.P21]/([.N21]/4.55);0)" office:value-type="float" office:value="0" calcext:value-type="float">
            <text:p>0.00</text:p>
          </table:table-cell>
          <table:table-cell table:style-name="ce341" table:formula="of:=IF([.N21]&lt;&gt;&quot;&quot;;[.V17]-[.N21];0)" office:value-type="float" office:value="0" calcext:value-type="float">
            <text:p>0.00</text:p>
          </table:table-cell>
          <table:table-cell table:style-name="ce341" table:formula="of:=([.R21]/4.55)*[.Q2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office:value-type="string" calcext:value-type="string">
            <text:p>Givi Monokey Lockset</text:p>
          </table:table-cell>
          <table:table-cell/>
          <table:table-cell table:style-name="ce278" office:value-type="currency" office:currency="GBP" office:value="42.99" calcext:value-type="currency">
            <text:p>£42.9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22]&lt;&gt;&quot;&quot;;[.M22]-[.M21];0)" office:value-type="float" office:value="0" calcext:value-type="float">
            <text:p>0.00</text:p>
          </table:table-cell>
          <table:table-cell table:style-name="ce341" table:formula="of:=IF([.N22]&lt;&gt;&quot;&quot;;[.P22]/([.N22]/4.55);0)" office:value-type="float" office:value="0" calcext:value-type="float">
            <text:p>0.00</text:p>
          </table:table-cell>
          <table:table-cell table:style-name="ce341" table:formula="of:=IF([.N22]&lt;&gt;&quot;&quot;;[.V17]-[.N22];0)" office:value-type="float" office:value="0" calcext:value-type="float">
            <text:p>0.00</text:p>
          </table:table-cell>
          <table:table-cell table:style-name="ce341" table:formula="of:=([.R22]/4.55)*[.Q2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office:value-type="string" calcext:value-type="string">
            <text:p>Levers</text:p>
          </table:table-cell>
          <table:table-cell/>
          <table:table-cell table:style-name="ce294" office:value-type="currency" office:currency="£" office:value="30.77" calcext:value-type="currency">
            <text:p>£30.77</text:p>
          </table:table-cell>
          <table:table-cell table:style-name="ce282"/>
          <table:table-cell table:style-name="ce257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23]&lt;&gt;&quot;&quot;;[.M23]-[.M22];0)" office:value-type="float" office:value="0" calcext:value-type="float">
            <text:p>0.00</text:p>
          </table:table-cell>
          <table:table-cell table:style-name="ce341" table:formula="of:=IF([.N23]&lt;&gt;&quot;&quot;;[.P23]/([.N23]/4.55);0)" office:value-type="float" office:value="0" calcext:value-type="float">
            <text:p>0.00</text:p>
          </table:table-cell>
          <table:table-cell table:style-name="ce341" table:formula="of:=IF([.N23]&lt;&gt;&quot;&quot;;[.V17]-[.N23];0)" office:value-type="float" office:value="0" calcext:value-type="float">
            <text:p>0.00</text:p>
          </table:table-cell>
          <table:table-cell table:style-name="ce341" table:formula="of:=([.R23]/4.55)*[.Q2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office:value-type="string" calcext:value-type="string">
            <text:p>Stainless Front Disc Bolts</text:p>
          </table:table-cell>
          <table:table-cell/>
          <table:table-cell table:style-name="ce278" office:value-type="currency" office:currency="GBP" office:value="27" calcext:value-type="currency">
            <text:p>£27.00</text:p>
          </table:table-cell>
          <table:table-cell table:style-name="ce282"/>
          <table:table-cell table:style-name="ce257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24]&lt;&gt;&quot;&quot;;[.M24]-[.M23];0)" office:value-type="float" office:value="0" calcext:value-type="float">
            <text:p>0.00</text:p>
          </table:table-cell>
          <table:table-cell table:style-name="ce341" table:formula="of:=IF([.N24]&lt;&gt;&quot;&quot;;[.P24]/([.N24]/4.55);0)" office:value-type="float" office:value="0" calcext:value-type="float">
            <text:p>0.00</text:p>
          </table:table-cell>
          <table:table-cell table:style-name="ce341" table:formula="of:=IF([.N24]&lt;&gt;&quot;&quot;;[.V17]-[.N24];0)" office:value-type="float" office:value="0" calcext:value-type="float">
            <text:p>0.00</text:p>
          </table:table-cell>
          <table:table-cell table:style-name="ce341" table:formula="of:=([.R24]/4.55)*[.Q2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office:value-type="string" calcext:value-type="string">
            <text:p>Stainless Rear Disc Bolts</text:p>
          </table:table-cell>
          <table:table-cell/>
          <table:table-cell table:style-name="ce278" office:value-type="currency" office:currency="GBP" office:value="10.8" calcext:value-type="currency">
            <text:p>£10.80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25]&lt;&gt;&quot;&quot;;[.M25]-[.M24];0)" office:value-type="float" office:value="0" calcext:value-type="float">
            <text:p>0.00</text:p>
          </table:table-cell>
          <table:table-cell table:style-name="ce341" table:formula="of:=IF([.N25]&lt;&gt;&quot;&quot;;[.P25]/([.N25]/4.55);0)" office:value-type="float" office:value="0" calcext:value-type="float">
            <text:p>0.00</text:p>
          </table:table-cell>
          <table:table-cell table:style-name="ce341" table:formula="of:=IF([.N25]&lt;&gt;&quot;&quot;;[.V17]-[.N25];0)" office:value-type="float" office:value="0" calcext:value-type="float">
            <text:p>0.00</text:p>
          </table:table-cell>
          <table:table-cell table:style-name="ce341" table:formula="of:=([.R25]/4.55)*[.Q2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2-18" calcext:value-type="date">
            <text:p>2025-02-18</text:p>
          </table:table-cell>
          <table:table-cell table:style-name="ce265" office:value-type="string" calcext:value-type="string">
            <text:p>Stainless Sprocket Nuts</text:p>
          </table:table-cell>
          <table:table-cell/>
          <table:table-cell table:style-name="ce278" office:value-type="currency" office:currency="GBP" office:value="8.54" calcext:value-type="currency">
            <text:p>£8.54</text:p>
          </table:table-cell>
          <table:table-cell table:style-name="ce282"/>
          <table:table-cell table:style-name="ce257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26]&lt;&gt;&quot;&quot;;[.M26]-[.M25];0)" office:value-type="float" office:value="0" calcext:value-type="float">
            <text:p>0.00</text:p>
          </table:table-cell>
          <table:table-cell table:style-name="ce341" table:formula="of:=IF([.N26]&lt;&gt;&quot;&quot;;[.P26]/([.N26]/4.55);0)" office:value-type="float" office:value="0" calcext:value-type="float">
            <text:p>0.00</text:p>
          </table:table-cell>
          <table:table-cell table:style-name="ce341" table:formula="of:=IF([.N26]&lt;&gt;&quot;&quot;;[.V17]-[.N26];0)" office:value-type="float" office:value="0" calcext:value-type="float">
            <text:p>0.00</text:p>
          </table:table-cell>
          <table:table-cell table:style-name="ce341" table:formula="of:=([.R26]/4.55)*[.Q2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3-14" calcext:value-type="date">
            <text:p>2025-03-14</text:p>
          </table:table-cell>
          <table:table-cell table:style-name="ce265" office:value-type="string" calcext:value-type="string">
            <text:p>Valve Clearance, Service etc.</text:p>
          </table:table-cell>
          <table:table-cell/>
          <table:table-cell table:style-name="ce278" office:value-type="currency" office:currency="GBP" office:value="671.42" calcext:value-type="currency">
            <text:p>£671.42</text:p>
          </table:table-cell>
          <table:table-cell table:style-name="ce282"/>
          <table:table-cell table:style-name="ce255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27]&lt;&gt;&quot;&quot;;[.M27]-[.M26];0)" office:value-type="float" office:value="0" calcext:value-type="float">
            <text:p>0.00</text:p>
          </table:table-cell>
          <table:table-cell table:style-name="ce341" table:formula="of:=IF([.N27]&lt;&gt;&quot;&quot;;[.P27]/([.N27]/4.55);0)" office:value-type="float" office:value="0" calcext:value-type="float">
            <text:p>0.00</text:p>
          </table:table-cell>
          <table:table-cell table:style-name="ce341" table:formula="of:=IF([.N27]&lt;&gt;&quot;&quot;;[.V17]-[.N27];0)" office:value-type="float" office:value="0" calcext:value-type="float">
            <text:p>0.00</text:p>
          </table:table-cell>
          <table:table-cell table:style-name="ce341" table:formula="of:=([.R27]/4.55)*[.Q2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3-25" calcext:value-type="date">
            <text:p>2025-03-25</text:p>
          </table:table-cell>
          <table:table-cell table:style-name="ce265" office:value-type="string" calcext:value-type="string">
            <text:p>SAE Cable</text:p>
          </table:table-cell>
          <table:table-cell/>
          <table:table-cell table:style-name="ce278" office:value-type="currency" office:currency="GBP" office:value="14.59" calcext:value-type="currency">
            <text:p>£14.59</text:p>
          </table:table-cell>
          <table:table-cell table:style-name="ce282"/>
          <table:table-cell table:style-name="ce255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28]&lt;&gt;&quot;&quot;;[.M28]-[.M27];0)" office:value-type="float" office:value="0" calcext:value-type="float">
            <text:p>0.00</text:p>
          </table:table-cell>
          <table:table-cell table:style-name="ce341" table:formula="of:=IF([.N28]&lt;&gt;&quot;&quot;;[.P28]/([.N28]/4.55);0)" office:value-type="float" office:value="0" calcext:value-type="float">
            <text:p>0.00</text:p>
          </table:table-cell>
          <table:table-cell table:style-name="ce341" table:formula="of:=IF([.N28]&lt;&gt;&quot;&quot;;[.V17]-[.N28];0)" office:value-type="float" office:value="0" calcext:value-type="float">
            <text:p>0.00</text:p>
          </table:table-cell>
          <table:table-cell table:style-name="ce341" table:formula="of:=([.R28]/4.55)*[.Q2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3-25" calcext:value-type="date">
            <text:p>2025-03-25</text:p>
          </table:table-cell>
          <table:table-cell table:style-name="ce265" office:value-type="string" calcext:value-type="string">
            <text:p>4-Way Relay</text:p>
          </table:table-cell>
          <table:table-cell/>
          <table:table-cell table:style-name="ce278" office:value-type="currency" office:currency="GBP" office:value="9.99" calcext:value-type="currency">
            <text:p>£9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29]&lt;&gt;&quot;&quot;;[.M29]-[.M28];0)" office:value-type="float" office:value="0" calcext:value-type="float">
            <text:p>0.00</text:p>
          </table:table-cell>
          <table:table-cell table:style-name="ce341" table:formula="of:=IF([.N29]&lt;&gt;&quot;&quot;;[.P29]/([.N29]/4.55);0)" office:value-type="float" office:value="0" calcext:value-type="float">
            <text:p>0.00</text:p>
          </table:table-cell>
          <table:table-cell table:style-name="ce341" table:formula="of:=IF([.N29]&lt;&gt;&quot;&quot;;[.V17]-[.N29];0)" office:value-type="float" office:value="0" calcext:value-type="float">
            <text:p>0.00</text:p>
          </table:table-cell>
          <table:table-cell table:style-name="ce341" table:formula="of:=([.R29]/4.55)*[.Q2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4-06" calcext:value-type="date">
            <text:p>2025-04-06</text:p>
          </table:table-cell>
          <table:table-cell office:value-type="string" calcext:value-type="string">
            <text:p>SP Connect Mount System</text:p>
          </table:table-cell>
          <table:table-cell/>
          <table:table-cell table:style-name="ce278" office:value-type="currency" office:currency="GBP" office:value="52.46" calcext:value-type="currency">
            <text:p>£52.46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0]&lt;&gt;&quot;&quot;;[.M30]-[.M29];0)" office:value-type="float" office:value="0" calcext:value-type="float">
            <text:p>0.00</text:p>
          </table:table-cell>
          <table:table-cell table:style-name="ce341" table:formula="of:=IF([.N30]&lt;&gt;&quot;&quot;;[.P30]/([.N30]/4.55);0)" office:value-type="float" office:value="0" calcext:value-type="float">
            <text:p>0.00</text:p>
          </table:table-cell>
          <table:table-cell table:style-name="ce341" table:formula="of:=IF([.N30]&lt;&gt;&quot;&quot;;[.V17]-[.N30];0)" office:value-type="float" office:value="0" calcext:value-type="float">
            <text:p>0.00</text:p>
          </table:table-cell>
          <table:table-cell table:style-name="ce341" table:formula="of:=([.R30]/4.55)*[.Q3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4-26" calcext:value-type="date">
            <text:p>2025-04-26</text:p>
          </table:table-cell>
          <table:table-cell office:value-type="string" calcext:value-type="string">
            <text:p>Carbon Clock Surround</text:p>
          </table:table-cell>
          <table:table-cell/>
          <table:table-cell table:style-name="ce278" office:value-type="currency" office:currency="GBP" office:value="44.95" calcext:value-type="currency">
            <text:p>£44.95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1]&lt;&gt;&quot;&quot;;[.M31]-[.M30];0)" office:value-type="float" office:value="0" calcext:value-type="float">
            <text:p>0.00</text:p>
          </table:table-cell>
          <table:table-cell table:style-name="ce341" table:formula="of:=IF([.N31]&lt;&gt;&quot;&quot;;[.P31]/([.N31]/4.55);0)" office:value-type="float" office:value="0" calcext:value-type="float">
            <text:p>0.00</text:p>
          </table:table-cell>
          <table:table-cell table:style-name="ce341" table:formula="of:=IF([.N31]&lt;&gt;&quot;&quot;;[.V17]-[.N31];0)" office:value-type="float" office:value="0" calcext:value-type="float">
            <text:p>0.00</text:p>
          </table:table-cell>
          <table:table-cell table:style-name="ce341" table:formula="of:=([.R31]/4.55)*[.Q3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4-26" calcext:value-type="date">
            <text:p>2025-04-26</text:p>
          </table:table-cell>
          <table:table-cell office:value-type="string" calcext:value-type="string">
            <text:p>Carbon Yoke Protector</text:p>
          </table:table-cell>
          <table:table-cell/>
          <table:table-cell table:style-name="ce278" office:value-type="currency" office:currency="GBP" office:value="29.95" calcext:value-type="currency">
            <text:p>£29.95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2]&lt;&gt;&quot;&quot;;[.M32]-[.M31];0)" office:value-type="float" office:value="0" calcext:value-type="float">
            <text:p>0.00</text:p>
          </table:table-cell>
          <table:table-cell table:style-name="ce341" table:formula="of:=IF([.N32]&lt;&gt;&quot;&quot;;[.P32]/([.N32]/4.55);0)" office:value-type="float" office:value="0" calcext:value-type="float">
            <text:p>0.00</text:p>
          </table:table-cell>
          <table:table-cell table:style-name="ce341" table:formula="of:=IF([.N32]&lt;&gt;&quot;&quot;;[.V17]-[.N32];0)" office:value-type="float" office:value="0" calcext:value-type="float">
            <text:p>0.00</text:p>
          </table:table-cell>
          <table:table-cell table:style-name="ce341" table:formula="of:=([.R32]/4.55)*[.Q3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7-28" calcext:value-type="date">
            <text:p>2025-07-28</text:p>
          </table:table-cell>
          <table:table-cell table:style-name="ce265" office:value-type="string" calcext:value-type="string">
            <text:p>M.O.T.</text:p>
          </table:table-cell>
          <table:table-cell table:style-name="ce265"/>
          <table:table-cell table:style-name="ce276" office:value-type="currency" office:currency="GBP" office:value="30" calcext:value-type="currency">
            <text:p>£30.00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3]&lt;&gt;&quot;&quot;;[.M33]-[.M32];0)" office:value-type="float" office:value="0" calcext:value-type="float">
            <text:p>0.00</text:p>
          </table:table-cell>
          <table:table-cell table:style-name="ce341" table:formula="of:=IF([.N33]&lt;&gt;&quot;&quot;;[.P33]/([.N33]/4.55);0)" office:value-type="float" office:value="0" calcext:value-type="float">
            <text:p>0.00</text:p>
          </table:table-cell>
          <table:table-cell table:style-name="ce341" table:formula="of:=IF([.N33]&lt;&gt;&quot;&quot;;[.V17]-[.N33];0)" office:value-type="float" office:value="0" calcext:value-type="float">
            <text:p>0.00</text:p>
          </table:table-cell>
          <table:table-cell table:style-name="ce341" table:formula="of:=([.R33]/4.55)*[.Q3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7-28" calcext:value-type="date">
            <text:p>2025-07-28</text:p>
          </table:table-cell>
          <table:table-cell table:style-name="ce265" office:value-type="string" calcext:value-type="string">
            <text:p>RAM Mount</text:p>
          </table:table-cell>
          <table:table-cell table:style-name="ce265"/>
          <table:table-cell table:style-name="ce276" office:value-type="currency" office:currency="GBP" office:value="11.99" calcext:value-type="currency">
            <text:p>£11.99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4]&lt;&gt;&quot;&quot;;[.M34]-[.M33];0)" office:value-type="float" office:value="0" calcext:value-type="float">
            <text:p>0.00</text:p>
          </table:table-cell>
          <table:table-cell table:style-name="ce341" table:formula="of:=IF([.N34]&lt;&gt;&quot;&quot;;[.P34]/([.N34]/4.55);0)" office:value-type="float" office:value="0" calcext:value-type="float">
            <text:p>0.00</text:p>
          </table:table-cell>
          <table:table-cell table:style-name="ce341" table:formula="of:=IF([.N34]&lt;&gt;&quot;&quot;;[.V17]-[.N34];0)" office:value-type="float" office:value="0" calcext:value-type="float">
            <text:p>0.00</text:p>
          </table:table-cell>
          <table:table-cell table:style-name="ce341" table:formula="of:=([.R34]/4.55)*[.Q3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9-01" calcext:value-type="date">
            <text:p>2025-09-01</text:p>
          </table:table-cell>
          <table:table-cell table:style-name="ce265" office:value-type="string" calcext:value-type="string">
            <text:p>Tank Cover Repair</text:p>
          </table:table-cell>
          <table:table-cell/>
          <table:table-cell table:style-name="ce294" office:value-type="currency" office:currency="£" office:value="15" calcext:value-type="currency">
            <text:p>£15.00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5]&lt;&gt;&quot;&quot;;[.M35]-[.M34];0)" office:value-type="float" office:value="0" calcext:value-type="float">
            <text:p>0.00</text:p>
          </table:table-cell>
          <table:table-cell table:style-name="ce341" table:formula="of:=IF([.N35]&lt;&gt;&quot;&quot;;[.P35]/([.N35]/4.55);0)" office:value-type="float" office:value="0" calcext:value-type="float">
            <text:p>0.00</text:p>
          </table:table-cell>
          <table:table-cell table:style-name="ce341" table:formula="of:=IF([.N35]&lt;&gt;&quot;&quot;;[.V17]-[.N35];0)" office:value-type="float" office:value="0" calcext:value-type="float">
            <text:p>0.00</text:p>
          </table:table-cell>
          <table:table-cell table:style-name="ce341" table:formula="of:=([.R35]/4.55)*[.Q3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HEL Clutch Line</text:p>
          </table:table-cell>
          <table:table-cell/>
          <table:table-cell table:style-name="ce278" office:value-type="currency" office:currency="GBP" office:value="34.99" calcext:value-type="currency">
            <text:p>£34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6]&lt;&gt;&quot;&quot;;[.M36]-[.M35];0)" office:value-type="float" office:value="0" calcext:value-type="float">
            <text:p>0.00</text:p>
          </table:table-cell>
          <table:table-cell table:style-name="ce341" table:formula="of:=IF([.N36]&lt;&gt;&quot;&quot;;[.P36]/([.N36]/4.55);0)" office:value-type="float" office:value="0" calcext:value-type="float">
            <text:p>0.00</text:p>
          </table:table-cell>
          <table:table-cell table:style-name="ce341" table:formula="of:=IF([.N36]&lt;&gt;&quot;&quot;;[.V17]-[.N36];0)" office:value-type="float" office:value="0" calcext:value-type="float">
            <text:p>0.00</text:p>
          </table:table-cell>
          <table:table-cell table:style-name="ce341" table:formula="of:=([.R36]/4.55)*[.Q3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6-01-09" calcext:value-type="date">
            <text:p>2026-01-09</text:p>
          </table:table-cell>
          <table:table-cell office:value-type="string" calcext:value-type="string">
            <text:p>R&amp;G Barends</text:p>
          </table:table-cell>
          <table:table-cell/>
          <table:table-cell table:style-name="ce278" office:value-type="currency" office:currency="GBP" office:value="32.48" calcext:value-type="currency">
            <text:p>£32.48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7]&lt;&gt;&quot;&quot;;[.M37]-[.M36];0)" office:value-type="float" office:value="0" calcext:value-type="float">
            <text:p>0.00</text:p>
          </table:table-cell>
          <table:table-cell table:style-name="ce341" table:formula="of:=IF([.N37]&lt;&gt;&quot;&quot;;[.P37]/([.N37]/4.55);0)" office:value-type="float" office:value="0" calcext:value-type="float">
            <text:p>0.00</text:p>
          </table:table-cell>
          <table:table-cell table:style-name="ce341" table:formula="of:=IF([.N37]&lt;&gt;&quot;&quot;;[.V17]-[.N37];0)" office:value-type="float" office:value="0" calcext:value-type="float">
            <text:p>0.00</text:p>
          </table:table-cell>
          <table:table-cell table:style-name="ce341" table:formula="of:=([.R37]/4.55)*[.Q3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8]&lt;&gt;&quot;&quot;;[.M38]-[.M37];0)" office:value-type="float" office:value="0" calcext:value-type="float">
            <text:p>0.00</text:p>
          </table:table-cell>
          <table:table-cell table:style-name="ce341" table:formula="of:=IF([.N38]&lt;&gt;&quot;&quot;;[.P38]/([.N38]/4.55);0)" office:value-type="float" office:value="0" calcext:value-type="float">
            <text:p>0.00</text:p>
          </table:table-cell>
          <table:table-cell table:style-name="ce341" table:formula="of:=IF([.N38]&lt;&gt;&quot;&quot;;[.V17]-[.N38];0)" office:value-type="float" office:value="0" calcext:value-type="float">
            <text:p>0.00</text:p>
          </table:table-cell>
          <table:table-cell table:style-name="ce341" table:formula="of:=([.R38]/4.55)*[.Q3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style-name="ce265"/>
          <table:table-cell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9]&lt;&gt;&quot;&quot;;[.M39]-[.M38];0)" office:value-type="float" office:value="0" calcext:value-type="float">
            <text:p>0.00</text:p>
          </table:table-cell>
          <table:table-cell table:style-name="ce341" table:formula="of:=IF([.N39]&lt;&gt;&quot;&quot;;[.P39]/([.N39]/4.55);0)" office:value-type="float" office:value="0" calcext:value-type="float">
            <text:p>0.00</text:p>
          </table:table-cell>
          <table:table-cell table:style-name="ce341" table:formula="of:=IF([.N39]&lt;&gt;&quot;&quot;;[.V17]-[.N39];0)" office:value-type="float" office:value="0" calcext:value-type="float">
            <text:p>0.00</text:p>
          </table:table-cell>
          <table:table-cell table:style-name="ce341" table:formula="of:=([.R39]/4.55)*[.Q3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40]&lt;&gt;&quot;&quot;;[.M40]-[.M39];0)" office:value-type="float" office:value="0" calcext:value-type="float">
            <text:p>0.00</text:p>
          </table:table-cell>
          <table:table-cell table:style-name="ce341" table:formula="of:=IF([.N40]&lt;&gt;&quot;&quot;;[.P40]/([.N40]/4.55);0)" office:value-type="float" office:value="0" calcext:value-type="float">
            <text:p>0.00</text:p>
          </table:table-cell>
          <table:table-cell table:style-name="ce341" table:formula="of:=IF([.N40]&lt;&gt;&quot;&quot;;[.V17]-[.N40];0)" office:value-type="float" office:value="0" calcext:value-type="float">
            <text:p>0.00</text:p>
          </table:table-cell>
          <table:table-cell table:style-name="ce341" table:formula="of:=([.R40]/4.55)*[.Q4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310"/>
          <table:table-cell table:style-name="ce326" table:number-columns-repeated="2"/>
          <table:table-cell table:style-name="ce332"/>
          <table:table-cell table:style-name="ce451" table:formula="of:=SUM([.P4:.P30])" office:value-type="float" office:value="0" calcext:value-type="float">
            <text:p>0.00</text:p>
          </table:table-cell>
          <table:table-cell table:style-name="ce342" table:formula="of:=SUM([.Q3:.Q30])/27" office:value-type="float" office:value="0" calcext:value-type="float">
            <text:p>0.00</text:p>
          </table:table-cell>
          <table:table-cell table:style-name="ce341" table:number-columns-repeated="2"/>
          <table:table-cell table:style-name="ce506"/>
          <table:table-cell table:number-columns-repeated="16364"/>
        </table:table-row>
        <table:table-row table:style-name="ro1">
          <table:table-cell/>
          <table:table-cell table:style-name="ce255"/>
          <table:table-cell table:number-columns-repeated="2"/>
          <table:table-cell table:style-name="ce278"/>
          <table:table-cell table:style-name="ce282"/>
          <table:table-cell table:style-name="ce256"/>
          <table:table-cell table:style-name="ce265" table:number-columns-repeated="2"/>
          <table:table-cell table:style-name="ce299"/>
          <table:table-cell/>
          <table:table-cell table:style-name="ce311"/>
          <table:table-cell table:style-name="ce424"/>
          <table:table-cell table:style-name="ce327" office:value-type="string" calcext:value-type="string">
            <text:p>Fuel Costs To Date</text:p>
          </table:table-cell>
          <table:table-cell table:style-name="ce333" table:formula="of:=SUM([.O3:.O40])" office:value-type="currency" office:currency="GBP" office:value="0" calcext:value-type="currency">
            <text:p>£0.00</text:p>
          </table:table-cell>
          <table:table-cell table:style-name="ce480"/>
          <table:table-cell table:style-name="ce343" table:number-columns-repeated="3"/>
          <table:table-cell table:number-columns-repeated="7"/>
          <table:table-cell table:style-name="ce265"/>
          <table:table-cell table:number-columns-repeated="16357"/>
        </table:table-row>
        <table:table-row table:style-name="ro1">
          <table:table-cell/>
          <table:table-cell table:style-name="ce259"/>
          <table:table-cell table:style-name="ce268" office:value-type="string" calcext:value-type="string">
            <text:p>Sub-Total</text:p>
          </table:table-cell>
          <table:table-cell table:style-name="ce272"/>
          <table:table-cell table:style-name="ce300" table:formula="of:=SUM([.E3:.E42])" office:value-type="currency" office:currency="GBP" office:value="3330.95" calcext:value-type="currency">
            <text:p>£3,330.95</text:p>
          </table:table-cell>
          <table:table-cell table:style-name="ce272" table:number-columns-repeated="2"/>
          <table:table-cell table:style-name="ce268" office:value-type="string" calcext:value-type="string">
            <text:p>Total To Date</text:p>
          </table:table-cell>
          <table:table-cell table:style-name="ce272"/>
          <table:table-cell table:style-name="ce306" table:formula="of:=[.E43]+SUM([.J3:.J42])" office:value-type="currency" office:currency="GBP" office:value="3330.95" calcext:value-type="currency">
            <text:p>£3,330.95</text:p>
          </table:table-cell>
          <table:table-cell/>
          <table:table-cell table:style-name="ce312"/>
          <table:table-cell table:style-name="ce428"/>
          <table:table-cell table:style-name="ce328" office:value-type="string" calcext:value-type="string">
            <text:p>Overall Running Costs To Date</text:p>
          </table:table-cell>
          <table:table-cell table:style-name="ce279" table:formula="of:=IF(([.P3]+[.P4])&gt;0;([.J43]+[.O42])/(SUM([.P3:.P40]));0)" office:value-type="currency" office:currency="GBP" office:value="0" calcext:value-type="currency">
            <text:p>£0.00</text:p>
          </table:table-cell>
          <table:table-cell table:style-name="ce498" office:value-type="string" calcext:value-type="string">
            <text:p>Per Mile</text:p>
          </table:table-cell>
          <table:table-cell table:style-name="ce344" table:number-columns-repeated="3"/>
          <table:table-cell table:number-columns-repeated="16365"/>
        </table:table-row>
        <table:table-row table:style-name="ro1">
          <table:table-cell/>
          <table:table-cell table:style-name="ce260"/>
          <table:table-cell table:number-columns-repeated="2"/>
          <table:table-cell table:style-name="ce301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/>
          <table:table-cell table:style-name="ce257"/>
          <table:table-cell table:number-columns-repeated="2"/>
          <table:table-cell table:style-name="ce420"/>
          <table:table-cell table:number-columns-repeated="16379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Yamaha_XJR1300_RN04" table:style-name="ta1">
        <table:table-column table:style-name="co1" table:default-cell-style-name="ce252"/>
        <table:table-column table:style-name="co2" table:default-cell-style-name="ce252"/>
        <table:table-column table:style-name="co3" table:default-cell-style-name="ce252"/>
        <table:table-column table:style-name="co4" table:default-cell-style-name="ce252"/>
        <table:table-column table:style-name="co5" table:default-cell-style-name="ce280"/>
        <table:table-column table:style-name="co1" table:default-cell-style-name="ce252"/>
        <table:table-column table:style-name="co2" table:default-cell-style-name="ce252"/>
        <table:table-column table:style-name="co6" table:default-cell-style-name="ce252"/>
        <table:table-column table:style-name="co1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313"/>
        <table:table-column table:style-name="co9" table:default-cell-style-name="ce324"/>
        <table:table-column table:style-name="co10" table:default-cell-style-name="ce324"/>
        <table:table-column table:style-name="co5" table:default-cell-style-name="ce280"/>
        <table:table-column table:style-name="co11" table:default-cell-style-name="ce317"/>
        <table:table-column table:style-name="co12" table:default-cell-style-name="ce324"/>
        <table:table-column table:style-name="co13" table:default-cell-style-name="ce324"/>
        <table:table-column table:style-name="co14" table:default-cell-style-name="ce324"/>
        <table:table-column table:style-name="co18" table:default-cell-style-name="ce252"/>
        <table:table-column table:style-name="co16" table:default-cell-style-name="ce252"/>
        <table:table-column table:style-name="co19" table:default-cell-style-name="ce252"/>
        <table:table-column table:style-name="co20" table:default-cell-style-name="ce252"/>
        <table:table-column table:style-name="co21" table:default-cell-style-name="ce252"/>
        <table:table-column table:style-name="co22" table:default-cell-style-name="ce252"/>
        <table:table-column table:style-name="co23" table:default-cell-style-name="ce252"/>
        <table:table-column table:style-name="co7" table:number-columns-repeated="998" table:default-cell-style-name="ce252"/>
        <table:table-column table:style-name="co8" table:number-columns-repeated="15360" table:default-cell-style-name="ce265"/>
        <table:table-row table:style-name="ro1">
          <table:table-cell/>
          <table:table-cell table:style-name="ce253"/>
          <table:table-cell table:style-name="ce262" office:value-type="string" calcext:value-type="string">
            <text:p>Motorcycle Costs</text:p>
          </table:table-cell>
          <table:table-cell table:style-name="ce269"/>
          <table:table-cell table:style-name="ce274"/>
          <table:table-cell table:style-name="ce269"/>
          <table:table-cell table:style-name="ce262"/>
          <table:table-cell table:style-name="ce269" table:number-columns-repeated="2"/>
          <table:table-cell table:style-name="ce303"/>
          <table:table-cell/>
          <table:table-cell table:style-name="ce307"/>
          <table:table-cell table:style-name="ce421" office:value-type="string" calcext:value-type="string">
            <text:p>Fuel Costs</text:p>
          </table:table-cell>
          <table:table-cell table:style-name="ce322"/>
          <table:table-cell/>
          <table:table-cell table:style-name="ce448" office:value-type="string" calcext:value-type="string">
            <text:p>Fuel Economy</text:p>
          </table:table-cell>
          <table:table-cell table:style-name="ce338" table:number-columns-repeated="3"/>
          <table:table-cell/>
          <table:table-cell table:style-name="ce346" office:value-type="string" calcext:value-type="string">
            <text:p>Vehicle Details</text:p>
          </table:table-cell>
          <table:table-cell table:style-name="ce349"/>
          <table:table-cell table:number-columns-repeated="16362"/>
        </table:table-row>
        <table:table-row table:style-name="ro4">
          <table:table-cell/>
          <table:table-cell table:style-name="ce25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75" office:value-type="string" calcext:value-type="string">
            <text:p>Cost</text:p>
          </table:table-cell>
          <table:table-cell table:style-name="ce271"/>
          <table:table-cell table:style-name="ce263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304" office:value-type="string" calcext:value-type="string">
            <text:p>Cost</text:p>
          </table:table-cell>
          <table:table-cell/>
          <table:table-cell table:style-name="ce308" office:value-type="string" calcext:value-type="string">
            <text:p>Date</text:p>
          </table:table-cell>
          <table:table-cell table:style-name="ce323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329" office:value-type="string" calcext:value-type="string">
            <text:p>Cost</text:p>
          </table:table-cell>
          <table:table-cell table:style-name="ce315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 table:style-name="ce345" office:value-type="string" calcext:value-type="string">
            <text:p>No. Litres</text:p>
            <text:p>Left</text:p>
          </table:table-cell>
          <table:table-cell table:style-name="ce345" office:value-type="string" calcext:value-type="string">
            <text:p>No. Miles</text:p>
            <text:p>Left</text:p>
          </table:table-cell>
          <table:table-cell/>
          <table:table-cell table:style-name="ce347"/>
          <table:table-cell table:style-name="ce343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10" calcext:value-type="date">
            <text:p>2025-06-10</text:p>
          </table:table-cell>
          <table:table-cell office:value-type="string" calcext:value-type="string">
            <text:p>Motorcycle Deposit</text:p>
          </table:table-cell>
          <table:table-cell/>
          <table:table-cell table:style-name="ce276" office:value-type="currency" office:currency="GBP" office:value="250" calcext:value-type="currency">
            <text:p>£250.0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309" office:value-type="date" office:date-value="2025-06-21" calcext:value-type="date">
            <text:p>2025-06-21</text:p>
          </table:table-cell>
          <table:table-cell table:style-name="ce322" office:value-type="float" office:value="30113" calcext:value-type="float">
            <text:p>30113.00</text:p>
          </table:table-cell>
          <table:table-cell table:style-name="ce322"/>
          <table:table-cell table:style-name="ce330"/>
          <table:table-cell table:style-name="ce319" office:value-type="float" office:value="0" calcext:value-type="float">
            <text:p>0.00</text:p>
          </table:table-cell>
          <table:table-cell table:style-name="ce340" office:value-type="float" office:value="0" calcext:value-type="float">
            <text:p>0.00</text:p>
          </table:table-cell>
          <table:table-cell table:style-name="ce340" table:number-columns-repeated="2"/>
          <table:table-cell/>
          <table:table-cell table:style-name="ce348" office:value-type="string" calcext:value-type="string">
            <text:p>Registration</text:p>
          </table:table-cell>
          <table:table-cell table:style-name="ce372" office:value-type="string" calcext:value-type="string">
            <text:p>X589 HLH</text:p>
          </table:table-cell>
          <table:table-cell table:style-name="ce265" table:number-columns-repeated="5"/>
          <table:table-cell table:number-columns-repeated="16357"/>
        </table:table-row>
        <table:table-row table:style-name="ro1">
          <table:table-cell/>
          <table:table-cell table:style-name="ce257" office:value-type="date" office:date-value="2025-06-12" calcext:value-type="date">
            <text:p>2025-06-12</text:p>
          </table:table-cell>
          <table:table-cell office:value-type="string" calcext:value-type="string">
            <text:p>Purchase Cost (30113 Miles)</text:p>
          </table:table-cell>
          <table:table-cell/>
          <table:table-cell table:style-name="ce276" office:value-type="currency" office:currency="GBP" office:value="2250" calcext:value-type="currency">
            <text:p>£2,250.00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 office:value-type="date" office:date-value="2025-06-22" calcext:value-type="date">
            <text:p>2025-06-22</text:p>
          </table:table-cell>
          <table:table-cell office:value-type="float" office:value="30118.5" calcext:value-type="float">
            <text:p>30118.50</text:p>
          </table:table-cell>
          <table:table-cell office:value-type="float" office:value="14.93" calcext:value-type="float">
            <text:p>14.93</text:p>
          </table:table-cell>
          <table:table-cell table:style-name="ce331" office:value-type="currency" office:currency="GBP" office:value="21.48" calcext:value-type="currency">
            <text:p>£21.48</text:p>
          </table:table-cell>
          <table:table-cell table:style-name="ce324" table:formula="of:=IF([.M4]&lt;&gt;&quot;&quot;;[.M4]-[.M3];0)" office:value-type="float" office:value="5.5" calcext:value-type="float">
            <text:p>5.50</text:p>
          </table:table-cell>
          <table:table-cell table:style-name="ce341" table:formula="of:=IF([.N4]&lt;&gt;&quot;&quot;;[.P4]/([.N4]/4.55);0)" office:value-type="float" office:value="1.67615539182853" calcext:value-type="float">
            <text:p>1.68</text:p>
          </table:table-cell>
          <table:table-cell table:style-name="ce341" table:formula="of:=IF([.N4]&lt;&gt;&quot;&quot;;[.V17]-[.N4];0)" office:value-type="float" office:value="6.07" calcext:value-type="float">
            <text:p>6.07</text:p>
          </table:table-cell>
          <table:table-cell table:style-name="ce341" table:formula="of:=([.R4]/4.55)*[.Q4]" office:value-type="float" office:value="2.23610180843938" calcext:value-type="float">
            <text:p>2.24</text:p>
          </table:table-cell>
          <table:table-cell/>
          <table:table-cell table:style-name="ce256" office:value-type="string" calcext:value-type="string">
            <text:p>V5C Reference</text:p>
          </table:table-cell>
          <table:table-cell table:style-name="ce385" office:value-type="string" calcext:value-type="string">
            <text:p>5196 669 3573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4-08-11" calcext:value-type="date">
            <text:p>2024-08-11</text:p>
          </table:table-cell>
          <table:table-cell office:value-type="string" calcext:value-type="string">
            <text:p>R&amp;G Bar Ends</text:p>
          </table:table-cell>
          <table:table-cell/>
          <table:table-cell table:style-name="ce276" office:value-type="currency" office:currency="GBP" office:value="38.29" calcext:value-type="currency">
            <text:p>£38.2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 office:value-type="date" office:date-value="2025-08-17" calcext:value-type="date">
            <text:p>2025-08-17</text:p>
          </table:table-cell>
          <table:table-cell office:value-type="float" office:value="30201.5" calcext:value-type="float">
            <text:p>30201.50</text:p>
          </table:table-cell>
          <table:table-cell office:value-type="float" office:value="11.54" calcext:value-type="float">
            <text:p>11.54</text:p>
          </table:table-cell>
          <table:table-cell office:value-type="currency" office:currency="GBP" office:value="17.07" calcext:value-type="currency">
            <text:p>£17.07</text:p>
          </table:table-cell>
          <table:table-cell table:style-name="ce324" table:formula="of:=IF([.M5]&lt;&gt;&quot;&quot;;[.M5]-[.M4];0)" office:value-type="float" office:value="83" calcext:value-type="float">
            <text:p>83.00</text:p>
          </table:table-cell>
          <table:table-cell table:style-name="ce341" table:formula="of:=IF([.N5]&lt;&gt;&quot;&quot;;[.P5]/([.N5]/4.55);0)" office:value-type="float" office:value="32.7253032928943" calcext:value-type="float">
            <text:p>32.73</text:p>
          </table:table-cell>
          <table:table-cell table:style-name="ce341" table:formula="of:=IF([.N5]&lt;&gt;&quot;&quot;;[.V17]-[.N5];0)" office:value-type="float" office:value="9.46" calcext:value-type="float">
            <text:p>9.46</text:p>
          </table:table-cell>
          <table:table-cell table:style-name="ce341" table:formula="of:=([.R5]/4.55)*[.Q5]" office:value-type="float" office:value="68.0398613518198" calcext:value-type="float">
            <text:p>68.04</text:p>
          </table:table-cell>
          <table:table-cell/>
          <table:table-cell table:style-name="ce348" office:value-type="string" calcext:value-type="string">
            <text:p>Insurance Due</text:p>
          </table:table-cell>
          <table:table-cell table:style-name="ce382" office:value-type="date" office:date-value="2027-01-04" calcext:value-type="date">
            <text:p>2027-01-04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12" calcext:value-type="date">
            <text:p>2025-06-12</text:p>
          </table:table-cell>
          <table:table-cell table:style-name="ce265" office:value-type="string" calcext:value-type="string">
            <text:p>Keyrings</text:p>
          </table:table-cell>
          <table:table-cell/>
          <table:table-cell table:style-name="ce276" office:value-type="currency" office:currency="GBP" office:value="5.5" calcext:value-type="currency">
            <text:p>£5.5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 office:value-type="date" office:date-value="2025-09-06" calcext:value-type="date">
            <text:p>2025-09-06</text:p>
          </table:table-cell>
          <table:table-cell office:value-type="float" office:value="30270.6" calcext:value-type="float">
            <text:p>30270.60</text:p>
          </table:table-cell>
          <table:table-cell office:value-type="float" office:value="6.89" calcext:value-type="float">
            <text:p>6.89</text:p>
          </table:table-cell>
          <table:table-cell office:value-type="currency" office:currency="GBP" office:value="10.74" calcext:value-type="currency">
            <text:p>£10.74</text:p>
          </table:table-cell>
          <table:table-cell table:style-name="ce324" table:formula="of:=IF([.M6]&lt;&gt;&quot;&quot;;[.M6]-[.M5];0)" office:value-type="float" office:value="69.0999999999985" calcext:value-type="float">
            <text:p>69.10</text:p>
          </table:table-cell>
          <table:table-cell table:style-name="ce341" table:formula="of:=IF([.N6]&lt;&gt;&quot;&quot;;[.P6]/([.N6]/4.55);0)" office:value-type="float" office:value="45.6320754716972" calcext:value-type="float">
            <text:p>45.63</text:p>
          </table:table-cell>
          <table:table-cell table:style-name="ce341" table:formula="of:=IF([.N6]&lt;&gt;&quot;&quot;;[.V17]-[.N6];0)" office:value-type="float" office:value="14.11" calcext:value-type="float">
            <text:p>14.11</text:p>
          </table:table-cell>
          <table:table-cell table:style-name="ce341" table:formula="of:=([.R6]/4.55)*[.Q6]" office:value-type="float" office:value="141.509579100142" calcext:value-type="float">
            <text:p>141.51</text:p>
          </table:table-cell>
          <table:table-cell/>
          <table:table-cell table:style-name="ce348" office:value-type="string" calcext:value-type="string">
            <text:p>M.O.T due</text:p>
          </table:table-cell>
          <table:table-cell table:style-name="ce383" office:value-type="date" office:date-value="2026-06-10" calcext:value-type="date">
            <text:p>2026-06-1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21" calcext:value-type="date">
            <text:p>2025-06-21</text:p>
          </table:table-cell>
          <table:table-cell office:value-type="string" calcext:value-type="string">
            <text:p>Delivery</text:p>
          </table:table-cell>
          <table:table-cell/>
          <table:table-cell table:style-name="ce276" office:value-type="currency" office:currency="GBP" office:value="145" calcext:value-type="currency">
            <text:p>£145.00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 office:value-type="date" office:date-value="2025-09-06" calcext:value-type="date">
            <text:p>2025-09-06</text:p>
          </table:table-cell>
          <table:table-cell office:value-type="float" office:value="30422.3" calcext:value-type="float">
            <text:p>30422.30</text:p>
          </table:table-cell>
          <table:table-cell office:value-type="float" office:value="11.62" calcext:value-type="float">
            <text:p>11.62</text:p>
          </table:table-cell>
          <table:table-cell office:value-type="currency" office:currency="GBP" office:value="17.65" calcext:value-type="currency">
            <text:p>£17.65</text:p>
          </table:table-cell>
          <table:table-cell table:style-name="ce324" table:formula="of:=IF([.M7]&lt;&gt;&quot;&quot;;[.M7]-[.M6];0)" office:value-type="float" office:value="151.700000000001" calcext:value-type="float">
            <text:p>151.70</text:p>
          </table:table-cell>
          <table:table-cell table:style-name="ce341" table:formula="of:=IF([.N7]&lt;&gt;&quot;&quot;;[.P7]/([.N7]/4.55);0)" office:value-type="float" office:value="59.4006024096388" calcext:value-type="float">
            <text:p>59.40</text:p>
          </table:table-cell>
          <table:table-cell table:style-name="ce341" table:formula="of:=IF([.N7]&lt;&gt;&quot;&quot;;[.V17]-[.N7];0)" office:value-type="float" office:value="9.38" calcext:value-type="float">
            <text:p>9.38</text:p>
          </table:table-cell>
          <table:table-cell table:style-name="ce341" table:formula="of:=([.R7]/4.55)*[.Q7]" office:value-type="float" office:value="122.456626506025" calcext:value-type="float">
            <text:p>122.46</text:p>
          </table:table-cell>
          <table:table-cell/>
          <table:table-cell table:style-name="ce348" office:value-type="string" calcext:value-type="string">
            <text:p>Road tax due</text:p>
          </table:table-cell>
          <table:table-cell table:style-name="ce382" office:value-type="date" office:date-value="2026-06-01" calcext:value-type="date">
            <text:p>2026-06-01</text:p>
          </table:table-cell>
          <table:table-cell table:number-columns-repeated="16362"/>
        </table:table-row>
        <table:table-row table:style-name="ro2">
          <table:table-cell/>
          <table:table-cell table:style-name="ce257" office:value-type="date" office:date-value="2026-06-14" calcext:value-type="date">
            <text:p>2026-06-14</text:p>
          </table:table-cell>
          <table:table-cell office:value-type="string" calcext:value-type="string">
            <text:p>Baglux Tank Cover</text:p>
          </table:table-cell>
          <table:table-cell/>
          <table:table-cell table:style-name="ce276" office:value-type="currency" office:currency="GBP" office:value="87.09" calcext:value-type="currency">
            <text:p>£87.09</text:p>
          </table:table-cell>
          <table:table-cell table:style-name="ce282"/>
          <table:table-cell table:style-name="ce255"/>
          <table:table-cell table:style-name="Default"/>
          <table:table-cell/>
          <table:table-cell table:style-name="ce278"/>
          <table:table-cell/>
          <table:table-cell table:style-name="ce257" office:value-type="date" office:date-value="2025-09-20" calcext:value-type="date">
            <text:p>2025-09-20</text:p>
          </table:table-cell>
          <table:table-cell office:value-type="float" office:value="30539" calcext:value-type="float">
            <text:p>30539.00</text:p>
          </table:table-cell>
          <table:table-cell office:value-type="float" office:value="11.8" calcext:value-type="float">
            <text:p>11.80</text:p>
          </table:table-cell>
          <table:table-cell office:value-type="currency" office:currency="GBP" office:value="17.45" calcext:value-type="currency">
            <text:p>£17.45</text:p>
          </table:table-cell>
          <table:table-cell table:style-name="ce324" table:formula="of:=IF([.M8]&lt;&gt;&quot;&quot;;[.M8]-[.M7];0)" office:value-type="float" office:value="116.700000000001" calcext:value-type="float">
            <text:p>116.70</text:p>
          </table:table-cell>
          <table:table-cell table:style-name="ce341" table:formula="of:=IF([.N8]&lt;&gt;&quot;&quot;;[.P8]/([.N8]/4.55);0)" office:value-type="float" office:value="44.9987288135596" calcext:value-type="float">
            <text:p>45.00</text:p>
          </table:table-cell>
          <table:table-cell table:style-name="ce341" table:formula="of:=IF([.N8]&lt;&gt;&quot;&quot;;[.V17]-[.N8];0)" office:value-type="float" office:value="9.2" calcext:value-type="float">
            <text:p>9.20</text:p>
          </table:table-cell>
          <table:table-cell table:style-name="ce341" table:formula="of:=([.R8]/4.55)*[.Q8]" office:value-type="float" office:value="90.9864406779667" calcext:value-type="float">
            <text:p>90.99</text:p>
          </table:table-cell>
          <table:table-cell/>
          <table:table-cell table:style-name="ce256" office:value-type="string" calcext:value-type="string">
            <text:p>Last Service</text:p>
          </table:table-cell>
          <table:table-cell table:style-name="ce384" office:value-type="date" office:date-value="2025-11-13" calcext:value-type="date">
            <text:p>2025-11-13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25" calcext:value-type="date">
            <text:p>2025-06-25</text:p>
          </table:table-cell>
          <table:table-cell office:value-type="string" calcext:value-type="string">
            <text:p>SP Connect Mount System</text:p>
          </table:table-cell>
          <table:table-cell/>
          <table:table-cell table:style-name="ce276" office:value-type="currency" office:currency="GBP" office:value="135.92" calcext:value-type="currency">
            <text:p>£135.92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 office:value-type="date" office:date-value="2025-11-28" calcext:value-type="date">
            <text:p>2025-11-28</text:p>
          </table:table-cell>
          <table:table-cell office:value-type="float" office:value="30668" calcext:value-type="float">
            <text:p>30668.00</text:p>
          </table:table-cell>
          <table:table-cell office:value-type="float" office:value="9.01" calcext:value-type="float">
            <text:p>9.01</text:p>
          </table:table-cell>
          <table:table-cell office:value-type="currency" office:currency="GBP" office:value="14.41" calcext:value-type="currency">
            <text:p>£14.41</text:p>
          </table:table-cell>
          <table:table-cell table:style-name="ce324" table:formula="of:=IF([.M9]&lt;&gt;&quot;&quot;;[.M9]-[.M8];0)" office:value-type="float" office:value="129" calcext:value-type="float">
            <text:p>129.00</text:p>
          </table:table-cell>
          <table:table-cell table:style-name="ce341" table:formula="of:=IF([.N9]&lt;&gt;&quot;&quot;;[.P9]/([.N9]/4.55);0)" office:value-type="float" office:value="65.1442841287458" calcext:value-type="float">
            <text:p>65.14</text:p>
          </table:table-cell>
          <table:table-cell table:style-name="ce341" table:formula="of:=IF([.N9]&lt;&gt;&quot;&quot;;[.V17]-[.N9];0)" office:value-type="float" office:value="11.99" calcext:value-type="float">
            <text:p>11.99</text:p>
          </table:table-cell>
          <table:table-cell table:style-name="ce341" table:formula="of:=([.R9]/4.55)*[.Q9]" office:value-type="float" office:value="171.665926748058" calcext:value-type="float">
            <text:p>171.67</text:p>
          </table:table-cell>
          <table:table-cell/>
          <table:table-cell table:style-name="ce348" office:value-type="string" calcext:value-type="string">
            <text:p>Engine No.</text:p>
          </table:table-cell>
          <table:table-cell table:style-name="ce552" office:value-type="string" calcext:value-type="string">
            <text:p>P502E0017152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26" calcext:value-type="date">
            <text:p>2025-06-26</text:p>
          </table:table-cell>
          <table:table-cell table:style-name="ce265" office:value-type="string" calcext:value-type="string">
            <text:p>SAE Cable USB</text:p>
          </table:table-cell>
          <table:table-cell/>
          <table:table-cell table:style-name="ce276" office:value-type="currency" office:currency="GBP" office:value="13.99" calcext:value-type="currency">
            <text:p>£13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 office:value-type="date" office:date-value="2025-12-20" calcext:value-type="date">
            <text:p>2025-12-20</text:p>
          </table:table-cell>
          <table:table-cell office:value-type="float" office:value="30806" calcext:value-type="float">
            <text:p>30806.00</text:p>
          </table:table-cell>
          <table:table-cell office:value-type="float" office:value="10.74" calcext:value-type="float">
            <text:p>10.74</text:p>
          </table:table-cell>
          <table:table-cell office:value-type="currency" office:currency="GBP" office:value="16.1" calcext:value-type="currency">
            <text:p>£16.10</text:p>
          </table:table-cell>
          <table:table-cell table:style-name="ce324" table:formula="of:=IF([.M10]&lt;&gt;&quot;&quot;;[.M10]-[.M9];0)" office:value-type="float" office:value="138" calcext:value-type="float">
            <text:p>138.00</text:p>
          </table:table-cell>
          <table:table-cell table:style-name="ce341" table:formula="of:=IF([.N10]&lt;&gt;&quot;&quot;;[.P10]/([.N10]/4.55);0)" office:value-type="float" office:value="58.463687150838" calcext:value-type="float">
            <text:p>58.46</text:p>
          </table:table-cell>
          <table:table-cell table:style-name="ce341" table:formula="of:=IF([.N10]&lt;&gt;&quot;&quot;;[.V17]-[.N10];0)" office:value-type="float" office:value="10.26" calcext:value-type="float">
            <text:p>10.26</text:p>
          </table:table-cell>
          <table:table-cell table:style-name="ce341" table:formula="of:=([.R10]/4.55)*[.Q10]" office:value-type="float" office:value="131.832402234637" calcext:value-type="float">
            <text:p>131.83</text:p>
          </table:table-cell>
          <table:table-cell/>
          <table:table-cell table:style-name="ce348" office:value-type="string" calcext:value-type="string">
            <text:p>Frame No.</text:p>
          </table:table-cell>
          <table:table-cell table:style-name="ce372" office:value-type="string" calcext:value-type="string">
            <text:p>JYARP02100001109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26" calcext:value-type="date">
            <text:p>2025-06-26</text:p>
          </table:table-cell>
          <table:table-cell table:style-name="ce265" office:value-type="string" calcext:value-type="string">
            <text:p>4-Way Relay</text:p>
          </table:table-cell>
          <table:table-cell/>
          <table:table-cell table:style-name="ce276" office:value-type="currency" office:currency="GBP" office:value="15.59" calcext:value-type="currency">
            <text:p>£15.5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 office:value-type="date" office:date-value="2025-12-27" calcext:value-type="date">
            <text:p>2025-12-27</text:p>
          </table:table-cell>
          <table:table-cell office:value-type="float" office:value="30872" calcext:value-type="float">
            <text:p>30872.00</text:p>
          </table:table-cell>
          <table:table-cell office:value-type="float" office:value="8.81" calcext:value-type="float">
            <text:p>8.81</text:p>
          </table:table-cell>
          <table:table-cell office:value-type="currency" office:currency="GBP" office:value="13.12" calcext:value-type="currency">
            <text:p>£13.12</text:p>
          </table:table-cell>
          <table:table-cell table:style-name="ce324" table:formula="of:=IF([.M11]&lt;&gt;&quot;&quot;;[.M11]-[.M10];0)" office:value-type="float" office:value="66" calcext:value-type="float">
            <text:p>66.00</text:p>
          </table:table-cell>
          <table:table-cell table:style-name="ce341" table:formula="of:=IF([.N11]&lt;&gt;&quot;&quot;;[.P11]/([.N11]/4.55);0)" office:value-type="float" office:value="34.0862656072645" calcext:value-type="float">
            <text:p>34.09</text:p>
          </table:table-cell>
          <table:table-cell table:style-name="ce341" table:formula="of:=IF([.N11]&lt;&gt;&quot;&quot;;[.V17]-[.N11];0)" office:value-type="float" office:value="12.19" calcext:value-type="float">
            <text:p>12.19</text:p>
          </table:table-cell>
          <table:table-cell table:style-name="ce341" table:formula="of:=([.R11]/4.55)*[.Q11]" office:value-type="float" office:value="91.3212258796822" calcext:value-type="float">
            <text:p>91.32</text:p>
          </table:table-cell>
          <table:table-cell/>
          <table:table-cell table:style-name="ce348" office:value-type="string" calcext:value-type="string">
            <text:p>Front tyre size</text:p>
          </table:table-cell>
          <table:table-cell table:style-name="ce372" office:value-type="string" calcext:value-type="string">
            <text:p>120x70 ZR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26" calcext:value-type="date">
            <text:p>2025-06-26</text:p>
          </table:table-cell>
          <table:table-cell office:value-type="string" calcext:value-type="string">
            <text:p>LED Headlight</text:p>
          </table:table-cell>
          <table:table-cell/>
          <table:table-cell table:style-name="ce276" office:value-type="currency" office:currency="GBP" office:value="38.69" calcext:value-type="currency">
            <text:p>£38.69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12]&lt;&gt;&quot;&quot;;[.M12]-[.M11];0)" office:value-type="float" office:value="0" calcext:value-type="float">
            <text:p>0.00</text:p>
          </table:table-cell>
          <table:table-cell table:style-name="ce341" table:formula="of:=IF([.N12]&lt;&gt;&quot;&quot;;[.P12]/([.N12]/4.55);0)" office:value-type="float" office:value="0" calcext:value-type="float">
            <text:p>0.00</text:p>
          </table:table-cell>
          <table:table-cell table:style-name="ce341" table:formula="of:=IF([.N12]&lt;&gt;&quot;&quot;;[.V17]-[.N12];0)" office:value-type="float" office:value="0" calcext:value-type="float">
            <text:p>0.00</text:p>
          </table:table-cell>
          <table:table-cell table:style-name="ce341" table:formula="of:=([.R12]/4.55)*[.Q12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pressure</text:p>
          </table:table-cell>
          <table:table-cell table:style-name="ce372" office:value-type="float" office:value="36" calcext:value-type="float">
            <text:p>36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06" calcext:value-type="date">
            <text:p>2025-06-06</text:p>
          </table:table-cell>
          <table:table-cell table:style-name="ce265" office:value-type="string" calcext:value-type="string">
            <text:p>Akrapovic Exhaust</text:p>
          </table:table-cell>
          <table:table-cell/>
          <table:table-cell table:style-name="ce276" office:value-type="currency" office:currency="GBP" office:value="617.7" calcext:value-type="currency">
            <text:p>£617.7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13]&lt;&gt;&quot;&quot;;[.M13]-[.M12];0)" office:value-type="float" office:value="0" calcext:value-type="float">
            <text:p>0.00</text:p>
          </table:table-cell>
          <table:table-cell table:style-name="ce341" table:formula="of:=IF([.N13]&lt;&gt;&quot;&quot;;[.P13]/([.N13]/4.55);0)" office:value-type="float" office:value="0" calcext:value-type="float">
            <text:p>0.00</text:p>
          </table:table-cell>
          <table:table-cell table:style-name="ce341" table:formula="of:=IF([.N13]&lt;&gt;&quot;&quot;;[.V17]-[.N13];0)" office:value-type="float" office:value="0" calcext:value-type="float">
            <text:p>0.00</text:p>
          </table:table-cell>
          <table:table-cell table:style-name="ce341" table:formula="of:=([.R13]/4.55)*[.Q13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tyre size</text:p>
          </table:table-cell>
          <table:table-cell table:style-name="ce372" office:value-type="string" calcext:value-type="string">
            <text:p>180x55 ZR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06" calcext:value-type="date">
            <text:p>2025-06-06</text:p>
          </table:table-cell>
          <table:table-cell office:value-type="string" calcext:value-type="string">
            <text:p>Ohlins Shocks</text:p>
          </table:table-cell>
          <table:table-cell/>
          <table:table-cell table:style-name="ce276" office:value-type="currency" office:currency="GBP" office:value="600" calcext:value-type="currency">
            <text:p>£600.0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94"/>
          <table:table-cell/>
          <table:table-cell table:style-name="ce257"/>
          <table:table-cell table:number-columns-repeated="3"/>
          <table:table-cell table:style-name="ce324" table:formula="of:=IF([.M14]&lt;&gt;&quot;&quot;;[.M14]-[.M13];0)" office:value-type="float" office:value="0" calcext:value-type="float">
            <text:p>0.00</text:p>
          </table:table-cell>
          <table:table-cell table:style-name="ce341" table:formula="of:=IF([.N14]&lt;&gt;&quot;&quot;;[.P14]/([.N14]/4.55);0)" office:value-type="float" office:value="0" calcext:value-type="float">
            <text:p>0.00</text:p>
          </table:table-cell>
          <table:table-cell table:style-name="ce341" table:formula="of:=IF([.N14]&lt;&gt;&quot;&quot;;[.V17]-[.N14];0)" office:value-type="float" office:value="0" calcext:value-type="float">
            <text:p>0.00</text:p>
          </table:table-cell>
          <table:table-cell table:style-name="ce341" table:formula="of:=([.R14]/4.55)*[.Q14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pressure</text:p>
          </table:table-cell>
          <table:table-cell table:style-name="ce372" office:value-type="float" office:value="42" calcext:value-type="float">
            <text:p>42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06" calcext:value-type="date">
            <text:p>2025-06-06</text:p>
          </table:table-cell>
          <table:table-cell table:style-name="ce265" office:value-type="string" calcext:value-type="string">
            <text:p>Stainless Exhaust Nuts</text:p>
          </table:table-cell>
          <table:table-cell/>
          <table:table-cell table:style-name="ce276" office:value-type="currency" office:currency="GBP" office:value="10.59" calcext:value-type="currency">
            <text:p>£10.59</text:p>
          </table:table-cell>
          <table:table-cell table:style-name="ce282"/>
          <table:table-cell table:style-name="ce255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15]&lt;&gt;&quot;&quot;;[.M15]-[.M14];0)" office:value-type="float" office:value="0" calcext:value-type="float">
            <text:p>0.00</text:p>
          </table:table-cell>
          <table:table-cell table:style-name="ce341" table:formula="of:=IF([.N15]&lt;&gt;&quot;&quot;;[.P15]/([.N15]/4.55);0)" office:value-type="float" office:value="0" calcext:value-type="float">
            <text:p>0.00</text:p>
          </table:table-cell>
          <table:table-cell table:style-name="ce341" table:formula="of:=IF([.N15]&lt;&gt;&quot;&quot;;[.V17]-[.N15];0)" office:value-type="float" office:value="0" calcext:value-type="float">
            <text:p>0.00</text:p>
          </table:table-cell>
          <table:table-cell table:style-name="ce341" table:formula="of:=([.R15]/4.55)*[.Q1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capacity</text:p>
          </table:table-cell>
          <table:table-cell table:style-name="ce372" office:value-type="string" calcext:value-type="string">
            <text:p>3.5 Litres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06" calcext:value-type="date">
            <text:p>2025-06-06</text:p>
          </table:table-cell>
          <table:table-cell table:style-name="ce265" office:value-type="string" calcext:value-type="string">
            <text:p>Exhaust Gaskets</text:p>
          </table:table-cell>
          <table:table-cell/>
          <table:table-cell table:style-name="ce276" office:value-type="currency" office:currency="GBP" office:value="10.99" calcext:value-type="currency">
            <text:p>£10.99</text:p>
          </table:table-cell>
          <table:table-cell table:style-name="ce282"/>
          <table:table-cell table:style-name="ce255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16]&lt;&gt;&quot;&quot;;[.M16]-[.M15];0)" office:value-type="float" office:value="0" calcext:value-type="float">
            <text:p>0.00</text:p>
          </table:table-cell>
          <table:table-cell table:style-name="ce341" table:formula="of:=IF([.N16]&lt;&gt;&quot;&quot;;[.P16]/([.N16]/4.55);0)" office:value-type="float" office:value="0" calcext:value-type="float">
            <text:p>0.00</text:p>
          </table:table-cell>
          <table:table-cell table:style-name="ce341" table:formula="of:=IF([.N16]&lt;&gt;&quot;&quot;;[.V17]-[.N16];0)" office:value-type="float" office:value="0" calcext:value-type="float">
            <text:p>0.00</text:p>
          </table:table-cell>
          <table:table-cell table:style-name="ce341" table:formula="of:=([.R16]/4.55)*[.Q1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type</text:p>
          </table:table-cell>
          <table:table-cell table:style-name="ce387" office:value-type="string" calcext:value-type="string">
            <text:p>10w4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06" calcext:value-type="date">
            <text:p>2025-06-06</text:p>
          </table:table-cell>
          <table:table-cell table:style-name="ce265" office:value-type="string" calcext:value-type="string">
            <text:p>Stainless Rear Disc Bolts</text:p>
          </table:table-cell>
          <table:table-cell/>
          <table:table-cell table:style-name="ce276" office:value-type="currency" office:currency="GBP" office:value="16.65" calcext:value-type="currency">
            <text:p>£16.65</text:p>
          </table:table-cell>
          <table:table-cell table:style-name="ce282"/>
          <table:table-cell table:style-name="ce255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17]&lt;&gt;&quot;&quot;;[.M17]-[.M16];0)" office:value-type="float" office:value="0" calcext:value-type="float">
            <text:p>0.00</text:p>
          </table:table-cell>
          <table:table-cell table:style-name="ce341" table:formula="of:=IF([.N17]&lt;&gt;&quot;&quot;;[.P17]/([.N17]/4.55);0)" office:value-type="float" office:value="0" calcext:value-type="float">
            <text:p>0.00</text:p>
          </table:table-cell>
          <table:table-cell table:style-name="ce341" table:formula="of:=IF([.N17]&lt;&gt;&quot;&quot;;[.V17]-[.N17];0)" office:value-type="float" office:value="0" calcext:value-type="float">
            <text:p>0.00</text:p>
          </table:table-cell>
          <table:table-cell table:style-name="ce341" table:formula="of:=([.R17]/4.55)*[.Q1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uel capacity</text:p>
          </table:table-cell>
          <table:table-cell table:style-name="ce372" office:value-type="float" office:value="21" calcext:value-type="float">
            <text:p>21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5-06-06" calcext:value-type="date">
            <text:p>2025-06-06</text:p>
          </table:table-cell>
          <table:table-cell table:style-name="ce265" office:value-type="string" calcext:value-type="string">
            <text:p>+4 Ignition Advancer</text:p>
          </table:table-cell>
          <table:table-cell/>
          <table:table-cell table:style-name="ce276" office:value-type="currency" office:currency="GBP" office:value="10.99" calcext:value-type="currency">
            <text:p>£10.99</text:p>
          </table:table-cell>
          <table:table-cell table:style-name="ce282"/>
          <table:table-cell table:style-name="ce257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18]&lt;&gt;&quot;&quot;;[.M18]-[.M17];0)" office:value-type="float" office:value="0" calcext:value-type="float">
            <text:p>0.00</text:p>
          </table:table-cell>
          <table:table-cell table:style-name="ce341" table:formula="of:=IF([.N18]&lt;&gt;&quot;&quot;;[.P18]/([.N18]/4.55);0)" office:value-type="float" office:value="0" calcext:value-type="float">
            <text:p>0.00</text:p>
          </table:table-cell>
          <table:table-cell table:style-name="ce341" table:formula="of:=IF([.N18]&lt;&gt;&quot;&quot;;[.V17]-[.N18];0)" office:value-type="float" office:value="0" calcext:value-type="float">
            <text:p>0.00</text:p>
          </table:table-cell>
          <table:table-cell table:style-name="ce341" table:formula="of:=([.R18]/4.55)*[.Q18]" office:value-type="float" office:value="0" calcext:value-type="float">
            <text:p>0.00</text:p>
          </table:table-cell>
          <table:table-cell/>
          <table:table-cell table:style-name="ce259"/>
          <table:table-cell table:style-name="ce344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07-29" calcext:value-type="date">
            <text:p>2025-07-29</text:p>
          </table:table-cell>
          <table:table-cell table:style-name="ce265" office:value-type="string" calcext:value-type="string">
            <text:p>Later Model LH Footrest Hanger</text:p>
          </table:table-cell>
          <table:table-cell/>
          <table:table-cell table:style-name="ce276" office:value-type="currency" office:currency="GBP" office:value="49.99" calcext:value-type="currency">
            <text:p>£49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19]&lt;&gt;&quot;&quot;;[.M19]-[.M18];0)" office:value-type="float" office:value="0" calcext:value-type="float">
            <text:p>0.00</text:p>
          </table:table-cell>
          <table:table-cell table:style-name="ce341" table:formula="of:=IF([.N19]&lt;&gt;&quot;&quot;;[.P19]/([.N19]/4.55);0)" office:value-type="float" office:value="0" calcext:value-type="float">
            <text:p>0.00</text:p>
          </table:table-cell>
          <table:table-cell table:style-name="ce341" table:formula="of:=IF([.N19]&lt;&gt;&quot;&quot;;[.V17]-[.N19];0)" office:value-type="float" office:value="0" calcext:value-type="float">
            <text:p>0.00</text:p>
          </table:table-cell>
          <table:table-cell table:style-name="ce341" table:formula="of:=([.R19]/4.55)*[.Q19]" office:value-type="float" office:value="0" calcext:value-type="float">
            <text:p>0.00</text:p>
          </table:table-cell>
          <table:table-cell/>
          <table:table-cell table:style-name="ce288"/>
          <table:table-cell table:number-columns-repeated="16363"/>
        </table:table-row>
        <table:table-row table:style-name="ro1">
          <table:table-cell/>
          <table:table-cell table:style-name="ce257" office:value-type="date" office:date-value="2025-07-29" calcext:value-type="date">
            <text:p>2025-07-29</text:p>
          </table:table-cell>
          <table:table-cell table:style-name="ce265" office:value-type="string" calcext:value-type="string">
            <text:p>Later Model RH Footrest Hanger</text:p>
          </table:table-cell>
          <table:table-cell/>
          <table:table-cell table:style-name="ce276" office:value-type="currency" office:currency="GBP" office:value="39.99" calcext:value-type="currency">
            <text:p>£39.99</text:p>
          </table:table-cell>
          <table:table-cell table:style-name="ce282"/>
          <table:table-cell table:style-name="ce257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20]&lt;&gt;&quot;&quot;;[.M20]-[.M19];0)" office:value-type="float" office:value="0" calcext:value-type="float">
            <text:p>0.00</text:p>
          </table:table-cell>
          <table:table-cell table:style-name="ce341" table:formula="of:=IF([.N20]&lt;&gt;&quot;&quot;;[.P20]/([.N20]/4.55);0)" office:value-type="float" office:value="0" calcext:value-type="float">
            <text:p>0.00</text:p>
          </table:table-cell>
          <table:table-cell table:style-name="ce341" table:formula="of:=IF([.N20]&lt;&gt;&quot;&quot;;[.V17]-[.N20];0)" office:value-type="float" office:value="0" calcext:value-type="float">
            <text:p>0.00</text:p>
          </table:table-cell>
          <table:table-cell table:style-name="ce341" table:formula="of:=([.R20]/4.55)*[.Q20]" office:value-type="float" office:value="0" calcext:value-type="float">
            <text:p>0.00</text:p>
          </table:table-cell>
          <table:table-cell/>
          <table:table-cell table:style-name="ce265" table:number-columns-repeated="2"/>
          <table:table-cell table:number-columns-repeated="16362"/>
        </table:table-row>
        <table:table-row table:style-name="ro1">
          <table:table-cell/>
          <table:table-cell table:style-name="ce257" office:value-type="date" office:date-value="2025-08-07" calcext:value-type="date">
            <text:p>2025-08-07</text:p>
          </table:table-cell>
          <table:table-cell table:style-name="ce265" office:value-type="string" calcext:value-type="string">
            <text:p>Black, Alloy Handlebars</text:p>
          </table:table-cell>
          <table:table-cell/>
          <table:table-cell table:style-name="ce276" office:value-type="currency" office:currency="GBP" office:value="18.99" calcext:value-type="currency">
            <text:p>£18.99</text:p>
          </table:table-cell>
          <table:table-cell table:style-name="ce282"/>
          <table:table-cell table:style-name="ce255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21]&lt;&gt;&quot;&quot;;[.M21]-[.M20];0)" office:value-type="float" office:value="0" calcext:value-type="float">
            <text:p>0.00</text:p>
          </table:table-cell>
          <table:table-cell table:style-name="ce341" table:formula="of:=IF([.N21]&lt;&gt;&quot;&quot;;[.P21]/([.N21]/4.55);0)" office:value-type="float" office:value="0" calcext:value-type="float">
            <text:p>0.00</text:p>
          </table:table-cell>
          <table:table-cell table:style-name="ce341" table:formula="of:=IF([.N21]&lt;&gt;&quot;&quot;;[.V17]-[.N21];0)" office:value-type="float" office:value="0" calcext:value-type="float">
            <text:p>0.00</text:p>
          </table:table-cell>
          <table:table-cell table:style-name="ce341" table:formula="of:=([.R21]/4.55)*[.Q2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8-27" calcext:value-type="date">
            <text:p>2025-08-27</text:p>
          </table:table-cell>
          <table:table-cell office:value-type="string" calcext:value-type="string">
            <text:p>Bar Ends</text:p>
          </table:table-cell>
          <table:table-cell/>
          <table:table-cell table:style-name="ce276" office:value-type="currency" office:currency="GBP" office:value="8.99" calcext:value-type="currency">
            <text:p>£8.9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22]&lt;&gt;&quot;&quot;;[.M22]-[.M21];0)" office:value-type="float" office:value="0" calcext:value-type="float">
            <text:p>0.00</text:p>
          </table:table-cell>
          <table:table-cell table:style-name="ce341" table:formula="of:=IF([.N22]&lt;&gt;&quot;&quot;;[.P22]/([.N22]/4.55);0)" office:value-type="float" office:value="0" calcext:value-type="float">
            <text:p>0.00</text:p>
          </table:table-cell>
          <table:table-cell table:style-name="ce341" table:formula="of:=IF([.N22]&lt;&gt;&quot;&quot;;[.V17]-[.N22];0)" office:value-type="float" office:value="0" calcext:value-type="float">
            <text:p>0.00</text:p>
          </table:table-cell>
          <table:table-cell table:style-name="ce341" table:formula="of:=([.R22]/4.55)*[.Q2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8-29" calcext:value-type="date">
            <text:p>2025-08-29</text:p>
          </table:table-cell>
          <table:table-cell office:value-type="string" calcext:value-type="string">
            <text:p>Levers</text:p>
          </table:table-cell>
          <table:table-cell/>
          <table:table-cell table:style-name="ce276" office:value-type="currency" office:currency="GBP" office:value="49.28" calcext:value-type="currency">
            <text:p>£49.28</text:p>
          </table:table-cell>
          <table:table-cell table:style-name="ce282"/>
          <table:table-cell table:style-name="ce257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23]&lt;&gt;&quot;&quot;;[.M23]-[.M22];0)" office:value-type="float" office:value="0" calcext:value-type="float">
            <text:p>0.00</text:p>
          </table:table-cell>
          <table:table-cell table:style-name="ce341" table:formula="of:=IF([.N23]&lt;&gt;&quot;&quot;;[.P23]/([.N23]/4.55);0)" office:value-type="float" office:value="0" calcext:value-type="float">
            <text:p>0.00</text:p>
          </table:table-cell>
          <table:table-cell table:style-name="ce341" table:formula="of:=IF([.N23]&lt;&gt;&quot;&quot;;[.V17]-[.N23];0)" office:value-type="float" office:value="0" calcext:value-type="float">
            <text:p>0.00</text:p>
          </table:table-cell>
          <table:table-cell table:style-name="ce341" table:formula="of:=([.R23]/4.55)*[.Q2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8-29" calcext:value-type="date">
            <text:p>2025-08-29</text:p>
          </table:table-cell>
          <table:table-cell table:style-name="ce265" office:value-type="string" calcext:value-type="string">
            <text:p>5x7 Numberplate Surround</text:p>
          </table:table-cell>
          <table:table-cell/>
          <table:table-cell table:style-name="ce276" office:value-type="currency" office:currency="GBP" office:value="9.99" calcext:value-type="currency">
            <text:p>£9.99</text:p>
          </table:table-cell>
          <table:table-cell table:style-name="ce282"/>
          <table:table-cell table:style-name="ce257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24]&lt;&gt;&quot;&quot;;[.M24]-[.M23];0)" office:value-type="float" office:value="0" calcext:value-type="float">
            <text:p>0.00</text:p>
          </table:table-cell>
          <table:table-cell table:style-name="ce341" table:formula="of:=IF([.N24]&lt;&gt;&quot;&quot;;[.P24]/([.N24]/4.55);0)" office:value-type="float" office:value="0" calcext:value-type="float">
            <text:p>0.00</text:p>
          </table:table-cell>
          <table:table-cell table:style-name="ce341" table:formula="of:=IF([.N24]&lt;&gt;&quot;&quot;;[.V17]-[.N24];0)" office:value-type="float" office:value="0" calcext:value-type="float">
            <text:p>0.00</text:p>
          </table:table-cell>
          <table:table-cell table:style-name="ce341" table:formula="of:=([.R24]/4.55)*[.Q2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8-29" calcext:value-type="date">
            <text:p>2025-08-29</text:p>
          </table:table-cell>
          <table:table-cell office:value-type="string" calcext:value-type="string">
            <text:p>5x7 Numberplate</text:p>
          </table:table-cell>
          <table:table-cell/>
          <table:table-cell table:style-name="ce276" office:value-type="currency" office:currency="GBP" office:value="9.49" calcext:value-type="currency">
            <text:p>£9.49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25]&lt;&gt;&quot;&quot;;[.M25]-[.M24];0)" office:value-type="float" office:value="0" calcext:value-type="float">
            <text:p>0.00</text:p>
          </table:table-cell>
          <table:table-cell table:style-name="ce341" table:formula="of:=IF([.N25]&lt;&gt;&quot;&quot;;[.P25]/([.N25]/4.55);0)" office:value-type="float" office:value="0" calcext:value-type="float">
            <text:p>0.00</text:p>
          </table:table-cell>
          <table:table-cell table:style-name="ce341" table:formula="of:=IF([.N25]&lt;&gt;&quot;&quot;;[.V17]-[.N25];0)" office:value-type="float" office:value="0" calcext:value-type="float">
            <text:p>0.00</text:p>
          </table:table-cell>
          <table:table-cell table:style-name="ce341" table:formula="of:=([.R25]/4.55)*[.Q2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9-06" calcext:value-type="date">
            <text:p>2025-09-06</text:p>
          </table:table-cell>
          <table:table-cell office:value-type="string" calcext:value-type="string">
            <text:p>Bar Ends</text:p>
          </table:table-cell>
          <table:table-cell/>
          <table:table-cell table:style-name="ce276" office:value-type="currency" office:currency="GBP" office:value="8.99" calcext:value-type="currency">
            <text:p>£8.99</text:p>
          </table:table-cell>
          <table:table-cell table:style-name="ce282"/>
          <table:table-cell table:style-name="ce257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26]&lt;&gt;&quot;&quot;;[.M26]-[.M25];0)" office:value-type="float" office:value="0" calcext:value-type="float">
            <text:p>0.00</text:p>
          </table:table-cell>
          <table:table-cell table:style-name="ce341" table:formula="of:=IF([.N26]&lt;&gt;&quot;&quot;;[.P26]/([.N26]/4.55);0)" office:value-type="float" office:value="0" calcext:value-type="float">
            <text:p>0.00</text:p>
          </table:table-cell>
          <table:table-cell table:style-name="ce341" table:formula="of:=IF([.N26]&lt;&gt;&quot;&quot;;[.V17]-[.N26];0)" office:value-type="float" office:value="0" calcext:value-type="float">
            <text:p>0.00</text:p>
          </table:table-cell>
          <table:table-cell table:style-name="ce341" table:formula="of:=([.R26]/4.55)*[.Q2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4-09-21" calcext:value-type="date">
            <text:p>2024-09-21</text:p>
          </table:table-cell>
          <table:table-cell office:value-type="string" calcext:value-type="string">
            <text:p>Spark Plugs</text:p>
          </table:table-cell>
          <table:table-cell/>
          <table:table-cell table:style-name="ce276" office:value-type="currency" office:currency="GBP" office:value="16.06" calcext:value-type="currency">
            <text:p>£16.06</text:p>
          </table:table-cell>
          <table:table-cell table:style-name="ce282"/>
          <table:table-cell table:style-name="ce255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27]&lt;&gt;&quot;&quot;;[.M27]-[.M26];0)" office:value-type="float" office:value="0" calcext:value-type="float">
            <text:p>0.00</text:p>
          </table:table-cell>
          <table:table-cell table:style-name="ce341" table:formula="of:=IF([.N27]&lt;&gt;&quot;&quot;;[.P27]/([.N27]/4.55);0)" office:value-type="float" office:value="0" calcext:value-type="float">
            <text:p>0.00</text:p>
          </table:table-cell>
          <table:table-cell table:style-name="ce341" table:formula="of:=IF([.N27]&lt;&gt;&quot;&quot;;[.V17]-[.N27];0)" office:value-type="float" office:value="0" calcext:value-type="float">
            <text:p>0.00</text:p>
          </table:table-cell>
          <table:table-cell table:style-name="ce341" table:formula="of:=([.R27]/4.55)*[.Q2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09-25" calcext:value-type="date">
            <text:p>2025-09-25</text:p>
          </table:table-cell>
          <table:table-cell table:style-name="ce265" office:value-type="string" calcext:value-type="string">
            <text:p>6x8 Numberplate</text:p>
          </table:table-cell>
          <table:table-cell/>
          <table:table-cell table:style-name="ce276" office:value-type="currency" office:currency="GBP" office:value="9.49" calcext:value-type="currency">
            <text:p>£9.49</text:p>
          </table:table-cell>
          <table:table-cell table:style-name="ce282"/>
          <table:table-cell table:style-name="ce255"/>
          <table:table-cell table:style-name="ce265" table:number-columns-repeated="2"/>
          <table:table-cell table:style-name="ce299"/>
          <table:table-cell/>
          <table:table-cell table:style-name="ce257"/>
          <table:table-cell table:number-columns-repeated="3"/>
          <table:table-cell table:style-name="ce324" table:formula="of:=IF([.M28]&lt;&gt;&quot;&quot;;[.M28]-[.M27];0)" office:value-type="float" office:value="0" calcext:value-type="float">
            <text:p>0.00</text:p>
          </table:table-cell>
          <table:table-cell table:style-name="ce341" table:formula="of:=IF([.N28]&lt;&gt;&quot;&quot;;[.P28]/([.N28]/4.55);0)" office:value-type="float" office:value="0" calcext:value-type="float">
            <text:p>0.00</text:p>
          </table:table-cell>
          <table:table-cell table:style-name="ce341" table:formula="of:=IF([.N28]&lt;&gt;&quot;&quot;;[.V17]-[.N28];0)" office:value-type="float" office:value="0" calcext:value-type="float">
            <text:p>0.00</text:p>
          </table:table-cell>
          <table:table-cell table:style-name="ce341" table:formula="of:=([.R28]/4.55)*[.Q2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11" calcext:value-type="date">
            <text:p>2025-11-11</text:p>
          </table:table-cell>
          <table:table-cell table:style-name="ce265" office:value-type="string" calcext:value-type="string">
            <text:p>Triboseat Cover</text:p>
          </table:table-cell>
          <table:table-cell/>
          <table:table-cell table:style-name="ce276" office:value-type="currency" office:currency="GBP" office:value="18.49" calcext:value-type="currency">
            <text:p>£18.4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29]&lt;&gt;&quot;&quot;;[.M29]-[.M28];0)" office:value-type="float" office:value="0" calcext:value-type="float">
            <text:p>0.00</text:p>
          </table:table-cell>
          <table:table-cell table:style-name="ce341" table:formula="of:=IF([.N29]&lt;&gt;&quot;&quot;;[.P29]/([.N29]/4.55);0)" office:value-type="float" office:value="0" calcext:value-type="float">
            <text:p>0.00</text:p>
          </table:table-cell>
          <table:table-cell table:style-name="ce341" table:formula="of:=IF([.N29]&lt;&gt;&quot;&quot;;[.V17]-[.N29];0)" office:value-type="float" office:value="0" calcext:value-type="float">
            <text:p>0.00</text:p>
          </table:table-cell>
          <table:table-cell table:style-name="ce341" table:formula="of:=([.R29]/4.55)*[.Q2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11" calcext:value-type="date">
            <text:p>2025-11-11</text:p>
          </table:table-cell>
          <table:table-cell office:value-type="string" calcext:value-type="string">
            <text:p>Carbon Fibre Yoke Protector</text:p>
          </table:table-cell>
          <table:table-cell/>
          <table:table-cell table:style-name="ce276" table:formula="of:=29.95+(18/6)" office:value-type="currency" office:currency="GBP" office:value="32.95" calcext:value-type="currency">
            <text:p>£32.95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0]&lt;&gt;&quot;&quot;;[.M30]-[.M29];0)" office:value-type="float" office:value="0" calcext:value-type="float">
            <text:p>0.00</text:p>
          </table:table-cell>
          <table:table-cell table:style-name="ce341" table:formula="of:=IF([.N30]&lt;&gt;&quot;&quot;;[.P30]/([.N30]/4.55);0)" office:value-type="float" office:value="0" calcext:value-type="float">
            <text:p>0.00</text:p>
          </table:table-cell>
          <table:table-cell table:style-name="ce341" table:formula="of:=IF([.N30]&lt;&gt;&quot;&quot;;[.V17]-[.N30];0)" office:value-type="float" office:value="0" calcext:value-type="float">
            <text:p>0.00</text:p>
          </table:table-cell>
          <table:table-cell table:style-name="ce341" table:formula="of:=([.R30]/4.55)*[.Q3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11" calcext:value-type="date">
            <text:p>2025-11-11</text:p>
          </table:table-cell>
          <table:table-cell table:style-name="ce265" office:value-type="string" calcext:value-type="string">
            <text:p>Carbon Fibre Clock Surround</text:p>
          </table:table-cell>
          <table:table-cell/>
          <table:table-cell table:style-name="ce276" table:formula="of:=36.95+(18/6)" office:value-type="currency" office:currency="GBP" office:value="39.95" calcext:value-type="currency">
            <text:p>£39.95</text:p>
          </table:table-cell>
          <table:table-cell table:style-name="ce282"/>
          <table:table-cell table:style-name="ce257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1]&lt;&gt;&quot;&quot;;[.M31]-[.M30];0)" office:value-type="float" office:value="0" calcext:value-type="float">
            <text:p>0.00</text:p>
          </table:table-cell>
          <table:table-cell table:style-name="ce341" table:formula="of:=IF([.N31]&lt;&gt;&quot;&quot;;[.P31]/([.N31]/4.55);0)" office:value-type="float" office:value="0" calcext:value-type="float">
            <text:p>0.00</text:p>
          </table:table-cell>
          <table:table-cell table:style-name="ce341" table:formula="of:=IF([.N31]&lt;&gt;&quot;&quot;;[.V17]-[.N31];0)" office:value-type="float" office:value="0" calcext:value-type="float">
            <text:p>0.00</text:p>
          </table:table-cell>
          <table:table-cell table:style-name="ce341" table:formula="of:=([.R31]/4.55)*[.Q3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13" calcext:value-type="date">
            <text:p>2025-11-13</text:p>
          </table:table-cell>
          <table:table-cell table:style-name="ce265" office:value-type="string" calcext:value-type="string">
            <text:p>Valve Clearances/Carb Service</text:p>
          </table:table-cell>
          <table:table-cell/>
          <table:table-cell table:style-name="ce276" office:value-type="currency" office:currency="GBP" office:value="722.84" calcext:value-type="currency">
            <text:p>£722.84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2]&lt;&gt;&quot;&quot;;[.M32]-[.M31];0)" office:value-type="float" office:value="0" calcext:value-type="float">
            <text:p>0.00</text:p>
          </table:table-cell>
          <table:table-cell table:style-name="ce341" table:formula="of:=IF([.N32]&lt;&gt;&quot;&quot;;[.P32]/([.N32]/4.55);0)" office:value-type="float" office:value="0" calcext:value-type="float">
            <text:p>0.00</text:p>
          </table:table-cell>
          <table:table-cell table:style-name="ce341" table:formula="of:=IF([.N32]&lt;&gt;&quot;&quot;;[.V17]-[.N32];0)" office:value-type="float" office:value="0" calcext:value-type="float">
            <text:p>0.00</text:p>
          </table:table-cell>
          <table:table-cell table:style-name="ce341" table:formula="of:=([.R32]/4.55)*[.Q3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18" calcext:value-type="date">
            <text:p>2025-11-18</text:p>
          </table:table-cell>
          <table:table-cell table:style-name="ce265" office:value-type="string" calcext:value-type="string">
            <text:p>Fork Brace</text:p>
          </table:table-cell>
          <table:table-cell table:style-name="ce265"/>
          <table:table-cell table:style-name="ce276" office:value-type="currency" office:currency="GBP" office:value="113.05" calcext:value-type="currency">
            <text:p>£113.05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3]&lt;&gt;&quot;&quot;;[.M33]-[.M32];0)" office:value-type="float" office:value="0" calcext:value-type="float">
            <text:p>0.00</text:p>
          </table:table-cell>
          <table:table-cell table:style-name="ce341" table:formula="of:=IF([.N33]&lt;&gt;&quot;&quot;;[.P33]/([.N33]/4.55);0)" office:value-type="float" office:value="0" calcext:value-type="float">
            <text:p>0.00</text:p>
          </table:table-cell>
          <table:table-cell table:style-name="ce341" table:formula="of:=IF([.N33]&lt;&gt;&quot;&quot;;[.V17]-[.N33];0)" office:value-type="float" office:value="0" calcext:value-type="float">
            <text:p>0.00</text:p>
          </table:table-cell>
          <table:table-cell table:style-name="ce341" table:formula="of:=([.R33]/4.55)*[.Q3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18" calcext:value-type="date">
            <text:p>2025-11-18</text:p>
          </table:table-cell>
          <table:table-cell table:style-name="ce265" office:value-type="string" calcext:value-type="string">
            <text:p>Bellypan</text:p>
          </table:table-cell>
          <table:table-cell table:style-name="ce265"/>
          <table:table-cell table:style-name="ce276" office:value-type="currency" office:currency="GBP" office:value="101.18" calcext:value-type="currency">
            <text:p>£101.18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4]&lt;&gt;&quot;&quot;;[.M34]-[.M33];0)" office:value-type="float" office:value="0" calcext:value-type="float">
            <text:p>0.00</text:p>
          </table:table-cell>
          <table:table-cell table:style-name="ce341" table:formula="of:=IF([.N34]&lt;&gt;&quot;&quot;;[.P34]/([.N34]/4.55);0)" office:value-type="float" office:value="0" calcext:value-type="float">
            <text:p>0.00</text:p>
          </table:table-cell>
          <table:table-cell table:style-name="ce341" table:formula="of:=IF([.N34]&lt;&gt;&quot;&quot;;[.V17]-[.N34];0)" office:value-type="float" office:value="0" calcext:value-type="float">
            <text:p>0.00</text:p>
          </table:table-cell>
          <table:table-cell table:style-name="ce341" table:formula="of:=([.R34]/4.55)*[.Q3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1-20" calcext:value-type="date">
            <text:p>2025-11-20</text:p>
          </table:table-cell>
          <table:table-cell table:style-name="ce265" office:value-type="string" calcext:value-type="string">
            <text:p>Rack</text:p>
          </table:table-cell>
          <table:table-cell table:style-name="ce265"/>
          <table:table-cell table:style-name="ce276" office:value-type="currency" office:currency="GBP" office:value="79.99" calcext:value-type="currency">
            <text:p>£79.99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5]&lt;&gt;&quot;&quot;;[.M35]-[.M34];0)" office:value-type="float" office:value="0" calcext:value-type="float">
            <text:p>0.00</text:p>
          </table:table-cell>
          <table:table-cell table:style-name="ce341" table:formula="of:=IF([.N35]&lt;&gt;&quot;&quot;;[.P35]/([.N35]/4.55);0)" office:value-type="float" office:value="0" calcext:value-type="float">
            <text:p>0.00</text:p>
          </table:table-cell>
          <table:table-cell table:style-name="ce341" table:formula="of:=IF([.N35]&lt;&gt;&quot;&quot;;[.V17]-[.N35];0)" office:value-type="float" office:value="0" calcext:value-type="float">
            <text:p>0.00</text:p>
          </table:table-cell>
          <table:table-cell table:style-name="ce341" table:formula="of:=([.R35]/4.55)*[.Q3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5-12-27" calcext:value-type="date">
            <text:p>2025-12-27</text:p>
          </table:table-cell>
          <table:table-cell table:style-name="ce265" office:value-type="string" calcext:value-type="string">
            <text:p>Sump Gasket</text:p>
          </table:table-cell>
          <table:table-cell/>
          <table:table-cell table:style-name="ce276" office:value-type="currency" office:currency="GBP" office:value="12" calcext:value-type="currency">
            <text:p>£12.00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6]&lt;&gt;&quot;&quot;;[.M36]-[.M35];0)" office:value-type="float" office:value="0" calcext:value-type="float">
            <text:p>0.00</text:p>
          </table:table-cell>
          <table:table-cell table:style-name="ce341" table:formula="of:=IF([.N36]&lt;&gt;&quot;&quot;;[.P36]/([.N36]/4.55);0)" office:value-type="float" office:value="0" calcext:value-type="float">
            <text:p>0.00</text:p>
          </table:table-cell>
          <table:table-cell table:style-name="ce341" table:formula="of:=IF([.N36]&lt;&gt;&quot;&quot;;[.V17]-[.N36];0)" office:value-type="float" office:value="0" calcext:value-type="float">
            <text:p>0.00</text:p>
          </table:table-cell>
          <table:table-cell table:style-name="ce341" table:formula="of:=([.R36]/4.55)*[.Q3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Stainless Front Disc Bolts</text:p>
          </table:table-cell>
          <table:table-cell/>
          <table:table-cell table:style-name="ce276" office:value-type="currency" office:currency="GBP" office:value="36" calcext:value-type="currency">
            <text:p>£36.00</text:p>
          </table:table-cell>
          <table:table-cell table:style-name="ce282"/>
          <table:table-cell table:style-name="ce255"/>
          <table:table-cell table:number-columns-repeated="2"/>
          <table:table-cell table:style-name="ce278"/>
          <table:table-cell/>
          <table:table-cell table:style-name="ce257"/>
          <table:table-cell table:number-columns-repeated="3"/>
          <table:table-cell table:style-name="ce324" table:formula="of:=IF([.M37]&lt;&gt;&quot;&quot;;[.M37]-[.M36];0)" office:value-type="float" office:value="0" calcext:value-type="float">
            <text:p>0.00</text:p>
          </table:table-cell>
          <table:table-cell table:style-name="ce341" table:formula="of:=IF([.N37]&lt;&gt;&quot;&quot;;[.P37]/([.N37]/4.55);0)" office:value-type="float" office:value="0" calcext:value-type="float">
            <text:p>0.00</text:p>
          </table:table-cell>
          <table:table-cell table:style-name="ce341" table:formula="of:=IF([.N37]&lt;&gt;&quot;&quot;;[.V17]-[.N37];0)" office:value-type="float" office:value="0" calcext:value-type="float">
            <text:p>0.00</text:p>
          </table:table-cell>
          <table:table-cell table:style-name="ce341" table:formula="of:=([.R37]/4.55)*[.Q3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table:style-name="ce265" office:value-type="string" calcext:value-type="string">
            <text:p>Stainless Caliper Bolts</text:p>
          </table:table-cell>
          <table:table-cell/>
          <table:table-cell table:style-name="ce276" office:value-type="currency" office:currency="GBP" office:value="19.95" calcext:value-type="currency">
            <text:p>£19.95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8]&lt;&gt;&quot;&quot;;[.M38]-[.M37];0)" office:value-type="float" office:value="0" calcext:value-type="float">
            <text:p>0.00</text:p>
          </table:table-cell>
          <table:table-cell table:style-name="ce341" table:formula="of:=IF([.N38]&lt;&gt;&quot;&quot;;[.P38]/([.N38]/4.55);0)" office:value-type="float" office:value="0" calcext:value-type="float">
            <text:p>0.00</text:p>
          </table:table-cell>
          <table:table-cell table:style-name="ce341" table:formula="of:=IF([.N38]&lt;&gt;&quot;&quot;;[.V17]-[.N38];0)" office:value-type="float" office:value="0" calcext:value-type="float">
            <text:p>0.00</text:p>
          </table:table-cell>
          <table:table-cell table:style-name="ce341" table:formula="of:=([.R38]/4.55)*[.Q3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table:style-name="ce265" office:value-type="string" calcext:value-type="string">
            <text:p>Stainess Handlebar Control Screws</text:p>
          </table:table-cell>
          <table:table-cell/>
          <table:table-cell table:style-name="ce276" office:value-type="currency" office:currency="GBP" office:value="11.99" calcext:value-type="currency">
            <text:p>£11.99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9]&lt;&gt;&quot;&quot;;[.M39]-[.M38];0)" office:value-type="float" office:value="0" calcext:value-type="float">
            <text:p>0.00</text:p>
          </table:table-cell>
          <table:table-cell table:style-name="ce341" table:formula="of:=IF([.N39]&lt;&gt;&quot;&quot;;[.P39]/([.N39]/4.55);0)" office:value-type="float" office:value="0" calcext:value-type="float">
            <text:p>0.00</text:p>
          </table:table-cell>
          <table:table-cell table:style-name="ce341" table:formula="of:=IF([.N39]&lt;&gt;&quot;&quot;;[.V17]-[.N39];0)" office:value-type="float" office:value="0" calcext:value-type="float">
            <text:p>0.00</text:p>
          </table:table-cell>
          <table:table-cell table:style-name="ce341" table:formula="of:=([.R39]/4.55)*[.Q3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HEL Rear Brake Line</text:p>
          </table:table-cell>
          <table:table-cell/>
          <table:table-cell table:style-name="ce276" office:value-type="currency" office:currency="GBP" office:value="32.99" calcext:value-type="currency">
            <text:p>£32.99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40]&lt;&gt;&quot;&quot;;[.M40]-[.M39];0)" office:value-type="float" office:value="0" calcext:value-type="float">
            <text:p>0.00</text:p>
          </table:table-cell>
          <table:table-cell table:style-name="ce341" table:formula="of:=IF([.N40]&lt;&gt;&quot;&quot;;[.P40]/([.N40]/4.55);0)" office:value-type="float" office:value="0" calcext:value-type="float">
            <text:p>0.00</text:p>
          </table:table-cell>
          <table:table-cell table:style-name="ce341" table:formula="of:=IF([.N40]&lt;&gt;&quot;&quot;;[.V17]-[.N40];0)" office:value-type="float" office:value="0" calcext:value-type="float">
            <text:p>0.00</text:p>
          </table:table-cell>
          <table:table-cell table:style-name="ce341" table:formula="of:=([.R40]/4.55)*[.Q4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HEL Front Brake Lines</text:p>
          </table:table-cell>
          <table:table-cell/>
          <table:table-cell table:style-name="ce276" office:value-type="currency" office:currency="GBP" office:value="61.99" calcext:value-type="currency">
            <text:p>£61.99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310"/>
          <table:table-cell table:style-name="ce326" table:number-columns-repeated="2"/>
          <table:table-cell table:style-name="ce332"/>
          <table:table-cell table:style-name="ce451" table:formula="of:=SUM([.P4:.P30])" office:value-type="float" office:value="759" calcext:value-type="float">
            <text:p>759.00</text:p>
          </table:table-cell>
          <table:table-cell table:style-name="ce342" table:formula="of:=SUM([.Q3:.Q30])/27" office:value-type="float" office:value="12.6713741580173" calcext:value-type="float">
            <text:p>12.67</text:p>
          </table:table-cell>
          <table:table-cell table:style-name="ce341" table:number-columns-repeated="2"/>
          <table:table-cell table:style-name="ce506"/>
          <table:table-cell table:number-columns-repeated="16364"/>
        </table:table-row>
        <table:table-row table:style-name="ro1">
          <table:table-cell/>
          <table:table-cell table:style-name="ce257" office:value-type="date" office:date-value="2026-01-05" calcext:value-type="date">
            <text:p>2026-01-05</text:p>
          </table:table-cell>
          <table:table-cell office:value-type="string" calcext:value-type="string">
            <text:p>HEL Clutch Line</text:p>
          </table:table-cell>
          <table:table-cell/>
          <table:table-cell table:style-name="ce276" office:value-type="currency" office:currency="GBP" office:value="32.99" calcext:value-type="currency">
            <text:p>£32.99</text:p>
          </table:table-cell>
          <table:table-cell table:style-name="ce282"/>
          <table:table-cell table:style-name="ce256"/>
          <table:table-cell table:style-name="ce265" table:number-columns-repeated="2"/>
          <table:table-cell table:style-name="ce299"/>
          <table:table-cell/>
          <table:table-cell table:style-name="ce311"/>
          <table:table-cell table:style-name="ce424"/>
          <table:table-cell table:style-name="ce327" office:value-type="string" calcext:value-type="string">
            <text:p>Fuel Costs To Date</text:p>
          </table:table-cell>
          <table:table-cell table:style-name="ce333" table:formula="of:=SUM([.O3:.O40])" office:value-type="currency" office:currency="GBP" office:value="128.02" calcext:value-type="currency">
            <text:p>£128.02</text:p>
          </table:table-cell>
          <table:table-cell table:style-name="ce480"/>
          <table:table-cell table:style-name="ce343" table:number-columns-repeated="3"/>
          <table:table-cell table:number-columns-repeated="7"/>
          <table:table-cell table:style-name="ce265"/>
          <table:table-cell table:number-columns-repeated="16357"/>
        </table:table-row>
        <table:table-row table:style-name="ro1">
          <table:table-cell/>
          <table:table-cell table:style-name="ce259"/>
          <table:table-cell table:style-name="ce268" office:value-type="string" calcext:value-type="string">
            <text:p>Sub-Total</text:p>
          </table:table-cell>
          <table:table-cell table:style-name="ce272"/>
          <table:table-cell table:style-name="ce279" table:formula="of:=SUM([.E3:.E42])" office:value-type="currency" office:currency="GBP" office:value="5784.61" calcext:value-type="currency">
            <text:p>£5,784.61</text:p>
          </table:table-cell>
          <table:table-cell table:style-name="ce272" table:number-columns-repeated="2"/>
          <table:table-cell table:style-name="ce268" office:value-type="string" calcext:value-type="string">
            <text:p>Total To Date</text:p>
          </table:table-cell>
          <table:table-cell table:style-name="ce272"/>
          <table:table-cell table:style-name="ce306" table:formula="of:=[.E43]+SUM([.J3:.J42])" office:value-type="currency" office:currency="GBP" office:value="5784.61" calcext:value-type="currency">
            <text:p>£5,784.61</text:p>
          </table:table-cell>
          <table:table-cell/>
          <table:table-cell table:style-name="ce312"/>
          <table:table-cell table:style-name="ce428"/>
          <table:table-cell table:style-name="ce328" office:value-type="string" calcext:value-type="string">
            <text:p>Overall Running Costs To Date</text:p>
          </table:table-cell>
          <table:table-cell table:style-name="ce279" table:formula="of:=IF(([.P3]+[.P4])&gt;0;([.J43]+[.O42])/(SUM([.P3:.P40]));0)" office:value-type="currency" office:currency="GBP" office:value="7.79002635046113" calcext:value-type="currency">
            <text:p>£7.79</text:p>
          </table:table-cell>
          <table:table-cell table:style-name="ce498" office:value-type="string" calcext:value-type="string">
            <text:p>Per Mile</text:p>
          </table:table-cell>
          <table:table-cell table:style-name="ce344" table:number-columns-repeated="3"/>
          <table:table-cell table:number-columns-repeated="16365"/>
        </table:table-row>
        <table:table-row table:style-name="ro1">
          <table:table-cell/>
          <table:table-cell table:style-name="ce260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61"/>
          <table:table-cell table:number-columns-repeated="2"/>
          <table:table-cell table:style-name="ce281"/>
          <table:table-cell/>
          <table:table-cell table:style-name="ce261"/>
          <table:table-cell table:number-columns-repeated="2"/>
          <table:table-cell table:style-name="ce558"/>
          <table:table-cell table:number-columns-repeated="16374"/>
        </table:table-row>
        <table:table-row table:style-name="ro1">
          <table:table-cell/>
          <table:table-cell table:style-name="ce261"/>
          <table:table-cell table:number-columns-repeated="2"/>
          <table:table-cell table:style-name="ce281"/>
          <table:table-cell table:number-columns-repeated="16379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zda_6_SkyActiv_Estate" table:style-name="ta1">
        <table:table-column table:style-name="co1" table:default-cell-style-name="ce252"/>
        <table:table-column table:style-name="co2" table:default-cell-style-name="ce252"/>
        <table:table-column table:style-name="co6" table:default-cell-style-name="ce252"/>
        <table:table-column table:style-name="co4" table:default-cell-style-name="ce252"/>
        <table:table-column table:style-name="co5" table:default-cell-style-name="ce302"/>
        <table:table-column table:style-name="co1" table:number-columns-repeated="2" table:default-cell-style-name="ce252"/>
        <table:table-column table:style-name="co31" table:default-cell-style-name="ce313"/>
        <table:table-column table:style-name="co32" table:default-cell-style-name="ce486"/>
        <table:table-column table:style-name="co33" table:default-cell-style-name="ce324"/>
        <table:table-column table:style-name="co34" table:default-cell-style-name="ce302"/>
        <table:table-column table:style-name="co35" table:default-cell-style-name="ce324"/>
        <table:table-column table:style-name="co36" table:default-cell-style-name="ce324"/>
        <table:table-column table:style-name="co18" table:default-cell-style-name="ce252"/>
        <table:table-column table:style-name="co31" table:default-cell-style-name="ce313"/>
        <table:table-column table:style-name="co32" table:default-cell-style-name="ce486"/>
        <table:table-column table:style-name="co33" table:default-cell-style-name="ce324"/>
        <table:table-column table:style-name="co34" table:default-cell-style-name="ce280"/>
        <table:table-column table:style-name="co44" table:default-cell-style-name="ce324"/>
        <table:table-column table:style-name="co36" table:default-cell-style-name="ce324"/>
        <table:table-column table:style-name="co45" table:default-cell-style-name="ce324"/>
        <table:table-column table:style-name="co31" table:default-cell-style-name="ce252"/>
        <table:table-column table:style-name="co32" table:default-cell-style-name="ce252"/>
        <table:table-column table:style-name="co46" table:default-cell-style-name="ce252"/>
        <table:table-column table:style-name="co47" table:default-cell-style-name="ce252"/>
        <table:table-column table:style-name="co46" table:default-cell-style-name="ce252"/>
        <table:table-column table:style-name="co48" table:default-cell-style-name="ce252"/>
        <table:table-column table:style-name="co45" table:default-cell-style-name="ce252"/>
        <table:table-column table:style-name="co49" table:default-cell-style-name="ce252"/>
        <table:table-column table:style-name="co50" table:default-cell-style-name="ce252"/>
        <table:table-column table:style-name="co7" table:number-columns-repeated="995" table:default-cell-style-name="ce252"/>
        <table:table-column table:style-name="co8" table:number-columns-repeated="15359" table:default-cell-style-name="ce265"/>
        <table:table-row table:style-name="ro1">
          <table:table-cell/>
          <table:table-cell table:style-name="ce253"/>
          <table:table-cell table:style-name="ce262" office:value-type="string" calcext:value-type="string">
            <text:p>Car Costs</text:p>
          </table:table-cell>
          <table:table-cell table:style-name="ce269"/>
          <table:table-cell table:style-name="ce296"/>
          <table:table-cell table:style-name="ce269"/>
          <table:table-cell/>
          <table:table-cell table:style-name="ce307"/>
          <table:table-cell table:style-name="ce483" office:value-type="string" calcext:value-type="string">
            <text:p>Fuel Costs</text:p>
          </table:table-cell>
          <table:table-cell table:style-name="ce322"/>
          <table:table-cell/>
          <table:table-cell table:style-name="ce334" office:value-type="string" calcext:value-type="string">
            <text:p>Fuel Economy</text:p>
          </table:table-cell>
          <table:table-cell table:style-name="ce338"/>
          <table:table-cell/>
          <table:table-cell table:style-name="ce307"/>
          <table:table-cell table:style-name="ce483" office:value-type="string" calcext:value-type="string">
            <text:p>Fuel Costs</text:p>
          </table:table-cell>
          <table:table-cell table:style-name="ce322"/>
          <table:table-cell/>
          <table:table-cell table:style-name="ce334" office:value-type="string" calcext:value-type="string">
            <text:p>Fuel Economy</text:p>
          </table:table-cell>
          <table:table-cell table:style-name="ce338"/>
          <table:table-cell table:style-name="ce501"/>
          <table:table-cell table:style-name="ce307"/>
          <table:table-cell table:style-name="ce483" office:value-type="string" calcext:value-type="string">
            <text:p>Fuel Costs</text:p>
          </table:table-cell>
          <table:table-cell table:style-name="ce322"/>
          <table:table-cell table:style-name="ce280"/>
          <table:table-cell table:style-name="ce334" office:value-type="string" calcext:value-type="string">
            <text:p>Fuel Economy</text:p>
          </table:table-cell>
          <table:table-cell table:style-name="ce338"/>
          <table:table-cell/>
          <table:table-cell table:style-name="ce346" office:value-type="string" calcext:value-type="string">
            <text:p>Vehicle Details</text:p>
          </table:table-cell>
          <table:table-cell table:style-name="ce349"/>
          <table:table-cell table:number-columns-repeated="16354"/>
        </table:table-row>
        <table:table-row table:style-name="ro1">
          <table:table-cell/>
          <table:table-cell table:style-name="ce25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97" office:value-type="string" calcext:value-type="string">
            <text:p>Cost</text:p>
          </table:table-cell>
          <table:table-cell table:style-name="ce271"/>
          <table:table-cell/>
          <table:table-cell table:style-name="ce308" office:value-type="string" calcext:value-type="string">
            <text:p>Date</text:p>
          </table:table-cell>
          <table:table-cell table:style-name="ce484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490" office:value-type="string" calcext:value-type="string">
            <text:p>Cost</text:p>
          </table:table-cell>
          <table:table-cell table:style-name="ce323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/>
          <table:table-cell table:style-name="ce308" office:value-type="string" calcext:value-type="string">
            <text:p>Date</text:p>
          </table:table-cell>
          <table:table-cell table:style-name="ce484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329" office:value-type="string" calcext:value-type="string">
            <text:p>Cost</text:p>
          </table:table-cell>
          <table:table-cell table:style-name="ce323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 table:style-name="ce502"/>
          <table:table-cell table:style-name="ce308" office:value-type="string" calcext:value-type="string">
            <text:p>Date</text:p>
          </table:table-cell>
          <table:table-cell table:style-name="ce484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329" office:value-type="string" calcext:value-type="string">
            <text:p>Cost</text:p>
          </table:table-cell>
          <table:table-cell table:style-name="ce323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/>
          <table:table-cell table:style-name="ce347"/>
          <table:table-cell table:style-name="ce343"/>
          <table:table-cell table:number-columns-repeated="16354"/>
        </table:table-row>
        <table:table-row table:style-name="ro1">
          <table:table-cell/>
          <table:table-cell table:style-name="ce257" office:value-type="date" office:date-value="2020-02-26" calcext:value-type="date">
            <text:p>2020-02-26</text:p>
          </table:table-cell>
          <table:table-cell office:value-type="string" calcext:value-type="string">
            <text:p>Purchase Cost (83753 Miles)</text:p>
          </table:table-cell>
          <table:table-cell/>
          <table:table-cell table:style-name="ce294" office:value-type="currency" office:currency="£" office:value="7070" calcext:value-type="currency">
            <text:p>£7,070.00</text:p>
          </table:table-cell>
          <table:table-cell table:style-name="ce282"/>
          <table:table-cell/>
          <table:table-cell table:style-name="ce309" office:value-type="date" office:date-value="2020-03-01" calcext:value-type="date">
            <text:p>2020-03-01</text:p>
          </table:table-cell>
          <table:table-cell table:style-name="ce485" office:value-type="float" office:value="113100.9" calcext:value-type="float">
            <text:p>113,101</text:p>
          </table:table-cell>
          <table:table-cell table:style-name="ce269"/>
          <table:table-cell table:style-name="ce491"/>
          <table:table-cell table:style-name="ce326" office:value-type="float" office:value="0" calcext:value-type="float">
            <text:p>0.00</text:p>
          </table:table-cell>
          <table:table-cell table:style-name="ce340" office:value-type="float" office:value="0" calcext:value-type="float">
            <text:p>0.00</text:p>
          </table:table-cell>
          <table:table-cell/>
          <table:table-cell table:style-name="ce255" office:value-type="date" office:date-value="2023-10-25" calcext:value-type="date">
            <text:p>2023-10-25</text:p>
          </table:table-cell>
          <table:table-cell office:value-type="float" office:value="120553" calcext:value-type="float">
            <text:p>120,553</text:p>
          </table:table-cell>
          <table:table-cell office:value-type="float" office:value="12.36" calcext:value-type="float">
            <text:p>12.36</text:p>
          </table:table-cell>
          <table:table-cell table:style-name="ce331" office:value-type="currency" office:currency="GBP" office:value="20.01" calcext:value-type="currency">
            <text:p>£20.01</text:p>
          </table:table-cell>
          <table:table-cell table:formula="of:=IF([.P3]&lt;&gt;&quot;&quot;;[.P3]-[.I42];0)" office:value-type="float" office:value="262" calcext:value-type="float">
            <text:p>262.00</text:p>
          </table:table-cell>
          <table:table-cell table:style-name="ce341" table:formula="of:=IF([.Q3]&lt;&gt;&quot;&quot;;[.S3]/([.Q3]/4.55);0)" office:value-type="float" office:value="96.4482200647249" calcext:value-type="float">
            <text:p>96.45</text:p>
          </table:table-cell>
          <table:table-cell table:style-name="ce325"/>
          <table:table-cell table:style-name="ce258"/>
          <table:table-cell table:style-name="ce265" table:number-columns-repeated="2"/>
          <table:table-cell table:style-name="ce280"/>
          <table:table-cell table:style-name="ce324" table:formula="of:=IF([.W3]&lt;&gt;&quot;&quot;;[.W3]-[.P42];0)" office:value-type="float" office:value="0" calcext:value-type="float">
            <text:p>0.00</text:p>
          </table:table-cell>
          <table:table-cell table:style-name="ce341" table:formula="of:=IF([.X3]&lt;&gt;&quot;&quot;;[.Z3]/([.X3]/4.55);0)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gistration</text:p>
          </table:table-cell>
          <table:table-cell table:style-name="ce372" office:value-type="string" calcext:value-type="string">
            <text:p>BT14 UDJ</text:p>
          </table:table-cell>
          <table:table-cell table:number-columns-repeated="16354"/>
        </table:table-row>
        <table:table-row table:style-name="ro1">
          <table:table-cell/>
          <table:table-cell table:style-name="ce257" office:value-type="date" office:date-value="2020-02-27" calcext:value-type="date">
            <text:p>2020-02-27</text:p>
          </table:table-cell>
          <table:table-cell office:value-type="string" calcext:value-type="string">
            <text:p>Delivery Cost</text:p>
          </table:table-cell>
          <table:table-cell/>
          <table:table-cell table:style-name="ce294" office:value-type="currency" office:currency="£" office:value="128" calcext:value-type="currency">
            <text:p>£128.00</text:p>
          </table:table-cell>
          <table:table-cell table:style-name="ce282"/>
          <table:table-cell/>
          <table:table-cell table:style-name="ce257" office:value-type="date" office:date-value="2022-04-23" calcext:value-type="date">
            <text:p>2022-04-23</text:p>
          </table:table-cell>
          <table:table-cell office:value-type="float" office:value="113595" calcext:value-type="float">
            <text:p>113,595</text:p>
          </table:table-cell>
          <table:table-cell office:value-type="float" office:value="11.5" calcext:value-type="float">
            <text:p>11.50</text:p>
          </table:table-cell>
          <table:table-cell table:style-name="ce492" office:value-type="currency" office:currency="GBP" office:value="20" calcext:value-type="currency">
            <text:p>£20.00</text:p>
          </table:table-cell>
          <table:table-cell office:value-type="float" office:value="494" calcext:value-type="float">
            <text:p>494.00</text:p>
          </table:table-cell>
          <table:table-cell table:style-name="ce341" table:formula="of:=IF([.J4]&lt;&gt;&quot;&quot;;[.L4]/([.J4]/4.55);0)" office:value-type="float" office:value="195.452173913043" calcext:value-type="float">
            <text:p>195.45</text:p>
          </table:table-cell>
          <table:table-cell/>
          <table:table-cell table:style-name="ce257" office:value-type="date" office:date-value="2023-11-15" calcext:value-type="date">
            <text:p>2023-11-15</text:p>
          </table:table-cell>
          <table:table-cell office:value-type="float" office:value="120688" calcext:value-type="float">
            <text:p>120,688</text:p>
          </table:table-cell>
          <table:table-cell office:value-type="float" office:value="12.67" calcext:value-type="float">
            <text:p>12.67</text:p>
          </table:table-cell>
          <table:table-cell office:value-type="currency" office:currency="GBP" office:value="20.01" calcext:value-type="currency">
            <text:p>£20.01</text:p>
          </table:table-cell>
          <table:table-cell table:formula="of:=IF([.P4]&lt;&gt;&quot;&quot;;[.P4]-[.P3];0)" office:value-type="float" office:value="135" calcext:value-type="float">
            <text:p>135.00</text:p>
          </table:table-cell>
          <table:table-cell table:style-name="ce341" table:formula="of:=IF([.Q4]&lt;&gt;&quot;&quot;;[.S4]/([.Q4]/4.55);0)" office:value-type="float" office:value="48.4806629834254" calcext:value-type="float">
            <text:p>48.48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4]&lt;&gt;&quot;&quot;;[.W4]-[.W3];0)" office:value-type="float" office:value="0" calcext:value-type="float">
            <text:p>0.00</text:p>
          </table:table-cell>
          <table:table-cell table:style-name="ce341" table:formula="of:=IF([.X4]&lt;&gt;&quot;&quot;;[.Z4]/([.X4]/4.55);0)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V5C Reference</text:p>
          </table:table-cell>
          <table:table-cell table:style-name="ce299" office:value-type="float" office:value="796692375" calcext:value-type="float">
            <text:p>796692375</text:p>
          </table:table-cell>
          <table:table-cell table:number-columns-repeated="16354"/>
        </table:table-row>
        <table:table-row table:style-name="ro1">
          <table:table-cell/>
          <table:table-cell table:style-name="ce257" office:value-type="date" office:date-value="2020-07-20" calcext:value-type="date">
            <text:p>2020-07-20</text:p>
          </table:table-cell>
          <table:table-cell office:value-type="string" calcext:value-type="string">
            <text:p>Tyres &amp; Balancing</text:p>
          </table:table-cell>
          <table:table-cell/>
          <table:table-cell table:style-name="ce294" office:value-type="currency" office:currency="£" office:value="313" calcext:value-type="currency">
            <text:p>£313.00</text:p>
          </table:table-cell>
          <table:table-cell table:style-name="ce282"/>
          <table:table-cell/>
          <table:table-cell table:style-name="ce257" office:value-type="date" office:date-value="2022-05-10" calcext:value-type="date">
            <text:p>2022-05-10</text:p>
          </table:table-cell>
          <table:table-cell office:value-type="float" office:value="113691" calcext:value-type="float">
            <text:p>113,691</text:p>
          </table:table-cell>
          <table:table-cell office:value-type="float" office:value="22.87" calcext:value-type="float">
            <text:p>22.87</text:p>
          </table:table-cell>
          <table:table-cell office:value-type="currency" office:currency="GBP" office:value="40" calcext:value-type="currency">
            <text:p>£40.00</text:p>
          </table:table-cell>
          <table:table-cell table:formula="of:=IF([.I5]&lt;&gt;&quot;&quot;;[.I5]-[.I4];0)" office:value-type="float" office:value="96" calcext:value-type="float">
            <text:p>96.00</text:p>
          </table:table-cell>
          <table:table-cell table:style-name="ce341" table:formula="of:=IF([.J5]&lt;&gt;&quot;&quot;;[.L5]/([.J5]/4.55);0)" office:value-type="float" office:value="19.0992566681242" calcext:value-type="float">
            <text:p>19.10</text:p>
          </table:table-cell>
          <table:table-cell/>
          <table:table-cell table:style-name="ce257" office:value-type="date" office:date-value="2023-11-22" calcext:value-type="date">
            <text:p>2023-11-22</text:p>
          </table:table-cell>
          <table:table-cell office:value-type="float" office:value="120787" calcext:value-type="float">
            <text:p>120,787</text:p>
          </table:table-cell>
          <table:table-cell office:value-type="float" office:value="12.75" calcext:value-type="float">
            <text:p>12.75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P5]&lt;&gt;&quot;&quot;;[.P5]-[.P4];0)" office:value-type="float" office:value="99" calcext:value-type="float">
            <text:p>99.00</text:p>
          </table:table-cell>
          <table:table-cell table:style-name="ce341" table:formula="of:=IF([.Q5]&lt;&gt;&quot;&quot;;[.S5]/([.Q5]/4.55);0)" office:value-type="float" office:value="35.3294117647059" calcext:value-type="float">
            <text:p>35.33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5]&lt;&gt;&quot;&quot;;[.W5]-[.W4];0)" office:value-type="float" office:value="0" calcext:value-type="float">
            <text:p>0.00</text:p>
          </table:table-cell>
          <table:table-cell table:style-name="ce341" table:formula="of:=IF([.X5]&lt;&gt;&quot;&quot;;[.Z5]/([.X5]/4.55);0)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Insurance Due</text:p>
          </table:table-cell>
          <table:table-cell table:style-name="ce382" office:value-type="date" office:date-value="2026-03-01" calcext:value-type="date">
            <text:p>2026-03-01</text:p>
          </table:table-cell>
          <table:table-cell table:number-columns-repeated="16354"/>
        </table:table-row>
        <table:table-row table:style-name="ro1">
          <table:table-cell/>
          <table:table-cell table:style-name="ce257" office:value-type="date" office:date-value="2021-01-02" calcext:value-type="date">
            <text:p>2021-01-02</text:p>
          </table:table-cell>
          <table:table-cell office:value-type="string" calcext:value-type="string">
            <text:p>Full Service</text:p>
          </table:table-cell>
          <table:table-cell/>
          <table:table-cell table:style-name="ce294" office:value-type="currency" office:currency="£" office:value="338.99" calcext:value-type="currency">
            <text:p>£338.99</text:p>
          </table:table-cell>
          <table:table-cell table:style-name="ce282"/>
          <table:table-cell/>
          <table:table-cell table:style-name="ce257" office:value-type="date" office:date-value="2022-05-20" calcext:value-type="date">
            <text:p>2022-05-20</text:p>
          </table:table-cell>
          <table:table-cell office:value-type="float" office:value="113886" calcext:value-type="float">
            <text:p>113,886</text:p>
          </table:table-cell>
          <table:table-cell office:value-type="float" office:value="16.68" calcext:value-type="float">
            <text:p>16.68</text:p>
          </table:table-cell>
          <table:table-cell office:value-type="currency" office:currency="GBP" office:value="30.01" calcext:value-type="currency">
            <text:p>£30.01</text:p>
          </table:table-cell>
          <table:table-cell table:formula="of:=IF([.I6]&lt;&gt;&quot;&quot;;[.I6]-[.I5];0)" office:value-type="float" office:value="195" calcext:value-type="float">
            <text:p>195.00</text:p>
          </table:table-cell>
          <table:table-cell table:style-name="ce341" table:formula="of:=IF([.J6]&lt;&gt;&quot;&quot;;[.L6]/([.J6]/4.55);0)" office:value-type="float" office:value="53.1924460431655" calcext:value-type="float">
            <text:p>53.19</text:p>
          </table:table-cell>
          <table:table-cell/>
          <table:table-cell table:style-name="ce257" office:value-type="date" office:date-value="2023-12-01" calcext:value-type="date">
            <text:p>2023-12-01</text:p>
          </table:table-cell>
          <table:table-cell office:value-type="float" office:value="120945" calcext:value-type="float">
            <text:p>120,945</text:p>
          </table:table-cell>
          <table:table-cell office:value-type="float" office:value="12.51" calcext:value-type="float">
            <text:p>12.51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P6]&lt;&gt;&quot;&quot;;[.P6]-[.P5];0)" office:value-type="float" office:value="158" calcext:value-type="float">
            <text:p>158.00</text:p>
          </table:table-cell>
          <table:table-cell table:style-name="ce341" table:formula="of:=IF([.Q6]&lt;&gt;&quot;&quot;;[.S6]/([.Q6]/4.55);0)" office:value-type="float" office:value="57.4660271782574" calcext:value-type="float">
            <text:p>57.47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6]&lt;&gt;&quot;&quot;;[.W6]-[.W5];0)" office:value-type="float" office:value="0" calcext:value-type="float">
            <text:p>0.00</text:p>
          </table:table-cell>
          <table:table-cell table:style-name="ce341" table:formula="of:=IF([.X6]&lt;&gt;&quot;&quot;;[.Z6]/([.X6]/4.55);0)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M.O.T due</text:p>
          </table:table-cell>
          <table:table-cell table:style-name="ce383" office:value-type="date" office:date-value="2026-03-03" calcext:value-type="date">
            <text:p>2026-03-03</text:p>
          </table:table-cell>
          <table:table-cell table:number-columns-repeated="16354"/>
        </table:table-row>
        <table:table-row table:style-name="ro1">
          <table:table-cell/>
          <table:table-cell table:style-name="ce257" office:value-type="date" office:date-value="2021-02-22" calcext:value-type="date">
            <text:p>2021-02-22</text:p>
          </table:table-cell>
          <table:table-cell office:value-type="string" calcext:value-type="string">
            <text:p>M.O.T.</text:p>
          </table:table-cell>
          <table:table-cell/>
          <table:table-cell table:style-name="ce294" office:value-type="currency" office:currency="£" office:value="20" calcext:value-type="currency">
            <text:p>£20.00</text:p>
          </table:table-cell>
          <table:table-cell table:style-name="ce282"/>
          <table:table-cell/>
          <table:table-cell table:style-name="ce257" office:value-type="date" office:date-value="2022-06-10" calcext:value-type="date">
            <text:p>2022-06-10</text:p>
          </table:table-cell>
          <table:table-cell office:value-type="float" office:value="114121" calcext:value-type="float">
            <text:p>114,121</text:p>
          </table:table-cell>
          <table:table-cell office:value-type="float" office:value="18.24" calcext:value-type="float">
            <text:p>18.24</text:p>
          </table:table-cell>
          <table:table-cell office:value-type="currency" office:currency="GBP" office:value="35" calcext:value-type="currency">
            <text:p>£35.00</text:p>
          </table:table-cell>
          <table:table-cell table:formula="of:=IF([.I7]&lt;&gt;&quot;&quot;;[.I7]-[.I6];0)" office:value-type="float" office:value="235" calcext:value-type="float">
            <text:p>235.00</text:p>
          </table:table-cell>
          <table:table-cell table:style-name="ce341" table:formula="of:=IF([.J7]&lt;&gt;&quot;&quot;;[.L7]/([.J7]/4.55);0)" office:value-type="float" office:value="58.6211622807018" calcext:value-type="float">
            <text:p>58.62</text:p>
          </table:table-cell>
          <table:table-cell/>
          <table:table-cell table:style-name="ce257" office:value-type="date" office:date-value="2023-12-03" calcext:value-type="date">
            <text:p>2023-12-03</text:p>
          </table:table-cell>
          <table:table-cell office:value-type="float" office:value="120967" calcext:value-type="float">
            <text:p>120,967</text:p>
          </table:table-cell>
          <table:table-cell office:value-type="float" office:value="12.51" calcext:value-type="float">
            <text:p>12.51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P7]&lt;&gt;&quot;&quot;;[.P7]-[.P6];0)" office:value-type="float" office:value="22" calcext:value-type="float">
            <text:p>22.00</text:p>
          </table:table-cell>
          <table:table-cell table:style-name="ce341" table:formula="of:=IF([.Q7]&lt;&gt;&quot;&quot;;[.S7]/([.Q7]/4.55);0)" office:value-type="float" office:value="8.00159872102318" calcext:value-type="float">
            <text:p>8.00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7]&lt;&gt;&quot;&quot;;[.W7]-[.W6];0)" office:value-type="float" office:value="0" calcext:value-type="float">
            <text:p>0.00</text:p>
          </table:table-cell>
          <table:table-cell table:style-name="ce341" table:formula="of:=IF([.X7]&lt;&gt;&quot;&quot;;[.Z7]/([.X7]/4.55);0)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oad tax due</text:p>
          </table:table-cell>
          <table:table-cell table:style-name="ce382" office:value-type="date" office:date-value="2026-02-01" calcext:value-type="date">
            <text:p>2026-02-01</text:p>
          </table:table-cell>
          <table:table-cell table:number-columns-repeated="16354"/>
        </table:table-row>
        <table:table-row table:style-name="ro1">
          <table:table-cell/>
          <table:table-cell table:style-name="ce257" office:value-type="date" office:date-value="2021-02-22" calcext:value-type="date">
            <text:p>2021-02-22</text:p>
          </table:table-cell>
          <table:table-cell office:value-type="string" calcext:value-type="string">
            <text:p>Bulb For M.O.T.</text:p>
          </table:table-cell>
          <table:table-cell/>
          <table:table-cell table:style-name="ce278" office:value-type="currency" office:currency="GBP" office:value="12" calcext:value-type="currency">
            <text:p>£12.00</text:p>
          </table:table-cell>
          <table:table-cell table:style-name="ce282"/>
          <table:table-cell/>
          <table:table-cell table:style-name="ce257" office:value-type="date" office:date-value="2022-07-07" calcext:value-type="date">
            <text:p>2022-07-07</text:p>
          </table:table-cell>
          <table:table-cell office:value-type="float" office:value="114304" calcext:value-type="float">
            <text:p>114,304</text:p>
          </table:table-cell>
          <table:table-cell office:value-type="float" office:value="40.63" calcext:value-type="float">
            <text:p>40.63</text:p>
          </table:table-cell>
          <table:table-cell office:value-type="currency" office:currency="GBP" office:value="80" calcext:value-type="currency">
            <text:p>£80.00</text:p>
          </table:table-cell>
          <table:table-cell table:formula="of:=IF([.I8]&lt;&gt;&quot;&quot;;[.I8]-[.I7];0)" office:value-type="float" office:value="183" calcext:value-type="float">
            <text:p>183.00</text:p>
          </table:table-cell>
          <table:table-cell table:style-name="ce341" table:formula="of:=IF([.J8]&lt;&gt;&quot;&quot;;[.L8]/([.J8]/4.55);0)" office:value-type="float" office:value="20.4934777258184" calcext:value-type="float">
            <text:p>20.49</text:p>
          </table:table-cell>
          <table:table-cell/>
          <table:table-cell table:style-name="ce257" office:value-type="date" office:date-value="2023-12-14" calcext:value-type="date">
            <text:p>2023-12-14</text:p>
          </table:table-cell>
          <table:table-cell office:value-type="float" office:value="121044" calcext:value-type="float">
            <text:p>121,044</text:p>
          </table:table-cell>
          <table:table-cell office:value-type="float" office:value="13.17" calcext:value-type="float">
            <text:p>13.17</text:p>
          </table:table-cell>
          <table:table-cell office:value-type="currency" office:currency="GBP" office:value="20.01" calcext:value-type="currency">
            <text:p>£20.01</text:p>
          </table:table-cell>
          <table:table-cell table:formula="of:=IF([.P8]&lt;&gt;&quot;&quot;;[.P8]-[.P7];0)" office:value-type="float" office:value="77" calcext:value-type="float">
            <text:p>77.00</text:p>
          </table:table-cell>
          <table:table-cell table:style-name="ce341" table:formula="of:=IF([.Q8]&lt;&gt;&quot;&quot;;[.S8]/([.Q8]/4.55);0)" office:value-type="float" office:value="26.6021260440395" calcext:value-type="float">
            <text:p>26.60</text:p>
          </table:table-cell>
          <table:table-cell table:style-name="ce26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8]&lt;&gt;&quot;&quot;;[.W8]-[.W7];0)" office:value-type="float" office:value="0" calcext:value-type="float">
            <text:p>0.00</text:p>
          </table:table-cell>
          <table:table-cell table:style-name="ce341" table:formula="of:=IF([.X8]&lt;&gt;&quot;&quot;;[.Z8]/([.X8]/4.55);0)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Last Service</text:p>
          </table:table-cell>
          <table:table-cell table:style-name="ce389" office:value-type="date" office:date-value="2024-10-12" calcext:value-type="date">
            <text:p>2024-10-12</text:p>
          </table:table-cell>
          <table:table-cell table:number-columns-repeated="16354"/>
        </table:table-row>
        <table:table-row table:style-name="ro1">
          <table:table-cell/>
          <table:table-cell table:style-name="ce257" office:value-type="date" office:date-value="2022-02-01" calcext:value-type="date">
            <text:p>2022-02-01</text:p>
          </table:table-cell>
          <table:table-cell office:value-type="string" calcext:value-type="string">
            <text:p>M.O.T.</text:p>
          </table:table-cell>
          <table:table-cell/>
          <table:table-cell table:style-name="ce294" office:value-type="currency" office:currency="£" office:value="20" calcext:value-type="currency">
            <text:p>£20.00</text:p>
          </table:table-cell>
          <table:table-cell table:style-name="ce282"/>
          <table:table-cell/>
          <table:table-cell table:style-name="ce257" office:value-type="date" office:date-value="2022-07-15" calcext:value-type="date">
            <text:p>2022-07-15</text:p>
          </table:table-cell>
          <table:table-cell office:value-type="float" office:value="114679" calcext:value-type="float">
            <text:p>114,679</text:p>
          </table:table-cell>
          <table:table-cell office:value-type="float" office:value="9.4" calcext:value-type="float">
            <text:p>9.40</text:p>
          </table:table-cell>
          <table:table-cell office:value-type="currency" office:currency="GBP" office:value="20.01" calcext:value-type="currency">
            <text:p>£20.01</text:p>
          </table:table-cell>
          <table:table-cell table:formula="of:=IF([.I9]&lt;&gt;&quot;&quot;;[.I9]-[.I8];0)" office:value-type="float" office:value="375" calcext:value-type="float">
            <text:p>375.00</text:p>
          </table:table-cell>
          <table:table-cell table:style-name="ce341" table:formula="of:=IF([.J9]&lt;&gt;&quot;&quot;;[.L9]/([.J9]/4.55);0)" office:value-type="float" office:value="181.515957446809" calcext:value-type="float">
            <text:p>181.52</text:p>
          </table:table-cell>
          <table:table-cell/>
          <table:table-cell table:style-name="ce257" office:value-type="date" office:date-value="2023-12-24" calcext:value-type="date">
            <text:p>2023-12-24</text:p>
          </table:table-cell>
          <table:table-cell office:value-type="float" office:value="121195" calcext:value-type="float">
            <text:p>121,195</text:p>
          </table:table-cell>
          <table:table-cell office:value-type="float" office:value="14.72" calcext:value-type="float">
            <text:p>14.72</text:p>
          </table:table-cell>
          <table:table-cell office:value-type="currency" office:currency="GBP" office:value="25.01" calcext:value-type="currency">
            <text:p>£25.01</text:p>
          </table:table-cell>
          <table:table-cell table:formula="of:=IF([.P9]&lt;&gt;&quot;&quot;;[.P9]-[.P8];0)" office:value-type="float" office:value="151" calcext:value-type="float">
            <text:p>151.00</text:p>
          </table:table-cell>
          <table:table-cell table:style-name="ce341" table:formula="of:=IF([.Q9]&lt;&gt;&quot;&quot;;[.S9]/([.Q9]/4.55);0)" office:value-type="float" office:value="46.6745923913043" calcext:value-type="float">
            <text:p>46.67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9]&lt;&gt;&quot;&quot;;[.W9]-[.W8];0)" office:value-type="float" office:value="0" calcext:value-type="float">
            <text:p>0.00</text:p>
          </table:table-cell>
          <table:table-cell table:style-name="ce341" table:formula="of:=IF([.X9]&lt;&gt;&quot;&quot;;[.Z9]/([.X9]/4.55);0)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Engine No.</text:p>
          </table:table-cell>
          <table:table-cell table:style-name="ce372"/>
          <table:table-cell table:number-columns-repeated="16354"/>
        </table:table-row>
        <table:table-row table:style-name="ro1">
          <table:table-cell/>
          <table:table-cell table:style-name="ce257" office:value-type="date" office:date-value="2022-02-01" calcext:value-type="date">
            <text:p>2022-02-01</text:p>
          </table:table-cell>
          <table:table-cell office:value-type="string" calcext:value-type="string">
            <text:p>Full Set of Brake Discs &amp; Pads</text:p>
          </table:table-cell>
          <table:table-cell/>
          <table:table-cell table:style-name="ce294" office:value-type="currency" office:currency="£" office:value="247.49" calcext:value-type="currency">
            <text:p>£247.49</text:p>
          </table:table-cell>
          <table:table-cell table:style-name="ce282"/>
          <table:table-cell/>
          <table:table-cell table:style-name="ce257" office:value-type="date" office:date-value="2022-07-28" calcext:value-type="date">
            <text:p>2022-07-28</text:p>
          </table:table-cell>
          <table:table-cell office:value-type="float" office:value="114767" calcext:value-type="float">
            <text:p>114,767</text:p>
          </table:table-cell>
          <table:table-cell office:value-type="float" office:value="25.64" calcext:value-type="float">
            <text:p>25.64</text:p>
          </table:table-cell>
          <table:table-cell office:value-type="currency" office:currency="GBP" office:value="50.01" calcext:value-type="currency">
            <text:p>£50.01</text:p>
          </table:table-cell>
          <table:table-cell table:formula="of:=IF([.I10]&lt;&gt;&quot;&quot;;[.I10]-[.I9];0)" office:value-type="float" office:value="88" calcext:value-type="float">
            <text:p>88.00</text:p>
          </table:table-cell>
          <table:table-cell table:style-name="ce341" table:formula="of:=IF([.J10]&lt;&gt;&quot;&quot;;[.L10]/([.J10]/4.55);0)" office:value-type="float" office:value="15.616224648986" calcext:value-type="float">
            <text:p>15.62</text:p>
          </table:table-cell>
          <table:table-cell/>
          <table:table-cell table:style-name="ce257" office:value-type="date" office:date-value="2023-12-28" calcext:value-type="date">
            <text:p>2023-12-28</text:p>
          </table:table-cell>
          <table:table-cell office:value-type="float" office:value="121323" calcext:value-type="float">
            <text:p>121,323</text:p>
          </table:table-cell>
          <table:table-cell office:value-type="float" office:value="13.35" calcext:value-type="float">
            <text:p>13.35</text:p>
          </table:table-cell>
          <table:table-cell office:value-type="currency" office:currency="GBP" office:value="20.01" calcext:value-type="currency">
            <text:p>£20.01</text:p>
          </table:table-cell>
          <table:table-cell table:formula="of:=IF([.P10]&lt;&gt;&quot;&quot;;[.P10]-[.P9];0)" office:value-type="float" office:value="128" calcext:value-type="float">
            <text:p>128.00</text:p>
          </table:table-cell>
          <table:table-cell table:style-name="ce341" table:formula="of:=IF([.Q10]&lt;&gt;&quot;&quot;;[.S10]/([.Q10]/4.55);0)" office:value-type="float" office:value="43.625468164794" calcext:value-type="float">
            <text:p>43.63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10]&lt;&gt;&quot;&quot;;[.W10]-[.W9];0)" office:value-type="float" office:value="0" calcext:value-type="float">
            <text:p>0.00</text:p>
          </table:table-cell>
          <table:table-cell table:style-name="ce341" table:formula="of:=IF([.X10]&lt;&gt;&quot;&quot;;[.Z10]/([.X10]/4.55);0)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ame No.</text:p>
          </table:table-cell>
          <table:table-cell table:style-name="ce372" office:value-type="string" calcext:value-type="string">
            <text:p>JMZGJ691651157382</text:p>
          </table:table-cell>
          <table:table-cell table:number-columns-repeated="16354"/>
        </table:table-row>
        <table:table-row table:style-name="ro1">
          <table:table-cell/>
          <table:table-cell table:style-name="ce257" office:value-type="date" office:date-value="2022-02-01" calcext:value-type="date">
            <text:p>2022-02-01</text:p>
          </table:table-cell>
          <table:table-cell office:value-type="string" calcext:value-type="string">
            <text:p>FR Lower Wishbone</text:p>
          </table:table-cell>
          <table:table-cell/>
          <table:table-cell table:style-name="ce294" office:value-type="currency" office:currency="£" office:value="44.95" calcext:value-type="currency">
            <text:p>£44.95</text:p>
          </table:table-cell>
          <table:table-cell table:style-name="ce282"/>
          <table:table-cell/>
          <table:table-cell table:style-name="ce257" office:value-type="date" office:date-value="2022-08-12" calcext:value-type="date">
            <text:p>2022-08-12</text:p>
          </table:table-cell>
          <table:table-cell office:value-type="float" office:value="115128" calcext:value-type="float">
            <text:p>115,128</text:p>
          </table:table-cell>
          <table:table-cell office:value-type="float" office:value="16.05" calcext:value-type="float">
            <text:p>16.05</text:p>
          </table:table-cell>
          <table:table-cell office:value-type="currency" office:currency="GBP" office:value="30" calcext:value-type="currency">
            <text:p>£30.00</text:p>
          </table:table-cell>
          <table:table-cell table:formula="of:=IF([.I11]&lt;&gt;&quot;&quot;;[.I11]-[.I10];0)" office:value-type="float" office:value="361" calcext:value-type="float">
            <text:p>361.00</text:p>
          </table:table-cell>
          <table:table-cell table:style-name="ce341" table:formula="of:=IF([.J11]&lt;&gt;&quot;&quot;;[.L11]/([.J11]/4.55);0)" office:value-type="float" office:value="102.339563862928" calcext:value-type="float">
            <text:p>102.34</text:p>
          </table:table-cell>
          <table:table-cell/>
          <table:table-cell table:style-name="ce257" office:value-type="date" office:date-value="2024-01-26" calcext:value-type="date">
            <text:p>2024-01-26</text:p>
          </table:table-cell>
          <table:table-cell office:value-type="float" office:value="121485" calcext:value-type="float">
            <text:p>121,485</text:p>
          </table:table-cell>
          <table:table-cell office:value-type="float" office:value="13.43" calcext:value-type="float">
            <text:p>13.43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P11]&lt;&gt;&quot;&quot;;[.P11]-[.P10];0)" office:value-type="float" office:value="162" calcext:value-type="float">
            <text:p>162.00</text:p>
          </table:table-cell>
          <table:table-cell table:style-name="ce341" table:formula="of:=IF([.Q11]&lt;&gt;&quot;&quot;;[.S11]/([.Q11]/4.55);0)" office:value-type="float" office:value="54.8845867460908" calcext:value-type="float">
            <text:p>54.88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11]&lt;&gt;&quot;&quot;;[.W11]-[.W10];0)" office:value-type="float" office:value="0" calcext:value-type="float">
            <text:p>0.00</text:p>
          </table:table-cell>
          <table:table-cell table:style-name="ce341" table:formula="of:=IF([.X11]&lt;&gt;&quot;&quot;;[.Z11]/([.X11]/4.55);0)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tyre size</text:p>
          </table:table-cell>
          <table:table-cell table:style-name="ce372" office:value-type="string" calcext:value-type="string">
            <text:p>225/55/17</text:p>
          </table:table-cell>
          <table:table-cell table:number-columns-repeated="16354"/>
        </table:table-row>
        <table:table-row table:style-name="ro1">
          <table:table-cell/>
          <table:table-cell table:style-name="ce257" office:value-type="date" office:date-value="2022-02-01" calcext:value-type="date">
            <text:p>2022-02-01</text:p>
          </table:table-cell>
          <table:table-cell office:value-type="string" calcext:value-type="string">
            <text:p>Sump Plug</text:p>
          </table:table-cell>
          <table:table-cell/>
          <table:table-cell table:style-name="ce294" office:value-type="currency" office:currency="£" office:value="3.99" calcext:value-type="currency">
            <text:p>£3.99</text:p>
          </table:table-cell>
          <table:table-cell table:style-name="ce282"/>
          <table:table-cell/>
          <table:table-cell table:style-name="ce257" office:value-type="date" office:date-value="2022-09-22" calcext:value-type="date">
            <text:p>2022-09-22</text:p>
          </table:table-cell>
          <table:table-cell office:value-type="float" office:value="115254" calcext:value-type="float">
            <text:p>115,254</text:p>
          </table:table-cell>
          <table:table-cell office:value-type="float" office:value="16.49" calcext:value-type="float">
            <text:p>16.49</text:p>
          </table:table-cell>
          <table:table-cell office:value-type="currency" office:currency="GBP" office:value="30" calcext:value-type="currency">
            <text:p>£30.00</text:p>
          </table:table-cell>
          <table:table-cell table:formula="of:=IF([.I12]&lt;&gt;&quot;&quot;;[.I12]-[.I11];0)" office:value-type="float" office:value="126" calcext:value-type="float">
            <text:p>126.00</text:p>
          </table:table-cell>
          <table:table-cell table:style-name="ce341" table:formula="of:=IF([.J12]&lt;&gt;&quot;&quot;;[.L12]/([.J12]/4.55);0)" office:value-type="float" office:value="34.7665251667677" calcext:value-type="float">
            <text:p>34.77</text:p>
          </table:table-cell>
          <table:table-cell/>
          <table:table-cell table:style-name="ce257" office:value-type="date" office:date-value="2024-01-30" calcext:value-type="date">
            <text:p>2024-01-30</text:p>
          </table:table-cell>
          <table:table-cell office:value-type="float" office:value="121543" calcext:value-type="float">
            <text:p>121,543</text:p>
          </table:table-cell>
          <table:table-cell office:value-type="float" office:value="13.53" calcext:value-type="float">
            <text:p>13.53</text:p>
          </table:table-cell>
          <table:table-cell office:value-type="currency" office:currency="GBP" office:value="20.01" calcext:value-type="currency">
            <text:p>£20.01</text:p>
          </table:table-cell>
          <table:table-cell table:formula="of:=IF([.P12]&lt;&gt;&quot;&quot;;[.P12]-[.P11];0)" office:value-type="float" office:value="58" calcext:value-type="float">
            <text:p>58.00</text:p>
          </table:table-cell>
          <table:table-cell table:style-name="ce341" table:formula="of:=IF([.Q12]&lt;&gt;&quot;&quot;;[.S12]/([.Q12]/4.55);0)" office:value-type="float" office:value="19.5048041389505" calcext:value-type="float">
            <text:p>19.50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12]&lt;&gt;&quot;&quot;;[.W12]-[.W11];0)" office:value-type="float" office:value="0" calcext:value-type="float">
            <text:p>0.00</text:p>
          </table:table-cell>
          <table:table-cell table:style-name="ce341" table:formula="of:=IF([.X12]&lt;&gt;&quot;&quot;;[.Z12]/([.X12]/4.55);0)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pressure</text:p>
          </table:table-cell>
          <table:table-cell table:style-name="ce372" office:value-type="string" calcext:value-type="string">
            <text:p>34psi</text:p>
          </table:table-cell>
          <table:table-cell table:number-columns-repeated="16354"/>
        </table:table-row>
        <table:table-row table:style-name="ro1">
          <table:table-cell/>
          <table:table-cell table:style-name="ce257" office:value-type="date" office:date-value="2022-02-01" calcext:value-type="date">
            <text:p>2022-02-01</text:p>
          </table:table-cell>
          <table:table-cell office:value-type="string" calcext:value-type="string">
            <text:p>FL Track Rod End</text:p>
          </table:table-cell>
          <table:table-cell/>
          <table:table-cell table:style-name="ce294" office:value-type="currency" office:currency="£" office:value="37.89" calcext:value-type="currency">
            <text:p>£37.89</text:p>
          </table:table-cell>
          <table:table-cell table:style-name="ce282"/>
          <table:table-cell/>
          <table:table-cell table:style-name="ce257" office:value-type="date" office:date-value="2022-10-01" calcext:value-type="date">
            <text:p>2022-10-01</text:p>
          </table:table-cell>
          <table:table-cell office:value-type="float" office:value="115420" calcext:value-type="float">
            <text:p>115,420</text:p>
          </table:table-cell>
          <table:table-cell office:value-type="float" office:value="16.68" calcext:value-type="float">
            <text:p>16.68</text:p>
          </table:table-cell>
          <table:table-cell office:value-type="currency" office:currency="GBP" office:value="30.01" calcext:value-type="currency">
            <text:p>£30.01</text:p>
          </table:table-cell>
          <table:table-cell table:formula="of:=IF([.I13]&lt;&gt;&quot;&quot;;[.I13]-[.I12];0)" office:value-type="float" office:value="166" calcext:value-type="float">
            <text:p>166.00</text:p>
          </table:table-cell>
          <table:table-cell table:style-name="ce341" table:formula="of:=IF([.J13]&lt;&gt;&quot;&quot;;[.L13]/([.J13]/4.55);0)" office:value-type="float" office:value="45.2817745803357" calcext:value-type="float">
            <text:p>45.28</text:p>
          </table:table-cell>
          <table:table-cell/>
          <table:table-cell table:style-name="ce257" office:value-type="date" office:date-value="2024-02-28" calcext:value-type="date">
            <text:p>2024-02-28</text:p>
          </table:table-cell>
          <table:table-cell office:value-type="float" office:value="121657" calcext:value-type="float">
            <text:p>121,657</text:p>
          </table:table-cell>
          <table:table-cell office:value-type="float" office:value="13" calcext:value-type="float">
            <text:p>13.00</text:p>
          </table:table-cell>
          <table:table-cell office:value-type="currency" office:currency="GBP" office:value="20.01" calcext:value-type="currency">
            <text:p>£20.01</text:p>
          </table:table-cell>
          <table:table-cell table:formula="of:=IF([.P13]&lt;&gt;&quot;&quot;;[.P13]-[.P12];0)" office:value-type="float" office:value="114" calcext:value-type="float">
            <text:p>114.00</text:p>
          </table:table-cell>
          <table:table-cell table:style-name="ce341" table:formula="of:=IF([.Q13]&lt;&gt;&quot;&quot;;[.S13]/([.Q13]/4.55);0)" office:value-type="float" office:value="39.9" calcext:value-type="float">
            <text:p>39.90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13]&lt;&gt;&quot;&quot;;[.W13]-[.W12];0)" office:value-type="float" office:value="0" calcext:value-type="float">
            <text:p>0.00</text:p>
          </table:table-cell>
          <table:table-cell table:style-name="ce341" table:formula="of:=IF([.X13]&lt;&gt;&quot;&quot;;[.Z13]/([.X13]/4.55);0)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tyre size</text:p>
          </table:table-cell>
          <table:table-cell table:style-name="ce372" office:value-type="string" calcext:value-type="string">
            <text:p>225/55/17</text:p>
          </table:table-cell>
          <table:table-cell table:number-columns-repeated="16354"/>
        </table:table-row>
        <table:table-row table:style-name="ro1">
          <table:table-cell/>
          <table:table-cell table:style-name="ce257" office:value-type="date" office:date-value="2022-02-01" calcext:value-type="date">
            <text:p>2022-02-01</text:p>
          </table:table-cell>
          <table:table-cell office:value-type="string" calcext:value-type="string">
            <text:p>FR Track Rod End</text:p>
          </table:table-cell>
          <table:table-cell/>
          <table:table-cell table:style-name="ce294" office:value-type="currency" office:currency="£" office:value="22.76" calcext:value-type="currency">
            <text:p>£22.76</text:p>
          </table:table-cell>
          <table:table-cell table:style-name="ce282"/>
          <table:table-cell/>
          <table:table-cell table:style-name="ce257" office:value-type="date" office:date-value="2022-10-15" calcext:value-type="date">
            <text:p>2022-10-15</text:p>
          </table:table-cell>
          <table:table-cell table:formula="of:=115605-43.9" office:value-type="float" office:value="115561.1" calcext:value-type="float">
            <text:p>115,561</text:p>
          </table:table-cell>
          <table:table-cell office:value-type="float" office:value="16.49" calcext:value-type="float">
            <text:p>16.49</text:p>
          </table:table-cell>
          <table:table-cell office:value-type="currency" office:currency="GBP" office:value="30" calcext:value-type="currency">
            <text:p>£30.00</text:p>
          </table:table-cell>
          <table:table-cell table:formula="of:=IF([.I14]&lt;&gt;&quot;&quot;;[.I14]-[.I13];0)" office:value-type="float" office:value="141.100000000006" calcext:value-type="float">
            <text:p>141.10</text:p>
          </table:table-cell>
          <table:table-cell table:style-name="ce341" table:formula="of:=IF([.J14]&lt;&gt;&quot;&quot;;[.L14]/([.J14]/4.55);0)" office:value-type="float" office:value="38.9329896907233" calcext:value-type="float">
            <text:p>38.93</text:p>
          </table:table-cell>
          <table:table-cell/>
          <table:table-cell table:style-name="ce257" office:value-type="date" office:date-value="2024-03-20" calcext:value-type="date">
            <text:p>2024-03-20</text:p>
          </table:table-cell>
          <table:table-cell office:value-type="float" office:value="121825" calcext:value-type="float">
            <text:p>121,825</text:p>
          </table:table-cell>
          <table:table-cell office:value-type="float" office:value="13" calcext:value-type="float">
            <text:p>13.00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P14]&lt;&gt;&quot;&quot;;[.P14]-[.P13];0)" office:value-type="float" office:value="168" calcext:value-type="float">
            <text:p>168.00</text:p>
          </table:table-cell>
          <table:table-cell table:style-name="ce341" table:formula="of:=IF([.Q14]&lt;&gt;&quot;&quot;;[.S14]/([.Q14]/4.55);0)" office:value-type="float" office:value="58.8" calcext:value-type="float">
            <text:p>58.80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14]&lt;&gt;&quot;&quot;;[.W14]-[.W13];0)" office:value-type="float" office:value="0" calcext:value-type="float">
            <text:p>0.00</text:p>
          </table:table-cell>
          <table:table-cell table:style-name="ce341" table:formula="of:=IF([.X14]&lt;&gt;&quot;&quot;;[.Z14]/([.X14]/4.55);0)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pressure</text:p>
          </table:table-cell>
          <table:table-cell table:style-name="ce372" office:value-type="string" calcext:value-type="string">
            <text:p>34psi</text:p>
          </table:table-cell>
          <table:table-cell table:number-columns-repeated="16354"/>
        </table:table-row>
        <table:table-row table:style-name="ro1">
          <table:table-cell/>
          <table:table-cell table:style-name="ce257" office:value-type="date" office:date-value="2022-02-04" calcext:value-type="date">
            <text:p>2022-02-04</text:p>
          </table:table-cell>
          <table:table-cell office:value-type="string" calcext:value-type="string">
            <text:p>FL Wishbone &amp; Parts Fitting</text:p>
          </table:table-cell>
          <table:table-cell/>
          <table:table-cell table:style-name="ce294" office:value-type="currency" office:currency="£" office:value="300" calcext:value-type="currency">
            <text:p>£300.00</text:p>
          </table:table-cell>
          <table:table-cell table:style-name="ce282"/>
          <table:table-cell/>
          <table:table-cell table:style-name="ce257" office:value-type="date" office:date-value="2022-10-29" calcext:value-type="date">
            <text:p>2022-10-29</text:p>
          </table:table-cell>
          <table:table-cell office:value-type="float" office:value="115736" calcext:value-type="float">
            <text:p>115,736</text:p>
          </table:table-cell>
          <table:table-cell office:value-type="float" office:value="15.97" calcext:value-type="float">
            <text:p>15.97</text:p>
          </table:table-cell>
          <table:table-cell office:value-type="currency" office:currency="GBP" office:value="30.01" calcext:value-type="currency">
            <text:p>£30.01</text:p>
          </table:table-cell>
          <table:table-cell table:formula="of:=IF([.I15]&lt;&gt;&quot;&quot;;[.I15]-[.I14];0)" office:value-type="float" office:value="174.899999999994" calcext:value-type="float">
            <text:p>174.90</text:p>
          </table:table-cell>
          <table:table-cell table:style-name="ce341" table:formula="of:=IF([.J15]&lt;&gt;&quot;&quot;;[.L15]/([.J15]/4.55);0)" office:value-type="float" office:value="49.830619912334" calcext:value-type="float">
            <text:p>49.83</text:p>
          </table:table-cell>
          <table:table-cell/>
          <table:table-cell table:style-name="ce257" office:value-type="date" office:date-value="2024-03-22" calcext:value-type="date">
            <text:p>2024-03-22</text:p>
          </table:table-cell>
          <table:table-cell office:value-type="float" office:value="121917" calcext:value-type="float">
            <text:p>121,917</text:p>
          </table:table-cell>
          <table:table-cell office:value-type="float" office:value="10.08" calcext:value-type="float">
            <text:p>10.08</text:p>
          </table:table-cell>
          <table:table-cell office:value-type="currency" office:currency="GBP" office:value="15.01" calcext:value-type="currency">
            <text:p>£15.01</text:p>
          </table:table-cell>
          <table:table-cell table:formula="of:=IF([.P15]&lt;&gt;&quot;&quot;;[.P15]-[.P14];0)" office:value-type="float" office:value="92" calcext:value-type="float">
            <text:p>92.00</text:p>
          </table:table-cell>
          <table:table-cell table:style-name="ce341" table:formula="of:=IF([.Q15]&lt;&gt;&quot;&quot;;[.S15]/([.Q15]/4.55);0)" office:value-type="float" office:value="41.5277777777778" calcext:value-type="float">
            <text:p>41.53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15]&lt;&gt;&quot;&quot;;[.W15]-[.W14];0)" office:value-type="float" office:value="0" calcext:value-type="float">
            <text:p>0.00</text:p>
          </table:table-cell>
          <table:table-cell table:style-name="ce341" table:formula="of:=IF([.X15]&lt;&gt;&quot;&quot;;[.Z15]/([.X15]/4.55);0)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capacity</text:p>
          </table:table-cell>
          <table:table-cell table:style-name="ce372" office:value-type="string" calcext:value-type="string">
            <text:p>5.1 Litres</text:p>
          </table:table-cell>
          <table:table-cell table:number-columns-repeated="16354"/>
        </table:table-row>
        <table:table-row table:style-name="ro1">
          <table:table-cell/>
          <table:table-cell table:style-name="ce257" office:value-type="date" office:date-value="2022-02-05" calcext:value-type="date">
            <text:p>2022-02-05</text:p>
          </table:table-cell>
          <table:table-cell office:value-type="string" calcext:value-type="string">
            <text:p>Front Tyres &amp; Tracking</text:p>
          </table:table-cell>
          <table:table-cell/>
          <table:table-cell table:style-name="ce294" office:value-type="currency" office:currency="£" office:value="194.98" calcext:value-type="currency">
            <text:p>£194.98</text:p>
          </table:table-cell>
          <table:table-cell table:style-name="ce282"/>
          <table:table-cell/>
          <table:table-cell table:style-name="ce257" office:value-type="date" office:date-value="2022-11-05" calcext:value-type="date">
            <text:p>2022-11-05</text:p>
          </table:table-cell>
          <table:table-cell office:value-type="float" office:value="115887" calcext:value-type="float">
            <text:p>115,887</text:p>
          </table:table-cell>
          <table:table-cell table:formula="of:=[.K16]/1.869" office:value-type="float" office:value="21.4018191546281" calcext:value-type="float">
            <text:p>21.40</text:p>
          </table:table-cell>
          <table:table-cell office:value-type="currency" office:currency="GBP" office:value="40" calcext:value-type="currency">
            <text:p>£40.00</text:p>
          </table:table-cell>
          <table:table-cell table:formula="of:=IF([.I16]&lt;&gt;&quot;&quot;;[.I16]-[.I15];0)" office:value-type="float" office:value="151" calcext:value-type="float">
            <text:p>151.00</text:p>
          </table:table-cell>
          <table:table-cell table:style-name="ce341" table:formula="of:=IF([.J16]&lt;&gt;&quot;&quot;;[.L16]/([.J16]/4.55);0)" office:value-type="float" office:value="32.10241125" calcext:value-type="float">
            <text:p>32.10</text:p>
          </table:table-cell>
          <table:table-cell/>
          <table:table-cell table:style-name="ce257" office:value-type="date" office:date-value="2024-04-10" calcext:value-type="date">
            <text:p>2024-04-10</text:p>
          </table:table-cell>
          <table:table-cell office:value-type="float" office:value="122057" calcext:value-type="float">
            <text:p>122,057</text:p>
          </table:table-cell>
          <table:table-cell office:value-type="float" office:value="16.35" calcext:value-type="float">
            <text:p>16.35</text:p>
          </table:table-cell>
          <table:table-cell office:value-type="currency" office:currency="GBP" office:value="25" calcext:value-type="currency">
            <text:p>£25.00</text:p>
          </table:table-cell>
          <table:table-cell table:formula="of:=IF([.P16]&lt;&gt;&quot;&quot;;[.P16]-[.P15];0)" office:value-type="float" office:value="140" calcext:value-type="float">
            <text:p>140.00</text:p>
          </table:table-cell>
          <table:table-cell table:style-name="ce341" table:formula="of:=IF([.Q16]&lt;&gt;&quot;&quot;;[.S16]/([.Q16]/4.55);0)" office:value-type="float" office:value="38.960244648318" calcext:value-type="float">
            <text:p>38.96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16]&lt;&gt;&quot;&quot;;[.W16]-[.W15];0)" office:value-type="float" office:value="0" calcext:value-type="float">
            <text:p>0.00</text:p>
          </table:table-cell>
          <table:table-cell table:style-name="ce341" table:formula="of:=IF([.X16]&lt;&gt;&quot;&quot;;[.Z16]/([.X16]/4.55);0)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type</text:p>
          </table:table-cell>
          <table:table-cell table:style-name="ce387" office:value-type="string" calcext:value-type="string">
            <text:p>0w20</text:p>
          </table:table-cell>
          <table:table-cell table:number-columns-repeated="16354"/>
        </table:table-row>
        <table:table-row table:style-name="ro1">
          <table:table-cell/>
          <table:table-cell table:style-name="ce257" office:value-type="date" office:date-value="2022-02-08" calcext:value-type="date">
            <text:p>2022-02-08</text:p>
          </table:table-cell>
          <table:table-cell office:value-type="string" calcext:value-type="string">
            <text:p>Minor Service</text:p>
          </table:table-cell>
          <table:table-cell/>
          <table:table-cell table:style-name="ce294" office:value-type="currency" office:currency="£" office:value="95" calcext:value-type="currency">
            <text:p>£95.00</text:p>
          </table:table-cell>
          <table:table-cell table:style-name="ce282"/>
          <table:table-cell/>
          <table:table-cell table:style-name="ce257" office:value-type="date" office:date-value="2022-01-19" calcext:value-type="date">
            <text:p>2022-01-19</text:p>
          </table:table-cell>
          <table:table-cell office:value-type="float" office:value="116085" calcext:value-type="float">
            <text:p>116,085</text:p>
          </table:table-cell>
          <table:table-cell office:value-type="float" office:value="13.38" calcext:value-type="float">
            <text:p>13.38</text:p>
          </table:table-cell>
          <table:table-cell office:value-type="currency" office:currency="GBP" office:value="25.01" calcext:value-type="currency">
            <text:p>£25.01</text:p>
          </table:table-cell>
          <table:table-cell table:formula="of:=IF([.I17]&lt;&gt;&quot;&quot;;[.I17]-[.I16];0)" office:value-type="float" office:value="198" calcext:value-type="float">
            <text:p>198.00</text:p>
          </table:table-cell>
          <table:table-cell table:style-name="ce341" table:formula="of:=IF([.J17]&lt;&gt;&quot;&quot;;[.L17]/([.J17]/4.55);0)" office:value-type="float" office:value="67.3318385650224" calcext:value-type="float">
            <text:p>67.33</text:p>
          </table:table-cell>
          <table:table-cell/>
          <table:table-cell table:style-name="ce257" office:value-type="date" office:date-value="2024-05-17" calcext:value-type="date">
            <text:p>2024-05-17</text:p>
          </table:table-cell>
          <table:table-cell office:value-type="float" office:value="122166" calcext:value-type="float">
            <text:p>122,166</text:p>
          </table:table-cell>
          <table:table-cell table:formula="of:=20/1.559" office:value-type="float" office:value="12.8287363694676" calcext:value-type="float">
            <text:p>12.83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P17]&lt;&gt;&quot;&quot;;[.P17]-[.P16];0)" office:value-type="float" office:value="109" calcext:value-type="float">
            <text:p>109.00</text:p>
          </table:table-cell>
          <table:table-cell table:style-name="ce341" table:formula="of:=IF([.Q17]&lt;&gt;&quot;&quot;;[.S17]/([.Q17]/4.55);0)" office:value-type="float" office:value="38.6593025" calcext:value-type="float">
            <text:p>38.66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17]&lt;&gt;&quot;&quot;;[.W17]-[.W16];0)" office:value-type="float" office:value="0" calcext:value-type="float">
            <text:p>0.00</text:p>
          </table:table-cell>
          <table:table-cell table:style-name="ce341" table:formula="of:=IF([.X17]&lt;&gt;&quot;&quot;;[.Z17]/([.X17]/4.55);0)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uel capacity</text:p>
          </table:table-cell>
          <table:table-cell table:style-name="ce372" office:value-type="float" office:value="62" calcext:value-type="float">
            <text:p>62.00</text:p>
          </table:table-cell>
          <table:table-cell table:number-columns-repeated="16354"/>
        </table:table-row>
        <table:table-row table:style-name="ro1">
          <table:table-cell/>
          <table:table-cell table:style-name="ce257" office:value-type="date" office:date-value="2022-02-20" calcext:value-type="date">
            <text:p>2022-02-20</text:p>
          </table:table-cell>
          <table:table-cell office:value-type="string" calcext:value-type="string">
            <text:p>Phone Holder</text:p>
          </table:table-cell>
          <table:table-cell/>
          <table:table-cell table:style-name="ce294" office:value-type="currency" office:currency="£" office:value="4.02" calcext:value-type="currency">
            <text:p>£4.02</text:p>
          </table:table-cell>
          <table:table-cell table:style-name="ce282"/>
          <table:table-cell/>
          <table:table-cell table:style-name="ce257" office:value-type="date" office:date-value="2022-11-26" calcext:value-type="date">
            <text:p>2022-11-26</text:p>
          </table:table-cell>
          <table:table-cell table:formula="of:=116199-6.7" office:value-type="float" office:value="116192.3" calcext:value-type="float">
            <text:p>116,192</text:p>
          </table:table-cell>
          <table:table-cell table:formula="of:=20/1.86" office:value-type="float" office:value="10.752688172043" calcext:value-type="float">
            <text:p>10.75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I18]&lt;&gt;&quot;&quot;;[.I18]-[.I17];0)" office:value-type="float" office:value="107.300000000003" calcext:value-type="float">
            <text:p>107.30</text:p>
          </table:table-cell>
          <table:table-cell table:style-name="ce341" table:formula="of:=IF([.J18]&lt;&gt;&quot;&quot;;[.L18]/([.J18]/4.55);0)" office:value-type="float" office:value="45.4039950000012" calcext:value-type="float">
            <text:p>45.40</text:p>
          </table:table-cell>
          <table:table-cell/>
          <table:table-cell table:style-name="ce257" office:value-type="date" office:date-value="2024-05-31" calcext:value-type="date">
            <text:p>2024-05-31</text:p>
          </table:table-cell>
          <table:table-cell office:value-type="float" office:value="122361" calcext:value-type="float">
            <text:p>122,361</text:p>
          </table:table-cell>
          <table:table-cell office:value-type="float" office:value="13" calcext:value-type="float">
            <text:p>13.00</text:p>
          </table:table-cell>
          <table:table-cell office:value-type="currency" office:currency="GBP" office:value="20.01" calcext:value-type="currency">
            <text:p>£20.01</text:p>
          </table:table-cell>
          <table:table-cell table:formula="of:=IF([.P18]&lt;&gt;&quot;&quot;;[.P18]-[.P17];0)" office:value-type="float" office:value="195" calcext:value-type="float">
            <text:p>195.00</text:p>
          </table:table-cell>
          <table:table-cell table:style-name="ce341" table:formula="of:=IF([.Q18]&lt;&gt;&quot;&quot;;[.S18]/([.Q18]/4.55);0)" office:value-type="float" office:value="68.25" calcext:value-type="float">
            <text:p>68.25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18]&lt;&gt;&quot;&quot;;[.W18]-[.W17];0)" office:value-type="float" office:value="0" calcext:value-type="float">
            <text:p>0.00</text:p>
          </table:table-cell>
          <table:table-cell table:style-name="ce341" table:formula="of:=IF([.X18]&lt;&gt;&quot;&quot;;[.Z18]/([.X18]/4.55);0)" office:value-type="float" office:value="0" calcext:value-type="float">
            <text:p>0.00</text:p>
          </table:table-cell>
          <table:table-cell/>
          <table:table-cell table:style-name="ce259"/>
          <table:table-cell table:style-name="ce344"/>
          <table:table-cell table:number-columns-repeated="16354"/>
        </table:table-row>
        <table:table-row table:style-name="ro1">
          <table:table-cell/>
          <table:table-cell table:style-name="ce257" office:value-type="date" office:date-value="2022-03-03" calcext:value-type="date">
            <text:p>2022-03-03</text:p>
          </table:table-cell>
          <table:table-cell office:value-type="string" calcext:value-type="string">
            <text:p>USB Fast Charger</text:p>
          </table:table-cell>
          <table:table-cell/>
          <table:table-cell table:style-name="ce294" office:value-type="currency" office:currency="£" office:value="12.99" calcext:value-type="currency">
            <text:p>£12.99</text:p>
          </table:table-cell>
          <table:table-cell table:style-name="ce282"/>
          <table:table-cell/>
          <table:table-cell table:style-name="ce257" office:value-type="date" office:date-value="2022-12-09" calcext:value-type="date">
            <text:p>2022-12-09</text:p>
          </table:table-cell>
          <table:table-cell office:value-type="float" office:value="116304" calcext:value-type="float">
            <text:p>116,304</text:p>
          </table:table-cell>
          <table:table-cell table:formula="of:=20.1/1.84" office:value-type="float" office:value="10.9239130434783" calcext:value-type="float">
            <text:p>10.92</text:p>
          </table:table-cell>
          <table:table-cell office:value-type="currency" office:currency="GBP" office:value="20.01" calcext:value-type="currency">
            <text:p>£20.01</text:p>
          </table:table-cell>
          <table:table-cell table:formula="of:=IF([.I19]&lt;&gt;&quot;&quot;;[.I19]-[.I18];0)" office:value-type="float" office:value="111.699999999997" calcext:value-type="float">
            <text:p>111.70</text:p>
          </table:table-cell>
          <table:table-cell table:style-name="ce341" table:formula="of:=IF([.J19]&lt;&gt;&quot;&quot;;[.L19]/([.J19]/4.55);0)" office:value-type="float" office:value="46.5249950248744" calcext:value-type="float">
            <text:p>46.52</text:p>
          </table:table-cell>
          <table:table-cell/>
          <table:table-cell table:style-name="ce257" office:value-type="date" office:date-value="2024-06-27" calcext:value-type="date">
            <text:p>2024-06-27</text:p>
          </table:table-cell>
          <table:table-cell office:value-type="float" office:value="122486" calcext:value-type="float">
            <text:p>122,486</text:p>
          </table:table-cell>
          <table:table-cell office:value-type="float" office:value="13.35" calcext:value-type="float">
            <text:p>13.35</text:p>
          </table:table-cell>
          <table:table-cell office:value-type="currency" office:currency="GBP" office:value="20.01" calcext:value-type="currency">
            <text:p>£20.01</text:p>
          </table:table-cell>
          <table:table-cell table:formula="of:=IF([.P19]&lt;&gt;&quot;&quot;;[.P19]-[.P18];0)" office:value-type="float" office:value="125" calcext:value-type="float">
            <text:p>125.00</text:p>
          </table:table-cell>
          <table:table-cell table:style-name="ce341" table:formula="of:=IF([.Q19]&lt;&gt;&quot;&quot;;[.S19]/([.Q19]/4.55);0)" office:value-type="float" office:value="42.6029962546816" calcext:value-type="float">
            <text:p>42.60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19]&lt;&gt;&quot;&quot;;[.W19]-[.W18];0)" office:value-type="float" office:value="0" calcext:value-type="float">
            <text:p>0.00</text:p>
          </table:table-cell>
          <table:table-cell table:style-name="ce341" table:formula="of:=IF([.X19]&lt;&gt;&quot;&quot;;[.Z19]/([.X19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 office:value-type="date" office:date-value="2022-03-07" calcext:value-type="date">
            <text:p>2022-03-07</text:p>
          </table:table-cell>
          <table:table-cell office:value-type="string" calcext:value-type="string">
            <text:p>Mats</text:p>
          </table:table-cell>
          <table:table-cell/>
          <table:table-cell table:style-name="ce294" office:value-type="currency" office:currency="£" office:value="24.99" calcext:value-type="currency">
            <text:p>£24.99</text:p>
          </table:table-cell>
          <table:table-cell table:style-name="ce282"/>
          <table:table-cell/>
          <table:table-cell table:style-name="ce257" office:value-type="date" office:date-value="2022-02-12" calcext:value-type="date">
            <text:p>2022-02-12</text:p>
          </table:table-cell>
          <table:table-cell office:value-type="float" office:value="116379" calcext:value-type="float">
            <text:p>116,379</text:p>
          </table:table-cell>
          <table:table-cell office:value-type="float" office:value="21.99" calcext:value-type="float">
            <text:p>21.99</text:p>
          </table:table-cell>
          <table:table-cell office:value-type="currency" office:currency="GBP" office:value="40" calcext:value-type="currency">
            <text:p>£40.00</text:p>
          </table:table-cell>
          <table:table-cell table:formula="of:=IF([.I20]&lt;&gt;&quot;&quot;;[.I20]-[.I19];0)" office:value-type="float" office:value="75" calcext:value-type="float">
            <text:p>75.00</text:p>
          </table:table-cell>
          <table:table-cell table:style-name="ce341" table:formula="of:=IF([.J20]&lt;&gt;&quot;&quot;;[.L20]/([.J20]/4.55);0)" office:value-type="float" office:value="15.5184174624829" calcext:value-type="float">
            <text:p>15.52</text:p>
          </table:table-cell>
          <table:table-cell/>
          <table:table-cell table:style-name="ce257" office:value-type="date" office:date-value="2024-07-09" calcext:value-type="date">
            <text:p>2024-07-09</text:p>
          </table:table-cell>
          <table:table-cell office:value-type="float" office:value="122578" calcext:value-type="float">
            <text:p>122,578</text:p>
          </table:table-cell>
          <table:table-cell office:value-type="float" office:value="27.02" calcext:value-type="float">
            <text:p>27.02</text:p>
          </table:table-cell>
          <table:table-cell office:value-type="currency" office:currency="GBP" office:value="40.5" calcext:value-type="currency">
            <text:p>£40.50</text:p>
          </table:table-cell>
          <table:table-cell table:formula="of:=IF([.P20]&lt;&gt;&quot;&quot;;[.P20]-[.P19];0)" office:value-type="float" office:value="92" calcext:value-type="float">
            <text:p>92.00</text:p>
          </table:table-cell>
          <table:table-cell table:style-name="ce341" table:formula="of:=IF([.Q20]&lt;&gt;&quot;&quot;;[.S20]/([.Q20]/4.55);0)" office:value-type="float" office:value="15.4922279792746" calcext:value-type="float">
            <text:p>15.49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20]&lt;&gt;&quot;&quot;;[.W20]-[.W19];0)" office:value-type="float" office:value="0" calcext:value-type="float">
            <text:p>0.00</text:p>
          </table:table-cell>
          <table:table-cell table:style-name="ce341" table:formula="of:=IF([.X20]&lt;&gt;&quot;&quot;;[.Z20]/([.X20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 office:value-type="date" office:date-value="2023-02-22" calcext:value-type="date">
            <text:p>2023-02-22</text:p>
          </table:table-cell>
          <table:table-cell office:value-type="string" calcext:value-type="string">
            <text:p>Minor Service &amp; M.O.T.</text:p>
          </table:table-cell>
          <table:table-cell/>
          <table:table-cell table:style-name="ce294" office:value-type="currency" office:currency="£" office:value="193.88" calcext:value-type="currency">
            <text:p>£193.88</text:p>
          </table:table-cell>
          <table:table-cell table:style-name="ce282"/>
          <table:table-cell/>
          <table:table-cell table:style-name="ce257" office:value-type="date" office:date-value="2022-12-23" calcext:value-type="date">
            <text:p>2022-12-23</text:p>
          </table:table-cell>
          <table:table-cell table:formula="of:=116708-64" office:value-type="float" office:value="116644" calcext:value-type="float">
            <text:p>116,644</text:p>
          </table:table-cell>
          <table:table-cell table:formula="of:=[.K21]-1.83" office:value-type="float" office:value="8.17" calcext:value-type="float">
            <text:p>8.17</text:p>
          </table:table-cell>
          <table:table-cell office:value-type="currency" office:currency="GBP" office:value="10" calcext:value-type="currency">
            <text:p>£10.00</text:p>
          </table:table-cell>
          <table:table-cell table:formula="of:=IF([.I21]&lt;&gt;&quot;&quot;;[.I21]-[.I20];0)" office:value-type="float" office:value="265" calcext:value-type="float">
            <text:p>265.00</text:p>
          </table:table-cell>
          <table:table-cell table:style-name="ce341" table:formula="of:=IF([.J21]&lt;&gt;&quot;&quot;;[.L21]/([.J21]/4.55);0)" office:value-type="float" office:value="147.582619339045" calcext:value-type="float">
            <text:p>147.58</text:p>
          </table:table-cell>
          <table:table-cell/>
          <table:table-cell table:style-name="ce257" office:value-type="date" office:date-value="2024-07-19" calcext:value-type="date">
            <text:p>2024-07-19</text:p>
          </table:table-cell>
          <table:table-cell office:value-type="float" office:value="122876" calcext:value-type="float">
            <text:p>122,876</text:p>
          </table:table-cell>
          <table:table-cell office:value-type="float" office:value="16.68" calcext:value-type="float">
            <text:p>16.68</text:p>
          </table:table-cell>
          <table:table-cell office:value-type="currency" office:currency="GBP" office:value="25" calcext:value-type="currency">
            <text:p>£25.00</text:p>
          </table:table-cell>
          <table:table-cell table:formula="of:=IF([.P21]&lt;&gt;&quot;&quot;;[.P21]-[.P20];0)" office:value-type="float" office:value="298" calcext:value-type="float">
            <text:p>298.00</text:p>
          </table:table-cell>
          <table:table-cell table:style-name="ce341" table:formula="of:=IF([.Q21]&lt;&gt;&quot;&quot;;[.S21]/([.Q21]/4.55);0)" office:value-type="float" office:value="81.28896882494" calcext:value-type="float">
            <text:p>81.29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21]&lt;&gt;&quot;&quot;;[.W21]-[.W20];0)" office:value-type="float" office:value="0" calcext:value-type="float">
            <text:p>0.00</text:p>
          </table:table-cell>
          <table:table-cell table:style-name="ce341" table:formula="of:=IF([.X21]&lt;&gt;&quot;&quot;;[.Z21]/([.X21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 office:value-type="date" office:date-value="2023-05-16" calcext:value-type="date">
            <text:p>2023-05-16</text:p>
          </table:table-cell>
          <table:table-cell office:value-type="string" calcext:value-type="string">
            <text:p>Tracking</text:p>
          </table:table-cell>
          <table:table-cell/>
          <table:table-cell table:style-name="ce294" office:value-type="currency" office:currency="£" office:value="35" calcext:value-type="currency">
            <text:p>£35.00</text:p>
          </table:table-cell>
          <table:table-cell table:style-name="ce282"/>
          <table:table-cell/>
          <table:table-cell table:style-name="ce257" office:value-type="date" office:date-value="2023-01-10" calcext:value-type="date">
            <text:p>2023-01-10</text:p>
          </table:table-cell>
          <table:table-cell office:value-type="float" office:value="116708" calcext:value-type="float">
            <text:p>116,708</text:p>
          </table:table-cell>
          <table:table-cell office:value-type="float" office:value="20" calcext:value-type="float">
            <text:p>20.00</text:p>
          </table:table-cell>
          <table:table-cell office:value-type="currency" office:currency="GBP" office:value="40" calcext:value-type="currency">
            <text:p>£40.00</text:p>
          </table:table-cell>
          <table:table-cell table:formula="of:=IF([.I22]&lt;&gt;&quot;&quot;;[.I22]-[.I21];0)" office:value-type="float" office:value="64" calcext:value-type="float">
            <text:p>64.00</text:p>
          </table:table-cell>
          <table:table-cell table:style-name="ce341" table:formula="of:=IF([.J22]&lt;&gt;&quot;&quot;;[.L22]/([.J22]/4.55);0)" office:value-type="float" office:value="14.56" calcext:value-type="float">
            <text:p>14.56</text:p>
          </table:table-cell>
          <table:table-cell/>
          <table:table-cell table:style-name="ce257" office:value-type="date" office:date-value="2024-07-24" calcext:value-type="date">
            <text:p>2024-07-24</text:p>
          </table:table-cell>
          <table:table-cell office:value-type="float" office:value="122991" calcext:value-type="float">
            <text:p>122,991</text:p>
          </table:table-cell>
          <table:table-cell office:value-type="float" office:value="26.69" calcext:value-type="float">
            <text:p>26.69</text:p>
          </table:table-cell>
          <table:table-cell office:value-type="currency" office:currency="GBP" office:value="40.01" calcext:value-type="currency">
            <text:p>£40.01</text:p>
          </table:table-cell>
          <table:table-cell table:formula="of:=IF([.P22]&lt;&gt;&quot;&quot;;[.P22]-[.P21];0)" office:value-type="float" office:value="115" calcext:value-type="float">
            <text:p>115.00</text:p>
          </table:table-cell>
          <table:table-cell table:style-name="ce341" table:formula="of:=IF([.Q22]&lt;&gt;&quot;&quot;;[.S22]/([.Q22]/4.55);0)" office:value-type="float" office:value="19.6047208692394" calcext:value-type="float">
            <text:p>19.60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22]&lt;&gt;&quot;&quot;;[.W22]-[.W21];0)" office:value-type="float" office:value="0" calcext:value-type="float">
            <text:p>0.00</text:p>
          </table:table-cell>
          <table:table-cell table:style-name="ce341" table:formula="of:=IF([.X22]&lt;&gt;&quot;&quot;;[.Z22]/([.X22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 office:value-type="date" office:date-value="2024-02-22" calcext:value-type="date">
            <text:p>2024-02-22</text:p>
          </table:table-cell>
          <table:table-cell office:value-type="string" calcext:value-type="string">
            <text:p>M.O.T.</text:p>
          </table:table-cell>
          <table:table-cell/>
          <table:table-cell table:style-name="ce294" office:value-type="currency" office:currency="£" office:value="65" calcext:value-type="currency">
            <text:p>£65.00</text:p>
          </table:table-cell>
          <table:table-cell table:style-name="ce282"/>
          <table:table-cell/>
          <table:table-cell table:style-name="ce257" office:value-type="date" office:date-value="2023-02-08" calcext:value-type="date">
            <text:p>2023-02-08</text:p>
          </table:table-cell>
          <table:table-cell office:value-type="float" office:value="116949" calcext:value-type="float">
            <text:p>116,949</text:p>
          </table:table-cell>
          <table:table-cell office:value-type="float" office:value="23.14" calcext:value-type="float">
            <text:p>23.14</text:p>
          </table:table-cell>
          <table:table-cell office:value-type="currency" office:currency="GBP" office:value="40.01" calcext:value-type="currency">
            <text:p>£40.01</text:p>
          </table:table-cell>
          <table:table-cell table:formula="of:=IF([.I23]&lt;&gt;&quot;&quot;;[.I23]-[.I22];0)" office:value-type="float" office:value="241" calcext:value-type="float">
            <text:p>241.00</text:p>
          </table:table-cell>
          <table:table-cell table:style-name="ce341" table:formula="of:=IF([.J23]&lt;&gt;&quot;&quot;;[.L23]/([.J23]/4.55);0)" office:value-type="float" office:value="47.3876404494382" calcext:value-type="float">
            <text:p>47.39</text:p>
          </table:table-cell>
          <table:table-cell/>
          <table:table-cell table:style-name="ce257" office:value-type="date" office:date-value="2024-07-30" calcext:value-type="date">
            <text:p>2024-07-30</text:p>
          </table:table-cell>
          <table:table-cell office:value-type="float" office:value="123355" calcext:value-type="float">
            <text:p>123,355</text:p>
          </table:table-cell>
          <table:table-cell office:value-type="float" office:value="12.51" calcext:value-type="float">
            <text:p>12.51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P23]&lt;&gt;&quot;&quot;;[.P23]-[.P22];0)" office:value-type="float" office:value="364" calcext:value-type="float">
            <text:p>364.00</text:p>
          </table:table-cell>
          <table:table-cell table:style-name="ce341" table:formula="of:=IF([.Q23]&lt;&gt;&quot;&quot;;[.S23]/([.Q23]/4.55);0)" office:value-type="float" office:value="132.390087929656" calcext:value-type="float">
            <text:p>132.39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23]&lt;&gt;&quot;&quot;;[.W23]-[.W22];0)" office:value-type="float" office:value="0" calcext:value-type="float">
            <text:p>0.00</text:p>
          </table:table-cell>
          <table:table-cell table:style-name="ce341" table:formula="of:=IF([.X23]&lt;&gt;&quot;&quot;;[.Z23]/([.X23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 office:value-type="date" office:date-value="2024-10-12" calcext:value-type="date">
            <text:p>2024-10-12</text:p>
          </table:table-cell>
          <table:table-cell office:value-type="string" calcext:value-type="string">
            <text:p>Service &amp; Brake Replacements</text:p>
          </table:table-cell>
          <table:table-cell/>
          <table:table-cell table:style-name="ce294" office:value-type="currency" office:currency="£" office:value="320.64" calcext:value-type="currency">
            <text:p>£320.64</text:p>
          </table:table-cell>
          <table:table-cell table:style-name="ce282"/>
          <table:table-cell/>
          <table:table-cell table:style-name="ce257" office:value-type="date" office:date-value="2023-02-22" calcext:value-type="date">
            <text:p>2023-02-22</text:p>
          </table:table-cell>
          <table:table-cell office:value-type="float" office:value="117142" calcext:value-type="float">
            <text:p>117,142</text:p>
          </table:table-cell>
          <table:table-cell office:value-type="float" office:value="10.75" calcext:value-type="float">
            <text:p>10.75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I24]&lt;&gt;&quot;&quot;;[.I24]-[.I23];0)" office:value-type="float" office:value="193" calcext:value-type="float">
            <text:p>193.00</text:p>
          </table:table-cell>
          <table:table-cell table:style-name="ce341" table:formula="of:=IF([.J24]&lt;&gt;&quot;&quot;;[.L24]/([.J24]/4.55);0)" office:value-type="float" office:value="81.6883720930233" calcext:value-type="float">
            <text:p>81.69</text:p>
          </table:table-cell>
          <table:table-cell/>
          <table:table-cell table:style-name="ce257" office:value-type="date" office:date-value="2024-08-06" calcext:value-type="date">
            <text:p>2024-08-06</text:p>
          </table:table-cell>
          <table:table-cell office:value-type="float" office:value="123450" calcext:value-type="float">
            <text:p>123,450</text:p>
          </table:table-cell>
          <table:table-cell office:value-type="float" office:value="13.45" calcext:value-type="float">
            <text:p>13.45</text:p>
          </table:table-cell>
          <table:table-cell office:value-type="currency" office:currency="GBP" office:value="20.03" calcext:value-type="currency">
            <text:p>£20.03</text:p>
          </table:table-cell>
          <table:table-cell table:formula="of:=IF([.P24]&lt;&gt;&quot;&quot;;[.P24]-[.P23];0)" office:value-type="float" office:value="95" calcext:value-type="float">
            <text:p>95.00</text:p>
          </table:table-cell>
          <table:table-cell table:style-name="ce341" table:formula="of:=IF([.Q24]&lt;&gt;&quot;&quot;;[.S24]/([.Q24]/4.55);0)" office:value-type="float" office:value="32.1375464684015" calcext:value-type="float">
            <text:p>32.14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24]&lt;&gt;&quot;&quot;;[.W24]-[.W23];0)" office:value-type="float" office:value="0" calcext:value-type="float">
            <text:p>0.00</text:p>
          </table:table-cell>
          <table:table-cell table:style-name="ce341" table:formula="of:=IF([.X24]&lt;&gt;&quot;&quot;;[.Z24]/([.X24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 office:value-type="date" office:date-value="2024-10-25" calcext:value-type="date">
            <text:p>2024-10-25</text:p>
          </table:table-cell>
          <table:table-cell office:value-type="string" calcext:value-type="string">
            <text:p>Vacuum Pump Kit</text:p>
          </table:table-cell>
          <table:table-cell/>
          <table:table-cell table:style-name="ce294" office:value-type="currency" office:currency="£" office:value="180.49" calcext:value-type="currency">
            <text:p>£180.49</text:p>
          </table:table-cell>
          <table:table-cell table:style-name="ce282"/>
          <table:table-cell/>
          <table:table-cell table:style-name="ce257" office:value-type="date" office:date-value="2023-03-01" calcext:value-type="date">
            <text:p>2023-03-01</text:p>
          </table:table-cell>
          <table:table-cell office:value-type="float" office:value="117249" calcext:value-type="float">
            <text:p>117,249</text:p>
          </table:table-cell>
          <table:table-cell office:value-type="float" office:value="23.27" calcext:value-type="float">
            <text:p>23.27</text:p>
          </table:table-cell>
          <table:table-cell office:value-type="currency" office:currency="GBP" office:value="40" calcext:value-type="currency">
            <text:p>£40.00</text:p>
          </table:table-cell>
          <table:table-cell table:formula="of:=IF([.I25]&lt;&gt;&quot;&quot;;[.I25]-[.I24];0)" office:value-type="float" office:value="107" calcext:value-type="float">
            <text:p>107.00</text:p>
          </table:table-cell>
          <table:table-cell table:style-name="ce341" table:formula="of:=IF([.J25]&lt;&gt;&quot;&quot;;[.L25]/([.J25]/4.55);0)" office:value-type="float" office:value="20.9217877094972" calcext:value-type="float">
            <text:p>20.92</text:p>
          </table:table-cell>
          <table:table-cell/>
          <table:table-cell table:style-name="ce257" office:value-type="date" office:date-value="2024-08-29" calcext:value-type="date">
            <text:p>2024-08-29</text:p>
          </table:table-cell>
          <table:table-cell office:value-type="float" office:value="123590" calcext:value-type="float">
            <text:p>123,590</text:p>
          </table:table-cell>
          <table:table-cell office:value-type="float" office:value="21.09" calcext:value-type="float">
            <text:p>21.09</text:p>
          </table:table-cell>
          <table:table-cell office:value-type="currency" office:currency="GBP" office:value="34.99" calcext:value-type="currency">
            <text:p>£34.99</text:p>
          </table:table-cell>
          <table:table-cell table:formula="of:=IF([.P25]&lt;&gt;&quot;&quot;;[.P25]-[.P24];0)" office:value-type="float" office:value="140" calcext:value-type="float">
            <text:p>140.00</text:p>
          </table:table-cell>
          <table:table-cell table:style-name="ce341" table:formula="of:=IF([.Q25]&lt;&gt;&quot;&quot;;[.S25]/([.Q25]/4.55);0)" office:value-type="float" office:value="30.2038880986249" calcext:value-type="float">
            <text:p>30.20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25]&lt;&gt;&quot;&quot;;[.W25]-[.W24];0)" office:value-type="float" office:value="0" calcext:value-type="float">
            <text:p>0.00</text:p>
          </table:table-cell>
          <table:table-cell table:style-name="ce341" table:formula="of:=IF([.X25]&lt;&gt;&quot;&quot;;[.Z25]/([.X25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 office:value-type="date" office:date-value="2024-11-05" calcext:value-type="date">
            <text:p>2024-11-05</text:p>
          </table:table-cell>
          <table:table-cell office:value-type="string" calcext:value-type="string">
            <text:p>Vacuum Pump Fitting</text:p>
          </table:table-cell>
          <table:table-cell/>
          <table:table-cell table:style-name="ce278" office:value-type="currency" office:currency="GBP" office:value="90" calcext:value-type="currency">
            <text:p>£90.00</text:p>
          </table:table-cell>
          <table:table-cell table:style-name="ce282"/>
          <table:table-cell/>
          <table:table-cell table:style-name="ce257" office:value-type="date" office:date-value="2023-03-18" calcext:value-type="date">
            <text:p>2023-03-18</text:p>
          </table:table-cell>
          <table:table-cell office:value-type="float" office:value="117512" calcext:value-type="float">
            <text:p>117,512</text:p>
          </table:table-cell>
          <table:table-cell office:value-type="float" office:value="17.98" calcext:value-type="float">
            <text:p>17.98</text:p>
          </table:table-cell>
          <table:table-cell office:value-type="currency" office:currency="GBP" office:value="30.01" calcext:value-type="currency">
            <text:p>£30.01</text:p>
          </table:table-cell>
          <table:table-cell table:formula="of:=IF([.I26]&lt;&gt;&quot;&quot;;[.I26]-[.I25];0)" office:value-type="float" office:value="263" calcext:value-type="float">
            <text:p>263.00</text:p>
          </table:table-cell>
          <table:table-cell table:style-name="ce341" table:formula="of:=IF([.J26]&lt;&gt;&quot;&quot;;[.L26]/([.J26]/4.55);0)" office:value-type="float" office:value="66.5545050055617" calcext:value-type="float">
            <text:p>66.55</text:p>
          </table:table-cell>
          <table:table-cell/>
          <table:table-cell table:style-name="ce257" office:value-type="date" office:date-value="2024-09-20" calcext:value-type="date">
            <text:p>2024-09-20</text:p>
          </table:table-cell>
          <table:table-cell office:value-type="float" office:value="123783" calcext:value-type="float">
            <text:p>123,783</text:p>
          </table:table-cell>
          <table:table-cell table:formula="of:=25/1.48" office:value-type="float" office:value="16.8918918918919" calcext:value-type="float">
            <text:p>16.89</text:p>
          </table:table-cell>
          <table:table-cell office:value-type="currency" office:currency="GBP" office:value="25" calcext:value-type="currency">
            <text:p>£25.00</text:p>
          </table:table-cell>
          <table:table-cell table:formula="of:=IF([.P26]&lt;&gt;&quot;&quot;;[.P26]-[.P25];0)" office:value-type="float" office:value="193" calcext:value-type="float">
            <text:p>193.00</text:p>
          </table:table-cell>
          <table:table-cell table:style-name="ce341" table:formula="of:=IF([.Q26]&lt;&gt;&quot;&quot;;[.S26]/([.Q26]/4.55);0)" office:value-type="float" office:value="51.98648" calcext:value-type="float">
            <text:p>51.99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26]&lt;&gt;&quot;&quot;;[.W26]-[.W25];0)" office:value-type="float" office:value="0" calcext:value-type="float">
            <text:p>0.00</text:p>
          </table:table-cell>
          <table:table-cell table:style-name="ce341" table:formula="of:=IF([.X26]&lt;&gt;&quot;&quot;;[.Z26]/([.X26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 office:value-type="date" office:date-value="2025-03-04" calcext:value-type="date">
            <text:p>2025-03-04</text:p>
          </table:table-cell>
          <table:table-cell office:value-type="string" calcext:value-type="string">
            <text:p>M.O.T.</text:p>
          </table:table-cell>
          <table:table-cell/>
          <table:table-cell table:style-name="ce278" office:value-type="currency" office:currency="GBP" office:value="40" calcext:value-type="currency">
            <text:p>£40.00</text:p>
          </table:table-cell>
          <table:table-cell table:style-name="ce282"/>
          <table:table-cell/>
          <table:table-cell table:style-name="ce257" office:value-type="date" office:date-value="2023-03-28" calcext:value-type="date">
            <text:p>2023-03-28</text:p>
          </table:table-cell>
          <table:table-cell office:value-type="float" office:value="117698" calcext:value-type="float">
            <text:p>117,698</text:p>
          </table:table-cell>
          <table:table-cell office:value-type="float" office:value="24.14" calcext:value-type="float">
            <text:p>24.14</text:p>
          </table:table-cell>
          <table:table-cell office:value-type="currency" office:currency="GBP" office:value="40.05" calcext:value-type="currency">
            <text:p>£40.05</text:p>
          </table:table-cell>
          <table:table-cell table:formula="of:=IF([.I27]&lt;&gt;&quot;&quot;;[.I27]-[.I26];0)" office:value-type="float" office:value="186" calcext:value-type="float">
            <text:p>186.00</text:p>
          </table:table-cell>
          <table:table-cell table:style-name="ce341" table:formula="of:=IF([.J27]&lt;&gt;&quot;&quot;;[.L27]/([.J27]/4.55);0)" office:value-type="float" office:value="35.0579950289975" calcext:value-type="float">
            <text:p>35.06</text:p>
          </table:table-cell>
          <table:table-cell/>
          <table:table-cell table:style-name="ce257" office:value-type="date" office:date-value="2024-10-20" calcext:value-type="date">
            <text:p>2024-10-20</text:p>
          </table:table-cell>
          <table:table-cell office:value-type="float" office:value="123928" calcext:value-type="float">
            <text:p>123,928</text:p>
          </table:table-cell>
          <table:table-cell office:value-type="float" office:value="14.4" calcext:value-type="float">
            <text:p>14.40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P27]&lt;&gt;&quot;&quot;;[.P27]-[.P26];0)" office:value-type="float" office:value="145" calcext:value-type="float">
            <text:p>145.00</text:p>
          </table:table-cell>
          <table:table-cell table:style-name="ce341" table:formula="of:=IF([.Q27]&lt;&gt;&quot;&quot;;[.S27]/([.Q27]/4.55);0)" office:value-type="float" office:value="45.8159722222222" calcext:value-type="float">
            <text:p>45.82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27]&lt;&gt;&quot;&quot;;[.W27]-[.W26];0)" office:value-type="float" office:value="0" calcext:value-type="float">
            <text:p>0.00</text:p>
          </table:table-cell>
          <table:table-cell table:style-name="ce341" table:formula="of:=IF([.X27]&lt;&gt;&quot;&quot;;[.Z27]/([.X27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/>
          <table:table-cell table:style-name="ce257" office:value-type="date" office:date-value="2023-05-16" calcext:value-type="date">
            <text:p>2023-05-16</text:p>
          </table:table-cell>
          <table:table-cell office:value-type="float" office:value="118185" calcext:value-type="float">
            <text:p>118,185</text:p>
          </table:table-cell>
          <table:table-cell office:value-type="float" office:value="19.75" calcext:value-type="float">
            <text:p>19.75</text:p>
          </table:table-cell>
          <table:table-cell office:value-type="currency" office:currency="GBP" office:value="32.45" calcext:value-type="currency">
            <text:p>£32.45</text:p>
          </table:table-cell>
          <table:table-cell table:formula="of:=IF([.I28]&lt;&gt;&quot;&quot;;[.I28]-[.I27];0)" office:value-type="float" office:value="487" calcext:value-type="float">
            <text:p>487.00</text:p>
          </table:table-cell>
          <table:table-cell table:style-name="ce341" table:formula="of:=IF([.J28]&lt;&gt;&quot;&quot;;[.L28]/([.J28]/4.55);0)" office:value-type="float" office:value="112.194936708861" calcext:value-type="float">
            <text:p>112.19</text:p>
          </table:table-cell>
          <table:table-cell/>
          <table:table-cell table:style-name="ce257" office:value-type="date" office:date-value="2024-11-17" calcext:value-type="date">
            <text:p>2024-11-17</text:p>
          </table:table-cell>
          <table:table-cell office:value-type="float" office:value="124073" calcext:value-type="float">
            <text:p>124,073</text:p>
          </table:table-cell>
          <table:table-cell office:value-type="float" office:value="14.12" calcext:value-type="float">
            <text:p>14.12</text:p>
          </table:table-cell>
          <table:table-cell office:value-type="currency" office:currency="GBP" office:value="20.04" calcext:value-type="currency">
            <text:p>£20.04</text:p>
          </table:table-cell>
          <table:table-cell table:formula="of:=IF([.P28]&lt;&gt;&quot;&quot;;[.P28]-[.P27];0)" office:value-type="float" office:value="145" calcext:value-type="float">
            <text:p>145.00</text:p>
          </table:table-cell>
          <table:table-cell table:style-name="ce341" table:formula="of:=IF([.Q28]&lt;&gt;&quot;&quot;;[.S28]/([.Q28]/4.55);0)" office:value-type="float" office:value="46.7245042492918" calcext:value-type="float">
            <text:p>46.72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28]&lt;&gt;&quot;&quot;;[.W28]-[.W27];0)" office:value-type="float" office:value="0" calcext:value-type="float">
            <text:p>0.00</text:p>
          </table:table-cell>
          <table:table-cell table:style-name="ce341" table:formula="of:=IF([.X28]&lt;&gt;&quot;&quot;;[.Z28]/([.X28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/>
          <table:table-cell table:style-name="ce257" office:value-type="date" office:date-value="2023-06-02" calcext:value-type="date">
            <text:p>2023-06-02</text:p>
          </table:table-cell>
          <table:table-cell office:value-type="float" office:value="118381" calcext:value-type="float">
            <text:p>118,381</text:p>
          </table:table-cell>
          <table:table-cell office:value-type="float" office:value="13.8" calcext:value-type="float">
            <text:p>13.80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I29]&lt;&gt;&quot;&quot;;[.I29]-[.I28];0)" office:value-type="float" office:value="196" calcext:value-type="float">
            <text:p>196.00</text:p>
          </table:table-cell>
          <table:table-cell table:style-name="ce341" table:formula="of:=IF([.J29]&lt;&gt;&quot;&quot;;[.L29]/([.J29]/4.55);0)" office:value-type="float" office:value="64.6231884057971" calcext:value-type="float">
            <text:p>64.62</text:p>
          </table:table-cell>
          <table:table-cell/>
          <table:table-cell table:style-name="ce257" office:value-type="date" office:date-value="2024-12-10" calcext:value-type="date">
            <text:p>2024-12-10</text:p>
          </table:table-cell>
          <table:table-cell office:value-type="float" office:value="124192" calcext:value-type="float">
            <text:p>124,192</text:p>
          </table:table-cell>
          <table:table-cell office:value-type="float" office:value="27.8" calcext:value-type="float">
            <text:p>27.80</text:p>
          </table:table-cell>
          <table:table-cell office:value-type="currency" office:currency="GBP" office:value="40" calcext:value-type="currency">
            <text:p>£40.00</text:p>
          </table:table-cell>
          <table:table-cell table:formula="of:=IF([.P29]&lt;&gt;&quot;&quot;;[.P29]-[.P28];0)" office:value-type="float" office:value="119" calcext:value-type="float">
            <text:p>119.00</text:p>
          </table:table-cell>
          <table:table-cell table:style-name="ce341" table:formula="of:=IF([.Q29]&lt;&gt;&quot;&quot;;[.S29]/([.Q29]/4.55);0)" office:value-type="float" office:value="19.476618705036" calcext:value-type="float">
            <text:p>19.48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29]&lt;&gt;&quot;&quot;;[.W29]-[.W28];0)" office:value-type="float" office:value="0" calcext:value-type="float">
            <text:p>0.00</text:p>
          </table:table-cell>
          <table:table-cell table:style-name="ce341" table:formula="of:=IF([.X29]&lt;&gt;&quot;&quot;;[.Z29]/([.X29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/>
          <table:table-cell table:style-name="ce257" office:value-type="date" office:date-value="2023-06-11" calcext:value-type="date">
            <text:p>2023-06-11</text:p>
          </table:table-cell>
          <table:table-cell office:value-type="float" office:value="118470" calcext:value-type="float">
            <text:p>118,470</text:p>
          </table:table-cell>
          <table:table-cell office:value-type="float" office:value="13.71" calcext:value-type="float">
            <text:p>13.71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I30]&lt;&gt;&quot;&quot;;[.I30]-[.I29];0)" office:value-type="float" office:value="89" calcext:value-type="float">
            <text:p>89.00</text:p>
          </table:table-cell>
          <table:table-cell table:style-name="ce341" table:formula="of:=IF([.J30]&lt;&gt;&quot;&quot;;[.L30]/([.J30]/4.55);0)" office:value-type="float" office:value="29.5368344274252" calcext:value-type="float">
            <text:p>29.54</text:p>
          </table:table-cell>
          <table:table-cell/>
          <table:table-cell table:style-name="ce257" office:value-type="date" office:date-value="2025-01-07" calcext:value-type="date">
            <text:p>2025-01-07</text:p>
          </table:table-cell>
          <table:table-cell office:value-type="float" office:value="124478" calcext:value-type="float">
            <text:p>124,478</text:p>
          </table:table-cell>
          <table:table-cell office:value-type="float" office:value="20.85" calcext:value-type="float">
            <text:p>20.85</text:p>
          </table:table-cell>
          <table:table-cell office:value-type="currency" office:currency="GBP" office:value="30" calcext:value-type="currency">
            <text:p>£30.00</text:p>
          </table:table-cell>
          <table:table-cell table:formula="of:=IF([.P30]&lt;&gt;&quot;&quot;;[.P30]-[.P29];0)" office:value-type="float" office:value="286" calcext:value-type="float">
            <text:p>286.00</text:p>
          </table:table-cell>
          <table:table-cell table:style-name="ce341" table:formula="of:=IF([.Q30]&lt;&gt;&quot;&quot;;[.S30]/([.Q30]/4.55);0)" office:value-type="float" office:value="62.4124700239808" calcext:value-type="float">
            <text:p>62.41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30]&lt;&gt;&quot;&quot;;[.W30]-[.W29];0)" office:value-type="float" office:value="0" calcext:value-type="float">
            <text:p>0.00</text:p>
          </table:table-cell>
          <table:table-cell table:style-name="ce341" table:formula="of:=IF([.X30]&lt;&gt;&quot;&quot;;[.Z30]/([.X30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/>
          <table:table-cell table:style-name="ce257" office:value-type="date" office:date-value="2023-07-01" calcext:value-type="date">
            <text:p>2023-07-01</text:p>
          </table:table-cell>
          <table:table-cell office:value-type="float" office:value="118638" calcext:value-type="float">
            <text:p>118,638</text:p>
          </table:table-cell>
          <table:table-cell office:value-type="float" office:value="17.14" calcext:value-type="float">
            <text:p>17.14</text:p>
          </table:table-cell>
          <table:table-cell office:value-type="currency" office:currency="GBP" office:value="25.01" calcext:value-type="currency">
            <text:p>£25.01</text:p>
          </table:table-cell>
          <table:table-cell table:formula="of:=IF([.I31]&lt;&gt;&quot;&quot;;[.I31]-[.I30];0)" office:value-type="float" office:value="168" calcext:value-type="float">
            <text:p>168.00</text:p>
          </table:table-cell>
          <table:table-cell table:style-name="ce341" table:formula="of:=IF([.J31]&lt;&gt;&quot;&quot;;[.L31]/([.J31]/4.55);0)" office:value-type="float" office:value="44.5974329054842" calcext:value-type="float">
            <text:p>44.60</text:p>
          </table:table-cell>
          <table:table-cell/>
          <table:table-cell table:style-name="ce257" office:value-type="date" office:date-value="2025-03-11" calcext:value-type="date">
            <text:p>2025-03-11</text:p>
          </table:table-cell>
          <table:table-cell office:value-type="float" office:value="124641" calcext:value-type="float">
            <text:p>124,641</text:p>
          </table:table-cell>
          <table:table-cell office:value-type="float" office:value="13.63" calcext:value-type="float">
            <text:p>13.63</text:p>
          </table:table-cell>
          <table:table-cell office:value-type="currency" office:currency="GBP" office:value="20.02" calcext:value-type="currency">
            <text:p>£20.02</text:p>
          </table:table-cell>
          <table:table-cell table:formula="of:=IF([.P31]&lt;&gt;&quot;&quot;;[.P31]-[.P30];0)" office:value-type="float" office:value="163" calcext:value-type="float">
            <text:p>163.00</text:p>
          </table:table-cell>
          <table:table-cell table:style-name="ce341" table:formula="of:=IF([.Q31]&lt;&gt;&quot;&quot;;[.S31]/([.Q31]/4.55);0)" office:value-type="float" office:value="54.4130594277329" calcext:value-type="float">
            <text:p>54.41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31]&lt;&gt;&quot;&quot;;[.W31]-[.W30];0)" office:value-type="float" office:value="0" calcext:value-type="float">
            <text:p>0.00</text:p>
          </table:table-cell>
          <table:table-cell table:style-name="ce341" table:formula="of:=IF([.X31]&lt;&gt;&quot;&quot;;[.Z31]/([.X31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/>
          <table:table-cell table:style-name="ce257" office:value-type="date" office:date-value="2023-07-05" calcext:value-type="date">
            <text:p>2023-07-05</text:p>
          </table:table-cell>
          <table:table-cell office:value-type="float" office:value="118753" calcext:value-type="float">
            <text:p>118,753</text:p>
          </table:table-cell>
          <table:table-cell office:value-type="float" office:value="13.71" calcext:value-type="float">
            <text:p>13.71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I32]&lt;&gt;&quot;&quot;;[.I32]-[.I31];0)" office:value-type="float" office:value="115" calcext:value-type="float">
            <text:p>115.00</text:p>
          </table:table-cell>
          <table:table-cell table:style-name="ce341" table:formula="of:=IF([.J32]&lt;&gt;&quot;&quot;;[.L32]/([.J32]/4.55);0)" office:value-type="float" office:value="38.1655725747629" calcext:value-type="float">
            <text:p>38.17</text:p>
          </table:table-cell>
          <table:table-cell/>
          <table:table-cell table:style-name="ce257" office:value-type="date" office:date-value="2025-03-22" calcext:value-type="date">
            <text:p>2025-03-22</text:p>
          </table:table-cell>
          <table:table-cell office:value-type="float" office:value="124764" calcext:value-type="float">
            <text:p>124,764</text:p>
          </table:table-cell>
          <table:table-cell office:value-type="float" office:value="13.9" calcext:value-type="float">
            <text:p>13.90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P32]&lt;&gt;&quot;&quot;;[.P32]-[.P31];0)" office:value-type="float" office:value="123" calcext:value-type="float">
            <text:p>123.00</text:p>
          </table:table-cell>
          <table:table-cell table:style-name="ce341" table:formula="of:=IF([.Q32]&lt;&gt;&quot;&quot;;[.S32]/([.Q32]/4.55);0)" office:value-type="float" office:value="40.2625899280576" calcext:value-type="float">
            <text:p>40.26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32]&lt;&gt;&quot;&quot;;[.W32]-[.W31];0)" office:value-type="float" office:value="0" calcext:value-type="float">
            <text:p>0.00</text:p>
          </table:table-cell>
          <table:table-cell table:style-name="ce341" table:formula="of:=IF([.X32]&lt;&gt;&quot;&quot;;[.Z32]/([.X32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/>
          <table:table-cell table:style-name="ce257" office:value-type="date" office:date-value="2023-07-05" calcext:value-type="date">
            <text:p>2023-07-05</text:p>
          </table:table-cell>
          <table:table-cell office:value-type="float" office:value="118760" calcext:value-type="float">
            <text:p>118,760</text:p>
          </table:table-cell>
          <table:table-cell office:value-type="float" office:value="13.71" calcext:value-type="float">
            <text:p>13.71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I33]&lt;&gt;&quot;&quot;;[.I33]-[.I32];0)" office:value-type="float" office:value="7" calcext:value-type="float">
            <text:p>7.00</text:p>
          </table:table-cell>
          <table:table-cell table:style-name="ce341" table:formula="of:=IF([.J33]&lt;&gt;&quot;&quot;;[.L33]/([.J33]/4.55);0)" office:value-type="float" office:value="2.32312180889861" calcext:value-type="float">
            <text:p>2.32</text:p>
          </table:table-cell>
          <table:table-cell/>
          <table:table-cell table:style-name="ce257" office:value-type="date" office:date-value="2025-06-16" calcext:value-type="date">
            <text:p>2025-06-16</text:p>
          </table:table-cell>
          <table:table-cell office:value-type="float" office:value="125022" calcext:value-type="float">
            <text:p>125,022</text:p>
          </table:table-cell>
          <table:table-cell office:value-type="float" office:value="14.3" calcext:value-type="float">
            <text:p>14.30</text:p>
          </table:table-cell>
          <table:table-cell office:value-type="currency" office:currency="GBP" office:value="20.01" calcext:value-type="currency">
            <text:p>£20.01</text:p>
          </table:table-cell>
          <table:table-cell table:formula="of:=IF([.P33]&lt;&gt;&quot;&quot;;[.P33]-[.P32];0)" office:value-type="float" office:value="258" calcext:value-type="float">
            <text:p>258.00</text:p>
          </table:table-cell>
          <table:table-cell table:style-name="ce341" table:formula="of:=IF([.Q33]&lt;&gt;&quot;&quot;;[.S33]/([.Q33]/4.55);0)" office:value-type="float" office:value="82.0909090909091" calcext:value-type="float">
            <text:p>82.09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33]&lt;&gt;&quot;&quot;;[.W33]-[.W32];0)" office:value-type="float" office:value="0" calcext:value-type="float">
            <text:p>0.00</text:p>
          </table:table-cell>
          <table:table-cell table:style-name="ce341" table:formula="of:=IF([.X33]&lt;&gt;&quot;&quot;;[.Z33]/([.X33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/>
          <table:table-cell table:style-name="ce257" office:value-type="date" office:date-value="2023-07-20" calcext:value-type="date">
            <text:p>2023-07-20</text:p>
          </table:table-cell>
          <table:table-cell office:value-type="float" office:value="119081" calcext:value-type="float">
            <text:p>119,081</text:p>
          </table:table-cell>
          <table:table-cell office:value-type="float" office:value="14.49" calcext:value-type="float">
            <text:p>14.49</text:p>
          </table:table-cell>
          <table:table-cell office:value-type="currency" office:currency="GBP" office:value="21" calcext:value-type="currency">
            <text:p>£21.00</text:p>
          </table:table-cell>
          <table:table-cell table:formula="of:=IF([.I34]&lt;&gt;&quot;&quot;;[.I34]-[.I33];0)" office:value-type="float" office:value="321" calcext:value-type="float">
            <text:p>321.00</text:p>
          </table:table-cell>
          <table:table-cell table:style-name="ce341" table:formula="of:=IF([.J34]&lt;&gt;&quot;&quot;;[.L34]/([.J34]/4.55);0)" office:value-type="float" office:value="100.797101449275" calcext:value-type="float">
            <text:p>100.80</text:p>
          </table:table-cell>
          <table:table-cell/>
          <table:table-cell table:style-name="ce257" office:value-type="date" office:date-value="2025-08-28" calcext:value-type="date">
            <text:p>2025-08-28</text:p>
          </table:table-cell>
          <table:table-cell office:value-type="float" office:value="125307" calcext:value-type="float">
            <text:p>125,307</text:p>
          </table:table-cell>
          <table:table-cell office:value-type="float" office:value="19.62" calcext:value-type="float">
            <text:p>19.62</text:p>
          </table:table-cell>
          <table:table-cell office:value-type="currency" office:currency="GBP" office:value="25" calcext:value-type="currency">
            <text:p>£25.00</text:p>
          </table:table-cell>
          <table:table-cell table:formula="of:=IF([.P34]&lt;&gt;&quot;&quot;;[.P34]-[.P33];0)" office:value-type="float" office:value="285" calcext:value-type="float">
            <text:p>285.00</text:p>
          </table:table-cell>
          <table:table-cell table:style-name="ce341" table:formula="of:=IF([.Q34]&lt;&gt;&quot;&quot;;[.S34]/([.Q34]/4.55);0)" office:value-type="float" office:value="66.0932721712538" calcext:value-type="float">
            <text:p>66.09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34]&lt;&gt;&quot;&quot;;[.W34]-[.W33];0)" office:value-type="float" office:value="0" calcext:value-type="float">
            <text:p>0.00</text:p>
          </table:table-cell>
          <table:table-cell table:style-name="ce341" table:formula="of:=IF([.X34]&lt;&gt;&quot;&quot;;[.Z34]/([.X34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/>
          <table:table-cell table:style-name="ce257" office:value-type="date" office:date-value="2023-07-26" calcext:value-type="date">
            <text:p>2023-07-26</text:p>
          </table:table-cell>
          <table:table-cell office:value-type="float" office:value="119170" calcext:value-type="float">
            <text:p>119,170</text:p>
          </table:table-cell>
          <table:table-cell office:value-type="float" office:value="27.61" calcext:value-type="float">
            <text:p>27.61</text:p>
          </table:table-cell>
          <table:table-cell office:value-type="currency" office:currency="GBP" office:value="40.01" calcext:value-type="currency">
            <text:p>£40.01</text:p>
          </table:table-cell>
          <table:table-cell table:formula="of:=IF([.I35]&lt;&gt;&quot;&quot;;[.I35]-[.I34];0)" office:value-type="float" office:value="89" calcext:value-type="float">
            <text:p>89.00</text:p>
          </table:table-cell>
          <table:table-cell table:style-name="ce341" table:formula="of:=IF([.J35]&lt;&gt;&quot;&quot;;[.L35]/([.J35]/4.55);0)" office:value-type="float" office:value="14.6667873958711" calcext:value-type="float">
            <text:p>14.67</text:p>
          </table:table-cell>
          <table:table-cell/>
          <table:table-cell table:style-name="ce257" office:value-type="date" office:date-value="2025-09-12" calcext:value-type="date">
            <text:p>2025-09-12</text:p>
          </table:table-cell>
          <table:table-cell office:value-type="float" office:value="125422" calcext:value-type="float">
            <text:p>125,422</text:p>
          </table:table-cell>
          <table:table-cell office:value-type="float" office:value="18.14" calcext:value-type="float">
            <text:p>18.14</text:p>
          </table:table-cell>
          <table:table-cell office:value-type="currency" office:currency="GBP" office:value="30.09" calcext:value-type="currency">
            <text:p>£30.09</text:p>
          </table:table-cell>
          <table:table-cell table:formula="of:=IF([.P35]&lt;&gt;&quot;&quot;;[.P35]-[.P34];0)" office:value-type="float" office:value="115" calcext:value-type="float">
            <text:p>115.00</text:p>
          </table:table-cell>
          <table:table-cell table:style-name="ce341" table:formula="of:=IF([.Q35]&lt;&gt;&quot;&quot;;[.S35]/([.Q35]/4.55);0)" office:value-type="float" office:value="28.8450937155458" calcext:value-type="float">
            <text:p>28.85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35]&lt;&gt;&quot;&quot;;[.W35]-[.W34];0)" office:value-type="float" office:value="0" calcext:value-type="float">
            <text:p>0.00</text:p>
          </table:table-cell>
          <table:table-cell table:style-name="ce341" table:formula="of:=IF([.X35]&lt;&gt;&quot;&quot;;[.Z35]/([.X35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/>
          <table:table-cell table:style-name="ce257" office:value-type="date" office:date-value="2023-08-05" calcext:value-type="date">
            <text:p>2023-08-05</text:p>
          </table:table-cell>
          <table:table-cell office:value-type="float" office:value="119552" calcext:value-type="float">
            <text:p>119,552</text:p>
          </table:table-cell>
          <table:table-cell office:value-type="float" office:value="13.53" calcext:value-type="float">
            <text:p>13.53</text:p>
          </table:table-cell>
          <table:table-cell office:value-type="currency" office:currency="GBP" office:value="20.01" calcext:value-type="currency">
            <text:p>£20.01</text:p>
          </table:table-cell>
          <table:table-cell table:formula="of:=IF([.I36]&lt;&gt;&quot;&quot;;[.I36]-[.I35];0)" office:value-type="float" office:value="382" calcext:value-type="float">
            <text:p>382.00</text:p>
          </table:table-cell>
          <table:table-cell table:style-name="ce341" table:formula="of:=IF([.J36]&lt;&gt;&quot;&quot;;[.L36]/([.J36]/4.55);0)" office:value-type="float" office:value="128.462675535846" calcext:value-type="float">
            <text:p>128.46</text:p>
          </table:table-cell>
          <table:table-cell/>
          <table:table-cell table:style-name="ce257" office:value-type="date" office:date-value="2025-10-10" calcext:value-type="date">
            <text:p>2025-10-10</text:p>
          </table:table-cell>
          <table:table-cell office:value-type="float" office:value="125623" calcext:value-type="float">
            <text:p>125,623</text:p>
          </table:table-cell>
          <table:table-cell office:value-type="float" office:value="13.8" calcext:value-type="float">
            <text:p>13.80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P36]&lt;&gt;&quot;&quot;;[.P36]-[.P35];0)" office:value-type="float" office:value="201" calcext:value-type="float">
            <text:p>201.00</text:p>
          </table:table-cell>
          <table:table-cell table:style-name="ce341" table:formula="of:=IF([.Q36]&lt;&gt;&quot;&quot;;[.S36]/([.Q36]/4.55);0)" office:value-type="float" office:value="66.2717391304348" calcext:value-type="float">
            <text:p>66.27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36]&lt;&gt;&quot;&quot;;[.W36]-[.W35];0)" office:value-type="float" office:value="0" calcext:value-type="float">
            <text:p>0.00</text:p>
          </table:table-cell>
          <table:table-cell table:style-name="ce341" table:formula="of:=IF([.X36]&lt;&gt;&quot;&quot;;[.Z36]/([.X36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/>
          <table:table-cell table:style-name="ce257" office:value-type="date" office:date-value="2023-08-12" calcext:value-type="date">
            <text:p>2023-08-12</text:p>
          </table:table-cell>
          <table:table-cell office:value-type="float" office:value="119686" calcext:value-type="float">
            <text:p>119,686</text:p>
          </table:table-cell>
          <table:table-cell office:value-type="float" office:value="13.71" calcext:value-type="float">
            <text:p>13.71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I37]&lt;&gt;&quot;&quot;;[.I37]-[.I36];0)" office:value-type="float" office:value="134" calcext:value-type="float">
            <text:p>134.00</text:p>
          </table:table-cell>
          <table:table-cell table:style-name="ce341" table:formula="of:=IF([.J37]&lt;&gt;&quot;&quot;;[.L37]/([.J37]/4.55);0)" office:value-type="float" office:value="44.471188913202" calcext:value-type="float">
            <text:p>44.47</text:p>
          </table:table-cell>
          <table:table-cell/>
          <table:table-cell table:style-name="ce257" office:value-type="date" office:date-value="2025-10-19" calcext:value-type="date">
            <text:p>2025-10-19</text:p>
          </table:table-cell>
          <table:table-cell office:value-type="float" office:value="125760" calcext:value-type="float">
            <text:p>125,760</text:p>
          </table:table-cell>
          <table:table-cell office:value-type="float" office:value="13.9" calcext:value-type="float">
            <text:p>13.90</text:p>
          </table:table-cell>
          <table:table-cell office:value-type="currency" office:currency="GBP" office:value="20.01" calcext:value-type="currency">
            <text:p>£20.01</text:p>
          </table:table-cell>
          <table:table-cell table:formula="of:=IF([.P37]&lt;&gt;&quot;&quot;;[.P37]-[.P36];0)" office:value-type="float" office:value="137" calcext:value-type="float">
            <text:p>137.00</text:p>
          </table:table-cell>
          <table:table-cell table:style-name="ce341" table:formula="of:=IF([.Q37]&lt;&gt;&quot;&quot;;[.S37]/([.Q37]/4.55);0)" office:value-type="float" office:value="44.8453237410072" calcext:value-type="float">
            <text:p>44.85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37]&lt;&gt;&quot;&quot;;[.W37]-[.W36];0)" office:value-type="float" office:value="0" calcext:value-type="float">
            <text:p>0.00</text:p>
          </table:table-cell>
          <table:table-cell table:style-name="ce341" table:formula="of:=IF([.X37]&lt;&gt;&quot;&quot;;[.Z37]/([.X37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/>
          <table:table-cell table:style-name="ce257" office:value-type="date" office:date-value="2023-09-01" calcext:value-type="date">
            <text:p>2023-09-01</text:p>
          </table:table-cell>
          <table:table-cell office:value-type="float" office:value="119841" calcext:value-type="float">
            <text:p>119,841</text:p>
          </table:table-cell>
          <table:table-cell office:value-type="float" office:value="12.6" calcext:value-type="float">
            <text:p>12.60</text:p>
          </table:table-cell>
          <table:table-cell office:value-type="currency" office:currency="GBP" office:value="20.02" calcext:value-type="currency">
            <text:p>£20.02</text:p>
          </table:table-cell>
          <table:table-cell table:formula="of:=IF([.I38]&lt;&gt;&quot;&quot;;[.I38]-[.I37];0)" office:value-type="float" office:value="155" calcext:value-type="float">
            <text:p>155.00</text:p>
          </table:table-cell>
          <table:table-cell table:style-name="ce341" table:formula="of:=IF([.J38]&lt;&gt;&quot;&quot;;[.L38]/([.J38]/4.55);0)" office:value-type="float" office:value="55.9722222222222" calcext:value-type="float">
            <text:p>55.97</text:p>
          </table:table-cell>
          <table:table-cell/>
          <table:table-cell table:style-name="ce257" office:value-type="date" office:date-value="2025-10-27" calcext:value-type="date">
            <text:p>2025-10-27</text:p>
          </table:table-cell>
          <table:table-cell office:value-type="float" office:value="125885" calcext:value-type="float">
            <text:p>125,885</text:p>
          </table:table-cell>
          <table:table-cell office:value-type="float" office:value="13.8" calcext:value-type="float">
            <text:p>13.80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P38]&lt;&gt;&quot;&quot;;[.P38]-[.P37];0)" office:value-type="float" office:value="125" calcext:value-type="float">
            <text:p>125.00</text:p>
          </table:table-cell>
          <table:table-cell table:style-name="ce341" table:formula="of:=IF([.Q38]&lt;&gt;&quot;&quot;;[.S38]/([.Q38]/4.55);0)" office:value-type="float" office:value="41.213768115942" calcext:value-type="float">
            <text:p>41.21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38]&lt;&gt;&quot;&quot;;[.W38]-[.W37];0)" office:value-type="float" office:value="0" calcext:value-type="float">
            <text:p>0.00</text:p>
          </table:table-cell>
          <table:table-cell table:style-name="ce341" table:formula="of:=IF([.X38]&lt;&gt;&quot;&quot;;[.Z38]/([.X38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/>
          <table:table-cell table:style-name="ce257" office:value-type="date" office:date-value="2023-09-20" calcext:value-type="date">
            <text:p>2023-09-20</text:p>
          </table:table-cell>
          <table:table-cell office:value-type="float" office:value="119932" calcext:value-type="float">
            <text:p>119,932</text:p>
          </table:table-cell>
          <table:table-cell office:value-type="float" office:value="12.83" calcext:value-type="float">
            <text:p>12.83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I39]&lt;&gt;&quot;&quot;;[.I39]-[.I38];0)" office:value-type="float" office:value="91" calcext:value-type="float">
            <text:p>91.00</text:p>
          </table:table-cell>
          <table:table-cell table:style-name="ce341" table:formula="of:=IF([.J39]&lt;&gt;&quot;&quot;;[.L39]/([.J39]/4.55);0)" office:value-type="float" office:value="32.2720187061574" calcext:value-type="float">
            <text:p>32.27</text:p>
          </table:table-cell>
          <table:table-cell/>
          <table:table-cell table:style-name="ce257" office:value-type="date" office:date-value="2025-11-07" calcext:value-type="date">
            <text:p>2025-11-07</text:p>
          </table:table-cell>
          <table:table-cell office:value-type="float" office:value="126011" calcext:value-type="float">
            <text:p>126,011</text:p>
          </table:table-cell>
          <table:table-cell office:value-type="float" office:value="17.18" calcext:value-type="float">
            <text:p>17.18</text:p>
          </table:table-cell>
          <table:table-cell office:value-type="currency" office:currency="GBP" office:value="25.07" calcext:value-type="currency">
            <text:p>£25.07</text:p>
          </table:table-cell>
          <table:table-cell table:formula="of:=IF([.P39]&lt;&gt;&quot;&quot;;[.P39]-[.P38];0)" office:value-type="float" office:value="126" calcext:value-type="float">
            <text:p>126.00</text:p>
          </table:table-cell>
          <table:table-cell table:style-name="ce341" table:formula="of:=IF([.Q39]&lt;&gt;&quot;&quot;;[.S39]/([.Q39]/4.55);0)" office:value-type="float" office:value="33.3701979045402" calcext:value-type="float">
            <text:p>33.37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39]&lt;&gt;&quot;&quot;;[.W39]-[.W38];0)" office:value-type="float" office:value="0" calcext:value-type="float">
            <text:p>0.00</text:p>
          </table:table-cell>
          <table:table-cell table:style-name="ce341" table:formula="of:=IF([.X39]&lt;&gt;&quot;&quot;;[.Z39]/([.X39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/>
          <table:table-cell table:style-name="ce257" office:value-type="date" office:date-value="2023-09-26" calcext:value-type="date">
            <text:p>2023-09-26</text:p>
          </table:table-cell>
          <table:table-cell office:value-type="float" office:value="120064" calcext:value-type="float">
            <text:p>120,064</text:p>
          </table:table-cell>
          <table:table-cell office:value-type="float" office:value="12.41" calcext:value-type="float">
            <text:p>12.41</text:p>
          </table:table-cell>
          <table:table-cell office:value-type="currency" office:currency="GBP" office:value="20.09" calcext:value-type="currency">
            <text:p>£20.09</text:p>
          </table:table-cell>
          <table:table-cell table:formula="of:=IF([.I40]&lt;&gt;&quot;&quot;;[.I40]-[.I39];0)" office:value-type="float" office:value="132" calcext:value-type="float">
            <text:p>132.00</text:p>
          </table:table-cell>
          <table:table-cell table:style-name="ce341" table:formula="of:=IF([.J40]&lt;&gt;&quot;&quot;;[.L40]/([.J40]/4.55);0)" office:value-type="float" office:value="48.3964544721998" calcext:value-type="float">
            <text:p>48.40</text:p>
          </table:table-cell>
          <table:table-cell/>
          <table:table-cell table:style-name="ce257" office:value-type="date" office:date-value="2025-11-21" calcext:value-type="date">
            <text:p>2025-11-21</text:p>
          </table:table-cell>
          <table:table-cell office:value-type="float" office:value="126238" calcext:value-type="float">
            <text:p>126,238</text:p>
          </table:table-cell>
          <table:table-cell office:value-type="float" office:value="13.43" calcext:value-type="float">
            <text:p>13.43</text:p>
          </table:table-cell>
          <table:table-cell office:value-type="currency" office:currency="GBP" office:value="20" calcext:value-type="currency">
            <text:p>£20.00</text:p>
          </table:table-cell>
          <table:table-cell table:formula="of:=IF([.P40]&lt;&gt;&quot;&quot;;[.P40]-[.P39];0)" office:value-type="float" office:value="227" calcext:value-type="float">
            <text:p>227.00</text:p>
          </table:table-cell>
          <table:table-cell table:style-name="ce341" table:formula="of:=IF([.Q40]&lt;&gt;&quot;&quot;;[.S40]/([.Q40]/4.55);0)" office:value-type="float" office:value="76.9061801935964" calcext:value-type="float">
            <text:p>76.91</text:p>
          </table:table-cell>
          <table:table-cell table:style-name="ce325"/>
          <table:table-cell table:style-name="ce257"/>
          <table:table-cell table:style-name="ce486"/>
          <table:table-cell table:style-name="ce324"/>
          <table:table-cell table:style-name="ce280"/>
          <table:table-cell table:style-name="ce324" table:formula="of:=IF([.W40]&lt;&gt;&quot;&quot;;[.W40]-[.W39];0)" office:value-type="float" office:value="0" calcext:value-type="float">
            <text:p>0.00</text:p>
          </table:table-cell>
          <table:table-cell table:style-name="ce341" table:formula="of:=IF([.X40]&lt;&gt;&quot;&quot;;[.Z40]/([.X40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7"/>
          <table:table-cell table:number-columns-repeated="2"/>
          <table:table-cell table:style-name="ce278"/>
          <table:table-cell table:style-name="ce282"/>
          <table:table-cell/>
          <table:table-cell table:style-name="ce255" office:value-type="date" office:date-value="2023-09-30" calcext:value-type="date">
            <text:p>2023-09-30</text:p>
          </table:table-cell>
          <table:table-cell table:style-name="ce487" office:value-type="float" office:value="120179" calcext:value-type="float">
            <text:p>120,179</text:p>
          </table:table-cell>
          <table:table-cell table:style-name="ce325" office:value-type="float" office:value="12.36" calcext:value-type="float">
            <text:p>12.36</text:p>
          </table:table-cell>
          <table:table-cell table:style-name="ce558" office:value-type="currency" office:currency="GBP" office:value="20.01" calcext:value-type="currency">
            <text:p>£20.01</text:p>
          </table:table-cell>
          <table:table-cell table:formula="of:=IF([.I41]&lt;&gt;&quot;&quot;;[.I41]-[.I40];0)" office:value-type="float" office:value="115" calcext:value-type="float">
            <text:p>115.00</text:p>
          </table:table-cell>
          <table:table-cell table:style-name="ce496" table:formula="of:=IF([.J41]&lt;&gt;&quot;&quot;;[.L41]/([.J41]/4.55);0)" office:value-type="float" office:value="42.334142394822" calcext:value-type="float">
            <text:p>42.33</text:p>
          </table:table-cell>
          <table:table-cell/>
          <table:table-cell table:style-name="ce255" office:value-type="date" office:date-value="2025-11-28" calcext:value-type="date">
            <text:p>2025-11-28</text:p>
          </table:table-cell>
          <table:table-cell table:style-name="ce487" office:value-type="float" office:value="126329" calcext:value-type="float">
            <text:p>126,329</text:p>
          </table:table-cell>
          <table:table-cell table:style-name="ce325" office:value-type="float" office:value="13.71" calcext:value-type="float">
            <text:p>13.71</text:p>
          </table:table-cell>
          <table:table-cell table:style-name="ce281" office:value-type="currency" office:currency="GBP" office:value="20" calcext:value-type="currency">
            <text:p>£20.00</text:p>
          </table:table-cell>
          <table:table-cell table:formula="of:=IF([.P41]&lt;&gt;&quot;&quot;;[.P41]-[.P40];0)" office:value-type="float" office:value="91" calcext:value-type="float">
            <text:p>91.00</text:p>
          </table:table-cell>
          <table:table-cell table:style-name="ce341" table:formula="of:=IF([.Q41]&lt;&gt;&quot;&quot;;[.S41]/([.Q41]/4.55);0)" office:value-type="float" office:value="30.200583515682" calcext:value-type="float">
            <text:p>30.20</text:p>
          </table:table-cell>
          <table:table-cell table:style-name="ce503"/>
          <table:table-cell table:style-name="ce255"/>
          <table:table-cell table:style-name="ce487"/>
          <table:table-cell table:style-name="ce325"/>
          <table:table-cell table:style-name="ce281"/>
          <table:table-cell table:style-name="ce324" table:formula="of:=IF([.W41]&lt;&gt;&quot;&quot;;[.W41]-[.W40];0)" office:value-type="float" office:value="0" calcext:value-type="float">
            <text:p>0.00</text:p>
          </table:table-cell>
          <table:table-cell table:style-name="ce341" table:formula="of:=IF([.X41]&lt;&gt;&quot;&quot;;[.Z41]/([.X41]/4.55);0)" office:value-type="float" office:value="0" calcext:value-type="float">
            <text:p>0.00</text:p>
          </table:table-cell>
          <table:table-cell table:number-columns-repeated="16357"/>
        </table:table-row>
        <table:table-row table:style-name="ro1">
          <table:table-cell/>
          <table:table-cell table:style-name="ce256"/>
          <table:table-cell table:style-name="ce265" table:number-columns-repeated="2"/>
          <table:table-cell table:style-name="ce299"/>
          <table:table-cell table:style-name="ce282"/>
          <table:table-cell/>
          <table:table-cell table:style-name="ce255" office:value-type="date" office:date-value="2023-10-04" calcext:value-type="date">
            <text:p>2023-10-04</text:p>
          </table:table-cell>
          <table:table-cell table:style-name="ce487" office:value-type="float" office:value="120291" calcext:value-type="float">
            <text:p>120,291</text:p>
          </table:table-cell>
          <table:table-cell table:style-name="ce543" office:value-type="float" office:value="25.02" calcext:value-type="float">
            <text:p>25.02</text:p>
          </table:table-cell>
          <table:table-cell table:style-name="ce494" office:value-type="currency" office:currency="GBP" office:value="40.01" calcext:value-type="currency">
            <text:p>£40.01</text:p>
          </table:table-cell>
          <table:table-cell table:formula="of:=IF([.I42]&lt;&gt;&quot;&quot;;[.I42]-[.I41];0)" office:value-type="float" office:value="112" calcext:value-type="float">
            <text:p>112.00</text:p>
          </table:table-cell>
          <table:table-cell table:style-name="ce496" table:formula="of:=IF([.J42]&lt;&gt;&quot;&quot;;[.L42]/([.J42]/4.55);0)" office:value-type="float" office:value="20.3677058353317" calcext:value-type="float">
            <text:p>20.37</text:p>
          </table:table-cell>
          <table:table-cell/>
          <table:table-cell table:style-name="ce258" office:value-type="date" office:date-value="2026-01-04" calcext:value-type="date">
            <text:p>2026-01-04</text:p>
          </table:table-cell>
          <table:table-cell table:style-name="ce265" office:value-type="float" office:value="126451" calcext:value-type="float">
            <text:p>126451</text:p>
          </table:table-cell>
          <table:table-cell table:style-name="ce265" office:value-type="float" office:value="27.23" calcext:value-type="float">
            <text:p>27.23</text:p>
          </table:table-cell>
          <table:table-cell office:value-type="currency" office:currency="GBP" office:value="40" calcext:value-type="currency">
            <text:p>£40.00</text:p>
          </table:table-cell>
          <table:table-cell table:formula="of:=IF([.P42]&lt;&gt;&quot;&quot;;[.P42]-[.P41];0)" office:value-type="float" office:value="122" calcext:value-type="float">
            <text:p>122.00</text:p>
          </table:table-cell>
          <table:table-cell table:style-name="ce341" table:formula="of:=IF([.Q42]&lt;&gt;&quot;&quot;;[.S42]/([.Q42]/4.55);0)" office:value-type="float" office:value="20.3856041131105" calcext:value-type="float">
            <text:p>20.39</text:p>
          </table:table-cell>
          <table:table-cell table:style-name="ce504"/>
          <table:table-cell table:style-name="ce311"/>
          <table:table-cell table:style-name="ce499"/>
          <table:table-cell table:style-name="ce327" office:value-type="string" calcext:value-type="string">
            <text:p>Fuel Costs To Date</text:p>
          </table:table-cell>
          <table:table-cell table:style-name="ce333" table:formula="of:=SUM([.Y3:.Y42])+[.T43]" office:value-type="string" office:string-value="" calcext:value-type="error">
            <text:p>Err:522</text:p>
          </table:table-cell>
          <table:table-cell table:style-name="ce336"/>
          <table:table-cell table:style-name="ce343"/>
          <table:table-cell table:number-columns-repeated="16357"/>
        </table:table-row>
        <table:table-row table:style-name="ro1">
          <table:table-cell/>
          <table:table-cell table:style-name="ce259"/>
          <table:table-cell table:style-name="ce268" office:value-type="string" calcext:value-type="string">
            <text:p>Sub-Total</text:p>
          </table:table-cell>
          <table:table-cell table:style-name="ce272"/>
          <table:table-cell table:style-name="ce300" table:formula="of:=SUM([.E3:.E42])" office:value-type="currency" office:currency="GBP" office:value="9816.06" calcext:value-type="currency">
            <text:p>£9,816.06</text:p>
          </table:table-cell>
          <table:table-cell table:style-name="ce272"/>
          <table:table-cell/>
          <table:table-cell table:style-name="ce482"/>
          <table:table-cell table:style-name="ce488"/>
          <table:table-cell table:style-name="ce489"/>
          <table:table-cell table:style-name="ce495"/>
          <table:table-cell table:style-name="ce489" office:value-type="string" calcext:value-type="string">
            <text:p>Fuel Costs To Date</text:p>
          </table:table-cell>
          <table:table-cell table:style-name="ce497" table:formula="of:=SUM([.M4:.M41])" office:value-type="currency" office:currency="GBP" office:value="2194.59042678851" calcext:value-type="currency">
            <text:p>£2,194.59</text:p>
          </table:table-cell>
          <table:table-cell/>
          <table:table-cell table:style-name="ce482"/>
          <table:table-cell table:style-name="ce488"/>
          <table:table-cell table:style-name="ce489"/>
          <table:table-cell table:style-name="ce495"/>
          <table:table-cell table:style-name="ce489" office:value-type="string" calcext:value-type="string">
            <text:p>Fuel Costs To Date</text:p>
          </table:table-cell>
          <table:table-cell table:style-name="ce497" table:formula="of:=SUM([.T4:.T41])" office:value-type="currency" office:currency="GBP" office:value="1771.31580161874" calcext:value-type="currency">
            <text:p>£1,771.32</text:p>
          </table:table-cell>
          <table:table-cell table:style-name="ce505"/>
          <table:table-cell table:style-name="ce312"/>
          <table:table-cell table:style-name="ce500"/>
          <table:table-cell table:style-name="ce328" office:value-type="string" calcext:value-type="string">
            <text:p>Overall Running Costs To Date</text:p>
          </table:table-cell>
          <table:table-cell table:style-name="ce279" table:formula="of:=IF(([.Z3]+[.Z4])&gt;0;([.T43]+[.Y42])/((SUM([.Z3:.Z42])+SUM([.S3:.S42])));0)" office:value-type="currency" office:currency="GBP" office:value="0" calcext:value-type="currency">
            <text:p>£0.00</text:p>
          </table:table-cell>
          <table:table-cell table:style-name="ce337" office:value-type="string" calcext:value-type="string">
            <text:p>Per Mile</text:p>
          </table:table-cell>
          <table:table-cell table:style-name="ce344"/>
          <table:table-cell table:number-columns-repeated="16357"/>
        </table:table-row>
        <table:table-row table:style-name="ro2">
          <table:table-cell/>
          <table:table-cell table:style-name="ce260"/>
          <table:table-cell table:number-columns-repeated="2"/>
          <table:table-cell table:style-name="ce301"/>
          <table:table-cell table:number-columns-repeated="12"/>
          <table:table-cell table:style-name="ce302"/>
          <table:table-cell table:number-columns-repeated="3"/>
          <table:table-cell table:style-name="Default" table:number-columns-repeated="6"/>
          <table:table-cell table:number-columns-repeated="16357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17" table:style-name="ta3">
        <table:table-column table:style-name="co7" table:default-cell-style-name="ce581"/>
        <table:table-column table:style-name="co37" table:number-columns-repeated="1023" table:default-cell-style-name="ce58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es" table:style-name="ta2"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42" table:default-cell-style-name="ce589"/>
        <table:table-column table:style-name="co38" table:default-cell-style-name="Default"/>
        <table:table-column table:style-name="co42" table:default-cell-style-name="ce595"/>
        <table:table-column table:style-name="co38" table:default-cell-style-name="Default"/>
        <table:table-column table:style-name="co42" table:default-cell-style-name="ce605"/>
        <table:table-column table:style-name="co38" table:default-cell-style-name="Default"/>
        <table:table-column table:style-name="co42" table:default-cell-style-name="ce614"/>
        <table:table-column table:style-name="co38" table:default-cell-style-name="Default"/>
        <table:table-column table:style-name="co42" table:default-cell-style-name="ce623"/>
        <table:table-column table:style-name="co43" table:default-cell-style-name="Default"/>
        <table:table-column table:style-name="co8" table:number-columns-repeated="2" table:default-cell-style-name="Default"/>
        <table:table-row table:style-name="ro2">
          <table:table-cell table:number-columns-repeated="21"/>
        </table:table-row>
        <table:table-row table:style-name="ro5">
          <table:table-cell table:style-name="ce582"/>
          <table:table-cell table:style-name="ce582" office:value-type="string" calcext:value-type="string">
            <text:p>Make</text:p>
          </table:table-cell>
          <table:table-cell table:style-name="ce582"/>
          <table:table-cell table:style-name="ce582" office:value-type="string" calcext:value-type="string">
            <text:p>Model</text:p>
          </table:table-cell>
          <table:table-cell table:style-name="ce588"/>
          <table:table-cell table:style-name="ce582" office:value-type="string" calcext:value-type="string">
            <text:p>Variant/Model Code</text:p>
          </table:table-cell>
          <table:table-cell table:style-name="ce582"/>
          <table:table-cell table:style-name="ce588" office:value-type="string" calcext:value-type="string">
            <text:p>Colour</text:p>
          </table:table-cell>
          <table:table-cell table:style-name="ce582"/>
          <table:table-cell table:style-name="ce582" office:value-type="string" calcext:value-type="string">
            <text:p>Registration</text:p>
          </table:table-cell>
          <table:table-cell table:style-name="ce582"/>
          <table:table-cell table:style-name="ce596" office:value-type="string" calcext:value-type="string">
            <text:p>Last Serviced</text:p>
          </table:table-cell>
          <table:table-cell table:style-name="ce582"/>
          <table:table-cell table:style-name="ce606" office:value-type="string" calcext:value-type="string">
            <text:p>M.O.T. Due</text:p>
          </table:table-cell>
          <table:table-cell table:style-name="ce582"/>
          <table:table-cell table:style-name="ce615" office:value-type="string" calcext:value-type="string">
            <text:p>Insurance Due</text:p>
          </table:table-cell>
          <table:table-cell table:style-name="ce582"/>
          <table:table-cell table:style-name="ce624" office:value-type="string" calcext:value-type="string">
            <text:p>Road Tax Due</text:p>
          </table:table-cell>
          <table:table-cell/>
          <table:table-cell table:style-name="ce634" office:value-type="string" calcext:value-type="string">
            <text:p>2026 – 2027</text:p>
          </table:table-cell>
          <table:table-cell table:style-name="ce582" office:value-type="string" calcext:value-type="string">
            <text:p>Datatag</text:p>
          </table:table-cell>
        </table:table-row>
        <table:table-row table:style-name="ro5">
          <table:table-cell table:style-name="ce583"/>
          <table:table-cell table:style-name="ce584" office:value-type="string" calcext:value-type="string">
            <text:p>Harley Davidson</text:p>
          </table:table-cell>
          <table:table-cell table:style-name="ce584"/>
          <table:table-cell table:style-name="ce584" office:value-type="string" calcext:value-type="string">
            <text:p>Low Rider</text:p>
          </table:table-cell>
          <table:table-cell table:style-name="ce584"/>
          <table:table-cell table:style-name="ce584" office:value-type="string" calcext:value-type="string">
            <text:p>FXLR</text:p>
          </table:table-cell>
          <table:table-cell table:style-name="ce584"/>
          <table:table-cell table:style-name="ce584" office:value-type="string" calcext:value-type="string">
            <text:p>Black</text:p>
          </table:table-cell>
          <table:table-cell table:style-name="ce584"/>
          <table:table-cell table:style-name="ce590" table:formula="of:=[$Harley_Davidson_FXLR_Low_Rider.V3]" office:value-type="string" office:string-value="WP18 GSO" calcext:value-type="string">
            <text:p>WP18 GSO</text:p>
          </table:table-cell>
          <table:table-cell table:style-name="ce584"/>
          <table:table-cell table:style-name="ce597" table:formula="of:=IF(OR(ISBLANK([$Harley_Davidson_FXLR_Low_Rider.V8]); EDATE([$Harley_Davidson_FXLR_Low_Rider.V8]; 12) &lt; TODAY()); &quot;Due&quot;; [$Harley_Davidson_FXLR_Low_Rider.V8])" office:value-type="date" office:date-value="2025-07-22" calcext:value-type="date">
            <text:p>2025-07-22</text:p>
          </table:table-cell>
          <table:table-cell table:style-name="ce584"/>
          <table:table-cell table:style-name="ce607" table:formula="of:=IF(OR(ISBLANK([$Harley_Davidson_FXLR_Low_Rider.V6]); [$Harley_Davidson_FXLR_Low_Rider.V6] &lt; TODAY()); &quot;Expired&quot;; [$Harley_Davidson_FXLR_Low_Rider.V6])" office:value-type="date" office:date-value="2026-07-22" calcext:value-type="date">
            <text:p>2026-07-22</text:p>
          </table:table-cell>
          <table:table-cell table:style-name="ce584"/>
          <table:table-cell table:style-name="ce616" table:formula="of:=IF(OR(ISBLANK([$Harley_Davidson_FXLR_Low_Rider.V5]); [$Harley_Davidson_FXLR_Low_Rider.V5] &lt; TODAY()); &quot;Not Insured&quot;; [$Harley_Davidson_FXLR_Low_Rider.V5])" office:value-type="date" office:date-value="2027-01-04" calcext:value-type="date">
            <text:p>2027-01-04</text:p>
          </table:table-cell>
          <table:table-cell table:style-name="ce584"/>
          <table:table-cell table:style-name="ce625" table:formula="of:=IF(ISBLANK([$Harley_Davidson_FXLR_Low_Rider.V7]); &quot;S.O.R.N.&quot;; [$Harley_Davidson_FXLR_Low_Rider.V7])" office:value-type="date" office:date-value="2027-01-01" calcext:value-type="date">
            <text:p>2027-01-01</text:p>
          </table:table-cell>
          <table:table-cell table:style-name="ce632"/>
          <table:table-cell table:style-name="ce635"/>
          <table:table-cell table:style-name="ce638" office:value-type="string" calcext:value-type="string">
            <text:p>x</text:p>
          </table:table-cell>
        </table:table-row>
        <table:table-row table:style-name="ro5">
          <table:table-cell table:style-name="ce583"/>
          <table:table-cell table:style-name="ce584" office:value-type="string" calcext:value-type="string">
            <text:p>Kawasaki</text:p>
          </table:table-cell>
          <table:table-cell table:style-name="ce584"/>
          <table:table-cell table:style-name="ce584" office:value-type="string" calcext:value-type="string">
            <text:p>Z1000</text:p>
          </table:table-cell>
          <table:table-cell table:style-name="ce584"/>
          <table:table-cell table:style-name="ce584" office:value-type="string" calcext:value-type="string">
            <text:p>R</text:p>
          </table:table-cell>
          <table:table-cell table:style-name="ce584"/>
          <table:table-cell table:style-name="ce584" office:value-type="string" calcext:value-type="string">
            <text:p>Black</text:p>
          </table:table-cell>
          <table:table-cell table:style-name="ce584"/>
          <table:table-cell table:style-name="ce590" table:formula="of:=[$Kawasaki_Z1000R.V3]" office:value-type="string" office:string-value="AU67 VMC" calcext:value-type="string">
            <text:p>AU67 VMC</text:p>
          </table:table-cell>
          <table:table-cell table:style-name="ce584"/>
          <table:table-cell table:style-name="ce597" table:formula="of:=IF(OR(ISBLANK([$Kawasaki_Z1000R.V8]); EDATE([$Kawasaki_Z1000R.V8]; 12) &lt; TODAY()); &quot;Due&quot;; [$Kawasaki_Z1000R.V8])" office:value-type="date" office:date-value="2026-01-05" calcext:value-type="date">
            <text:p>2026-01-05</text:p>
          </table:table-cell>
          <table:table-cell table:style-name="ce584"/>
          <table:table-cell table:style-name="ce607" table:formula="of:=IF(OR(ISBLANK([$Kawasaki_Z1000R.V6]); [$Kawasaki_Z1000R.V6] &lt; TODAY()); &quot;Expired&quot;; [$Kawasaki_Z1000R.V6])" office:value-type="date" office:date-value="2027-01-06" calcext:value-type="date">
            <text:p>2027-01-06</text:p>
          </table:table-cell>
          <table:table-cell table:style-name="ce584"/>
          <table:table-cell table:style-name="ce616" table:formula="of:=IF(OR(ISBLANK([$Kawasaki_Z1000R.V5]); [$Kawasaki_Z1000R.V5] &lt; TODAY()); &quot;Not Insured&quot;; [$Kawasaki_Z1000R.V5])" office:value-type="date" office:date-value="2027-01-04" calcext:value-type="date">
            <text:p>2027-01-04</text:p>
          </table:table-cell>
          <table:table-cell table:style-name="ce584"/>
          <table:table-cell table:style-name="ce625" table:formula="of:=IF(ISBLANK([$Kawasaki_Z1000R.V7]); &quot;S.O.R.N.&quot;; [$Kawasaki_Z1000R.V7])" office:value-type="string" office:string-value="S.O.R.N." calcext:value-type="string">
            <text:p>S.O.R.N.</text:p>
          </table:table-cell>
          <table:table-cell table:style-name="ce632"/>
          <table:table-cell table:style-name="ce635"/>
          <table:table-cell table:style-name="ce638"/>
        </table:table-row>
        <table:table-row table:style-name="ro5">
          <table:table-cell table:style-name="ce583"/>
          <table:table-cell table:style-name="ce584" office:value-type="string" calcext:value-type="string">
            <text:p>Kawasaki</text:p>
          </table:table-cell>
          <table:table-cell table:style-name="ce584"/>
          <table:table-cell table:style-name="ce584" office:value-type="string" calcext:value-type="string">
            <text:p>ZRX1100</text:p>
          </table:table-cell>
          <table:table-cell table:style-name="ce584"/>
          <table:table-cell table:style-name="ce584" office:value-type="string" calcext:value-type="string">
            <text:p>C1</text:p>
          </table:table-cell>
          <table:table-cell table:style-name="ce584"/>
          <table:table-cell table:style-name="ce584" office:value-type="string" calcext:value-type="string">
            <text:p>R/G/B</text:p>
          </table:table-cell>
          <table:table-cell table:style-name="ce584"/>
          <table:table-cell table:style-name="ce590" table:formula="of:=[$Kawasaki_ZRX1100_C1.V3]" office:value-type="string" office:string-value="P707 EBB" calcext:value-type="string">
            <text:p>P707 EBB</text:p>
          </table:table-cell>
          <table:table-cell table:style-name="ce584"/>
          <table:table-cell table:style-name="ce597" table:formula="of:=IF(OR(ISBLANK([$Kawasaki_ZRX1100_C1.V8]); EDATE([$Kawasaki_ZRX1100_C1.V8]; 12) &lt; TODAY()); &quot;Due&quot;; [$Kawasaki_ZRX1100_C1.V8])" office:value-type="string" office:string-value="Due" calcext:value-type="string">
            <text:p>Due</text:p>
          </table:table-cell>
          <table:table-cell table:style-name="ce584"/>
          <table:table-cell table:style-name="ce607" table:formula="of:=IF(OR(ISBLANK([$Kawasaki_ZRX1100_C1.V6]); [$Kawasaki_ZRX1100_C1.V6] &lt; TODAY()); &quot;Expired&quot;; [$Kawasaki_ZRX1100_C1.V6])" office:value-type="date" office:date-value="2026-09-28" calcext:value-type="date">
            <text:p>2026-09-28</text:p>
          </table:table-cell>
          <table:table-cell table:style-name="ce584"/>
          <table:table-cell table:style-name="ce616" table:formula="of:=IF(OR(ISBLANK([$Kawasaki_ZRX1100_C1.V5]); [$Kawasaki_ZRX1100_C1.V5] &lt; TODAY()); &quot;Not Insured&quot;; [$Kawasaki_ZRX1100_C1.V5])" office:value-type="date" office:date-value="2027-01-04" calcext:value-type="date">
            <text:p>2027-01-04</text:p>
          </table:table-cell>
          <table:table-cell table:style-name="ce584"/>
          <table:table-cell table:style-name="ce625" table:formula="of:=IF(ISBLANK([$Kawasaki_ZRX1100_C1.V7]); &quot;S.O.R.N.&quot;; [$Kawasaki_ZRX1100_C1.V7])" office:value-type="date" office:date-value="2026-02-01" calcext:value-type="date">
            <text:p>2026-02-01</text:p>
          </table:table-cell>
          <table:table-cell table:style-name="ce632"/>
          <table:table-cell table:style-name="ce635"/>
          <table:table-cell table:style-name="ce638"/>
        </table:table-row>
        <table:table-row table:style-name="ro5">
          <table:table-cell table:style-name="ce583"/>
          <table:table-cell table:style-name="ce584" office:value-type="string" calcext:value-type="string">
            <text:p>Kawasaki</text:p>
          </table:table-cell>
          <table:table-cell table:style-name="ce584"/>
          <table:table-cell table:style-name="ce584" office:value-type="string" calcext:value-type="string">
            <text:p>ZRX1100</text:p>
          </table:table-cell>
          <table:table-cell table:style-name="ce584"/>
          <table:table-cell table:style-name="ce584" office:value-type="string" calcext:value-type="string">
            <text:p>C2</text:p>
          </table:table-cell>
          <table:table-cell table:style-name="ce584"/>
          <table:table-cell table:style-name="ce584" office:value-type="string" calcext:value-type="string">
            <text:p>R/G/B</text:p>
          </table:table-cell>
          <table:table-cell table:style-name="ce584"/>
          <table:table-cell table:style-name="ce590" table:formula="of:=[$Kawasaki_ZRX1100_C2.V3]" office:value-type="string" office:string-value="R934 CDV" calcext:value-type="string">
            <text:p>R934 CDV</text:p>
          </table:table-cell>
          <table:table-cell table:style-name="ce584"/>
          <table:table-cell table:style-name="ce598" table:formula="of:=IF(OR(ISBLANK([$Kawasaki_ZRX1100_C2.V8]); EDATE([$Kawasaki_ZRX1100_C2.V8]; 12) &lt; TODAY()); &quot;Due&quot;; [$Kawasaki_ZRX1100_C2.V8])" office:value-type="date" office:date-value="2025-12-13" calcext:value-type="date">
            <text:p>2025-12-13</text:p>
          </table:table-cell>
          <table:table-cell table:style-name="ce584"/>
          <table:table-cell table:style-name="ce608" table:formula="of:=IF(OR(ISBLANK([$Kawasaki_ZRX1100_C2.V6]); [$Kawasaki_ZRX1100_C2.V6] &lt; TODAY()); &quot;Expired&quot;; [$Kawasaki_ZRX1100_C2.V6])" office:value-type="string" office:string-value="Expired" calcext:value-type="string">
            <text:p>Expired</text:p>
          </table:table-cell>
          <table:table-cell table:style-name="ce584"/>
          <table:table-cell table:style-name="ce617" table:formula="of:=IF(OR(ISBLANK([$Kawasaki_ZRX1100_C2.V5]); [$Kawasaki_ZRX1100_C2.V5] &lt; TODAY()); &quot;Not Insured&quot;; [$Kawasaki_ZRX1100_C2.V5])" office:value-type="date" office:date-value="2027-01-04" calcext:value-type="date">
            <text:p>2027-01-04</text:p>
          </table:table-cell>
          <table:table-cell table:style-name="ce584"/>
          <table:table-cell table:style-name="ce626" table:formula="of:=IF(ISBLANK([$Kawasaki_ZRX1100_C2.V7]); &quot;S.O.R.N.&quot;; [$Kawasaki_ZRX1100_C2.V7])" office:value-type="string" office:string-value="S.O.R.N." calcext:value-type="string">
            <text:p>S.O.R.N.</text:p>
          </table:table-cell>
          <table:table-cell table:style-name="ce584"/>
          <table:table-cell table:style-name="ce635"/>
          <table:table-cell table:style-name="ce638"/>
        </table:table-row>
        <table:table-row table:style-name="ro6">
          <table:table-cell table:style-name="ce583"/>
          <table:table-cell table:style-name="ce584" office:value-type="string" calcext:value-type="string">
            <text:p>Kawasaki</text:p>
          </table:table-cell>
          <table:table-cell table:style-name="ce584"/>
          <table:table-cell table:style-name="ce584" office:value-type="string" calcext:value-type="string">
            <text:p>ZX9R</text:p>
          </table:table-cell>
          <table:table-cell table:style-name="ce584"/>
          <table:table-cell table:style-name="ce584" office:value-type="string" calcext:value-type="string">
            <text:p>B1</text:p>
          </table:table-cell>
          <table:table-cell table:style-name="ce584"/>
          <table:table-cell table:style-name="ce584" office:value-type="string" calcext:value-type="string">
            <text:p>Black</text:p>
          </table:table-cell>
          <table:table-cell table:style-name="ce584"/>
          <table:table-cell table:style-name="ce590" table:formula="of:=[$Kawasaki_ZX9R_B1_2.V3]" office:value-type="string" office:string-value="M987 PDC" calcext:value-type="string">
            <text:p>M987 PDC</text:p>
          </table:table-cell>
          <table:table-cell table:style-name="ce584"/>
          <table:table-cell table:style-name="ce597" table:formula="of:=IF(OR(ISBLANK([$Kawasaki_ZX9R_B1_2.V8]); EDATE([$Kawasaki_ZX9R_B1_2.V8]; 12) &lt; TODAY()); &quot;Due&quot;; [$Kawasaki_ZX9R_B1_2.V8])" office:value-type="string" office:string-value="Due" calcext:value-type="string">
            <text:p>Due</text:p>
          </table:table-cell>
          <table:table-cell table:style-name="ce584"/>
          <table:table-cell table:style-name="ce607" table:formula="of:=IF(OR(ISBLANK([$Kawasaki_ZX9R_B1_2.V6]); [$Kawasaki_ZX9R_B1_2.V6] &lt; TODAY()); &quot;Expired&quot;; [$Kawasaki_ZX9R_B1_2.V6])" office:value-type="string" office:string-value="Expired" calcext:value-type="string">
            <text:p>Expired</text:p>
          </table:table-cell>
          <table:table-cell table:style-name="ce584"/>
          <table:table-cell table:style-name="ce616" table:formula="of:=IF(OR(ISBLANK([$Kawasaki_ZX9R_B1_2.V5]); [$Kawasaki_ZX9R_B1_2.V5] &lt; TODAY()); &quot;Not Insured&quot;; [$Kawasaki_ZX9R_B1_2.V5])" office:value-type="string" office:string-value="Not Insured" calcext:value-type="string">
            <text:p>Not Insured</text:p>
          </table:table-cell>
          <table:table-cell table:style-name="ce584"/>
          <table:table-cell table:style-name="ce625" table:formula="of:=IF(ISBLANK([$Kawasaki_ZX9R_B1_2.V7]); &quot;S.O.R.N.&quot;; [$Kawasaki_ZX9R_B1_2.V7])" office:value-type="string" office:string-value="S.O.R.N." calcext:value-type="string">
            <text:p>S.O.R.N.</text:p>
          </table:table-cell>
          <table:table-cell table:style-name="ce632"/>
          <table:table-cell table:style-name="ce636" office:value-type="string" calcext:value-type="string">
            <text:p>x</text:p>
          </table:table-cell>
          <table:table-cell table:style-name="ce638"/>
        </table:table-row>
        <table:table-row table:style-name="ro5">
          <table:table-cell table:style-name="ce583"/>
          <table:table-cell table:style-name="ce584" office:value-type="string" calcext:value-type="string">
            <text:p>Kawasaki</text:p>
          </table:table-cell>
          <table:table-cell table:style-name="ce584"/>
          <table:table-cell table:style-name="ce584" office:value-type="string" calcext:value-type="string">
            <text:p>ZX9R</text:p>
          </table:table-cell>
          <table:table-cell table:style-name="ce584"/>
          <table:table-cell table:style-name="ce584" office:value-type="string" calcext:value-type="string">
            <text:p>B1</text:p>
          </table:table-cell>
          <table:table-cell table:style-name="ce584"/>
          <table:table-cell table:style-name="ce584" office:value-type="string" calcext:value-type="string">
            <text:p>R/B/S</text:p>
          </table:table-cell>
          <table:table-cell table:style-name="ce584"/>
          <table:table-cell table:style-name="ce590" table:formula="of:=[$Kawasaki_ZX9R_B1.V3]" office:value-type="string" office:string-value="L620 HNF" calcext:value-type="string">
            <text:p>L620 HNF</text:p>
          </table:table-cell>
          <table:table-cell table:style-name="ce584"/>
          <table:table-cell table:style-name="ce597" table:formula="of:=IF(OR(ISBLANK([$Kawasaki_ZX9R_B1.V8]); EDATE([$Kawasaki_ZX9R_B1.V8]; 12) &lt; TODAY()); &quot;Due&quot;; [$Kawasaki_ZX9R_B1.V8])" office:value-type="date" office:date-value="2025-11-21" calcext:value-type="date">
            <text:p>2025-11-21</text:p>
          </table:table-cell>
          <table:table-cell table:style-name="ce584"/>
          <table:table-cell table:style-name="ce607" table:formula="of:=IF(OR(ISBLANK([$Kawasaki_ZX9R_B1.V6]); [$Kawasaki_ZX9R_B1.V6] &lt; TODAY()); &quot;Expired&quot;; [$Kawasaki_ZX9R_B1.V6])" office:value-type="date" office:date-value="2026-04-01" calcext:value-type="date">
            <text:p>2026-04-01</text:p>
          </table:table-cell>
          <table:table-cell table:style-name="ce584"/>
          <table:table-cell table:style-name="ce616" table:formula="of:=IF(OR(ISBLANK([$Kawasaki_ZX9R_B1.V5]); [$Kawasaki_ZX9R_B1.V5] &lt; TODAY()); &quot;Not Insured&quot;; [$Kawasaki_ZX9R_B1.V5])" office:value-type="date" office:date-value="2027-01-04" calcext:value-type="date">
            <text:p>2027-01-04</text:p>
          </table:table-cell>
          <table:table-cell table:style-name="ce584"/>
          <table:table-cell table:style-name="ce625" table:formula="of:=IF(ISBLANK([$Kawasaki_ZX9R_B1.V7]); &quot;S.O.R.N.&quot;; [$Kawasaki_ZX9R_B1.V7])" office:value-type="date" office:date-value="2026-10-01" calcext:value-type="date">
            <text:p>2026-10-01</text:p>
          </table:table-cell>
          <table:table-cell table:style-name="ce632"/>
          <table:table-cell table:style-name="ce636"/>
          <table:table-cell table:style-name="ce638"/>
        </table:table-row>
        <table:table-row table:style-name="ro6">
          <table:table-cell table:style-name="ce583"/>
          <table:table-cell table:style-name="ce584" office:value-type="string" calcext:value-type="string">
            <text:p>Kawasaki</text:p>
          </table:table-cell>
          <table:table-cell table:style-name="ce584"/>
          <table:table-cell table:style-name="ce584" office:value-type="string" calcext:value-type="string">
            <text:p>ZX9R</text:p>
          </table:table-cell>
          <table:table-cell table:style-name="ce584"/>
          <table:table-cell table:style-name="ce584" office:value-type="string" calcext:value-type="string">
            <text:p>B2</text:p>
          </table:table-cell>
          <table:table-cell table:style-name="ce584"/>
          <table:table-cell table:style-name="ce584" office:value-type="string" calcext:value-type="string">
            <text:p>Black</text:p>
          </table:table-cell>
          <table:table-cell table:style-name="ce584"/>
          <table:table-cell table:style-name="ce590" table:formula="of:=[$'Kawasaki_ZX9R_B2_Project_#9_2'.V3]" office:value-type="string" office:string-value="N480 KYS" calcext:value-type="string">
            <text:p>N480 KYS</text:p>
          </table:table-cell>
          <table:table-cell table:style-name="ce584"/>
          <table:table-cell table:style-name="ce597" table:formula="of:=IF(OR(ISBLANK([$'Kawasaki_ZX9R_B2_Project_#9_2'.V8]); EDATE([$'Kawasaki_ZX9R_B2_Project_#9_2'.V8]; 12) &lt; TODAY()); &quot;Due&quot;; [$'Kawasaki_ZX9R_B2_Project_#9_2'.V8])" office:value-type="string" office:string-value="Due" calcext:value-type="string">
            <text:p>Due</text:p>
          </table:table-cell>
          <table:table-cell table:style-name="ce584"/>
          <table:table-cell table:style-name="ce607" table:formula="of:=IF(OR(ISBLANK([$'Kawasaki_ZX9R_B2_Project_#9_2'.V6]); [$'Kawasaki_ZX9R_B2_Project_#9_2'.V6] &lt; TODAY()); &quot;Expired&quot;; [$'Kawasaki_ZX9R_B2_Project_#9_2'.V6])" office:value-type="string" office:string-value="Expired" calcext:value-type="string">
            <text:p>Expired</text:p>
          </table:table-cell>
          <table:table-cell table:style-name="ce584"/>
          <table:table-cell table:style-name="ce616" table:formula="of:=IF(OR(ISBLANK([$Kawasaki_ZX9R_B1_2.V5]); [$Kawasaki_ZX9R_B1_2.V5] &lt; TODAY()); &quot;Not Insured&quot;; [$Kawasaki_ZX9R_B1_2.V5])" office:value-type="string" office:string-value="Not Insured" calcext:value-type="string">
            <text:p>Not Insured</text:p>
          </table:table-cell>
          <table:table-cell table:style-name="ce584"/>
          <table:table-cell table:style-name="ce625" table:formula="of:=IF(ISBLANK([$'Kawasaki_ZX9R_B2_Project_#9_2'.V7]); &quot;S.O.R.N.&quot;; [$'Kawasaki_ZX9R_B2_Project_#9_2'.V7])" office:value-type="string" office:string-value="S.O.R.N." calcext:value-type="string">
            <text:p>S.O.R.N.</text:p>
          </table:table-cell>
          <table:table-cell table:style-name="ce632"/>
          <table:table-cell table:style-name="ce636" office:value-type="string" calcext:value-type="string">
            <text:p>x</text:p>
          </table:table-cell>
          <table:table-cell table:style-name="ce638"/>
        </table:table-row>
        <table:table-row table:style-name="ro6">
          <table:table-cell table:style-name="ce583"/>
          <table:table-cell table:style-name="ce584" office:value-type="string" calcext:value-type="string">
            <text:p>Kawasaki</text:p>
          </table:table-cell>
          <table:table-cell table:style-name="ce584"/>
          <table:table-cell table:style-name="ce584" office:value-type="string" calcext:value-type="string">
            <text:p>ZX9R</text:p>
          </table:table-cell>
          <table:table-cell table:style-name="ce584"/>
          <table:table-cell table:style-name="ce584" office:value-type="string" calcext:value-type="string">
            <text:p>B4</text:p>
          </table:table-cell>
          <table:table-cell table:style-name="ce584" table:number-columns-repeated="3"/>
          <table:table-cell table:style-name="ce590" table:formula="of:=[$Kawasaki_ZX9R_B4_2.V3]" office:value-type="string" office:string-value="P894 UFH" calcext:value-type="string">
            <text:p>P894 UFH</text:p>
          </table:table-cell>
          <table:table-cell table:style-name="ce584"/>
          <table:table-cell table:style-name="ce598" table:formula="of:=IF(OR(ISBLANK([$Kawasaki_ZX9R_B4_2.V8]); EDATE([$Kawasaki_ZX9R_B4_2.V8]; 12) &lt; TODAY()); &quot;Due&quot;; [$Kawasaki_ZX9R_B4_2.V8])" office:value-type="string" office:string-value="Due" calcext:value-type="string">
            <text:p>Due</text:p>
          </table:table-cell>
          <table:table-cell table:style-name="ce584"/>
          <table:table-cell table:style-name="ce609" table:formula="of:=IF(OR(ISBLANK([$Kawasaki_ZX9R_B4_2.V6]); [$Kawasaki_ZX9R_B4_2.V6] &lt; TODAY()); &quot;Expired&quot;; [$Kawasaki_ZX9R_B4_2.V6])" office:value-type="string" office:string-value="Expired" calcext:value-type="string">
            <text:p>Expired</text:p>
          </table:table-cell>
          <table:table-cell table:style-name="ce584"/>
          <table:table-cell table:style-name="ce617" table:formula="of:=IF(OR(ISBLANK([$Kawasaki_ZX9R_B4_2.V5]); [$Kawasaki_ZX9R_B4_2.V5] &lt; TODAY()); &quot;Not Insured&quot;; [$Kawasaki_ZX9R_B4_2.V5])" office:value-type="string" office:string-value="Not Insured" calcext:value-type="string">
            <text:p>Not Insured</text:p>
          </table:table-cell>
          <table:table-cell table:style-name="ce584"/>
          <table:table-cell table:style-name="ce627" table:formula="of:=IF(ISBLANK([$Kawasaki_ZX9R_B4_2.V7]); &quot;S.O.R.N.&quot;; [$Kawasaki_ZX9R_B4_2.V7])" office:value-type="string" office:string-value="S.O.R.N." calcext:value-type="string">
            <text:p>S.O.R.N.</text:p>
          </table:table-cell>
          <table:table-cell table:style-name="ce632"/>
          <table:table-cell table:style-name="ce636" office:value-type="string" calcext:value-type="string">
            <text:p>x</text:p>
          </table:table-cell>
          <table:table-cell table:style-name="ce638"/>
        </table:table-row>
        <table:table-row table:style-name="ro5">
          <table:table-cell table:style-name="ce583"/>
          <table:table-cell table:style-name="ce584" office:value-type="string" calcext:value-type="string">
            <text:p>Kawasaki</text:p>
          </table:table-cell>
          <table:table-cell table:style-name="ce584"/>
          <table:table-cell table:style-name="ce584" office:value-type="string" calcext:value-type="string">
            <text:p>ZX9R</text:p>
          </table:table-cell>
          <table:table-cell table:style-name="ce584"/>
          <table:table-cell table:style-name="ce584" office:value-type="string" calcext:value-type="string">
            <text:p>B4</text:p>
          </table:table-cell>
          <table:table-cell table:style-name="ce584"/>
          <table:table-cell table:style-name="ce584" office:value-type="string" calcext:value-type="string">
            <text:p>G/W/P</text:p>
          </table:table-cell>
          <table:table-cell table:style-name="ce584"/>
          <table:table-cell table:style-name="ce590" table:formula="of:=[$Kawasaki_ZX9R_B4.V3]" office:value-type="string" office:string-value="R164 SKW" calcext:value-type="string">
            <text:p>R164 SKW</text:p>
          </table:table-cell>
          <table:table-cell table:style-name="ce584"/>
          <table:table-cell table:style-name="ce598" table:formula="of:=IF(OR(ISBLANK([$Kawasaki_ZX9R_B4.V8]); EDATE([$Kawasaki_ZX9R_B4.V8]; 12) &lt; TODAY()); &quot;Due&quot;; [$Kawasaki_ZX9R_B4.V8])" office:value-type="date" office:date-value="2025-10-13" calcext:value-type="date">
            <text:p>2025-10-13</text:p>
          </table:table-cell>
          <table:table-cell table:style-name="ce584"/>
          <table:table-cell table:style-name="ce609" table:formula="of:=IF(OR(ISBLANK([$Kawasaki_ZX9R_B4.V6]); [$Kawasaki_ZX9R_B4.V6] &lt; TODAY()); &quot;Expired&quot;; [$Kawasaki_ZX9R_B4.V6])" office:value-type="date" office:date-value="2026-10-13" calcext:value-type="date">
            <text:p>2026-10-13</text:p>
          </table:table-cell>
          <table:table-cell table:style-name="ce584"/>
          <table:table-cell table:style-name="ce617" table:formula="of:=IF(OR(ISBLANK([$Kawasaki_ZX9R_B4.V5]); [$Kawasaki_ZX9R_B4.V5] &lt; TODAY()); &quot;Not Insured&quot;; [$Kawasaki_ZX9R_B4.V5])" office:value-type="date" office:date-value="2027-01-04" calcext:value-type="date">
            <text:p>2027-01-04</text:p>
          </table:table-cell>
          <table:table-cell table:style-name="ce584"/>
          <table:table-cell table:style-name="ce627" table:formula="of:=IF(ISBLANK([$Kawasaki_ZX9R_B4.V7]); &quot;S.O.R.N.&quot;; [$Kawasaki_ZX9R_B4.V7])" office:value-type="date" office:date-value="2026-10-15" calcext:value-type="date">
            <text:p>2026-10-15</text:p>
          </table:table-cell>
          <table:table-cell table:style-name="ce632"/>
          <table:table-cell table:style-name="ce635"/>
          <table:table-cell table:style-name="ce638"/>
        </table:table-row>
        <table:table-row table:style-name="ro5">
          <table:table-cell table:style-name="ce583"/>
          <table:table-cell table:style-name="ce584" office:value-type="string" calcext:value-type="string">
            <text:p>Kawasaki</text:p>
          </table:table-cell>
          <table:table-cell table:style-name="ce584"/>
          <table:table-cell table:style-name="ce584" office:value-type="string" calcext:value-type="string">
            <text:p>ZX9R</text:p>
          </table:table-cell>
          <table:table-cell table:style-name="ce584"/>
          <table:table-cell table:style-name="ce584" office:value-type="string" calcext:value-type="string">
            <text:p>C2</text:p>
          </table:table-cell>
          <table:table-cell table:style-name="ce584"/>
          <table:table-cell table:style-name="ce584" office:value-type="string" calcext:value-type="string">
            <text:p>Blue</text:p>
          </table:table-cell>
          <table:table-cell table:style-name="ce584"/>
          <table:table-cell table:style-name="ce591" table:formula="of:=[$Kawasaki_ZX9R_C2.V3]" office:value-type="string" office:string-value="W941 ULA" calcext:value-type="string">
            <text:p>W941 ULA</text:p>
          </table:table-cell>
          <table:table-cell table:style-name="ce584"/>
          <table:table-cell table:style-name="ce599" table:formula="of:=IF(OR(ISBLANK([$Kawasaki_ZX9R_C2.V8]); EDATE([$Kawasaki_ZX9R_C2.V8]; 12) &lt; TODAY()); &quot;Due&quot;; [$Kawasaki_ZX9R_C2.V8])" office:value-type="string" office:string-value="Due" calcext:value-type="string">
            <text:p>Due</text:p>
          </table:table-cell>
          <table:table-cell table:style-name="ce584"/>
          <table:table-cell table:style-name="ce610" table:formula="of:=IF(OR(ISBLANK([$Kawasaki_ZX9R_C2.V6]); [$Kawasaki_ZX9R_C2.V6] &lt; TODAY()); &quot;Expired&quot;; [$Kawasaki_ZX9R_C2.V6])" office:value-type="date" office:date-value="2026-09-28" calcext:value-type="date">
            <text:p>2026-09-28</text:p>
          </table:table-cell>
          <table:table-cell table:style-name="ce584"/>
          <table:table-cell table:style-name="ce618" table:formula="of:=IF(OR(ISBLANK([$Kawasaki_ZX9R_C2.V5]); [$Kawasaki_ZX9R_C2.V5] &lt; TODAY()); &quot;Not Insured&quot;; [$Kawasaki_ZX9R_C2.V5])" office:value-type="date" office:date-value="2027-01-04" calcext:value-type="date">
            <text:p>2027-01-04</text:p>
          </table:table-cell>
          <table:table-cell table:style-name="ce584"/>
          <table:table-cell table:style-name="ce628" table:formula="of:=IF(ISBLANK([$Kawasaki_ZX9R_C2.V7]); &quot;S.O.R.N.&quot;; [$Kawasaki_ZX9R_C2.V7])" office:value-type="date" office:date-value="2026-10-16" calcext:value-type="date">
            <text:p>2026-10-16</text:p>
          </table:table-cell>
          <table:table-cell table:style-name="ce632"/>
          <table:table-cell table:style-name="ce635"/>
          <table:table-cell table:style-name="ce638" office:value-type="string" calcext:value-type="string">
            <text:p>x</text:p>
          </table:table-cell>
        </table:table-row>
        <table:table-row table:style-name="ro5">
          <table:table-cell table:style-name="ce583"/>
          <table:table-cell table:style-name="ce584" office:value-type="string" calcext:value-type="string">
            <text:p>Kawasaki</text:p>
          </table:table-cell>
          <table:table-cell table:style-name="ce584"/>
          <table:table-cell table:style-name="ce584" office:value-type="string" calcext:value-type="string">
            <text:p>ZZR1100</text:p>
          </table:table-cell>
          <table:table-cell table:style-name="ce584"/>
          <table:table-cell table:style-name="ce584" office:value-type="string" calcext:value-type="string">
            <text:p>D7</text:p>
          </table:table-cell>
          <table:table-cell table:style-name="ce584"/>
          <table:table-cell table:style-name="ce584" office:value-type="string" calcext:value-type="string">
            <text:p>Ebony</text:p>
          </table:table-cell>
          <table:table-cell table:style-name="ce584"/>
          <table:table-cell table:style-name="ce590" table:formula="of:=[$Kawasaki_ZZR1100_D7.V3]" office:value-type="string" office:string-value="V355 RBW" calcext:value-type="string">
            <text:p>V355 RBW</text:p>
          </table:table-cell>
          <table:table-cell table:style-name="ce584"/>
          <table:table-cell table:style-name="ce600" table:formula="of:=IF(OR(ISBLANK([$Kawasaki_ZZR1100_D7.V8]); EDATE([$Kawasaki_ZZR1100_D7.V8]; 12) &lt; TODAY()); &quot;Due&quot;; [$Kawasaki_ZZR1100_D7.V8])" office:value-type="date" office:date-value="2025-03-14" calcext:value-type="date">
            <text:p>2025-03-14</text:p>
          </table:table-cell>
          <table:table-cell table:style-name="ce584"/>
          <table:table-cell table:style-name="ce611" table:formula="of:=IF(OR(ISBLANK([$Kawasaki_ZZR1100_D7.V6]); [$Kawasaki_ZZR1100_D7.V6] &lt; TODAY()); &quot;Expired&quot;; [$Kawasaki_ZZR1100_D7.V6])" office:value-type="date" office:date-value="2026-07-27" calcext:value-type="date">
            <text:p>2026-07-27</text:p>
          </table:table-cell>
          <table:table-cell table:style-name="ce584"/>
          <table:table-cell table:style-name="ce619" table:formula="of:=IF(OR(ISBLANK([$Kawasaki_ZZR1100_D7.V5]); [$Kawasaki_ZZR1100_D7.V5] &lt; TODAY()); &quot;Not Insured&quot;; [$Kawasaki_ZZR1100_D7.V5])" office:value-type="date" office:date-value="2027-01-04" calcext:value-type="date">
            <text:p>2027-01-04</text:p>
          </table:table-cell>
          <table:table-cell table:style-name="ce584"/>
          <table:table-cell table:style-name="ce629" table:formula="of:=IF(ISBLANK([$Kawasaki_ZZR1100_D7.V7]); &quot;S.O.R.N.&quot;; [$Kawasaki_ZZR1100_D7.V7])" office:value-type="date" office:date-value="2026-01-01" calcext:value-type="date">
            <text:p>2026-01-01</text:p>
          </table:table-cell>
          <table:table-cell table:style-name="ce632"/>
          <table:table-cell table:style-name="ce635"/>
          <table:table-cell table:style-name="ce638"/>
        </table:table-row>
        <table:table-row table:style-name="ro5">
          <table:table-cell table:style-name="ce583"/>
          <table:table-cell table:style-name="ce584" office:value-type="string" calcext:value-type="string">
            <text:p>Yamaha</text:p>
          </table:table-cell>
          <table:table-cell table:style-name="ce584"/>
          <table:table-cell table:style-name="ce584" office:value-type="string" calcext:value-type="string">
            <text:p>XJR1300</text:p>
          </table:table-cell>
          <table:table-cell table:style-name="ce584"/>
          <table:table-cell table:style-name="ce584" office:value-type="string" calcext:value-type="string">
            <text:p>RN04</text:p>
          </table:table-cell>
          <table:table-cell table:style-name="ce584"/>
          <table:table-cell table:style-name="ce584" office:value-type="string" calcext:value-type="string">
            <text:p>Black</text:p>
          </table:table-cell>
          <table:table-cell table:style-name="ce584"/>
          <table:table-cell table:style-name="ce590" table:formula="of:=[$Yamaha_XJR1300_RN04.V3]" office:value-type="string" office:string-value="X589 HLH" calcext:value-type="string">
            <text:p>X589 HLH</text:p>
          </table:table-cell>
          <table:table-cell table:style-name="ce584"/>
          <table:table-cell table:style-name="ce600" table:formula="of:=IF(OR(ISBLANK([$Yamaha_XJR1300_RN04.V8]); EDATE([$Yamaha_XJR1300_RN04.V8]; 12) &lt; TODAY()); &quot;Due&quot;; [$Yamaha_XJR1300_RN04.V8])" office:value-type="date" office:date-value="2025-11-13" calcext:value-type="date">
            <text:p>2025-11-13</text:p>
          </table:table-cell>
          <table:table-cell table:style-name="ce584"/>
          <table:table-cell table:style-name="ce611" table:formula="of:=IF(OR(ISBLANK([$Yamaha_XJR1300_RN04.V6]); [$Yamaha_XJR1300_RN04.V6] &lt; TODAY()); &quot;Expired&quot;; [$Yamaha_XJR1300_RN04.V6])" office:value-type="date" office:date-value="2026-06-10" calcext:value-type="date">
            <text:p>2026-06-10</text:p>
          </table:table-cell>
          <table:table-cell table:style-name="ce584"/>
          <table:table-cell table:style-name="ce619" table:formula="of:=IF(OR(ISBLANK([$Yamaha_XJR1300_RN04.V5]); [$Yamaha_XJR1300_RN04.V5] &lt; TODAY()); &quot;Not Insured&quot;; [$Yamaha_XJR1300_RN04.V5])" office:value-type="date" office:date-value="2027-01-04" calcext:value-type="date">
            <text:p>2027-01-04</text:p>
          </table:table-cell>
          <table:table-cell table:style-name="ce584"/>
          <table:table-cell table:style-name="ce629" table:formula="of:=IF(ISBLANK([$Yamaha_XJR1300_RN04.V7]); &quot;S.O.R.N.&quot;; [$Yamaha_XJR1300_RN04.V7])" office:value-type="date" office:date-value="2026-06-01" calcext:value-type="date">
            <text:p>2026-06-01</text:p>
          </table:table-cell>
          <table:table-cell table:style-name="ce632"/>
          <table:table-cell table:style-name="ce635"/>
          <table:table-cell table:style-name="ce638"/>
        </table:table-row>
        <table:table-row table:style-name="ro2">
          <table:table-cell table:style-name="ce583"/>
          <table:table-cell table:style-name="ce585" table:number-columns-repeated="8"/>
          <table:table-cell table:style-name="ce592"/>
          <table:table-cell table:style-name="ce585"/>
          <table:table-cell table:style-name="ce601"/>
          <table:table-cell table:style-name="ce585"/>
          <table:table-cell table:style-name="ce612"/>
          <table:table-cell table:style-name="ce585"/>
          <table:table-cell table:style-name="ce620"/>
          <table:table-cell table:style-name="ce585"/>
          <table:table-cell table:style-name="ce630"/>
          <table:table-cell table:number-columns-repeated="3"/>
        </table:table-row>
        <table:table-row table:style-name="ro5">
          <table:table-cell table:style-name="ce583"/>
          <table:table-cell table:style-name="ce586" office:value-type="string" calcext:value-type="string">
            <text:p>Mazda</text:p>
          </table:table-cell>
          <table:table-cell table:style-name="ce586"/>
          <table:table-cell table:style-name="ce586" office:value-type="string" calcext:value-type="string">
            <text:p>6 Estate</text:p>
          </table:table-cell>
          <table:table-cell table:style-name="ce586"/>
          <table:table-cell table:style-name="ce586" office:value-type="string" calcext:value-type="string">
            <text:p>SkyActiv</text:p>
          </table:table-cell>
          <table:table-cell table:style-name="ce586"/>
          <table:table-cell table:style-name="ce586" office:value-type="string" calcext:value-type="string">
            <text:p>Silver</text:p>
          </table:table-cell>
          <table:table-cell table:style-name="ce586"/>
          <table:table-cell table:style-name="ce593" table:formula="of:=[$Mazda_6_SkyActiv_Estate.AD3]" office:value-type="string" office:string-value="BT14 UDJ" calcext:value-type="string">
            <text:p>BT14 UDJ</text:p>
          </table:table-cell>
          <table:table-cell table:style-name="ce586"/>
          <table:table-cell table:style-name="ce602" table:formula="of:=IF(OR(ISBLANK([$Mazda_6_SkyActiv_Estate.AD8]); EDATE([$Mazda_6_SkyActiv_Estate.AD8]; 12) &lt; TODAY()); &quot;Due&quot;; [$Mazda_6_SkyActiv_Estate.AD8])" office:value-type="string" office:string-value="Due" calcext:value-type="string">
            <text:p>Due</text:p>
          </table:table-cell>
          <table:table-cell table:style-name="ce586"/>
          <table:table-cell table:style-name="ce613" table:formula="of:=IF(OR(ISBLANK([$Mazda_6_SkyActiv_Estate.AD6]); [$Mazda_6_SkyActiv_Estate.AD6] &lt; TODAY()); &quot;Expired&quot;; [$Mazda_6_SkyActiv_Estate.AD6])" office:value-type="date" office:date-value="2026-03-03" calcext:value-type="date">
            <text:p>2026-03-03</text:p>
          </table:table-cell>
          <table:table-cell table:style-name="ce586"/>
          <table:table-cell table:style-name="ce621" table:formula="of:=IF(OR(ISBLANK([$Mazda_6_SkyActiv_Estate.AD5]); [$Mazda_6_SkyActiv_Estate.AD5] &lt; TODAY()); &quot;Not Insured&quot;; [$Mazda_6_SkyActiv_Estate.AD5])" office:value-type="date" office:date-value="2026-03-01" calcext:value-type="date">
            <text:p>2026-03-01</text:p>
          </table:table-cell>
          <table:table-cell table:style-name="ce586"/>
          <table:table-cell table:style-name="ce631" table:formula="of:=IF(ISBLANK([$Mazda_6_SkyActiv_Estate.AD7]); &quot;S.O.R.N.&quot;; [$Mazda_6_SkyActiv_Estate.AD7])" office:value-type="date" office:date-value="2026-02-01" calcext:value-type="date">
            <text:p>2026-02-01</text:p>
          </table:table-cell>
          <table:table-cell table:style-name="ce633"/>
          <table:table-cell table:style-name="ce637"/>
          <table:table-cell/>
        </table:table-row>
        <table:table-row table:style-name="ro2" table:number-rows-repeated="4">
          <table:table-cell table:style-name="ce583"/>
          <table:table-cell table:number-columns-repeated="20"/>
        </table:table-row>
        <table:table-row table:style-name="ro2">
          <table:table-cell table:style-name="ce583"/>
          <table:table-cell table:style-name="ce582" office:value-type="string" calcext:value-type="string">
            <text:p>Mikie’s</text:p>
          </table:table-cell>
          <table:table-cell table:number-columns-repeated="7"/>
          <table:table-cell table:style-name="Default"/>
          <table:table-cell/>
          <table:table-cell table:style-name="ce603"/>
          <table:table-cell table:number-columns-repeated="9"/>
        </table:table-row>
        <table:table-row table:style-name="ro5">
          <table:table-cell table:style-name="ce583"/>
          <table:table-cell table:style-name="ce587" office:value-type="string" calcext:value-type="string">
            <text:p>Kawasaki</text:p>
          </table:table-cell>
          <table:table-cell table:style-name="ce587"/>
          <table:table-cell table:style-name="ce587" office:value-type="string" calcext:value-type="string">
            <text:p>ZX9R</text:p>
          </table:table-cell>
          <table:table-cell table:style-name="ce587"/>
          <table:table-cell table:style-name="ce587" office:value-type="string" calcext:value-type="string">
            <text:p>B4</text:p>
          </table:table-cell>
          <table:table-cell table:style-name="ce587"/>
          <table:table-cell table:style-name="ce587" office:value-type="string" calcext:value-type="string">
            <text:p>B/G/W</text:p>
          </table:table-cell>
          <table:table-cell table:style-name="ce587"/>
          <table:table-cell table:style-name="ce594" table:formula="of:=[$Kawasaki_ZX9R_B4_Mikies.V3]" office:value-type="string" office:string-value="R837 MRU" calcext:value-type="string">
            <text:p>R837 MRU</text:p>
          </table:table-cell>
          <table:table-cell table:style-name="ce587"/>
          <table:table-cell table:style-name="ce604" table:formula="of:=IF(OR(ISBLANK([$Kawasaki_ZX9R_B4_Mikies.V8]); EDATE([$Kawasaki_ZX9R_B4_Mikies.V8]; 12) &lt; TODAY()); &quot;Due&quot;; [$Kawasaki_ZX9R_B4_Mikies.V8])" office:value-type="string" office:string-value="Due" calcext:value-type="string">
            <text:p>Due</text:p>
          </table:table-cell>
          <table:table-cell table:style-name="ce587"/>
          <table:table-cell table:style-name="ce608" table:formula="of:=IF(OR(ISBLANK([$Kawasaki_ZX9R_B4_Mikies.V6]); [$Kawasaki_ZX9R_B4_Mikies.V6] &lt; TODAY()); &quot;Expired&quot;; [$Kawasaki_ZX9R_B4_Mikies.V6])" office:value-type="date" office:date-value="2026-08-06" calcext:value-type="date">
            <text:p>2026-08-06</text:p>
          </table:table-cell>
          <table:table-cell table:style-name="ce587"/>
          <table:table-cell table:style-name="ce622" table:formula="of:=IF(OR(ISBLANK([$Kawasaki_ZX9R_B4_Mikies.V5]); [$Kawasaki_ZX9R_B4_Mikies.V5] &lt; TODAY()); &quot;Not Insured&quot;; [$Kawasaki_ZX9R_B4_Mikies.V5])" office:value-type="string" office:string-value="Not Insured" calcext:value-type="string">
            <text:p>Not Insured</text:p>
          </table:table-cell>
          <table:table-cell table:style-name="ce587"/>
          <table:table-cell table:style-name="ce626" table:formula="of:=IF(ISBLANK([$Kawasaki_ZX9R_B4_Mikies.V7]); &quot;S.O.R.N.&quot;; [$Kawasaki_ZX9R_B4_Mikies.V7])" office:value-type="date" office:date-value="2026-08-01" calcext:value-type="date">
            <text:p>2026-08-01</text:p>
          </table:table-cell>
          <table:table-cell table:style-name="ce587"/>
          <table:table-cell table:style-name="ce637" office:value-type="string" calcext:value-type="string">
            <text:p>x</text:p>
          </table:table-cell>
          <table:table-cell/>
        </table:table-row>
        <table:table-row table:style-name="ro2">
          <table:table-cell table:style-name="ce583"/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1048550">
          <table: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Dates.L15:Dates.L20 Dates.L10:Dates.L11 Dates.L1:Dates.L2 Dates.L24:Dates.L1048576 Dates.L22:Dates.L22 Dates.L6:Dates.L6">
            <calcext:condition calcext:apply-style-name="Error" calcext:value="contains-text(&quot;Due&quot;)" calcext:base-cell-address="Dates.L1"/>
          </calcext:conditional-format>
          <calcext:conditional-format calcext:target-range-address="Dates.N10:Dates.N11 Dates.N1:Dates.N2 Dates.N24:Dates.N1048576 Dates.N15:Dates.N22 Dates.N6:Dates.N6">
            <calcext:condition calcext:apply-style-name="Error" calcext:value="contains-text(&quot;Expired&quot;)" calcext:base-cell-address="Dates.N1"/>
          </calcext:conditional-format>
          <calcext:conditional-format calcext:target-range-address="Dates.P10:Dates.P11 Dates.P1:Dates.P2 Dates.P24:Dates.P1048576 Dates.P15:Dates.P22 Dates.P6:Dates.P6">
            <calcext:condition calcext:apply-style-name="Error" calcext:value="contains-text(&quot;Not Insured&quot;)" calcext:base-cell-address="Dates.P1"/>
          </calcext:conditional-format>
          <calcext:conditional-format calcext:target-range-address="Dates.R10:Dates.R11 Dates.R1:Dates.R2 Dates.R24:Dates.R1048576 Dates.R15:Dates.R22 Dates.R6:Dates.R6">
            <calcext:condition calcext:apply-style-name="Error" calcext:value="contains-text(&quot;S.O.R.N.&quot;)" calcext:base-cell-address="Dates.R1"/>
          </calcext:conditional-format>
          <calcext:conditional-format calcext:target-range-address="Dates.L13:Dates.L14">
            <calcext:condition calcext:apply-style-name="Error" calcext:value="contains-text(&quot;Due&quot;)" calcext:base-cell-address="Dates.L13"/>
          </calcext:conditional-format>
          <calcext:conditional-format calcext:target-range-address="Dates.N13:Dates.N14">
            <calcext:condition calcext:apply-style-name="Error" calcext:value="contains-text(&quot;Expired&quot;)" calcext:base-cell-address="Dates.N13"/>
          </calcext:conditional-format>
          <calcext:conditional-format calcext:target-range-address="Dates.P13:Dates.P14">
            <calcext:condition calcext:apply-style-name="Error" calcext:value="contains-text(&quot;Not Insured&quot;)" calcext:base-cell-address="Dates.P13"/>
          </calcext:conditional-format>
          <calcext:conditional-format calcext:target-range-address="Dates.R13:Dates.R14">
            <calcext:condition calcext:apply-style-name="Error" calcext:value="contains-text(&quot;S.O.R.N.&quot;)" calcext:base-cell-address="Dates.R13"/>
          </calcext:conditional-format>
          <calcext:conditional-format calcext:target-range-address="Dates.L7:Dates.L9 Dates.L3:Dates.L5">
            <calcext:condition calcext:apply-style-name="Error" calcext:value="contains-text(&quot;Due&quot;)" calcext:base-cell-address="Dates.L3"/>
          </calcext:conditional-format>
          <calcext:conditional-format calcext:target-range-address="Dates.N7:Dates.N9 Dates.N3:Dates.N5">
            <calcext:condition calcext:apply-style-name="Error" calcext:value="contains-text(&quot;Expired&quot;)" calcext:base-cell-address="Dates.N3"/>
          </calcext:conditional-format>
          <calcext:conditional-format calcext:target-range-address="Dates.P7:Dates.P9 Dates.P3:Dates.P5">
            <calcext:condition calcext:apply-style-name="Error" calcext:value="contains-text(&quot;Not Insured&quot;)" calcext:base-cell-address="Dates.P3"/>
          </calcext:conditional-format>
          <calcext:conditional-format calcext:target-range-address="Dates.R7:Dates.R9 Dates.R3:Dates.R5">
            <calcext:condition calcext:apply-style-name="Error" calcext:value="contains-text(&quot;S.O.R.N.&quot;)" calcext:base-cell-address="Dates.R3"/>
          </calcext:conditional-format>
          <calcext:conditional-format calcext:target-range-address="Dates.L12:Dates.L12">
            <calcext:condition calcext:apply-style-name="Error" calcext:value="contains-text(&quot;Due&quot;)" calcext:base-cell-address="Dates.L12"/>
          </calcext:conditional-format>
          <calcext:conditional-format calcext:target-range-address="Dates.N12:Dates.N12">
            <calcext:condition calcext:apply-style-name="Error" calcext:value="contains-text(&quot;Expired&quot;)" calcext:base-cell-address="Dates.N12"/>
          </calcext:conditional-format>
          <calcext:conditional-format calcext:target-range-address="Dates.P12:Dates.P12">
            <calcext:condition calcext:apply-style-name="Error" calcext:value="contains-text(&quot;Not Insured&quot;)" calcext:base-cell-address="Dates.P12"/>
          </calcext:conditional-format>
          <calcext:conditional-format calcext:target-range-address="Dates.R12:Dates.R12">
            <calcext:condition calcext:apply-style-name="Error" calcext:value="contains-text(&quot;S.O.R.N.&quot;)" calcext:base-cell-address="Dates.R12"/>
          </calcext:conditional-format>
          <calcext:conditional-format calcext:target-range-address="Dates.T16:Dates.T16 Dates.T22:Dates.T22 Dates.T3:Dates.T14">
            <calcext:condition calcext:apply-style-name="Error" calcext:value="contains-text(&quot;x&quot;)" calcext:base-cell-address="Dates.T3"/>
            <calcext:condition calcext:apply-style-name="Good" calcext:value="not-contains-text(&quot;x&quot;)" calcext:base-cell-address="Dates.T3"/>
          </calcext:conditional-format>
        </calcext:conditional-formats>
      </table:table>
      <table:table table:name="Kawasaki_ZX9R_B4_Mikies" table:style-name="ta1">
        <table:table-column table:style-name="co1" table:default-cell-style-name="ce252"/>
        <table:table-column table:style-name="co2" table:default-cell-style-name="ce252"/>
        <table:table-column table:style-name="co3" table:default-cell-style-name="ce252"/>
        <table:table-column table:style-name="co4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252"/>
        <table:table-column table:style-name="co6" table:default-cell-style-name="ce252"/>
        <table:table-column table:style-name="co1" table:default-cell-style-name="ce252"/>
        <table:table-column table:style-name="co5" table:default-cell-style-name="ce302"/>
        <table:table-column table:style-name="co1" table:default-cell-style-name="ce252"/>
        <table:table-column table:style-name="co2" table:default-cell-style-name="ce313"/>
        <table:table-column table:style-name="co9" table:default-cell-style-name="ce324"/>
        <table:table-column table:style-name="co10" table:default-cell-style-name="ce324"/>
        <table:table-column table:style-name="co5" table:default-cell-style-name="ce280"/>
        <table:table-column table:style-name="co11" table:default-cell-style-name="ce317"/>
        <table:table-column table:style-name="co12" table:default-cell-style-name="ce324"/>
        <table:table-column table:style-name="co13" table:default-cell-style-name="ce324"/>
        <table:table-column table:style-name="co14" table:default-cell-style-name="ce324"/>
        <table:table-column table:style-name="co18" table:default-cell-style-name="ce252"/>
        <table:table-column table:style-name="co16" table:default-cell-style-name="ce252"/>
        <table:table-column table:style-name="co19" table:default-cell-style-name="ce252"/>
        <table:table-column table:style-name="co20" table:default-cell-style-name="ce252"/>
        <table:table-column table:style-name="co21" table:default-cell-style-name="ce252"/>
        <table:table-column table:style-name="co22" table:default-cell-style-name="ce252"/>
        <table:table-column table:style-name="co23" table:default-cell-style-name="ce252"/>
        <table:table-column table:style-name="co7" table:number-columns-repeated="998" table:default-cell-style-name="ce252"/>
        <table:table-column table:style-name="co8" table:number-columns-repeated="15360" table:default-cell-style-name="ce265"/>
        <table:table-row table:style-name="ro1">
          <table:table-cell/>
          <table:table-cell table:style-name="ce253"/>
          <table:table-cell table:style-name="ce262" office:value-type="string" calcext:value-type="string">
            <text:p>Motorcycle Costs</text:p>
          </table:table-cell>
          <table:table-cell table:style-name="ce269"/>
          <table:table-cell table:style-name="ce296"/>
          <table:table-cell table:style-name="ce269"/>
          <table:table-cell table:style-name="ce262"/>
          <table:table-cell table:style-name="ce269" table:number-columns-repeated="2"/>
          <table:table-cell table:style-name="ce303"/>
          <table:table-cell/>
          <table:table-cell table:style-name="ce307"/>
          <table:table-cell table:style-name="ce421" office:value-type="string" calcext:value-type="string">
            <text:p>Fuel Costs</text:p>
          </table:table-cell>
          <table:table-cell table:style-name="ce322"/>
          <table:table-cell/>
          <table:table-cell table:style-name="ce448" office:value-type="string" calcext:value-type="string">
            <text:p>Fuel Economy</text:p>
          </table:table-cell>
          <table:table-cell table:style-name="ce338" table:number-columns-repeated="3"/>
          <table:table-cell/>
          <table:table-cell table:style-name="ce346" office:value-type="string" calcext:value-type="string">
            <text:p>Vehicle Details</text:p>
          </table:table-cell>
          <table:table-cell table:style-name="ce349"/>
          <table:table-cell table:number-columns-repeated="16362"/>
        </table:table-row>
        <table:table-row table:style-name="ro4">
          <table:table-cell/>
          <table:table-cell table:style-name="ce254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297" office:value-type="string" calcext:value-type="string">
            <text:p>Cost</text:p>
          </table:table-cell>
          <table:table-cell table:style-name="ce271"/>
          <table:table-cell table:style-name="ce263" office:value-type="string" calcext:value-type="string">
            <text:p>Date</text:p>
          </table:table-cell>
          <table:table-cell table:style-name="ce263" office:value-type="string" calcext:value-type="string">
            <text:p>Item</text:p>
          </table:table-cell>
          <table:table-cell table:style-name="ce271"/>
          <table:table-cell table:style-name="ce304" office:value-type="string" calcext:value-type="string">
            <text:p>Cost</text:p>
          </table:table-cell>
          <table:table-cell/>
          <table:table-cell table:style-name="ce308" office:value-type="string" calcext:value-type="string">
            <text:p>Date</text:p>
          </table:table-cell>
          <table:table-cell table:style-name="ce323" office:value-type="string" calcext:value-type="string">
            <text:p>Mileage</text:p>
          </table:table-cell>
          <table:table-cell table:style-name="ce323" office:value-type="string" calcext:value-type="string">
            <text:p>No. Litres</text:p>
          </table:table-cell>
          <table:table-cell table:style-name="ce329" office:value-type="string" calcext:value-type="string">
            <text:p>Cost</text:p>
          </table:table-cell>
          <table:table-cell table:style-name="ce315" office:value-type="string" calcext:value-type="string">
            <text:p>No. Miles</text:p>
          </table:table-cell>
          <table:table-cell table:style-name="ce339" office:value-type="string" calcext:value-type="string">
            <text:p>MPG</text:p>
          </table:table-cell>
          <table:table-cell table:style-name="ce345" office:value-type="string" calcext:value-type="string">
            <text:p>No. Litres</text:p>
            <text:p>Left</text:p>
          </table:table-cell>
          <table:table-cell table:style-name="ce345" office:value-type="string" calcext:value-type="string">
            <text:p>No. Miles</text:p>
            <text:p>Left</text:p>
          </table:table-cell>
          <table:table-cell/>
          <table:table-cell table:style-name="ce347"/>
          <table:table-cell table:style-name="ce343"/>
          <table:table-cell table:number-columns-repeated="16362"/>
        </table:table-row>
        <table:table-row table:style-name="ro1">
          <table:table-cell/>
          <table:table-cell table:style-name="ce257" office:value-type="date" office:date-value="2023-09-17" calcext:value-type="date">
            <text:p>2023-09-17</text:p>
          </table:table-cell>
          <table:table-cell office:value-type="string" calcext:value-type="string">
            <text:p>Delivery Deposit</text:p>
          </table:table-cell>
          <table:table-cell/>
          <table:table-cell table:style-name="ce294" office:value-type="currency" office:currency="£" office:value="31" calcext:value-type="currency">
            <text:p>£31.00</text:p>
          </table:table-cell>
          <table:table-cell table:style-name="ce282"/>
          <table:table-cell table:style-name="ce255" office:value-type="date" office:date-value="2023-10-07" calcext:value-type="date">
            <text:p>2023-10-07</text:p>
          </table:table-cell>
          <table:table-cell table:style-name="ce265" office:value-type="string" calcext:value-type="string">
            <text:p>Stainless Exhaust Studs</text:p>
          </table:table-cell>
          <table:table-cell/>
          <table:table-cell table:style-name="ce416" office:value-type="currency" office:currency="GBP" office:value="12.6" calcext:value-type="currency">
            <text:p>£12.60</text:p>
          </table:table-cell>
          <table:table-cell/>
          <table:table-cell table:style-name="ce309" office:value-type="date" office:date-value="2023-09-22" calcext:value-type="date">
            <text:p>2023-09-22</text:p>
          </table:table-cell>
          <table:table-cell table:style-name="ce322" office:value-type="float" office:value="30965" calcext:value-type="float">
            <text:p>30965.00</text:p>
          </table:table-cell>
          <table:table-cell table:style-name="ce322"/>
          <table:table-cell table:style-name="ce330"/>
          <table:table-cell table:style-name="ce319" office:value-type="float" office:value="0" calcext:value-type="float">
            <text:p>0.00</text:p>
          </table:table-cell>
          <table:table-cell table:style-name="ce340" office:value-type="float" office:value="0" calcext:value-type="float">
            <text:p>0.00</text:p>
          </table:table-cell>
          <table:table-cell table:style-name="ce340" table:number-columns-repeated="2"/>
          <table:table-cell/>
          <table:table-cell table:style-name="ce348" office:value-type="string" calcext:value-type="string">
            <text:p>Registration</text:p>
          </table:table-cell>
          <table:table-cell table:style-name="ce372" office:value-type="string" calcext:value-type="string">
            <text:p>R837 MRU</text:p>
          </table:table-cell>
          <table:table-cell table:style-name="ce265" table:number-columns-repeated="5"/>
          <table:table-cell table:number-columns-repeated="16357"/>
        </table:table-row>
        <table:table-row table:style-name="ro1">
          <table:table-cell/>
          <table:table-cell table:style-name="ce257" office:value-type="date" office:date-value="2023-09-22" calcext:value-type="date">
            <text:p>2023-09-22</text:p>
          </table:table-cell>
          <table:table-cell office:value-type="string" calcext:value-type="string">
            <text:p>Purchase Cost (30965 Miles)</text:p>
          </table:table-cell>
          <table:table-cell/>
          <table:table-cell table:style-name="ce294" office:value-type="currency" office:currency="£" office:value="800" calcext:value-type="currency">
            <text:p>£800.00</text:p>
          </table:table-cell>
          <table:table-cell table:style-name="ce282"/>
          <table:table-cell table:style-name="ce255" office:value-type="date" office:date-value="2023-10-07" calcext:value-type="date">
            <text:p>2023-10-07</text:p>
          </table:table-cell>
          <table:table-cell office:value-type="string" calcext:value-type="string">
            <text:p>Exhaust Gaskets</text:p>
          </table:table-cell>
          <table:table-cell/>
          <table:table-cell table:style-name="ce416" office:value-type="currency" office:currency="GBP" office:value="9.99" calcext:value-type="currency">
            <text:p>£9.99</text:p>
          </table:table-cell>
          <table:table-cell/>
          <table:table-cell table:style-name="ce257" office:value-type="date" office:date-value="2024-03-10" calcext:value-type="date">
            <text:p>2024-03-10</text:p>
          </table:table-cell>
          <table:table-cell office:value-type="float" office:value="30986.5" calcext:value-type="float">
            <text:p>30986.50</text:p>
          </table:table-cell>
          <table:table-cell office:value-type="float" office:value="13" calcext:value-type="float">
            <text:p>13.00</text:p>
          </table:table-cell>
          <table:table-cell table:style-name="ce331" office:value-type="currency" office:currency="GBP" office:value="19.23" calcext:value-type="currency">
            <text:p>£19.23</text:p>
          </table:table-cell>
          <table:table-cell table:style-name="ce324" table:formula="of:=IF([.M4]&lt;&gt;&quot;&quot;;[.M4]-[.M3];0)" office:value-type="float" office:value="21.5" calcext:value-type="float">
            <text:p>21.50</text:p>
          </table:table-cell>
          <table:table-cell table:style-name="ce341" table:formula="of:=IF([.N4]&lt;&gt;&quot;&quot;;[.P4]/([.N4]/4.55);0)" office:value-type="float" office:value="7.525" calcext:value-type="float">
            <text:p>7.53</text:p>
          </table:table-cell>
          <table:table-cell table:style-name="ce341" table:formula="of:=IF([.N4]&lt;&gt;&quot;&quot;;[.V17]-[.N4];0)" office:value-type="float" office:value="7" calcext:value-type="float">
            <text:p>7.00</text:p>
          </table:table-cell>
          <table:table-cell table:style-name="ce341" table:formula="of:=([.R4]/4.55)*[.Q4]" office:value-type="float" office:value="11.5769230769231" calcext:value-type="float">
            <text:p>11.58</text:p>
          </table:table-cell>
          <table:table-cell/>
          <table:table-cell table:style-name="ce256" office:value-type="string" calcext:value-type="string">
            <text:p>V5C Reference</text:p>
          </table:table-cell>
          <table:table-cell table:style-name="ce299" office:value-type="float" office:value="32646782417" calcext:value-type="float">
            <text:p>326467824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3-09-24" calcext:value-type="date">
            <text:p>2023-09-24</text:p>
          </table:table-cell>
          <table:table-cell office:value-type="string" calcext:value-type="string">
            <text:p>Delivery Balance</text:p>
          </table:table-cell>
          <table:table-cell/>
          <table:table-cell table:style-name="ce294" office:value-type="currency" office:currency="£" office:value="100" calcext:value-type="currency">
            <text:p>£100.00</text:p>
          </table:table-cell>
          <table:table-cell table:style-name="ce282"/>
          <table:table-cell table:style-name="ce255" office:value-type="date" office:date-value="2023-10-07" calcext:value-type="date">
            <text:p>2023-10-07</text:p>
          </table:table-cell>
          <table:table-cell table:style-name="ce265" office:value-type="string" calcext:value-type="string">
            <text:p>LED Bulbs</text:p>
          </table:table-cell>
          <table:table-cell/>
          <table:table-cell table:style-name="ce416" office:value-type="currency" office:currency="GBP" office:value="12.88" calcext:value-type="currency">
            <text:p>£12.88</text:p>
          </table:table-cell>
          <table:table-cell/>
          <table:table-cell table:style-name="ce257" office:value-type="date" office:date-value="2024-07-17" calcext:value-type="date">
            <text:p>2024-07-17</text:p>
          </table:table-cell>
          <table:table-cell office:value-type="float" office:value="31089" calcext:value-type="float">
            <text:p>31089.00</text:p>
          </table:table-cell>
          <table:table-cell office:value-type="float" office:value="11.35" calcext:value-type="float">
            <text:p>11.35</text:p>
          </table:table-cell>
          <table:table-cell office:value-type="currency" office:currency="GBP" office:value="17.47" calcext:value-type="currency">
            <text:p>£17.47</text:p>
          </table:table-cell>
          <table:table-cell table:style-name="ce324" table:formula="of:=IF([.M5]&lt;&gt;&quot;&quot;;[.M5]-[.M4];0)" office:value-type="float" office:value="102.5" calcext:value-type="float">
            <text:p>102.50</text:p>
          </table:table-cell>
          <table:table-cell table:style-name="ce341" table:formula="of:=IF([.N5]&lt;&gt;&quot;&quot;;[.P5]/([.N5]/4.55);0)" office:value-type="float" office:value="41.0903083700441" calcext:value-type="float">
            <text:p>41.09</text:p>
          </table:table-cell>
          <table:table-cell table:style-name="ce341" table:formula="of:=IF([.N5]&lt;&gt;&quot;&quot;;[.V17]-[.N5];0)" office:value-type="float" office:value="8.65" calcext:value-type="float">
            <text:p>8.65</text:p>
          </table:table-cell>
          <table:table-cell table:style-name="ce341" table:formula="of:=([.R5]/4.55)*[.Q5]" office:value-type="float" office:value="78.1167400881057" calcext:value-type="float">
            <text:p>78.12</text:p>
          </table:table-cell>
          <table:table-cell/>
          <table:table-cell table:style-name="ce348" office:value-type="string" calcext:value-type="string">
            <text:p>Insurance Due</text:p>
          </table:table-cell>
          <table:table-cell table:style-name="ce382" office:value-type="date" office:date-value="2026-01-04" calcext:value-type="date">
            <text:p>2026-01-04</text:p>
          </table:table-cell>
          <table:table-cell table:number-columns-repeated="4"/>
          <table:table-cell table:style-name="ce265" table:number-columns-repeated="2"/>
          <table:table-cell table:number-columns-repeated="16356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Avon Spirit ST Tyres</text:p>
          </table:table-cell>
          <table:table-cell/>
          <table:table-cell table:style-name="ce294" office:value-type="currency" office:currency="£" office:value="255.95" calcext:value-type="currency">
            <text:p>£255.95</text:p>
          </table:table-cell>
          <table:table-cell table:style-name="ce282"/>
          <table:table-cell table:style-name="ce255" office:value-type="date" office:date-value="2023-10-07" calcext:value-type="date">
            <text:p>2023-10-07</text:p>
          </table:table-cell>
          <table:table-cell table:style-name="ce265" office:value-type="string" calcext:value-type="string">
            <text:p>LED Indicator Relay</text:p>
          </table:table-cell>
          <table:table-cell/>
          <table:table-cell table:style-name="ce416" office:value-type="currency" office:currency="GBP" office:value="6.95" calcext:value-type="currency">
            <text:p>£6.95</text:p>
          </table:table-cell>
          <table:table-cell/>
          <table:table-cell table:style-name="ce257"/>
          <table:table-cell table:number-columns-repeated="3"/>
          <table:table-cell table:style-name="ce324" table:formula="of:=IF([.M6]&lt;&gt;&quot;&quot;;[.M6]-[.M5];0)" office:value-type="float" office:value="0" calcext:value-type="float">
            <text:p>0.00</text:p>
          </table:table-cell>
          <table:table-cell table:style-name="ce341" table:formula="of:=IF([.N6]&lt;&gt;&quot;&quot;;[.P6]/([.N6]/4.55);0)" office:value-type="float" office:value="0" calcext:value-type="float">
            <text:p>0.00</text:p>
          </table:table-cell>
          <table:table-cell table:style-name="ce341" table:formula="of:=IF([.N6]&lt;&gt;&quot;&quot;;[.V17]-[.N6];0)" office:value-type="float" office:value="0" calcext:value-type="float">
            <text:p>0.00</text:p>
          </table:table-cell>
          <table:table-cell table:style-name="ce341" table:formula="of:=([.R6]/4.55)*[.Q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M.O.T due</text:p>
          </table:table-cell>
          <table:table-cell table:style-name="ce383" office:value-type="date" office:date-value="2026-08-06" calcext:value-type="date">
            <text:p>2026-08-06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Fuel Tank</text:p>
          </table:table-cell>
          <table:table-cell/>
          <table:table-cell table:style-name="ce278" office:value-type="currency" office:currency="GBP" office:value="50" calcext:value-type="currency">
            <text:p>£50.00</text:p>
          </table:table-cell>
          <table:table-cell table:style-name="ce282"/>
          <table:table-cell table:style-name="ce255" office:value-type="date" office:date-value="2023-10-09" calcext:value-type="date">
            <text:p>2023-10-09</text:p>
          </table:table-cell>
          <table:table-cell table:style-name="ce265" office:value-type="string" calcext:value-type="string">
            <text:p>Rear Indicators</text:p>
          </table:table-cell>
          <table:table-cell/>
          <table:table-cell table:style-name="ce416" office:value-type="currency" office:currency="GBP" office:value="17.14" calcext:value-type="currency">
            <text:p>£17.14</text:p>
          </table:table-cell>
          <table:table-cell/>
          <table:table-cell table:style-name="ce257"/>
          <table:table-cell table:number-columns-repeated="3"/>
          <table:table-cell table:style-name="ce324" table:formula="of:=IF([.M7]&lt;&gt;&quot;&quot;;[.M7]-[.M6];0)" office:value-type="float" office:value="0" calcext:value-type="float">
            <text:p>0.00</text:p>
          </table:table-cell>
          <table:table-cell table:style-name="ce341" table:formula="of:=IF([.N7]&lt;&gt;&quot;&quot;;[.P7]/([.N7]/4.55);0)" office:value-type="float" office:value="0" calcext:value-type="float">
            <text:p>0.00</text:p>
          </table:table-cell>
          <table:table-cell table:style-name="ce341" table:formula="of:=IF([.N7]&lt;&gt;&quot;&quot;;[.V17]-[.N7];0)" office:value-type="float" office:value="0" calcext:value-type="float">
            <text:p>0.00</text:p>
          </table:table-cell>
          <table:table-cell table:style-name="ce341" table:formula="of:=([.R7]/4.55)*[.Q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oad tax due</text:p>
          </table:table-cell>
          <table:table-cell table:style-name="ce382" office:value-type="date" office:date-value="2026-08-01" calcext:value-type="date">
            <text:p>2026-08-01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Venhill Clutch Line</text:p>
          </table:table-cell>
          <table:table-cell/>
          <table:table-cell table:style-name="ce294" office:value-type="currency" office:currency="£" office:value="34.99" calcext:value-type="currency">
            <text:p>£34.99</text:p>
          </table:table-cell>
          <table:table-cell table:style-name="ce282"/>
          <table:table-cell table:style-name="ce255" office:value-type="date" office:date-value="2023-10-10" calcext:value-type="date">
            <text:p>2023-10-10</text:p>
          </table:table-cell>
          <table:table-cell table:style-name="ce265" office:value-type="string" calcext:value-type="string">
            <text:p>LED Headlight Bulb</text:p>
          </table:table-cell>
          <table:table-cell/>
          <table:table-cell table:style-name="ce416" table:formula="of:=(39.19/2)" office:value-type="currency" office:currency="GBP" office:value="19.595" calcext:value-type="currency">
            <text:p>£19.60</text:p>
          </table:table-cell>
          <table:table-cell/>
          <table:table-cell table:style-name="ce257"/>
          <table:table-cell table:number-columns-repeated="3"/>
          <table:table-cell table:style-name="ce324" table:formula="of:=IF([.M8]&lt;&gt;&quot;&quot;;[.M8]-[.M7];0)" office:value-type="float" office:value="0" calcext:value-type="float">
            <text:p>0.00</text:p>
          </table:table-cell>
          <table:table-cell table:style-name="ce341" table:formula="of:=IF([.N8]&lt;&gt;&quot;&quot;;[.P8]/([.N8]/4.55);0)" office:value-type="float" office:value="0" calcext:value-type="float">
            <text:p>0.00</text:p>
          </table:table-cell>
          <table:table-cell table:style-name="ce341" table:formula="of:=IF([.N8]&lt;&gt;&quot;&quot;;[.V17]-[.N8];0)" office:value-type="float" office:value="0" calcext:value-type="float">
            <text:p>0.00</text:p>
          </table:table-cell>
          <table:table-cell table:style-name="ce341" table:formula="of:=([.R8]/4.55)*[.Q8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last Service</text:p>
          </table:table-cell>
          <table:table-cell table:style-name="ce389" office:value-type="date" office:date-value="2024-10-02" calcext:value-type="date">
            <text:p>2024-10-02</text:p>
          </table:table-cell>
          <table:table-cell table:style-name="ce265" table:number-columns-repeated="5"/>
          <table:table-cell table:number-columns-repeated="16357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Venhill Brake Lines</text:p>
          </table:table-cell>
          <table:table-cell/>
          <table:table-cell table:style-name="ce294" office:value-type="currency" office:currency="£" office:value="66.99" calcext:value-type="currency">
            <text:p>£66.99</text:p>
          </table:table-cell>
          <table:table-cell table:style-name="ce282"/>
          <table:table-cell table:style-name="ce255" office:value-type="date" office:date-value="2023-10-12" calcext:value-type="date">
            <text:p>2023-10-12</text:p>
          </table:table-cell>
          <table:table-cell office:value-type="string" calcext:value-type="string">
            <text:p>Tyre Fitting</text:p>
          </table:table-cell>
          <table:table-cell/>
          <table:table-cell table:style-name="ce416" office:value-type="currency" office:currency="GBP" office:value="36" calcext:value-type="currency">
            <text:p>£36.00</text:p>
          </table:table-cell>
          <table:table-cell/>
          <table:table-cell table:style-name="ce257"/>
          <table:table-cell table:number-columns-repeated="3"/>
          <table:table-cell table:style-name="ce324" table:formula="of:=IF([.M9]&lt;&gt;&quot;&quot;;[.M9]-[.M8];0)" office:value-type="float" office:value="0" calcext:value-type="float">
            <text:p>0.00</text:p>
          </table:table-cell>
          <table:table-cell table:style-name="ce341" table:formula="of:=IF([.N9]&lt;&gt;&quot;&quot;;[.P9]/([.N9]/4.55);0)" office:value-type="float" office:value="0" calcext:value-type="float">
            <text:p>0.00</text:p>
          </table:table-cell>
          <table:table-cell table:style-name="ce341" table:formula="of:=IF([.N9]&lt;&gt;&quot;&quot;;[.V17]-[.N9];0)" office:value-type="float" office:value="0" calcext:value-type="float">
            <text:p>0.00</text:p>
          </table:table-cell>
          <table:table-cell table:style-name="ce341" table:formula="of:=([.R9]/4.55)*[.Q9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Engine No.</text:p>
          </table:table-cell>
          <table:table-cell table:style-name="ce372" office:value-type="string" calcext:value-type="string">
            <text:p>ZX900BE03138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Venhill Rear Brake Line</text:p>
          </table:table-cell>
          <table:table-cell/>
          <table:table-cell table:style-name="ce294" office:value-type="currency" office:currency="£" office:value="34.99" calcext:value-type="currency">
            <text:p>£34.99</text:p>
          </table:table-cell>
          <table:table-cell table:style-name="ce282"/>
          <table:table-cell table:style-name="ce255" office:value-type="date" office:date-value="2023-11-15" calcext:value-type="date">
            <text:p>2023-11-15</text:p>
          </table:table-cell>
          <table:table-cell office:value-type="string" calcext:value-type="string">
            <text:p>Suspension Rebuild</text:p>
          </table:table-cell>
          <table:table-cell/>
          <table:table-cell table:style-name="ce416" office:value-type="currency" office:currency="GBP" office:value="609.97" calcext:value-type="currency">
            <text:p>£609.97</text:p>
          </table:table-cell>
          <table:table-cell/>
          <table:table-cell table:style-name="ce257"/>
          <table:table-cell table:number-columns-repeated="3"/>
          <table:table-cell table:style-name="ce324" table:formula="of:=IF([.M10]&lt;&gt;&quot;&quot;;[.M10]-[.M9];0)" office:value-type="float" office:value="0" calcext:value-type="float">
            <text:p>0.00</text:p>
          </table:table-cell>
          <table:table-cell table:style-name="ce341" table:formula="of:=IF([.N10]&lt;&gt;&quot;&quot;;[.P10]/([.N10]/4.55);0)" office:value-type="float" office:value="0" calcext:value-type="float">
            <text:p>0.00</text:p>
          </table:table-cell>
          <table:table-cell table:style-name="ce341" table:formula="of:=IF([.N10]&lt;&gt;&quot;&quot;;[.V17]-[.N10];0)" office:value-type="float" office:value="0" calcext:value-type="float">
            <text:p>0.00</text:p>
          </table:table-cell>
          <table:table-cell table:style-name="ce341" table:formula="of:=([.R10]/4.55)*[.Q10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ame No.</text:p>
          </table:table-cell>
          <table:table-cell table:style-name="ce372" office:value-type="string" calcext:value-type="string">
            <text:p>ZX900B-04194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Silicon Radiator Hoses</text:p>
          </table:table-cell>
          <table:table-cell/>
          <table:table-cell table:style-name="ce294" office:value-type="currency" office:currency="£" office:value="69.99" calcext:value-type="currency">
            <text:p>£69.99</text:p>
          </table:table-cell>
          <table:table-cell table:style-name="ce282"/>
          <table:table-cell table:style-name="ce255" office:value-type="date" office:date-value="2023-11-16" calcext:value-type="date">
            <text:p>2023-11-16</text:p>
          </table:table-cell>
          <table:table-cell table:style-name="ce265" office:value-type="string" calcext:value-type="string">
            <text:p>Battery Strap</text:p>
          </table:table-cell>
          <table:table-cell/>
          <table:table-cell table:style-name="ce416" office:value-type="currency" office:currency="GBP" office:value="8.99" calcext:value-type="currency">
            <text:p>£8.99</text:p>
          </table:table-cell>
          <table:table-cell/>
          <table:table-cell table:style-name="ce257"/>
          <table:table-cell table:number-columns-repeated="3"/>
          <table:table-cell table:style-name="ce324" table:formula="of:=IF([.M11]&lt;&gt;&quot;&quot;;[.M11]-[.M10];0)" office:value-type="float" office:value="0" calcext:value-type="float">
            <text:p>0.00</text:p>
          </table:table-cell>
          <table:table-cell table:style-name="ce341" table:formula="of:=IF([.N11]&lt;&gt;&quot;&quot;;[.P11]/([.N11]/4.55);0)" office:value-type="float" office:value="0" calcext:value-type="float">
            <text:p>0.00</text:p>
          </table:table-cell>
          <table:table-cell table:style-name="ce341" table:formula="of:=IF([.N11]&lt;&gt;&quot;&quot;;[.V17]-[.N11];0)" office:value-type="float" office:value="0" calcext:value-type="float">
            <text:p>0.00</text:p>
          </table:table-cell>
          <table:table-cell table:style-name="ce341" table:formula="of:=([.R11]/4.55)*[.Q11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tyre size</text:p>
          </table:table-cell>
          <table:table-cell table:style-name="ce372" office:value-type="string" calcext:value-type="string">
            <text:p>120x70 ZR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R&amp;G Bar Ends</text:p>
          </table:table-cell>
          <table:table-cell/>
          <table:table-cell table:style-name="ce294" office:value-type="currency" office:currency="£" office:value="38.74" calcext:value-type="currency">
            <text:p>£38.74</text:p>
          </table:table-cell>
          <table:table-cell table:style-name="ce282"/>
          <table:table-cell table:style-name="ce255" office:value-type="date" office:date-value="2023-11-20" calcext:value-type="date">
            <text:p>2023-11-20</text:p>
          </table:table-cell>
          <table:table-cell table:style-name="ce265" office:value-type="string" calcext:value-type="string">
            <text:p>Stainless Master Cylinder Screws</text:p>
          </table:table-cell>
          <table:table-cell/>
          <table:table-cell table:style-name="ce416" office:value-type="currency" office:currency="GBP" office:value="5.27" calcext:value-type="currency">
            <text:p>£5.27</text:p>
          </table:table-cell>
          <table:table-cell/>
          <table:table-cell table:style-name="ce257"/>
          <table:table-cell table:number-columns-repeated="3"/>
          <table:table-cell table:style-name="ce324" table:formula="of:=IF([.M12]&lt;&gt;&quot;&quot;;[.M12]-[.M11];0)" office:value-type="float" office:value="0" calcext:value-type="float">
            <text:p>0.00</text:p>
          </table:table-cell>
          <table:table-cell table:style-name="ce341" table:formula="of:=IF([.N12]&lt;&gt;&quot;&quot;;[.P12]/([.N12]/4.55);0)" office:value-type="float" office:value="0" calcext:value-type="float">
            <text:p>0.00</text:p>
          </table:table-cell>
          <table:table-cell table:style-name="ce341" table:formula="of:=IF([.N12]&lt;&gt;&quot;&quot;;[.V17]-[.N12];0)" office:value-type="float" office:value="0" calcext:value-type="float">
            <text:p>0.00</text:p>
          </table:table-cell>
          <table:table-cell table:style-name="ce341" table:formula="of:=([.R12]/4.55)*[.Q12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ront pressure</text:p>
          </table:table-cell>
          <table:table-cell table:style-name="ce372" office:value-type="float" office:value="36" calcext:value-type="float">
            <text:p>36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R&amp;G Rear Bobbins</text:p>
          </table:table-cell>
          <table:table-cell/>
          <table:table-cell table:style-name="ce294" office:value-type="currency" office:currency="£" office:value="32.59" calcext:value-type="currency">
            <text:p>£32.59</text:p>
          </table:table-cell>
          <table:table-cell table:style-name="ce282"/>
          <table:table-cell table:style-name="ce255" office:value-type="date" office:date-value="2023-11-20" calcext:value-type="date">
            <text:p>2023-11-20</text:p>
          </table:table-cell>
          <table:table-cell table:style-name="ce265" office:value-type="string" calcext:value-type="string">
            <text:p>Stainless Yoke Bolts</text:p>
          </table:table-cell>
          <table:table-cell/>
          <table:table-cell table:style-name="ce416" office:value-type="currency" office:currency="GBP" office:value="9.99" calcext:value-type="currency">
            <text:p>£9.99</text:p>
          </table:table-cell>
          <table:table-cell/>
          <table:table-cell table:style-name="ce257"/>
          <table:table-cell table:number-columns-repeated="3"/>
          <table:table-cell table:style-name="ce324" table:formula="of:=IF([.M13]&lt;&gt;&quot;&quot;;[.M13]-[.M12];0)" office:value-type="float" office:value="0" calcext:value-type="float">
            <text:p>0.00</text:p>
          </table:table-cell>
          <table:table-cell table:style-name="ce341" table:formula="of:=IF([.N13]&lt;&gt;&quot;&quot;;[.P13]/([.N13]/4.55);0)" office:value-type="float" office:value="0" calcext:value-type="float">
            <text:p>0.00</text:p>
          </table:table-cell>
          <table:table-cell table:style-name="ce341" table:formula="of:=IF([.N13]&lt;&gt;&quot;&quot;;[.V17]-[.N13];0)" office:value-type="float" office:value="0" calcext:value-type="float">
            <text:p>0.00</text:p>
          </table:table-cell>
          <table:table-cell table:style-name="ce341" table:formula="of:=([.R13]/4.55)*[.Q13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tyre size</text:p>
          </table:table-cell>
          <table:table-cell table:style-name="ce372" office:value-type="string" calcext:value-type="string">
            <text:p>180x55 ZR17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Rear Axle Crash Mushrooms</text:p>
          </table:table-cell>
          <table:table-cell/>
          <table:table-cell table:style-name="ce294" office:value-type="currency" office:currency="£" office:value="30.99" calcext:value-type="currency">
            <text:p>£30.99</text:p>
          </table:table-cell>
          <table:table-cell table:style-name="ce282"/>
          <table:table-cell table:style-name="ce255" office:value-type="date" office:date-value="2023-11-21" calcext:value-type="date">
            <text:p>2023-11-21</text:p>
          </table:table-cell>
          <table:table-cell table:style-name="ce265" office:value-type="string" calcext:value-type="string">
            <text:p>Coolant</text:p>
          </table:table-cell>
          <table:table-cell/>
          <table:table-cell table:style-name="ce416" office:value-type="currency" office:currency="GBP" office:value="18.95" calcext:value-type="currency">
            <text:p>£18.95</text:p>
          </table:table-cell>
          <table:table-cell/>
          <table:table-cell table:style-name="ce257"/>
          <table:table-cell table:number-columns-repeated="3"/>
          <table:table-cell table:style-name="ce324" table:formula="of:=IF([.M14]&lt;&gt;&quot;&quot;;[.M14]-[.M13];0)" office:value-type="float" office:value="0" calcext:value-type="float">
            <text:p>0.00</text:p>
          </table:table-cell>
          <table:table-cell table:style-name="ce341" table:formula="of:=IF([.N14]&lt;&gt;&quot;&quot;;[.P14]/([.N14]/4.55);0)" office:value-type="float" office:value="0" calcext:value-type="float">
            <text:p>0.00</text:p>
          </table:table-cell>
          <table:table-cell table:style-name="ce341" table:formula="of:=IF([.N14]&lt;&gt;&quot;&quot;;[.V17]-[.N14];0)" office:value-type="float" office:value="0" calcext:value-type="float">
            <text:p>0.00</text:p>
          </table:table-cell>
          <table:table-cell table:style-name="ce341" table:formula="of:=([.R14]/4.55)*[.Q14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Rear pressure</text:p>
          </table:table-cell>
          <table:table-cell table:style-name="ce372" office:value-type="float" office:value="42" calcext:value-type="float">
            <text:p>42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Front Axle Crash Mushrooms</text:p>
          </table:table-cell>
          <table:table-cell/>
          <table:table-cell table:style-name="ce294" office:value-type="currency" office:currency="£" office:value="30.99" calcext:value-type="currency">
            <text:p>£30.99</text:p>
          </table:table-cell>
          <table:table-cell table:style-name="ce282"/>
          <table:table-cell table:style-name="ce255" office:value-type="date" office:date-value="2023-11-26" calcext:value-type="date">
            <text:p>2023-11-26</text:p>
          </table:table-cell>
          <table:table-cell office:value-type="string" calcext:value-type="string">
            <text:p>For LED Brake Light Bulbs</text:p>
          </table:table-cell>
          <table:table-cell/>
          <table:table-cell table:style-name="ce416" office:value-type="currency" office:currency="GBP" office:value="9.79" calcext:value-type="currency">
            <text:p>£9.79</text:p>
          </table:table-cell>
          <table:table-cell/>
          <table:table-cell table:style-name="ce257"/>
          <table:table-cell table:number-columns-repeated="3"/>
          <table:table-cell table:style-name="ce324" table:formula="of:=IF([.M15]&lt;&gt;&quot;&quot;;[.M15]-[.M14];0)" office:value-type="float" office:value="0" calcext:value-type="float">
            <text:p>0.00</text:p>
          </table:table-cell>
          <table:table-cell table:style-name="ce341" table:formula="of:=IF([.N15]&lt;&gt;&quot;&quot;;[.P15]/([.N15]/4.55);0)" office:value-type="float" office:value="0" calcext:value-type="float">
            <text:p>0.00</text:p>
          </table:table-cell>
          <table:table-cell table:style-name="ce341" table:formula="of:=IF([.N15]&lt;&gt;&quot;&quot;;[.V17]-[.N15];0)" office:value-type="float" office:value="0" calcext:value-type="float">
            <text:p>0.00</text:p>
          </table:table-cell>
          <table:table-cell table:style-name="ce341" table:formula="of:=([.R15]/4.55)*[.Q15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capacity</text:p>
          </table:table-cell>
          <table:table-cell table:style-name="ce372" office:value-type="string" calcext:value-type="string">
            <text:p>3.5 Litres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Frame Mounted Crash Mushrooms</text:p>
          </table:table-cell>
          <table:table-cell/>
          <table:table-cell table:style-name="ce294" office:value-type="currency" office:currency="£" office:value="57.99" calcext:value-type="currency">
            <text:p>£57.99</text:p>
          </table:table-cell>
          <table:table-cell table:style-name="ce282"/>
          <table:table-cell table:style-name="ce255" office:value-type="date" office:date-value="2023-12-23" calcext:value-type="date">
            <text:p>2023-12-23</text:p>
          </table:table-cell>
          <table:table-cell office:value-type="string" calcext:value-type="string">
            <text:p>Fuel Tap Knob</text:p>
          </table:table-cell>
          <table:table-cell/>
          <table:table-cell table:style-name="ce416" table:formula="of:=12.35+(6.95/4)" office:value-type="currency" office:currency="GBP" office:value="14.0875" calcext:value-type="currency">
            <text:p>£14.09</text:p>
          </table:table-cell>
          <table:table-cell/>
          <table:table-cell table:style-name="ce257"/>
          <table:table-cell table:number-columns-repeated="3"/>
          <table:table-cell table:style-name="ce324" table:formula="of:=IF([.M16]&lt;&gt;&quot;&quot;;[.M16]-[.M15];0)" office:value-type="float" office:value="0" calcext:value-type="float">
            <text:p>0.00</text:p>
          </table:table-cell>
          <table:table-cell table:style-name="ce341" table:formula="of:=IF([.N16]&lt;&gt;&quot;&quot;;[.P16]/([.N16]/4.55);0)" office:value-type="float" office:value="0" calcext:value-type="float">
            <text:p>0.00</text:p>
          </table:table-cell>
          <table:table-cell table:style-name="ce341" table:formula="of:=IF([.N16]&lt;&gt;&quot;&quot;;[.V17]-[.N16];0)" office:value-type="float" office:value="0" calcext:value-type="float">
            <text:p>0.00</text:p>
          </table:table-cell>
          <table:table-cell table:style-name="ce341" table:formula="of:=([.R16]/4.55)*[.Q16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Oil type</text:p>
          </table:table-cell>
          <table:table-cell table:style-name="ce387" office:value-type="string" calcext:value-type="string">
            <text:p>10w4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Blueflame Exhaust</text:p>
          </table:table-cell>
          <table:table-cell/>
          <table:table-cell table:style-name="ce294" office:value-type="currency" office:currency="£" office:value="275.74" calcext:value-type="currency">
            <text:p>£275.74</text:p>
          </table:table-cell>
          <table:table-cell table:style-name="ce282"/>
          <table:table-cell table:style-name="ce255" office:value-type="date" office:date-value="2023-12-23" calcext:value-type="date">
            <text:p>2023-12-23</text:p>
          </table:table-cell>
          <table:table-cell table:style-name="ce265" office:value-type="string" calcext:value-type="string">
            <text:p>Fuel Tap Knob Screw</text:p>
          </table:table-cell>
          <table:table-cell/>
          <table:table-cell table:style-name="ce416" table:formula="of:=1.02+(6.95/4)" office:value-type="currency" office:currency="GBP" office:value="2.7575" calcext:value-type="currency">
            <text:p>£2.76</text:p>
          </table:table-cell>
          <table:table-cell/>
          <table:table-cell table:style-name="ce257"/>
          <table:table-cell table:number-columns-repeated="3"/>
          <table:table-cell table:style-name="ce324" table:formula="of:=IF([.M17]&lt;&gt;&quot;&quot;;[.M17]-[.M16];0)" office:value-type="float" office:value="0" calcext:value-type="float">
            <text:p>0.00</text:p>
          </table:table-cell>
          <table:table-cell table:style-name="ce341" table:formula="of:=IF([.N17]&lt;&gt;&quot;&quot;;[.P17]/([.N17]/4.55);0)" office:value-type="float" office:value="0" calcext:value-type="float">
            <text:p>0.00</text:p>
          </table:table-cell>
          <table:table-cell table:style-name="ce341" table:formula="of:=IF([.N17]&lt;&gt;&quot;&quot;;[.V17]-[.N17];0)" office:value-type="float" office:value="0" calcext:value-type="float">
            <text:p>0.00</text:p>
          </table:table-cell>
          <table:table-cell table:style-name="ce341" table:formula="of:=([.R17]/4.55)*[.Q17]" office:value-type="float" office:value="0" calcext:value-type="float">
            <text:p>0.00</text:p>
          </table:table-cell>
          <table:table-cell/>
          <table:table-cell table:style-name="ce348" office:value-type="string" calcext:value-type="string">
            <text:p>Fuel capacity</text:p>
          </table:table-cell>
          <table:table-cell table:style-name="ce372" office:value-type="float" office:value="20" calcext:value-type="float">
            <text:p>20.00</text:p>
          </table:table-cell>
          <table:table-cell table:number-columns-repeated="16362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Exhaust Gasket</text:p>
          </table:table-cell>
          <table:table-cell/>
          <table:table-cell table:style-name="ce294" office:value-type="currency" office:currency="£" office:value="7.95" calcext:value-type="currency">
            <text:p>£7.95</text:p>
          </table:table-cell>
          <table:table-cell table:style-name="ce282"/>
          <table:table-cell table:style-name="ce257" office:value-type="date" office:date-value="2023-12-24" calcext:value-type="date">
            <text:p>2023-12-24</text:p>
          </table:table-cell>
          <table:table-cell office:value-type="string" calcext:value-type="string">
            <text:p>Grab Handles</text:p>
          </table:table-cell>
          <table:table-cell/>
          <table:table-cell table:style-name="ce416" office:value-type="currency" office:currency="GBP" office:value="36.95" calcext:value-type="currency">
            <text:p>£36.95</text:p>
          </table:table-cell>
          <table:table-cell/>
          <table:table-cell table:style-name="ce257"/>
          <table:table-cell table:number-columns-repeated="3"/>
          <table:table-cell table:style-name="ce324" table:formula="of:=IF([.M18]&lt;&gt;&quot;&quot;;[.M18]-[.M17];0)" office:value-type="float" office:value="0" calcext:value-type="float">
            <text:p>0.00</text:p>
          </table:table-cell>
          <table:table-cell table:style-name="ce341" table:formula="of:=IF([.N18]&lt;&gt;&quot;&quot;;[.P18]/([.N18]/4.55);0)" office:value-type="float" office:value="0" calcext:value-type="float">
            <text:p>0.00</text:p>
          </table:table-cell>
          <table:table-cell table:style-name="ce341" table:formula="of:=IF([.N18]&lt;&gt;&quot;&quot;;[.V17]-[.N18];0)" office:value-type="float" office:value="0" calcext:value-type="float">
            <text:p>0.00</text:p>
          </table:table-cell>
          <table:table-cell table:style-name="ce341" table:formula="of:=([.R18]/4.55)*[.Q18]" office:value-type="float" office:value="0" calcext:value-type="float">
            <text:p>0.00</text:p>
          </table:table-cell>
          <table:table-cell/>
          <table:table-cell table:style-name="ce259"/>
          <table:table-cell table:style-name="ce344"/>
          <table:table-cell table:number-columns-repeated="16362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Service Kit</text:p>
          </table:table-cell>
          <table:table-cell/>
          <table:table-cell table:style-name="ce294" office:value-type="currency" office:currency="£" office:value="83.74" calcext:value-type="currency">
            <text:p>£83.74</text:p>
          </table:table-cell>
          <table:table-cell table:style-name="ce282"/>
          <table:table-cell table:style-name="ce255" office:value-type="date" office:date-value="2024-01-05" calcext:value-type="date">
            <text:p>2024-01-05</text:p>
          </table:table-cell>
          <table:table-cell office:value-type="string" calcext:value-type="string">
            <text:p>Keyrings</text:p>
          </table:table-cell>
          <table:table-cell/>
          <table:table-cell table:style-name="ce416" office:value-type="currency" office:currency="GBP" office:value="5.5" calcext:value-type="currency">
            <text:p>£5.50</text:p>
          </table:table-cell>
          <table:table-cell/>
          <table:table-cell table:style-name="ce257"/>
          <table:table-cell table:number-columns-repeated="3"/>
          <table:table-cell table:style-name="ce324" table:formula="of:=IF([.M19]&lt;&gt;&quot;&quot;;[.M19]-[.M18];0)" office:value-type="float" office:value="0" calcext:value-type="float">
            <text:p>0.00</text:p>
          </table:table-cell>
          <table:table-cell table:style-name="ce341" table:formula="of:=IF([.N19]&lt;&gt;&quot;&quot;;[.P19]/([.N19]/4.55);0)" office:value-type="float" office:value="0" calcext:value-type="float">
            <text:p>0.00</text:p>
          </table:table-cell>
          <table:table-cell table:style-name="ce341" table:formula="of:=IF([.N19]&lt;&gt;&quot;&quot;;[.V17]-[.N19];0)" office:value-type="float" office:value="0" calcext:value-type="float">
            <text:p>0.00</text:p>
          </table:table-cell>
          <table:table-cell table:style-name="ce341" table:formula="of:=([.R19]/4.55)*[.Q1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Ferodo Rear Brake Pads</text:p>
          </table:table-cell>
          <table:table-cell/>
          <table:table-cell table:style-name="ce294" office:value-type="currency" office:currency="£" office:value="18.31" calcext:value-type="currency">
            <text:p>£18.31</text:p>
          </table:table-cell>
          <table:table-cell table:style-name="ce282"/>
          <table:table-cell table:style-name="ce257" office:value-type="date" office:date-value="2024-02-13" calcext:value-type="date">
            <text:p>2024-02-13</text:p>
          </table:table-cell>
          <table:table-cell table:style-name="ce265" office:value-type="string" calcext:value-type="string">
            <text:p>Spare Key</text:p>
          </table:table-cell>
          <table:table-cell/>
          <table:table-cell table:style-name="ce294" office:value-type="currency" office:currency="£" office:value="5.55" calcext:value-type="currency">
            <text:p>£5.55</text:p>
          </table:table-cell>
          <table:table-cell/>
          <table:table-cell table:style-name="ce257"/>
          <table:table-cell table:number-columns-repeated="3"/>
          <table:table-cell table:style-name="ce324" table:formula="of:=IF([.M20]&lt;&gt;&quot;&quot;;[.M20]-[.M19];0)" office:value-type="float" office:value="0" calcext:value-type="float">
            <text:p>0.00</text:p>
          </table:table-cell>
          <table:table-cell table:style-name="ce341" table:formula="of:=IF([.N20]&lt;&gt;&quot;&quot;;[.P20]/([.N20]/4.55);0)" office:value-type="float" office:value="0" calcext:value-type="float">
            <text:p>0.00</text:p>
          </table:table-cell>
          <table:table-cell table:style-name="ce341" table:formula="of:=IF([.N20]&lt;&gt;&quot;&quot;;[.V17]-[.N20];0)" office:value-type="float" office:value="0" calcext:value-type="float">
            <text:p>0.00</text:p>
          </table:table-cell>
          <table:table-cell table:style-name="ce341" table:formula="of:=([.R20]/4.55)*[.Q20]" office:value-type="float" office:value="0" calcext:value-type="float">
            <text:p>0.00</text:p>
          </table:table-cell>
          <table:table-cell/>
          <table:table-cell table:style-name="ce513"/>
          <table:table-cell table:style-name="ce540" office:value-type="string" calcext:value-type="string">
            <text:p>Bolt sizes</text:p>
          </table:table-cell>
          <table:table-cell table:style-name="ce545" table:number-columns-repeated="3"/>
          <table:table-cell table:style-name="ce547"/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EBC Front Brake Pads</text:p>
          </table:table-cell>
          <table:table-cell/>
          <table:table-cell table:style-name="ce294" office:value-type="currency" office:currency="£" office:value="56.59" calcext:value-type="currency">
            <text:p>£56.59</text:p>
          </table:table-cell>
          <table:table-cell table:style-name="ce282"/>
          <table:table-cell table:style-name="ce255" office:value-type="date" office:date-value="2024-03-11" calcext:value-type="date">
            <text:p>2024-03-11</text:p>
          </table:table-cell>
          <table:table-cell office:value-type="string" calcext:value-type="string">
            <text:p>Key Cut</text:p>
          </table:table-cell>
          <table:table-cell/>
          <table:table-cell table:style-name="ce416" office:value-type="currency" office:currency="GBP" office:value="10" calcext:value-type="currency">
            <text:p>£10.00</text:p>
          </table:table-cell>
          <table:table-cell/>
          <table:table-cell table:style-name="ce257"/>
          <table:table-cell table:number-columns-repeated="3"/>
          <table:table-cell table:style-name="ce324" table:formula="of:=IF([.M21]&lt;&gt;&quot;&quot;;[.M21]-[.M20];0)" office:value-type="float" office:value="0" calcext:value-type="float">
            <text:p>0.00</text:p>
          </table:table-cell>
          <table:table-cell table:style-name="ce341" table:formula="of:=IF([.N21]&lt;&gt;&quot;&quot;;[.P21]/([.N21]/4.55);0)" office:value-type="float" office:value="0" calcext:value-type="float">
            <text:p>0.00</text:p>
          </table:table-cell>
          <table:table-cell table:style-name="ce341" table:formula="of:=IF([.N21]&lt;&gt;&quot;&quot;;[.V17]-[.N21];0)" office:value-type="float" office:value="0" calcext:value-type="float">
            <text:p>0.00</text:p>
          </table:table-cell>
          <table:table-cell table:style-name="ce341" table:formula="of:=([.R21]/4.55)*[.Q21]" office:value-type="float" office:value="0" calcext:value-type="float">
            <text:p>0.00</text:p>
          </table:table-cell>
          <table:table-cell/>
          <table:table-cell table:style-name="ce518" office:value-type="string" calcext:value-type="string">
            <text:p>Part Number</text:p>
          </table:table-cell>
          <table:table-cell table:style-name="ce541" office:value-type="string" calcext:value-type="string">
            <text:p>Description</text:p>
          </table:table-cell>
          <table:table-cell table:style-name="ce541" office:value-type="string" calcext:value-type="string">
            <text:p>Size</text:p>
          </table:table-cell>
          <table:table-cell table:style-name="ce541" office:value-type="string" calcext:value-type="string">
            <text:p>Qty.</text:p>
          </table:table-cell>
          <table:table-cell table:style-name="ce546" office:value-type="string" calcext:value-type="string">
            <text:p>N</text:p>
          </table:table-cell>
          <table:table-cell table:style-name="ce548" office:value-type="string" calcext:value-type="string">
            <text:p>W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Stainless Fork Pinch Bolts</text:p>
          </table:table-cell>
          <table:table-cell/>
          <table:table-cell table:style-name="ce294" table:formula="of:=7.95+2.65" office:value-type="currency" office:currency="£" office:value="10.6" calcext:value-type="currency">
            <text:p>£10.60</text:p>
          </table:table-cell>
          <table:table-cell table:style-name="ce282"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Fuel Cap Mounting Bolts</text:p>
          </table:table-cell>
          <table:table-cell/>
          <table:table-cell table:style-name="ce278" table:formula="of:=12.53/2" office:value-type="currency" office:currency="GBP" office:value="6.265" calcext:value-type="currency">
            <text:p>£6.27</text:p>
          </table:table-cell>
          <table:table-cell/>
          <table:table-cell table:style-name="ce257"/>
          <table:table-cell table:number-columns-repeated="3"/>
          <table:table-cell table:style-name="ce324" table:formula="of:=IF([.M22]&lt;&gt;&quot;&quot;;[.M22]-[.M21];0)" office:value-type="float" office:value="0" calcext:value-type="float">
            <text:p>0.00</text:p>
          </table:table-cell>
          <table:table-cell table:style-name="ce341" table:formula="of:=IF([.N22]&lt;&gt;&quot;&quot;;[.P22]/([.N22]/4.55);0)" office:value-type="float" office:value="0" calcext:value-type="float">
            <text:p>0.00</text:p>
          </table:table-cell>
          <table:table-cell table:style-name="ce341" table:formula="of:=IF([.N22]&lt;&gt;&quot;&quot;;[.V17]-[.N22];0)" office:value-type="float" office:value="0" calcext:value-type="float">
            <text:p>0.00</text:p>
          </table:table-cell>
          <table:table-cell table:style-name="ce341" table:formula="of:=([.R22]/4.55)*[.Q22]" office:value-type="float" office:value="0" calcext:value-type="float">
            <text:p>0.00</text:p>
          </table:table-cell>
          <table:table-cell/>
          <table:table-cell table:style-name="ce520" office:value-type="string" calcext:value-type="string">
            <text:p>92150-1353</text:p>
          </table:table-cell>
          <table:table-cell table:style-name="ce542" office:value-type="string" calcext:value-type="string">
            <text:p>Sidestand mounting</text:p>
          </table:table-cell>
          <table:table-cell table:style-name="ce542" office:value-type="string" calcext:value-type="string">
            <text:p>M10x35</text:p>
          </table:table-cell>
          <table:table-cell table:style-name="ce542" office:value-type="float" office:value="2" calcext:value-type="float">
            <text:p>2</text:p>
          </table:table-cell>
          <table:table-cell table:style-name="ce542"/>
          <table:table-cell table:style-name="ce549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Stainless Sprocket Nuts</text:p>
          </table:table-cell>
          <table:table-cell/>
          <table:table-cell table:style-name="ce294" office:value-type="currency" office:currency="£" office:value="8.79" calcext:value-type="currency">
            <text:p>£8.79</text:p>
          </table:table-cell>
          <table:table-cell table:style-name="ce282"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Stainless Brake Disc Bolts</text:p>
          </table:table-cell>
          <table:table-cell/>
          <table:table-cell table:style-name="ce278" table:formula="of:=76.5/2" office:value-type="currency" office:currency="GBP" office:value="38.25" calcext:value-type="currency">
            <text:p>£38.25</text:p>
          </table:table-cell>
          <table:table-cell/>
          <table:table-cell table:style-name="ce257"/>
          <table:table-cell table:number-columns-repeated="3"/>
          <table:table-cell table:style-name="ce324" table:formula="of:=IF([.M23]&lt;&gt;&quot;&quot;;[.M23]-[.M22];0)" office:value-type="float" office:value="0" calcext:value-type="float">
            <text:p>0.00</text:p>
          </table:table-cell>
          <table:table-cell table:style-name="ce341" table:formula="of:=IF([.N23]&lt;&gt;&quot;&quot;;[.P23]/([.N23]/4.55);0)" office:value-type="float" office:value="0" calcext:value-type="float">
            <text:p>0.00</text:p>
          </table:table-cell>
          <table:table-cell table:style-name="ce341" table:formula="of:=IF([.N23]&lt;&gt;&quot;&quot;;[.V17]-[.N23];0)" office:value-type="float" office:value="0" calcext:value-type="float">
            <text:p>0.00</text:p>
          </table:table-cell>
          <table:table-cell table:style-name="ce341" table:formula="of:=([.R23]/4.55)*[.Q23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2-1127</text:p>
          </table:table-cell>
          <table:table-cell office:value-type="string" calcext:value-type="string">
            <text:p>Exhaust mounting</text:p>
          </table:table-cell>
          <table:table-cell office:value-type="string" calcext:value-type="string">
            <text:p>M10x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Stainless Caliper Bolts</text:p>
          </table:table-cell>
          <table:table-cell/>
          <table:table-cell table:style-name="ce278" office:value-type="currency" office:currency="GBP" office:value="7.99" calcext:value-type="currency">
            <text:p>£7.99</text:p>
          </table:table-cell>
          <table:table-cell table:style-name="ce282"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Stainless Front Caliper Hardware</text:p>
          </table:table-cell>
          <table:table-cell table:style-name="ce265"/>
          <table:table-cell table:style-name="ce276" table:formula="of:=22.34/2" office:value-type="currency" office:currency="GBP" office:value="11.17" calcext:value-type="currency">
            <text:p>£11.17</text:p>
          </table:table-cell>
          <table:table-cell/>
          <table:table-cell table:style-name="ce257"/>
          <table:table-cell table:number-columns-repeated="3"/>
          <table:table-cell table:style-name="ce324" table:formula="of:=IF([.M24]&lt;&gt;&quot;&quot;;[.M24]-[.M23];0)" office:value-type="float" office:value="0" calcext:value-type="float">
            <text:p>0.00</text:p>
          </table:table-cell>
          <table:table-cell table:style-name="ce341" table:formula="of:=IF([.N24]&lt;&gt;&quot;&quot;;[.P24]/([.N24]/4.55);0)" office:value-type="float" office:value="0" calcext:value-type="float">
            <text:p>0.00</text:p>
          </table:table-cell>
          <table:table-cell table:style-name="ce341" table:formula="of:=IF([.N24]&lt;&gt;&quot;&quot;;[.V17]-[.N24];0)" office:value-type="float" office:value="0" calcext:value-type="float">
            <text:p>0.00</text:p>
          </table:table-cell>
          <table:table-cell table:style-name="ce341" table:formula="of:=([.R24]/4.55)*[.Q24]" office:value-type="float" office:value="0" calcext:value-type="float">
            <text:p>0.00</text:p>
          </table:table-cell>
          <table:table-cell/>
          <table:table-cell table:style-name="ce286" office:value-type="string" calcext:value-type="string">
            <text:p>130J0610</text:p>
          </table:table-cell>
          <table:table-cell table:style-name="ce265" office:value-type="string" calcext:value-type="string">
            <text:p>Fuel tap rubber mount</text:p>
          </table:table-cell>
          <table:table-cell table:style-name="ce265" office:value-type="string" calcext:value-type="string">
            <text:p>M6x10</text:p>
          </table:table-cell>
          <table:table-cell table:style-name="ce265"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Stainless Chain Adjuster Bolts</text:p>
          </table:table-cell>
          <table:table-cell/>
          <table:table-cell table:style-name="ce278" office:value-type="currency" office:currency="GBP" office:value="7.99" calcext:value-type="currency">
            <text:p>£7.99</text:p>
          </table:table-cell>
          <table:table-cell table:style-name="ce282"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Activ8 Engine Treatment</text:p>
          </table:table-cell>
          <table:table-cell/>
          <table:table-cell table:style-name="ce416" table:formula="of:=69.9/2" office:value-type="currency" office:currency="GBP" office:value="34.95" calcext:value-type="currency">
            <text:p>£34.95</text:p>
          </table:table-cell>
          <table:table-cell/>
          <table:table-cell table:style-name="ce257"/>
          <table:table-cell table:number-columns-repeated="3"/>
          <table:table-cell table:style-name="ce324" table:formula="of:=IF([.M25]&lt;&gt;&quot;&quot;;[.M25]-[.M24];0)" office:value-type="float" office:value="0" calcext:value-type="float">
            <text:p>0.00</text:p>
          </table:table-cell>
          <table:table-cell table:style-name="ce341" table:formula="of:=IF([.N25]&lt;&gt;&quot;&quot;;[.P25]/([.N25]/4.55);0)" office:value-type="float" office:value="0" calcext:value-type="float">
            <text:p>0.00</text:p>
          </table:table-cell>
          <table:table-cell table:style-name="ce341" table:formula="of:=IF([.N25]&lt;&gt;&quot;&quot;;[.V17]-[.N25];0)" office:value-type="float" office:value="0" calcext:value-type="float">
            <text:p>0.00</text:p>
          </table:table-cell>
          <table:table-cell table:style-name="ce341" table:formula="of:=([.R25]/4.55)*[.Q25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0</text:p>
          </table:table-cell>
          <table:table-cell office:value-type="string" calcext:value-type="string">
            <text:p>Seat catch mounting</text:p>
          </table:table-cell>
          <table:table-cell office:value-type="string" calcext:value-type="string">
            <text:p>M6x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Magnetic Sump Plug</text:p>
          </table:table-cell>
          <table:table-cell/>
          <table:table-cell table:style-name="ce278" office:value-type="currency" office:currency="GBP" office:value="7.45" calcext:value-type="currency">
            <text:p>£7.45</text:p>
          </table:table-cell>
          <table:table-cell table:style-name="ce282"/>
          <table:table-cell table:style-name="ce257" office:value-type="date" office:date-value="2024-04-05" calcext:value-type="date">
            <text:p>2024-04-05</text:p>
          </table:table-cell>
          <table:table-cell table:style-name="ce265" office:value-type="string" calcext:value-type="string">
            <text:p>Fuel Filter</text:p>
          </table:table-cell>
          <table:table-cell/>
          <table:table-cell table:style-name="ce416" table:formula="of:=19.9/2" office:value-type="currency" office:currency="GBP" office:value="9.95" calcext:value-type="currency">
            <text:p>£9.95</text:p>
          </table:table-cell>
          <table:table-cell/>
          <table:table-cell table:style-name="ce257"/>
          <table:table-cell table:number-columns-repeated="3"/>
          <table:table-cell table:style-name="ce324" table:formula="of:=IF([.M26]&lt;&gt;&quot;&quot;;[.M26]-[.M25];0)" office:value-type="float" office:value="0" calcext:value-type="float">
            <text:p>0.00</text:p>
          </table:table-cell>
          <table:table-cell table:style-name="ce341" table:formula="of:=IF([.N26]&lt;&gt;&quot;&quot;;[.P26]/([.N26]/4.55);0)" office:value-type="float" office:value="0" calcext:value-type="float">
            <text:p>0.00</text:p>
          </table:table-cell>
          <table:table-cell table:style-name="ce341" table:formula="of:=IF([.N26]&lt;&gt;&quot;&quot;;[.V17]-[.N26];0)" office:value-type="float" office:value="0" calcext:value-type="float">
            <text:p>0.00</text:p>
          </table:table-cell>
          <table:table-cell table:style-name="ce341" table:formula="of:=([.R26]/4.55)*[.Q26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150-1186</text:p>
          </table:table-cell>
          <table:table-cell office:value-type="string" calcext:value-type="string">
            <text:p>Rad fan mounting</text:p>
          </table:table-cell>
          <table:table-cell office:value-type="string" calcext:value-type="string">
            <text:p>M6x12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+4 Ignition Advancer</text:p>
          </table:table-cell>
          <table:table-cell/>
          <table:table-cell table:style-name="ce278" office:value-type="currency" office:currency="GBP" office:value="34.99" calcext:value-type="currency">
            <text:p>£34.99</text:p>
          </table:table-cell>
          <table:table-cell table:style-name="ce282"/>
          <table:table-cell table:style-name="ce255" office:value-type="date" office:date-value="2024-05-08" calcext:value-type="date">
            <text:p>2024-05-08</text:p>
          </table:table-cell>
          <table:table-cell office:value-type="string" calcext:value-type="string">
            <text:p>9x7 Road Legal Numberplate</text:p>
          </table:table-cell>
          <table:table-cell/>
          <table:table-cell table:style-name="ce416" office:value-type="currency" office:currency="GBP" office:value="10.95" calcext:value-type="currency">
            <text:p>£10.95</text:p>
          </table:table-cell>
          <table:table-cell/>
          <table:table-cell table:style-name="ce257"/>
          <table:table-cell table:number-columns-repeated="3"/>
          <table:table-cell table:style-name="ce324" table:formula="of:=IF([.M27]&lt;&gt;&quot;&quot;;[.M27]-[.M26];0)" office:value-type="float" office:value="0" calcext:value-type="float">
            <text:p>0.00</text:p>
          </table:table-cell>
          <table:table-cell table:style-name="ce341" table:formula="of:=IF([.N27]&lt;&gt;&quot;&quot;;[.P27]/([.N27]/4.55);0)" office:value-type="float" office:value="0" calcext:value-type="float">
            <text:p>0.00</text:p>
          </table:table-cell>
          <table:table-cell table:style-name="ce341" table:formula="of:=IF([.N27]&lt;&gt;&quot;&quot;;[.V17]-[.N27];0)" office:value-type="float" office:value="0" calcext:value-type="float">
            <text:p>0.00</text:p>
          </table:table-cell>
          <table:table-cell table:style-name="ce341" table:formula="of:=([.R27]/4.55)*[.Q27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Coil bracket mounting</text:p>
          </table:table-cell>
          <table:table-cell office:value-type="string" calcext:value-type="string">
            <text:p>M6x16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Brake &amp; Clutch Levers</text:p>
          </table:table-cell>
          <table:table-cell/>
          <table:table-cell table:style-name="ce278" office:value-type="currency" office:currency="GBP" office:value="49.95" calcext:value-type="currency">
            <text:p>£49.95</text:p>
          </table:table-cell>
          <table:table-cell table:style-name="ce282"/>
          <table:table-cell table:style-name="ce255" office:value-type="date" office:date-value="2024-06-10" calcext:value-type="date">
            <text:p>2024-06-10</text:p>
          </table:table-cell>
          <table:table-cell office:value-type="string" calcext:value-type="string">
            <text:p>Grips</text:p>
          </table:table-cell>
          <table:table-cell/>
          <table:table-cell table:style-name="ce416" office:value-type="currency" office:currency="GBP" office:value="19.99" calcext:value-type="currency">
            <text:p>£19.99</text:p>
          </table:table-cell>
          <table:table-cell/>
          <table:table-cell table:style-name="ce257"/>
          <table:table-cell table:number-columns-repeated="3"/>
          <table:table-cell table:style-name="ce324" table:formula="of:=IF([.M28]&lt;&gt;&quot;&quot;;[.M28]-[.M27];0)" office:value-type="float" office:value="0" calcext:value-type="float">
            <text:p>0.00</text:p>
          </table:table-cell>
          <table:table-cell table:style-name="ce341" table:formula="of:=IF([.N28]&lt;&gt;&quot;&quot;;[.P28]/([.N28]/4.55);0)" office:value-type="float" office:value="0" calcext:value-type="float">
            <text:p>0.00</text:p>
          </table:table-cell>
          <table:table-cell table:style-name="ce341" table:formula="of:=IF([.N28]&lt;&gt;&quot;&quot;;[.V17]-[.N28];0)" office:value-type="float" office:value="0" calcext:value-type="float">
            <text:p>0.00</text:p>
          </table:table-cell>
          <table:table-cell table:style-name="ce341" table:formula="of:=([.R28]/4.55)*[.Q28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Rad bracket mounting</text:p>
          </table:table-cell>
          <table:table-cell office:value-type="string" calcext:value-type="string">
            <text:p>M6x16</text:p>
          </table:table-cell>
          <table:table-cell office:value-type="float" office:value="8" calcext:value-type="float">
            <text:p>8</text:p>
          </table:table-cell>
          <table:table-cell/>
          <table:table-cell table:style-name="ce550" office:value-type="float" office:value="8" calcext:value-type="float">
            <text:p>8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table:style-name="ce265" office:value-type="string" calcext:value-type="string">
            <text:p>LH Fairing Infill</text:p>
          </table:table-cell>
          <table:table-cell/>
          <table:table-cell table:style-name="ce278" table:formula="of:=30+5.99" office:value-type="currency" office:currency="GBP" office:value="35.99" calcext:value-type="currency">
            <text:p>£35.99</text:p>
          </table:table-cell>
          <table:table-cell table:style-name="ce282"/>
          <table:table-cell table:style-name="ce255" office:value-type="date" office:date-value="2024-06-18" calcext:value-type="date">
            <text:p>2024-06-18</text:p>
          </table:table-cell>
          <table:table-cell office:value-type="string" calcext:value-type="string">
            <text:p>M.O.T.</text:p>
          </table:table-cell>
          <table:table-cell/>
          <table:table-cell table:style-name="ce416" office:value-type="currency" office:currency="GBP" office:value="29.5" calcext:value-type="currency">
            <text:p>£29.50</text:p>
          </table:table-cell>
          <table:table-cell/>
          <table:table-cell table:style-name="ce257"/>
          <table:table-cell table:number-columns-repeated="3"/>
          <table:table-cell table:style-name="ce324" table:formula="of:=IF([.M29]&lt;&gt;&quot;&quot;;[.M29]-[.M28];0)" office:value-type="float" office:value="0" calcext:value-type="float">
            <text:p>0.00</text:p>
          </table:table-cell>
          <table:table-cell table:style-name="ce341" table:formula="of:=IF([.N29]&lt;&gt;&quot;&quot;;[.P29]/([.N29]/4.55);0)" office:value-type="float" office:value="0" calcext:value-type="float">
            <text:p>0.00</text:p>
          </table:table-cell>
          <table:table-cell table:style-name="ce341" table:formula="of:=IF([.N29]&lt;&gt;&quot;&quot;;[.V17]-[.N29];0)" office:value-type="float" office:value="0" calcext:value-type="float">
            <text:p>0.00</text:p>
          </table:table-cell>
          <table:table-cell table:style-name="ce341" table:formula="of:=([.R29]/4.55)*[.Q29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16</text:p>
          </table:table-cell>
          <table:table-cell office:value-type="string" calcext:value-type="string">
            <text:p>Fuel pump bracket</text:p>
          </table:table-cell>
          <table:table-cell office:value-type="string" calcext:value-type="string">
            <text:p>M6x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table:style-name="ce265" office:value-type="string" calcext:value-type="string">
            <text:p>Engine Baffle Plate</text:p>
          </table:table-cell>
          <table:table-cell/>
          <table:table-cell table:style-name="ce278" table:formula="of:=19.99+4.95" office:value-type="currency" office:currency="GBP" office:value="24.94" calcext:value-type="currency">
            <text:p>£24.94</text:p>
          </table:table-cell>
          <table:table-cell table:style-name="ce282"/>
          <table:table-cell table:style-name="ce255" office:value-type="date" office:date-value="2025-08-07" calcext:value-type="date">
            <text:p>2025-08-07</text:p>
          </table:table-cell>
          <table:table-cell office:value-type="string" calcext:value-type="string">
            <text:p>M.O.T.</text:p>
          </table:table-cell>
          <table:table-cell/>
          <table:table-cell table:style-name="ce416" office:value-type="currency" office:currency="GBP" office:value="29.5" calcext:value-type="currency">
            <text:p>£29.50</text:p>
          </table:table-cell>
          <table:table-cell/>
          <table:table-cell table:style-name="ce257"/>
          <table:table-cell table:number-columns-repeated="3"/>
          <table:table-cell table:style-name="ce324" table:formula="of:=IF([.M30]&lt;&gt;&quot;&quot;;[.M30]-[.M29];0)" office:value-type="float" office:value="0" calcext:value-type="float">
            <text:p>0.00</text:p>
          </table:table-cell>
          <table:table-cell table:style-name="ce341" table:formula="of:=IF([.N30]&lt;&gt;&quot;&quot;;[.P30]/([.N30]/4.55);0)" office:value-type="float" office:value="0" calcext:value-type="float">
            <text:p>0.00</text:p>
          </table:table-cell>
          <table:table-cell table:style-name="ce341" table:formula="of:=IF([.N30]&lt;&gt;&quot;&quot;;[.V17]-[.N30];0)" office:value-type="float" office:value="0" calcext:value-type="float">
            <text:p>0.00</text:p>
          </table:table-cell>
          <table:table-cell table:style-name="ce341" table:formula="of:=([.R30]/4.55)*[.Q30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436</text:p>
          </table:table-cell>
          <table:table-cell office:value-type="string" calcext:value-type="string">
            <text:p>Expansion tank mount top</text:p>
          </table:table-cell>
          <table:table-cell office:value-type="string" calcext:value-type="string">
            <text:p>M6x16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office:value-type="string" calcext:value-type="string">
            <text:p>Stainless Fairing Screw Set</text:p>
          </table:table-cell>
          <table:table-cell/>
          <table:table-cell table:style-name="ce278" office:value-type="currency" office:currency="GBP" office:value="23.99" calcext:value-type="currency">
            <text:p>£23.99</text:p>
          </table:table-cell>
          <table:table-cell table:style-name="ce282"/>
          <table:table-cell table:style-name="ce257"/>
          <table:table-cell table:style-name="ce265" office:value-type="string" calcext:value-type="string">
            <text:p>Head Gasket/Service/Carb Clean</text:p>
          </table:table-cell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1]&lt;&gt;&quot;&quot;;[.M31]-[.M30];0)" office:value-type="float" office:value="0" calcext:value-type="float">
            <text:p>0.00</text:p>
          </table:table-cell>
          <table:table-cell table:style-name="ce341" table:formula="of:=IF([.N31]&lt;&gt;&quot;&quot;;[.P31]/([.N31]/4.55);0)" office:value-type="float" office:value="0" calcext:value-type="float">
            <text:p>0.00</text:p>
          </table:table-cell>
          <table:table-cell table:style-name="ce341" table:formula="of:=IF([.N31]&lt;&gt;&quot;&quot;;[.V17]-[.N31];0)" office:value-type="float" office:value="0" calcext:value-type="float">
            <text:p>0.00</text:p>
          </table:table-cell>
          <table:table-cell table:style-name="ce341" table:formula="of:=([.R31]/4.55)*[.Q31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663</text:p>
          </table:table-cell>
          <table:table-cell office:value-type="string" calcext:value-type="string">
            <text:p>Chain slipper mount SCREW</text:p>
          </table:table-cell>
          <table:table-cell office:value-type="string" calcext:value-type="string">
            <text:p>M6x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table:style-name="ce265" office:value-type="string" calcext:value-type="string">
            <text:p>DID 530VX Chain &amp; Sprockets</text:p>
          </table:table-cell>
          <table:table-cell/>
          <table:table-cell table:style-name="ce278" office:value-type="currency" office:currency="GBP" office:value="106.88" calcext:value-type="currency">
            <text:p>£106.88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2]&lt;&gt;&quot;&quot;;[.M32]-[.M31];0)" office:value-type="float" office:value="0" calcext:value-type="float">
            <text:p>0.00</text:p>
          </table:table-cell>
          <table:table-cell table:style-name="ce341" table:formula="of:=IF([.N32]&lt;&gt;&quot;&quot;;[.P32]/([.N32]/4.55);0)" office:value-type="float" office:value="0" calcext:value-type="float">
            <text:p>0.00</text:p>
          </table:table-cell>
          <table:table-cell table:style-name="ce341" table:formula="of:=IF([.N32]&lt;&gt;&quot;&quot;;[.V17]-[.N32];0)" office:value-type="float" office:value="0" calcext:value-type="float">
            <text:p>0.00</text:p>
          </table:table-cell>
          <table:table-cell table:style-name="ce341" table:formula="of:=([.R32]/4.55)*[.Q32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130J0620</text:p>
          </table:table-cell>
          <table:table-cell office:value-type="string" calcext:value-type="string">
            <text:p>Fuel tank front mount</text:p>
          </table:table-cell>
          <table:table-cell office:value-type="string" calcext:value-type="string">
            <text:p>M6x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50" office:value-type="float" office:value="6" calcext:value-type="float">
            <text:p>6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table:style-name="ce265" office:value-type="string" calcext:value-type="string">
            <text:p>Battery</text:p>
          </table:table-cell>
          <table:table-cell/>
          <table:table-cell table:style-name="ce278" office:value-type="currency" office:currency="GBP" office:value="57.95" calcext:value-type="currency">
            <text:p>£57.95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3]&lt;&gt;&quot;&quot;;[.M33]-[.M32];0)" office:value-type="float" office:value="0" calcext:value-type="float">
            <text:p>0.00</text:p>
          </table:table-cell>
          <table:table-cell table:style-name="ce341" table:formula="of:=IF([.N33]&lt;&gt;&quot;&quot;;[.P33]/([.N33]/4.55);0)" office:value-type="float" office:value="0" calcext:value-type="float">
            <text:p>0.00</text:p>
          </table:table-cell>
          <table:table-cell table:style-name="ce341" table:formula="of:=IF([.N33]&lt;&gt;&quot;&quot;;[.V17]-[.N33];0)" office:value-type="float" office:value="0" calcext:value-type="float">
            <text:p>0.00</text:p>
          </table:table-cell>
          <table:table-cell table:style-name="ce341" table:formula="of:=([.R33]/4.55)*[.Q33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25</text:p>
          </table:table-cell>
          <table:table-cell office:value-type="string" calcext:value-type="string">
            <text:p>CDI bracket mounting</text:p>
          </table:table-cell>
          <table:table-cell office:value-type="string" calcext:value-type="string">
            <text:p>M6x25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table:style-name="ce265" office:value-type="string" calcext:value-type="string">
            <text:p>Front Sprocket Washer</text:p>
          </table:table-cell>
          <table:table-cell/>
          <table:table-cell table:style-name="ce278" office:value-type="currency" office:currency="GBP" office:value="3.45" calcext:value-type="currency">
            <text:p>£3.45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4]&lt;&gt;&quot;&quot;;[.M34]-[.M33];0)" office:value-type="float" office:value="0" calcext:value-type="float">
            <text:p>0.00</text:p>
          </table:table-cell>
          <table:table-cell table:style-name="ce341" table:formula="of:=IF([.N34]&lt;&gt;&quot;&quot;;[.P34]/([.N34]/4.55);0)" office:value-type="float" office:value="0" calcext:value-type="float">
            <text:p>0.00</text:p>
          </table:table-cell>
          <table:table-cell table:style-name="ce341" table:formula="of:=IF([.N34]&lt;&gt;&quot;&quot;;[.V17]-[.N34];0)" office:value-type="float" office:value="0" calcext:value-type="float">
            <text:p>0.00</text:p>
          </table:table-cell>
          <table:table-cell table:style-name="ce341" table:formula="of:=([.R34]/4.55)*[.Q34]" office:value-type="float" office:value="0" calcext:value-type="float">
            <text:p>0.00</text:p>
          </table:table-cell>
          <table:table-cell/>
          <table:table-cell table:style-name="ce256" office:value-type="string" calcext:value-type="string">
            <text:p>130J0625</text:p>
          </table:table-cell>
          <table:table-cell table:style-name="ce265" office:value-type="string" calcext:value-type="string">
            <text:p>CDI mounting</text:p>
          </table:table-cell>
          <table:table-cell office:value-type="string" calcext:value-type="string">
            <text:p>M6x25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table:style-name="ce265" office:value-type="string" calcext:value-type="string">
            <text:p>Front Indicators</text:p>
          </table:table-cell>
          <table:table-cell/>
          <table:table-cell table:style-name="ce278" office:value-type="currency" office:currency="GBP" office:value="16.04" calcext:value-type="currency">
            <text:p>£16.04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5]&lt;&gt;&quot;&quot;;[.M35]-[.M34];0)" office:value-type="float" office:value="0" calcext:value-type="float">
            <text:p>0.00</text:p>
          </table:table-cell>
          <table:table-cell table:style-name="ce341" table:formula="of:=IF([.N35]&lt;&gt;&quot;&quot;;[.P35]/([.N35]/4.55);0)" office:value-type="float" office:value="0" calcext:value-type="float">
            <text:p>0.00</text:p>
          </table:table-cell>
          <table:table-cell table:style-name="ce341" table:formula="of:=IF([.N35]&lt;&gt;&quot;&quot;;[.V17]-[.N35];0)" office:value-type="float" office:value="0" calcext:value-type="float">
            <text:p>0.00</text:p>
          </table:table-cell>
          <table:table-cell table:style-name="ce341" table:formula="of:=([.R35]/4.55)*[.Q35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J0625</text:p>
          </table:table-cell>
          <table:table-cell office:value-type="string" calcext:value-type="string">
            <text:p>Radiator mounting</text:p>
          </table:table-cell>
          <table:table-cell office:value-type="string" calcext:value-type="string">
            <text:p>M6x25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table:style-name="ce265" office:value-type="string" calcext:value-type="string">
            <text:p>Exhaust Rubber Bush</text:p>
          </table:table-cell>
          <table:table-cell/>
          <table:table-cell table:style-name="ce278" office:value-type="currency" office:currency="GBP" office:value="11.99" calcext:value-type="currency">
            <text:p>£11.99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6]&lt;&gt;&quot;&quot;;[.M36]-[.M35];0)" office:value-type="float" office:value="0" calcext:value-type="float">
            <text:p>0.00</text:p>
          </table:table-cell>
          <table:table-cell table:style-name="ce341" table:formula="of:=IF([.N36]&lt;&gt;&quot;&quot;;[.P36]/([.N36]/4.55);0)" office:value-type="float" office:value="0" calcext:value-type="float">
            <text:p>0.00</text:p>
          </table:table-cell>
          <table:table-cell table:style-name="ce341" table:formula="of:=IF([.N36]&lt;&gt;&quot;&quot;;[.V17]-[.N36];0)" office:value-type="float" office:value="0" calcext:value-type="float">
            <text:p>0.00</text:p>
          </table:table-cell>
          <table:table-cell table:style-name="ce341" table:formula="of:=([.R36]/4.55)*[.Q36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H0625</text:p>
          </table:table-cell>
          <table:table-cell office:value-type="string" calcext:value-type="string">
            <text:p>Rear light mounting</text:p>
          </table:table-cell>
          <table:table-cell office:value-type="string" calcext:value-type="string">
            <text:p>M6x25</text:p>
          </table:table-cell>
          <table:table-cell office:value-type="float" office:value="3" calcext:value-type="float">
            <text:p>3</text:p>
          </table:table-cell>
          <table:table-cell/>
          <table:table-cell table:style-name="ce550" office:value-type="float" office:value="3" calcext:value-type="float">
            <text:p>3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2" calcext:value-type="date">
            <text:p>2023-10-02</text:p>
          </table:table-cell>
          <table:table-cell table:style-name="ce265" office:value-type="string" calcext:value-type="string">
            <text:p>Bagster Tank Cover</text:p>
          </table:table-cell>
          <table:table-cell/>
          <table:table-cell table:style-name="ce278" office:value-type="currency" office:currency="GBP" office:value="199.99" calcext:value-type="currency">
            <text:p>£199.99</text:p>
          </table:table-cell>
          <table:table-cell table:style-name="ce282"/>
          <table:table-cell table:style-name="ce255"/>
          <table:table-cell table:style-name="ce265"/>
          <table:table-cell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7]&lt;&gt;&quot;&quot;;[.M37]-[.M36];0)" office:value-type="float" office:value="0" calcext:value-type="float">
            <text:p>0.00</text:p>
          </table:table-cell>
          <table:table-cell table:style-name="ce341" table:formula="of:=IF([.N37]&lt;&gt;&quot;&quot;;[.P37]/([.N37]/4.55);0)" office:value-type="float" office:value="0" calcext:value-type="float">
            <text:p>0.00</text:p>
          </table:table-cell>
          <table:table-cell table:style-name="ce341" table:formula="of:=IF([.N37]&lt;&gt;&quot;&quot;;[.V17]-[.N37];0)" office:value-type="float" office:value="0" calcext:value-type="float">
            <text:p>0.00</text:p>
          </table:table-cell>
          <table:table-cell table:style-name="ce341" table:formula="of:=([.R37]/4.55)*[.Q37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G0640</text:p>
          </table:table-cell>
          <table:table-cell office:value-type="string" calcext:value-type="string">
            <text:p>Engine baffle mounting</text:p>
          </table:table-cell>
          <table:table-cell office:value-type="string" calcext:value-type="string">
            <text:p>M6x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5" calcext:value-type="date">
            <text:p>2023-10-05</text:p>
          </table:table-cell>
          <table:table-cell table:style-name="ce265" office:value-type="string" calcext:value-type="string">
            <text:p>CF Yoke Protector</text:p>
          </table:table-cell>
          <table:table-cell/>
          <table:table-cell table:style-name="ce278" table:formula="of:=((26.95/100)*90)+(18/4)" office:value-type="currency" office:currency="GBP" office:value="28.755" calcext:value-type="currency">
            <text:p>£28.76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8]&lt;&gt;&quot;&quot;;[.M38]-[.M37];0)" office:value-type="float" office:value="0" calcext:value-type="float">
            <text:p>0.00</text:p>
          </table:table-cell>
          <table:table-cell table:style-name="ce341" table:formula="of:=IF([.N38]&lt;&gt;&quot;&quot;;[.P38]/([.N38]/4.55);0)" office:value-type="float" office:value="0" calcext:value-type="float">
            <text:p>0.00</text:p>
          </table:table-cell>
          <table:table-cell table:style-name="ce341" table:formula="of:=IF([.N38]&lt;&gt;&quot;&quot;;[.V17]-[.N38];0)" office:value-type="float" office:value="0" calcext:value-type="float">
            <text:p>0.00</text:p>
          </table:table-cell>
          <table:table-cell table:style-name="ce341" table:formula="of:=([.R38]/4.55)*[.Q38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736</text:p>
          </table:table-cell>
          <table:table-cell office:value-type="string" calcext:value-type="string">
            <text:p>Expansion tank mount bottom</text:p>
          </table:table-cell>
          <table:table-cell office:value-type="string" calcext:value-type="string">
            <text:p>M6x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5" calcext:value-type="date">
            <text:p>2023-10-05</text:p>
          </table:table-cell>
          <table:table-cell office:value-type="string" calcext:value-type="string">
            <text:p>CF Clock Surround</text:p>
          </table:table-cell>
          <table:table-cell/>
          <table:table-cell table:style-name="ce278" table:formula="of:=((34.95/100)*90)+(18/4)" office:value-type="currency" office:currency="GBP" office:value="35.955" calcext:value-type="currency">
            <text:p>£35.96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39]&lt;&gt;&quot;&quot;;[.M39]-[.M38];0)" office:value-type="float" office:value="0" calcext:value-type="float">
            <text:p>0.00</text:p>
          </table:table-cell>
          <table:table-cell table:style-name="ce341" table:formula="of:=IF([.N39]&lt;&gt;&quot;&quot;;[.P39]/([.N39]/4.55);0)" office:value-type="float" office:value="0" calcext:value-type="float">
            <text:p>0.00</text:p>
          </table:table-cell>
          <table:table-cell table:style-name="ce341" table:formula="of:=IF([.N39]&lt;&gt;&quot;&quot;;[.V17]-[.N39];0)" office:value-type="float" office:value="0" calcext:value-type="float">
            <text:p>0.00</text:p>
          </table:table-cell>
          <table:table-cell table:style-name="ce341" table:formula="of:=([.R39]/4.55)*[.Q39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130G0645</text:p>
          </table:table-cell>
          <table:table-cell office:value-type="string" calcext:value-type="string">
            <text:p>Coil mounting</text:p>
          </table:table-cell>
          <table:table-cell office:value-type="string" calcext:value-type="string">
            <text:p>M6x45</text:p>
          </table:table-cell>
          <table:table-cell office:value-type="float" office:value="4" calcext:value-type="float">
            <text:p>4</text:p>
          </table:table-cell>
          <table:table-cell/>
          <table:table-cell table:style-name="ce550" office:value-type="float" office:value="4" calcext:value-type="float">
            <text:p>4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5" calcext:value-type="date">
            <text:p>2023-10-05</text:p>
          </table:table-cell>
          <table:table-cell office:value-type="string" calcext:value-type="string">
            <text:p>7x5 Numberplate</text:p>
          </table:table-cell>
          <table:table-cell table:style-name="ce265"/>
          <table:table-cell table:style-name="ce276" office:value-type="currency" office:currency="GBP" office:value="11.74" calcext:value-type="currency">
            <text:p>£11.74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257"/>
          <table:table-cell table:number-columns-repeated="3"/>
          <table:table-cell table:style-name="ce324" table:formula="of:=IF([.M40]&lt;&gt;&quot;&quot;;[.M40]-[.M39];0)" office:value-type="float" office:value="0" calcext:value-type="float">
            <text:p>0.00</text:p>
          </table:table-cell>
          <table:table-cell table:style-name="ce341" table:formula="of:=IF([.N40]&lt;&gt;&quot;&quot;;[.P40]/([.N40]/4.55);0)" office:value-type="float" office:value="0" calcext:value-type="float">
            <text:p>0.00</text:p>
          </table:table-cell>
          <table:table-cell table:style-name="ce341" table:formula="of:=IF([.N40]&lt;&gt;&quot;&quot;;[.V17]-[.N40];0)" office:value-type="float" office:value="0" calcext:value-type="float">
            <text:p>0.00</text:p>
          </table:table-cell>
          <table:table-cell table:style-name="ce341" table:formula="of:=([.R40]/4.55)*[.Q40]" office:value-type="float" office:value="0" calcext:value-type="float">
            <text:p>0.00</text:p>
          </table:table-cell>
          <table:table-cell/>
          <table:table-cell table:style-name="ce525" office:value-type="string" calcext:value-type="string">
            <text:p>92009-1735</text:p>
          </table:table-cell>
          <table:table-cell office:value-type="string" calcext:value-type="string">
            <text:p>Expansion tank mount middle</text:p>
          </table:table-cell>
          <table:table-cell office:value-type="string" calcext:value-type="string">
            <text:p>M6x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7" office:value-type="date" office:date-value="2023-10-05" calcext:value-type="date">
            <text:p>2023-10-05</text:p>
          </table:table-cell>
          <table:table-cell table:style-name="ce265" office:value-type="string" calcext:value-type="string">
            <text:p>7x5 Numberplate Frame</text:p>
          </table:table-cell>
          <table:table-cell/>
          <table:table-cell table:style-name="ce416" office:value-type="currency" office:currency="GBP" office:value="9.99" calcext:value-type="currency">
            <text:p>£9.99</text:p>
          </table:table-cell>
          <table:table-cell table:style-name="ce282"/>
          <table:table-cell table:style-name="ce255"/>
          <table:table-cell table:number-columns-repeated="2"/>
          <table:table-cell table:style-name="ce416"/>
          <table:table-cell/>
          <table:table-cell table:style-name="ce310"/>
          <table:table-cell table:style-name="ce326" table:number-columns-repeated="2"/>
          <table:table-cell table:style-name="ce332"/>
          <table:table-cell table:style-name="ce451" table:formula="of:=SUM([.P4:.P30])" office:value-type="float" office:value="124" calcext:value-type="float">
            <text:p>124.00</text:p>
          </table:table-cell>
          <table:table-cell table:style-name="ce342" table:formula="of:=SUM([.Q3:.Q30])/27" office:value-type="float" office:value="1.8005669766683" calcext:value-type="float">
            <text:p>1.80</text:p>
          </table:table-cell>
          <table:table-cell table:style-name="ce341" table:number-columns-repeated="2"/>
          <table:table-cell table:style-name="ce506"/>
          <table:table-cell table:style-name="ce525" office:value-type="string" calcext:value-type="string">
            <text:p>130J0812</text:p>
          </table:table-cell>
          <table:table-cell office:value-type="string" calcext:value-type="string">
            <text:p>Fuel tank front mount</text:p>
          </table:table-cell>
          <table:table-cell office:value-type="string" calcext:value-type="string">
            <text:p>M8x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0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/>
          <table:table-cell table:style-name="ce255" office:value-type="date" office:date-value="2023-10-06" calcext:value-type="date">
            <text:p>2023-10-06</text:p>
          </table:table-cell>
          <table:table-cell table:style-name="ce265" office:value-type="string" calcext:value-type="string">
            <text:p>Triboseat Cover</text:p>
          </table:table-cell>
          <table:table-cell/>
          <table:table-cell table:style-name="ce416" office:value-type="currency" office:currency="GBP" office:value="19.99" calcext:value-type="currency">
            <text:p>£19.99</text:p>
          </table:table-cell>
          <table:table-cell table:style-name="ce282"/>
          <table:table-cell table:style-name="ce256"/>
          <table:table-cell table:style-name="ce265" table:number-columns-repeated="2"/>
          <table:table-cell table:style-name="ce299"/>
          <table:table-cell/>
          <table:table-cell table:style-name="ce311"/>
          <table:table-cell table:style-name="ce424"/>
          <table:table-cell table:style-name="ce327" office:value-type="string" calcext:value-type="string">
            <text:p>Fuel Costs To Date</text:p>
          </table:table-cell>
          <table:table-cell table:style-name="ce333" table:formula="of:=SUM([.O3:.O40])" office:value-type="currency" office:currency="GBP" office:value="36.7" calcext:value-type="currency">
            <text:p>£36.70</text:p>
          </table:table-cell>
          <table:table-cell table:style-name="ce480"/>
          <table:table-cell table:style-name="ce343" table:number-columns-repeated="3"/>
          <table:table-cell/>
          <table:table-cell table:style-name="ce525" office:value-type="string" calcext:value-type="string">
            <text:p>92002-1178</text:p>
          </table:table-cell>
          <table:table-cell office:value-type="string" calcext:value-type="string">
            <text:p>Rear caliper mounting</text:p>
          </table:table-cell>
          <table:table-cell office:value-type="string" calcext:value-type="string">
            <text:p>M8x2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0" office:value-type="float" office:value="2" calcext:value-type="float">
            <text:p>2</text:p>
          </table:table-cell>
          <table:table-cell table:number-columns-repeated="16358"/>
        </table:table-row>
        <table:table-row table:style-name="ro2">
          <table:table-cell/>
          <table:table-cell table:style-name="ce259"/>
          <table:table-cell table:style-name="ce268" office:value-type="string" calcext:value-type="string">
            <text:p>Sub-Total</text:p>
          </table:table-cell>
          <table:table-cell table:style-name="ce272"/>
          <table:table-cell table:style-name="ce300" table:formula="of:=SUM([.E3:.E42])" office:value-type="currency" office:currency="GBP" office:value="2792.95" calcext:value-type="currency">
            <text:p>£2,792.95</text:p>
          </table:table-cell>
          <table:table-cell table:style-name="ce272" table:number-columns-repeated="2"/>
          <table:table-cell table:style-name="ce268" office:value-type="string" calcext:value-type="string">
            <text:p>Total To Date</text:p>
          </table:table-cell>
          <table:table-cell table:style-name="ce272"/>
          <table:table-cell table:style-name="ce306" table:formula="of:=[.E43]+SUM([.J3:.J42])" office:value-type="currency" office:currency="GBP" office:value="3836.435" calcext:value-type="currency">
            <text:p>£3,836.44</text:p>
          </table:table-cell>
          <table:table-cell/>
          <table:table-cell table:style-name="ce312"/>
          <table:table-cell table:style-name="ce428"/>
          <table:table-cell table:style-name="ce328" office:value-type="string" calcext:value-type="string">
            <text:p>Overall Running Costs To Date</text:p>
          </table:table-cell>
          <table:table-cell table:style-name="ce279" table:formula="of:=IF(([.P3]+[.P4])&gt;0;([.J43]+[.O42])/(SUM([.P3:.P40]));0)" office:value-type="currency" office:currency="GBP" office:value="31.2349596774194" calcext:value-type="currency">
            <text:p>£31.23</text:p>
          </table:table-cell>
          <table:table-cell table:style-name="ce498" office:value-type="string" calcext:value-type="string">
            <text:p>Per Mile</text:p>
          </table:table-cell>
          <table:table-cell table:style-name="ce344" table:number-columns-repeated="3"/>
          <table:table-cell/>
          <table:table-cell table:style-name="ce530" office:value-type="string" calcext:value-type="string">
            <text:p>220AB0425</text:p>
          </table:table-cell>
          <table:table-cell table:style-name="ce543" office:value-type="string" calcext:value-type="string">
            <text:p>Fuel Tap Screw</text:p>
          </table:table-cell>
          <table:table-cell table:style-name="ce543" office:value-type="string" calcext:value-type="string">
            <text:p>M4x25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50"/>
          <table:table-cell table:style-name="ce265"/>
          <table:table-cell table:number-columns-repeated="16357"/>
        </table:table-row>
        <table:table-row table:style-name="ro1">
          <table:table-cell/>
          <table:table-cell table:style-name="ce260"/>
          <table:table-cell table:number-columns-repeated="2"/>
          <table:table-cell table:style-name="ce301"/>
          <table:table-cell table:number-columns-repeated="15"/>
          <table:table-cell table:style-name="ce256"/>
          <table:table-cell table:number-columns-repeated="4"/>
          <table:table-cell table:style-name="ce550"/>
          <table:table-cell table:number-columns-repeated="16358"/>
        </table:table-row>
        <table:table-row table:style-name="ro1">
          <table:table-cell table:number-columns-repeated="20"/>
          <table:table-cell table:style-name="ce535" office:value-type="string" calcext:value-type="string">
            <text:p>+M6 Rubber Captive Nuts</text:p>
          </table:table-cell>
          <table:table-cell table:style-name="ce544" table:number-columns-repeated="4"/>
          <table:table-cell table:style-name="ce551"/>
          <table:table-cell table:number-columns-repeated="16358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number-columns-repeated="15"/>
          <table:table-cell table:style-name="ce288"/>
          <table:table-cell table:number-columns-repeated="16363"/>
        </table:table-row>
        <table:table-row table:style-name="ro1">
          <table:table-cell/>
          <table:table-cell table:style-name="ce257"/>
          <table:table-cell table:number-columns-repeated="2"/>
          <table:table-cell table:style-name="ce294"/>
          <table:table-cell table:number-columns-repeated="15"/>
          <table:table-cell table:style-name="ce265" office:value-type="string" calcext:value-type="string">
            <text:p>Front caliper Banjo Bolts M10x1.25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Rear caliper Bano Bolts M10z1.25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Chain 530x110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15t Front Sprocket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46T Rear Sprocket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gsxr600k1 Front Calipers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ZX01R ‘07 Rear Caliper</text:p>
          </table:table-cell>
          <table:table-cell table:number-columns-repeated="16363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Motorcycle Spares'.G4:'Motorcycle Spares'.J3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Kawasaki_ZX9R_B1_2.U22:Kawasaki_ZX9R_B1_2.Z42" table:contains-header="false">
          <table:sort>
            <table:sort-by table:field-number="2" table:data-type="automatic"/>
          </table:sort>
        </table:database-range>
        <table:database-range table:name="__Anonymous_Sheet_DB__7" table:target-range-address="'Kawasaki_ZX9R_B2_Project_#9_2'.U22:'Kawasaki_ZX9R_B2_Project_#9_2'.Z42" table:contains-header="false">
          <table:sort>
            <table:sort-by table:field-number="2" table:data-type="automatic"/>
          </table:sort>
        </table:database-range>
        <table:database-range table:name="__Anonymous_Sheet_DB__8" table:target-range-address="Kawasaki_ZX9R_B4.B5:Kawasaki_ZX9R_B4.E20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Kawasaki_ZX9R_B4_2.U22:Kawasaki_ZX9R_B4_2.Z42" table:contains-header="false">
          <table:sort>
            <table:sort-by table:field-number="2" table:data-type="automatic"/>
          </table:sort>
        </table:database-range>
        <table:database-range table:name="__Anonymous_Sheet_DB__16" table:target-range-address="Kawasaki_ZX9R_B4_Mikies.U22:Kawasaki_ZX9R_B4_Mikies.Z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number:currency-style style:name="N10119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20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20" number:language="en" number:country="GB">
      <style:text-properties fo:color="#ff0000"/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20129" number:language="en" number:country="US">
      <number:currency-symbol number:language="en" number:country="US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 style:data-style-name="N2" text:time-value="14:18:37.0329759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/>
    <meta:creation-date>2017-10-21T17:52:17Z</meta:creation-date>
    <dc:date>2026-01-14T14:19:13.647935711</dc:date>
    <meta:editing-cycles>5273</meta:editing-cycles>
    <meta:editing-duration>P1112DT9H37M21S</meta:editing-duration>
    <meta:print-date>2022-04-14T12:41:15.340652045</meta:print-date>
    <meta:document-statistic meta:table-count="17" meta:cell-count="6207" meta:object-count="0"/>
  </office:meta>
</office:document-meta>
</file>